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Pictures/100000000000045D0000008ADB4D38D4C5CAC2A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0.63cm"/>
    </style:style>
    <style:style style:name="co17" style:family="table-column">
      <style:table-column-properties fo:break-before="auto" style:column-width="0.887cm"/>
    </style:style>
    <style:style style:name="co18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1.157cm"/>
    </style:style>
    <style:style style:name="co20" style:family="table-column">
      <style:table-column-properties fo:break-before="auto" style:column-width="0.972cm"/>
    </style:style>
    <style:style style:name="co21" style:family="table-column">
      <style:table-column-properties fo:break-before="auto" style:column-width="1.513cm"/>
    </style:style>
    <style:style style:name="co22" style:family="table-column">
      <style:table-column-properties fo:break-before="auto" style:column-width="6.653cm"/>
    </style:style>
    <style:style style:name="co23" style:family="table-column">
      <style:table-column-properties fo:break-before="auto" style:column-width="4.203cm"/>
    </style:style>
    <style:style style:name="co24" style:family="table-column">
      <style:table-column-properties fo:break-before="auto" style:column-width="2.752cm"/>
    </style:style>
    <style:style style:name="co25" style:family="table-column">
      <style:table-column-properties fo:break-before="auto" style:column-width="3.318cm"/>
    </style:style>
    <style:style style:name="co26" style:family="table-column">
      <style:table-column-properties fo:break-before="auto" style:column-width="0.697cm"/>
    </style:style>
    <style:style style:name="co27" style:family="table-column">
      <style:table-column-properties fo:break-before="auto" style:column-width="4.886cm"/>
    </style:style>
    <style:style style:name="co28" style:family="table-column">
      <style:table-column-properties fo:break-before="auto" style:column-width="1.729cm"/>
    </style:style>
    <style:style style:name="co29" style:family="table-column">
      <style:table-column-properties fo:break-before="auto" style:column-width="1.147cm"/>
    </style:style>
    <style:style style:name="co30" style:family="table-column">
      <style:table-column-properties fo:break-before="auto" style:column-width="1.251cm"/>
    </style:style>
    <style:style style:name="co31" style:family="table-column">
      <style:table-column-properties fo:break-before="auto" style:column-width="1.586cm"/>
    </style:style>
    <style:style style:name="co32" style:family="table-column">
      <style:table-column-properties fo:break-before="auto" style:column-width="0.533cm"/>
    </style:style>
    <style:style style:name="co33" style:family="table-column">
      <style:table-column-properties fo:break-before="auto" style:column-width="0.39cm"/>
    </style:style>
    <style:style style:name="co34" style:family="table-column">
      <style:table-column-properties fo:break-before="auto" style:column-width="0.915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3.156cm"/>
    </style:style>
    <style:style style:name="co37" style:family="table-column">
      <style:table-column-properties fo:break-before="auto" style:column-width="6.643cm"/>
    </style:style>
    <style:style style:name="co38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6d6d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fals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style:cell-protect="protected formula-hidden" style:print-content="true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5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53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9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9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1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4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3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I34]=0))" style:apply-style-name="FAUX" style:base-cell-address="'Niveau 2'.AI8"/>
      <style:map style:condition="is-true-formula(IF([$Données.AI34]=1))" style:apply-style-name="VRAI" style:base-cell-address="'Niveau 2'.AI8"/>
    </style:style>
    <style:style style:name="ce27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I34]=0))" style:apply-style-name="FAUX" style:base-cell-address="'Niveau 2'.AI8"/>
      <style:map style:condition="is-true-formula(IF([$Données.AI34]=1))" style:apply-style-name="VRAI" style:base-cell-address="'Niveau 2'.AI8"/>
    </style:style>
    <style:style style:name="ce28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12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4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2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57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7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9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6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3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99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style:cell-protect="hidden-and-protected" style:print-content="true"/>
      <style:text-properties fo:color="#000000"/>
    </style:style>
    <style:style style:name="ce40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7" style:family="table-cell" style:parent-style-name="Default">
      <style:table-cell-properties style:cell-protect="hidden-and-protected" style:print-content="true"/>
    </style:style>
    <style:style style:name="ce40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6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8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0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1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6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7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9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1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08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9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1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2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3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9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0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1" style:family="table-cell" style:parent-style-name="Default">
      <style:table-cell-properties fo:background-color="#ccffff" style:cell-protect="hidden-and-protected" style:print-content="true"/>
    </style:style>
    <style:style style:name="ce522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3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4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5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6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8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0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1" style:family="table-cell" style:parent-style-name="Default">
      <style:table-cell-properties fo:background-color="#ffff66" style:cell-protect="hidden-and-protected" style:print-content="true"/>
    </style:style>
    <style:style style:name="ce53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7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8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7" style:family="table-cell" style:parent-style-name="Default">
      <style:table-cell-properties style:cell-protect="hidden-and-protected" style:print-content="true" fo:border="0.06pt solid #000000"/>
      <style:text-properties fo:color="#666666"/>
    </style:style>
    <style:style style:name="ce558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666666"/>
    </style:style>
    <style:style style:name="ce55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Times New Roman1" fo:font-size="12pt" style:font-size-asian="12pt" style:font-size-complex="12pt"/>
    </style:style>
    <style:style style:name="ce560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6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6pt" style:font-size-asian="6pt" style:font-size-complex="6pt"/>
    </style:style>
    <style:style style:name="ce569" style:family="table-cell" style:parent-style-name="Default">
      <style:table-cell-properties style:cell-protect="hidden-and-protected" style:print-content="true" fo:background-color="transparent"/>
    </style:style>
    <style:style style:name="ce570" style:family="table-cell" style:parent-style-name="Default" style:data-style-name="N1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71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77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78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58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60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0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7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1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5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style:cell-protect="protected" style:print-content="true"/>
      <style:text-properties style:font-name="Times New Roman1"/>
    </style:style>
    <style:style style:name="ce5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603" style:family="table-cell" style:parent-style-name="Default">
      <style:table-cell-properties style:cell-protect="protected" style:print-content="true"/>
      <style:text-properties fo:color="#c9211e" style:font-name="Times New Roman1"/>
    </style:style>
    <style:style style:name="ce62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609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608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3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4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0" style:family="table-cell" style:parent-style-name="Default">
      <style:table-cell-properties style:cell-protect="none" style:print-content="true"/>
      <style:text-properties style:font-name="Times New Roman1"/>
    </style:style>
    <style:style style:name="ce642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4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44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646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64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4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4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4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1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65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63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5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5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58" style:family="table-cell" style:parent-style-name="FAUX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661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662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64" style:family="table-cell" style:parent-style-name="Default" style:data-style-name="N3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able-cell-properties fo:background-color="#83ca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6" style:family="table-cell" style:parent-style-name="Default">
      <style:table-cell-properties fo:background-color="#ff808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7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8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12" style:family="table-cell" style:parent-style-name="Default">
      <style:table-cell-properties style:cell-protect="protected" style:print-content="true"/>
      <style:text-properties fo:color="#000000"/>
    </style:style>
    <style:style style:name="ce67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71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73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7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75" style:family="table-cell" style:parent-style-name="Default">
      <style:table-cell-properties fo:background-color="#83ca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6" style:family="table-cell" style:parent-style-name="Default">
      <style:table-cell-properties fo:background-color="#ff808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7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8" style:family="table-cell" style:parent-style-name="Default">
      <style:table-cell-properties fo:background-color="#cc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0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8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3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84" style:family="table-cell" style:parent-style-name="Default">
      <style:table-cell-properties fo:border-bottom="0.06pt solid #000000" fo:background-color="#cc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5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86" style:family="table-cell" style:parent-style-name="Default">
      <style:table-cell-properties fo:background-color="#ccffff" style:cell-protect="protected" style:print-content="true"/>
    </style:style>
    <style:style style:name="ce689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0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3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5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6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1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2" style:family="table-cell" style:parent-style-name="Default">
      <style:table-cell-properties fo:background-color="#ffff66" style:cell-protect="protected" style:print-content="true"/>
    </style:style>
    <style:style style:name="ce703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4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5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1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4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5" style:family="table-cell" style:parent-style-name="FAUX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51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ff420e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kNbX5X4eqM2VoVDPl90qsZnnMN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496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9.883cm" svg:x2="9cm" svg:y2="20.715cm">
              <text:p/>
            </draw:line>
            <draw:line draw:style-name="gr3" draw:text-style-name="P3" svg:x1="20.619cm" svg:y1="18.892cm" svg:x2="15.5cm" svg:y2="20.811cm">
              <text:p/>
            </draw:line>
          </draw:g>
        </table:shapes>
        <table:table-column table:style-name="co1" table:number-columns-repeated="64" table:default-cell-style-name="ce6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2">
          <table:table-cell table:style-name="ce2"/>
          <table:table-cell table:style-name="ce36"/>
          <table:table-cell table:style-name="ce47"/>
          <table:table-cell table:style-name="ce48" table:number-columns-repeated="5"/>
          <table:table-cell table:style-name="ce18"/>
          <table:table-cell table:style-name="ce20"/>
          <table:table-cell table:style-name="ce19" table:number-columns-repeated="54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covered-table-cell table:style-name="ce10"/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TOUJOURS UTILISER LA DERNIÈR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0" office:value-type="string" calcext:value-type="string">
            <text:p>Ne pas utiliser la version pour un passionné de technologie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ACTIVER LES MACROS :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1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7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office:value-type="string" calcext:value-type="string">
            <text:p>Après la première activation :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office:value-type="string" calcext:value-type="string">
            <text:p>fermer le fichier puis le rouvrir.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11" table:number-columns-repeated="8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4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4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4">
          <table:table-cell table:style-name="ce14"/>
          <table:table-cell table:style-name="ce34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7" table:end-x="0.093cm" table:end-y="0.097cm" draw:z-index="2" draw:style-name="gr4" draw:text-style-name="P4" svg:width="3.391cm" svg:height="0.92cm" svg:x="1.218cm" svg:y="0.235cm" draw:control="control3"/>
          </table:table-cell>
          <table:table-cell table:number-columns-repeated="2"/>
          <table:table-cell>
            <draw:control table:end-cell-address="Aide.F27" table:end-x="1.505cm" table:end-y="0.135cm" draw:z-index="3" draw:style-name="gr4" draw:text-style-name="P4" svg:width="3.493cm" svg:height="0.992cm" svg:x="0.269cm" svg:y="0.201cm" draw:control="control4"/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Si <text:s/>les boutons</text:p>
          </table:table-cell>
          <table:table-cell table:style-name="ce17" table:number-columns-repeated="2"/>
          <table:table-cell table:style-name="ce46" office:value-type="string" calcext:value-type="string">
            <text:p>et/ou</text:p>
          </table:table-cell>
          <table:table-cell table:style-name="ce17" table:number-columns-repeated="2"/>
          <table:table-cell table:style-name="ce17" office:value-type="string" calcext:value-type="string">
            <text:p>ne fonctionnent pas.</text:p>
          </table:table-cell>
          <table:table-cell table:style-name="ce17" table:number-columns-repeated="57"/>
          <table:table-cell table:style-name="ce53" table:number-columns-repeated="960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table:style-name="ce25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5" table:number-columns-repeated="63"/>
          <table:table-cell table:style-name="ce27" table:number-columns-repeated="96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ce27"/>
          <table:table-cell table:style-name="ce25"/>
          <table:table-cell table:style-name="ce25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5" table:number-columns-repeated="61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>
          <table:table-cell table:style-name="ce28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1" table:style-name="ta2" table:protected="true" table:protection-key="kNbX5X4eqM2VoVDPl90qsZnnMN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style-name="ce174"/>
          <table:covered-table-cell table:style-name="ce58"/>
          <table:table-cell table:style-name="ce199" table:formula="of:=IF(AND([.$BX$1];[$Synthèse.$H$1]);[$Données.BC2];&quot;&quot;)" table:number-columns-spanned="3" table:number-rows-spanned="2">
            <text:p/>
          </table:table-cell>
          <table:covered-table-cell table:style-name="ce174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74"/>
          <table:covered-table-cell table:style-name="ce238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238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 office:value-type="float" office:value="24" calcext:value-type="float">
            <text:p>/24</text:p>
          </table:table-cell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H$1]);[$Données.C5];&quot;&quot;)">
            <text:p/>
          </table:table-cell>
          <table:table-cell table:style-name="ce104" table:formula="of:=IF(AND([.$BX$1];[.$BX$2];[$Synthèse.$H$1]);[$Données.D5];&quot;&quot;)">
            <text:p/>
          </table:table-cell>
          <table:table-cell table:style-name="ce104" table:formula="of:=IF(AND([.$BX$1];[.$BX$2];[$Synthèse.$H$1]);[$Données.E5];&quot;&quot;)">
            <text:p/>
          </table:table-cell>
          <table:table-cell table:style-name="ce104" table:formula="of:=IF(AND([.$BX$1];[.$BX$2];[$Synthèse.$H$1]);[$Données.F5];&quot;&quot;)">
            <text:p/>
          </table:table-cell>
          <table:table-cell table:style-name="ce104" table:formula="of:=IF(AND([.$BX$1];[.$BX$2];[$Synthèse.$H$1]);[$Données.G5];&quot;&quot;)">
            <text:p/>
          </table:table-cell>
          <table:table-cell table:style-name="ce104" table:formula="of:=IF(AND([.$BX$1];[.$BX$2];[$Synthèse.$H$1]);[$Données.H5];&quot;&quot;)">
            <text:p/>
          </table:table-cell>
          <table:table-cell table:style-name="ce104" table:formula="of:=IF(AND([.$BX$1];[.$BX$2];[$Synthèse.$H$1]);[$Données.I5];&quot;&quot;)">
            <text:p/>
          </table:table-cell>
          <table:table-cell table:style-name="ce115" table:formula="of:=IF(AND([.$BX$1];[.$BX$2];[$Synthèse.$H$1]);[$Données.J5];&quot;&quot;)">
            <text:p/>
          </table:table-cell>
          <table:table-cell table:style-name="ce133" table:formula="of:=IF(AND([.$BX$1];[.$BX$2];[$Synthèse.$H$1]);[$Données.K5];&quot;&quot;)">
            <text:p/>
          </table:table-cell>
          <table:table-cell table:style-name="ce80" table:formula="of:=IF(AND([.$BX$1];[.$BX$2];[$Synthèse.$H$1]);[$Données.L5];&quot;&quot;)">
            <text:p/>
          </table:table-cell>
          <table:table-cell table:style-name="ce104" table:formula="of:=IF(AND([.$BX$1];[.$BX$2];[$Synthèse.$H$1]);[$Données.M5];&quot;&quot;)">
            <text:p/>
          </table:table-cell>
          <table:table-cell table:style-name="ce104" table:formula="of:=IF(AND([.$BX$1];[.$BX$2];[$Synthèse.$H$1]);[$Données.N5];&quot;&quot;)">
            <text:p/>
          </table:table-cell>
          <table:table-cell table:style-name="ce104" table:formula="of:=IF(AND([.$BX$1];[.$BX$2];[$Synthèse.$H$1]);[$Données.O5];&quot;&quot;)">
            <text:p/>
          </table:table-cell>
          <table:table-cell table:style-name="ce104" table:formula="of:=IF(AND([.$BX$1];[.$BX$2];[$Synthèse.$H$1]);[$Données.P5];&quot;&quot;)">
            <text:p/>
          </table:table-cell>
          <table:table-cell table:style-name="ce104" table:formula="of:=IF(AND([.$BX$1];[.$BX$2];[$Synthèse.$H$1]);[$Données.Q5];&quot;&quot;)">
            <text:p/>
          </table:table-cell>
          <table:table-cell table:style-name="ce104" table:formula="of:=IF(AND([.$BX$1];[.$BX$2];[$Synthèse.$H$1]);[$Données.R5];&quot;&quot;)">
            <text:p/>
          </table:table-cell>
          <table:table-cell table:style-name="ce115" table:formula="of:=IF(AND([.$BX$1];[.$BX$2];[$Synthèse.$H$1]);[$Données.S5];&quot;&quot;)">
            <text:p/>
          </table:table-cell>
          <table:table-cell table:style-name="ce133" table:formula="of:=IF(AND([.$BX$1];[.$BX$2];[$Synthèse.$H$1]);[$Données.T5];&quot;&quot;)">
            <text:p/>
          </table:table-cell>
          <table:table-cell table:style-name="ce80" table:formula="of:=IF(AND([.$BX$1];[.$BX$2];[$Synthèse.$H$1]);[$Données.U5];&quot;&quot;)">
            <text:p/>
          </table:table-cell>
          <table:table-cell table:style-name="ce104" table:formula="of:=IF(AND([.$BX$1];[.$BX$2];[$Synthèse.$H$1]);[$Données.V5];&quot;&quot;)">
            <text:p/>
          </table:table-cell>
          <table:table-cell table:style-name="ce104" table:formula="of:=IF(AND([.$BX$1];[.$BX$2];[$Synthèse.$H$1]);[$Données.W5];&quot;&quot;)">
            <text:p/>
          </table:table-cell>
          <table:table-cell table:style-name="ce104" table:formula="of:=IF(AND([.$BX$1];[.$BX$2];[$Synthèse.$H$1]);[$Données.X5];&quot;&quot;)">
            <text:p/>
          </table:table-cell>
          <table:table-cell table:style-name="ce104" table:formula="of:=IF(AND([.$BX$1];[.$BX$2];[$Synthèse.$H$1]);[$Données.Y5];&quot;&quot;)">
            <text:p/>
          </table:table-cell>
          <table:table-cell table:style-name="ce104" table:formula="of:=IF(AND([.$BX$1];[.$BX$2];[$Synthèse.$H$1]);[$Données.Z5];&quot;&quot;)">
            <text:p/>
          </table:table-cell>
          <table:table-cell table:style-name="ce104" table:formula="of:=IF(AND([.$BX$1];[.$BX$2];[$Synthèse.$H$1]);[$Données.AA5];&quot;&quot;)">
            <text:p/>
          </table:table-cell>
          <table:table-cell table:style-name="ce115" table:formula="of:=IF(AND([.$BX$1];[.$BX$2];[$Synthèse.$H$1]);[$Données.AB5];&quot;&quot;)">
            <text:p/>
          </table:table-cell>
          <table:table-cell table:style-name="ce133" table:formula="of:=IF(AND([.$BX$1];[.$BX$2];[$Synthèse.$H$1]);[$Données.AC5];&quot;&quot;)">
            <text:p/>
          </table:table-cell>
          <table:table-cell table:style-name="ce80" table:formula="of:=IF(AND([.$BX$1];[.$BX$2];[$Synthèse.$H$1]);[$Données.AD5];&quot;&quot;)">
            <text:p/>
          </table:table-cell>
          <table:table-cell table:style-name="ce104" table:formula="of:=IF(AND([.$BX$1];[.$BX$2];[$Synthèse.$H$1]);[$Données.AE5];&quot;&quot;)">
            <text:p/>
          </table:table-cell>
          <table:table-cell table:style-name="ce104" table:formula="of:=IF(AND([.$BX$1];[.$BX$2];[$Synthèse.$H$1]);[$Données.AF5];&quot;&quot;)">
            <text:p/>
          </table:table-cell>
          <table:table-cell table:style-name="ce104" table:formula="of:=IF(AND([.$BX$1];[.$BX$2];[$Synthèse.$H$1]);[$Données.AG5];&quot;&quot;)">
            <text:p/>
          </table:table-cell>
          <table:table-cell table:style-name="ce104" table:formula="of:=IF(AND([.$BX$1];[.$BX$2];[$Synthèse.$H$1]);[$Données.AH5];&quot;&quot;)">
            <text:p/>
          </table:table-cell>
          <table:table-cell table:style-name="ce104" table:formula="of:=IF(AND([.$BX$1];[.$BX$2];[$Synthèse.$H$1]);[$Données.AI5];&quot;&quot;)">
            <text:p/>
          </table:table-cell>
          <table:table-cell table:style-name="ce104" table:formula="of:=IF(AND([.$BX$1];[.$BX$2];[$Synthèse.$H$1]);[$Données.AJ5];&quot;&quot;)">
            <text:p/>
          </table:table-cell>
          <table:table-cell table:style-name="ce115" table:formula="of:=IF(AND([.$BX$1];[.$BX$2];[$Synthèse.$H$1]);[$Données.AK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H$1]);[$Données.C7];&quot;&quot;)">
            <text:p/>
          </table:table-cell>
          <table:table-cell table:style-name="ce112" table:formula="of:=IF(AND([.$BX$1];[.$BX$2];[$Synthèse.$H$1]);[$Données.D7];&quot;&quot;)">
            <text:p/>
          </table:table-cell>
          <table:table-cell table:style-name="ce112" table:formula="of:=IF(AND([.$BX$1];[.$BX$2];[$Synthèse.$H$1]);[$Données.E7];&quot;&quot;)">
            <text:p/>
          </table:table-cell>
          <table:table-cell table:style-name="ce112" table:formula="of:=IF(AND([.$BX$1];[.$BX$2];[$Synthèse.$H$1]);[$Données.F7];&quot;&quot;)">
            <text:p/>
          </table:table-cell>
          <table:table-cell table:style-name="ce112" table:formula="of:=IF(AND([.$BX$1];[.$BX$2];[$Synthèse.$H$1]);[$Données.G7];&quot;&quot;)">
            <text:p/>
          </table:table-cell>
          <table:table-cell table:style-name="ce112" table:formula="of:=IF(AND([.$BX$1];[.$BX$2];[$Synthèse.$H$1]);[$Données.H7];&quot;&quot;)">
            <text:p/>
          </table:table-cell>
          <table:table-cell table:style-name="ce112" table:formula="of:=IF(AND([.$BX$1];[.$BX$2];[$Synthèse.$H$1]);[$Données.I7];&quot;&quot;)">
            <text:p/>
          </table:table-cell>
          <table:table-cell table:style-name="ce117" table:formula="of:=IF(AND([.$BX$1];[.$BX$2];[$Synthèse.$H$1]);[$Données.J7];&quot;&quot;)">
            <text:p/>
          </table:table-cell>
          <table:table-cell table:style-name="ce117" table:formula="of:=IF(AND([.$BX$1];[.$BX$2];[$Synthèse.$H$1]);[$Données.K7];&quot;&quot;)">
            <text:p/>
          </table:table-cell>
          <table:table-cell table:style-name="ce86" table:formula="of:=IF(AND([.$BX$1];[.$BX$2];[$Synthèse.$H$1]);[$Données.L7];&quot;&quot;)">
            <text:p/>
          </table:table-cell>
          <table:table-cell table:style-name="ce112" table:formula="of:=IF(AND([.$BX$1];[.$BX$2];[$Synthèse.$H$1]);[$Données.M7];&quot;&quot;)">
            <text:p/>
          </table:table-cell>
          <table:table-cell table:style-name="ce112" table:formula="of:=IF(AND([.$BX$1];[.$BX$2];[$Synthèse.$H$1]);[$Données.N7];&quot;&quot;)">
            <text:p/>
          </table:table-cell>
          <table:table-cell table:style-name="ce112" table:formula="of:=IF(AND([.$BX$1];[.$BX$2];[$Synthèse.$H$1]);[$Données.O7];&quot;&quot;)">
            <text:p/>
          </table:table-cell>
          <table:table-cell table:style-name="ce112" table:formula="of:=IF(AND([.$BX$1];[.$BX$2];[$Synthèse.$H$1]);[$Données.P7];&quot;&quot;)">
            <text:p/>
          </table:table-cell>
          <table:table-cell table:style-name="ce112" table:formula="of:=IF(AND([.$BX$1];[.$BX$2];[$Synthèse.$H$1]);[$Données.Q7];&quot;&quot;)">
            <text:p/>
          </table:table-cell>
          <table:table-cell table:style-name="ce112" table:formula="of:=IF(AND([.$BX$1];[.$BX$2];[$Synthèse.$H$1]);[$Données.R7];&quot;&quot;)">
            <text:p/>
          </table:table-cell>
          <table:table-cell table:style-name="ce117" table:formula="of:=IF(AND([.$BX$1];[.$BX$2];[$Synthèse.$H$1]);[$Données.S7];&quot;&quot;)">
            <text:p/>
          </table:table-cell>
          <table:table-cell table:style-name="ce117" table:formula="of:=IF(AND([.$BX$1];[.$BX$2];[$Synthèse.$H$1]);[$Données.T7];&quot;&quot;)">
            <text:p/>
          </table:table-cell>
          <table:table-cell table:style-name="ce86" table:formula="of:=IF(AND([.$BX$1];[.$BX$2];[$Synthèse.$H$1]);[$Données.U7];&quot;&quot;)">
            <text:p/>
          </table:table-cell>
          <table:table-cell table:style-name="ce112" table:formula="of:=IF(AND([.$BX$1];[.$BX$2];[$Synthèse.$H$1]);[$Données.V7];&quot;&quot;)">
            <text:p/>
          </table:table-cell>
          <table:table-cell table:style-name="ce112" table:formula="of:=IF(AND([.$BX$1];[.$BX$2];[$Synthèse.$H$1]);[$Données.W7];&quot;&quot;)">
            <text:p/>
          </table:table-cell>
          <table:table-cell table:style-name="ce112" table:formula="of:=IF(AND([.$BX$1];[.$BX$2];[$Synthèse.$H$1]);[$Données.X7];&quot;&quot;)">
            <text:p/>
          </table:table-cell>
          <table:table-cell table:style-name="ce112" table:formula="of:=IF(AND([.$BX$1];[.$BX$2];[$Synthèse.$H$1]);[$Données.Y7];&quot;&quot;)">
            <text:p/>
          </table:table-cell>
          <table:table-cell table:style-name="ce112" table:formula="of:=IF(AND([.$BX$1];[.$BX$2];[$Synthèse.$H$1]);[$Données.Z7];&quot;&quot;)">
            <text:p/>
          </table:table-cell>
          <table:table-cell table:style-name="ce112" table:formula="of:=IF(AND([.$BX$1];[.$BX$2];[$Synthèse.$H$1]);[$Données.AA7];&quot;&quot;)">
            <text:p/>
          </table:table-cell>
          <table:table-cell table:style-name="ce117" table:formula="of:=IF(AND([.$BX$1];[.$BX$2];[$Synthèse.$H$1]);[$Données.AB7];&quot;&quot;)">
            <text:p/>
          </table:table-cell>
          <table:table-cell table:style-name="ce117" table:formula="of:=IF(AND([.$BX$1];[.$BX$2];[$Synthèse.$H$1]);[$Données.AC7];&quot;&quot;)">
            <text:p/>
          </table:table-cell>
          <table:table-cell table:style-name="ce78" table:formula="of:=IF(AND([.$BX$1];[.$BX$2];[$Synthèse.$H$1]);[$Données.AD7];&quot;&quot;)">
            <text:p/>
          </table:table-cell>
          <table:table-cell table:style-name="ce154" table:formula="of:=IF(AND([.$BX$1];[.$BX$2];[$Synthèse.$H$1]);[$Données.AE7];&quot;&quot;)">
            <text:p/>
          </table:table-cell>
          <table:table-cell table:style-name="ce154" table:formula="of:=IF(AND([.$BX$1];[.$BX$2];[$Synthèse.$H$1]);[$Données.AF7];&quot;&quot;)">
            <text:p/>
          </table:table-cell>
          <table:table-cell table:style-name="ce154" table:formula="of:=IF(AND([.$BX$1];[.$BX$2];[$Synthèse.$H$1]);[$Données.AG7];&quot;&quot;)">
            <text:p/>
          </table:table-cell>
          <table:table-cell table:style-name="ce154" table:formula="of:=IF(AND([.$BX$1];[.$BX$2];[$Synthèse.$H$1]);[$Données.AH7];&quot;&quot;)">
            <text:p/>
          </table:table-cell>
          <table:table-cell table:style-name="ce154" table:formula="of:=IF(AND([.$BX$1];[.$BX$2];[$Synthèse.$H$1]);[$Données.AI7];&quot;&quot;)">
            <text:p/>
          </table:table-cell>
          <table:table-cell table:style-name="ce154" table:formula="of:=IF(AND([.$BX$1];[.$BX$2];[$Synthèse.$H$1]);[$Données.AJ7];&quot;&quot;)">
            <text:p/>
          </table:table-cell>
          <table:table-cell table:style-name="ce161" table:formula="of:=IF(AND([.$BX$1];[.$BX$2];[$Synthèse.$H$1]);[$Données.AK7];&quot;&quot;)">
            <text:p/>
          </table:table-cell>
          <table:table-cell table:style-name="ce373" table:formula="of:=IF(AND([.$BX$1];[.$BX$2];[$Synthèse.H1]);[$Données.AL7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8];&quot;&quot;)">
            <text:p/>
          </table:table-cell>
          <table:table-cell table:style-name="ce113" table:formula="of:=IF(AND([.$BX$1];[.$BX$2];[$Synthèse.$H$1]);[$Données.D8];&quot;&quot;)">
            <text:p/>
          </table:table-cell>
          <table:table-cell table:style-name="ce113" table:formula="of:=IF(AND([.$BX$1];[.$BX$2];[$Synthèse.$H$1]);[$Données.E8];&quot;&quot;)">
            <text:p/>
          </table:table-cell>
          <table:table-cell table:style-name="ce113" table:formula="of:=IF(AND([.$BX$1];[.$BX$2];[$Synthèse.$H$1]);[$Données.F8];&quot;&quot;)">
            <text:p/>
          </table:table-cell>
          <table:table-cell table:style-name="ce113" table:formula="of:=IF(AND([.$BX$1];[.$BX$2];[$Synthèse.$H$1]);[$Données.G8];&quot;&quot;)">
            <text:p/>
          </table:table-cell>
          <table:table-cell table:style-name="ce113" table:formula="of:=IF(AND([.$BX$1];[.$BX$2];[$Synthèse.$H$1]);[$Données.H8];&quot;&quot;)">
            <text:p/>
          </table:table-cell>
          <table:table-cell table:style-name="ce113" table:formula="of:=IF(AND([.$BX$1];[.$BX$2];[$Synthèse.$H$1]);[$Données.I8];&quot;&quot;)">
            <text:p/>
          </table:table-cell>
          <table:table-cell table:style-name="ce118" table:formula="of:=IF(AND([.$BX$1];[.$BX$2];[$Synthèse.$H$1]);[$Données.J8];&quot;&quot;)">
            <text:p/>
          </table:table-cell>
          <table:table-cell table:style-name="ce123" table:formula="of:=IF(AND([.$BX$1];[.$BX$2];[$Synthèse.$H$1]);[$Données.K8];&quot;&quot;)">
            <text:p/>
          </table:table-cell>
          <table:table-cell table:style-name="ce87" table:formula="of:=IF(AND([.$BX$1];[.$BX$2];[$Synthèse.$H$1]);[$Données.L8];&quot;&quot;)">
            <text:p/>
          </table:table-cell>
          <table:table-cell table:style-name="ce113" table:formula="of:=IF(AND([.$BX$1];[.$BX$2];[$Synthèse.$H$1]);[$Données.M8];&quot;&quot;)">
            <text:p/>
          </table:table-cell>
          <table:table-cell table:style-name="ce113" table:formula="of:=IF(AND([.$BX$1];[.$BX$2];[$Synthèse.$H$1]);[$Données.N8];&quot;&quot;)">
            <text:p/>
          </table:table-cell>
          <table:table-cell table:style-name="ce113" table:formula="of:=IF(AND([.$BX$1];[.$BX$2];[$Synthèse.$H$1]);[$Données.O8];&quot;&quot;)">
            <text:p/>
          </table:table-cell>
          <table:table-cell table:style-name="ce113" table:formula="of:=IF(AND([.$BX$1];[.$BX$2];[$Synthèse.$H$1]);[$Données.P8];&quot;&quot;)">
            <text:p/>
          </table:table-cell>
          <table:table-cell table:style-name="ce113" table:formula="of:=IF(AND([.$BX$1];[.$BX$2];[$Synthèse.$H$1]);[$Données.Q8];&quot;&quot;)">
            <text:p/>
          </table:table-cell>
          <table:table-cell table:style-name="ce113" table:formula="of:=IF(AND([.$BX$1];[.$BX$2];[$Synthèse.$H$1]);[$Données.R8];&quot;&quot;)">
            <text:p/>
          </table:table-cell>
          <table:table-cell table:style-name="ce118" table:formula="of:=IF(AND([.$BX$1];[.$BX$2];[$Synthèse.$H$1]);[$Données.S8];&quot;&quot;)">
            <text:p/>
          </table:table-cell>
          <table:table-cell table:style-name="ce123" table:formula="of:=IF(AND([.$BX$1];[.$BX$2];[$Synthèse.$H$1]);[$Données.T8];&quot;&quot;)">
            <text:p/>
          </table:table-cell>
          <table:table-cell table:style-name="ce87" table:formula="of:=IF(AND([.$BX$1];[.$BX$2];[$Synthèse.$H$1]);[$Données.U8];&quot;&quot;)">
            <text:p/>
          </table:table-cell>
          <table:table-cell table:style-name="ce113" table:formula="of:=IF(AND([.$BX$1];[.$BX$2];[$Synthèse.$H$1]);[$Données.V8];&quot;&quot;)">
            <text:p/>
          </table:table-cell>
          <table:table-cell table:style-name="ce113" table:formula="of:=IF(AND([.$BX$1];[.$BX$2];[$Synthèse.$H$1]);[$Données.W8];&quot;&quot;)">
            <text:p/>
          </table:table-cell>
          <table:table-cell table:style-name="ce113" table:formula="of:=IF(AND([.$BX$1];[.$BX$2];[$Synthèse.$H$1]);[$Données.X8];&quot;&quot;)">
            <text:p/>
          </table:table-cell>
          <table:table-cell table:style-name="ce113" table:formula="of:=IF(AND([.$BX$1];[.$BX$2];[$Synthèse.$H$1]);[$Données.Y8];&quot;&quot;)">
            <text:p/>
          </table:table-cell>
          <table:table-cell table:style-name="ce113" table:formula="of:=IF(AND([.$BX$1];[.$BX$2];[$Synthèse.$H$1]);[$Données.Z8];&quot;&quot;)">
            <text:p/>
          </table:table-cell>
          <table:table-cell table:style-name="ce113" table:formula="of:=IF(AND([.$BX$1];[.$BX$2];[$Synthèse.$H$1]);[$Données.AA8];&quot;&quot;)">
            <text:p/>
          </table:table-cell>
          <table:table-cell table:style-name="ce118" table:formula="of:=IF(AND([.$BX$1];[.$BX$2];[$Synthèse.$H$1]);[$Données.AB8];&quot;&quot;)">
            <text:p/>
          </table:table-cell>
          <table:table-cell table:style-name="ce123" table:formula="of:=IF(AND([.$BX$1];[.$BX$2];[$Synthèse.$H$1]);[$Données.AC8];&quot;&quot;)">
            <text:p/>
          </table:table-cell>
          <table:table-cell table:style-name="ce150" table:formula="of:=IF(AND([.$BX$1];[.$BX$2];[$Synthèse.$H$1]);[$Données.AD8];&quot;&quot;)">
            <text:p/>
          </table:table-cell>
          <table:table-cell table:style-name="ce155" table:formula="of:=IF(AND([.$BX$1];[.$BX$2];[$Synthèse.$H$1]);[$Données.AE8];&quot;&quot;)">
            <text:p/>
          </table:table-cell>
          <table:table-cell table:style-name="ce155" table:formula="of:=IF(AND([.$BX$1];[.$BX$2];[$Synthèse.$H$1]);[$Données.AF8];&quot;&quot;)">
            <text:p/>
          </table:table-cell>
          <table:table-cell table:style-name="ce155" table:formula="of:=IF(AND([.$BX$1];[.$BX$2];[$Synthèse.$H$1]);[$Données.AG8];&quot;&quot;)">
            <text:p/>
          </table:table-cell>
          <table:table-cell table:style-name="ce155" table:formula="of:=IF(AND([.$BX$1];[.$BX$2];[$Synthèse.$H$1]);[$Données.AH8];&quot;&quot;)">
            <text:p/>
          </table:table-cell>
          <table:table-cell table:style-name="ce155" table:formula="of:=IF(AND([.$BX$1];[.$BX$2];[$Synthèse.$H$1]);[$Données.AI8];&quot;&quot;)">
            <text:p/>
          </table:table-cell>
          <table:table-cell table:style-name="ce155" table:formula="of:=IF(AND([.$BX$1];[.$BX$2];[$Synthèse.$H$1]);[$Données.AJ8];&quot;&quot;)">
            <text:p/>
          </table:table-cell>
          <table:table-cell table:style-name="ce162" table:formula="of:=IF(AND([.$BX$1];[.$BX$2];[$Synthèse.$H$1]);[$Données.AK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9];&quot;&quot;)">
            <text:p/>
          </table:table-cell>
          <table:table-cell table:style-name="ce38" table:formula="of:=IF(AND([.$BX$1];[.$BX$2];[$Synthèse.$H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9];&quot;&quot;)">
            <text:p/>
          </table:table-cell>
          <table:table-cell table:style-name="ce38" table:formula="of:=IF(AND([.$BX$1];[.$BX$2];[$Synthèse.$H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9];&quot;&quot;)">
            <text:p/>
          </table:table-cell>
          <table:table-cell table:style-name="ce38" table:formula="of:=IF(AND([.$BX$1];[.$BX$2];[$Synthèse.$H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0];&quot;&quot;)">
            <text:p/>
          </table:table-cell>
          <table:table-cell table:style-name="ce113" table:formula="of:=IF(AND([.$BX$1];[.$BX$2];[$Synthèse.$H$1]);[$Données.D10];&quot;&quot;)">
            <text:p/>
          </table:table-cell>
          <table:table-cell table:style-name="ce113" table:formula="of:=IF(AND([.$BX$1];[.$BX$2];[$Synthèse.$H$1]);[$Données.E10];&quot;&quot;)">
            <text:p/>
          </table:table-cell>
          <table:table-cell table:style-name="ce113" table:formula="of:=IF(AND([.$BX$1];[.$BX$2];[$Synthèse.$H$1]);[$Données.F10];&quot;&quot;)">
            <text:p/>
          </table:table-cell>
          <table:table-cell table:style-name="ce113" table:formula="of:=IF(AND([.$BX$1];[.$BX$2];[$Synthèse.$H$1]);[$Données.G10];&quot;&quot;)">
            <text:p/>
          </table:table-cell>
          <table:table-cell table:style-name="ce113" table:formula="of:=IF(AND([.$BX$1];[.$BX$2];[$Synthèse.$H$1]);[$Données.H10];&quot;&quot;)">
            <text:p/>
          </table:table-cell>
          <table:table-cell table:style-name="ce113" table:formula="of:=IF(AND([.$BX$1];[.$BX$2];[$Synthèse.$H$1]);[$Données.I10];&quot;&quot;)">
            <text:p/>
          </table:table-cell>
          <table:table-cell table:style-name="ce118" table:formula="of:=IF(AND([.$BX$1];[.$BX$2];[$Synthèse.$H$1]);[$Données.J10];&quot;&quot;)">
            <text:p/>
          </table:table-cell>
          <table:table-cell table:style-name="ce87" table:formula="of:=IF(AND([.$BX$1];[.$BX$2];[$Synthèse.$H$1]);[$Données.K10];&quot;&quot;)">
            <text:p/>
          </table:table-cell>
          <table:table-cell table:style-name="ce87" table:formula="of:=IF(AND([.$BX$1];[.$BX$2];[$Synthèse.$H$1]);[$Données.L10];&quot;&quot;)">
            <text:p/>
          </table:table-cell>
          <table:table-cell table:style-name="ce113" table:formula="of:=IF(AND([.$BX$1];[.$BX$2];[$Synthèse.$H$1]);[$Données.M10];&quot;&quot;)">
            <text:p/>
          </table:table-cell>
          <table:table-cell table:style-name="ce113" table:formula="of:=IF(AND([.$BX$1];[.$BX$2];[$Synthèse.$H$1]);[$Données.N10];&quot;&quot;)">
            <text:p/>
          </table:table-cell>
          <table:table-cell table:style-name="ce113" table:formula="of:=IF(AND([.$BX$1];[.$BX$2];[$Synthèse.$H$1]);[$Données.O10];&quot;&quot;)">
            <text:p/>
          </table:table-cell>
          <table:table-cell table:style-name="ce113" table:formula="of:=IF(AND([.$BX$1];[.$BX$2];[$Synthèse.$H$1]);[$Données.P10];&quot;&quot;)">
            <text:p/>
          </table:table-cell>
          <table:table-cell table:style-name="ce113" table:formula="of:=IF(AND([.$BX$1];[.$BX$2];[$Synthèse.$H$1]);[$Données.Q10];&quot;&quot;)">
            <text:p/>
          </table:table-cell>
          <table:table-cell table:style-name="ce113" table:formula="of:=IF(AND([.$BX$1];[.$BX$2];[$Synthèse.$H$1]);[$Données.R10];&quot;&quot;)">
            <text:p/>
          </table:table-cell>
          <table:table-cell table:style-name="ce118" table:formula="of:=IF(AND([.$BX$1];[.$BX$2];[$Synthèse.$H$1]);[$Données.S10];&quot;&quot;)">
            <text:p/>
          </table:table-cell>
          <table:table-cell table:style-name="ce87" table:formula="of:=IF(AND([.$BX$1];[.$BX$2];[$Synthèse.$H$1]);[$Données.T10];&quot;&quot;)">
            <text:p/>
          </table:table-cell>
          <table:table-cell table:style-name="ce87" table:formula="of:=IF(AND([.$BX$1];[.$BX$2];[$Synthèse.$H$1]);[$Données.U10];&quot;&quot;)">
            <text:p/>
          </table:table-cell>
          <table:table-cell table:style-name="ce113" table:formula="of:=IF(AND([.$BX$1];[.$BX$2];[$Synthèse.$H$1]);[$Données.V10];&quot;&quot;)">
            <text:p/>
          </table:table-cell>
          <table:table-cell table:style-name="ce113" table:formula="of:=IF(AND([.$BX$1];[.$BX$2];[$Synthèse.$H$1]);[$Données.W10];&quot;&quot;)">
            <text:p/>
          </table:table-cell>
          <table:table-cell table:style-name="ce113" table:formula="of:=IF(AND([.$BX$1];[.$BX$2];[$Synthèse.$H$1]);[$Données.X10];&quot;&quot;)">
            <text:p/>
          </table:table-cell>
          <table:table-cell table:style-name="ce113" table:formula="of:=IF(AND([.$BX$1];[.$BX$2];[$Synthèse.$H$1]);[$Données.Y10];&quot;&quot;)">
            <text:p/>
          </table:table-cell>
          <table:table-cell table:style-name="ce113" table:formula="of:=IF(AND([.$BX$1];[.$BX$2];[$Synthèse.$H$1]);[$Données.Z10];&quot;&quot;)">
            <text:p/>
          </table:table-cell>
          <table:table-cell table:style-name="ce113" table:formula="of:=IF(AND([.$BX$1];[.$BX$2];[$Synthèse.$H$1]);[$Données.AA10];&quot;&quot;)">
            <text:p/>
          </table:table-cell>
          <table:table-cell table:style-name="ce118" table:formula="of:=IF(AND([.$BX$1];[.$BX$2];[$Synthèse.$H$1]);[$Données.AB10];&quot;&quot;)">
            <text:p/>
          </table:table-cell>
          <table:table-cell table:style-name="ce87" table:formula="of:=IF(AND([.$BX$1];[.$BX$2];[$Synthèse.$H$1]);[$Données.AC10];&quot;&quot;)">
            <text:p/>
          </table:table-cell>
          <table:table-cell table:style-name="ce151" table:formula="of:=IF(AND([.$BX$1];[.$BX$2];[$Synthèse.$H$1]);[$Données.AD10];&quot;&quot;)">
            <text:p/>
          </table:table-cell>
          <table:table-cell table:style-name="ce191" table:formula="of:=IF(AND([.$BX$1];[.$BX$2];[$Synthèse.$H$1]);[$Données.AE10];&quot;&quot;)">
            <text:p/>
          </table:table-cell>
          <table:table-cell table:style-name="ce191" table:formula="of:=IF(AND([.$BX$1];[.$BX$2];[$Synthèse.$H$1]);[$Données.AF10];&quot;&quot;)">
            <text:p/>
          </table:table-cell>
          <table:table-cell table:style-name="ce191" table:formula="of:=IF(AND([.$BX$1];[.$BX$2];[$Synthèse.$H$1]);[$Données.AG10];&quot;&quot;)">
            <text:p/>
          </table:table-cell>
          <table:table-cell table:style-name="ce191" table:formula="of:=IF(AND([.$BX$1];[.$BX$2];[$Synthèse.$H$1]);[$Données.AH10];&quot;&quot;)">
            <text:p/>
          </table:table-cell>
          <table:table-cell table:style-name="ce191" table:formula="of:=IF(AND([.$BX$1];[.$BX$2];[$Synthèse.$H$1]);[$Données.AI10];&quot;&quot;)">
            <text:p/>
          </table:table-cell>
          <table:table-cell table:style-name="ce191" table:formula="of:=IF(AND([.$BX$1];[.$BX$2];[$Synthèse.$H$1]);[$Données.AJ10];&quot;&quot;)">
            <text:p/>
          </table:table-cell>
          <table:table-cell table:style-name="ce210" table:formula="of:=IF(AND([.$BX$1];[.$BX$2];[$Synthèse.$H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1];&quot;&quot;)">
            <text:p/>
          </table:table-cell>
          <table:table-cell table:style-name="ce38" table:formula="of:=IF(AND([.$BX$1];[.$BX$2];[$Synthèse.$H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1];&quot;&quot;)">
            <text:p/>
          </table:table-cell>
          <table:table-cell table:style-name="ce38" table:formula="of:=IF(AND([.$BX$1];[.$BX$2];[$Synthèse.$H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1];&quot;&quot;)">
            <text:p/>
          </table:table-cell>
          <table:table-cell table:style-name="ce38" table:formula="of:=IF(AND([.$BX$1];[.$BX$2];[$Synthèse.$H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2];&quot;&quot;)">
            <text:p/>
          </table:table-cell>
          <table:table-cell table:style-name="ce113" table:formula="of:=IF(AND([.$BX$1];[.$BX$2];[$Synthèse.$H$1]);[$Données.D12];&quot;&quot;)">
            <text:p/>
          </table:table-cell>
          <table:table-cell table:style-name="ce113" table:formula="of:=IF(AND([.$BX$1];[.$BX$2];[$Synthèse.$H$1]);[$Données.E12];&quot;&quot;)">
            <text:p/>
          </table:table-cell>
          <table:table-cell table:style-name="ce113" table:formula="of:=IF(AND([.$BX$1];[.$BX$2];[$Synthèse.$H$1]);[$Données.F12];&quot;&quot;)">
            <text:p/>
          </table:table-cell>
          <table:table-cell table:style-name="ce113" table:formula="of:=IF(AND([.$BX$1];[.$BX$2];[$Synthèse.$H$1]);[$Données.G12];&quot;&quot;)">
            <text:p/>
          </table:table-cell>
          <table:table-cell table:style-name="ce113" table:formula="of:=IF(AND([.$BX$1];[.$BX$2];[$Synthèse.$H$1]);[$Données.H12];&quot;&quot;)">
            <text:p/>
          </table:table-cell>
          <table:table-cell table:style-name="ce113" table:formula="of:=IF(AND([.$BX$1];[.$BX$2];[$Synthèse.$H$1]);[$Données.I12];&quot;&quot;)">
            <text:p/>
          </table:table-cell>
          <table:table-cell table:style-name="ce118" table:formula="of:=IF(AND([.$BX$1];[.$BX$2];[$Synthèse.$H$1]);[$Données.J12];&quot;&quot;)">
            <text:p/>
          </table:table-cell>
          <table:table-cell table:style-name="ce87" table:formula="of:=IF(AND([.$BX$1];[.$BX$2];[$Synthèse.$H$1]);[$Données.K12];&quot;&quot;)">
            <text:p/>
          </table:table-cell>
          <table:table-cell table:style-name="ce87" table:formula="of:=IF(AND([.$BX$1];[.$BX$2];[$Synthèse.$H$1]);[$Données.L12];&quot;&quot;)">
            <text:p/>
          </table:table-cell>
          <table:table-cell table:style-name="ce113" table:formula="of:=IF(AND([.$BX$1];[.$BX$2];[$Synthèse.$H$1]);[$Données.M12];&quot;&quot;)">
            <text:p/>
          </table:table-cell>
          <table:table-cell table:style-name="ce113" table:formula="of:=IF(AND([.$BX$1];[.$BX$2];[$Synthèse.$H$1]);[$Données.N12];&quot;&quot;)">
            <text:p/>
          </table:table-cell>
          <table:table-cell table:style-name="ce113" table:formula="of:=IF(AND([.$BX$1];[.$BX$2];[$Synthèse.$H$1]);[$Données.O12];&quot;&quot;)">
            <text:p/>
          </table:table-cell>
          <table:table-cell table:style-name="ce113" table:formula="of:=IF(AND([.$BX$1];[.$BX$2];[$Synthèse.$H$1]);[$Données.P12];&quot;&quot;)">
            <text:p/>
          </table:table-cell>
          <table:table-cell table:style-name="ce113" table:formula="of:=IF(AND([.$BX$1];[.$BX$2];[$Synthèse.$H$1]);[$Données.Q12];&quot;&quot;)">
            <text:p/>
          </table:table-cell>
          <table:table-cell table:style-name="ce113" table:formula="of:=IF(AND([.$BX$1];[.$BX$2];[$Synthèse.$H$1]);[$Données.R12];&quot;&quot;)">
            <text:p/>
          </table:table-cell>
          <table:table-cell table:style-name="ce118" table:formula="of:=IF(AND([.$BX$1];[.$BX$2];[$Synthèse.$H$1]);[$Données.S12];&quot;&quot;)">
            <text:p/>
          </table:table-cell>
          <table:table-cell table:style-name="ce87" table:formula="of:=IF(AND([.$BX$1];[.$BX$2];[$Synthèse.$H$1]);[$Données.T12];&quot;&quot;)">
            <text:p/>
          </table:table-cell>
          <table:table-cell table:style-name="ce87" table:formula="of:=IF(AND([.$BX$1];[.$BX$2];[$Synthèse.$H$1]);[$Données.U12];&quot;&quot;)">
            <text:p/>
          </table:table-cell>
          <table:table-cell table:style-name="ce113" table:formula="of:=IF(AND([.$BX$1];[.$BX$2];[$Synthèse.$H$1]);[$Données.V12];&quot;&quot;)">
            <text:p/>
          </table:table-cell>
          <table:table-cell table:style-name="ce113" table:formula="of:=IF(AND([.$BX$1];[.$BX$2];[$Synthèse.$H$1]);[$Données.W12];&quot;&quot;)">
            <text:p/>
          </table:table-cell>
          <table:table-cell table:style-name="ce113" table:formula="of:=IF(AND([.$BX$1];[.$BX$2];[$Synthèse.$H$1]);[$Données.X12];&quot;&quot;)">
            <text:p/>
          </table:table-cell>
          <table:table-cell table:style-name="ce113" table:formula="of:=IF(AND([.$BX$1];[.$BX$2];[$Synthèse.$H$1]);[$Données.Y12];&quot;&quot;)">
            <text:p/>
          </table:table-cell>
          <table:table-cell table:style-name="ce113" table:formula="of:=IF(AND([.$BX$1];[.$BX$2];[$Synthèse.$H$1]);[$Données.Z12];&quot;&quot;)">
            <text:p/>
          </table:table-cell>
          <table:table-cell table:style-name="ce113" table:formula="of:=IF(AND([.$BX$1];[.$BX$2];[$Synthèse.$H$1]);[$Données.AA12];&quot;&quot;)">
            <text:p/>
          </table:table-cell>
          <table:table-cell table:style-name="ce118" table:formula="of:=IF(AND([.$BX$1];[.$BX$2];[$Synthèse.$H$1]);[$Données.AB12];&quot;&quot;)">
            <text:p/>
          </table:table-cell>
          <table:table-cell table:style-name="ce87" table:formula="of:=IF(AND([.$BX$1];[.$BX$2];[$Synthèse.$H$1]);[$Données.AC12];&quot;&quot;)">
            <text:p/>
          </table:table-cell>
          <table:table-cell table:style-name="ce152" table:formula="of:=IF(AND([.$BX$1];[.$BX$2];[$Synthèse.$H$1]);[$Données.AD12];&quot;&quot;)">
            <text:p/>
          </table:table-cell>
          <table:table-cell table:style-name="ce192" table:formula="of:=IF(AND([.$BX$1];[.$BX$2];[$Synthèse.$H$1]);[$Données.AE12];&quot;&quot;)">
            <text:p/>
          </table:table-cell>
          <table:table-cell table:style-name="ce192" table:formula="of:=IF(AND([.$BX$1];[.$BX$2];[$Synthèse.$H$1]);[$Données.AF12];&quot;&quot;)">
            <text:p/>
          </table:table-cell>
          <table:table-cell table:style-name="ce192" table:formula="of:=IF(AND([.$BX$1];[.$BX$2];[$Synthèse.$H$1]);[$Données.AG12];&quot;&quot;)">
            <text:p/>
          </table:table-cell>
          <table:table-cell table:style-name="ce192" table:formula="of:=IF(AND([.$BX$1];[.$BX$2];[$Synthèse.$H$1]);[$Données.AH12];&quot;&quot;)">
            <text:p/>
          </table:table-cell>
          <table:table-cell table:style-name="ce192" table:formula="of:=IF(AND([.$BX$1];[.$BX$2];[$Synthèse.$H$1]);[$Données.AI12];&quot;&quot;)">
            <text:p/>
          </table:table-cell>
          <table:table-cell table:style-name="ce192" table:formula="of:=IF(AND([.$BX$1];[.$BX$2];[$Synthèse.$H$1]);[$Données.AJ12];&quot;&quot;)">
            <text:p/>
          </table:table-cell>
          <table:table-cell table:style-name="ce211" table:formula="of:=IF(AND([.$BX$1];[.$BX$2];[$Synthèse.$H$1]);[$Données.AK12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3];&quot;&quot;)">
            <text:p/>
          </table:table-cell>
          <table:table-cell table:style-name="ce38" table:formula="of:=IF(AND([.$BX$1];[.$BX$2];[$Synthèse.$H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3];&quot;&quot;)">
            <text:p/>
          </table:table-cell>
          <table:table-cell table:style-name="ce38" table:formula="of:=IF(AND([.$BX$1];[.$BX$2];[$Synthèse.$H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U$1]);[$Données.AC13];&quot;&quot;)">
            <text:p/>
          </table:table-cell>
          <table:table-cell table:style-name="ce38" table:formula="of:=IF(AND([.$BX$1];[.$BX$2];[$Synthèse.$H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4];&quot;&quot;)">
            <text:p/>
          </table:table-cell>
          <table:table-cell table:style-name="ce113" table:formula="of:=IF(AND([.$BX$1];[.$BX$2];[$Synthèse.$H$1]);[$Données.D14];&quot;&quot;)">
            <text:p/>
          </table:table-cell>
          <table:table-cell table:style-name="ce113" table:formula="of:=IF(AND([.$BX$1];[.$BX$2];[$Synthèse.$H$1]);[$Données.E14];&quot;&quot;)">
            <text:p/>
          </table:table-cell>
          <table:table-cell table:style-name="ce113" table:formula="of:=IF(AND([.$BX$1];[.$BX$2];[$Synthèse.$H$1]);[$Données.F14];&quot;&quot;)">
            <text:p/>
          </table:table-cell>
          <table:table-cell table:style-name="ce113" table:formula="of:=IF(AND([.$BX$1];[.$BX$2];[$Synthèse.$H$1]);[$Données.G14];&quot;&quot;)">
            <text:p/>
          </table:table-cell>
          <table:table-cell table:style-name="ce113" table:formula="of:=IF(AND([.$BX$1];[.$BX$2];[$Synthèse.$H$1]);[$Données.H14];&quot;&quot;)">
            <text:p/>
          </table:table-cell>
          <table:table-cell table:style-name="ce113" table:formula="of:=IF(AND([.$BX$1];[.$BX$2];[$Synthèse.$H$1]);[$Données.I14];&quot;&quot;)">
            <text:p/>
          </table:table-cell>
          <table:table-cell table:style-name="ce118" table:formula="of:=IF(AND([.$BX$1];[.$BX$2];[$Synthèse.$H$1]);[$Données.J14];&quot;&quot;)">
            <text:p/>
          </table:table-cell>
          <table:table-cell table:style-name="ce87" table:formula="of:=IF(AND([.$BX$1];[.$BX$2];[$Synthèse.$H$1]);[$Données.K14];&quot;&quot;)">
            <text:p/>
          </table:table-cell>
          <table:table-cell table:style-name="ce87" table:formula="of:=IF(AND([.$BX$1];[.$BX$2];[$Synthèse.$H$1]);[$Données.L14];&quot;&quot;)">
            <text:p/>
          </table:table-cell>
          <table:table-cell table:style-name="ce113" table:formula="of:=IF(AND([.$BX$1];[.$BX$2];[$Synthèse.$H$1]);[$Données.M14];&quot;&quot;)">
            <text:p/>
          </table:table-cell>
          <table:table-cell table:style-name="ce113" table:formula="of:=IF(AND([.$BX$1];[.$BX$2];[$Synthèse.$H$1]);[$Données.N14];&quot;&quot;)">
            <text:p/>
          </table:table-cell>
          <table:table-cell table:style-name="ce113" table:formula="of:=IF(AND([.$BX$1];[.$BX$2];[$Synthèse.$H$1]);[$Données.O14];&quot;&quot;)">
            <text:p/>
          </table:table-cell>
          <table:table-cell table:style-name="ce113" table:formula="of:=IF(AND([.$BX$1];[.$BX$2];[$Synthèse.$H$1]);[$Données.P14];&quot;&quot;)">
            <text:p/>
          </table:table-cell>
          <table:table-cell table:style-name="ce113" table:formula="of:=IF(AND([.$BX$1];[.$BX$2];[$Synthèse.$H$1]);[$Données.Q14];&quot;&quot;)">
            <text:p/>
          </table:table-cell>
          <table:table-cell table:style-name="ce113" table:formula="of:=IF(AND([.$BX$1];[.$BX$2];[$Synthèse.$H$1]);[$Données.R14];&quot;&quot;)">
            <text:p/>
          </table:table-cell>
          <table:table-cell table:style-name="ce118" table:formula="of:=IF(AND([.$BX$1];[.$BX$2];[$Synthèse.$H$1]);[$Données.S14];&quot;&quot;)">
            <text:p/>
          </table:table-cell>
          <table:table-cell table:style-name="ce87" table:formula="of:=IF(AND([.$BX$1];[.$BX$2];[$Synthèse.$H$1]);[$Données.T14];&quot;&quot;)">
            <text:p/>
          </table:table-cell>
          <table:table-cell table:style-name="ce87" table:formula="of:=IF(AND([.$BX$1];[.$BX$2];[$Synthèse.$H$1]);[$Données.U14];&quot;&quot;)">
            <text:p/>
          </table:table-cell>
          <table:table-cell table:style-name="ce113" table:formula="of:=IF(AND([.$BX$1];[.$BX$2];[$Synthèse.$H$1]);[$Données.V14];&quot;&quot;)">
            <text:p/>
          </table:table-cell>
          <table:table-cell table:style-name="ce113" table:formula="of:=IF(AND([.$BX$1];[.$BX$2];[$Synthèse.$H$1]);[$Données.W14];&quot;&quot;)">
            <text:p/>
          </table:table-cell>
          <table:table-cell table:style-name="ce113" table:formula="of:=IF(AND([.$BX$1];[.$BX$2];[$Synthèse.$H$1]);[$Données.X14];&quot;&quot;)">
            <text:p/>
          </table:table-cell>
          <table:table-cell table:style-name="ce113" table:formula="of:=IF(AND([.$BX$1];[.$BX$2];[$Synthèse.$H$1]);[$Données.Y14];&quot;&quot;)">
            <text:p/>
          </table:table-cell>
          <table:table-cell table:style-name="ce113" table:formula="of:=IF(AND([.$BX$1];[.$BX$2];[$Synthèse.$H$1]);[$Données.Z14];&quot;&quot;)">
            <text:p/>
          </table:table-cell>
          <table:table-cell table:style-name="ce113" table:formula="of:=IF(AND([.$BX$1];[.$BX$2];[$Synthèse.$H$1]);[$Données.AA14];&quot;&quot;)">
            <text:p/>
          </table:table-cell>
          <table:table-cell table:style-name="ce118" table:formula="of:=IF(AND([.$BX$1];[.$BX$2];[$Synthèse.$H$1]);[$Données.AB14];&quot;&quot;)">
            <text:p/>
          </table:table-cell>
          <table:table-cell table:style-name="ce87" table:formula="of:=IF(AND([.$BX$1];[.$BX$2];[$Synthèse.$H$1]);[$Données.AC14];&quot;&quot;)">
            <text:p/>
          </table:table-cell>
          <table:table-cell table:style-name="ce153" table:formula="of:=IF(AND([.$BX$1];[.$BX$2];[$Synthèse.$H$1]);[$Données.AD14];&quot;&quot;)">
            <text:p/>
          </table:table-cell>
          <table:table-cell table:style-name="ce193" table:formula="of:=IF(AND([.$BX$1];[.$BX$2];[$Synthèse.$H$1]);[$Données.AE14];&quot;&quot;)">
            <text:p/>
          </table:table-cell>
          <table:table-cell table:style-name="ce193" table:formula="of:=IF(AND([.$BX$1];[.$BX$2];[$Synthèse.$H$1]);[$Données.AF14];&quot;&quot;)">
            <text:p/>
          </table:table-cell>
          <table:table-cell table:style-name="ce193" table:formula="of:=IF(AND([.$BX$1];[.$BX$2];[$Synthèse.$H$1]);[$Données.AG14];&quot;&quot;)">
            <text:p/>
          </table:table-cell>
          <table:table-cell table:style-name="ce193" table:formula="of:=IF(AND([.$BX$1];[.$BX$2];[$Synthèse.$H$1]);[$Données.AH14];&quot;&quot;)">
            <text:p/>
          </table:table-cell>
          <table:table-cell table:style-name="ce193" table:formula="of:=IF(AND([.$BX$1];[.$BX$2];[$Synthèse.$H$1]);[$Données.AI14];&quot;&quot;)">
            <text:p/>
          </table:table-cell>
          <table:table-cell table:style-name="ce193" table:formula="of:=IF(AND([.$BX$1];[.$BX$2];[$Synthèse.$H$1]);[$Données.AJ14];&quot;&quot;)">
            <text:p/>
          </table:table-cell>
          <table:table-cell table:style-name="ce213" table:formula="of:=IF(AND([.$BX$1];[.$BX$2];[$Synthèse.$H$1]);[$Données.AK14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5];&quot;&quot;)">
            <text:p/>
          </table:table-cell>
          <table:table-cell table:style-name="ce38" table:formula="of:=IF(AND([.$BX$1];[.$BX$2];[$Synthèse.$H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5];&quot;&quot;)">
            <text:p/>
          </table:table-cell>
          <table:table-cell table:style-name="ce38" table:formula="of:=IF(AND([.$BX$1];[.$BX$2];[$Synthèse.$H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5];&quot;&quot;)">
            <text:p/>
          </table:table-cell>
          <table:table-cell table:style-name="ce38" table:formula="of:=IF(AND([.$BX$1];[.$BX$2];[$Synthèse.$H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[$Données.C16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style-name="Default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 table:number-rows-repeated="1048538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kNbX5X4eqM2VoVDPl90qsZnnMN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style-name="ce174"/>
          <table:covered-table-cell table:style-name="ce58"/>
          <table:table-cell table:style-name="ce199" table:formula="of:=IF(AND([.$BX$1];[$Synthèse.H1]);[$Données.BC29];&quot;&quot;)" table:number-columns-spanned="3" table:number-rows-spanned="2">
            <text:p/>
          </table:table-cell>
          <table:covered-table-cell table:style-name="ce269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9"/>
          <table:covered-table-cell table:style-name="ce285"/>
          <table:table-cell table:style-name="ce238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number-columns-repeated="2" table:style-name="ce174"/>
          <table:covered-table-cell table:style-name="ce269"/>
          <table:covered-table-cell table:number-columns-repeated="2" table:style-name="ce263"/>
          <table:covered-table-cell table:style-name="ce269"/>
          <table:covered-table-cell table:style-name="ce263"/>
          <table:covered-table-cell table:style-name="ce285"/>
          <table:table-cell table:style-name="ce238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9"/>
          <table:table-cell table:style-name="ce257" table:number-columns-repeated="6"/>
          <table:table-cell table:style-name="ce276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4"/>
          <table:table-cell table:style-name="ce274" table:number-columns-repeated="2"/>
          <table:table-cell table:style-name="ce278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4"/>
          <table:table-cell table:style-name="ce274" table:number-columns-repeated="2"/>
          <table:table-cell table:style-name="ce278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32];&quot;&quot;)">
            <text:p/>
          </table:table-cell>
          <table:table-cell table:style-name="ce105" table:formula="of:=IF(AND([.$BX$1];[.$BX$2];[$Synthèse.H1]);[$Données.D32];&quot;&quot;)">
            <text:p/>
          </table:table-cell>
          <table:table-cell table:style-name="ce105" table:formula="of:=IF(AND([.$BX$1];[.$BX$2];[$Synthèse.H1]);[$Données.E32];&quot;&quot;)">
            <text:p/>
          </table:table-cell>
          <table:table-cell table:style-name="ce105" table:formula="of:=IF(AND([.$BX$1];[.$BX$2];[$Synthèse.H1]);[$Données.F32];&quot;&quot;)">
            <text:p/>
          </table:table-cell>
          <table:table-cell table:style-name="ce105" table:formula="of:=IF(AND([.$BX$1];[.$BX$2];[$Synthèse.H1]);[$Données.G32];&quot;&quot;)">
            <text:p/>
          </table:table-cell>
          <table:table-cell table:style-name="ce105" table:formula="of:=IF(AND([.$BX$1];[.$BX$2];[$Synthèse.H1]);[$Données.H32];&quot;&quot;)">
            <text:p/>
          </table:table-cell>
          <table:table-cell table:style-name="ce105" table:formula="of:=IF(AND([.$BX$1];[.$BX$2];[$Synthèse.H1]);[$Données.I32];&quot;&quot;)">
            <text:p/>
          </table:table-cell>
          <table:table-cell table:style-name="ce131" table:formula="of:=IF(AND([.$BX$1];[.$BX$2];[$Synthèse.H1]);[$Données.J32];&quot;&quot;)">
            <text:p/>
          </table:table-cell>
          <table:table-cell table:style-name="ce131" table:formula="of:=IF(AND([.$BX$1];[.$BX$2];[$Synthèse.H1]);[$Données.K32];&quot;&quot;)">
            <text:p/>
          </table:table-cell>
          <table:table-cell table:style-name="ce69" table:formula="of:=IF(AND([.$BX$1];[.$BX$2];[$Synthèse.H1]);[$Données.L32];&quot;&quot;)">
            <text:p/>
          </table:table-cell>
          <table:table-cell table:style-name="ce104" table:formula="of:=IF(AND([.$BX$1];[.$BX$2];[$Synthèse.H1]);[$Données.M32];&quot;&quot;)">
            <text:p/>
          </table:table-cell>
          <table:table-cell table:style-name="ce104" table:formula="of:=IF(AND([.$BX$1];[.$BX$2];[$Synthèse.H1]);[$Données.N32];&quot;&quot;)">
            <text:p/>
          </table:table-cell>
          <table:table-cell table:style-name="ce104" table:formula="of:=IF(AND([.$BX$1];[.$BX$2];[$Synthèse.H1]);[$Données.O32];&quot;&quot;)">
            <text:p/>
          </table:table-cell>
          <table:table-cell table:style-name="ce104" table:formula="of:=IF(AND([.$BX$1];[.$BX$2];[$Synthèse.H1]);[$Données.P32];&quot;&quot;)">
            <text:p/>
          </table:table-cell>
          <table:table-cell table:style-name="ce104" table:formula="of:=IF(AND([.$BX$1];[.$BX$2];[$Synthèse.H1]);[$Données.Q32];&quot;&quot;)">
            <text:p/>
          </table:table-cell>
          <table:table-cell table:style-name="ce104" table:formula="of:=IF(AND([.$BX$1];[.$BX$2];[$Synthèse.H1]);[$Données.R32];&quot;&quot;)">
            <text:p/>
          </table:table-cell>
          <table:table-cell table:style-name="ce115" table:formula="of:=IF(AND([.$BX$1];[.$BX$2];[$Synthèse.H1]);[$Données.S32];&quot;&quot;)">
            <text:p/>
          </table:table-cell>
          <table:table-cell table:style-name="ce115" table:formula="of:=IF(AND([.$BX$1];[.$BX$2];[$Synthèse.H1]);[$Données.T32];&quot;&quot;)">
            <text:p/>
          </table:table-cell>
          <table:table-cell table:style-name="ce69" table:formula="of:=IF(AND([.$BX$1];[.$BX$2];[$Synthèse.H1]);[$Données.U32];&quot;&quot;)">
            <text:p/>
          </table:table-cell>
          <table:table-cell table:style-name="ce105" table:formula="of:=IF(AND([.$BX$1];[.$BX$2];[$Synthèse.H1]);[$Données.V32];&quot;&quot;)">
            <text:p/>
          </table:table-cell>
          <table:table-cell table:style-name="ce105" table:formula="of:=IF(AND([.$BX$1];[.$BX$2];[$Synthèse.H1]);[$Données.W32];&quot;&quot;)">
            <text:p/>
          </table:table-cell>
          <table:table-cell table:style-name="ce105" table:formula="of:=IF(AND([.$BX$1];[.$BX$2];[$Synthèse.H1]);[$Données.X32];&quot;&quot;)">
            <text:p/>
          </table:table-cell>
          <table:table-cell table:style-name="ce105" table:formula="of:=IF(AND([.$BX$1];[.$BX$2];[$Synthèse.H1]);[$Données.Y32];&quot;&quot;)">
            <text:p/>
          </table:table-cell>
          <table:table-cell table:style-name="ce105" table:formula="of:=IF(AND([.$BX$1];[.$BX$2];[$Synthèse.H1]);[$Données.Z32];&quot;&quot;)">
            <text:p/>
          </table:table-cell>
          <table:table-cell table:style-name="ce105" table:formula="of:=IF(AND([.$BX$1];[.$BX$2];[$Synthèse.H1]);[$Données.AA32];&quot;&quot;)">
            <text:p/>
          </table:table-cell>
          <table:table-cell table:style-name="ce131" table:formula="of:=IF(AND([.$BX$1];[.$BX$2];[$Synthèse.H1]);[$Données.AB32];&quot;&quot;)">
            <text:p/>
          </table:table-cell>
          <table:table-cell table:style-name="ce131" table:formula="of:=IF(AND([.$BX$1];[.$BX$2];[$Synthèse.H1]);[$Données.AC32];&quot;&quot;)">
            <text:p/>
          </table:table-cell>
          <table:table-cell table:style-name="ce69" table:formula="of:=IF(AND([.$BX$1];[.$BX$2];[$Synthèse.H1]);[$Données.AD32];&quot;&quot;)">
            <text:p/>
          </table:table-cell>
          <table:table-cell table:style-name="ce105" table:formula="of:=IF(AND([.$BX$1];[.$BX$2];[$Synthèse.H1]);[$Données.AE32];&quot;&quot;)">
            <text:p/>
          </table:table-cell>
          <table:table-cell table:style-name="ce105" table:formula="of:=IF(AND([.$BX$1];[.$BX$2];[$Synthèse.H1]);[$Données.AF32];&quot;&quot;)">
            <text:p/>
          </table:table-cell>
          <table:table-cell table:style-name="ce105" table:formula="of:=IF(AND([.$BX$1];[.$BX$2];[$Synthèse.H1]);[$Données.AG32];&quot;&quot;)">
            <text:p/>
          </table:table-cell>
          <table:table-cell table:style-name="ce105" table:formula="of:=IF(AND([.$BX$1];[.$BX$2];[$Synthèse.H1]);[$Données.AH32];&quot;&quot;)">
            <text:p/>
          </table:table-cell>
          <table:table-cell table:style-name="ce105" table:formula="of:=IF(AND([.$BX$1];[.$BX$2];[$Synthèse.H1]);[$Données.AI32];&quot;&quot;)">
            <text:p/>
          </table:table-cell>
          <table:table-cell table:style-name="ce105" table:formula="of:=IF(AND([.$BX$1];[.$BX$2];[$Synthèse.H1]);[$Données.AJ32];&quot;&quot;)">
            <text:p/>
          </table:table-cell>
          <table:table-cell table:style-name="ce131" table:formula="of:=IF(AND([.$BX$1];[.$BX$2];[$Synthèse.H1]);[$Données.AK32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34];&quot;&quot;)">
            <text:p/>
          </table:table-cell>
          <table:table-cell table:style-name="ce112" table:formula="of:=IF(AND([.$BX$1];[.$BX$2];[$Synthèse.H1]);[$Données.D34];&quot;&quot;)">
            <text:p/>
          </table:table-cell>
          <table:table-cell table:style-name="ce112" table:formula="of:=IF(AND([.$BX$1];[.$BX$2];[$Synthèse.H1]);[$Données.E34];&quot;&quot;)">
            <text:p/>
          </table:table-cell>
          <table:table-cell table:style-name="ce112" table:formula="of:=IF(AND([.$BX$1];[.$BX$2];[$Synthèse.H1]);[$Données.F34];&quot;&quot;)">
            <text:p/>
          </table:table-cell>
          <table:table-cell table:style-name="ce112" table:formula="of:=IF(AND([.$BX$1];[.$BX$2];[$Synthèse.H1]);[$Données.G34];&quot;&quot;)">
            <text:p/>
          </table:table-cell>
          <table:table-cell table:style-name="ce112" table:formula="of:=IF(AND([.$BX$1];[.$BX$2];[$Synthèse.H1]);[$Données.H34];&quot;&quot;)">
            <text:p/>
          </table:table-cell>
          <table:table-cell table:style-name="ce112" table:formula="of:=IF(AND([.$BX$1];[.$BX$2];[$Synthèse.H1]);[$Données.I34];&quot;&quot;)">
            <text:p/>
          </table:table-cell>
          <table:table-cell table:style-name="ce117" table:formula="of:=IF(AND([.$BX$1];[.$BX$2];[$Synthèse.H1]);[$Données.J34];&quot;&quot;)">
            <text:p/>
          </table:table-cell>
          <table:table-cell table:style-name="ce117" table:formula="of:=IF(AND([.$BX$1];[.$BX$2];[$Synthèse.H1]);[$Données.K34];&quot;&quot;)">
            <text:p/>
          </table:table-cell>
          <table:table-cell table:style-name="ce86" table:formula="of:=IF(AND([.$BX$1];[.$BX$2];[$Synthèse.H1]);[$Données.L34];&quot;&quot;)">
            <text:p/>
          </table:table-cell>
          <table:table-cell table:style-name="ce112" table:formula="of:=IF(AND([.$BX$1];[.$BX$2];[$Synthèse.H1]);[$Données.M34];&quot;&quot;)">
            <text:p/>
          </table:table-cell>
          <table:table-cell table:style-name="ce112" table:formula="of:=IF(AND([.$BX$1];[.$BX$2];[$Synthèse.H1]);[$Données.N34];&quot;&quot;)">
            <text:p/>
          </table:table-cell>
          <table:table-cell table:style-name="ce112" table:formula="of:=IF(AND([.$BX$1];[.$BX$2];[$Synthèse.H1]);[$Données.O34];&quot;&quot;)">
            <text:p/>
          </table:table-cell>
          <table:table-cell table:style-name="ce112" table:formula="of:=IF(AND([.$BX$1];[.$BX$2];[$Synthèse.H1]);[$Données.P34];&quot;&quot;)">
            <text:p/>
          </table:table-cell>
          <table:table-cell table:style-name="ce112" table:formula="of:=IF(AND([.$BX$1];[.$BX$2];[$Synthèse.H1]);[$Données.Q34];&quot;&quot;)">
            <text:p/>
          </table:table-cell>
          <table:table-cell table:style-name="ce112" table:formula="of:=IF(AND([.$BX$1];[.$BX$2];[$Synthèse.H1]);[$Données.R34];&quot;&quot;)">
            <text:p/>
          </table:table-cell>
          <table:table-cell table:style-name="ce117" table:formula="of:=IF(AND([.$BX$1];[.$BX$2];[$Synthèse.H1]);[$Données.S34];&quot;&quot;)">
            <text:p/>
          </table:table-cell>
          <table:table-cell table:style-name="ce117" table:formula="of:=IF(AND([.$BX$1];[.$BX$2];[$Synthèse.H1]);[$Données.T34];&quot;&quot;)">
            <text:p/>
          </table:table-cell>
          <table:table-cell table:style-name="ce86" table:formula="of:=IF(AND([.$BX$1];[.$BX$2];[$Synthèse.H1]);[$Données.U34];&quot;&quot;)">
            <text:p/>
          </table:table-cell>
          <table:table-cell table:style-name="ce112" table:formula="of:=IF(AND([.$BX$1];[.$BX$2];[$Synthèse.H1]);[$Données.V34];&quot;&quot;)">
            <text:p/>
          </table:table-cell>
          <table:table-cell table:style-name="ce112" table:formula="of:=IF(AND([.$BX$1];[.$BX$2];[$Synthèse.H1]);[$Données.W34];&quot;&quot;)">
            <text:p/>
          </table:table-cell>
          <table:table-cell table:style-name="ce112" table:formula="of:=IF(AND([.$BX$1];[.$BX$2];[$Synthèse.H1]);[$Données.X34];&quot;&quot;)">
            <text:p/>
          </table:table-cell>
          <table:table-cell table:style-name="ce112" table:formula="of:=IF(AND([.$BX$1];[.$BX$2];[$Synthèse.H1]);[$Données.Y34];&quot;&quot;)">
            <text:p/>
          </table:table-cell>
          <table:table-cell table:style-name="ce112" table:formula="of:=IF(AND([.$BX$1];[.$BX$2];[$Synthèse.H1]);[$Données.Z34];&quot;&quot;)">
            <text:p/>
          </table:table-cell>
          <table:table-cell table:style-name="ce112" table:formula="of:=IF(AND([.$BX$1];[.$BX$2];[$Synthèse.H1]);[$Données.AA34];&quot;&quot;)">
            <text:p/>
          </table:table-cell>
          <table:table-cell table:style-name="ce117" table:formula="of:=IF(AND([.$BX$1];[.$BX$2];[$Synthèse.H1]);[$Données.AB34];&quot;&quot;)">
            <text:p/>
          </table:table-cell>
          <table:table-cell table:style-name="ce117" table:formula="of:=IF(AND([.$BX$1];[.$BX$2];[$Synthèse.H1]);[$Données.AC34];&quot;&quot;)">
            <text:p/>
          </table:table-cell>
          <table:table-cell table:style-name="ce250" table:formula="of:=IF(AND([.$BX$1];[.$BX$2];[$Synthèse.H1]);[$Données.AD34];&quot;&quot;)">
            <text:p/>
          </table:table-cell>
          <table:table-cell table:style-name="ce259" table:formula="of:=IF(AND([.$BX$1];[.$BX$2];[$Synthèse.H1]);[$Données.AE34];&quot;&quot;)">
            <text:p/>
          </table:table-cell>
          <table:table-cell table:style-name="ce259" table:formula="of:=IF(AND([.$BX$1];[.$BX$2];[$Synthèse.H1]);[$Données.AF34];&quot;&quot;)">
            <text:p/>
          </table:table-cell>
          <table:table-cell table:style-name="ce259" table:formula="of:=IF(AND([.$BX$1];[.$BX$2];[$Synthèse.H1]);[$Données.AG34];&quot;&quot;)">
            <text:p/>
          </table:table-cell>
          <table:table-cell table:style-name="ce259" table:formula="of:=IF(AND([.$BX$1];[.$BX$2];[$Synthèse.H1]);[$Données.AH34];&quot;&quot;)">
            <text:p/>
          </table:table-cell>
          <table:table-cell table:style-name="ce259" table:formula="of:=IF(AND([.$BX$1];[.$BX$2];[$Synthèse.H1]);[$Données.AI34];&quot;&quot;)">
            <text:p/>
          </table:table-cell>
          <table:table-cell table:style-name="ce259" table:formula="of:=IF(AND([.$BX$1];[.$BX$2];[$Synthèse.H1]);[$Données.AJ34];&quot;&quot;)">
            <text:p/>
          </table:table-cell>
          <table:table-cell table:style-name="ce280" table:formula="of:=IF(AND([.$BX$1];[.$BX$2];[$Synthèse.H1]);[$Données.AK34];&quot;&quot;)">
            <text:p/>
          </table:table-cell>
          <table:table-cell table:style-name="ce373" table:formula="of:=IF(AND([.$BX$1];[.$BX$2];[$Synthèse.H1]);[$Données.AL34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5];&quot;&quot;)">
            <text:p/>
          </table:table-cell>
          <table:table-cell table:style-name="ce113" table:formula="of:=IF(AND([.$BX$1];[.$BX$2];[$Synthèse.H1]);[$Données.D35];&quot;&quot;)">
            <text:p/>
          </table:table-cell>
          <table:table-cell table:style-name="ce113" table:formula="of:=IF(AND([.$BX$1];[.$BX$2];[$Synthèse.H1]);[$Données.E35];&quot;&quot;)">
            <text:p/>
          </table:table-cell>
          <table:table-cell table:style-name="ce113" table:formula="of:=IF(AND([.$BX$1];[.$BX$2];[$Synthèse.H1]);[$Données.F35];&quot;&quot;)">
            <text:p/>
          </table:table-cell>
          <table:table-cell table:style-name="ce113" table:formula="of:=IF(AND([.$BX$1];[.$BX$2];[$Synthèse.H1]);[$Données.G35];&quot;&quot;)">
            <text:p/>
          </table:table-cell>
          <table:table-cell table:style-name="ce113" table:formula="of:=IF(AND([.$BX$1];[.$BX$2];[$Synthèse.H1]);[$Données.H35];&quot;&quot;)">
            <text:p/>
          </table:table-cell>
          <table:table-cell table:style-name="ce113" table:formula="of:=IF(AND([.$BX$1];[.$BX$2];[$Synthèse.H1]);[$Données.I35];&quot;&quot;)">
            <text:p/>
          </table:table-cell>
          <table:table-cell table:style-name="ce118" table:formula="of:=IF(AND([.$BX$1];[.$BX$2];[$Synthèse.H1]);[$Données.J35];&quot;&quot;)">
            <text:p/>
          </table:table-cell>
          <table:table-cell table:style-name="ce123" table:formula="of:=IF(AND([.$BX$1];[.$BX$2];[$Synthèse.H1]);[$Données.K35];&quot;&quot;)">
            <text:p/>
          </table:table-cell>
          <table:table-cell table:style-name="ce87" table:formula="of:=IF(AND([.$BX$1];[.$BX$2];[$Synthèse.H1]);[$Données.L35];&quot;&quot;)">
            <text:p/>
          </table:table-cell>
          <table:table-cell table:style-name="ce113" table:formula="of:=IF(AND([.$BX$1];[.$BX$2];[$Synthèse.H1]);[$Données.M35];&quot;&quot;)">
            <text:p/>
          </table:table-cell>
          <table:table-cell table:style-name="ce113" table:formula="of:=IF(AND([.$BX$1];[.$BX$2];[$Synthèse.H1]);[$Données.N35];&quot;&quot;)">
            <text:p/>
          </table:table-cell>
          <table:table-cell table:style-name="ce113" table:formula="of:=IF(AND([.$BX$1];[.$BX$2];[$Synthèse.H1]);[$Données.O35];&quot;&quot;)">
            <text:p/>
          </table:table-cell>
          <table:table-cell table:style-name="ce113" table:formula="of:=IF(AND([.$BX$1];[.$BX$2];[$Synthèse.H1]);[$Données.P35];&quot;&quot;)">
            <text:p/>
          </table:table-cell>
          <table:table-cell table:style-name="ce113" table:formula="of:=IF(AND([.$BX$1];[.$BX$2];[$Synthèse.H1]);[$Données.Q35];&quot;&quot;)">
            <text:p/>
          </table:table-cell>
          <table:table-cell table:style-name="ce113" table:formula="of:=IF(AND([.$BX$1];[.$BX$2];[$Synthèse.H1]);[$Données.R35];&quot;&quot;)">
            <text:p/>
          </table:table-cell>
          <table:table-cell table:style-name="ce118" table:formula="of:=IF(AND([.$BX$1];[.$BX$2];[$Synthèse.H1]);[$Données.S35];&quot;&quot;)">
            <text:p/>
          </table:table-cell>
          <table:table-cell table:style-name="ce123" table:formula="of:=IF(AND([.$BX$1];[.$BX$2];[$Synthèse.H1]);[$Données.T35];&quot;&quot;)">
            <text:p/>
          </table:table-cell>
          <table:table-cell table:style-name="ce87" table:formula="of:=IF(AND([.$BX$1];[.$BX$2];[$Synthèse.H1]);[$Données.U35];&quot;&quot;)">
            <text:p/>
          </table:table-cell>
          <table:table-cell table:style-name="ce113" table:formula="of:=IF(AND([.$BX$1];[.$BX$2];[$Synthèse.H1]);[$Données.V35];&quot;&quot;)">
            <text:p/>
          </table:table-cell>
          <table:table-cell table:style-name="ce113" table:formula="of:=IF(AND([.$BX$1];[.$BX$2];[$Synthèse.H1]);[$Données.W35];&quot;&quot;)">
            <text:p/>
          </table:table-cell>
          <table:table-cell table:style-name="ce113" table:formula="of:=IF(AND([.$BX$1];[.$BX$2];[$Synthèse.H1]);[$Données.X35];&quot;&quot;)">
            <text:p/>
          </table:table-cell>
          <table:table-cell table:style-name="ce113" table:formula="of:=IF(AND([.$BX$1];[.$BX$2];[$Synthèse.H1]);[$Données.Y35];&quot;&quot;)">
            <text:p/>
          </table:table-cell>
          <table:table-cell table:style-name="ce113" table:formula="of:=IF(AND([.$BX$1];[.$BX$2];[$Synthèse.H1]);[$Données.Z35];&quot;&quot;)">
            <text:p/>
          </table:table-cell>
          <table:table-cell table:style-name="ce113" table:formula="of:=IF(AND([.$BX$1];[.$BX$2];[$Synthèse.H1]);[$Données.AA35];&quot;&quot;)">
            <text:p/>
          </table:table-cell>
          <table:table-cell table:style-name="ce118" table:formula="of:=IF(AND([.$BX$1];[.$BX$2];[$Synthèse.H1]);[$Données.AB35];&quot;&quot;)">
            <text:p/>
          </table:table-cell>
          <table:table-cell table:style-name="ce123" table:formula="of:=IF(AND([.$BX$1];[.$BX$2];[$Synthèse.H1]);[$Données.AC35];&quot;&quot;)">
            <text:p/>
          </table:table-cell>
          <table:table-cell table:style-name="ce251" table:formula="of:=IF(AND([.$BX$1];[.$BX$2];[$Synthèse.H1]);[$Données.AD35];&quot;&quot;)">
            <text:p/>
          </table:table-cell>
          <table:table-cell table:style-name="ce260" table:formula="of:=IF(AND([.$BX$1];[.$BX$2];[$Synthèse.H1]);[$Données.AE35];&quot;&quot;)">
            <text:p/>
          </table:table-cell>
          <table:table-cell table:style-name="ce260" table:formula="of:=IF(AND([.$BX$1];[.$BX$2];[$Synthèse.H1]);[$Données.AF35];&quot;&quot;)">
            <text:p/>
          </table:table-cell>
          <table:table-cell table:style-name="ce260" table:formula="of:=IF(AND([.$BX$1];[.$BX$2];[$Synthèse.H1]);[$Données.AG35];&quot;&quot;)">
            <text:p/>
          </table:table-cell>
          <table:table-cell table:style-name="ce260" table:formula="of:=IF(AND([.$BX$1];[.$BX$2];[$Synthèse.H1]);[$Données.AH35];&quot;&quot;)">
            <text:p/>
          </table:table-cell>
          <table:table-cell table:style-name="ce260" table:formula="of:=IF(AND([.$BX$1];[.$BX$2];[$Synthèse.H1]);[$Données.AI35];&quot;&quot;)">
            <text:p/>
          </table:table-cell>
          <table:table-cell table:style-name="ce260" table:formula="of:=IF(AND([.$BX$1];[.$BX$2];[$Synthèse.H1]);[$Données.AJ35];&quot;&quot;)">
            <text:p/>
          </table:table-cell>
          <table:table-cell table:style-name="ce281" table:formula="of:=IF(AND([.$BX$1];[.$BX$2];[$Synthèse.H1]);[$Données.AK3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6];&quot;&quot;)">
            <text:p/>
          </table:table-cell>
          <table:table-cell table:style-name="ce38" table:formula="of:=IF(AND([.$BX$1];[.$BX$2];[$Synthèse.H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6];&quot;&quot;)">
            <text:p/>
          </table:table-cell>
          <table:table-cell table:style-name="ce38" table:formula="of:=IF(AND([.$BX$1];[.$BX$2];[$Synthèse.H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6];&quot;&quot;)">
            <text:p/>
          </table:table-cell>
          <table:table-cell table:style-name="ce38" table:formula="of:=IF(AND([.$BX$1];[.$BX$2];[$Synthèse.H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7];&quot;&quot;)">
            <text:p/>
          </table:table-cell>
          <table:table-cell table:style-name="ce113" table:formula="of:=IF(AND([.$BX$1];[.$BX$2];[$Synthèse.H1]);[$Données.D37];&quot;&quot;)">
            <text:p/>
          </table:table-cell>
          <table:table-cell table:style-name="ce113" table:formula="of:=IF(AND([.$BX$1];[.$BX$2];[$Synthèse.H1]);[$Données.E37];&quot;&quot;)">
            <text:p/>
          </table:table-cell>
          <table:table-cell table:style-name="ce113" table:formula="of:=IF(AND([.$BX$1];[.$BX$2];[$Synthèse.H1]);[$Données.F37];&quot;&quot;)">
            <text:p/>
          </table:table-cell>
          <table:table-cell table:style-name="ce113" table:formula="of:=IF(AND([.$BX$1];[.$BX$2];[$Synthèse.H1]);[$Données.G37];&quot;&quot;)">
            <text:p/>
          </table:table-cell>
          <table:table-cell table:style-name="ce113" table:formula="of:=IF(AND([.$BX$1];[.$BX$2];[$Synthèse.H1]);[$Données.H37];&quot;&quot;)">
            <text:p/>
          </table:table-cell>
          <table:table-cell table:style-name="ce113" table:formula="of:=IF(AND([.$BX$1];[.$BX$2];[$Synthèse.H1]);[$Données.I37];&quot;&quot;)">
            <text:p/>
          </table:table-cell>
          <table:table-cell table:style-name="ce118" table:formula="of:=IF(AND([.$BX$1];[.$BX$2];[$Synthèse.H1]);[$Données.J37];&quot;&quot;)">
            <text:p/>
          </table:table-cell>
          <table:table-cell table:style-name="ce87" table:formula="of:=IF(AND([.$BX$1];[.$BX$2];[$Synthèse.H1]);[$Données.K37];&quot;&quot;)">
            <text:p/>
          </table:table-cell>
          <table:table-cell table:style-name="ce87" table:formula="of:=IF(AND([.$BX$1];[.$BX$2];[$Synthèse.H1]);[$Données.L37];&quot;&quot;)">
            <text:p/>
          </table:table-cell>
          <table:table-cell table:style-name="ce113" table:formula="of:=IF(AND([.$BX$1];[.$BX$2];[$Synthèse.H1]);[$Données.M37];&quot;&quot;)">
            <text:p/>
          </table:table-cell>
          <table:table-cell table:style-name="ce113" table:formula="of:=IF(AND([.$BX$1];[.$BX$2];[$Synthèse.H1]);[$Données.N37];&quot;&quot;)">
            <text:p/>
          </table:table-cell>
          <table:table-cell table:style-name="ce113" table:formula="of:=IF(AND([.$BX$1];[.$BX$2];[$Synthèse.H1]);[$Données.O37];&quot;&quot;)">
            <text:p/>
          </table:table-cell>
          <table:table-cell table:style-name="ce113" table:formula="of:=IF(AND([.$BX$1];[.$BX$2];[$Synthèse.H1]);[$Données.P37];&quot;&quot;)">
            <text:p/>
          </table:table-cell>
          <table:table-cell table:style-name="ce113" table:formula="of:=IF(AND([.$BX$1];[.$BX$2];[$Synthèse.H1]);[$Données.Q37];&quot;&quot;)">
            <text:p/>
          </table:table-cell>
          <table:table-cell table:style-name="ce113" table:formula="of:=IF(AND([.$BX$1];[.$BX$2];[$Synthèse.H1]);[$Données.R37];&quot;&quot;)">
            <text:p/>
          </table:table-cell>
          <table:table-cell table:style-name="ce118" table:formula="of:=IF(AND([.$BX$1];[.$BX$2];[$Synthèse.H1]);[$Données.S37];&quot;&quot;)">
            <text:p/>
          </table:table-cell>
          <table:table-cell table:style-name="ce87" table:formula="of:=IF(AND([.$BX$1];[.$BX$2];[$Synthèse.H1]);[$Données.T37];&quot;&quot;)">
            <text:p/>
          </table:table-cell>
          <table:table-cell table:style-name="ce87" table:formula="of:=IF(AND([.$BX$1];[.$BX$2];[$Synthèse.H1]);[$Données.U37];&quot;&quot;)">
            <text:p/>
          </table:table-cell>
          <table:table-cell table:style-name="ce113" table:formula="of:=IF(AND([.$BX$1];[.$BX$2];[$Synthèse.H1]);[$Données.V37];&quot;&quot;)">
            <text:p/>
          </table:table-cell>
          <table:table-cell table:style-name="ce113" table:formula="of:=IF(AND([.$BX$1];[.$BX$2];[$Synthèse.H1]);[$Données.W37];&quot;&quot;)">
            <text:p/>
          </table:table-cell>
          <table:table-cell table:style-name="ce113" table:formula="of:=IF(AND([.$BX$1];[.$BX$2];[$Synthèse.H1]);[$Données.X37];&quot;&quot;)">
            <text:p/>
          </table:table-cell>
          <table:table-cell table:style-name="ce113" table:formula="of:=IF(AND([.$BX$1];[.$BX$2];[$Synthèse.H1]);[$Données.Y37];&quot;&quot;)">
            <text:p/>
          </table:table-cell>
          <table:table-cell table:style-name="ce113" table:formula="of:=IF(AND([.$BX$1];[.$BX$2];[$Synthèse.H1]);[$Données.Z37];&quot;&quot;)">
            <text:p/>
          </table:table-cell>
          <table:table-cell table:style-name="ce113" table:formula="of:=IF(AND([.$BX$1];[.$BX$2];[$Synthèse.H1]);[$Données.AA37];&quot;&quot;)">
            <text:p/>
          </table:table-cell>
          <table:table-cell table:style-name="ce118" table:formula="of:=IF(AND([.$BX$1];[.$BX$2];[$Synthèse.H1]);[$Données.AB37];&quot;&quot;)">
            <text:p/>
          </table:table-cell>
          <table:table-cell table:style-name="ce87" table:formula="of:=IF(AND([.$BX$1];[.$BX$2];[$Synthèse.H1]);[$Données.AC37];&quot;&quot;)">
            <text:p/>
          </table:table-cell>
          <table:table-cell table:style-name="ce253" table:formula="of:=IF(AND([.$BX$1];[.$BX$2];[$Synthèse.H1]);[$Données.AD37];&quot;&quot;)">
            <text:p/>
          </table:table-cell>
          <table:table-cell table:style-name="ce156" table:formula="of:=IF(AND([.$BX$1];[.$BX$2];[$Synthèse.H1]);[$Données.AE37];&quot;&quot;)">
            <text:p/>
          </table:table-cell>
          <table:table-cell table:style-name="ce156" table:formula="of:=IF(AND([.$BX$1];[.$BX$2];[$Synthèse.H1]);[$Données.AF37];&quot;&quot;)">
            <text:p/>
          </table:table-cell>
          <table:table-cell table:style-name="ce156" table:formula="of:=IF(AND([.$BX$1];[.$BX$2];[$Synthèse.H1]);[$Données.AG37];&quot;&quot;)">
            <text:p/>
          </table:table-cell>
          <table:table-cell table:style-name="ce156" table:formula="of:=IF(AND([.$BX$1];[.$BX$2];[$Synthèse.H1]);[$Données.AH37];&quot;&quot;)">
            <text:p/>
          </table:table-cell>
          <table:table-cell table:style-name="ce156" table:formula="of:=IF(AND([.$BX$1];[.$BX$2];[$Synthèse.H1]);[$Données.AI37];&quot;&quot;)">
            <text:p/>
          </table:table-cell>
          <table:table-cell table:style-name="ce156" table:formula="of:=IF(AND([.$BX$1];[.$BX$2];[$Synthèse.H1]);[$Données.AJ37];&quot;&quot;)">
            <text:p/>
          </table:table-cell>
          <table:table-cell table:style-name="ce163" table:formula="of:=IF(AND([.$BX$1];[.$BX$2];[$Synthèse.H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8];&quot;&quot;)">
            <text:p/>
          </table:table-cell>
          <table:table-cell table:style-name="ce38" table:formula="of:=IF(AND([.$BX$1];[.$BX$2];[$Synthèse.H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8];&quot;&quot;)">
            <text:p/>
          </table:table-cell>
          <table:table-cell table:style-name="ce38" table:formula="of:=IF(AND([.$BX$1];[.$BX$2];[$Synthèse.H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8];&quot;&quot;)">
            <text:p/>
          </table:table-cell>
          <table:table-cell table:style-name="ce38" table:formula="of:=IF(AND([.$BX$1];[.$BX$2];[$Synthèse.H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9];&quot;&quot;)">
            <text:p/>
          </table:table-cell>
          <table:table-cell table:style-name="ce113" table:formula="of:=IF(AND([.$BX$1];[.$BX$2];[$Synthèse.H1]);[$Données.D39];&quot;&quot;)">
            <text:p/>
          </table:table-cell>
          <table:table-cell table:style-name="ce113" table:formula="of:=IF(AND([.$BX$1];[.$BX$2];[$Synthèse.H1]);[$Données.E39];&quot;&quot;)">
            <text:p/>
          </table:table-cell>
          <table:table-cell table:style-name="ce113" table:formula="of:=IF(AND([.$BX$1];[.$BX$2];[$Synthèse.H1]);[$Données.F39];&quot;&quot;)">
            <text:p/>
          </table:table-cell>
          <table:table-cell table:style-name="ce113" table:formula="of:=IF(AND([.$BX$1];[.$BX$2];[$Synthèse.H1]);[$Données.G39];&quot;&quot;)">
            <text:p/>
          </table:table-cell>
          <table:table-cell table:style-name="ce113" table:formula="of:=IF(AND([.$BX$1];[.$BX$2];[$Synthèse.H1]);[$Données.H39];&quot;&quot;)">
            <text:p/>
          </table:table-cell>
          <table:table-cell table:style-name="ce113" table:formula="of:=IF(AND([.$BX$1];[.$BX$2];[$Synthèse.H1]);[$Données.I39];&quot;&quot;)">
            <text:p/>
          </table:table-cell>
          <table:table-cell table:style-name="ce118" table:formula="of:=IF(AND([.$BX$1];[.$BX$2];[$Synthèse.H1]);[$Données.J39];&quot;&quot;)">
            <text:p/>
          </table:table-cell>
          <table:table-cell table:style-name="ce87" table:formula="of:=IF(AND([.$BX$1];[.$BX$2];[$Synthèse.H1]);[$Données.K39];&quot;&quot;)">
            <text:p/>
          </table:table-cell>
          <table:table-cell table:style-name="ce87" table:formula="of:=IF(AND([.$BX$1];[.$BX$2];[$Synthèse.H1]);[$Données.L39];&quot;&quot;)">
            <text:p/>
          </table:table-cell>
          <table:table-cell table:style-name="ce113" table:formula="of:=IF(AND([.$BX$1];[.$BX$2];[$Synthèse.H1]);[$Données.M39];&quot;&quot;)">
            <text:p/>
          </table:table-cell>
          <table:table-cell table:style-name="ce113" table:formula="of:=IF(AND([.$BX$1];[.$BX$2];[$Synthèse.H1]);[$Données.N39];&quot;&quot;)">
            <text:p/>
          </table:table-cell>
          <table:table-cell table:style-name="ce113" table:formula="of:=IF(AND([.$BX$1];[.$BX$2];[$Synthèse.H1]);[$Données.O39];&quot;&quot;)">
            <text:p/>
          </table:table-cell>
          <table:table-cell table:style-name="ce113" table:formula="of:=IF(AND([.$BX$1];[.$BX$2];[$Synthèse.H1]);[$Données.P39];&quot;&quot;)">
            <text:p/>
          </table:table-cell>
          <table:table-cell table:style-name="ce113" table:formula="of:=IF(AND([.$BX$1];[.$BX$2];[$Synthèse.H1]);[$Données.Q39];&quot;&quot;)">
            <text:p/>
          </table:table-cell>
          <table:table-cell table:style-name="ce113" table:formula="of:=IF(AND([.$BX$1];[.$BX$2];[$Synthèse.H1]);[$Données.R39];&quot;&quot;)">
            <text:p/>
          </table:table-cell>
          <table:table-cell table:style-name="ce118" table:formula="of:=IF(AND([.$BX$1];[.$BX$2];[$Synthèse.H1]);[$Données.S39];&quot;&quot;)">
            <text:p/>
          </table:table-cell>
          <table:table-cell table:style-name="ce87" table:formula="of:=IF(AND([.$BX$1];[.$BX$2];[$Synthèse.H1]);[$Données.T39];&quot;&quot;)">
            <text:p/>
          </table:table-cell>
          <table:table-cell table:style-name="ce87" table:formula="of:=IF(AND([.$BX$1];[.$BX$2];[$Synthèse.H1]);[$Données.U39];&quot;&quot;)">
            <text:p/>
          </table:table-cell>
          <table:table-cell table:style-name="ce113" table:formula="of:=IF(AND([.$BX$1];[.$BX$2];[$Synthèse.H1]);[$Données.V39];&quot;&quot;)">
            <text:p/>
          </table:table-cell>
          <table:table-cell table:style-name="ce113" table:formula="of:=IF(AND([.$BX$1];[.$BX$2];[$Synthèse.H1]);[$Données.W39];&quot;&quot;)">
            <text:p/>
          </table:table-cell>
          <table:table-cell table:style-name="ce113" table:formula="of:=IF(AND([.$BX$1];[.$BX$2];[$Synthèse.H1]);[$Données.X39];&quot;&quot;)">
            <text:p/>
          </table:table-cell>
          <table:table-cell table:style-name="ce113" table:formula="of:=IF(AND([.$BX$1];[.$BX$2];[$Synthèse.H1]);[$Données.Y39];&quot;&quot;)">
            <text:p/>
          </table:table-cell>
          <table:table-cell table:style-name="ce113" table:formula="of:=IF(AND([.$BX$1];[.$BX$2];[$Synthèse.H1]);[$Données.Z39];&quot;&quot;)">
            <text:p/>
          </table:table-cell>
          <table:table-cell table:style-name="ce113" table:formula="of:=IF(AND([.$BX$1];[.$BX$2];[$Synthèse.H1]);[$Données.AA39];&quot;&quot;)">
            <text:p/>
          </table:table-cell>
          <table:table-cell table:style-name="ce118" table:formula="of:=IF(AND([.$BX$1];[.$BX$2];[$Synthèse.H1]);[$Données.AB39];&quot;&quot;)">
            <text:p/>
          </table:table-cell>
          <table:table-cell table:style-name="ce87" table:formula="of:=IF(AND([.$BX$1];[.$BX$2];[$Synthèse.H1]);[$Données.AC39];&quot;&quot;)">
            <text:p/>
          </table:table-cell>
          <table:table-cell table:style-name="ce255" table:formula="of:=IF(AND([.$BX$1];[.$BX$2];[$Synthèse.H1]);[$Données.AD39];&quot;&quot;)">
            <text:p/>
          </table:table-cell>
          <table:table-cell table:style-name="ce157" table:formula="of:=IF(AND([.$BX$1];[.$BX$2];[$Synthèse.H1]);[$Données.AE39];&quot;&quot;)">
            <text:p/>
          </table:table-cell>
          <table:table-cell table:style-name="ce157" table:formula="of:=IF(AND([.$BX$1];[.$BX$2];[$Synthèse.H1]);[$Données.AF39];&quot;&quot;)">
            <text:p/>
          </table:table-cell>
          <table:table-cell table:style-name="ce157" table:formula="of:=IF(AND([.$BX$1];[.$BX$2];[$Synthèse.H1]);[$Données.AG39];&quot;&quot;)">
            <text:p/>
          </table:table-cell>
          <table:table-cell table:style-name="ce157" table:formula="of:=IF(AND([.$BX$1];[.$BX$2];[$Synthèse.H1]);[$Données.AH39];&quot;&quot;)">
            <text:p/>
          </table:table-cell>
          <table:table-cell table:style-name="ce157" table:formula="of:=IF(AND([.$BX$1];[.$BX$2];[$Synthèse.H1]);[$Données.AI39];&quot;&quot;)">
            <text:p/>
          </table:table-cell>
          <table:table-cell table:style-name="ce157" table:formula="of:=IF(AND([.$BX$1];[.$BX$2];[$Synthèse.H1]);[$Données.AJ39];&quot;&quot;)">
            <text:p/>
          </table:table-cell>
          <table:table-cell table:style-name="ce164" table:formula="of:=IF(AND([.$BX$1];[.$BX$2];[$Synthèse.H1]);[$Données.AK39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0];&quot;&quot;)">
            <text:p/>
          </table:table-cell>
          <table:table-cell table:style-name="ce38" table:formula="of:=IF(AND([.$BX$1];[.$BX$2];[$Synthèse.H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0];&quot;&quot;)">
            <text:p/>
          </table:table-cell>
          <table:table-cell table:style-name="ce38" table:formula="of:=IF(AND([.$BX$1];[.$BX$2];[$Synthèse.H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U1]);[$Données.AC40];&quot;&quot;)">
            <text:p/>
          </table:table-cell>
          <table:table-cell table:style-name="ce38" table:formula="of:=IF(AND([.$BX$1];[.$BX$2];[$Synthèse.H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41];&quot;&quot;)">
            <text:p/>
          </table:table-cell>
          <table:table-cell table:style-name="ce113" table:formula="of:=IF(AND([.$BX$1];[.$BX$2];[$Synthèse.H1]);[$Données.D41];&quot;&quot;)">
            <text:p/>
          </table:table-cell>
          <table:table-cell table:style-name="ce113" table:formula="of:=IF(AND([.$BX$1];[.$BX$2];[$Synthèse.H1]);[$Données.E41];&quot;&quot;)">
            <text:p/>
          </table:table-cell>
          <table:table-cell table:style-name="ce113" table:formula="of:=IF(AND([.$BX$1];[.$BX$2];[$Synthèse.H1]);[$Données.F41];&quot;&quot;)">
            <text:p/>
          </table:table-cell>
          <table:table-cell table:style-name="ce113" table:formula="of:=IF(AND([.$BX$1];[.$BX$2];[$Synthèse.H1]);[$Données.G41];&quot;&quot;)">
            <text:p/>
          </table:table-cell>
          <table:table-cell table:style-name="ce113" table:formula="of:=IF(AND([.$BX$1];[.$BX$2];[$Synthèse.H1]);[$Données.H41];&quot;&quot;)">
            <text:p/>
          </table:table-cell>
          <table:table-cell table:style-name="ce113" table:formula="of:=IF(AND([.$BX$1];[.$BX$2];[$Synthèse.H1]);[$Données.I41];&quot;&quot;)">
            <text:p/>
          </table:table-cell>
          <table:table-cell table:style-name="ce118" table:formula="of:=IF(AND([.$BX$1];[.$BX$2];[$Synthèse.H1]);[$Données.J41];&quot;&quot;)">
            <text:p/>
          </table:table-cell>
          <table:table-cell table:style-name="ce87" table:formula="of:=IF(AND([.$BX$1];[.$BX$2];[$Synthèse.H1]);[$Données.K41];&quot;&quot;)">
            <text:p/>
          </table:table-cell>
          <table:table-cell table:style-name="ce87" table:formula="of:=IF(AND([.$BX$1];[.$BX$2];[$Synthèse.H1]);[$Données.L41];&quot;&quot;)">
            <text:p/>
          </table:table-cell>
          <table:table-cell table:style-name="ce113" table:formula="of:=IF(AND([.$BX$1];[.$BX$2];[$Synthèse.H1]);[$Données.M41];&quot;&quot;)">
            <text:p/>
          </table:table-cell>
          <table:table-cell table:style-name="ce113" table:formula="of:=IF(AND([.$BX$1];[.$BX$2];[$Synthèse.H1]);[$Données.N41];&quot;&quot;)">
            <text:p/>
          </table:table-cell>
          <table:table-cell table:style-name="ce113" table:formula="of:=IF(AND([.$BX$1];[.$BX$2];[$Synthèse.H1]);[$Données.O41];&quot;&quot;)">
            <text:p/>
          </table:table-cell>
          <table:table-cell table:style-name="ce113" table:formula="of:=IF(AND([.$BX$1];[.$BX$2];[$Synthèse.H1]);[$Données.P41];&quot;&quot;)">
            <text:p/>
          </table:table-cell>
          <table:table-cell table:style-name="ce113" table:formula="of:=IF(AND([.$BX$1];[.$BX$2];[$Synthèse.H1]);[$Données.Q41];&quot;&quot;)">
            <text:p/>
          </table:table-cell>
          <table:table-cell table:style-name="ce113" table:formula="of:=IF(AND([.$BX$1];[.$BX$2];[$Synthèse.H1]);[$Données.R41];&quot;&quot;)">
            <text:p/>
          </table:table-cell>
          <table:table-cell table:style-name="ce118" table:formula="of:=IF(AND([.$BX$1];[.$BX$2];[$Synthèse.H1]);[$Données.S41];&quot;&quot;)">
            <text:p/>
          </table:table-cell>
          <table:table-cell table:style-name="ce87" table:formula="of:=IF(AND([.$BX$1];[.$BX$2];[$Synthèse.H1]);[$Données.T41];&quot;&quot;)">
            <text:p/>
          </table:table-cell>
          <table:table-cell table:style-name="ce87" table:formula="of:=IF(AND([.$BX$1];[.$BX$2];[$Synthèse.H1]);[$Données.U41];&quot;&quot;)">
            <text:p/>
          </table:table-cell>
          <table:table-cell table:style-name="ce113" table:formula="of:=IF(AND([.$BX$1];[.$BX$2];[$Synthèse.H1]);[$Données.V41];&quot;&quot;)">
            <text:p/>
          </table:table-cell>
          <table:table-cell table:style-name="ce113" table:formula="of:=IF(AND([.$BX$1];[.$BX$2];[$Synthèse.H1]);[$Données.W41];&quot;&quot;)">
            <text:p/>
          </table:table-cell>
          <table:table-cell table:style-name="ce113" table:formula="of:=IF(AND([.$BX$1];[.$BX$2];[$Synthèse.H1]);[$Données.X41];&quot;&quot;)">
            <text:p/>
          </table:table-cell>
          <table:table-cell table:style-name="ce113" table:formula="of:=IF(AND([.$BX$1];[.$BX$2];[$Synthèse.H1]);[$Données.Y41];&quot;&quot;)">
            <text:p/>
          </table:table-cell>
          <table:table-cell table:style-name="ce113" table:formula="of:=IF(AND([.$BX$1];[.$BX$2];[$Synthèse.H1]);[$Données.Z41];&quot;&quot;)">
            <text:p/>
          </table:table-cell>
          <table:table-cell table:style-name="ce113" table:formula="of:=IF(AND([.$BX$1];[.$BX$2];[$Synthèse.H1]);[$Données.AA41];&quot;&quot;)">
            <text:p/>
          </table:table-cell>
          <table:table-cell table:style-name="ce118" table:formula="of:=IF(AND([.$BX$1];[.$BX$2];[$Synthèse.H1]);[$Données.AB41];&quot;&quot;)">
            <text:p/>
          </table:table-cell>
          <table:table-cell table:style-name="ce87" table:formula="of:=IF(AND([.$BX$1];[.$BX$2];[$Synthèse.H1]);[$Données.AC41];&quot;&quot;)">
            <text:p/>
          </table:table-cell>
          <table:table-cell table:style-name="ce256" table:formula="of:=IF(AND([.$BX$1];[.$BX$2];[$Synthèse.H1]);[$Données.AD41];&quot;&quot;)">
            <text:p/>
          </table:table-cell>
          <table:table-cell table:style-name="ce158" table:formula="of:=IF(AND([.$BX$1];[.$BX$2];[$Synthèse.H1]);[$Données.AE41];&quot;&quot;)">
            <text:p/>
          </table:table-cell>
          <table:table-cell table:style-name="ce158" table:formula="of:=IF(AND([.$BX$1];[.$BX$2];[$Synthèse.H1]);[$Données.AF41];&quot;&quot;)">
            <text:p/>
          </table:table-cell>
          <table:table-cell table:style-name="ce158" table:formula="of:=IF(AND([.$BX$1];[.$BX$2];[$Synthèse.H1]);[$Données.AG41];&quot;&quot;)">
            <text:p/>
          </table:table-cell>
          <table:table-cell table:style-name="ce158" table:formula="of:=IF(AND([.$BX$1];[.$BX$2];[$Synthèse.H1]);[$Données.AH41];&quot;&quot;)">
            <text:p/>
          </table:table-cell>
          <table:table-cell table:style-name="ce158" table:formula="of:=IF(AND([.$BX$1];[.$BX$2];[$Synthèse.H1]);[$Données.AI41];&quot;&quot;)">
            <text:p/>
          </table:table-cell>
          <table:table-cell table:style-name="ce158" table:formula="of:=IF(AND([.$BX$1];[.$BX$2];[$Synthèse.H1]);[$Données.AJ41];&quot;&quot;)">
            <text:p/>
          </table:table-cell>
          <table:table-cell table:style-name="ce165" table:formula="of:=IF(AND([.$BX$1];[.$BX$2];[$Synthèse.H1]);[$Données.AK4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2];&quot;&quot;)">
            <text:p/>
          </table:table-cell>
          <table:table-cell table:style-name="ce38" table:formula="of:=IF(AND([.$BX$1];[.$BX$2];[$Synthèse.H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2];&quot;&quot;)">
            <text:p/>
          </table:table-cell>
          <table:table-cell table:style-name="ce38" table:formula="of:=IF(AND([.$BX$1];[.$BX$2];[$Synthèse.H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42];&quot;&quot;)">
            <text:p/>
          </table:table-cell>
          <table:table-cell table:style-name="ce38" table:formula="of:=IF(AND([.$BX$1];[.$BX$2];[$Synthèse.H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43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I8:'Niveau 2'.AK8 'Niveau 2'.AI10:'Niveau 2'.AK10">
            <calcext:condition calcext:apply-style-name="FAUX" calcext:value="formula-is(IF([$Données.AI34]=0))" calcext:base-cell-address="'Niveau 2'.AI8"/>
            <calcext:condition calcext:apply-style-name="VRAI" calcext:value="formula-is(IF([$Données.AI34]=1))" calcext:base-cell-address="'Niveau 2'.AI8"/>
          </calcext:conditional-format>
        </calcext:conditional-formats>
      </table:table>
      <table:table table:name="Niveau 3" table:style-name="ta4" table:protected="true" table:protection-key="kNbX5X4eqM2VoVDPl90qsZnnMN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style-name="ce174"/>
          <table:covered-table-cell table:style-name="ce58"/>
          <table:table-cell table:style-name="ce199" table:formula="of:=IF(AND([.$BX$1];[$Synthèse.H1]);[$Données.BC55];&quot;&quot;)" table:number-columns-spanned="3" table:number-rows-spanned="2">
            <text:p/>
          </table:table-cell>
          <table:covered-table-cell table:style-name="ce269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9"/>
          <table:covered-table-cell table:style-name="ce285"/>
          <table:table-cell table:style-name="ce238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number-columns-repeated="2" table:style-name="ce174"/>
          <table:covered-table-cell table:number-columns-repeated="5" table:style-name="ce269"/>
          <table:covered-table-cell table:style-name="ce285"/>
          <table:table-cell table:style-name="ce238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58];&quot;&quot;)">
            <text:p/>
          </table:table-cell>
          <table:table-cell table:style-name="ce105" table:formula="of:=IF(AND([.$BX$1];[.$BX$2];[$Synthèse.H1]);[$Données.D58];&quot;&quot;)">
            <text:p/>
          </table:table-cell>
          <table:table-cell table:style-name="ce105" table:formula="of:=IF(AND([.$BX$1];[.$BX$2];[$Synthèse.H1]);[$Données.E58];&quot;&quot;)">
            <text:p/>
          </table:table-cell>
          <table:table-cell table:style-name="ce105" table:formula="of:=IF(AND([.$BX$1];[.$BX$2];[$Synthèse.H1]);[$Données.F58];&quot;&quot;)">
            <text:p/>
          </table:table-cell>
          <table:table-cell table:style-name="ce105" table:formula="of:=IF(AND([.$BX$1];[.$BX$2];[$Synthèse.H1]);[$Données.G58];&quot;&quot;)">
            <text:p/>
          </table:table-cell>
          <table:table-cell table:style-name="ce105" table:formula="of:=IF(AND([.$BX$1];[.$BX$2];[$Synthèse.H1]);[$Données.H58];&quot;&quot;)">
            <text:p/>
          </table:table-cell>
          <table:table-cell table:style-name="ce105" table:formula="of:=IF(AND([.$BX$1];[.$BX$2];[$Synthèse.H1]);[$Données.I58];&quot;&quot;)">
            <text:p/>
          </table:table-cell>
          <table:table-cell table:style-name="ce131" table:formula="of:=IF(AND([.$BX$1];[.$BX$2];[$Synthèse.H1]);[$Données.J58];&quot;&quot;)">
            <text:p/>
          </table:table-cell>
          <table:table-cell table:style-name="ce131" table:formula="of:=IF(AND([.$BX$1];[.$BX$2];[$Synthèse.H1]);[$Données.K58];&quot;&quot;)">
            <text:p/>
          </table:table-cell>
          <table:table-cell table:style-name="ce69" table:formula="of:=IF(AND([.$BX$1];[.$BX$2];[$Synthèse.H1]);[$Données.L58];&quot;&quot;)">
            <text:p/>
          </table:table-cell>
          <table:table-cell table:style-name="ce104" table:formula="of:=IF(AND([.$BX$1];[.$BX$2];[$Synthèse.H1]);[$Données.M58];&quot;&quot;)">
            <text:p/>
          </table:table-cell>
          <table:table-cell table:style-name="ce104" table:formula="of:=IF(AND([.$BX$1];[.$BX$2];[$Synthèse.H1]);[$Données.N58];&quot;&quot;)">
            <text:p/>
          </table:table-cell>
          <table:table-cell table:style-name="ce104" table:formula="of:=IF(AND([.$BX$1];[.$BX$2];[$Synthèse.H1]);[$Données.O58];&quot;&quot;)">
            <text:p/>
          </table:table-cell>
          <table:table-cell table:style-name="ce104" table:formula="of:=IF(AND([.$BX$1];[.$BX$2];[$Synthèse.H1]);[$Données.P58];&quot;&quot;)">
            <text:p/>
          </table:table-cell>
          <table:table-cell table:style-name="ce104" table:formula="of:=IF(AND([.$BX$1];[.$BX$2];[$Synthèse.H1]);[$Données.Q58];&quot;&quot;)">
            <text:p/>
          </table:table-cell>
          <table:table-cell table:style-name="ce104" table:formula="of:=IF(AND([.$BX$1];[.$BX$2];[$Synthèse.H1]);[$Données.R58];&quot;&quot;)">
            <text:p/>
          </table:table-cell>
          <table:table-cell table:style-name="ce115" table:formula="of:=IF(AND([.$BX$1];[.$BX$2];[$Synthèse.H1]);[$Données.S58];&quot;&quot;)">
            <text:p/>
          </table:table-cell>
          <table:table-cell table:style-name="ce115" table:formula="of:=IF(AND([.$BX$1];[.$BX$2];[$Synthèse.H1]);[$Données.T58];&quot;&quot;)">
            <text:p/>
          </table:table-cell>
          <table:table-cell table:style-name="ce69" table:formula="of:=IF(AND([.$BX$1];[.$BX$2];[$Synthèse.H1]);[$Données.U58];&quot;&quot;)">
            <text:p/>
          </table:table-cell>
          <table:table-cell table:style-name="ce105" table:formula="of:=IF(AND([.$BX$1];[.$BX$2];[$Synthèse.H1]);[$Données.V58];&quot;&quot;)">
            <text:p/>
          </table:table-cell>
          <table:table-cell table:style-name="ce105" table:formula="of:=IF(AND([.$BX$1];[.$BX$2];[$Synthèse.H1]);[$Données.W58];&quot;&quot;)">
            <text:p/>
          </table:table-cell>
          <table:table-cell table:style-name="ce105" table:formula="of:=IF(AND([.$BX$1];[.$BX$2];[$Synthèse.H1]);[$Données.X58];&quot;&quot;)">
            <text:p/>
          </table:table-cell>
          <table:table-cell table:style-name="ce105" table:formula="of:=IF(AND([.$BX$1];[.$BX$2];[$Synthèse.H1]);[$Données.Y58];&quot;&quot;)">
            <text:p/>
          </table:table-cell>
          <table:table-cell table:style-name="ce105" table:formula="of:=IF(AND([.$BX$1];[.$BX$2];[$Synthèse.H1]);[$Données.Z58];&quot;&quot;)">
            <text:p/>
          </table:table-cell>
          <table:table-cell table:style-name="ce105" table:formula="of:=IF(AND([.$BX$1];[.$BX$2];[$Synthèse.H1]);[$Données.AA58];&quot;&quot;)">
            <text:p/>
          </table:table-cell>
          <table:table-cell table:style-name="ce131" table:formula="of:=IF(AND([.$BX$1];[.$BX$2];[$Synthèse.H1]);[$Données.AB58];&quot;&quot;)">
            <text:p/>
          </table:table-cell>
          <table:table-cell table:style-name="ce131" table:formula="of:=IF(AND([.$BX$1];[.$BX$2];[$Synthèse.H1]);[$Données.AC58];&quot;&quot;)">
            <text:p/>
          </table:table-cell>
          <table:table-cell table:style-name="ce69" table:formula="of:=IF(AND([.$BX$1];[.$BX$2];[$Synthèse.H1]);[$Données.AD58];&quot;&quot;)">
            <text:p/>
          </table:table-cell>
          <table:table-cell table:style-name="ce105" table:formula="of:=IF(AND([.$BX$1];[.$BX$2];[$Synthèse.H1]);[$Données.AE58];&quot;&quot;)">
            <text:p/>
          </table:table-cell>
          <table:table-cell table:style-name="ce105" table:formula="of:=IF(AND([.$BX$1];[.$BX$2];[$Synthèse.H1]);[$Données.AF58];&quot;&quot;)">
            <text:p/>
          </table:table-cell>
          <table:table-cell table:style-name="ce105" table:formula="of:=IF(AND([.$BX$1];[.$BX$2];[$Synthèse.H1]);[$Données.AG58];&quot;&quot;)">
            <text:p/>
          </table:table-cell>
          <table:table-cell table:style-name="ce105" table:formula="of:=IF(AND([.$BX$1];[.$BX$2];[$Synthèse.H1]);[$Données.AH58];&quot;&quot;)">
            <text:p/>
          </table:table-cell>
          <table:table-cell table:style-name="ce105" table:formula="of:=IF(AND([.$BX$1];[.$BX$2];[$Synthèse.H1]);[$Données.AI58];&quot;&quot;)">
            <text:p/>
          </table:table-cell>
          <table:table-cell table:style-name="ce105" table:formula="of:=IF(AND([.$BX$1];[.$BX$2];[$Synthèse.H1]);[$Données.AJ58];&quot;&quot;)">
            <text:p/>
          </table:table-cell>
          <table:table-cell table:style-name="ce131" table:formula="of:=IF(AND([.$BX$1];[.$BX$2];[$Synthèse.H1]);[$Données.AK5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60];&quot;&quot;)">
            <text:p/>
          </table:table-cell>
          <table:table-cell table:style-name="ce112" table:formula="of:=IF(AND([.$BX$1];[.$BX$2];[$Synthèse.H1]);[$Données.D60];&quot;&quot;)">
            <text:p/>
          </table:table-cell>
          <table:table-cell table:style-name="ce112" table:formula="of:=IF(AND([.$BX$1];[.$BX$2];[$Synthèse.H1]);[$Données.E60];&quot;&quot;)">
            <text:p/>
          </table:table-cell>
          <table:table-cell table:style-name="ce112" table:formula="of:=IF(AND([.$BX$1];[.$BX$2];[$Synthèse.H1]);[$Données.F60];&quot;&quot;)">
            <text:p/>
          </table:table-cell>
          <table:table-cell table:style-name="ce112" table:formula="of:=IF(AND([.$BX$1];[.$BX$2];[$Synthèse.H1]);[$Données.G60];&quot;&quot;)">
            <text:p/>
          </table:table-cell>
          <table:table-cell table:style-name="ce112" table:formula="of:=IF(AND([.$BX$1];[.$BX$2];[$Synthèse.H1]);[$Données.H60];&quot;&quot;)">
            <text:p/>
          </table:table-cell>
          <table:table-cell table:style-name="ce112" table:formula="of:=IF(AND([.$BX$1];[.$BX$2];[$Synthèse.H1]);[$Données.I60];&quot;&quot;)">
            <text:p/>
          </table:table-cell>
          <table:table-cell table:style-name="ce117" table:formula="of:=IF(AND([.$BX$1];[.$BX$2];[$Synthèse.H1]);[$Données.J60];&quot;&quot;)">
            <text:p/>
          </table:table-cell>
          <table:table-cell table:style-name="ce117" table:formula="of:=IF(AND([.$BX$1];[.$BX$2];[$Synthèse.H1]);[$Données.K60];&quot;&quot;)">
            <text:p/>
          </table:table-cell>
          <table:table-cell table:style-name="ce86" table:formula="of:=IF(AND([.$BX$1];[.$BX$2];[$Synthèse.H1]);[$Données.L60];&quot;&quot;)">
            <text:p/>
          </table:table-cell>
          <table:table-cell table:style-name="ce112" table:formula="of:=IF(AND([.$BX$1];[.$BX$2];[$Synthèse.H1]);[$Données.M60];&quot;&quot;)">
            <text:p/>
          </table:table-cell>
          <table:table-cell table:style-name="ce112" table:formula="of:=IF(AND([.$BX$1];[.$BX$2];[$Synthèse.H1]);[$Données.N60];&quot;&quot;)">
            <text:p/>
          </table:table-cell>
          <table:table-cell table:style-name="ce112" table:formula="of:=IF(AND([.$BX$1];[.$BX$2];[$Synthèse.H1]);[$Données.O60];&quot;&quot;)">
            <text:p/>
          </table:table-cell>
          <table:table-cell table:style-name="ce112" table:formula="of:=IF(AND([.$BX$1];[.$BX$2];[$Synthèse.H1]);[$Données.P60];&quot;&quot;)">
            <text:p/>
          </table:table-cell>
          <table:table-cell table:style-name="ce112" table:formula="of:=IF(AND([.$BX$1];[.$BX$2];[$Synthèse.H1]);[$Données.Q60];&quot;&quot;)">
            <text:p/>
          </table:table-cell>
          <table:table-cell table:style-name="ce112" table:formula="of:=IF(AND([.$BX$1];[.$BX$2];[$Synthèse.H1]);[$Données.R60];&quot;&quot;)">
            <text:p/>
          </table:table-cell>
          <table:table-cell table:style-name="ce117" table:formula="of:=IF(AND([.$BX$1];[.$BX$2];[$Synthèse.H1]);[$Données.S60];&quot;&quot;)">
            <text:p/>
          </table:table-cell>
          <table:table-cell table:style-name="ce117" table:formula="of:=IF(AND([.$BX$1];[.$BX$2];[$Synthèse.H1]);[$Données.T60];&quot;&quot;)">
            <text:p/>
          </table:table-cell>
          <table:table-cell table:style-name="ce254" table:formula="of:=IF(AND([.$BX$1];[.$BX$2];[$Synthèse.H1]);[$Données.U60];&quot;&quot;)">
            <text:p/>
          </table:table-cell>
          <table:table-cell table:style-name="ce258" table:formula="of:=IF(AND([.$BX$1];[.$BX$2];[$Synthèse.H1]);[$Données.V60];&quot;&quot;)">
            <text:p/>
          </table:table-cell>
          <table:table-cell table:style-name="ce258" table:formula="of:=IF(AND([.$BX$1];[.$BX$2];[$Synthèse.H1]);[$Données.W60];&quot;&quot;)">
            <text:p/>
          </table:table-cell>
          <table:table-cell table:style-name="ce258" table:formula="of:=IF(AND([.$BX$1];[.$BX$2];[$Synthèse.H1]);[$Données.X60];&quot;&quot;)">
            <text:p/>
          </table:table-cell>
          <table:table-cell table:style-name="ce258" table:formula="of:=IF(AND([.$BX$1];[.$BX$2];[$Synthèse.H1]);[$Données.Y60];&quot;&quot;)">
            <text:p/>
          </table:table-cell>
          <table:table-cell table:style-name="ce258" table:formula="of:=IF(AND([.$BX$1];[.$BX$2];[$Synthèse.H1]);[$Données.Z60];&quot;&quot;)">
            <text:p/>
          </table:table-cell>
          <table:table-cell table:style-name="ce258" table:formula="of:=IF(AND([.$BX$1];[.$BX$2];[$Synthèse.H1]);[$Données.AA60];&quot;&quot;)">
            <text:p/>
          </table:table-cell>
          <table:table-cell table:style-name="ce264" table:formula="of:=IF(AND([.$BX$1];[.$BX$2];[$Synthèse.H1]);[$Données.AB60];&quot;&quot;)">
            <text:p/>
          </table:table-cell>
          <table:table-cell table:style-name="ce117" table:formula="of:=IF(AND([.$BX$1];[.$BX$2];[$Synthèse.H1]);[$Données.AC60];&quot;&quot;)">
            <text:p/>
          </table:table-cell>
          <table:table-cell table:style-name="ce301" table:formula="of:=IF(AND([.$BX$1];[.$BX$2];[$Synthèse.H1]);[$Données.AD60];&quot;&quot;)">
            <text:p/>
          </table:table-cell>
          <table:table-cell table:style-name="ce305" table:formula="of:=IF(AND([.$BX$1];[.$BX$2];[$Synthèse.H1]);[$Données.AE60];&quot;&quot;)">
            <text:p/>
          </table:table-cell>
          <table:table-cell table:style-name="ce305" table:formula="of:=IF(AND([.$BX$1];[.$BX$2];[$Synthèse.H1]);[$Données.AF60];&quot;&quot;)">
            <text:p/>
          </table:table-cell>
          <table:table-cell table:style-name="ce305" table:formula="of:=IF(AND([.$BX$1];[.$BX$2];[$Synthèse.H1]);[$Données.AG60];&quot;&quot;)">
            <text:p/>
          </table:table-cell>
          <table:table-cell table:style-name="ce305" table:formula="of:=IF(AND([.$BX$1];[.$BX$2];[$Synthèse.H1]);[$Données.AH60];&quot;&quot;)">
            <text:p/>
          </table:table-cell>
          <table:table-cell table:style-name="ce305" table:formula="of:=IF(AND([.$BX$1];[.$BX$2];[$Synthèse.H1]);[$Données.AI60];&quot;&quot;)">
            <text:p/>
          </table:table-cell>
          <table:table-cell table:style-name="ce305" table:formula="of:=IF(AND([.$BX$1];[.$BX$2];[$Synthèse.H1]);[$Données.AJ60];&quot;&quot;)">
            <text:p/>
          </table:table-cell>
          <table:table-cell table:style-name="ce309" table:formula="of:=IF(AND([.$BX$1];[.$BX$2];[$Synthèse.H1]);[$Données.AK60];&quot;&quot;)">
            <text:p/>
          </table:table-cell>
          <table:table-cell table:style-name="ce373" table:formula="of:=IF(AND([.$BX$1];[.$BX$2];[$Synthèse.H1]);[$Données.AL60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1];&quot;&quot;)">
            <text:p/>
          </table:table-cell>
          <table:table-cell table:style-name="ce113" table:formula="of:=IF(AND([.$BX$1];[.$BX$2];[$Synthèse.H1]);[$Données.D61];&quot;&quot;)">
            <text:p/>
          </table:table-cell>
          <table:table-cell table:style-name="ce113" table:formula="of:=IF(AND([.$BX$1];[.$BX$2];[$Synthèse.H1]);[$Données.E61];&quot;&quot;)">
            <text:p/>
          </table:table-cell>
          <table:table-cell table:style-name="ce113" table:formula="of:=IF(AND([.$BX$1];[.$BX$2];[$Synthèse.H1]);[$Données.F61];&quot;&quot;)">
            <text:p/>
          </table:table-cell>
          <table:table-cell table:style-name="ce113" table:formula="of:=IF(AND([.$BX$1];[.$BX$2];[$Synthèse.H1]);[$Données.G61];&quot;&quot;)">
            <text:p/>
          </table:table-cell>
          <table:table-cell table:style-name="ce113" table:formula="of:=IF(AND([.$BX$1];[.$BX$2];[$Synthèse.H1]);[$Données.H61];&quot;&quot;)">
            <text:p/>
          </table:table-cell>
          <table:table-cell table:style-name="ce113" table:formula="of:=IF(AND([.$BX$1];[.$BX$2];[$Synthèse.H1]);[$Données.I61];&quot;&quot;)">
            <text:p/>
          </table:table-cell>
          <table:table-cell table:style-name="ce118" table:formula="of:=IF(AND([.$BX$1];[.$BX$2];[$Synthèse.H1]);[$Données.J61];&quot;&quot;)">
            <text:p/>
          </table:table-cell>
          <table:table-cell table:style-name="ce123" table:formula="of:=IF(AND([.$BX$1];[.$BX$2];[$Synthèse.H1]);[$Données.K61];&quot;&quot;)">
            <text:p/>
          </table:table-cell>
          <table:table-cell table:style-name="ce87" table:formula="of:=IF(AND([.$BX$1];[.$BX$2];[$Synthèse.H1]);[$Données.L61];&quot;&quot;)">
            <text:p/>
          </table:table-cell>
          <table:table-cell table:style-name="ce113" table:formula="of:=IF(AND([.$BX$1];[.$BX$2];[$Synthèse.H1]);[$Données.M61];&quot;&quot;)">
            <text:p/>
          </table:table-cell>
          <table:table-cell table:style-name="ce113" table:formula="of:=IF(AND([.$BX$1];[.$BX$2];[$Synthèse.H1]);[$Données.N61];&quot;&quot;)">
            <text:p/>
          </table:table-cell>
          <table:table-cell table:style-name="ce113" table:formula="of:=IF(AND([.$BX$1];[.$BX$2];[$Synthèse.H1]);[$Données.O61];&quot;&quot;)">
            <text:p/>
          </table:table-cell>
          <table:table-cell table:style-name="ce113" table:formula="of:=IF(AND([.$BX$1];[.$BX$2];[$Synthèse.H1]);[$Données.P61];&quot;&quot;)">
            <text:p/>
          </table:table-cell>
          <table:table-cell table:style-name="ce113" table:formula="of:=IF(AND([.$BX$1];[.$BX$2];[$Synthèse.H1]);[$Données.Q61];&quot;&quot;)">
            <text:p/>
          </table:table-cell>
          <table:table-cell table:style-name="ce113" table:formula="of:=IF(AND([.$BX$1];[.$BX$2];[$Synthèse.H1]);[$Données.R61];&quot;&quot;)">
            <text:p/>
          </table:table-cell>
          <table:table-cell table:style-name="ce118" table:formula="of:=IF(AND([.$BX$1];[.$BX$2];[$Synthèse.H1]);[$Données.S61];&quot;&quot;)">
            <text:p/>
          </table:table-cell>
          <table:table-cell table:style-name="ce123" table:formula="of:=IF(AND([.$BX$1];[.$BX$2];[$Synthèse.H1]);[$Données.T61];&quot;&quot;)">
            <text:p/>
          </table:table-cell>
          <table:table-cell table:style-name="ce87" table:formula="of:=IF(AND([.$BX$1];[.$BX$2];[$Synthèse.H1]);[$Données.U61];&quot;&quot;)">
            <text:p/>
          </table:table-cell>
          <table:table-cell table:style-name="ce113" table:formula="of:=IF(AND([.$BX$1];[.$BX$2];[$Synthèse.H1]);[$Données.V61];&quot;&quot;)">
            <text:p/>
          </table:table-cell>
          <table:table-cell table:style-name="ce113" table:formula="of:=IF(AND([.$BX$1];[.$BX$2];[$Synthèse.H1]);[$Données.W61];&quot;&quot;)">
            <text:p/>
          </table:table-cell>
          <table:table-cell table:style-name="ce113" table:formula="of:=IF(AND([.$BX$1];[.$BX$2];[$Synthèse.H1]);[$Données.X61];&quot;&quot;)">
            <text:p/>
          </table:table-cell>
          <table:table-cell table:style-name="ce113" table:formula="of:=IF(AND([.$BX$1];[.$BX$2];[$Synthèse.H1]);[$Données.Y61];&quot;&quot;)">
            <text:p/>
          </table:table-cell>
          <table:table-cell table:style-name="ce113" table:formula="of:=IF(AND([.$BX$1];[.$BX$2];[$Synthèse.H1]);[$Données.Z61];&quot;&quot;)">
            <text:p/>
          </table:table-cell>
          <table:table-cell table:style-name="ce113" table:formula="of:=IF(AND([.$BX$1];[.$BX$2];[$Synthèse.H1]);[$Données.AA61];&quot;&quot;)">
            <text:p/>
          </table:table-cell>
          <table:table-cell table:style-name="ce118" table:formula="of:=IF(AND([.$BX$1];[.$BX$2];[$Synthèse.H1]);[$Données.AB61];&quot;&quot;)">
            <text:p/>
          </table:table-cell>
          <table:table-cell table:style-name="ce87" table:formula="of:=IF(AND([.$BX$1];[.$BX$2];[$Synthèse.H1]);[$Données.AC61];&quot;&quot;)">
            <text:p/>
          </table:table-cell>
          <table:table-cell table:style-name="ce268" table:formula="of:=IF(AND([.$BX$1];[.$BX$2];[$Synthèse.H1]);[$Données.AD61];&quot;&quot;)">
            <text:p/>
          </table:table-cell>
          <table:table-cell table:style-name="ce275" table:formula="of:=IF(AND([.$BX$1];[.$BX$2];[$Synthèse.H1]);[$Données.AE61];&quot;&quot;)">
            <text:p/>
          </table:table-cell>
          <table:table-cell table:style-name="ce275" table:formula="of:=IF(AND([.$BX$1];[.$BX$2];[$Synthèse.H1]);[$Données.AF61];&quot;&quot;)">
            <text:p/>
          </table:table-cell>
          <table:table-cell table:style-name="ce275" table:formula="of:=IF(AND([.$BX$1];[.$BX$2];[$Synthèse.H1]);[$Données.AG61];&quot;&quot;)">
            <text:p/>
          </table:table-cell>
          <table:table-cell table:style-name="ce275" table:formula="of:=IF(AND([.$BX$1];[.$BX$2];[$Synthèse.H1]);[$Données.AH61];&quot;&quot;)">
            <text:p/>
          </table:table-cell>
          <table:table-cell table:style-name="ce275" table:formula="of:=IF(AND([.$BX$1];[.$BX$2];[$Synthèse.H1]);[$Données.AI61];&quot;&quot;)">
            <text:p/>
          </table:table-cell>
          <table:table-cell table:style-name="ce275" table:formula="of:=IF(AND([.$BX$1];[.$BX$2];[$Synthèse.H1]);[$Données.AJ61];&quot;&quot;)">
            <text:p/>
          </table:table-cell>
          <table:table-cell table:style-name="ce279" table:formula="of:=IF(AND([.$BX$1];[.$BX$2];[$Synthèse.H1]);[$Données.AK6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2];&quot;&quot;)">
            <text:p/>
          </table:table-cell>
          <table:table-cell table:style-name="ce38" table:formula="of:=IF(AND([.$BX$1];[.$BX$2];[$Synthèse.H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2];&quot;&quot;)">
            <text:p/>
          </table:table-cell>
          <table:table-cell table:style-name="ce38" table:formula="of:=IF(AND([.$BX$1];[.$BX$2];[$Synthèse.H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2];&quot;&quot;)">
            <text:p/>
          </table:table-cell>
          <table:table-cell table:style-name="ce38" table:formula="of:=IF(AND([.$BX$1];[.$BX$2];[$Synthèse.H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3];&quot;&quot;)">
            <text:p/>
          </table:table-cell>
          <table:table-cell table:style-name="ce113" table:formula="of:=IF(AND([.$BX$1];[.$BX$2];[$Synthèse.H1]);[$Données.D63];&quot;&quot;)">
            <text:p/>
          </table:table-cell>
          <table:table-cell table:style-name="ce113" table:formula="of:=IF(AND([.$BX$1];[.$BX$2];[$Synthèse.H1]);[$Données.E63];&quot;&quot;)">
            <text:p/>
          </table:table-cell>
          <table:table-cell table:style-name="ce113" table:formula="of:=IF(AND([.$BX$1];[.$BX$2];[$Synthèse.H1]);[$Données.F63];&quot;&quot;)">
            <text:p/>
          </table:table-cell>
          <table:table-cell table:style-name="ce113" table:formula="of:=IF(AND([.$BX$1];[.$BX$2];[$Synthèse.H1]);[$Données.G63];&quot;&quot;)">
            <text:p/>
          </table:table-cell>
          <table:table-cell table:style-name="ce113" table:formula="of:=IF(AND([.$BX$1];[.$BX$2];[$Synthèse.H1]);[$Données.H63];&quot;&quot;)">
            <text:p/>
          </table:table-cell>
          <table:table-cell table:style-name="ce113" table:formula="of:=IF(AND([.$BX$1];[.$BX$2];[$Synthèse.H1]);[$Données.I63];&quot;&quot;)">
            <text:p/>
          </table:table-cell>
          <table:table-cell table:style-name="ce118" table:formula="of:=IF(AND([.$BX$1];[.$BX$2];[$Synthèse.H1]);[$Données.J63];&quot;&quot;)">
            <text:p/>
          </table:table-cell>
          <table:table-cell table:style-name="ce87" table:formula="of:=IF(AND([.$BX$1];[.$BX$2];[$Synthèse.H1]);[$Données.K63];&quot;&quot;)">
            <text:p/>
          </table:table-cell>
          <table:table-cell table:style-name="ce87" table:formula="of:=IF(AND([.$BX$1];[.$BX$2];[$Synthèse.H1]);[$Données.L63];&quot;&quot;)">
            <text:p/>
          </table:table-cell>
          <table:table-cell table:style-name="ce113" table:formula="of:=IF(AND([.$BX$1];[.$BX$2];[$Synthèse.H1]);[$Données.M63];&quot;&quot;)">
            <text:p/>
          </table:table-cell>
          <table:table-cell table:style-name="ce113" table:formula="of:=IF(AND([.$BX$1];[.$BX$2];[$Synthèse.H1]);[$Données.N63];&quot;&quot;)">
            <text:p/>
          </table:table-cell>
          <table:table-cell table:style-name="ce113" table:formula="of:=IF(AND([.$BX$1];[.$BX$2];[$Synthèse.H1]);[$Données.O63];&quot;&quot;)">
            <text:p/>
          </table:table-cell>
          <table:table-cell table:style-name="ce113" table:formula="of:=IF(AND([.$BX$1];[.$BX$2];[$Synthèse.H1]);[$Données.P63];&quot;&quot;)">
            <text:p/>
          </table:table-cell>
          <table:table-cell table:style-name="ce113" table:formula="of:=IF(AND([.$BX$1];[.$BX$2];[$Synthèse.H1]);[$Données.Q63];&quot;&quot;)">
            <text:p/>
          </table:table-cell>
          <table:table-cell table:style-name="ce113" table:formula="of:=IF(AND([.$BX$1];[.$BX$2];[$Synthèse.H1]);[$Données.R63];&quot;&quot;)">
            <text:p/>
          </table:table-cell>
          <table:table-cell table:style-name="ce118" table:formula="of:=IF(AND([.$BX$1];[.$BX$2];[$Synthèse.H1]);[$Données.S63];&quot;&quot;)">
            <text:p/>
          </table:table-cell>
          <table:table-cell table:style-name="ce87" table:formula="of:=IF(AND([.$BX$1];[.$BX$2];[$Synthèse.H1]);[$Données.T63];&quot;&quot;)">
            <text:p/>
          </table:table-cell>
          <table:table-cell table:style-name="ce87" table:formula="of:=IF(AND([.$BX$1];[.$BX$2];[$Synthèse.H1]);[$Données.U63];&quot;&quot;)">
            <text:p/>
          </table:table-cell>
          <table:table-cell table:style-name="ce113" table:formula="of:=IF(AND([.$BX$1];[.$BX$2];[$Synthèse.H1]);[$Données.V63];&quot;&quot;)">
            <text:p/>
          </table:table-cell>
          <table:table-cell table:style-name="ce113" table:formula="of:=IF(AND([.$BX$1];[.$BX$2];[$Synthèse.H1]);[$Données.W63];&quot;&quot;)">
            <text:p/>
          </table:table-cell>
          <table:table-cell table:style-name="ce113" table:formula="of:=IF(AND([.$BX$1];[.$BX$2];[$Synthèse.H1]);[$Données.X63];&quot;&quot;)">
            <text:p/>
          </table:table-cell>
          <table:table-cell table:style-name="ce113" table:formula="of:=IF(AND([.$BX$1];[.$BX$2];[$Synthèse.H1]);[$Données.Y63];&quot;&quot;)">
            <text:p/>
          </table:table-cell>
          <table:table-cell table:style-name="ce113" table:formula="of:=IF(AND([.$BX$1];[.$BX$2];[$Synthèse.H1]);[$Données.Z63];&quot;&quot;)">
            <text:p/>
          </table:table-cell>
          <table:table-cell table:style-name="ce113" table:formula="of:=IF(AND([.$BX$1];[.$BX$2];[$Synthèse.H1]);[$Données.AA63];&quot;&quot;)">
            <text:p/>
          </table:table-cell>
          <table:table-cell table:style-name="ce118" table:formula="of:=IF(AND([.$BX$1];[.$BX$2];[$Synthèse.H1]);[$Données.AB63];&quot;&quot;)">
            <text:p/>
          </table:table-cell>
          <table:table-cell table:style-name="ce87" table:formula="of:=IF(AND([.$BX$1];[.$BX$2];[$Synthèse.H1]);[$Données.AC63];&quot;&quot;)">
            <text:p/>
          </table:table-cell>
          <table:table-cell table:style-name="ce268" table:formula="of:=IF(AND([.$BX$1];[.$BX$2];[$Synthèse.H1]);[$Données.AD63];&quot;&quot;)">
            <text:p/>
          </table:table-cell>
          <table:table-cell table:style-name="ce275" table:formula="of:=IF(AND([.$BX$1];[.$BX$2];[$Synthèse.H1]);[$Données.AE63];&quot;&quot;)">
            <text:p/>
          </table:table-cell>
          <table:table-cell table:style-name="ce275" table:formula="of:=IF(AND([.$BX$1];[.$BX$2];[$Synthèse.H1]);[$Données.AF63];&quot;&quot;)">
            <text:p/>
          </table:table-cell>
          <table:table-cell table:style-name="ce275" table:formula="of:=IF(AND([.$BX$1];[.$BX$2];[$Synthèse.H1]);[$Données.AG63];&quot;&quot;)">
            <text:p/>
          </table:table-cell>
          <table:table-cell table:style-name="ce275" table:formula="of:=IF(AND([.$BX$1];[.$BX$2];[$Synthèse.H1]);[$Données.AH63];&quot;&quot;)">
            <text:p/>
          </table:table-cell>
          <table:table-cell table:style-name="ce275" table:formula="of:=IF(AND([.$BX$1];[.$BX$2];[$Synthèse.H1]);[$Données.AI63];&quot;&quot;)">
            <text:p/>
          </table:table-cell>
          <table:table-cell table:style-name="ce275" table:formula="of:=IF(AND([.$BX$1];[.$BX$2];[$Synthèse.H1]);[$Données.AJ63];&quot;&quot;)">
            <text:p/>
          </table:table-cell>
          <table:table-cell table:style-name="ce279" table:formula="of:=IF(AND([.$BX$1];[.$BX$2];[$Synthèse.H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4];&quot;&quot;)">
            <text:p/>
          </table:table-cell>
          <table:table-cell table:style-name="ce38" table:formula="of:=IF(AND([.$BX$1];[.$BX$2];[$Synthèse.H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4];&quot;&quot;)">
            <text:p/>
          </table:table-cell>
          <table:table-cell table:style-name="ce38" table:formula="of:=IF(AND([.$BX$1];[.$BX$2];[$Synthèse.H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4];&quot;&quot;)">
            <text:p/>
          </table:table-cell>
          <table:table-cell table:style-name="ce38" table:formula="of:=IF(AND([.$BX$1];[.$BX$2];[$Synthèse.H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5];&quot;&quot;)">
            <text:p/>
          </table:table-cell>
          <table:table-cell table:style-name="ce113" table:formula="of:=IF(AND([.$BX$1];[.$BX$2];[$Synthèse.H1]);[$Données.D65];&quot;&quot;)">
            <text:p/>
          </table:table-cell>
          <table:table-cell table:style-name="ce113" table:formula="of:=IF(AND([.$BX$1];[.$BX$2];[$Synthèse.H1]);[$Données.E65];&quot;&quot;)">
            <text:p/>
          </table:table-cell>
          <table:table-cell table:style-name="ce113" table:formula="of:=IF(AND([.$BX$1];[.$BX$2];[$Synthèse.H1]);[$Données.F65];&quot;&quot;)">
            <text:p/>
          </table:table-cell>
          <table:table-cell table:style-name="ce113" table:formula="of:=IF(AND([.$BX$1];[.$BX$2];[$Synthèse.H1]);[$Données.G65];&quot;&quot;)">
            <text:p/>
          </table:table-cell>
          <table:table-cell table:style-name="ce113" table:formula="of:=IF(AND([.$BX$1];[.$BX$2];[$Synthèse.H1]);[$Données.H65];&quot;&quot;)">
            <text:p/>
          </table:table-cell>
          <table:table-cell table:style-name="ce113" table:formula="of:=IF(AND([.$BX$1];[.$BX$2];[$Synthèse.H1]);[$Données.I65];&quot;&quot;)">
            <text:p/>
          </table:table-cell>
          <table:table-cell table:style-name="ce118" table:formula="of:=IF(AND([.$BX$1];[.$BX$2];[$Synthèse.H1]);[$Données.J65];&quot;&quot;)">
            <text:p/>
          </table:table-cell>
          <table:table-cell table:style-name="ce87" table:formula="of:=IF(AND([.$BX$1];[.$BX$2];[$Synthèse.H1]);[$Données.K65];&quot;&quot;)">
            <text:p/>
          </table:table-cell>
          <table:table-cell table:style-name="ce87" table:formula="of:=IF(AND([.$BX$1];[.$BX$2];[$Synthèse.H1]);[$Données.L65];&quot;&quot;)">
            <text:p/>
          </table:table-cell>
          <table:table-cell table:style-name="ce113" table:formula="of:=IF(AND([.$BX$1];[.$BX$2];[$Synthèse.H1]);[$Données.M65];&quot;&quot;)">
            <text:p/>
          </table:table-cell>
          <table:table-cell table:style-name="ce113" table:formula="of:=IF(AND([.$BX$1];[.$BX$2];[$Synthèse.H1]);[$Données.N65];&quot;&quot;)">
            <text:p/>
          </table:table-cell>
          <table:table-cell table:style-name="ce113" table:formula="of:=IF(AND([.$BX$1];[.$BX$2];[$Synthèse.H1]);[$Données.O65];&quot;&quot;)">
            <text:p/>
          </table:table-cell>
          <table:table-cell table:style-name="ce113" table:formula="of:=IF(AND([.$BX$1];[.$BX$2];[$Synthèse.H1]);[$Données.P65];&quot;&quot;)">
            <text:p/>
          </table:table-cell>
          <table:table-cell table:style-name="ce113" table:formula="of:=IF(AND([.$BX$1];[.$BX$2];[$Synthèse.H1]);[$Données.Q65];&quot;&quot;)">
            <text:p/>
          </table:table-cell>
          <table:table-cell table:style-name="ce113" table:formula="of:=IF(AND([.$BX$1];[.$BX$2];[$Synthèse.H1]);[$Données.R65];&quot;&quot;)">
            <text:p/>
          </table:table-cell>
          <table:table-cell table:style-name="ce118" table:formula="of:=IF(AND([.$BX$1];[.$BX$2];[$Synthèse.H1]);[$Données.S65];&quot;&quot;)">
            <text:p/>
          </table:table-cell>
          <table:table-cell table:style-name="ce87" table:formula="of:=IF(AND([.$BX$1];[.$BX$2];[$Synthèse.H1]);[$Données.T65];&quot;&quot;)">
            <text:p/>
          </table:table-cell>
          <table:table-cell table:style-name="ce87" table:formula="of:=IF(AND([.$BX$1];[.$BX$2];[$Synthèse.H1]);[$Données.U65];&quot;&quot;)">
            <text:p/>
          </table:table-cell>
          <table:table-cell table:style-name="ce113" table:formula="of:=IF(AND([.$BX$1];[.$BX$2];[$Synthèse.H1]);[$Données.V65];&quot;&quot;)">
            <text:p/>
          </table:table-cell>
          <table:table-cell table:style-name="ce113" table:formula="of:=IF(AND([.$BX$1];[.$BX$2];[$Synthèse.H1]);[$Données.W65];&quot;&quot;)">
            <text:p/>
          </table:table-cell>
          <table:table-cell table:style-name="ce113" table:formula="of:=IF(AND([.$BX$1];[.$BX$2];[$Synthèse.H1]);[$Données.X65];&quot;&quot;)">
            <text:p/>
          </table:table-cell>
          <table:table-cell table:style-name="ce113" table:formula="of:=IF(AND([.$BX$1];[.$BX$2];[$Synthèse.H1]);[$Données.Y65];&quot;&quot;)">
            <text:p/>
          </table:table-cell>
          <table:table-cell table:style-name="ce113" table:formula="of:=IF(AND([.$BX$1];[.$BX$2];[$Synthèse.H1]);[$Données.Z65];&quot;&quot;)">
            <text:p/>
          </table:table-cell>
          <table:table-cell table:style-name="ce113" table:formula="of:=IF(AND([.$BX$1];[.$BX$2];[$Synthèse.H1]);[$Données.AA65];&quot;&quot;)">
            <text:p/>
          </table:table-cell>
          <table:table-cell table:style-name="ce118" table:formula="of:=IF(AND([.$BX$1];[.$BX$2];[$Synthèse.H1]);[$Données.AB65];&quot;&quot;)">
            <text:p/>
          </table:table-cell>
          <table:table-cell table:style-name="ce87" table:formula="of:=IF(AND([.$BX$1];[.$BX$2];[$Synthèse.H1]);[$Données.AC65];&quot;&quot;)">
            <text:p/>
          </table:table-cell>
          <table:table-cell table:style-name="ce86" table:formula="of:=IF(AND([.$BX$1];[.$BX$2];[$Synthèse.H1]);[$Données.AD65];&quot;&quot;)">
            <text:p/>
          </table:table-cell>
          <table:table-cell table:style-name="ce112" table:formula="of:=IF(AND([.$BX$1];[.$BX$2];[$Synthèse.H1]);[$Données.AE65];&quot;&quot;)">
            <text:p/>
          </table:table-cell>
          <table:table-cell table:style-name="ce112" table:formula="of:=IF(AND([.$BX$1];[.$BX$2];[$Synthèse.H1]);[$Données.AF65];&quot;&quot;)">
            <text:p/>
          </table:table-cell>
          <table:table-cell table:style-name="ce112" table:formula="of:=IF(AND([.$BX$1];[.$BX$2];[$Synthèse.H1]);[$Données.AG65];&quot;&quot;)">
            <text:p/>
          </table:table-cell>
          <table:table-cell table:style-name="ce112" table:formula="of:=IF(AND([.$BX$1];[.$BX$2];[$Synthèse.H1]);[$Données.AH65];&quot;&quot;)">
            <text:p/>
          </table:table-cell>
          <table:table-cell table:style-name="ce112" table:formula="of:=IF(AND([.$BX$1];[.$BX$2];[$Synthèse.H1]);[$Données.AI65];&quot;&quot;)">
            <text:p/>
          </table:table-cell>
          <table:table-cell table:style-name="ce112" table:formula="of:=IF(AND([.$BX$1];[.$BX$2];[$Synthèse.H1]);[$Données.AJ65];&quot;&quot;)">
            <text:p/>
          </table:table-cell>
          <table:table-cell table:style-name="ce117" table:formula="of:=IF(AND([.$BX$1];[.$BX$2];[$Synthèse.H1]);[$Données.AK65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6];&quot;&quot;)">
            <text:p/>
          </table:table-cell>
          <table:table-cell table:style-name="ce38" table:formula="of:=IF(AND([.$BX$1];[.$BX$2];[$Synthèse.H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6];&quot;&quot;)">
            <text:p/>
          </table:table-cell>
          <table:table-cell table:style-name="ce38" table:formula="of:=IF(AND([.$BX$1];[.$BX$2];[$Synthèse.H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6];&quot;&quot;)">
            <text:p/>
          </table:table-cell>
          <table:table-cell table:style-name="ce38" table:formula="of:=IF(AND([.$BX$1];[.$BX$2];[$Synthèse.H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7];&quot;&quot;)">
            <text:p/>
          </table:table-cell>
          <table:table-cell table:style-name="ce113" table:formula="of:=IF(AND([.$BX$1];[.$BX$2];[$Synthèse.H1]);[$Données.D67];&quot;&quot;)">
            <text:p/>
          </table:table-cell>
          <table:table-cell table:style-name="ce113" table:formula="of:=IF(AND([.$BX$1];[.$BX$2];[$Synthèse.H1]);[$Données.E67];&quot;&quot;)">
            <text:p/>
          </table:table-cell>
          <table:table-cell table:style-name="ce113" table:formula="of:=IF(AND([.$BX$1];[.$BX$2];[$Synthèse.H1]);[$Données.F67];&quot;&quot;)">
            <text:p/>
          </table:table-cell>
          <table:table-cell table:style-name="ce113" table:formula="of:=IF(AND([.$BX$1];[.$BX$2];[$Synthèse.H1]);[$Données.G67];&quot;&quot;)">
            <text:p/>
          </table:table-cell>
          <table:table-cell table:style-name="ce113" table:formula="of:=IF(AND([.$BX$1];[.$BX$2];[$Synthèse.H1]);[$Données.H67];&quot;&quot;)">
            <text:p/>
          </table:table-cell>
          <table:table-cell table:style-name="ce113" table:formula="of:=IF(AND([.$BX$1];[.$BX$2];[$Synthèse.H1]);[$Données.I67];&quot;&quot;)">
            <text:p/>
          </table:table-cell>
          <table:table-cell table:style-name="ce118" table:formula="of:=IF(AND([.$BX$1];[.$BX$2];[$Synthèse.H1]);[$Données.J67];&quot;&quot;)">
            <text:p/>
          </table:table-cell>
          <table:table-cell table:style-name="ce87" table:formula="of:=IF(AND([.$BX$1];[.$BX$2];[$Synthèse.H1]);[$Données.K67];&quot;&quot;)">
            <text:p/>
          </table:table-cell>
          <table:table-cell table:style-name="ce87" table:formula="of:=IF(AND([.$BX$1];[.$BX$2];[$Synthèse.H1]);[$Données.L67];&quot;&quot;)">
            <text:p/>
          </table:table-cell>
          <table:table-cell table:style-name="ce113" table:formula="of:=IF(AND([.$BX$1];[.$BX$2];[$Synthèse.H1]);[$Données.M67];&quot;&quot;)">
            <text:p/>
          </table:table-cell>
          <table:table-cell table:style-name="ce113" table:formula="of:=IF(AND([.$BX$1];[.$BX$2];[$Synthèse.H1]);[$Données.N67];&quot;&quot;)">
            <text:p/>
          </table:table-cell>
          <table:table-cell table:style-name="ce113" table:formula="of:=IF(AND([.$BX$1];[.$BX$2];[$Synthèse.H1]);[$Données.O67];&quot;&quot;)">
            <text:p/>
          </table:table-cell>
          <table:table-cell table:style-name="ce113" table:formula="of:=IF(AND([.$BX$1];[.$BX$2];[$Synthèse.H1]);[$Données.P67];&quot;&quot;)">
            <text:p/>
          </table:table-cell>
          <table:table-cell table:style-name="ce113" table:formula="of:=IF(AND([.$BX$1];[.$BX$2];[$Synthèse.H1]);[$Données.Q67];&quot;&quot;)">
            <text:p/>
          </table:table-cell>
          <table:table-cell table:style-name="ce113" table:formula="of:=IF(AND([.$BX$1];[.$BX$2];[$Synthèse.H1]);[$Données.R67];&quot;&quot;)">
            <text:p/>
          </table:table-cell>
          <table:table-cell table:style-name="ce118" table:formula="of:=IF(AND([.$BX$1];[.$BX$2];[$Synthèse.H1]);[$Données.S67];&quot;&quot;)">
            <text:p/>
          </table:table-cell>
          <table:table-cell table:style-name="ce87" table:formula="of:=IF(AND([.$BX$1];[.$BX$2];[$Synthèse.H1]);[$Données.T67];&quot;&quot;)">
            <text:p/>
          </table:table-cell>
          <table:table-cell table:style-name="ce87" table:formula="of:=IF(AND([.$BX$1];[.$BX$2];[$Synthèse.H1]);[$Données.U67];&quot;&quot;)">
            <text:p/>
          </table:table-cell>
          <table:table-cell table:style-name="ce113" table:formula="of:=IF(AND([.$BX$1];[.$BX$2];[$Synthèse.H1]);[$Données.V67];&quot;&quot;)">
            <text:p/>
          </table:table-cell>
          <table:table-cell table:style-name="ce113" table:formula="of:=IF(AND([.$BX$1];[.$BX$2];[$Synthèse.H1]);[$Données.W67];&quot;&quot;)">
            <text:p/>
          </table:table-cell>
          <table:table-cell table:style-name="ce113" table:formula="of:=IF(AND([.$BX$1];[.$BX$2];[$Synthèse.H1]);[$Données.X67];&quot;&quot;)">
            <text:p/>
          </table:table-cell>
          <table:table-cell table:style-name="ce113" table:formula="of:=IF(AND([.$BX$1];[.$BX$2];[$Synthèse.H1]);[$Données.Y67];&quot;&quot;)">
            <text:p/>
          </table:table-cell>
          <table:table-cell table:style-name="ce113" table:formula="of:=IF(AND([.$BX$1];[.$BX$2];[$Synthèse.H1]);[$Données.Z67];&quot;&quot;)">
            <text:p/>
          </table:table-cell>
          <table:table-cell table:style-name="ce113" table:formula="of:=IF(AND([.$BX$1];[.$BX$2];[$Synthèse.H1]);[$Données.AA67];&quot;&quot;)">
            <text:p/>
          </table:table-cell>
          <table:table-cell table:style-name="ce118" table:formula="of:=IF(AND([.$BX$1];[.$BX$2];[$Synthèse.H1]);[$Données.AB67];&quot;&quot;)">
            <text:p/>
          </table:table-cell>
          <table:table-cell table:style-name="ce87" table:formula="of:=IF(AND([.$BX$1];[.$BX$2];[$Synthèse.H1]);[$Données.AC67];&quot;&quot;)">
            <text:p/>
          </table:table-cell>
          <table:table-cell table:style-name="ce86" table:formula="of:=IF(AND([.$BX$1];[.$BX$2];[$Synthèse.H1]);[$Données.AD67];&quot;&quot;)">
            <text:p/>
          </table:table-cell>
          <table:table-cell table:style-name="ce112" table:formula="of:=IF(AND([.$BX$1];[.$BX$2];[$Synthèse.H1]);[$Données.AE67];&quot;&quot;)">
            <text:p/>
          </table:table-cell>
          <table:table-cell table:style-name="ce112" table:formula="of:=IF(AND([.$BX$1];[.$BX$2];[$Synthèse.H1]);[$Données.AF67];&quot;&quot;)">
            <text:p/>
          </table:table-cell>
          <table:table-cell table:style-name="ce112" table:formula="of:=IF(AND([.$BX$1];[.$BX$2];[$Synthèse.H1]);[$Données.AG67];&quot;&quot;)">
            <text:p/>
          </table:table-cell>
          <table:table-cell table:style-name="ce112" table:formula="of:=IF(AND([.$BX$1];[.$BX$2];[$Synthèse.H1]);[$Données.AH67];&quot;&quot;)">
            <text:p/>
          </table:table-cell>
          <table:table-cell table:style-name="ce112" table:formula="of:=IF(AND([.$BX$1];[.$BX$2];[$Synthèse.H1]);[$Données.AI67];&quot;&quot;)">
            <text:p/>
          </table:table-cell>
          <table:table-cell table:style-name="ce112" table:formula="of:=IF(AND([.$BX$1];[.$BX$2];[$Synthèse.H1]);[$Données.AJ67];&quot;&quot;)">
            <text:p/>
          </table:table-cell>
          <table:table-cell table:style-name="ce117" table:formula="of:=IF(AND([.$BX$1];[.$BX$2];[$Synthèse.H1]);[$Données.AK67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8];&quot;&quot;)">
            <text:p/>
          </table:table-cell>
          <table:table-cell table:style-name="ce38" table:formula="of:=IF(AND([.$BX$1];[.$BX$2];[$Synthèse.H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8];&quot;&quot;)">
            <text:p/>
          </table:table-cell>
          <table:table-cell table:style-name="ce38" table:formula="of:=IF(AND([.$BX$1];[.$BX$2];[$Synthèse.H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8];&quot;&quot;)">
            <text:p/>
          </table:table-cell>
          <table:table-cell table:style-name="ce38" table:formula="of:=IF(AND([.$BX$1];[.$BX$2];[$Synthèse.H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69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 'Niveau 3'.AD10:'Niveau 3'.AK10 'Niveau 3'.U10:'Niveau 3'.AB10 'Niveau 3'.U14:'Niveau 3'.W14 'Niveau 3'.U12:'Niveau 3'.W12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kNbX5X4eqM2VoVDPl90qsZnnMN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19.993cm" svg:y="14.899cm" draw:control="control17">
            <svg:title>Résultat</svg:title>
          </draw:control>
          <draw:control draw:z-index="1" draw:style-name="gr4" draw:text-style-name="P5" svg:width="3.401cm" svg:height="1.096cm" svg:x="24.032cm" svg:y="14.933cm" draw:control="control18">
            <svg:title>Résultat</svg:title>
          </draw:control>
          <draw:control draw:z-index="2" draw:style-name="gr1" draw:text-style-name="P6" svg:width="3.46cm" svg:height="1.062cm" svg:x="0.212cm" svg:y="14.927cm" draw:control="control19"/>
          <draw:control draw:z-index="3" draw:style-name="gr1" draw:text-style-name="P6" svg:width="5.081cm" svg:height="1.093cm" svg:x="4.043cm" svg:y="14.921cm" draw:control="control20"/>
          <draw:frame draw:z-index="4" draw:name="Image 3" draw:style-name="gr2" draw:text-style-name="P2" svg:width="27.984cm" svg:height="3.652cm" svg:x="2.109cm" svg:y="6.011cm">
            <draw:image xlink:href="Pictures/100000000000045D0000008ADB4D38D4C5CAC2A4.png" xlink:type="simple" xlink:show="embed" xlink:actuate="onLoad" draw:mime-type="image/png">
              <text:p/>
            </draw:image>
          </draw:frame>
        </table:shapes>
        <table:table-column table:style-name="co10" table:default-cell-style-name="ce312"/>
        <table:table-column table:style-name="co11" table:number-columns-repeated="2" table:default-cell-style-name="ce312"/>
        <table:table-column table:style-name="co12" table:default-cell-style-name="ce312"/>
        <table:table-column table:style-name="co13" table:number-columns-repeated="2" table:default-cell-style-name="ce312"/>
        <table:table-column table:style-name="co12" table:default-cell-style-name="ce312"/>
        <table:table-column table:style-name="co14" table:number-columns-repeated="2" table:default-cell-style-name="ce312"/>
        <table:table-column table:style-name="co15" table:default-cell-style-name="ce312"/>
        <table:table-column table:style-name="co13" table:number-columns-repeated="2" table:default-cell-style-name="ce312"/>
        <table:table-column table:style-name="co1" table:number-columns-repeated="52" table:default-cell-style-name="ce312"/>
        <table:table-column table:style-name="co1" table:number-columns-repeated="12" table:default-cell-style-name="Default"/>
        <table:table-row table:style-name="ro2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table-cell table:style-name="ce199" table:formula="of:=IF(AND([.$X$1];[$Synthèse.$H$1]);[$Données.BC90];&quot;&quot;)" table:number-columns-spanned="2" table:number-rows-spanned="2">
            <text:p/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74"/>
          <table:table-cell table:style-name="ce238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38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style-name="ce483"/>
          <table:covered-table-cell table:style-name="ce174"/>
          <table:covered-table-cell table:number-columns-repeated="2" table:style-name="ce269"/>
          <table:table-cell table:style-name="ce174"/>
          <table:table-cell table:style-name="ce238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38" table:number-columns-repeated="40"/>
          <table:table-cell table:number-columns-repeated="12"/>
        </table:table-row>
        <table:table-row table:style-name="ro4">
          <table:table-cell table:number-columns-repeated="76"/>
        </table:table-row>
        <table:table-row table:style-name="ro4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30" calcext:value-type="float">
            <text:p>/30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6];&quot;&quot;)" table:number-columns-spanned="2" table:number-rows-spanned="1">
            <text:p/>
          </table:table-cell>
          <table:covered-table-cell table:style-name="ce347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299" table:formula="of:=[$Données.B165]" office:value-type="float" office:value="4" calcext:value-type="float">
            <text:p>/4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7];&quot;&quot;)" table:number-columns-spanned="2" table:number-rows-spanned="1">
            <text:p/>
          </table:table-cell>
          <table:covered-table-cell table:style-name="ce348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302" table:formula="of:=[$Données.C170]" office:value-type="string" office:string-value="255.255.192.0" calcext:value-type="string" table:number-columns-spanned="2" table:number-rows-spanned="1">
            <text:p>255.255.192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8];&quot;&quot;)">
            <text:p/>
          </table:table-cell>
          <table:table-cell table:number-columns-repeated="69"/>
        </table:table-row>
        <table:table-row table:style-name="ro4">
          <table:table-cell/>
          <table:covered-table-cell table:number-columns-repeated="2"/>
          <table:table-cell table:style-name="ce302" table:formula="of:=[$Données.C171]" office:value-type="string" office:string-value="255.255.248.0" calcext:value-type="string" table:number-columns-spanned="2" table:number-rows-spanned="1">
            <text:p>255.255.248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9];&quot;&quot;)">
            <text:p/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64"/>
        </table:table-row>
        <table:table-row table:style-name="ro4">
          <table:table-cell table:number-columns-repeated="8"/>
          <table:table-cell table:style-name="Default"/>
          <table:table-cell table:number-columns-repeated="67"/>
        </table:table-row>
        <table:table-row table:style-name="ro4">
          <table:table-cell office:value-type="string" calcext:value-type="string">
            <text:p>2°)</text:p>
          </table:table-cell>
          <table:table-cell/>
          <table:table-cell table:style-name="ce318" office:value-type="string" calcext:value-type="string" table:number-columns-spanned="2" table:number-rows-spanned="2">
            <text:p>Adresse réseau 1</text:p>
          </table:table-cell>
          <table:covered-table-cell table:style-name="ce324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18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4">
          <table:table-cell table:number-columns-repeated="2"/>
          <table:covered-table-cell table:style-name="ce318"/>
          <table:covered-table-cell table:style-name="ce324"/>
          <table:table-cell table:style-name="ce328" table:formula="of:=IF(AND([.$X$1];[.$X$2];[$Synthèse.$H$1]);[$Données.U105];&quot;&quot;)" table:number-columns-spanned="2" table:number-rows-spanned="1">
            <text:p/>
          </table:table-cell>
          <table:covered-table-cell table:style-name="ce310"/>
          <table:table-cell/>
          <table:table-cell table:style-name="Default"/>
          <table:covered-table-cell table:style-name="ce318"/>
          <table:covered-table-cell/>
          <table:table-cell table:style-name="ce328" table:formula="of:=IF(AND([.$X$1];[.$X$2];[$Synthèse.$H$1]);[$Données.U122];&quot;&quot;)" table:number-columns-spanned="2" table:number-rows-spanned="1">
            <text:p/>
          </table:table-cell>
          <table:covered-table-cell/>
          <table:table-cell table:number-columns-repeated="64"/>
        </table:table-row>
        <table:table-row table:style-name="ro4">
          <table:table-cell table:number-columns-repeated="76"/>
        </table:table-row>
        <table:table-row table:style-name="ro4">
          <table:table-cell table:style-name="Default"/>
          <table:table-cell table:number-columns-repeated="75"/>
        </table:table-row>
        <table:table-row table:style-name="ro4" table:number-rows-repeated="6">
          <table:table-cell table:number-columns-repeated="76"/>
        </table:table-row>
        <table:table-row table:style-name="ro4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10"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4">
          <table:table-cell/>
          <table:table-cell table:style-name="ce341" table:formula="of:=[$Données.C105]" office:value-type="string" office:string-value="203.27.39.71 /26" calcext:value-type="string" table:number-columns-spanned="2" table:number-rows-spanned="1">
            <text:p>203.27.39.71 /26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13.172.201.49 /27" calcext:value-type="string">
            <text:p>213.172.201.49 /27</text:p>
          </table:table-cell>
          <table:table-cell table:style-name="ce427"/>
          <table:table-cell table:number-columns-repeated="64"/>
        </table:table-row>
        <table:table-row table:style-name="ro4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64"/>
        </table:table-row>
        <table:table-row table:style-name="ro4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67"/>
        </table:table-row>
        <table:table-row table:style-name="ro4">
          <table:table-cell table:number-columns-repeated="3"/>
          <table:table-cell table:style-name="ce326" office:value-type="string" calcext:value-type="string">
            <text:p>IP</text:p>
          </table:table-cell>
          <table:table-cell table:style-name="ce333" table:formula="of:=IF(AND([.$X$1];[.$X$2];[$Synthèse.$H$1]);[$Données.C106];&quot;&quot;)" table:number-columns-spanned="2" table:number-rows-spanned="1">
            <text:p/>
          </table:table-cell>
          <table:covered-table-cell table:style-name="ce368"/>
          <table:table-cell table:style-name="ce326" office:value-type="string" calcext:value-type="string">
            <text:p>IP</text:p>
          </table:table-cell>
          <table:table-cell table:style-name="ce333" table:formula="of:=IF(AND([.$X$1];[.$X$2];[$Synthèse.$H$1]);[$Données.C123];&quot;&quot;)" table:number-columns-spanned="2" table:number-rows-spanned="1">
            <text:p/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3" table:formula="of:=IF(AND([.$X$1];[.$X$2];[$Synthèse.$H$1]);[$Données.C107];&quot;&quot;)" table:number-columns-spanned="2" table:number-rows-spanned="2">
            <text:p/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3" table:formula="of:=IF(AND([.$X$1];[.$X$2];[$Synthèse.$H$1]);[$Données.C124];&quot;&quot;)" table:number-columns-spanned="2" table:number-rows-spanned="2">
            <text:p/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covered-table-cell table:style-name="ce326"/>
          <table:covered-table-cell table:number-columns-repeated="5"/>
          <table:table-cell table:number-columns-repeated="67"/>
        </table:table-row>
        <table:table-row table:style-name="ro4" table:number-rows-repeated="5">
          <table:table-cell table:number-columns-repeated="76"/>
        </table:table-row>
        <table:table-row table:style-name="ro4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4">
          <table:table-cell table:style-name="ce62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 table:number-rows-repeated="1048541">
          <table:table-cell table:number-columns-repeated="76"/>
        </table:table-row>
        <table:table-row table:style-name="ro4">
          <table:table-cell table:number-columns-repeated="76"/>
        </table:table-row>
      </table:table>
      <table:table table:name="Masque de sous-réseau" table:style-name="ta6" table:protected="true" table:protection-key="kNbX5X4eqM2VoVDPl90qsZnnMN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59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74"/>
          <table:covered-table-cell table:number-columns-repeated="9" table:style-name="ce238"/>
          <table:covered-table-cell table:number-columns-repeated="2" table:style-name="ce262"/>
          <table:covered-table-cell table:number-columns-repeated="13" table:style-name="ce238"/>
          <table:table-cell table:style-name="ce238" table:number-columns-repeated="37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style-name="ce483"/>
          <table:covered-table-cell table:style-name="ce174"/>
          <table:covered-table-cell table:number-columns-repeated="2" table:style-name="ce269"/>
          <table:covered-table-cell table:style-name="ce174"/>
          <table:covered-table-cell table:number-columns-repeated="9" table:style-name="ce238"/>
          <table:covered-table-cell table:number-columns-repeated="2" table:style-name="ce262"/>
          <table:covered-table-cell table:number-columns-repeated="13" table:style-name="ce238"/>
          <table:table-cell table:style-name="ce238" table:number-columns-repeated="37"/>
        </table:table-row>
        <table:table-row table:style-name="ro4">
          <table:table-cell table:style-name="ce536" table:number-columns-spanned="37" table:number-rows-spanned="1"/>
          <table:covered-table-cell table:style-name="ce354"/>
          <table:covered-table-cell table:style-name="ce660"/>
          <table:covered-table-cell table:number-columns-repeated="7" table:style-name="ce364"/>
          <table:covered-table-cell table:style-name="ce354"/>
          <table:covered-table-cell table:style-name="ce660"/>
          <table:covered-table-cell table:number-columns-repeated="7" table:style-name="ce364"/>
          <table:covered-table-cell table:style-name="ce354"/>
          <table:covered-table-cell table:number-columns-repeated="8" table:style-name="ce660"/>
          <table:covered-table-cell table:style-name="ce354"/>
          <table:covered-table-cell table:style-name="ce660"/>
          <table:covered-table-cell table:number-columns-repeated="7" table:style-name="ce364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[$Synthèse.$H$1];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H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H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H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H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H$1];INT(DEC2BIN([.C4])/10^0)-10*INT(DEC2BIN([.C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H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H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H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H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H$1];INT(DEC2BIN([.L4])/10^0)-10*INT(DEC2BIN([.L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H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H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H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H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H$1];INT(DEC2BIN([.U4])/10^0)-10*INT(DEC2BIN([.U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H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H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H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H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H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360" table:formula="of:=IF([$Synthèse.$H$1];INT(DEC2BIN([.C6])/10^7);&quot;&quot;)" office:value-type="float" office:value="0" calcext:value-type="float">
            <text:p>0</text:p>
          </table:table-cell>
          <table:table-cell table:style-name="ce365" table:formula="of:=IF([$Synthèse.$H$1];INT(DEC2BIN([.C6])/10^6)-10*INT(DEC2BIN([.C6])/10^7);&quot;&quot;)" office:value-type="float" office:value="0" calcext:value-type="float">
            <text:p>0</text:p>
          </table:table-cell>
          <table:table-cell table:style-name="ce365" table:formula="of:=IF([$Synthèse.$H$1];INT(DEC2BIN([.C6])/10^5)-10*INT(DEC2BIN([.C6])/10^6);&quot;&quot;)" office:value-type="float" office:value="0" calcext:value-type="float">
            <text:p>0</text:p>
          </table:table-cell>
          <table:table-cell table:style-name="ce365" table:formula="of:=IF([$Synthèse.$H$1];INT(DEC2BIN([.C6])/10^4)-10*INT(DEC2BIN([.C6])/10^5);&quot;&quot;)" office:value-type="float" office:value="0" calcext:value-type="float">
            <text:p>0</text:p>
          </table:table-cell>
          <table:table-cell table:style-name="ce365" table:formula="of:=IF([$Synthèse.$H$1];INT(DEC2BIN([.C6])/10^3)-10*INT(DEC2BIN([.C6])/10^4);&quot;&quot;)" office:value-type="float" office:value="0" calcext:value-type="float">
            <text:p>0</text:p>
          </table:table-cell>
          <table:table-cell table:style-name="ce365" table:formula="of:=IF([$Synthèse.$H$1];INT(DEC2BIN([.C6])/10^2)-10*INT(DEC2BIN([.C6])/10^3);&quot;&quot;)" office:value-type="float" office:value="0" calcext:value-type="float">
            <text:p>0</text:p>
          </table:table-cell>
          <table:table-cell table:style-name="ce365" table:formula="of:=IF([$Synthèse.$H$1];INT(DEC2BIN([.C6])/10^1)-10*INT(DEC2BIN([.C6])/10^2);&quot;&quot;)" office:value-type="float" office:value="0" calcext:value-type="float">
            <text:p>0</text:p>
          </table:table-cell>
          <table:table-cell table:style-name="ce371" table:formula="of:=IF([$Synthèse.$H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60" table:formula="of:=IF([$Synthèse.$H$1];INT(DEC2BIN([.L6])/10^7);&quot;&quot;)" office:value-type="float" office:value="0" calcext:value-type="float">
            <text:p>0</text:p>
          </table:table-cell>
          <table:table-cell table:style-name="ce365" table:formula="of:=IF([$Synthèse.$H$1];INT(DEC2BIN([.L6])/10^6)-10*INT(DEC2BIN([.L6])/10^7);&quot;&quot;)" office:value-type="float" office:value="0" calcext:value-type="float">
            <text:p>0</text:p>
          </table:table-cell>
          <table:table-cell table:style-name="ce365" table:formula="of:=IF([$Synthèse.$H$1];INT(DEC2BIN([.L6])/10^5)-10*INT(DEC2BIN([.L6])/10^6);&quot;&quot;)" office:value-type="float" office:value="0" calcext:value-type="float">
            <text:p>0</text:p>
          </table:table-cell>
          <table:table-cell table:style-name="ce365" table:formula="of:=IF([$Synthèse.$H$1];INT(DEC2BIN([.L6])/10^4)-10*INT(DEC2BIN([.L6])/10^5);&quot;&quot;)" office:value-type="float" office:value="0" calcext:value-type="float">
            <text:p>0</text:p>
          </table:table-cell>
          <table:table-cell table:style-name="ce365" table:formula="of:=IF([$Synthèse.$H$1];INT(DEC2BIN([.L6])/10^3)-10*INT(DEC2BIN([.L6])/10^4);&quot;&quot;)" office:value-type="float" office:value="0" calcext:value-type="float">
            <text:p>0</text:p>
          </table:table-cell>
          <table:table-cell table:style-name="ce365" table:formula="of:=IF([$Synthèse.$H$1];INT(DEC2BIN([.L6])/10^2)-10*INT(DEC2BIN([.L6])/10^3);&quot;&quot;)" office:value-type="float" office:value="0" calcext:value-type="float">
            <text:p>0</text:p>
          </table:table-cell>
          <table:table-cell table:style-name="ce365" table:formula="of:=IF([$Synthèse.$H$1];INT(DEC2BIN([.L6])/10^1)-10*INT(DEC2BIN([.L6])/10^2);&quot;&quot;)" office:value-type="float" office:value="0" calcext:value-type="float">
            <text:p>0</text:p>
          </table:table-cell>
          <table:table-cell table:style-name="ce371" table:formula="of:=IF([$Synthèse.$H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60" table:formula="of:=IF([$Synthèse.$H$1];INT(DEC2BIN([.U6])/10^7);&quot;&quot;)" office:value-type="float" office:value="0" calcext:value-type="float">
            <text:p>0</text:p>
          </table:table-cell>
          <table:table-cell table:style-name="ce365" table:formula="of:=IF([$Synthèse.$H$1];INT(DEC2BIN([.U6])/10^6)-10*INT(DEC2BIN([.U6])/10^7);&quot;&quot;)" office:value-type="float" office:value="0" calcext:value-type="float">
            <text:p>0</text:p>
          </table:table-cell>
          <table:table-cell table:style-name="ce365" table:formula="of:=IF([$Synthèse.$H$1];INT(DEC2BIN([.U6])/10^5)-10*INT(DEC2BIN([.U6])/10^6);&quot;&quot;)" office:value-type="float" office:value="0" calcext:value-type="float">
            <text:p>0</text:p>
          </table:table-cell>
          <table:table-cell table:style-name="ce365" table:formula="of:=IF([$Synthèse.$H$1];INT(DEC2BIN([.U6])/10^4)-10*INT(DEC2BIN([.U6])/10^5);&quot;&quot;)" office:value-type="float" office:value="0" calcext:value-type="float">
            <text:p>0</text:p>
          </table:table-cell>
          <table:table-cell table:style-name="ce365" table:formula="of:=IF([$Synthèse.$H$1];INT(DEC2BIN([.U6])/10^3)-10*INT(DEC2BIN([.U6])/10^4);&quot;&quot;)" office:value-type="float" office:value="0" calcext:value-type="float">
            <text:p>0</text:p>
          </table:table-cell>
          <table:table-cell table:style-name="ce365" table:formula="of:=IF([$Synthèse.$H$1];INT(DEC2BIN([.U6])/10^2)-10*INT(DEC2BIN([.U6])/10^3);&quot;&quot;)" office:value-type="float" office:value="0" calcext:value-type="float">
            <text:p>0</text:p>
          </table:table-cell>
          <table:table-cell table:style-name="ce365" table:formula="of:=IF([$Synthèse.$H$1];INT(DEC2BIN([.U6])/10^1)-10*INT(DEC2BIN([.U6])/10^2);&quot;&quot;)" office:value-type="float" office:value="0" calcext:value-type="float">
            <text:p>0</text:p>
          </table:table-cell>
          <table:table-cell table:style-name="ce371" table:formula="of:=IF([$Synthèse.$H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60" table:formula="of:=IF([$Synthèse.$H$1];INT(DEC2BIN([.AD6])/10^7);&quot;&quot;)" office:value-type="float" office:value="0" calcext:value-type="float">
            <text:p>0</text:p>
          </table:table-cell>
          <table:table-cell table:style-name="ce365" table:formula="of:=IF([$Synthèse.$H$1];INT(DEC2BIN([.AD6])/10^6)-10*INT(DEC2BIN([.AD6])/10^7);&quot;&quot;)" office:value-type="float" office:value="0" calcext:value-type="float">
            <text:p>0</text:p>
          </table:table-cell>
          <table:table-cell table:style-name="ce365" table:formula="of:=IF([$Synthèse.$H$1];INT(DEC2BIN([.AD6])/10^5)-10*INT(DEC2BIN([.AD6])/10^6);&quot;&quot;)" office:value-type="float" office:value="0" calcext:value-type="float">
            <text:p>0</text:p>
          </table:table-cell>
          <table:table-cell table:style-name="ce365" table:formula="of:=IF([$Synthèse.$H$1];INT(DEC2BIN([.AD6])/10^4)-10*INT(DEC2BIN([.AD6])/10^5);&quot;&quot;)" office:value-type="float" office:value="0" calcext:value-type="float">
            <text:p>0</text:p>
          </table:table-cell>
          <table:table-cell table:style-name="ce365" table:formula="of:=IF([$Synthèse.$H$1];INT(DEC2BIN([.AD6])/10^3)-10*INT(DEC2BIN([.AD6])/10^4);&quot;&quot;)" office:value-type="float" office:value="0" calcext:value-type="float">
            <text:p>0</text:p>
          </table:table-cell>
          <table:table-cell table:style-name="ce365" table:formula="of:=IF([$Synthèse.$H$1];INT(DEC2BIN([.AD6])/10^2)-10*INT(DEC2BIN([.AD6])/10^3);&quot;&quot;)" office:value-type="float" office:value="0" calcext:value-type="float">
            <text:p>0</text:p>
          </table:table-cell>
          <table:table-cell table:style-name="ce365" table:formula="of:=IF([$Synthèse.$H$1];INT(DEC2BIN([.AD6])/10^1)-10*INT(DEC2BIN([.AD6])/10^2);&quot;&quot;)" office:value-type="float" office:value="0" calcext:value-type="float">
            <text:p>0</text:p>
          </table:table-cell>
          <table:table-cell table:style-name="ce371" table:formula="of:=IF([$Synthèse.$H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H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0" table:formula="of:=IF([$Synthèse.$H$1];[.C5]*[.C7];&quot;&quot;)" office:value-type="float" office:value="0" calcext:value-type="float">
            <text:p>0</text:p>
          </table:table-cell>
          <table:table-cell table:style-name="ce104" table:formula="of:=IF([$Synthèse.$H$1];[.D5]*[.D7];&quot;&quot;)" office:value-type="float" office:value="0" calcext:value-type="float">
            <text:p>0</text:p>
          </table:table-cell>
          <table:table-cell table:style-name="ce104" table:formula="of:=IF([$Synthèse.$H$1];[.E5]*[.E7];&quot;&quot;)" office:value-type="float" office:value="0" calcext:value-type="float">
            <text:p>0</text:p>
          </table:table-cell>
          <table:table-cell table:style-name="ce104" table:formula="of:=IF([$Synthèse.$H$1];[.F5]*[.F7];&quot;&quot;)" office:value-type="float" office:value="0" calcext:value-type="float">
            <text:p>0</text:p>
          </table:table-cell>
          <table:table-cell table:style-name="ce104" table:formula="of:=IF([$Synthèse.$H$1];[.G5]*[.G7];&quot;&quot;)" office:value-type="float" office:value="0" calcext:value-type="float">
            <text:p>0</text:p>
          </table:table-cell>
          <table:table-cell table:style-name="ce104" table:formula="of:=IF([$Synthèse.$H$1];[.H5]*[.H7];&quot;&quot;)" office:value-type="float" office:value="0" calcext:value-type="float">
            <text:p>0</text:p>
          </table:table-cell>
          <table:table-cell table:style-name="ce104" table:formula="of:=IF([$Synthèse.$H$1];[.I5]*[.I7];&quot;&quot;)" office:value-type="float" office:value="0" calcext:value-type="float">
            <text:p>0</text:p>
          </table:table-cell>
          <table:table-cell table:style-name="ce115" table:formula="of:=IF([$Synthèse.$H$1];[.J5]*[.J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L5]*[.L7];&quot;&quot;)" office:value-type="float" office:value="0" calcext:value-type="float">
            <text:p>0</text:p>
          </table:table-cell>
          <table:table-cell table:style-name="ce104" table:formula="of:=IF([$Synthèse.$H$1];[.M5]*[.M7];&quot;&quot;)" office:value-type="float" office:value="0" calcext:value-type="float">
            <text:p>0</text:p>
          </table:table-cell>
          <table:table-cell table:style-name="ce104" table:formula="of:=IF([$Synthèse.$H$1];[.N5]*[.N7];&quot;&quot;)" office:value-type="float" office:value="0" calcext:value-type="float">
            <text:p>0</text:p>
          </table:table-cell>
          <table:table-cell table:style-name="ce104" table:formula="of:=IF([$Synthèse.$H$1];[.O5]*[.O7];&quot;&quot;)" office:value-type="float" office:value="0" calcext:value-type="float">
            <text:p>0</text:p>
          </table:table-cell>
          <table:table-cell table:style-name="ce104" table:formula="of:=IF([$Synthèse.$H$1];[.P5]*[.P7];&quot;&quot;)" office:value-type="float" office:value="0" calcext:value-type="float">
            <text:p>0</text:p>
          </table:table-cell>
          <table:table-cell table:style-name="ce104" table:formula="of:=IF([$Synthèse.$H$1];[.Q5]*[.Q7];&quot;&quot;)" office:value-type="float" office:value="0" calcext:value-type="float">
            <text:p>0</text:p>
          </table:table-cell>
          <table:table-cell table:style-name="ce104" table:formula="of:=IF([$Synthèse.$H$1];[.R5]*[.R7];&quot;&quot;)" office:value-type="float" office:value="0" calcext:value-type="float">
            <text:p>0</text:p>
          </table:table-cell>
          <table:table-cell table:style-name="ce115" table:formula="of:=IF([$Synthèse.$H$1];[.S5]*[.S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U5]*[.U7];&quot;&quot;)" office:value-type="float" office:value="0" calcext:value-type="float">
            <text:p>0</text:p>
          </table:table-cell>
          <table:table-cell table:style-name="ce104" table:formula="of:=IF([$Synthèse.$H$1];[.V5]*[.V7];&quot;&quot;)" office:value-type="float" office:value="0" calcext:value-type="float">
            <text:p>0</text:p>
          </table:table-cell>
          <table:table-cell table:style-name="ce104" table:formula="of:=IF([$Synthèse.$H$1];[.W5]*[.W7];&quot;&quot;)" office:value-type="float" office:value="0" calcext:value-type="float">
            <text:p>0</text:p>
          </table:table-cell>
          <table:table-cell table:style-name="ce104" table:formula="of:=IF([$Synthèse.$H$1];[.X5]*[.X7];&quot;&quot;)" office:value-type="float" office:value="0" calcext:value-type="float">
            <text:p>0</text:p>
          </table:table-cell>
          <table:table-cell table:style-name="ce104" table:formula="of:=IF([$Synthèse.$H$1];[.Y5]*[.Y7];&quot;&quot;)" office:value-type="float" office:value="0" calcext:value-type="float">
            <text:p>0</text:p>
          </table:table-cell>
          <table:table-cell table:style-name="ce104" table:formula="of:=IF([$Synthèse.$H$1];[.Z5]*[.Z7];&quot;&quot;)" office:value-type="float" office:value="0" calcext:value-type="float">
            <text:p>0</text:p>
          </table:table-cell>
          <table:table-cell table:style-name="ce104" table:formula="of:=IF([$Synthèse.$H$1];[.AA5]*[.AA7];&quot;&quot;)" office:value-type="float" office:value="0" calcext:value-type="float">
            <text:p>0</text:p>
          </table:table-cell>
          <table:table-cell table:style-name="ce115" table:formula="of:=IF([$Synthèse.$H$1];[.AB5]*[.AB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AD5]*[.AD7];&quot;&quot;)" office:value-type="float" office:value="0" calcext:value-type="float">
            <text:p>0</text:p>
          </table:table-cell>
          <table:table-cell table:style-name="ce104" table:formula="of:=IF([$Synthèse.$H$1];[.AE5]*[.AE7];&quot;&quot;)" office:value-type="float" office:value="0" calcext:value-type="float">
            <text:p>0</text:p>
          </table:table-cell>
          <table:table-cell table:style-name="ce104" table:formula="of:=IF([$Synthèse.$H$1];[.AF5]*[.AF7];&quot;&quot;)" office:value-type="float" office:value="0" calcext:value-type="float">
            <text:p>0</text:p>
          </table:table-cell>
          <table:table-cell table:style-name="ce104" table:formula="of:=IF([$Synthèse.$H$1];[.AG5]*[.AG7];&quot;&quot;)" office:value-type="float" office:value="0" calcext:value-type="float">
            <text:p>0</text:p>
          </table:table-cell>
          <table:table-cell table:style-name="ce104" table:formula="of:=IF([$Synthèse.$H$1];[.AH5]*[.AH7];&quot;&quot;)" office:value-type="float" office:value="0" calcext:value-type="float">
            <text:p>0</text:p>
          </table:table-cell>
          <table:table-cell table:style-name="ce104" table:formula="of:=IF([$Synthèse.$H$1];[.AI5]*[.AI7];&quot;&quot;)" office:value-type="float" office:value="0" calcext:value-type="float">
            <text:p>0</text:p>
          </table:table-cell>
          <table:table-cell table:style-name="ce104" table:formula="of:=IF([$Synthèse.$H$1];[.AJ5]*[.AJ7];&quot;&quot;)" office:value-type="float" office:value="0" calcext:value-type="float">
            <text:p>0</text:p>
          </table:table-cell>
          <table:table-cell table:style-name="ce115" table:formula="of:=IF([$Synthèse.$H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H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H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H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H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H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H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H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H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H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H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H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H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H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H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H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H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H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H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H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H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H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H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H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H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H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H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H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H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H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H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H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H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H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H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H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H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H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H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H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H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9" table:formula="of:=IF([$Synthèse.$H$1];IF([.C7]=1;[.C5];1);&quot;&quot;)" office:value-type="float" office:value="1" calcext:value-type="float">
            <text:p>1</text:p>
          </table:table-cell>
          <table:table-cell table:style-name="ce105" table:formula="of:=IF([$Synthèse.$H$1];IF([.D7]=1;[.D5];1);&quot;&quot;)" office:value-type="float" office:value="1" calcext:value-type="float">
            <text:p>1</text:p>
          </table:table-cell>
          <table:table-cell table:style-name="ce105" table:formula="of:=IF([$Synthèse.$H$1];IF([.E7]=1;[.E5];1);&quot;&quot;)" office:value-type="float" office:value="1" calcext:value-type="float">
            <text:p>1</text:p>
          </table:table-cell>
          <table:table-cell table:style-name="ce104" table:formula="of:=IF([$Synthèse.$H$1];IF([.F7]=1;[.F5];1);&quot;&quot;)" office:value-type="float" office:value="1" calcext:value-type="float">
            <text:p>1</text:p>
          </table:table-cell>
          <table:table-cell table:style-name="ce105" table:formula="of:=IF([$Synthèse.$H$1];IF([.G7]=1;[.G5];1);&quot;&quot;)" office:value-type="float" office:value="1" calcext:value-type="float">
            <text:p>1</text:p>
          </table:table-cell>
          <table:table-cell table:style-name="ce105" table:formula="of:=IF([$Synthèse.$H$1];IF([.H7]=1;[.H5];1);&quot;&quot;)" office:value-type="float" office:value="1" calcext:value-type="float">
            <text:p>1</text:p>
          </table:table-cell>
          <table:table-cell table:style-name="ce105" table:formula="of:=IF([$Synthèse.$H$1];IF([.I7]=1;[.I5];1);&quot;&quot;)" office:value-type="float" office:value="1" calcext:value-type="float">
            <text:p>1</text:p>
          </table:table-cell>
          <table:table-cell table:style-name="ce131" table:formula="of:=IF([$Synthèse.$H$1];IF([.J7]=1;[.J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L7]=1;[.L5];1);&quot;&quot;)" office:value-type="float" office:value="1" calcext:value-type="float">
            <text:p>1</text:p>
          </table:table-cell>
          <table:table-cell table:style-name="ce105" table:formula="of:=IF([$Synthèse.$H$1];IF([.M7]=1;[.M5];1);&quot;&quot;)" office:value-type="float" office:value="1" calcext:value-type="float">
            <text:p>1</text:p>
          </table:table-cell>
          <table:table-cell table:style-name="ce105" table:formula="of:=IF([$Synthèse.$H$1];IF([.N7]=1;[.N5];1);&quot;&quot;)" office:value-type="float" office:value="1" calcext:value-type="float">
            <text:p>1</text:p>
          </table:table-cell>
          <table:table-cell table:style-name="ce105" table:formula="of:=IF([$Synthèse.$H$1];IF([.O7]=1;[.O5];1);&quot;&quot;)" office:value-type="float" office:value="1" calcext:value-type="float">
            <text:p>1</text:p>
          </table:table-cell>
          <table:table-cell table:style-name="ce105" table:formula="of:=IF([$Synthèse.$H$1];IF([.P7]=1;[.P5];1);&quot;&quot;)" office:value-type="float" office:value="1" calcext:value-type="float">
            <text:p>1</text:p>
          </table:table-cell>
          <table:table-cell table:style-name="ce105" table:formula="of:=IF([$Synthèse.$H$1];IF([.Q7]=1;[.Q5];1);&quot;&quot;)" office:value-type="float" office:value="1" calcext:value-type="float">
            <text:p>1</text:p>
          </table:table-cell>
          <table:table-cell table:style-name="ce105" table:formula="of:=IF([$Synthèse.$H$1];IF([.R7]=1;[.R5];1);&quot;&quot;)" office:value-type="float" office:value="1" calcext:value-type="float">
            <text:p>1</text:p>
          </table:table-cell>
          <table:table-cell table:style-name="ce131" table:formula="of:=IF([$Synthèse.$H$1];IF([.S7]=1;[.S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U7]=1;[.U5];1);&quot;&quot;)" office:value-type="float" office:value="1" calcext:value-type="float">
            <text:p>1</text:p>
          </table:table-cell>
          <table:table-cell table:style-name="ce105" table:formula="of:=IF([$Synthèse.$H$1];IF([.V7]=1;[.V5];1);&quot;&quot;)" office:value-type="float" office:value="1" calcext:value-type="float">
            <text:p>1</text:p>
          </table:table-cell>
          <table:table-cell table:style-name="ce105" table:formula="of:=IF([$Synthèse.$H$1];IF([.W7]=1;[.W5];1);&quot;&quot;)" office:value-type="float" office:value="1" calcext:value-type="float">
            <text:p>1</text:p>
          </table:table-cell>
          <table:table-cell table:style-name="ce104" table:formula="of:=IF([$Synthèse.$H$1];IF([.X7]=1;[.X5];1);&quot;&quot;)" office:value-type="float" office:value="1" calcext:value-type="float">
            <text:p>1</text:p>
          </table:table-cell>
          <table:table-cell table:style-name="ce105" table:formula="of:=IF([$Synthèse.$H$1];IF([.Y7]=1;[.Y5];1);&quot;&quot;)" office:value-type="float" office:value="1" calcext:value-type="float">
            <text:p>1</text:p>
          </table:table-cell>
          <table:table-cell table:style-name="ce105" table:formula="of:=IF([$Synthèse.$H$1];IF([.Z7]=1;[.Z5];1);&quot;&quot;)" office:value-type="float" office:value="1" calcext:value-type="float">
            <text:p>1</text:p>
          </table:table-cell>
          <table:table-cell table:style-name="ce105" table:formula="of:=IF([$Synthèse.$H$1];IF([.AA7]=1;[.AA5];1);&quot;&quot;)" office:value-type="float" office:value="1" calcext:value-type="float">
            <text:p>1</text:p>
          </table:table-cell>
          <table:table-cell table:style-name="ce131" table:formula="of:=IF([$Synthèse.$H$1];IF([.AB7]=1;[.AB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F([.AD7]=1;[.AD5];1);&quot;&quot;)" office:value-type="float" office:value="1" calcext:value-type="float">
            <text:p>1</text:p>
          </table:table-cell>
          <table:table-cell table:style-name="ce104" table:formula="of:=IF([$Synthèse.$H$1];IF([.AE7]=1;[.AE5];1);&quot;&quot;)" office:value-type="float" office:value="1" calcext:value-type="float">
            <text:p>1</text:p>
          </table:table-cell>
          <table:table-cell table:style-name="ce104" table:formula="of:=IF([$Synthèse.$H$1];IF([.AF7]=1;[.AF5];1);&quot;&quot;)" office:value-type="float" office:value="1" calcext:value-type="float">
            <text:p>1</text:p>
          </table:table-cell>
          <table:table-cell table:style-name="ce104" table:formula="of:=IF([$Synthèse.$H$1];IF([.AG7]=1;[.AG5];1);&quot;&quot;)" office:value-type="float" office:value="1" calcext:value-type="float">
            <text:p>1</text:p>
          </table:table-cell>
          <table:table-cell table:style-name="ce104" table:formula="of:=IF([$Synthèse.$H$1];IF([.AH7]=1;[.AH5];1);&quot;&quot;)" office:value-type="float" office:value="1" calcext:value-type="float">
            <text:p>1</text:p>
          </table:table-cell>
          <table:table-cell table:style-name="ce104" table:formula="of:=IF([$Synthèse.$H$1];IF([.AI7]=1;[.AI5];1);&quot;&quot;)" office:value-type="float" office:value="1" calcext:value-type="float">
            <text:p>1</text:p>
          </table:table-cell>
          <table:table-cell table:style-name="ce104" table:formula="of:=IF([$Synthèse.$H$1];IF([.AJ7]=1;[.AJ5];1);&quot;&quot;)" office:value-type="float" office:value="1" calcext:value-type="float">
            <text:p>1</text:p>
          </table:table-cell>
          <table:table-cell table:style-name="ce115" table:formula="of:=IF([$Synthèse.$H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96" table:formula="of:=IF([$Synthèse.$H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354" table:number-columns-repeated="3"/>
          <table:table-cell table:style-name="ce659" table:number-columns-repeated="7"/>
          <table:table-cell table:style-name="ce354" table:number-columns-repeated="2"/>
          <table:table-cell table:style-name="ce659" table:number-columns-repeated="7"/>
          <table:table-cell table:style-name="ce354" table:number-columns-repeated="11"/>
          <table:table-cell table:style-name="ce659" table:number-columns-repeated="7"/>
          <table:table-cell table:style-name="ce364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364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12"/>
          <table:table-cell table:style-name="ce312" table:number-columns-repeated="37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ce354" table:number-columns-spanned="1" table:number-rows-spanned="2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covered-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7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354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4"/>
          <table:table-cell table:style-name="ce354" table:number-columns-spanned="8" table:number-rows-spanned="1"/>
          <table:covered-table-cell table:number-columns-repeated="7" table:style-name="ce545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354"/>
          <table:table-cell table:style-name="ce354" table:number-columns-spanned="8" table:number-rows-spanned="1"/>
          <table:covered-table-cell table:number-columns-repeated="7" table:style-name="ce564"/>
          <table:table-cell table:style-name="ce566"/>
          <table:table-cell table:style-name="ce354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 table:number-rows-repeated="2">
          <table:table-cell table:style-name="ce659" table:number-columns-repeated="74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 table:number-rows-repeated="58">
          <table:table-cell table:style-name="Default" table:number-columns-repeated="74"/>
        </table:table-row>
        <table:table-row table:style-name="ro4" table:number-rows-repeated="1048456">
          <table:table-cell table:number-columns-repeated="74"/>
        </table:table-row>
        <table:table-row table:style-name="ro4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kNbX5X4eqM2VoVDPl90qsZnnMN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6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17" table:default-cell-style-name="ce403"/>
        <table:table-column table:style-name="co7" table:number-columns-repeated="7" table:default-cell-style-name="ce403"/>
        <table:table-column table:style-name="co18" table:default-cell-style-name="ce403"/>
        <table:table-column table:style-name="co7" table:number-columns-repeated="8" table:default-cell-style-name="ce403"/>
        <table:table-column table:style-name="co19" table:default-cell-style-name="ce403"/>
        <table:table-column table:style-name="co7" table:number-columns-repeated="8" table:default-cell-style-name="ce403"/>
        <table:table-column table:style-name="co20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default-cell-style-name="ce407"/>
        <table:table-column table:style-name="co1" table:number-columns-repeated="2" table:default-cell-style-name="ce583"/>
        <table:table-column table:style-name="co1" table:number-columns-repeated="946" table:default-cell-style-name="ce407"/>
        <table:table-row table:style-name="ro4">
          <table:table-cell table:style-name="ce465" office:value-type="string" calcext:value-type="string" table:number-columns-spanned="75" table:number-rows-spanned="1">
            <text:p>Niveau 1</text:p>
          </table:table-cell>
          <table:covered-table-cell table:style-name="ce395"/>
          <table:covered-table-cell table:style-name="ce408"/>
          <table:covered-table-cell table:number-columns-repeated="7" table:style-name="ce423"/>
          <table:covered-table-cell table:style-name="ce395"/>
          <table:covered-table-cell table:style-name="ce408"/>
          <table:covered-table-cell table:number-columns-repeated="7" table:style-name="ce423"/>
          <table:covered-table-cell table:style-name="ce395"/>
          <table:covered-table-cell table:number-columns-repeated="8" table:style-name="ce408"/>
          <table:covered-table-cell table:style-name="ce395"/>
          <table:covered-table-cell table:style-name="ce408"/>
          <table:covered-table-cell table:number-columns-repeated="7" table:style-name="ce423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3" table:number-columns-repeated="7"/>
          <table:table-cell table:style-name="ce395"/>
          <table:table-cell table:style-name="ce408" table:number-columns-repeated="8"/>
          <table:table-cell table:style-name="ce395"/>
          <table:table-cell table:style-name="ce408"/>
          <table:table-cell table:style-name="ce423" table:number-columns-repeated="7"/>
          <table:table-cell table:number-columns-repeated="2"/>
          <table:table-cell table:style-name="ce405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5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5"/>
          <table:table-cell table:style-name="ce405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5"/>
          <table:table-cell table:style-name="ce478" table:formula="of:=IF(SUM([.AN4:.BW16])/[.AT2]*20&lt;0;0;SUM([.AN4:.BW16])/[.AT2]*20)" office:value-type="float" office:value="1.41666666666667" calcext:value-type="float" table:number-columns-spanned="3" table:number-rows-spanned="1">
            <text:p>1,41666666666667</text:p>
          </table:table-cell>
          <table:covered-table-cell table:number-columns-repeated="2" table:style-name="ce405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7" table:number-columns-repeated="25"/>
          <table:table-cell table:number-columns-repeated="987"/>
        </table:table-row>
        <table:table-row table:style-name="ro4">
          <table:table-cell table:style-name="ce392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501"/>
          <table:table-cell/>
          <table:table-cell table:style-name="ce407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2"/>
          <table:table-cell table:style-name="ce467" office:value-type="string" calcext:value-type="string">
            <text:p>binaire</text:p>
          </table:table-cell>
          <table:table-cell table:style-name="ce484" table:formula="of:=INT(DEC2BIN([.C4])/10^7)" office:value-type="float" office:value="1" calcext:value-type="float">
            <text:p>1</text:p>
          </table:table-cell>
          <table:table-cell table:style-name="ce503" table:formula="of:=INT(DEC2BIN([.C4])/10^6)-10*INT(DEC2BIN([.C4])/10^7)" office:value-type="float" office:value="1" calcext:value-type="float">
            <text:p>1</text:p>
          </table:table-cell>
          <table:table-cell table:style-name="ce503" table:formula="of:=INT(DEC2BIN([.C4])/10^5)-10*INT(DEC2BIN([.C4])/10^6)" office:value-type="float" office:value="0" calcext:value-type="float">
            <text:p>0</text:p>
          </table:table-cell>
          <table:table-cell table:style-name="ce503" table:formula="of:=INT(DEC2BIN([.C4])/10^4)-10*INT(DEC2BIN([.C4])/10^5)" office:value-type="float" office:value="0" calcext:value-type="float">
            <text:p>0</text:p>
          </table:table-cell>
          <table:table-cell table:style-name="ce503" table:formula="of:=INT(DEC2BIN([.C4])/10^3)-10*INT(DEC2BIN([.C4])/10^4)" office:value-type="float" office:value="0" calcext:value-type="float">
            <text:p>0</text:p>
          </table:table-cell>
          <table:table-cell table:style-name="ce503" table:formula="of:=INT(DEC2BIN([.C4])/10^2)-10*INT(DEC2BIN([.C4])/10^3)" office:value-type="float" office:value="0" calcext:value-type="float">
            <text:p>0</text:p>
          </table:table-cell>
          <table:table-cell table:style-name="ce503" table:formula="of:=INT(DEC2BIN([.C4])/10^1)-10*INT(DEC2BIN([.C4])/10^2)" office:value-type="float" office:value="0" calcext:value-type="float">
            <text:p>0</text:p>
          </table:table-cell>
          <table:table-cell table:style-name="ce514" table:formula="of:=INT(DEC2BIN([.C4])/10^0)-10*INT(DEC2BIN([.C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4])/10^7)" office:value-type="float" office:value="1" calcext:value-type="float">
            <text:p>1</text:p>
          </table:table-cell>
          <table:table-cell table:style-name="ce503" table:formula="of:=INT(DEC2BIN([.L4])/10^6)-10*INT(DEC2BIN([.L4])/10^7)" office:value-type="float" office:value="0" calcext:value-type="float">
            <text:p>0</text:p>
          </table:table-cell>
          <table:table-cell table:style-name="ce503" table:formula="of:=INT(DEC2BIN([.L4])/10^5)-10*INT(DEC2BIN([.L4])/10^6)" office:value-type="float" office:value="1" calcext:value-type="float">
            <text:p>1</text:p>
          </table:table-cell>
          <table:table-cell table:style-name="ce503" table:formula="of:=INT(DEC2BIN([.L4])/10^4)-10*INT(DEC2BIN([.L4])/10^5)" office:value-type="float" office:value="0" calcext:value-type="float">
            <text:p>0</text:p>
          </table:table-cell>
          <table:table-cell table:style-name="ce503" table:formula="of:=INT(DEC2BIN([.L4])/10^3)-10*INT(DEC2BIN([.L4])/10^4)" office:value-type="float" office:value="1" calcext:value-type="float">
            <text:p>1</text:p>
          </table:table-cell>
          <table:table-cell table:style-name="ce503" table:formula="of:=INT(DEC2BIN([.L4])/10^2)-10*INT(DEC2BIN([.L4])/10^3)" office:value-type="float" office:value="0" calcext:value-type="float">
            <text:p>0</text:p>
          </table:table-cell>
          <table:table-cell table:style-name="ce503" table:formula="of:=INT(DEC2BIN([.L4])/10^1)-10*INT(DEC2BIN([.L4])/10^2)" office:value-type="float" office:value="0" calcext:value-type="float">
            <text:p>0</text:p>
          </table:table-cell>
          <table:table-cell table:style-name="ce514" table:formula="of:=INT(DEC2BIN([.L4])/10^0)-10*INT(DEC2BIN([.L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4])/10^7)" office:value-type="float" office:value="0" calcext:value-type="float">
            <text:p>0</text:p>
          </table:table-cell>
          <table:table-cell table:style-name="ce503" table:formula="of:=INT(DEC2BIN([.U4])/10^6)-10*INT(DEC2BIN([.U4])/10^7)" office:value-type="float" office:value="0" calcext:value-type="float">
            <text:p>0</text:p>
          </table:table-cell>
          <table:table-cell table:style-name="ce503" table:formula="of:=INT(DEC2BIN([.U4])/10^5)-10*INT(DEC2BIN([.U4])/10^6)" office:value-type="float" office:value="1" calcext:value-type="float">
            <text:p>1</text:p>
          </table:table-cell>
          <table:table-cell table:style-name="ce503" table:formula="of:=INT(DEC2BIN([.U4])/10^4)-10*INT(DEC2BIN([.U4])/10^5)" office:value-type="float" office:value="0" calcext:value-type="float">
            <text:p>0</text:p>
          </table:table-cell>
          <table:table-cell table:style-name="ce503" table:formula="of:=INT(DEC2BIN([.U4])/10^3)-10*INT(DEC2BIN([.U4])/10^4)" office:value-type="float" office:value="0" calcext:value-type="float">
            <text:p>0</text:p>
          </table:table-cell>
          <table:table-cell table:style-name="ce503" table:formula="of:=INT(DEC2BIN([.U4])/10^2)-10*INT(DEC2BIN([.U4])/10^3)" office:value-type="float" office:value="1" calcext:value-type="float">
            <text:p>1</text:p>
          </table:table-cell>
          <table:table-cell table:style-name="ce503" table:formula="of:=INT(DEC2BIN([.U4])/10^1)-10*INT(DEC2BIN([.U4])/10^2)" office:value-type="float" office:value="1" calcext:value-type="float">
            <text:p>1</text:p>
          </table:table-cell>
          <table:table-cell table:style-name="ce514" table:formula="of:=INT(DEC2BIN([.U4])/10^0)-10*INT(DEC2BIN([.U4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4])/10^7)" office:value-type="float" office:value="0" calcext:value-type="float">
            <text:p>0</text:p>
          </table:table-cell>
          <table:table-cell table:style-name="ce503" table:formula="of:=INT(DEC2BIN([.AD4])/10^6)-10*INT(DEC2BIN([.AD4])/10^7)" office:value-type="float" office:value="0" calcext:value-type="float">
            <text:p>0</text:p>
          </table:table-cell>
          <table:table-cell table:style-name="ce503" table:formula="of:=INT(DEC2BIN([.AD4])/10^5)-10*INT(DEC2BIN([.AD4])/10^6)" office:value-type="float" office:value="0" calcext:value-type="float">
            <text:p>0</text:p>
          </table:table-cell>
          <table:table-cell table:style-name="ce503" table:formula="of:=INT(DEC2BIN([.AD4])/10^4)-10*INT(DEC2BIN([.AD4])/10^5)" office:value-type="float" office:value="0" calcext:value-type="float">
            <text:p>0</text:p>
          </table:table-cell>
          <table:table-cell table:style-name="ce503" table:formula="of:=INT(DEC2BIN([.AD4])/10^3)-10*INT(DEC2BIN([.AD4])/10^4)" office:value-type="float" office:value="0" calcext:value-type="float">
            <text:p>0</text:p>
          </table:table-cell>
          <table:table-cell table:style-name="ce503" table:formula="of:=INT(DEC2BIN([.AD4])/10^2)-10*INT(DEC2BIN([.AD4])/10^3)" office:value-type="float" office:value="1" calcext:value-type="float">
            <text:p>1</text:p>
          </table:table-cell>
          <table:table-cell table:style-name="ce503" table:formula="of:=INT(DEC2BIN([.AD4])/10^1)-10*INT(DEC2BIN([.AD4])/10^2)" office:value-type="float" office:value="0" calcext:value-type="float">
            <text:p>0</text:p>
          </table:table-cell>
          <table:table-cell table:style-name="ce514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07"/>
          <table:table-cell table:style-name="ce484" table:formula="of:=IF(ISBLANK([$'Niveau 1'.C5]);0;IF([.C5]=[$'Niveau 1'.C5];1;-0.5))" office:value-type="float" office:value="0" calcext:value-type="float">
            <text:p>0</text:p>
          </table:table-cell>
          <table:table-cell table:style-name="ce503" table:formula="of:=IF(ISBLANK([$'Niveau 1'.D5]);0;IF([.D5]=[$'Niveau 1'.D5];1;-0.5))" office:value-type="float" office:value="0" calcext:value-type="float">
            <text:p>0</text:p>
          </table:table-cell>
          <table:table-cell table:style-name="ce503" table:formula="of:=IF(ISBLANK([$'Niveau 1'.E5]);0;IF([.E5]=[$'Niveau 1'.E5];1;-0.5))" office:value-type="float" office:value="0" calcext:value-type="float">
            <text:p>0</text:p>
          </table:table-cell>
          <table:table-cell table:style-name="ce503" table:formula="of:=IF(ISBLANK([$'Niveau 1'.F5]);0;IF([.F5]=[$'Niveau 1'.F5];1;-0.5))" office:value-type="float" office:value="0" calcext:value-type="float">
            <text:p>0</text:p>
          </table:table-cell>
          <table:table-cell table:style-name="ce503" table:formula="of:=IF(ISBLANK([$'Niveau 1'.G5]);0;IF([.G5]=[$'Niveau 1'.G5];1;-0.5))" office:value-type="float" office:value="0" calcext:value-type="float">
            <text:p>0</text:p>
          </table:table-cell>
          <table:table-cell table:style-name="ce503" table:formula="of:=IF(ISBLANK([$'Niveau 1'.H5]);0;IF([.H5]=[$'Niveau 1'.H5];1;-0.5))" office:value-type="float" office:value="0" calcext:value-type="float">
            <text:p>0</text:p>
          </table:table-cell>
          <table:table-cell table:style-name="ce503" table:formula="of:=IF(ISBLANK([$'Niveau 1'.I5]);0;IF([.I5]=[$'Niveau 1'.I5];1;-0.5))" office:value-type="float" office:value="0" calcext:value-type="float">
            <text:p>0</text:p>
          </table:table-cell>
          <table:table-cell table:style-name="ce514" table:formula="of:=IF(ISBLANK([$'Niveau 1'.J5]);0;IF([.J5]=[$'Niveau 1'.J5];1;-0.5))" office:value-type="float" office:value="0" calcext:value-type="float">
            <text:p>0</text:p>
          </table:table-cell>
          <table:table-cell table:style-name="ce484" table:formula="of:=IF(ISBLANK([$'Niveau 1'.K5]);0;IF([.K5]=[$'Niveau 1'.K5];0.5;-0.25))" office:value-type="float" office:value="0" calcext:value-type="float">
            <text:p>0</text:p>
          </table:table-cell>
          <table:table-cell table:style-name="ce484" table:formula="of:=IF(ISBLANK([$'Niveau 1'.L5]);0;IF([.L5]=[$'Niveau 1'.L5];1;-0.5))" office:value-type="float" office:value="0" calcext:value-type="float">
            <text:p>0</text:p>
          </table:table-cell>
          <table:table-cell table:style-name="ce503" table:formula="of:=IF(ISBLANK([$'Niveau 1'.M5]);0;IF([.M5]=[$'Niveau 1'.M5];1;-0.5))" office:value-type="float" office:value="0" calcext:value-type="float">
            <text:p>0</text:p>
          </table:table-cell>
          <table:table-cell table:style-name="ce503" table:formula="of:=IF(ISBLANK([$'Niveau 1'.N5]);0;IF([.N5]=[$'Niveau 1'.N5];1;-0.5))" office:value-type="float" office:value="0" calcext:value-type="float">
            <text:p>0</text:p>
          </table:table-cell>
          <table:table-cell table:style-name="ce503" table:formula="of:=IF(ISBLANK([$'Niveau 1'.O5]);0;IF([.O5]=[$'Niveau 1'.O5];1;-0.5))" office:value-type="float" office:value="0" calcext:value-type="float">
            <text:p>0</text:p>
          </table:table-cell>
          <table:table-cell table:style-name="ce503" table:formula="of:=IF(ISBLANK([$'Niveau 1'.P5]);0;IF([.P5]=[$'Niveau 1'.P5];1;-0.5))" office:value-type="float" office:value="0" calcext:value-type="float">
            <text:p>0</text:p>
          </table:table-cell>
          <table:table-cell table:style-name="ce503" table:formula="of:=IF(ISBLANK([$'Niveau 1'.Q5]);0;IF([.Q5]=[$'Niveau 1'.Q5];1;-0.5))" office:value-type="float" office:value="0" calcext:value-type="float">
            <text:p>0</text:p>
          </table:table-cell>
          <table:table-cell table:style-name="ce503" table:formula="of:=IF(ISBLANK([$'Niveau 1'.R5]);0;IF([.R5]=[$'Niveau 1'.R5];1;-0.5))" office:value-type="float" office:value="0" calcext:value-type="float">
            <text:p>0</text:p>
          </table:table-cell>
          <table:table-cell table:style-name="ce514" table:formula="of:=IF(ISBLANK([$'Niveau 1'.S5]);0;IF([.S5]=[$'Niveau 1'.S5];1;-0.5))" office:value-type="float" office:value="0" calcext:value-type="float">
            <text:p>0</text:p>
          </table:table-cell>
          <table:table-cell table:style-name="ce484" table:formula="of:=IF(ISBLANK([$'Niveau 1'.T5]);0;IF([.T5]=[$'Niveau 1'.T5];0.5;-0.25))" office:value-type="float" office:value="0" calcext:value-type="float">
            <text:p>0</text:p>
          </table:table-cell>
          <table:table-cell table:style-name="ce484" table:formula="of:=IF(ISBLANK([$'Niveau 1'.U5]);0;IF([.U5]=[$'Niveau 1'.U5];1;-0.5))" office:value-type="float" office:value="0" calcext:value-type="float">
            <text:p>0</text:p>
          </table:table-cell>
          <table:table-cell table:style-name="ce503" table:formula="of:=IF(ISBLANK([$'Niveau 1'.V5]);0;IF([.V5]=[$'Niveau 1'.V5];1;-0.5))" office:value-type="float" office:value="0" calcext:value-type="float">
            <text:p>0</text:p>
          </table:table-cell>
          <table:table-cell table:style-name="ce503" table:formula="of:=IF(ISBLANK([$'Niveau 1'.W5]);0;IF([.W5]=[$'Niveau 1'.W5];1;-0.5))" office:value-type="float" office:value="0" calcext:value-type="float">
            <text:p>0</text:p>
          </table:table-cell>
          <table:table-cell table:style-name="ce503" table:formula="of:=IF(ISBLANK([$'Niveau 1'.X5]);0;IF([.X5]=[$'Niveau 1'.X5];1;-0.5))" office:value-type="float" office:value="0" calcext:value-type="float">
            <text:p>0</text:p>
          </table:table-cell>
          <table:table-cell table:style-name="ce503" table:formula="of:=IF(ISBLANK([$'Niveau 1'.Y5]);0;IF([.Y5]=[$'Niveau 1'.Y5];1;-0.5))" office:value-type="float" office:value="0" calcext:value-type="float">
            <text:p>0</text:p>
          </table:table-cell>
          <table:table-cell table:style-name="ce503" table:formula="of:=IF(ISBLANK([$'Niveau 1'.Z5]);0;IF([.Z5]=[$'Niveau 1'.Z5];1;-0.5))" office:value-type="float" office:value="0" calcext:value-type="float">
            <text:p>0</text:p>
          </table:table-cell>
          <table:table-cell table:style-name="ce503" table:formula="of:=IF(ISBLANK([$'Niveau 1'.AA5]);0;IF([.AA5]=[$'Niveau 1'.AA5];1;-0.5))" office:value-type="float" office:value="0" calcext:value-type="float">
            <text:p>0</text:p>
          </table:table-cell>
          <table:table-cell table:style-name="ce514" table:formula="of:=IF(ISBLANK([$'Niveau 1'.AB5]);0;IF([.AB5]=[$'Niveau 1'.AB5];1;-0.5))" office:value-type="float" office:value="0" calcext:value-type="float">
            <text:p>0</text:p>
          </table:table-cell>
          <table:table-cell table:style-name="ce484" table:formula="of:=IF(ISBLANK([$'Niveau 1'.AC5]);0;IF([.AC5]=[$'Niveau 1'.AC5];0.5;-0.25))" office:value-type="float" office:value="0" calcext:value-type="float">
            <text:p>0</text:p>
          </table:table-cell>
          <table:table-cell table:style-name="ce484" table:formula="of:=IF(ISBLANK([$'Niveau 1'.AD5]);0;IF([.AD5]=[$'Niveau 1'.AD5];1;-0.5))" office:value-type="float" office:value="0" calcext:value-type="float">
            <text:p>0</text:p>
          </table:table-cell>
          <table:table-cell table:style-name="ce503" table:formula="of:=IF(ISBLANK([$'Niveau 1'.AE5]);0;IF([.AE5]=[$'Niveau 1'.AE5];1;-0.5))" office:value-type="float" office:value="0" calcext:value-type="float">
            <text:p>0</text:p>
          </table:table-cell>
          <table:table-cell table:style-name="ce503" table:formula="of:=IF(ISBLANK([$'Niveau 1'.AF5]);0;IF([.AF5]=[$'Niveau 1'.AF5];1;-0.5))" office:value-type="float" office:value="0" calcext:value-type="float">
            <text:p>0</text:p>
          </table:table-cell>
          <table:table-cell table:style-name="ce503" table:formula="of:=IF(ISBLANK([$'Niveau 1'.AG5]);0;IF([.AG5]=[$'Niveau 1'.AG5];1;-0.5))" office:value-type="float" office:value="0" calcext:value-type="float">
            <text:p>0</text:p>
          </table:table-cell>
          <table:table-cell table:style-name="ce503" table:formula="of:=IF(ISBLANK([$'Niveau 1'.AH5]);0;IF([.AH5]=[$'Niveau 1'.AH5];1;-0.5))" office:value-type="float" office:value="0" calcext:value-type="float">
            <text:p>0</text:p>
          </table:table-cell>
          <table:table-cell table:style-name="ce503" table:formula="of:=IF(ISBLANK([$'Niveau 1'.AI5]);0;IF([.AI5]=[$'Niveau 1'.AI5];1;-0.5))" office:value-type="float" office:value="0" calcext:value-type="float">
            <text:p>0</text:p>
          </table:table-cell>
          <table:table-cell table:style-name="ce503" table:formula="of:=IF(ISBLANK([$'Niveau 1'.AJ5]);0;IF([.AJ5]=[$'Niveau 1'.AJ5];1;-0.5))" office:value-type="float" office:value="0" calcext:value-type="float">
            <text:p>0</text:p>
          </table:table-cell>
          <table:table-cell table:style-name="ce514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:.$BW$16];[.BY5])" office:value-type="float" office:value="0" calcext:value-type="float">
            <text:p>0</text:p>
          </table:table-cell>
          <table:table-cell table:style-name="ce584" table:formula="of:=[.BY5]*[.BZ5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2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407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:.$BW$16];[.BY6])" office:value-type="float" office:value="1" calcext:value-type="float">
            <text:p>1</text:p>
          </table:table-cell>
          <table:table-cell table:style-name="ce584" table:formula="of:=[.BY6]*[.BZ6]" office:value-type="float" office:value="1" calcext:value-type="float">
            <text:p>1</text:p>
          </table:table-cell>
          <table:table-cell table:number-columns-repeated="945"/>
        </table:table-row>
        <table:table-row table:style-name="ro4">
          <table:covered-table-cell table:style-name="ce392"/>
          <table:table-cell table:style-name="ce467" office:value-type="string" calcext:value-type="string">
            <text:p>binaire</text:p>
          </table:table-cell>
          <table:table-cell table:style-name="ce486" table:formula="of:=INT(DEC2BIN([.C6])/10^7)" office:value-type="float" office:value="1" calcext:value-type="float">
            <text:p>1</text:p>
          </table:table-cell>
          <table:table-cell table:style-name="ce504" table:formula="of:=INT(DEC2BIN([.C6])/10^6)-10*INT(DEC2BIN([.C6])/10^7)" office:value-type="float" office:value="1" calcext:value-type="float">
            <text:p>1</text:p>
          </table:table-cell>
          <table:table-cell table:style-name="ce504" table:formula="of:=INT(DEC2BIN([.C6])/10^5)-10*INT(DEC2BIN([.C6])/10^6)" office:value-type="float" office:value="1" calcext:value-type="float">
            <text:p>1</text:p>
          </table:table-cell>
          <table:table-cell table:style-name="ce504" table:formula="of:=INT(DEC2BIN([.C6])/10^4)-10*INT(DEC2BIN([.C6])/10^5)" office:value-type="float" office:value="1" calcext:value-type="float">
            <text:p>1</text:p>
          </table:table-cell>
          <table:table-cell table:style-name="ce504" table:formula="of:=INT(DEC2BIN([.C6])/10^3)-10*INT(DEC2BIN([.C6])/10^4)" office:value-type="float" office:value="1" calcext:value-type="float">
            <text:p>1</text:p>
          </table:table-cell>
          <table:table-cell table:style-name="ce504" table:formula="of:=INT(DEC2BIN([.C6])/10^2)-10*INT(DEC2BIN([.C6])/10^3)" office:value-type="float" office:value="1" calcext:value-type="float">
            <text:p>1</text:p>
          </table:table-cell>
          <table:table-cell table:style-name="ce504" table:formula="of:=INT(DEC2BIN([.C6])/10^1)-10*INT(DEC2BIN([.C6])/10^2)" office:value-type="float" office:value="1" calcext:value-type="float">
            <text:p>1</text:p>
          </table:table-cell>
          <table:table-cell table:style-name="ce515" table:formula="of:=INT(DEC2BIN([.C6])/10^0)-10*INT(DEC2BIN([.C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6])/10^7)" office:value-type="float" office:value="1" calcext:value-type="float">
            <text:p>1</text:p>
          </table:table-cell>
          <table:table-cell table:style-name="ce504" table:formula="of:=INT(DEC2BIN([.L6])/10^6)-10*INT(DEC2BIN([.L6])/10^7)" office:value-type="float" office:value="1" calcext:value-type="float">
            <text:p>1</text:p>
          </table:table-cell>
          <table:table-cell table:style-name="ce504" table:formula="of:=INT(DEC2BIN([.L6])/10^5)-10*INT(DEC2BIN([.L6])/10^6)" office:value-type="float" office:value="1" calcext:value-type="float">
            <text:p>1</text:p>
          </table:table-cell>
          <table:table-cell table:style-name="ce504" table:formula="of:=INT(DEC2BIN([.L6])/10^4)-10*INT(DEC2BIN([.L6])/10^5)" office:value-type="float" office:value="1" calcext:value-type="float">
            <text:p>1</text:p>
          </table:table-cell>
          <table:table-cell table:style-name="ce504" table:formula="of:=INT(DEC2BIN([.L6])/10^3)-10*INT(DEC2BIN([.L6])/10^4)" office:value-type="float" office:value="1" calcext:value-type="float">
            <text:p>1</text:p>
          </table:table-cell>
          <table:table-cell table:style-name="ce504" table:formula="of:=INT(DEC2BIN([.L6])/10^2)-10*INT(DEC2BIN([.L6])/10^3)" office:value-type="float" office:value="1" calcext:value-type="float">
            <text:p>1</text:p>
          </table:table-cell>
          <table:table-cell table:style-name="ce504" table:formula="of:=INT(DEC2BIN([.L6])/10^1)-10*INT(DEC2BIN([.L6])/10^2)" office:value-type="float" office:value="1" calcext:value-type="float">
            <text:p>1</text:p>
          </table:table-cell>
          <table:table-cell table:style-name="ce515" table:formula="of:=INT(DEC2BIN([.L6])/10^0)-10*INT(DEC2BIN([.L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6])/10^7)" office:value-type="float" office:value="1" calcext:value-type="float">
            <text:p>1</text:p>
          </table:table-cell>
          <table:table-cell table:style-name="ce504" table:formula="of:=INT(DEC2BIN([.U6])/10^6)-10*INT(DEC2BIN([.U6])/10^7)" office:value-type="float" office:value="1" calcext:value-type="float">
            <text:p>1</text:p>
          </table:table-cell>
          <table:table-cell table:style-name="ce504" table:formula="of:=INT(DEC2BIN([.U6])/10^5)-10*INT(DEC2BIN([.U6])/10^6)" office:value-type="float" office:value="1" calcext:value-type="float">
            <text:p>1</text:p>
          </table:table-cell>
          <table:table-cell table:style-name="ce504" table:formula="of:=INT(DEC2BIN([.U6])/10^4)-10*INT(DEC2BIN([.U6])/10^5)" office:value-type="float" office:value="1" calcext:value-type="float">
            <text:p>1</text:p>
          </table:table-cell>
          <table:table-cell table:style-name="ce504" table:formula="of:=INT(DEC2BIN([.U6])/10^3)-10*INT(DEC2BIN([.U6])/10^4)" office:value-type="float" office:value="1" calcext:value-type="float">
            <text:p>1</text:p>
          </table:table-cell>
          <table:table-cell table:style-name="ce504" table:formula="of:=INT(DEC2BIN([.U6])/10^2)-10*INT(DEC2BIN([.U6])/10^3)" office:value-type="float" office:value="1" calcext:value-type="float">
            <text:p>1</text:p>
          </table:table-cell>
          <table:table-cell table:style-name="ce504" table:formula="of:=INT(DEC2BIN([.U6])/10^1)-10*INT(DEC2BIN([.U6])/10^2)" office:value-type="float" office:value="1" calcext:value-type="float">
            <text:p>1</text:p>
          </table:table-cell>
          <table:table-cell table:style-name="ce515" table:formula="of:=INT(DEC2BIN([.U6])/10^0)-10*INT(DEC2BIN([.U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6])/10^7)" office:value-type="float" office:value="0" calcext:value-type="float">
            <text:p>0</text:p>
          </table:table-cell>
          <table:table-cell table:style-name="ce504" table:formula="of:=INT(DEC2BIN([.AD6])/10^6)-10*INT(DEC2BIN([.AD6])/10^7)" office:value-type="float" office:value="0" calcext:value-type="float">
            <text:p>0</text:p>
          </table:table-cell>
          <table:table-cell table:style-name="ce504" table:formula="of:=INT(DEC2BIN([.AD6])/10^5)-10*INT(DEC2BIN([.AD6])/10^6)" office:value-type="float" office:value="0" calcext:value-type="float">
            <text:p>0</text:p>
          </table:table-cell>
          <table:table-cell table:style-name="ce504" table:formula="of:=INT(DEC2BIN([.AD6])/10^4)-10*INT(DEC2BIN([.AD6])/10^5)" office:value-type="float" office:value="0" calcext:value-type="float">
            <text:p>0</text:p>
          </table:table-cell>
          <table:table-cell table:style-name="ce504" table:formula="of:=INT(DEC2BIN([.AD6])/10^3)-10*INT(DEC2BIN([.AD6])/10^4)" office:value-type="float" office:value="0" calcext:value-type="float">
            <text:p>0</text:p>
          </table:table-cell>
          <table:table-cell table:style-name="ce504" table:formula="of:=INT(DEC2BIN([.AD6])/10^2)-10*INT(DEC2BIN([.AD6])/10^3)" office:value-type="float" office:value="0" calcext:value-type="float">
            <text:p>0</text:p>
          </table:table-cell>
          <table:table-cell table:style-name="ce504" table:formula="of:=INT(DEC2BIN([.AD6])/10^1)-10*INT(DEC2BIN([.AD6])/10^2)" office:value-type="float" office:value="0" calcext:value-type="float">
            <text:p>0</text:p>
          </table:table-cell>
          <table:table-cell table:style-name="ce515" table:formula="of:=INT(DEC2BIN([.AD6])/10^0)-10*INT(DEC2BIN([.AD6])/10^1)" office:value-type="float" office:value="0" calcext:value-type="float">
            <text:p>0</text:p>
          </table:table-cell>
          <table:table-cell table:style-name="ce479" table:formula="of:=COUNTIF([.C7:.AK7];&quot;1&quot;)" office:value-type="float" office:value="24" calcext:value-type="float">
            <text:p>/24</text:p>
          </table:table-cell>
          <table:table-cell table:style-name="ce407"/>
          <table:table-cell table:style-name="ce484" table:formula="of:=IF(ISBLANK([$'Niveau 1'.C7]);0;IF([.C7]=[$'Niveau 1'.C7];1;-0.5))" office:value-type="float" office:value="0" calcext:value-type="float">
            <text:p>0</text:p>
          </table:table-cell>
          <table:table-cell table:style-name="ce503" table:formula="of:=IF(ISBLANK([$'Niveau 1'.D7]);0;IF([.D7]=[$'Niveau 1'.D7];1;-0.5))" office:value-type="float" office:value="0" calcext:value-type="float">
            <text:p>0</text:p>
          </table:table-cell>
          <table:table-cell table:style-name="ce503" table:formula="of:=IF(ISBLANK([$'Niveau 1'.E7]);0;IF([.E7]=[$'Niveau 1'.E7];1;-0.5))" office:value-type="float" office:value="0" calcext:value-type="float">
            <text:p>0</text:p>
          </table:table-cell>
          <table:table-cell table:style-name="ce503" table:formula="of:=IF(ISBLANK([$'Niveau 1'.F7]);0;IF([.F7]=[$'Niveau 1'.F7];1;-0.5))" office:value-type="float" office:value="0" calcext:value-type="float">
            <text:p>0</text:p>
          </table:table-cell>
          <table:table-cell table:style-name="ce503" table:formula="of:=IF(ISBLANK([$'Niveau 1'.G7]);0;IF([.G7]=[$'Niveau 1'.G7];1;-0.5))" office:value-type="float" office:value="0" calcext:value-type="float">
            <text:p>0</text:p>
          </table:table-cell>
          <table:table-cell table:style-name="ce503" table:formula="of:=IF(ISBLANK([$'Niveau 1'.H7]);0;IF([.H7]=[$'Niveau 1'.H7];1;-0.5))" office:value-type="float" office:value="0" calcext:value-type="float">
            <text:p>0</text:p>
          </table:table-cell>
          <table:table-cell table:style-name="ce503" table:formula="of:=IF(ISBLANK([$'Niveau 1'.I7]);0;IF([.I7]=[$'Niveau 1'.I7];1;-0.5))" office:value-type="float" office:value="0" calcext:value-type="float">
            <text:p>0</text:p>
          </table:table-cell>
          <table:table-cell table:style-name="ce514" table:formula="of:=IF(ISBLANK([$'Niveau 1'.J7]);0;IF([.J7]=[$'Niveau 1'.J7];1;-0.5))" office:value-type="float" office:value="0" calcext:value-type="float">
            <text:p>0</text:p>
          </table:table-cell>
          <table:table-cell table:style-name="ce484" table:formula="of:=IF(ISBLANK([$'Niveau 1'.K7]);0;IF([.K7]=[$'Niveau 1'.K7];0.5;-0.25))" office:value-type="float" office:value="0" calcext:value-type="float">
            <text:p>0</text:p>
          </table:table-cell>
          <table:table-cell table:style-name="ce484" table:formula="of:=IF(ISBLANK([$'Niveau 1'.L7]);0;IF([.L7]=[$'Niveau 1'.L7];1;-0.5))" office:value-type="float" office:value="0" calcext:value-type="float">
            <text:p>0</text:p>
          </table:table-cell>
          <table:table-cell table:style-name="ce503" table:formula="of:=IF(ISBLANK([$'Niveau 1'.M7]);0;IF([.M7]=[$'Niveau 1'.M7];1;-0.5))" office:value-type="float" office:value="0" calcext:value-type="float">
            <text:p>0</text:p>
          </table:table-cell>
          <table:table-cell table:style-name="ce503" table:formula="of:=IF(ISBLANK([$'Niveau 1'.N7]);0;IF([.N7]=[$'Niveau 1'.N7];1;-0.5))" office:value-type="float" office:value="0" calcext:value-type="float">
            <text:p>0</text:p>
          </table:table-cell>
          <table:table-cell table:style-name="ce503" table:formula="of:=IF(ISBLANK([$'Niveau 1'.O7]);0;IF([.O7]=[$'Niveau 1'.O7];1;-0.5))" office:value-type="float" office:value="0" calcext:value-type="float">
            <text:p>0</text:p>
          </table:table-cell>
          <table:table-cell table:style-name="ce503" table:formula="of:=IF(ISBLANK([$'Niveau 1'.P7]);0;IF([.P7]=[$'Niveau 1'.P7];1;-0.5))" office:value-type="float" office:value="0" calcext:value-type="float">
            <text:p>0</text:p>
          </table:table-cell>
          <table:table-cell table:style-name="ce503" table:formula="of:=IF(ISBLANK([$'Niveau 1'.Q7]);0;IF([.Q7]=[$'Niveau 1'.Q7];1;-0.5))" office:value-type="float" office:value="0" calcext:value-type="float">
            <text:p>0</text:p>
          </table:table-cell>
          <table:table-cell table:style-name="ce503" table:formula="of:=IF(ISBLANK([$'Niveau 1'.R7]);0;IF([.R7]=[$'Niveau 1'.R7];1;-0.5))" office:value-type="float" office:value="0" calcext:value-type="float">
            <text:p>0</text:p>
          </table:table-cell>
          <table:table-cell table:style-name="ce514" table:formula="of:=IF(ISBLANK([$'Niveau 1'.S7]);0;IF([.S7]=[$'Niveau 1'.S7];1;-0.5))" office:value-type="float" office:value="0" calcext:value-type="float">
            <text:p>0</text:p>
          </table:table-cell>
          <table:table-cell table:style-name="ce484" table:formula="of:=IF(ISBLANK([$'Niveau 1'.T7]);0;IF([.T7]=[$'Niveau 1'.T7];0.5;-0.25))" office:value-type="float" office:value="0" calcext:value-type="float">
            <text:p>0</text:p>
          </table:table-cell>
          <table:table-cell table:style-name="ce484" table:formula="of:=IF(ISBLANK([$'Niveau 1'.U7]);0;IF([.U7]=[$'Niveau 1'.U7];1;-0.5))" office:value-type="float" office:value="0" calcext:value-type="float">
            <text:p>0</text:p>
          </table:table-cell>
          <table:table-cell table:style-name="ce503" table:formula="of:=IF(ISBLANK([$'Niveau 1'.V7]);0;IF([.V7]=[$'Niveau 1'.V7];1;-0.5))" office:value-type="float" office:value="0" calcext:value-type="float">
            <text:p>0</text:p>
          </table:table-cell>
          <table:table-cell table:style-name="ce503" table:formula="of:=IF(ISBLANK([$'Niveau 1'.W7]);0;IF([.W7]=[$'Niveau 1'.W7];1;-0.5))" office:value-type="float" office:value="0" calcext:value-type="float">
            <text:p>0</text:p>
          </table:table-cell>
          <table:table-cell table:style-name="ce503" table:formula="of:=IF(ISBLANK([$'Niveau 1'.X7]);0;IF([.X7]=[$'Niveau 1'.X7];1;-0.5))" office:value-type="float" office:value="0" calcext:value-type="float">
            <text:p>0</text:p>
          </table:table-cell>
          <table:table-cell table:style-name="ce503" table:formula="of:=IF(ISBLANK([$'Niveau 1'.Y7]);0;IF([.Y7]=[$'Niveau 1'.Y7];1;-0.5))" office:value-type="float" office:value="0" calcext:value-type="float">
            <text:p>0</text:p>
          </table:table-cell>
          <table:table-cell table:style-name="ce503" table:formula="of:=IF(ISBLANK([$'Niveau 1'.Z7]);0;IF([.Z7]=[$'Niveau 1'.Z7];1;-0.5))" office:value-type="float" office:value="0" calcext:value-type="float">
            <text:p>0</text:p>
          </table:table-cell>
          <table:table-cell table:style-name="ce503" table:formula="of:=IF(ISBLANK([$'Niveau 1'.AA7]);0;IF([.AA7]=[$'Niveau 1'.AA7];1;-0.5))" office:value-type="float" office:value="0" calcext:value-type="float">
            <text:p>0</text:p>
          </table:table-cell>
          <table:table-cell table:style-name="ce514" table:formula="of:=IF(ISBLANK([$'Niveau 1'.AB7]);0;IF([.AB7]=[$'Niveau 1'.AB7];1;-0.5))" office:value-type="float" office:value="0" calcext:value-type="float">
            <text:p>0</text:p>
          </table:table-cell>
          <table:table-cell table:style-name="ce484" table:formula="of:=IF(ISBLANK([$'Niveau 1'.AC7]);0;IF([.AC7]=[$'Niveau 1'.AC7];0.5;-0.25))" office:value-type="float" office:value="0" calcext:value-type="float">
            <text:p>0</text:p>
          </table:table-cell>
          <table:table-cell table:style-name="ce484" table:formula="of:=IF(ISBLANK([$'Niveau 1'.AD7]);0;IF([.AD7]=[$'Niveau 1'.AD7];1;-0.5))" office:value-type="float" office:value="0" calcext:value-type="float">
            <text:p>0</text:p>
          </table:table-cell>
          <table:table-cell table:style-name="ce503" table:formula="of:=IF(ISBLANK([$'Niveau 1'.AE7]);0;IF([.AE7]=[$'Niveau 1'.AE7];1;-0.5))" office:value-type="float" office:value="0" calcext:value-type="float">
            <text:p>0</text:p>
          </table:table-cell>
          <table:table-cell table:style-name="ce503" table:formula="of:=IF(ISBLANK([$'Niveau 1'.AF7]);0;IF([.AF7]=[$'Niveau 1'.AF7];1;-0.5))" office:value-type="float" office:value="0" calcext:value-type="float">
            <text:p>0</text:p>
          </table:table-cell>
          <table:table-cell table:style-name="ce503" table:formula="of:=IF(ISBLANK([$'Niveau 1'.AG7]);0;IF([.AG7]=[$'Niveau 1'.AG7];1;-0.5))" office:value-type="float" office:value="0" calcext:value-type="float">
            <text:p>0</text:p>
          </table:table-cell>
          <table:table-cell table:style-name="ce503" table:formula="of:=IF(ISBLANK([$'Niveau 1'.AH7]);0;IF([.AH7]=[$'Niveau 1'.AH7];1;-0.5))" office:value-type="float" office:value="0" calcext:value-type="float">
            <text:p>0</text:p>
          </table:table-cell>
          <table:table-cell table:style-name="ce503" table:formula="of:=IF(ISBLANK([$'Niveau 1'.AI7]);0;IF([.AI7]=[$'Niveau 1'.AI7];1;-0.5))" office:value-type="float" office:value="0" calcext:value-type="float">
            <text:p>0</text:p>
          </table:table-cell>
          <table:table-cell table:style-name="ce503" table:formula="of:=IF(ISBLANK([$'Niveau 1'.AJ7]);0;IF([.AJ7]=[$'Niveau 1'.AJ7];1;-0.5))" office:value-type="float" office:value="0" calcext:value-type="float">
            <text:p>0</text:p>
          </table:table-cell>
          <table:table-cell table:style-name="ce514" table:formula="of:=IF(ISBLANK([$'Niveau 1'.AK7]);0;IF([.AK7]=[$'Niveau 1'.AK7];1;-0.5))" office:value-type="float" office:value="0" calcext:value-type="float">
            <text:p>0</text:p>
          </table:table-cell>
          <table:table-cell table:style-name="ce577" table:formula="of:=IF(ISBLANK([$'Niveau 1'.AL7]);0;IF([.AL7]=[$'Niveau 1'.AL7];1;-0.5))" office:value-type="float" office:value="1" calcext:value-type="float">
            <text:p>1</text:p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:.$BW$16];[.BY7])" office:value-type="float" office:value="0" calcext:value-type="float">
            <text:p>0</text:p>
          </table:table-cell>
          <table:table-cell table:style-name="ce584" table:formula="of:=[.BY7]*[.BZ7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2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]*[.C7]" office:value-type="float" office:value="1" calcext:value-type="float">
            <text:p>1</text:p>
          </table:table-cell>
          <table:table-cell table:style-name="ce505" table:formula="of:=[.D5]*[.D7]" office:value-type="float" office:value="1" calcext:value-type="float">
            <text:p>1</text:p>
          </table:table-cell>
          <table:table-cell table:style-name="ce505" table:formula="of:=[.E5]*[.E7]" office:value-type="float" office:value="0" calcext:value-type="float">
            <text:p>0</text:p>
          </table:table-cell>
          <table:table-cell table:style-name="ce505" table:formula="of:=[.F5]*[.F7]" office:value-type="float" office:value="0" calcext:value-type="float">
            <text:p>0</text:p>
          </table:table-cell>
          <table:table-cell table:style-name="ce505" table:formula="of:=[.G5]*[.G7]" office:value-type="float" office:value="0" calcext:value-type="float">
            <text:p>0</text:p>
          </table:table-cell>
          <table:table-cell table:style-name="ce505" table:formula="of:=[.H5]*[.H7]" office:value-type="float" office:value="0" calcext:value-type="float">
            <text:p>0</text:p>
          </table:table-cell>
          <table:table-cell table:style-name="ce505" table:formula="of:=[.I5]*[.I7]" office:value-type="float" office:value="0" calcext:value-type="float">
            <text:p>0</text:p>
          </table:table-cell>
          <table:table-cell table:style-name="ce516" table:formula="of:=[.J5]*[.J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]*[.L7]" office:value-type="float" office:value="1" calcext:value-type="float">
            <text:p>1</text:p>
          </table:table-cell>
          <table:table-cell table:style-name="ce505" table:formula="of:=[.M5]*[.M7]" office:value-type="float" office:value="0" calcext:value-type="float">
            <text:p>0</text:p>
          </table:table-cell>
          <table:table-cell table:style-name="ce505" table:formula="of:=[.N5]*[.N7]" office:value-type="float" office:value="1" calcext:value-type="float">
            <text:p>1</text:p>
          </table:table-cell>
          <table:table-cell table:style-name="ce505" table:formula="of:=[.O5]*[.O7]" office:value-type="float" office:value="0" calcext:value-type="float">
            <text:p>0</text:p>
          </table:table-cell>
          <table:table-cell table:style-name="ce505" table:formula="of:=[.P5]*[.P7]" office:value-type="float" office:value="1" calcext:value-type="float">
            <text:p>1</text:p>
          </table:table-cell>
          <table:table-cell table:style-name="ce505" table:formula="of:=[.Q5]*[.Q7]" office:value-type="float" office:value="0" calcext:value-type="float">
            <text:p>0</text:p>
          </table:table-cell>
          <table:table-cell table:style-name="ce505" table:formula="of:=[.R5]*[.R7]" office:value-type="float" office:value="0" calcext:value-type="float">
            <text:p>0</text:p>
          </table:table-cell>
          <table:table-cell table:style-name="ce516" table:formula="of:=[.S5]*[.S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]*[.U7]" office:value-type="float" office:value="0" calcext:value-type="float">
            <text:p>0</text:p>
          </table:table-cell>
          <table:table-cell table:style-name="ce505" table:formula="of:=[.V5]*[.V7]" office:value-type="float" office:value="0" calcext:value-type="float">
            <text:p>0</text:p>
          </table:table-cell>
          <table:table-cell table:style-name="ce505" table:formula="of:=[.W5]*[.W7]" office:value-type="float" office:value="1" calcext:value-type="float">
            <text:p>1</text:p>
          </table:table-cell>
          <table:table-cell table:style-name="ce505" table:formula="of:=[.X5]*[.X7]" office:value-type="float" office:value="0" calcext:value-type="float">
            <text:p>0</text:p>
          </table:table-cell>
          <table:table-cell table:style-name="ce505" table:formula="of:=[.Y5]*[.Y7]" office:value-type="float" office:value="0" calcext:value-type="float">
            <text:p>0</text:p>
          </table:table-cell>
          <table:table-cell table:style-name="ce505" table:formula="of:=[.Z5]*[.Z7]" office:value-type="float" office:value="1" calcext:value-type="float">
            <text:p>1</text:p>
          </table:table-cell>
          <table:table-cell table:style-name="ce505" table:formula="of:=[.AA5]*[.AA7]" office:value-type="float" office:value="1" calcext:value-type="float">
            <text:p>1</text:p>
          </table:table-cell>
          <table:table-cell table:style-name="ce516" table:formula="of:=[.AB5]*[.AB7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]*[.AD7]" office:value-type="float" office:value="0" calcext:value-type="float">
            <text:p>0</text:p>
          </table:table-cell>
          <table:table-cell table:style-name="ce546" table:formula="of:=[.AE5]*[.AE7]" office:value-type="float" office:value="0" calcext:value-type="float">
            <text:p>0</text:p>
          </table:table-cell>
          <table:table-cell table:style-name="ce546" table:formula="of:=[.AF5]*[.AF7]" office:value-type="float" office:value="0" calcext:value-type="float">
            <text:p>0</text:p>
          </table:table-cell>
          <table:table-cell table:style-name="ce546" table:formula="of:=[.AG5]*[.AG7]" office:value-type="float" office:value="0" calcext:value-type="float">
            <text:p>0</text:p>
          </table:table-cell>
          <table:table-cell table:style-name="ce546" table:formula="of:=[.AH5]*[.AH7]" office:value-type="float" office:value="0" calcext:value-type="float">
            <text:p>0</text:p>
          </table:table-cell>
          <table:table-cell table:style-name="ce546" table:formula="of:=[.AI5]*[.AI7]" office:value-type="float" office:value="0" calcext:value-type="float">
            <text:p>0</text:p>
          </table:table-cell>
          <table:table-cell table:style-name="ce546" table:formula="of:=[.AJ5]*[.AJ7]" office:value-type="float" office:value="0" calcext:value-type="float">
            <text:p>0</text:p>
          </table:table-cell>
          <table:table-cell table:style-name="ce552" table:formula="of:=[.AK5]*[.AK7]" office:value-type="float" office:value="0" calcext:value-type="float">
            <text:p>0</text:p>
          </table:table-cell>
          <table:table-cell/>
          <table:table-cell table:style-name="ce407"/>
          <table:table-cell table:style-name="ce484" table:formula="of:=IF(ISBLANK([$'Niveau 1'.C8]);0;IF([.C8]=[$'Niveau 1'.C8];1;-0.5))" office:value-type="float" office:value="0" calcext:value-type="float">
            <text:p>0</text:p>
          </table:table-cell>
          <table:table-cell table:style-name="ce503" table:formula="of:=IF(ISBLANK([$'Niveau 1'.D8]);0;IF([.D8]=[$'Niveau 1'.D8];1;-0.5))" office:value-type="float" office:value="0" calcext:value-type="float">
            <text:p>0</text:p>
          </table:table-cell>
          <table:table-cell table:style-name="ce503" table:formula="of:=IF(ISBLANK([$'Niveau 1'.E8]);0;IF([.E8]=[$'Niveau 1'.E8];1;-0.5))" office:value-type="float" office:value="0" calcext:value-type="float">
            <text:p>0</text:p>
          </table:table-cell>
          <table:table-cell table:style-name="ce503" table:formula="of:=IF(ISBLANK([$'Niveau 1'.F8]);0;IF([.F8]=[$'Niveau 1'.F8];1;-0.5))" office:value-type="float" office:value="0" calcext:value-type="float">
            <text:p>0</text:p>
          </table:table-cell>
          <table:table-cell table:style-name="ce503" table:formula="of:=IF(ISBLANK([$'Niveau 1'.G8]);0;IF([.G8]=[$'Niveau 1'.G8];1;-0.5))" office:value-type="float" office:value="0" calcext:value-type="float">
            <text:p>0</text:p>
          </table:table-cell>
          <table:table-cell table:style-name="ce503" table:formula="of:=IF(ISBLANK([$'Niveau 1'.H8]);0;IF([.H8]=[$'Niveau 1'.H8];1;-0.5))" office:value-type="float" office:value="0" calcext:value-type="float">
            <text:p>0</text:p>
          </table:table-cell>
          <table:table-cell table:style-name="ce503" table:formula="of:=IF(ISBLANK([$'Niveau 1'.I8]);0;IF([.I8]=[$'Niveau 1'.I8];1;-0.5))" office:value-type="float" office:value="0" calcext:value-type="float">
            <text:p>0</text:p>
          </table:table-cell>
          <table:table-cell table:style-name="ce514" table:formula="of:=IF(ISBLANK([$'Niveau 1'.J8]);0;IF([.J8]=[$'Niveau 1'.J8];1;-0.5))" office:value-type="float" office:value="0" calcext:value-type="float">
            <text:p>0</text:p>
          </table:table-cell>
          <table:table-cell table:style-name="ce484" table:formula="of:=IF(ISBLANK([$'Niveau 1'.K8]);0;IF([.K8]=[$'Niveau 1'.K8];0.5;-0.25))" office:value-type="float" office:value="0" calcext:value-type="float">
            <text:p>0</text:p>
          </table:table-cell>
          <table:table-cell table:style-name="ce484" table:formula="of:=IF(ISBLANK([$'Niveau 1'.L8]);0;IF([.L8]=[$'Niveau 1'.L8];1;-0.5))" office:value-type="float" office:value="0" calcext:value-type="float">
            <text:p>0</text:p>
          </table:table-cell>
          <table:table-cell table:style-name="ce503" table:formula="of:=IF(ISBLANK([$'Niveau 1'.M8]);0;IF([.M8]=[$'Niveau 1'.M8];1;-0.5))" office:value-type="float" office:value="0" calcext:value-type="float">
            <text:p>0</text:p>
          </table:table-cell>
          <table:table-cell table:style-name="ce503" table:formula="of:=IF(ISBLANK([$'Niveau 1'.N8]);0;IF([.N8]=[$'Niveau 1'.N8];1;-0.5))" office:value-type="float" office:value="0" calcext:value-type="float">
            <text:p>0</text:p>
          </table:table-cell>
          <table:table-cell table:style-name="ce503" table:formula="of:=IF(ISBLANK([$'Niveau 1'.O8]);0;IF([.O8]=[$'Niveau 1'.O8];1;-0.5))" office:value-type="float" office:value="0" calcext:value-type="float">
            <text:p>0</text:p>
          </table:table-cell>
          <table:table-cell table:style-name="ce503" table:formula="of:=IF(ISBLANK([$'Niveau 1'.P8]);0;IF([.P8]=[$'Niveau 1'.P8];1;-0.5))" office:value-type="float" office:value="0" calcext:value-type="float">
            <text:p>0</text:p>
          </table:table-cell>
          <table:table-cell table:style-name="ce503" table:formula="of:=IF(ISBLANK([$'Niveau 1'.Q8]);0;IF([.Q8]=[$'Niveau 1'.Q8];1;-0.5))" office:value-type="float" office:value="0" calcext:value-type="float">
            <text:p>0</text:p>
          </table:table-cell>
          <table:table-cell table:style-name="ce503" table:formula="of:=IF(ISBLANK([$'Niveau 1'.R8]);0;IF([.R8]=[$'Niveau 1'.R8];1;-0.5))" office:value-type="float" office:value="0" calcext:value-type="float">
            <text:p>0</text:p>
          </table:table-cell>
          <table:table-cell table:style-name="ce514" table:formula="of:=IF(ISBLANK([$'Niveau 1'.S8]);0;IF([.S8]=[$'Niveau 1'.S8];1;-0.5))" office:value-type="float" office:value="0" calcext:value-type="float">
            <text:p>0</text:p>
          </table:table-cell>
          <table:table-cell table:style-name="ce484" table:formula="of:=IF(ISBLANK([$'Niveau 1'.T8]);0;IF([.T8]=[$'Niveau 1'.T8];0.5;-0.25))" office:value-type="float" office:value="0" calcext:value-type="float">
            <text:p>0</text:p>
          </table:table-cell>
          <table:table-cell table:style-name="ce484" table:formula="of:=IF(ISBLANK([$'Niveau 1'.U8]);0;IF([.U8]=[$'Niveau 1'.U8];1;-0.5))" office:value-type="float" office:value="0" calcext:value-type="float">
            <text:p>0</text:p>
          </table:table-cell>
          <table:table-cell table:style-name="ce503" table:formula="of:=IF(ISBLANK([$'Niveau 1'.V8]);0;IF([.V8]=[$'Niveau 1'.V8];1;-0.5))" office:value-type="float" office:value="0" calcext:value-type="float">
            <text:p>0</text:p>
          </table:table-cell>
          <table:table-cell table:style-name="ce503" table:formula="of:=IF(ISBLANK([$'Niveau 1'.W8]);0;IF([.W8]=[$'Niveau 1'.W8];1;-0.5))" office:value-type="float" office:value="0" calcext:value-type="float">
            <text:p>0</text:p>
          </table:table-cell>
          <table:table-cell table:style-name="ce503" table:formula="of:=IF(ISBLANK([$'Niveau 1'.X8]);0;IF([.X8]=[$'Niveau 1'.X8];1;-0.5))" office:value-type="float" office:value="0" calcext:value-type="float">
            <text:p>0</text:p>
          </table:table-cell>
          <table:table-cell table:style-name="ce503" table:formula="of:=IF(ISBLANK([$'Niveau 1'.Y8]);0;IF([.Y8]=[$'Niveau 1'.Y8];1;-0.5))" office:value-type="float" office:value="0" calcext:value-type="float">
            <text:p>0</text:p>
          </table:table-cell>
          <table:table-cell table:style-name="ce503" table:formula="of:=IF(ISBLANK([$'Niveau 1'.Z8]);0;IF([.Z8]=[$'Niveau 1'.Z8];1;-0.5))" office:value-type="float" office:value="0" calcext:value-type="float">
            <text:p>0</text:p>
          </table:table-cell>
          <table:table-cell table:style-name="ce503" table:formula="of:=IF(ISBLANK([$'Niveau 1'.AA8]);0;IF([.AA8]=[$'Niveau 1'.AA8];1;-0.5))" office:value-type="float" office:value="0" calcext:value-type="float">
            <text:p>0</text:p>
          </table:table-cell>
          <table:table-cell table:style-name="ce514" table:formula="of:=IF(ISBLANK([$'Niveau 1'.AB8]);0;IF([.AB8]=[$'Niveau 1'.AB8];1;-0.5))" office:value-type="float" office:value="0" calcext:value-type="float">
            <text:p>0</text:p>
          </table:table-cell>
          <table:table-cell table:style-name="ce484" table:formula="of:=IF(ISBLANK([$'Niveau 1'.AC8]);0;IF([.AC8]=[$'Niveau 1'.AC8];0.5;-0.25))" office:value-type="float" office:value="0" calcext:value-type="float">
            <text:p>0</text:p>
          </table:table-cell>
          <table:table-cell table:style-name="ce484" table:formula="of:=IF(ISBLANK([$'Niveau 1'.AD8]);0;IF([.AD8]=[$'Niveau 1'.AD8];1;-0.5))" office:value-type="float" office:value="0" calcext:value-type="float">
            <text:p>0</text:p>
          </table:table-cell>
          <table:table-cell table:style-name="ce503" table:formula="of:=IF(ISBLANK([$'Niveau 1'.AE8]);0;IF([.AE8]=[$'Niveau 1'.AE8];1;-0.5))" office:value-type="float" office:value="0" calcext:value-type="float">
            <text:p>0</text:p>
          </table:table-cell>
          <table:table-cell table:style-name="ce503" table:formula="of:=IF(ISBLANK([$'Niveau 1'.AF8]);0;IF([.AF8]=[$'Niveau 1'.AF8];1;-0.5))" office:value-type="float" office:value="0" calcext:value-type="float">
            <text:p>0</text:p>
          </table:table-cell>
          <table:table-cell table:style-name="ce503" table:formula="of:=IF(ISBLANK([$'Niveau 1'.AG8]);0;IF([.AG8]=[$'Niveau 1'.AG8];1;-0.5))" office:value-type="float" office:value="0" calcext:value-type="float">
            <text:p>0</text:p>
          </table:table-cell>
          <table:table-cell table:style-name="ce503" table:formula="of:=IF(ISBLANK([$'Niveau 1'.AH8]);0;IF([.AH8]=[$'Niveau 1'.AH8];1;-0.5))" office:value-type="float" office:value="0" calcext:value-type="float">
            <text:p>0</text:p>
          </table:table-cell>
          <table:table-cell table:style-name="ce503" table:formula="of:=IF(ISBLANK([$'Niveau 1'.AI8]);0;IF([.AI8]=[$'Niveau 1'.AI8];1;-0.5))" office:value-type="float" office:value="0" calcext:value-type="float">
            <text:p>0</text:p>
          </table:table-cell>
          <table:table-cell table:style-name="ce503" table:formula="of:=IF(ISBLANK([$'Niveau 1'.AJ8]);0;IF([.AJ8]=[$'Niveau 1'.AJ8];1;-0.5))" office:value-type="float" office:value="0" calcext:value-type="float">
            <text:p>0</text:p>
          </table:table-cell>
          <table:table-cell table:style-name="ce514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:.BZ7])" office:value-type="float" office:value="1" calcext:value-type="float">
            <text:p>1</text:p>
          </table:table-cell>
          <table:table-cell table:style-name="ce584" table:formula="of:=SUM([.CA5:.CA7])" office:value-type="float" office:value="1" calcext:value-type="float">
            <text:p>1</text:p>
          </table:table-cell>
          <table:table-cell table:number-columns-repeated="945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07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9]);0;IF([.K9]=[$'Niveau 1'.K9];0.5;-0.2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1'.T9]);0;IF([.T9]=[$'Niveau 1'.T9];0.5;-0.2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1'.AC9]);0;IF([.AC9]=[$'Niveau 1'.AC9];0.5;-0.2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])/10^7)" office:value-type="float" office:value="1" calcext:value-type="float">
            <text:p>1</text:p>
          </table:table-cell>
          <table:table-cell table:style-name="ce507" table:formula="of:=INT(DEC2BIN([.C11])/10^6)-10*INT(DEC2BIN([.C11])/10^7)" office:value-type="float" office:value="1" calcext:value-type="float">
            <text:p>1</text:p>
          </table:table-cell>
          <table:table-cell table:style-name="ce507" table:formula="of:=INT(DEC2BIN([.C11])/10^5)-10*INT(DEC2BIN([.C11])/10^6)" office:value-type="float" office:value="0" calcext:value-type="float">
            <text:p>0</text:p>
          </table:table-cell>
          <table:table-cell table:style-name="ce507" table:formula="of:=INT(DEC2BIN([.C11])/10^4)-10*INT(DEC2BIN([.C11])/10^5)" office:value-type="float" office:value="0" calcext:value-type="float">
            <text:p>0</text:p>
          </table:table-cell>
          <table:table-cell table:style-name="ce507" table:formula="of:=INT(DEC2BIN([.C11])/10^3)-10*INT(DEC2BIN([.C11])/10^4)" office:value-type="float" office:value="0" calcext:value-type="float">
            <text:p>0</text:p>
          </table:table-cell>
          <table:table-cell table:style-name="ce507" table:formula="of:=INT(DEC2BIN([.C11])/10^2)-10*INT(DEC2BIN([.C11])/10^3)" office:value-type="float" office:value="0" calcext:value-type="float">
            <text:p>0</text:p>
          </table:table-cell>
          <table:table-cell table:style-name="ce507" table:formula="of:=INT(DEC2BIN([.C11])/10^1)-10*INT(DEC2BIN([.C11])/10^2)" office:value-type="float" office:value="0" calcext:value-type="float">
            <text:p>0</text:p>
          </table:table-cell>
          <table:table-cell table:style-name="ce517" table:formula="of:=INT(DEC2BIN([.C11])/10^0)-10*INT(DEC2BIN([.C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])/10^7)" office:value-type="float" office:value="1" calcext:value-type="float">
            <text:p>1</text:p>
          </table:table-cell>
          <table:table-cell table:style-name="ce507" table:formula="of:=INT(DEC2BIN([.L11])/10^6)-10*INT(DEC2BIN([.L11])/10^7)" office:value-type="float" office:value="0" calcext:value-type="float">
            <text:p>0</text:p>
          </table:table-cell>
          <table:table-cell table:style-name="ce507" table:formula="of:=INT(DEC2BIN([.L11])/10^5)-10*INT(DEC2BIN([.L11])/10^6)" office:value-type="float" office:value="1" calcext:value-type="float">
            <text:p>1</text:p>
          </table:table-cell>
          <table:table-cell table:style-name="ce507" table:formula="of:=INT(DEC2BIN([.L11])/10^4)-10*INT(DEC2BIN([.L11])/10^5)" office:value-type="float" office:value="0" calcext:value-type="float">
            <text:p>0</text:p>
          </table:table-cell>
          <table:table-cell table:style-name="ce507" table:formula="of:=INT(DEC2BIN([.L11])/10^3)-10*INT(DEC2BIN([.L11])/10^4)" office:value-type="float" office:value="1" calcext:value-type="float">
            <text:p>1</text:p>
          </table:table-cell>
          <table:table-cell table:style-name="ce507" table:formula="of:=INT(DEC2BIN([.L11])/10^2)-10*INT(DEC2BIN([.L11])/10^3)" office:value-type="float" office:value="0" calcext:value-type="float">
            <text:p>0</text:p>
          </table:table-cell>
          <table:table-cell table:style-name="ce507" table:formula="of:=INT(DEC2BIN([.L11])/10^1)-10*INT(DEC2BIN([.L11])/10^2)" office:value-type="float" office:value="0" calcext:value-type="float">
            <text:p>0</text:p>
          </table:table-cell>
          <table:table-cell table:style-name="ce517" table:formula="of:=INT(DEC2BIN([.L11])/10^0)-10*INT(DEC2BIN([.L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])/10^7)" office:value-type="float" office:value="0" calcext:value-type="float">
            <text:p>0</text:p>
          </table:table-cell>
          <table:table-cell table:style-name="ce507" table:formula="of:=INT(DEC2BIN([.U11])/10^6)-10*INT(DEC2BIN([.U11])/10^7)" office:value-type="float" office:value="0" calcext:value-type="float">
            <text:p>0</text:p>
          </table:table-cell>
          <table:table-cell table:style-name="ce507" table:formula="of:=INT(DEC2BIN([.U11])/10^5)-10*INT(DEC2BIN([.U11])/10^6)" office:value-type="float" office:value="1" calcext:value-type="float">
            <text:p>1</text:p>
          </table:table-cell>
          <table:table-cell table:style-name="ce507" table:formula="of:=INT(DEC2BIN([.U11])/10^4)-10*INT(DEC2BIN([.U11])/10^5)" office:value-type="float" office:value="0" calcext:value-type="float">
            <text:p>0</text:p>
          </table:table-cell>
          <table:table-cell table:style-name="ce507" table:formula="of:=INT(DEC2BIN([.U11])/10^3)-10*INT(DEC2BIN([.U11])/10^4)" office:value-type="float" office:value="0" calcext:value-type="float">
            <text:p>0</text:p>
          </table:table-cell>
          <table:table-cell table:style-name="ce507" table:formula="of:=INT(DEC2BIN([.U11])/10^2)-10*INT(DEC2BIN([.U11])/10^3)" office:value-type="float" office:value="1" calcext:value-type="float">
            <text:p>1</text:p>
          </table:table-cell>
          <table:table-cell table:style-name="ce507" table:formula="of:=INT(DEC2BIN([.U11])/10^1)-10*INT(DEC2BIN([.U11])/10^2)" office:value-type="float" office:value="1" calcext:value-type="float">
            <text:p>1</text:p>
          </table:table-cell>
          <table:table-cell table:style-name="ce517" table:formula="of:=INT(DEC2BIN([.U11])/10^0)-10*INT(DEC2BIN([.U1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])/10^7)" office:value-type="float" office:value="0" calcext:value-type="float">
            <text:p>0</text:p>
          </table:table-cell>
          <table:table-cell table:style-name="ce547" table:formula="of:=INT(DEC2BIN([.AD11])/10^6)-10*INT(DEC2BIN([.AD11])/10^7)" office:value-type="float" office:value="0" calcext:value-type="float">
            <text:p>0</text:p>
          </table:table-cell>
          <table:table-cell table:style-name="ce547" table:formula="of:=INT(DEC2BIN([.AD11])/10^5)-10*INT(DEC2BIN([.AD11])/10^6)" office:value-type="float" office:value="0" calcext:value-type="float">
            <text:p>0</text:p>
          </table:table-cell>
          <table:table-cell table:style-name="ce547" table:formula="of:=INT(DEC2BIN([.AD11])/10^4)-10*INT(DEC2BIN([.AD11])/10^5)" office:value-type="float" office:value="0" calcext:value-type="float">
            <text:p>0</text:p>
          </table:table-cell>
          <table:table-cell table:style-name="ce547" table:formula="of:=INT(DEC2BIN([.AD11])/10^3)-10*INT(DEC2BIN([.AD11])/10^4)" office:value-type="float" office:value="0" calcext:value-type="float">
            <text:p>0</text:p>
          </table:table-cell>
          <table:table-cell table:style-name="ce547" table:formula="of:=INT(DEC2BIN([.AD11])/10^2)-10*INT(DEC2BIN([.AD11])/10^3)" office:value-type="float" office:value="0" calcext:value-type="float">
            <text:p>0</text:p>
          </table:table-cell>
          <table:table-cell table:style-name="ce547" table:formula="of:=INT(DEC2BIN([.AD11])/10^1)-10*INT(DEC2BIN([.AD11])/10^2)" office:value-type="float" office:value="0" calcext:value-type="float">
            <text:p>0</text:p>
          </table:table-cell>
          <table:table-cell table:style-name="ce553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07"/>
          <table:table-cell table:style-name="ce484" table:formula="of:=IF(ISBLANK([$'Niveau 1'.C10]);0;IF([.C10]=[$'Niveau 1'.C10];1;-0.5))" office:value-type="float" office:value="0" calcext:value-type="float">
            <text:p>0</text:p>
          </table:table-cell>
          <table:table-cell table:style-name="ce503" table:formula="of:=IF(ISBLANK([$'Niveau 1'.D10]);0;IF([.D10]=[$'Niveau 1'.D10];1;-0.5))" office:value-type="float" office:value="0" calcext:value-type="float">
            <text:p>0</text:p>
          </table:table-cell>
          <table:table-cell table:style-name="ce503" table:formula="of:=IF(ISBLANK([$'Niveau 1'.E10]);0;IF([.E10]=[$'Niveau 1'.E10];1;-0.5))" office:value-type="float" office:value="0" calcext:value-type="float">
            <text:p>0</text:p>
          </table:table-cell>
          <table:table-cell table:style-name="ce503" table:formula="of:=IF(ISBLANK([$'Niveau 1'.F10]);0;IF([.F10]=[$'Niveau 1'.F10];1;-0.5))" office:value-type="float" office:value="0" calcext:value-type="float">
            <text:p>0</text:p>
          </table:table-cell>
          <table:table-cell table:style-name="ce503" table:formula="of:=IF(ISBLANK([$'Niveau 1'.G10]);0;IF([.G10]=[$'Niveau 1'.G10];1;-0.5))" office:value-type="float" office:value="0" calcext:value-type="float">
            <text:p>0</text:p>
          </table:table-cell>
          <table:table-cell table:style-name="ce503" table:formula="of:=IF(ISBLANK([$'Niveau 1'.H10]);0;IF([.H10]=[$'Niveau 1'.H10];1;-0.5))" office:value-type="float" office:value="0" calcext:value-type="float">
            <text:p>0</text:p>
          </table:table-cell>
          <table:table-cell table:style-name="ce503" table:formula="of:=IF(ISBLANK([$'Niveau 1'.I10]);0;IF([.I10]=[$'Niveau 1'.I10];1;-0.5))" office:value-type="float" office:value="0" calcext:value-type="float">
            <text:p>0</text:p>
          </table:table-cell>
          <table:table-cell table:style-name="ce514" table:formula="of:=IF(ISBLANK([$'Niveau 1'.J10]);0;IF([.J10]=[$'Niveau 1'.J10];1;-0.5))" office:value-type="float" office:value="0" calcext:value-type="float">
            <text:p>0</text:p>
          </table:table-cell>
          <table:table-cell table:style-name="ce484" table:formula="of:=IF(ISBLANK([$'Niveau 1'.K10]);0;IF([.K10]=[$'Niveau 1'.K10];0.5;-0.25))" office:value-type="float" office:value="0" calcext:value-type="float">
            <text:p>0</text:p>
          </table:table-cell>
          <table:table-cell table:style-name="ce484" table:formula="of:=IF(ISBLANK([$'Niveau 1'.L10]);0;IF([.L10]=[$'Niveau 1'.L10];1;-0.5))" office:value-type="float" office:value="0" calcext:value-type="float">
            <text:p>0</text:p>
          </table:table-cell>
          <table:table-cell table:style-name="ce503" table:formula="of:=IF(ISBLANK([$'Niveau 1'.M10]);0;IF([.M10]=[$'Niveau 1'.M10];1;-0.5))" office:value-type="float" office:value="0" calcext:value-type="float">
            <text:p>0</text:p>
          </table:table-cell>
          <table:table-cell table:style-name="ce503" table:formula="of:=IF(ISBLANK([$'Niveau 1'.N10]);0;IF([.N10]=[$'Niveau 1'.N10];1;-0.5))" office:value-type="float" office:value="0" calcext:value-type="float">
            <text:p>0</text:p>
          </table:table-cell>
          <table:table-cell table:style-name="ce503" table:formula="of:=IF(ISBLANK([$'Niveau 1'.O10]);0;IF([.O10]=[$'Niveau 1'.O10];1;-0.5))" office:value-type="float" office:value="0" calcext:value-type="float">
            <text:p>0</text:p>
          </table:table-cell>
          <table:table-cell table:style-name="ce503" table:formula="of:=IF(ISBLANK([$'Niveau 1'.P10]);0;IF([.P10]=[$'Niveau 1'.P10];1;-0.5))" office:value-type="float" office:value="0" calcext:value-type="float">
            <text:p>0</text:p>
          </table:table-cell>
          <table:table-cell table:style-name="ce503" table:formula="of:=IF(ISBLANK([$'Niveau 1'.Q10]);0;IF([.Q10]=[$'Niveau 1'.Q10];1;-0.5))" office:value-type="float" office:value="0" calcext:value-type="float">
            <text:p>0</text:p>
          </table:table-cell>
          <table:table-cell table:style-name="ce503" table:formula="of:=IF(ISBLANK([$'Niveau 1'.R10]);0;IF([.R10]=[$'Niveau 1'.R10];1;-0.5))" office:value-type="float" office:value="0" calcext:value-type="float">
            <text:p>0</text:p>
          </table:table-cell>
          <table:table-cell table:style-name="ce514" table:formula="of:=IF(ISBLANK([$'Niveau 1'.S10]);0;IF([.S10]=[$'Niveau 1'.S10];1;-0.5))" office:value-type="float" office:value="0" calcext:value-type="float">
            <text:p>0</text:p>
          </table:table-cell>
          <table:table-cell table:style-name="ce484" table:formula="of:=IF(ISBLANK([$'Niveau 1'.T10]);0;IF([.T10]=[$'Niveau 1'.T10];0.5;-0.25))" office:value-type="float" office:value="0" calcext:value-type="float">
            <text:p>0</text:p>
          </table:table-cell>
          <table:table-cell table:style-name="ce484" table:formula="of:=IF(ISBLANK([$'Niveau 1'.U10]);0;IF([.U10]=[$'Niveau 1'.U10];1;-0.5))" office:value-type="float" office:value="0" calcext:value-type="float">
            <text:p>0</text:p>
          </table:table-cell>
          <table:table-cell table:style-name="ce503" table:formula="of:=IF(ISBLANK([$'Niveau 1'.V10]);0;IF([.V10]=[$'Niveau 1'.V10];1;-0.5))" office:value-type="float" office:value="0" calcext:value-type="float">
            <text:p>0</text:p>
          </table:table-cell>
          <table:table-cell table:style-name="ce503" table:formula="of:=IF(ISBLANK([$'Niveau 1'.W10]);0;IF([.W10]=[$'Niveau 1'.W10];1;-0.5))" office:value-type="float" office:value="0" calcext:value-type="float">
            <text:p>0</text:p>
          </table:table-cell>
          <table:table-cell table:style-name="ce503" table:formula="of:=IF(ISBLANK([$'Niveau 1'.X10]);0;IF([.X10]=[$'Niveau 1'.X10];1;-0.5))" office:value-type="float" office:value="0" calcext:value-type="float">
            <text:p>0</text:p>
          </table:table-cell>
          <table:table-cell table:style-name="ce503" table:formula="of:=IF(ISBLANK([$'Niveau 1'.Y10]);0;IF([.Y10]=[$'Niveau 1'.Y10];1;-0.5))" office:value-type="float" office:value="0" calcext:value-type="float">
            <text:p>0</text:p>
          </table:table-cell>
          <table:table-cell table:style-name="ce503" table:formula="of:=IF(ISBLANK([$'Niveau 1'.Z10]);0;IF([.Z10]=[$'Niveau 1'.Z10];1;-0.5))" office:value-type="float" office:value="0" calcext:value-type="float">
            <text:p>0</text:p>
          </table:table-cell>
          <table:table-cell table:style-name="ce503" table:formula="of:=IF(ISBLANK([$'Niveau 1'.AA10]);0;IF([.AA10]=[$'Niveau 1'.AA10];1;-0.5))" office:value-type="float" office:value="0" calcext:value-type="float">
            <text:p>0</text:p>
          </table:table-cell>
          <table:table-cell table:style-name="ce514" table:formula="of:=IF(ISBLANK([$'Niveau 1'.AB10]);0;IF([.AB10]=[$'Niveau 1'.AB10];1;-0.5))" office:value-type="float" office:value="0" calcext:value-type="float">
            <text:p>0</text:p>
          </table:table-cell>
          <table:table-cell table:style-name="ce484" table:formula="of:=IF(ISBLANK([$'Niveau 1'.AC10]);0;IF([.AC10]=[$'Niveau 1'.AC10];0.5;-0.25))" office:value-type="float" office:value="0" calcext:value-type="float">
            <text:p>0</text:p>
          </table:table-cell>
          <table:table-cell table:style-name="ce484" table:formula="of:=IF(ISBLANK([$'Niveau 1'.AD10]);0;IF([.AD10]=[$'Niveau 1'.AD10];1;-0.5))" office:value-type="float" office:value="0" calcext:value-type="float">
            <text:p>0</text:p>
          </table:table-cell>
          <table:table-cell table:style-name="ce503" table:formula="of:=IF(ISBLANK([$'Niveau 1'.AE10]);0;IF([.AE10]=[$'Niveau 1'.AE10];1;-0.5))" office:value-type="float" office:value="0" calcext:value-type="float">
            <text:p>0</text:p>
          </table:table-cell>
          <table:table-cell table:style-name="ce503" table:formula="of:=IF(ISBLANK([$'Niveau 1'.AF10]);0;IF([.AF10]=[$'Niveau 1'.AF10];1;-0.5))" office:value-type="float" office:value="0" calcext:value-type="float">
            <text:p>0</text:p>
          </table:table-cell>
          <table:table-cell table:style-name="ce503" table:formula="of:=IF(ISBLANK([$'Niveau 1'.AG10]);0;IF([.AG10]=[$'Niveau 1'.AG10];1;-0.5))" office:value-type="float" office:value="0" calcext:value-type="float">
            <text:p>0</text:p>
          </table:table-cell>
          <table:table-cell table:style-name="ce503" table:formula="of:=IF(ISBLANK([$'Niveau 1'.AH10]);0;IF([.AH10]=[$'Niveau 1'.AH10];1;-0.5))" office:value-type="float" office:value="0" calcext:value-type="float">
            <text:p>0</text:p>
          </table:table-cell>
          <table:table-cell table:style-name="ce503" table:formula="of:=IF(ISBLANK([$'Niveau 1'.AI10]);0;IF([.AI10]=[$'Niveau 1'.AI10];1;-0.5))" office:value-type="float" office:value="0" calcext:value-type="float">
            <text:p>0</text:p>
          </table:table-cell>
          <table:table-cell table:style-name="ce503" table:formula="of:=IF(ISBLANK([$'Niveau 1'.AJ10]);0;IF([.AJ10]=[$'Niveau 1'.AJ10];1;-0.5))" office:value-type="float" office:value="0" calcext:value-type="float">
            <text:p>0</text:p>
          </table:table-cell>
          <table:table-cell table:style-name="ce514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07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1]);0;IF([.K11]=[$'Niveau 1'.K11];0.5;-0.2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1'.T11]);0;IF([.T11]=[$'Niveau 1'.T11];0.5;-0.2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1'.AC11]);0;IF([.AC11]=[$'Niveau 1'.AC11];0.5;-0.2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3])/10^7)" office:value-type="float" office:value="1" calcext:value-type="float">
            <text:p>1</text:p>
          </table:table-cell>
          <table:table-cell table:style-name="ce507" table:formula="of:=INT(DEC2BIN([.C13])/10^6)-10*INT(DEC2BIN([.C13])/10^7)" office:value-type="float" office:value="1" calcext:value-type="float">
            <text:p>1</text:p>
          </table:table-cell>
          <table:table-cell table:style-name="ce507" table:formula="of:=INT(DEC2BIN([.C13])/10^5)-10*INT(DEC2BIN([.C13])/10^6)" office:value-type="float" office:value="0" calcext:value-type="float">
            <text:p>0</text:p>
          </table:table-cell>
          <table:table-cell table:style-name="ce507" table:formula="of:=INT(DEC2BIN([.C13])/10^4)-10*INT(DEC2BIN([.C13])/10^5)" office:value-type="float" office:value="0" calcext:value-type="float">
            <text:p>0</text:p>
          </table:table-cell>
          <table:table-cell table:style-name="ce507" table:formula="of:=INT(DEC2BIN([.C13])/10^3)-10*INT(DEC2BIN([.C13])/10^4)" office:value-type="float" office:value="0" calcext:value-type="float">
            <text:p>0</text:p>
          </table:table-cell>
          <table:table-cell table:style-name="ce507" table:formula="of:=INT(DEC2BIN([.C13])/10^2)-10*INT(DEC2BIN([.C13])/10^3)" office:value-type="float" office:value="0" calcext:value-type="float">
            <text:p>0</text:p>
          </table:table-cell>
          <table:table-cell table:style-name="ce507" table:formula="of:=INT(DEC2BIN([.C13])/10^1)-10*INT(DEC2BIN([.C13])/10^2)" office:value-type="float" office:value="0" calcext:value-type="float">
            <text:p>0</text:p>
          </table:table-cell>
          <table:table-cell table:style-name="ce517" table:formula="of:=INT(DEC2BIN([.C13])/10^0)-10*INT(DEC2BIN([.C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3])/10^7)" office:value-type="float" office:value="1" calcext:value-type="float">
            <text:p>1</text:p>
          </table:table-cell>
          <table:table-cell table:style-name="ce507" table:formula="of:=INT(DEC2BIN([.L13])/10^6)-10*INT(DEC2BIN([.L13])/10^7)" office:value-type="float" office:value="0" calcext:value-type="float">
            <text:p>0</text:p>
          </table:table-cell>
          <table:table-cell table:style-name="ce507" table:formula="of:=INT(DEC2BIN([.L13])/10^5)-10*INT(DEC2BIN([.L13])/10^6)" office:value-type="float" office:value="1" calcext:value-type="float">
            <text:p>1</text:p>
          </table:table-cell>
          <table:table-cell table:style-name="ce507" table:formula="of:=INT(DEC2BIN([.L13])/10^4)-10*INT(DEC2BIN([.L13])/10^5)" office:value-type="float" office:value="0" calcext:value-type="float">
            <text:p>0</text:p>
          </table:table-cell>
          <table:table-cell table:style-name="ce507" table:formula="of:=INT(DEC2BIN([.L13])/10^3)-10*INT(DEC2BIN([.L13])/10^4)" office:value-type="float" office:value="1" calcext:value-type="float">
            <text:p>1</text:p>
          </table:table-cell>
          <table:table-cell table:style-name="ce507" table:formula="of:=INT(DEC2BIN([.L13])/10^2)-10*INT(DEC2BIN([.L13])/10^3)" office:value-type="float" office:value="0" calcext:value-type="float">
            <text:p>0</text:p>
          </table:table-cell>
          <table:table-cell table:style-name="ce507" table:formula="of:=INT(DEC2BIN([.L13])/10^1)-10*INT(DEC2BIN([.L13])/10^2)" office:value-type="float" office:value="0" calcext:value-type="float">
            <text:p>0</text:p>
          </table:table-cell>
          <table:table-cell table:style-name="ce517" table:formula="of:=INT(DEC2BIN([.L13])/10^0)-10*INT(DEC2BIN([.L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3])/10^7)" office:value-type="float" office:value="0" calcext:value-type="float">
            <text:p>0</text:p>
          </table:table-cell>
          <table:table-cell table:style-name="ce507" table:formula="of:=INT(DEC2BIN([.U13])/10^6)-10*INT(DEC2BIN([.U13])/10^7)" office:value-type="float" office:value="0" calcext:value-type="float">
            <text:p>0</text:p>
          </table:table-cell>
          <table:table-cell table:style-name="ce507" table:formula="of:=INT(DEC2BIN([.U13])/10^5)-10*INT(DEC2BIN([.U13])/10^6)" office:value-type="float" office:value="1" calcext:value-type="float">
            <text:p>1</text:p>
          </table:table-cell>
          <table:table-cell table:style-name="ce507" table:formula="of:=INT(DEC2BIN([.U13])/10^4)-10*INT(DEC2BIN([.U13])/10^5)" office:value-type="float" office:value="0" calcext:value-type="float">
            <text:p>0</text:p>
          </table:table-cell>
          <table:table-cell table:style-name="ce507" table:formula="of:=INT(DEC2BIN([.U13])/10^3)-10*INT(DEC2BIN([.U13])/10^4)" office:value-type="float" office:value="0" calcext:value-type="float">
            <text:p>0</text:p>
          </table:table-cell>
          <table:table-cell table:style-name="ce507" table:formula="of:=INT(DEC2BIN([.U13])/10^2)-10*INT(DEC2BIN([.U13])/10^3)" office:value-type="float" office:value="1" calcext:value-type="float">
            <text:p>1</text:p>
          </table:table-cell>
          <table:table-cell table:style-name="ce507" table:formula="of:=INT(DEC2BIN([.U13])/10^1)-10*INT(DEC2BIN([.U13])/10^2)" office:value-type="float" office:value="1" calcext:value-type="float">
            <text:p>1</text:p>
          </table:table-cell>
          <table:table-cell table:style-name="ce517" table:formula="of:=INT(DEC2BIN([.U13])/10^0)-10*INT(DEC2BIN([.U13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3])/10^7)" office:value-type="float" office:value="1" calcext:value-type="float">
            <text:p>1</text:p>
          </table:table-cell>
          <table:table-cell table:style-name="ce548" table:formula="of:=INT(DEC2BIN([.AD13])/10^6)-10*INT(DEC2BIN([.AD13])/10^7)" office:value-type="float" office:value="1" calcext:value-type="float">
            <text:p>1</text:p>
          </table:table-cell>
          <table:table-cell table:style-name="ce548" table:formula="of:=INT(DEC2BIN([.AD13])/10^5)-10*INT(DEC2BIN([.AD13])/10^6)" office:value-type="float" office:value="1" calcext:value-type="float">
            <text:p>1</text:p>
          </table:table-cell>
          <table:table-cell table:style-name="ce548" table:formula="of:=INT(DEC2BIN([.AD13])/10^4)-10*INT(DEC2BIN([.AD13])/10^5)" office:value-type="float" office:value="1" calcext:value-type="float">
            <text:p>1</text:p>
          </table:table-cell>
          <table:table-cell table:style-name="ce548" table:formula="of:=INT(DEC2BIN([.AD13])/10^3)-10*INT(DEC2BIN([.AD13])/10^4)" office:value-type="float" office:value="1" calcext:value-type="float">
            <text:p>1</text:p>
          </table:table-cell>
          <table:table-cell table:style-name="ce548" table:formula="of:=INT(DEC2BIN([.AD13])/10^2)-10*INT(DEC2BIN([.AD13])/10^3)" office:value-type="float" office:value="1" calcext:value-type="float">
            <text:p>1</text:p>
          </table:table-cell>
          <table:table-cell table:style-name="ce548" table:formula="of:=INT(DEC2BIN([.AD13])/10^1)-10*INT(DEC2BIN([.AD13])/10^2)" office:value-type="float" office:value="1" calcext:value-type="float">
            <text:p>1</text:p>
          </table:table-cell>
          <table:table-cell table:style-name="ce554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07"/>
          <table:table-cell table:style-name="ce484" table:formula="of:=IF(ISBLANK([$'Niveau 1'.C12]);0;IF([.C12]=[$'Niveau 1'.C12];1;-0.5))" office:value-type="float" office:value="0" calcext:value-type="float">
            <text:p>0</text:p>
          </table:table-cell>
          <table:table-cell table:style-name="ce503" table:formula="of:=IF(ISBLANK([$'Niveau 1'.D12]);0;IF([.D12]=[$'Niveau 1'.D12];1;-0.5))" office:value-type="float" office:value="0" calcext:value-type="float">
            <text:p>0</text:p>
          </table:table-cell>
          <table:table-cell table:style-name="ce503" table:formula="of:=IF(ISBLANK([$'Niveau 1'.E12]);0;IF([.E12]=[$'Niveau 1'.E12];1;-0.5))" office:value-type="float" office:value="0" calcext:value-type="float">
            <text:p>0</text:p>
          </table:table-cell>
          <table:table-cell table:style-name="ce503" table:formula="of:=IF(ISBLANK([$'Niveau 1'.F12]);0;IF([.F12]=[$'Niveau 1'.F12];1;-0.5))" office:value-type="float" office:value="0" calcext:value-type="float">
            <text:p>0</text:p>
          </table:table-cell>
          <table:table-cell table:style-name="ce503" table:formula="of:=IF(ISBLANK([$'Niveau 1'.G12]);0;IF([.G12]=[$'Niveau 1'.G12];1;-0.5))" office:value-type="float" office:value="0" calcext:value-type="float">
            <text:p>0</text:p>
          </table:table-cell>
          <table:table-cell table:style-name="ce503" table:formula="of:=IF(ISBLANK([$'Niveau 1'.H12]);0;IF([.H12]=[$'Niveau 1'.H12];1;-0.5))" office:value-type="float" office:value="0" calcext:value-type="float">
            <text:p>0</text:p>
          </table:table-cell>
          <table:table-cell table:style-name="ce503" table:formula="of:=IF(ISBLANK([$'Niveau 1'.I12]);0;IF([.I12]=[$'Niveau 1'.I12];1;-0.5))" office:value-type="float" office:value="0" calcext:value-type="float">
            <text:p>0</text:p>
          </table:table-cell>
          <table:table-cell table:style-name="ce514" table:formula="of:=IF(ISBLANK([$'Niveau 1'.J12]);0;IF([.J12]=[$'Niveau 1'.J12];1;-0.5))" office:value-type="float" office:value="0" calcext:value-type="float">
            <text:p>0</text:p>
          </table:table-cell>
          <table:table-cell table:style-name="ce484" table:formula="of:=IF(ISBLANK([$'Niveau 1'.K12]);0;IF([.K12]=[$'Niveau 1'.K12];0.5;-0.25))" office:value-type="float" office:value="0" calcext:value-type="float">
            <text:p>0</text:p>
          </table:table-cell>
          <table:table-cell table:style-name="ce484" table:formula="of:=IF(ISBLANK([$'Niveau 1'.L12]);0;IF([.L12]=[$'Niveau 1'.L12];1;-0.5))" office:value-type="float" office:value="0" calcext:value-type="float">
            <text:p>0</text:p>
          </table:table-cell>
          <table:table-cell table:style-name="ce503" table:formula="of:=IF(ISBLANK([$'Niveau 1'.M12]);0;IF([.M12]=[$'Niveau 1'.M12];1;-0.5))" office:value-type="float" office:value="0" calcext:value-type="float">
            <text:p>0</text:p>
          </table:table-cell>
          <table:table-cell table:style-name="ce503" table:formula="of:=IF(ISBLANK([$'Niveau 1'.N12]);0;IF([.N12]=[$'Niveau 1'.N12];1;-0.5))" office:value-type="float" office:value="0" calcext:value-type="float">
            <text:p>0</text:p>
          </table:table-cell>
          <table:table-cell table:style-name="ce503" table:formula="of:=IF(ISBLANK([$'Niveau 1'.O12]);0;IF([.O12]=[$'Niveau 1'.O12];1;-0.5))" office:value-type="float" office:value="0" calcext:value-type="float">
            <text:p>0</text:p>
          </table:table-cell>
          <table:table-cell table:style-name="ce503" table:formula="of:=IF(ISBLANK([$'Niveau 1'.P12]);0;IF([.P12]=[$'Niveau 1'.P12];1;-0.5))" office:value-type="float" office:value="0" calcext:value-type="float">
            <text:p>0</text:p>
          </table:table-cell>
          <table:table-cell table:style-name="ce503" table:formula="of:=IF(ISBLANK([$'Niveau 1'.Q12]);0;IF([.Q12]=[$'Niveau 1'.Q12];1;-0.5))" office:value-type="float" office:value="0" calcext:value-type="float">
            <text:p>0</text:p>
          </table:table-cell>
          <table:table-cell table:style-name="ce503" table:formula="of:=IF(ISBLANK([$'Niveau 1'.R12]);0;IF([.R12]=[$'Niveau 1'.R12];1;-0.5))" office:value-type="float" office:value="0" calcext:value-type="float">
            <text:p>0</text:p>
          </table:table-cell>
          <table:table-cell table:style-name="ce514" table:formula="of:=IF(ISBLANK([$'Niveau 1'.S12]);0;IF([.S12]=[$'Niveau 1'.S12];1;-0.5))" office:value-type="float" office:value="0" calcext:value-type="float">
            <text:p>0</text:p>
          </table:table-cell>
          <table:table-cell table:style-name="ce484" table:formula="of:=IF(ISBLANK([$'Niveau 1'.T12]);0;IF([.T12]=[$'Niveau 1'.T12];0.5;-0.25))" office:value-type="float" office:value="0" calcext:value-type="float">
            <text:p>0</text:p>
          </table:table-cell>
          <table:table-cell table:style-name="ce484" table:formula="of:=IF(ISBLANK([$'Niveau 1'.U12]);0;IF([.U12]=[$'Niveau 1'.U12];1;-0.5))" office:value-type="float" office:value="0" calcext:value-type="float">
            <text:p>0</text:p>
          </table:table-cell>
          <table:table-cell table:style-name="ce503" table:formula="of:=IF(ISBLANK([$'Niveau 1'.V12]);0;IF([.V12]=[$'Niveau 1'.V12];1;-0.5))" office:value-type="float" office:value="0" calcext:value-type="float">
            <text:p>0</text:p>
          </table:table-cell>
          <table:table-cell table:style-name="ce503" table:formula="of:=IF(ISBLANK([$'Niveau 1'.W12]);0;IF([.W12]=[$'Niveau 1'.W12];1;-0.5))" office:value-type="float" office:value="0" calcext:value-type="float">
            <text:p>0</text:p>
          </table:table-cell>
          <table:table-cell table:style-name="ce503" table:formula="of:=IF(ISBLANK([$'Niveau 1'.X12]);0;IF([.X12]=[$'Niveau 1'.X12];1;-0.5))" office:value-type="float" office:value="0" calcext:value-type="float">
            <text:p>0</text:p>
          </table:table-cell>
          <table:table-cell table:style-name="ce503" table:formula="of:=IF(ISBLANK([$'Niveau 1'.Y12]);0;IF([.Y12]=[$'Niveau 1'.Y12];1;-0.5))" office:value-type="float" office:value="0" calcext:value-type="float">
            <text:p>0</text:p>
          </table:table-cell>
          <table:table-cell table:style-name="ce503" table:formula="of:=IF(ISBLANK([$'Niveau 1'.Z12]);0;IF([.Z12]=[$'Niveau 1'.Z12];1;-0.5))" office:value-type="float" office:value="0" calcext:value-type="float">
            <text:p>0</text:p>
          </table:table-cell>
          <table:table-cell table:style-name="ce503" table:formula="of:=IF(ISBLANK([$'Niveau 1'.AA12]);0;IF([.AA12]=[$'Niveau 1'.AA12];1;-0.5))" office:value-type="float" office:value="0" calcext:value-type="float">
            <text:p>0</text:p>
          </table:table-cell>
          <table:table-cell table:style-name="ce514" table:formula="of:=IF(ISBLANK([$'Niveau 1'.AB12]);0;IF([.AB12]=[$'Niveau 1'.AB12];1;-0.5))" office:value-type="float" office:value="0" calcext:value-type="float">
            <text:p>0</text:p>
          </table:table-cell>
          <table:table-cell table:style-name="ce484" table:formula="of:=IF(ISBLANK([$'Niveau 1'.AC12]);0;IF([.AC12]=[$'Niveau 1'.AC12];0.5;-0.25))" office:value-type="float" office:value="0" calcext:value-type="float">
            <text:p>0</text:p>
          </table:table-cell>
          <table:table-cell table:style-name="ce484" table:formula="of:=IF(ISBLANK([$'Niveau 1'.AD12]);0;IF([.AD12]=[$'Niveau 1'.AD12];1;-0.5))" office:value-type="float" office:value="0" calcext:value-type="float">
            <text:p>0</text:p>
          </table:table-cell>
          <table:table-cell table:style-name="ce503" table:formula="of:=IF(ISBLANK([$'Niveau 1'.AE12]);0;IF([.AE12]=[$'Niveau 1'.AE12];1;-0.5))" office:value-type="float" office:value="0" calcext:value-type="float">
            <text:p>0</text:p>
          </table:table-cell>
          <table:table-cell table:style-name="ce503" table:formula="of:=IF(ISBLANK([$'Niveau 1'.AF12]);0;IF([.AF12]=[$'Niveau 1'.AF12];1;-0.5))" office:value-type="float" office:value="0" calcext:value-type="float">
            <text:p>0</text:p>
          </table:table-cell>
          <table:table-cell table:style-name="ce503" table:formula="of:=IF(ISBLANK([$'Niveau 1'.AG12]);0;IF([.AG12]=[$'Niveau 1'.AG12];1;-0.5))" office:value-type="float" office:value="0" calcext:value-type="float">
            <text:p>0</text:p>
          </table:table-cell>
          <table:table-cell table:style-name="ce503" table:formula="of:=IF(ISBLANK([$'Niveau 1'.AH12]);0;IF([.AH12]=[$'Niveau 1'.AH12];1;-0.5))" office:value-type="float" office:value="0" calcext:value-type="float">
            <text:p>0</text:p>
          </table:table-cell>
          <table:table-cell table:style-name="ce503" table:formula="of:=IF(ISBLANK([$'Niveau 1'.AI12]);0;IF([.AI12]=[$'Niveau 1'.AI12];1;-0.5))" office:value-type="float" office:value="0" calcext:value-type="float">
            <text:p>0</text:p>
          </table:table-cell>
          <table:table-cell table:style-name="ce503" table:formula="of:=IF(ISBLANK([$'Niveau 1'.AJ12]);0;IF([.AJ12]=[$'Niveau 1'.AJ12];1;-0.5))" office:value-type="float" office:value="0" calcext:value-type="float">
            <text:p>0</text:p>
          </table:table-cell>
          <table:table-cell table:style-name="ce514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5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07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3]);0;IF([.K13]=[$'Niveau 1'.K13];0.5;-0.2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1'.T13]);0;IF([.T13]=[$'Niveau 1'.T13];0.5;-0.2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1'.AC13]);0;IF([.AC13]=[$'Niveau 1'.AC13];0.5;-0.2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7]=1;[.C5];1)" office:value-type="float" office:value="1" calcext:value-type="float">
            <text:p>1</text:p>
          </table:table-cell>
          <table:table-cell table:style-name="ce503" table:formula="of:=IF([.D7]=1;[.D5];1)" office:value-type="float" office:value="1" calcext:value-type="float">
            <text:p>1</text:p>
          </table:table-cell>
          <table:table-cell table:style-name="ce503" table:formula="of:=IF([.E7]=1;[.E5];1)" office:value-type="float" office:value="0" calcext:value-type="float">
            <text:p>0</text:p>
          </table:table-cell>
          <table:table-cell table:style-name="ce503" table:formula="of:=IF([.F7]=1;[.F5];1)" office:value-type="float" office:value="0" calcext:value-type="float">
            <text:p>0</text:p>
          </table:table-cell>
          <table:table-cell table:style-name="ce503" table:formula="of:=IF([.G7]=1;[.G5];1)" office:value-type="float" office:value="0" calcext:value-type="float">
            <text:p>0</text:p>
          </table:table-cell>
          <table:table-cell table:style-name="ce503" table:formula="of:=IF([.H7]=1;[.H5];1)" office:value-type="float" office:value="0" calcext:value-type="float">
            <text:p>0</text:p>
          </table:table-cell>
          <table:table-cell table:style-name="ce503" table:formula="of:=IF([.I7]=1;[.I5];1)" office:value-type="float" office:value="0" calcext:value-type="float">
            <text:p>0</text:p>
          </table:table-cell>
          <table:table-cell table:style-name="ce514" table:formula="of:=IF([.J7]=1;[.J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7]=1;[.L5];1)" office:value-type="float" office:value="1" calcext:value-type="float">
            <text:p>1</text:p>
          </table:table-cell>
          <table:table-cell table:style-name="ce503" table:formula="of:=IF([.M7]=1;[.M5];1)" office:value-type="float" office:value="0" calcext:value-type="float">
            <text:p>0</text:p>
          </table:table-cell>
          <table:table-cell table:style-name="ce503" table:formula="of:=IF([.N7]=1;[.N5];1)" office:value-type="float" office:value="1" calcext:value-type="float">
            <text:p>1</text:p>
          </table:table-cell>
          <table:table-cell table:style-name="ce503" table:formula="of:=IF([.O7]=1;[.O5];1)" office:value-type="float" office:value="0" calcext:value-type="float">
            <text:p>0</text:p>
          </table:table-cell>
          <table:table-cell table:style-name="ce503" table:formula="of:=IF([.P7]=1;[.P5];1)" office:value-type="float" office:value="1" calcext:value-type="float">
            <text:p>1</text:p>
          </table:table-cell>
          <table:table-cell table:style-name="ce503" table:formula="of:=IF([.Q7]=1;[.Q5];1)" office:value-type="float" office:value="0" calcext:value-type="float">
            <text:p>0</text:p>
          </table:table-cell>
          <table:table-cell table:style-name="ce503" table:formula="of:=IF([.R7]=1;[.R5];1)" office:value-type="float" office:value="0" calcext:value-type="float">
            <text:p>0</text:p>
          </table:table-cell>
          <table:table-cell table:style-name="ce514" table:formula="of:=IF([.S7]=1;[.S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7]=1;[.U5];1)" office:value-type="float" office:value="0" calcext:value-type="float">
            <text:p>0</text:p>
          </table:table-cell>
          <table:table-cell table:style-name="ce503" table:formula="of:=IF([.V7]=1;[.V5];1)" office:value-type="float" office:value="0" calcext:value-type="float">
            <text:p>0</text:p>
          </table:table-cell>
          <table:table-cell table:style-name="ce503" table:formula="of:=IF([.W7]=1;[.W5];1)" office:value-type="float" office:value="1" calcext:value-type="float">
            <text:p>1</text:p>
          </table:table-cell>
          <table:table-cell table:style-name="ce503" table:formula="of:=IF([.X7]=1;[.X5];1)" office:value-type="float" office:value="0" calcext:value-type="float">
            <text:p>0</text:p>
          </table:table-cell>
          <table:table-cell table:style-name="ce503" table:formula="of:=IF([.Y7]=1;[.Y5];1)" office:value-type="float" office:value="0" calcext:value-type="float">
            <text:p>0</text:p>
          </table:table-cell>
          <table:table-cell table:style-name="ce503" table:formula="of:=IF([.Z7]=1;[.Z5];1)" office:value-type="float" office:value="1" calcext:value-type="float">
            <text:p>1</text:p>
          </table:table-cell>
          <table:table-cell table:style-name="ce503" table:formula="of:=IF([.AA7]=1;[.AA5];1)" office:value-type="float" office:value="1" calcext:value-type="float">
            <text:p>1</text:p>
          </table:table-cell>
          <table:table-cell table:style-name="ce514" table:formula="of:=IF([.AB7]=1;[.AB5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7]=1;[.AD5];1)" office:value-type="float" office:value="1" calcext:value-type="float">
            <text:p>1</text:p>
          </table:table-cell>
          <table:table-cell table:style-name="ce551" table:formula="of:=IF([.AE7]=1;[.AE5];1)" office:value-type="float" office:value="1" calcext:value-type="float">
            <text:p>1</text:p>
          </table:table-cell>
          <table:table-cell table:style-name="ce551" table:formula="of:=IF([.AF7]=1;[.AF5];1)" office:value-type="float" office:value="1" calcext:value-type="float">
            <text:p>1</text:p>
          </table:table-cell>
          <table:table-cell table:style-name="ce551" table:formula="of:=IF([.AG7]=1;[.AG5];1)" office:value-type="float" office:value="1" calcext:value-type="float">
            <text:p>1</text:p>
          </table:table-cell>
          <table:table-cell table:style-name="ce551" table:formula="of:=IF([.AH7]=1;[.AH5];1)" office:value-type="float" office:value="1" calcext:value-type="float">
            <text:p>1</text:p>
          </table:table-cell>
          <table:table-cell table:style-name="ce551" table:formula="of:=IF([.AI7]=1;[.AI5];1)" office:value-type="float" office:value="1" calcext:value-type="float">
            <text:p>1</text:p>
          </table:table-cell>
          <table:table-cell table:style-name="ce551" table:formula="of:=IF([.AJ7]=1;[.AJ5];1)" office:value-type="float" office:value="1" calcext:value-type="float">
            <text:p>1</text:p>
          </table:table-cell>
          <table:table-cell table:style-name="ce555" table:formula="of:=IF([.AK7]=1;[.AK5];1)" office:value-type="float" office:value="1" calcext:value-type="float">
            <text:p>1</text:p>
          </table:table-cell>
          <table:table-cell/>
          <table:table-cell table:style-name="ce407"/>
          <table:table-cell table:style-name="ce484" table:formula="of:=IF(ISBLANK([$'Niveau 1'.C14]);0;IF([.C14]=[$'Niveau 1'.C14];1;-0.5))" office:value-type="float" office:value="0" calcext:value-type="float">
            <text:p>0</text:p>
          </table:table-cell>
          <table:table-cell table:style-name="ce503" table:formula="of:=IF(ISBLANK([$'Niveau 1'.D14]);0;IF([.D14]=[$'Niveau 1'.D14];1;-0.5))" office:value-type="float" office:value="0" calcext:value-type="float">
            <text:p>0</text:p>
          </table:table-cell>
          <table:table-cell table:style-name="ce503" table:formula="of:=IF(ISBLANK([$'Niveau 1'.E14]);0;IF([.E14]=[$'Niveau 1'.E14];1;-0.5))" office:value-type="float" office:value="0" calcext:value-type="float">
            <text:p>0</text:p>
          </table:table-cell>
          <table:table-cell table:style-name="ce503" table:formula="of:=IF(ISBLANK([$'Niveau 1'.F14]);0;IF([.F14]=[$'Niveau 1'.F14];1;-0.5))" office:value-type="float" office:value="0" calcext:value-type="float">
            <text:p>0</text:p>
          </table:table-cell>
          <table:table-cell table:style-name="ce503" table:formula="of:=IF(ISBLANK([$'Niveau 1'.G14]);0;IF([.G14]=[$'Niveau 1'.G14];1;-0.5))" office:value-type="float" office:value="0" calcext:value-type="float">
            <text:p>0</text:p>
          </table:table-cell>
          <table:table-cell table:style-name="ce503" table:formula="of:=IF(ISBLANK([$'Niveau 1'.H14]);0;IF([.H14]=[$'Niveau 1'.H14];1;-0.5))" office:value-type="float" office:value="0" calcext:value-type="float">
            <text:p>0</text:p>
          </table:table-cell>
          <table:table-cell table:style-name="ce503" table:formula="of:=IF(ISBLANK([$'Niveau 1'.I14]);0;IF([.I14]=[$'Niveau 1'.I14];1;-0.5))" office:value-type="float" office:value="0" calcext:value-type="float">
            <text:p>0</text:p>
          </table:table-cell>
          <table:table-cell table:style-name="ce514" table:formula="of:=IF(ISBLANK([$'Niveau 1'.J14]);0;IF([.J14]=[$'Niveau 1'.J14];1;-0.5))" office:value-type="float" office:value="0" calcext:value-type="float">
            <text:p>0</text:p>
          </table:table-cell>
          <table:table-cell table:style-name="ce484" table:formula="of:=IF(ISBLANK([$'Niveau 1'.K14]);0;IF([.K14]=[$'Niveau 1'.K14];0.5;-0.25))" office:value-type="float" office:value="0" calcext:value-type="float">
            <text:p>0</text:p>
          </table:table-cell>
          <table:table-cell table:style-name="ce484" table:formula="of:=IF(ISBLANK([$'Niveau 1'.L14]);0;IF([.L14]=[$'Niveau 1'.L14];1;-0.5))" office:value-type="float" office:value="0" calcext:value-type="float">
            <text:p>0</text:p>
          </table:table-cell>
          <table:table-cell table:style-name="ce503" table:formula="of:=IF(ISBLANK([$'Niveau 1'.M14]);0;IF([.M14]=[$'Niveau 1'.M14];1;-0.5))" office:value-type="float" office:value="0" calcext:value-type="float">
            <text:p>0</text:p>
          </table:table-cell>
          <table:table-cell table:style-name="ce503" table:formula="of:=IF(ISBLANK([$'Niveau 1'.N14]);0;IF([.N14]=[$'Niveau 1'.N14];1;-0.5))" office:value-type="float" office:value="0" calcext:value-type="float">
            <text:p>0</text:p>
          </table:table-cell>
          <table:table-cell table:style-name="ce503" table:formula="of:=IF(ISBLANK([$'Niveau 1'.O14]);0;IF([.O14]=[$'Niveau 1'.O14];1;-0.5))" office:value-type="float" office:value="0" calcext:value-type="float">
            <text:p>0</text:p>
          </table:table-cell>
          <table:table-cell table:style-name="ce503" table:formula="of:=IF(ISBLANK([$'Niveau 1'.P14]);0;IF([.P14]=[$'Niveau 1'.P14];1;-0.5))" office:value-type="float" office:value="0" calcext:value-type="float">
            <text:p>0</text:p>
          </table:table-cell>
          <table:table-cell table:style-name="ce503" table:formula="of:=IF(ISBLANK([$'Niveau 1'.Q14]);0;IF([.Q14]=[$'Niveau 1'.Q14];1;-0.5))" office:value-type="float" office:value="0" calcext:value-type="float">
            <text:p>0</text:p>
          </table:table-cell>
          <table:table-cell table:style-name="ce503" table:formula="of:=IF(ISBLANK([$'Niveau 1'.R14]);0;IF([.R14]=[$'Niveau 1'.R14];1;-0.5))" office:value-type="float" office:value="0" calcext:value-type="float">
            <text:p>0</text:p>
          </table:table-cell>
          <table:table-cell table:style-name="ce514" table:formula="of:=IF(ISBLANK([$'Niveau 1'.S14]);0;IF([.S14]=[$'Niveau 1'.S14];1;-0.5))" office:value-type="float" office:value="0" calcext:value-type="float">
            <text:p>0</text:p>
          </table:table-cell>
          <table:table-cell table:style-name="ce484" table:formula="of:=IF(ISBLANK([$'Niveau 1'.T14]);0;IF([.T14]=[$'Niveau 1'.T14];0.5;-0.25))" office:value-type="float" office:value="0" calcext:value-type="float">
            <text:p>0</text:p>
          </table:table-cell>
          <table:table-cell table:style-name="ce484" table:formula="of:=IF(ISBLANK([$'Niveau 1'.U14]);0;IF([.U14]=[$'Niveau 1'.U14];1;-0.5))" office:value-type="float" office:value="0" calcext:value-type="float">
            <text:p>0</text:p>
          </table:table-cell>
          <table:table-cell table:style-name="ce503" table:formula="of:=IF(ISBLANK([$'Niveau 1'.V14]);0;IF([.V14]=[$'Niveau 1'.V14];1;-0.5))" office:value-type="float" office:value="0" calcext:value-type="float">
            <text:p>0</text:p>
          </table:table-cell>
          <table:table-cell table:style-name="ce503" table:formula="of:=IF(ISBLANK([$'Niveau 1'.W14]);0;IF([.W14]=[$'Niveau 1'.W14];1;-0.5))" office:value-type="float" office:value="0" calcext:value-type="float">
            <text:p>0</text:p>
          </table:table-cell>
          <table:table-cell table:style-name="ce503" table:formula="of:=IF(ISBLANK([$'Niveau 1'.X14]);0;IF([.X14]=[$'Niveau 1'.X14];1;-0.5))" office:value-type="float" office:value="0" calcext:value-type="float">
            <text:p>0</text:p>
          </table:table-cell>
          <table:table-cell table:style-name="ce503" table:formula="of:=IF(ISBLANK([$'Niveau 1'.Y14]);0;IF([.Y14]=[$'Niveau 1'.Y14];1;-0.5))" office:value-type="float" office:value="0" calcext:value-type="float">
            <text:p>0</text:p>
          </table:table-cell>
          <table:table-cell table:style-name="ce503" table:formula="of:=IF(ISBLANK([$'Niveau 1'.Z14]);0;IF([.Z14]=[$'Niveau 1'.Z14];1;-0.5))" office:value-type="float" office:value="0" calcext:value-type="float">
            <text:p>0</text:p>
          </table:table-cell>
          <table:table-cell table:style-name="ce503" table:formula="of:=IF(ISBLANK([$'Niveau 1'.AA14]);0;IF([.AA14]=[$'Niveau 1'.AA14];1;-0.5))" office:value-type="float" office:value="0" calcext:value-type="float">
            <text:p>0</text:p>
          </table:table-cell>
          <table:table-cell table:style-name="ce514" table:formula="of:=IF(ISBLANK([$'Niveau 1'.AB14]);0;IF([.AB14]=[$'Niveau 1'.AB14];1;-0.5))" office:value-type="float" office:value="0" calcext:value-type="float">
            <text:p>0</text:p>
          </table:table-cell>
          <table:table-cell table:style-name="ce484" table:formula="of:=IF(ISBLANK([$'Niveau 1'.AC14]);0;IF([.AC14]=[$'Niveau 1'.AC14];0.5;-0.25))" office:value-type="float" office:value="0" calcext:value-type="float">
            <text:p>0</text:p>
          </table:table-cell>
          <table:table-cell table:style-name="ce484" table:formula="of:=IF(ISBLANK([$'Niveau 1'.AD14]);0;IF([.AD14]=[$'Niveau 1'.AD14];1;-0.5))" office:value-type="float" office:value="0" calcext:value-type="float">
            <text:p>0</text:p>
          </table:table-cell>
          <table:table-cell table:style-name="ce503" table:formula="of:=IF(ISBLANK([$'Niveau 1'.AE14]);0;IF([.AE14]=[$'Niveau 1'.AE14];1;-0.5))" office:value-type="float" office:value="0" calcext:value-type="float">
            <text:p>0</text:p>
          </table:table-cell>
          <table:table-cell table:style-name="ce503" table:formula="of:=IF(ISBLANK([$'Niveau 1'.AF14]);0;IF([.AF14]=[$'Niveau 1'.AF14];1;-0.5))" office:value-type="float" office:value="0" calcext:value-type="float">
            <text:p>0</text:p>
          </table:table-cell>
          <table:table-cell table:style-name="ce503" table:formula="of:=IF(ISBLANK([$'Niveau 1'.AG14]);0;IF([.AG14]=[$'Niveau 1'.AG14];1;-0.5))" office:value-type="float" office:value="0" calcext:value-type="float">
            <text:p>0</text:p>
          </table:table-cell>
          <table:table-cell table:style-name="ce503" table:formula="of:=IF(ISBLANK([$'Niveau 1'.AH14]);0;IF([.AH14]=[$'Niveau 1'.AH14];1;-0.5))" office:value-type="float" office:value="0" calcext:value-type="float">
            <text:p>0</text:p>
          </table:table-cell>
          <table:table-cell table:style-name="ce503" table:formula="of:=IF(ISBLANK([$'Niveau 1'.AI14]);0;IF([.AI14]=[$'Niveau 1'.AI14];1;-0.5))" office:value-type="float" office:value="0" calcext:value-type="float">
            <text:p>0</text:p>
          </table:table-cell>
          <table:table-cell table:style-name="ce503" table:formula="of:=IF(ISBLANK([$'Niveau 1'.AJ14]);0;IF([.AJ14]=[$'Niveau 1'.AJ14];1;-0.5))" office:value-type="float" office:value="0" calcext:value-type="float">
            <text:p>0</text:p>
          </table:table-cell>
          <table:table-cell table:style-name="ce514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07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5]);0;IF([.K15]=[$'Niveau 1'.K15];0.5;-0.2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1'.T15]);0;IF([.T15]=[$'Niveau 1'.T15];0.5;-0.2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1'.AC15]);0;IF([.AC15]=[$'Niveau 1'.AC15];0.5;-0.2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number-columns-repeated="950"/>
        </table:table-row>
        <table:table-row table:style-name="ro4">
          <table:table-cell table:style-name="ce392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7"/>
          <table:table-cell table:style-name="ce490" table:formula="of:=IF(ISBLANK([$'Niveau 1'.C16]);0;IF([.C16]=[$'Niveau 1'.C16];16;-8))" office:value-type="float" office:value="16" calcext:value-type="float">
            <text:p>16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5"/>
          <table:table-cell table:style-name="ce401"/>
          <table:table-cell table:style-name="ce491"/>
          <table:table-cell table:style-name="ce401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376936491716859" calcext:value-type="float">
            <text:p>0,376936491716859</text:p>
          </table:table-cell>
          <table:table-cell table:style-name="ce467" table:formula="of:=RANK([.A19];[.$A$19:.$A$25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9])/10^7)" office:value-type="float" office:value="1" calcext:value-type="float">
            <text:p>1</text:p>
          </table:table-cell>
          <table:table-cell table:style-name="ce560" table:formula="of:=INT(DEC2BIN([.C19])/10^6)-10*INT(DEC2BIN([.C19])/10^7)" office:value-type="float" office:value="1" calcext:value-type="float">
            <text:p>1</text:p>
          </table:table-cell>
          <table:table-cell table:style-name="ce560" table:formula="of:=INT(DEC2BIN([.C19])/10^5)-10*INT(DEC2BIN([.C19])/10^6)" office:value-type="float" office:value="1" calcext:value-type="float">
            <text:p>1</text:p>
          </table:table-cell>
          <table:table-cell table:style-name="ce560" table:formula="of:=INT(DEC2BIN([.C19])/10^4)-10*INT(DEC2BIN([.C19])/10^5)" office:value-type="float" office:value="1" calcext:value-type="float">
            <text:p>1</text:p>
          </table:table-cell>
          <table:table-cell table:style-name="ce560" table:formula="of:=INT(DEC2BIN([.C19])/10^3)-10*INT(DEC2BIN([.C19])/10^4)" office:value-type="float" office:value="1" calcext:value-type="float">
            <text:p>1</text:p>
          </table:table-cell>
          <table:table-cell table:style-name="ce560" table:formula="of:=INT(DEC2BIN([.C19])/10^2)-10*INT(DEC2BIN([.C19])/10^3)" office:value-type="float" office:value="1" calcext:value-type="float">
            <text:p>1</text:p>
          </table:table-cell>
          <table:table-cell table:style-name="ce560" table:formula="of:=INT(DEC2BIN([.C19])/10^1)-10*INT(DEC2BIN([.C19])/10^2)" office:value-type="float" office:value="1" calcext:value-type="float">
            <text:p>1</text:p>
          </table:table-cell>
          <table:table-cell table:style-name="ce560" table:formula="of:=INT(DEC2BIN([.C19])/10^0)-10*INT(DEC2BIN([.C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9])/10^7)" office:value-type="float" office:value="1" calcext:value-type="float">
            <text:p>1</text:p>
          </table:table-cell>
          <table:table-cell table:style-name="ce560" table:formula="of:=INT(DEC2BIN([.L19])/10^6)-10*INT(DEC2BIN([.L19])/10^7)" office:value-type="float" office:value="1" calcext:value-type="float">
            <text:p>1</text:p>
          </table:table-cell>
          <table:table-cell table:style-name="ce560" table:formula="of:=INT(DEC2BIN([.L19])/10^5)-10*INT(DEC2BIN([.L19])/10^6)" office:value-type="float" office:value="1" calcext:value-type="float">
            <text:p>1</text:p>
          </table:table-cell>
          <table:table-cell table:style-name="ce560" table:formula="of:=INT(DEC2BIN([.L19])/10^4)-10*INT(DEC2BIN([.L19])/10^5)" office:value-type="float" office:value="1" calcext:value-type="float">
            <text:p>1</text:p>
          </table:table-cell>
          <table:table-cell table:style-name="ce560" table:formula="of:=INT(DEC2BIN([.L19])/10^3)-10*INT(DEC2BIN([.L19])/10^4)" office:value-type="float" office:value="1" calcext:value-type="float">
            <text:p>1</text:p>
          </table:table-cell>
          <table:table-cell table:style-name="ce560" table:formula="of:=INT(DEC2BIN([.L19])/10^2)-10*INT(DEC2BIN([.L19])/10^3)" office:value-type="float" office:value="1" calcext:value-type="float">
            <text:p>1</text:p>
          </table:table-cell>
          <table:table-cell table:style-name="ce560" table:formula="of:=INT(DEC2BIN([.L19])/10^1)-10*INT(DEC2BIN([.L19])/10^2)" office:value-type="float" office:value="1" calcext:value-type="float">
            <text:p>1</text:p>
          </table:table-cell>
          <table:table-cell table:style-name="ce560" table:formula="of:=INT(DEC2BIN([.L19])/10^0)-10*INT(DEC2BIN([.L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9])/10^7)" office:value-type="float" office:value="1" calcext:value-type="float">
            <text:p>1</text:p>
          </table:table-cell>
          <table:table-cell table:style-name="ce560" table:formula="of:=INT(DEC2BIN([.U19])/10^6)-10*INT(DEC2BIN([.U19])/10^7)" office:value-type="float" office:value="1" calcext:value-type="float">
            <text:p>1</text:p>
          </table:table-cell>
          <table:table-cell table:style-name="ce560" table:formula="of:=INT(DEC2BIN([.U19])/10^5)-10*INT(DEC2BIN([.U19])/10^6)" office:value-type="float" office:value="1" calcext:value-type="float">
            <text:p>1</text:p>
          </table:table-cell>
          <table:table-cell table:style-name="ce560" table:formula="of:=INT(DEC2BIN([.U19])/10^4)-10*INT(DEC2BIN([.U19])/10^5)" office:value-type="float" office:value="1" calcext:value-type="float">
            <text:p>1</text:p>
          </table:table-cell>
          <table:table-cell table:style-name="ce560" table:formula="of:=INT(DEC2BIN([.U19])/10^3)-10*INT(DEC2BIN([.U19])/10^4)" office:value-type="float" office:value="1" calcext:value-type="float">
            <text:p>1</text:p>
          </table:table-cell>
          <table:table-cell table:style-name="ce560" table:formula="of:=INT(DEC2BIN([.U19])/10^2)-10*INT(DEC2BIN([.U19])/10^3)" office:value-type="float" office:value="1" calcext:value-type="float">
            <text:p>1</text:p>
          </table:table-cell>
          <table:table-cell table:style-name="ce560" table:formula="of:=INT(DEC2BIN([.U19])/10^1)-10*INT(DEC2BIN([.U19])/10^2)" office:value-type="float" office:value="1" calcext:value-type="float">
            <text:p>1</text:p>
          </table:table-cell>
          <table:table-cell table:style-name="ce560" table:formula="of:=INT(DEC2BIN([.U19])/10^0)-10*INT(DEC2BIN([.U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9])/10^7)" office:value-type="float" office:value="0" calcext:value-type="float">
            <text:p>0</text:p>
          </table:table-cell>
          <table:table-cell table:style-name="ce560" table:formula="of:=INT(DEC2BIN([.AD19])/10^6)-10*INT(DEC2BIN([.AD19])/10^7)" office:value-type="float" office:value="0" calcext:value-type="float">
            <text:p>0</text:p>
          </table:table-cell>
          <table:table-cell table:style-name="ce560" table:formula="of:=INT(DEC2BIN([.AD19])/10^5)-10*INT(DEC2BIN([.AD19])/10^6)" office:value-type="float" office:value="0" calcext:value-type="float">
            <text:p>0</text:p>
          </table:table-cell>
          <table:table-cell table:style-name="ce560" table:formula="of:=INT(DEC2BIN([.AD19])/10^4)-10*INT(DEC2BIN([.AD19])/10^5)" office:value-type="float" office:value="0" calcext:value-type="float">
            <text:p>0</text:p>
          </table:table-cell>
          <table:table-cell table:style-name="ce560" table:formula="of:=INT(DEC2BIN([.AD19])/10^3)-10*INT(DEC2BIN([.AD19])/10^4)" office:value-type="float" office:value="0" calcext:value-type="float">
            <text:p>0</text:p>
          </table:table-cell>
          <table:table-cell table:style-name="ce560" table:formula="of:=INT(DEC2BIN([.AD19])/10^2)-10*INT(DEC2BIN([.AD19])/10^3)" office:value-type="float" office:value="0" calcext:value-type="float">
            <text:p>0</text:p>
          </table:table-cell>
          <table:table-cell table:style-name="ce560" table:formula="of:=INT(DEC2BIN([.AD19])/10^1)-10*INT(DEC2BIN([.AD19])/10^2)" office:value-type="float" office:value="0" calcext:value-type="float">
            <text:p>0</text:p>
          </table:table-cell>
          <table:table-cell table:style-name="ce571" table:formula="of:=INT(DEC2BIN([.AD19])/10^0)-10*INT(DEC2BIN([.AD19])/10^1)" office:value-type="float" office:value="0" calcext:value-type="float">
            <text:p>0</text:p>
          </table:table-cell>
          <table:table-cell table:style-name="ce479" table:formula="of:=COUNTIF([.AN19:.BV19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22086062428636" calcext:value-type="float">
            <text:p>0,422086062428636</text:p>
          </table:table-cell>
          <table:table-cell table:style-name="ce467" table:formula="of:=RANK([.A20];[.$A$19:.$A$25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0])/10^7)" office:value-type="float" office:value="1" calcext:value-type="float">
            <text:p>1</text:p>
          </table:table-cell>
          <table:table-cell table:style-name="ce560" table:formula="of:=INT(DEC2BIN([.C20])/10^6)-10*INT(DEC2BIN([.C20])/10^7)" office:value-type="float" office:value="1" calcext:value-type="float">
            <text:p>1</text:p>
          </table:table-cell>
          <table:table-cell table:style-name="ce560" table:formula="of:=INT(DEC2BIN([.C20])/10^5)-10*INT(DEC2BIN([.C20])/10^6)" office:value-type="float" office:value="1" calcext:value-type="float">
            <text:p>1</text:p>
          </table:table-cell>
          <table:table-cell table:style-name="ce560" table:formula="of:=INT(DEC2BIN([.C20])/10^4)-10*INT(DEC2BIN([.C20])/10^5)" office:value-type="float" office:value="1" calcext:value-type="float">
            <text:p>1</text:p>
          </table:table-cell>
          <table:table-cell table:style-name="ce560" table:formula="of:=INT(DEC2BIN([.C20])/10^3)-10*INT(DEC2BIN([.C20])/10^4)" office:value-type="float" office:value="1" calcext:value-type="float">
            <text:p>1</text:p>
          </table:table-cell>
          <table:table-cell table:style-name="ce560" table:formula="of:=INT(DEC2BIN([.C20])/10^2)-10*INT(DEC2BIN([.C20])/10^3)" office:value-type="float" office:value="1" calcext:value-type="float">
            <text:p>1</text:p>
          </table:table-cell>
          <table:table-cell table:style-name="ce560" table:formula="of:=INT(DEC2BIN([.C20])/10^1)-10*INT(DEC2BIN([.C20])/10^2)" office:value-type="float" office:value="1" calcext:value-type="float">
            <text:p>1</text:p>
          </table:table-cell>
          <table:table-cell table:style-name="ce560" table:formula="of:=INT(DEC2BIN([.C20])/10^0)-10*INT(DEC2BIN([.C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0])/10^7)" office:value-type="float" office:value="1" calcext:value-type="float">
            <text:p>1</text:p>
          </table:table-cell>
          <table:table-cell table:style-name="ce560" table:formula="of:=INT(DEC2BIN([.L20])/10^6)-10*INT(DEC2BIN([.L20])/10^7)" office:value-type="float" office:value="1" calcext:value-type="float">
            <text:p>1</text:p>
          </table:table-cell>
          <table:table-cell table:style-name="ce560" table:formula="of:=INT(DEC2BIN([.L20])/10^5)-10*INT(DEC2BIN([.L20])/10^6)" office:value-type="float" office:value="1" calcext:value-type="float">
            <text:p>1</text:p>
          </table:table-cell>
          <table:table-cell table:style-name="ce560" table:formula="of:=INT(DEC2BIN([.L20])/10^4)-10*INT(DEC2BIN([.L20])/10^5)" office:value-type="float" office:value="1" calcext:value-type="float">
            <text:p>1</text:p>
          </table:table-cell>
          <table:table-cell table:style-name="ce560" table:formula="of:=INT(DEC2BIN([.L20])/10^3)-10*INT(DEC2BIN([.L20])/10^4)" office:value-type="float" office:value="1" calcext:value-type="float">
            <text:p>1</text:p>
          </table:table-cell>
          <table:table-cell table:style-name="ce560" table:formula="of:=INT(DEC2BIN([.L20])/10^2)-10*INT(DEC2BIN([.L20])/10^3)" office:value-type="float" office:value="1" calcext:value-type="float">
            <text:p>1</text:p>
          </table:table-cell>
          <table:table-cell table:style-name="ce560" table:formula="of:=INT(DEC2BIN([.L20])/10^1)-10*INT(DEC2BIN([.L20])/10^2)" office:value-type="float" office:value="1" calcext:value-type="float">
            <text:p>1</text:p>
          </table:table-cell>
          <table:table-cell table:style-name="ce560" table:formula="of:=INT(DEC2BIN([.L20])/10^0)-10*INT(DEC2BIN([.L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0])/10^7)" office:value-type="float" office:value="1" calcext:value-type="float">
            <text:p>1</text:p>
          </table:table-cell>
          <table:table-cell table:style-name="ce560" table:formula="of:=INT(DEC2BIN([.U20])/10^6)-10*INT(DEC2BIN([.U20])/10^7)" office:value-type="float" office:value="1" calcext:value-type="float">
            <text:p>1</text:p>
          </table:table-cell>
          <table:table-cell table:style-name="ce560" table:formula="of:=INT(DEC2BIN([.U20])/10^5)-10*INT(DEC2BIN([.U20])/10^6)" office:value-type="float" office:value="1" calcext:value-type="float">
            <text:p>1</text:p>
          </table:table-cell>
          <table:table-cell table:style-name="ce560" table:formula="of:=INT(DEC2BIN([.U20])/10^4)-10*INT(DEC2BIN([.U20])/10^5)" office:value-type="float" office:value="1" calcext:value-type="float">
            <text:p>1</text:p>
          </table:table-cell>
          <table:table-cell table:style-name="ce560" table:formula="of:=INT(DEC2BIN([.U20])/10^3)-10*INT(DEC2BIN([.U20])/10^4)" office:value-type="float" office:value="1" calcext:value-type="float">
            <text:p>1</text:p>
          </table:table-cell>
          <table:table-cell table:style-name="ce560" table:formula="of:=INT(DEC2BIN([.U20])/10^2)-10*INT(DEC2BIN([.U20])/10^3)" office:value-type="float" office:value="1" calcext:value-type="float">
            <text:p>1</text:p>
          </table:table-cell>
          <table:table-cell table:style-name="ce560" table:formula="of:=INT(DEC2BIN([.U20])/10^1)-10*INT(DEC2BIN([.U20])/10^2)" office:value-type="float" office:value="1" calcext:value-type="float">
            <text:p>1</text:p>
          </table:table-cell>
          <table:table-cell table:style-name="ce560" table:formula="of:=INT(DEC2BIN([.U20])/10^0)-10*INT(DEC2BIN([.U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0])/10^7)" office:value-type="float" office:value="1" calcext:value-type="float">
            <text:p>1</text:p>
          </table:table-cell>
          <table:table-cell table:style-name="ce560" table:formula="of:=INT(DEC2BIN([.AD20])/10^6)-10*INT(DEC2BIN([.AD20])/10^7)" office:value-type="float" office:value="0" calcext:value-type="float">
            <text:p>0</text:p>
          </table:table-cell>
          <table:table-cell table:style-name="ce560" table:formula="of:=INT(DEC2BIN([.AD20])/10^5)-10*INT(DEC2BIN([.AD20])/10^6)" office:value-type="float" office:value="0" calcext:value-type="float">
            <text:p>0</text:p>
          </table:table-cell>
          <table:table-cell table:style-name="ce560" table:formula="of:=INT(DEC2BIN([.AD20])/10^4)-10*INT(DEC2BIN([.AD20])/10^5)" office:value-type="float" office:value="0" calcext:value-type="float">
            <text:p>0</text:p>
          </table:table-cell>
          <table:table-cell table:style-name="ce560" table:formula="of:=INT(DEC2BIN([.AD20])/10^3)-10*INT(DEC2BIN([.AD20])/10^4)" office:value-type="float" office:value="0" calcext:value-type="float">
            <text:p>0</text:p>
          </table:table-cell>
          <table:table-cell table:style-name="ce560" table:formula="of:=INT(DEC2BIN([.AD20])/10^2)-10*INT(DEC2BIN([.AD20])/10^3)" office:value-type="float" office:value="0" calcext:value-type="float">
            <text:p>0</text:p>
          </table:table-cell>
          <table:table-cell table:style-name="ce560" table:formula="of:=INT(DEC2BIN([.AD20])/10^1)-10*INT(DEC2BIN([.AD20])/10^2)" office:value-type="float" office:value="0" calcext:value-type="float">
            <text:p>0</text:p>
          </table:table-cell>
          <table:table-cell table:style-name="ce571" table:formula="of:=INT(DEC2BIN([.AD20])/10^0)-10*INT(DEC2BIN([.AD20])/10^1)" office:value-type="float" office:value="0" calcext:value-type="float">
            <text:p>0</text:p>
          </table:table-cell>
          <table:table-cell table:style-name="ce479" table:formula="of:=COUNTIF([.AN20:.BV20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954276031675655" calcext:value-type="float">
            <text:p>0,954276031675655</text:p>
          </table:table-cell>
          <table:table-cell table:style-name="ce467" table:formula="of:=RANK([.A21];[.$A$19:.$A$25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1])/10^7)" office:value-type="float" office:value="1" calcext:value-type="float">
            <text:p>1</text:p>
          </table:table-cell>
          <table:table-cell table:style-name="ce560" table:formula="of:=INT(DEC2BIN([.C21])/10^6)-10*INT(DEC2BIN([.C21])/10^7)" office:value-type="float" office:value="1" calcext:value-type="float">
            <text:p>1</text:p>
          </table:table-cell>
          <table:table-cell table:style-name="ce560" table:formula="of:=INT(DEC2BIN([.C21])/10^5)-10*INT(DEC2BIN([.C21])/10^6)" office:value-type="float" office:value="1" calcext:value-type="float">
            <text:p>1</text:p>
          </table:table-cell>
          <table:table-cell table:style-name="ce560" table:formula="of:=INT(DEC2BIN([.C21])/10^4)-10*INT(DEC2BIN([.C21])/10^5)" office:value-type="float" office:value="1" calcext:value-type="float">
            <text:p>1</text:p>
          </table:table-cell>
          <table:table-cell table:style-name="ce560" table:formula="of:=INT(DEC2BIN([.C21])/10^3)-10*INT(DEC2BIN([.C21])/10^4)" office:value-type="float" office:value="1" calcext:value-type="float">
            <text:p>1</text:p>
          </table:table-cell>
          <table:table-cell table:style-name="ce560" table:formula="of:=INT(DEC2BIN([.C21])/10^2)-10*INT(DEC2BIN([.C21])/10^3)" office:value-type="float" office:value="1" calcext:value-type="float">
            <text:p>1</text:p>
          </table:table-cell>
          <table:table-cell table:style-name="ce560" table:formula="of:=INT(DEC2BIN([.C21])/10^1)-10*INT(DEC2BIN([.C21])/10^2)" office:value-type="float" office:value="1" calcext:value-type="float">
            <text:p>1</text:p>
          </table:table-cell>
          <table:table-cell table:style-name="ce560" table:formula="of:=INT(DEC2BIN([.C21])/10^0)-10*INT(DEC2BIN([.C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1])/10^7)" office:value-type="float" office:value="1" calcext:value-type="float">
            <text:p>1</text:p>
          </table:table-cell>
          <table:table-cell table:style-name="ce560" table:formula="of:=INT(DEC2BIN([.L21])/10^6)-10*INT(DEC2BIN([.L21])/10^7)" office:value-type="float" office:value="1" calcext:value-type="float">
            <text:p>1</text:p>
          </table:table-cell>
          <table:table-cell table:style-name="ce560" table:formula="of:=INT(DEC2BIN([.L21])/10^5)-10*INT(DEC2BIN([.L21])/10^6)" office:value-type="float" office:value="1" calcext:value-type="float">
            <text:p>1</text:p>
          </table:table-cell>
          <table:table-cell table:style-name="ce560" table:formula="of:=INT(DEC2BIN([.L21])/10^4)-10*INT(DEC2BIN([.L21])/10^5)" office:value-type="float" office:value="1" calcext:value-type="float">
            <text:p>1</text:p>
          </table:table-cell>
          <table:table-cell table:style-name="ce560" table:formula="of:=INT(DEC2BIN([.L21])/10^3)-10*INT(DEC2BIN([.L21])/10^4)" office:value-type="float" office:value="1" calcext:value-type="float">
            <text:p>1</text:p>
          </table:table-cell>
          <table:table-cell table:style-name="ce560" table:formula="of:=INT(DEC2BIN([.L21])/10^2)-10*INT(DEC2BIN([.L21])/10^3)" office:value-type="float" office:value="1" calcext:value-type="float">
            <text:p>1</text:p>
          </table:table-cell>
          <table:table-cell table:style-name="ce560" table:formula="of:=INT(DEC2BIN([.L21])/10^1)-10*INT(DEC2BIN([.L21])/10^2)" office:value-type="float" office:value="1" calcext:value-type="float">
            <text:p>1</text:p>
          </table:table-cell>
          <table:table-cell table:style-name="ce560" table:formula="of:=INT(DEC2BIN([.L21])/10^0)-10*INT(DEC2BIN([.L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1])/10^7)" office:value-type="float" office:value="1" calcext:value-type="float">
            <text:p>1</text:p>
          </table:table-cell>
          <table:table-cell table:style-name="ce560" table:formula="of:=INT(DEC2BIN([.U21])/10^6)-10*INT(DEC2BIN([.U21])/10^7)" office:value-type="float" office:value="1" calcext:value-type="float">
            <text:p>1</text:p>
          </table:table-cell>
          <table:table-cell table:style-name="ce560" table:formula="of:=INT(DEC2BIN([.U21])/10^5)-10*INT(DEC2BIN([.U21])/10^6)" office:value-type="float" office:value="1" calcext:value-type="float">
            <text:p>1</text:p>
          </table:table-cell>
          <table:table-cell table:style-name="ce560" table:formula="of:=INT(DEC2BIN([.U21])/10^4)-10*INT(DEC2BIN([.U21])/10^5)" office:value-type="float" office:value="1" calcext:value-type="float">
            <text:p>1</text:p>
          </table:table-cell>
          <table:table-cell table:style-name="ce560" table:formula="of:=INT(DEC2BIN([.U21])/10^3)-10*INT(DEC2BIN([.U21])/10^4)" office:value-type="float" office:value="1" calcext:value-type="float">
            <text:p>1</text:p>
          </table:table-cell>
          <table:table-cell table:style-name="ce560" table:formula="of:=INT(DEC2BIN([.U21])/10^2)-10*INT(DEC2BIN([.U21])/10^3)" office:value-type="float" office:value="1" calcext:value-type="float">
            <text:p>1</text:p>
          </table:table-cell>
          <table:table-cell table:style-name="ce560" table:formula="of:=INT(DEC2BIN([.U21])/10^1)-10*INT(DEC2BIN([.U21])/10^2)" office:value-type="float" office:value="1" calcext:value-type="float">
            <text:p>1</text:p>
          </table:table-cell>
          <table:table-cell table:style-name="ce560" table:formula="of:=INT(DEC2BIN([.U21])/10^0)-10*INT(DEC2BIN([.U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1])/10^7)" office:value-type="float" office:value="1" calcext:value-type="float">
            <text:p>1</text:p>
          </table:table-cell>
          <table:table-cell table:style-name="ce560" table:formula="of:=INT(DEC2BIN([.AD21])/10^6)-10*INT(DEC2BIN([.AD21])/10^7)" office:value-type="float" office:value="1" calcext:value-type="float">
            <text:p>1</text:p>
          </table:table-cell>
          <table:table-cell table:style-name="ce560" table:formula="of:=INT(DEC2BIN([.AD21])/10^5)-10*INT(DEC2BIN([.AD21])/10^6)" office:value-type="float" office:value="0" calcext:value-type="float">
            <text:p>0</text:p>
          </table:table-cell>
          <table:table-cell table:style-name="ce560" table:formula="of:=INT(DEC2BIN([.AD21])/10^4)-10*INT(DEC2BIN([.AD21])/10^5)" office:value-type="float" office:value="0" calcext:value-type="float">
            <text:p>0</text:p>
          </table:table-cell>
          <table:table-cell table:style-name="ce560" table:formula="of:=INT(DEC2BIN([.AD21])/10^3)-10*INT(DEC2BIN([.AD21])/10^4)" office:value-type="float" office:value="0" calcext:value-type="float">
            <text:p>0</text:p>
          </table:table-cell>
          <table:table-cell table:style-name="ce560" table:formula="of:=INT(DEC2BIN([.AD21])/10^2)-10*INT(DEC2BIN([.AD21])/10^3)" office:value-type="float" office:value="0" calcext:value-type="float">
            <text:p>0</text:p>
          </table:table-cell>
          <table:table-cell table:style-name="ce560" table:formula="of:=INT(DEC2BIN([.AD21])/10^1)-10*INT(DEC2BIN([.AD21])/10^2)" office:value-type="float" office:value="0" calcext:value-type="float">
            <text:p>0</text:p>
          </table:table-cell>
          <table:table-cell table:style-name="ce571" table:formula="of:=INT(DEC2BIN([.AD21])/10^0)-10*INT(DEC2BIN([.AD21])/10^1)" office:value-type="float" office:value="0" calcext:value-type="float">
            <text:p>0</text:p>
          </table:table-cell>
          <table:table-cell table:style-name="ce479" table:formula="of:=COUNTIF([.AN21:.BV21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15993094834634" calcext:value-type="float">
            <text:p>0,515993094834634</text:p>
          </table:table-cell>
          <table:table-cell table:style-name="ce467" table:formula="of:=RANK([.A22];[.$A$19:.$A$25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2])/10^7)" office:value-type="float" office:value="1" calcext:value-type="float">
            <text:p>1</text:p>
          </table:table-cell>
          <table:table-cell table:style-name="ce560" table:formula="of:=INT(DEC2BIN([.C22])/10^6)-10*INT(DEC2BIN([.C22])/10^7)" office:value-type="float" office:value="1" calcext:value-type="float">
            <text:p>1</text:p>
          </table:table-cell>
          <table:table-cell table:style-name="ce560" table:formula="of:=INT(DEC2BIN([.C22])/10^5)-10*INT(DEC2BIN([.C22])/10^6)" office:value-type="float" office:value="1" calcext:value-type="float">
            <text:p>1</text:p>
          </table:table-cell>
          <table:table-cell table:style-name="ce560" table:formula="of:=INT(DEC2BIN([.C22])/10^4)-10*INT(DEC2BIN([.C22])/10^5)" office:value-type="float" office:value="1" calcext:value-type="float">
            <text:p>1</text:p>
          </table:table-cell>
          <table:table-cell table:style-name="ce560" table:formula="of:=INT(DEC2BIN([.C22])/10^3)-10*INT(DEC2BIN([.C22])/10^4)" office:value-type="float" office:value="1" calcext:value-type="float">
            <text:p>1</text:p>
          </table:table-cell>
          <table:table-cell table:style-name="ce560" table:formula="of:=INT(DEC2BIN([.C22])/10^2)-10*INT(DEC2BIN([.C22])/10^3)" office:value-type="float" office:value="1" calcext:value-type="float">
            <text:p>1</text:p>
          </table:table-cell>
          <table:table-cell table:style-name="ce560" table:formula="of:=INT(DEC2BIN([.C22])/10^1)-10*INT(DEC2BIN([.C22])/10^2)" office:value-type="float" office:value="1" calcext:value-type="float">
            <text:p>1</text:p>
          </table:table-cell>
          <table:table-cell table:style-name="ce560" table:formula="of:=INT(DEC2BIN([.C22])/10^0)-10*INT(DEC2BIN([.C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2])/10^7)" office:value-type="float" office:value="1" calcext:value-type="float">
            <text:p>1</text:p>
          </table:table-cell>
          <table:table-cell table:style-name="ce560" table:formula="of:=INT(DEC2BIN([.L22])/10^6)-10*INT(DEC2BIN([.L22])/10^7)" office:value-type="float" office:value="1" calcext:value-type="float">
            <text:p>1</text:p>
          </table:table-cell>
          <table:table-cell table:style-name="ce560" table:formula="of:=INT(DEC2BIN([.L22])/10^5)-10*INT(DEC2BIN([.L22])/10^6)" office:value-type="float" office:value="1" calcext:value-type="float">
            <text:p>1</text:p>
          </table:table-cell>
          <table:table-cell table:style-name="ce560" table:formula="of:=INT(DEC2BIN([.L22])/10^4)-10*INT(DEC2BIN([.L22])/10^5)" office:value-type="float" office:value="1" calcext:value-type="float">
            <text:p>1</text:p>
          </table:table-cell>
          <table:table-cell table:style-name="ce560" table:formula="of:=INT(DEC2BIN([.L22])/10^3)-10*INT(DEC2BIN([.L22])/10^4)" office:value-type="float" office:value="1" calcext:value-type="float">
            <text:p>1</text:p>
          </table:table-cell>
          <table:table-cell table:style-name="ce560" table:formula="of:=INT(DEC2BIN([.L22])/10^2)-10*INT(DEC2BIN([.L22])/10^3)" office:value-type="float" office:value="1" calcext:value-type="float">
            <text:p>1</text:p>
          </table:table-cell>
          <table:table-cell table:style-name="ce560" table:formula="of:=INT(DEC2BIN([.L22])/10^1)-10*INT(DEC2BIN([.L22])/10^2)" office:value-type="float" office:value="1" calcext:value-type="float">
            <text:p>1</text:p>
          </table:table-cell>
          <table:table-cell table:style-name="ce560" table:formula="of:=INT(DEC2BIN([.L22])/10^0)-10*INT(DEC2BIN([.L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2])/10^7)" office:value-type="float" office:value="1" calcext:value-type="float">
            <text:p>1</text:p>
          </table:table-cell>
          <table:table-cell table:style-name="ce560" table:formula="of:=INT(DEC2BIN([.U22])/10^6)-10*INT(DEC2BIN([.U22])/10^7)" office:value-type="float" office:value="1" calcext:value-type="float">
            <text:p>1</text:p>
          </table:table-cell>
          <table:table-cell table:style-name="ce560" table:formula="of:=INT(DEC2BIN([.U22])/10^5)-10*INT(DEC2BIN([.U22])/10^6)" office:value-type="float" office:value="1" calcext:value-type="float">
            <text:p>1</text:p>
          </table:table-cell>
          <table:table-cell table:style-name="ce560" table:formula="of:=INT(DEC2BIN([.U22])/10^4)-10*INT(DEC2BIN([.U22])/10^5)" office:value-type="float" office:value="1" calcext:value-type="float">
            <text:p>1</text:p>
          </table:table-cell>
          <table:table-cell table:style-name="ce560" table:formula="of:=INT(DEC2BIN([.U22])/10^3)-10*INT(DEC2BIN([.U22])/10^4)" office:value-type="float" office:value="1" calcext:value-type="float">
            <text:p>1</text:p>
          </table:table-cell>
          <table:table-cell table:style-name="ce560" table:formula="of:=INT(DEC2BIN([.U22])/10^2)-10*INT(DEC2BIN([.U22])/10^3)" office:value-type="float" office:value="1" calcext:value-type="float">
            <text:p>1</text:p>
          </table:table-cell>
          <table:table-cell table:style-name="ce560" table:formula="of:=INT(DEC2BIN([.U22])/10^1)-10*INT(DEC2BIN([.U22])/10^2)" office:value-type="float" office:value="1" calcext:value-type="float">
            <text:p>1</text:p>
          </table:table-cell>
          <table:table-cell table:style-name="ce560" table:formula="of:=INT(DEC2BIN([.U22])/10^0)-10*INT(DEC2BIN([.U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2])/10^7)" office:value-type="float" office:value="1" calcext:value-type="float">
            <text:p>1</text:p>
          </table:table-cell>
          <table:table-cell table:style-name="ce560" table:formula="of:=INT(DEC2BIN([.AD22])/10^6)-10*INT(DEC2BIN([.AD22])/10^7)" office:value-type="float" office:value="1" calcext:value-type="float">
            <text:p>1</text:p>
          </table:table-cell>
          <table:table-cell table:style-name="ce560" table:formula="of:=INT(DEC2BIN([.AD22])/10^5)-10*INT(DEC2BIN([.AD22])/10^6)" office:value-type="float" office:value="1" calcext:value-type="float">
            <text:p>1</text:p>
          </table:table-cell>
          <table:table-cell table:style-name="ce560" table:formula="of:=INT(DEC2BIN([.AD22])/10^4)-10*INT(DEC2BIN([.AD22])/10^5)" office:value-type="float" office:value="0" calcext:value-type="float">
            <text:p>0</text:p>
          </table:table-cell>
          <table:table-cell table:style-name="ce560" table:formula="of:=INT(DEC2BIN([.AD22])/10^3)-10*INT(DEC2BIN([.AD22])/10^4)" office:value-type="float" office:value="0" calcext:value-type="float">
            <text:p>0</text:p>
          </table:table-cell>
          <table:table-cell table:style-name="ce560" table:formula="of:=INT(DEC2BIN([.AD22])/10^2)-10*INT(DEC2BIN([.AD22])/10^3)" office:value-type="float" office:value="0" calcext:value-type="float">
            <text:p>0</text:p>
          </table:table-cell>
          <table:table-cell table:style-name="ce560" table:formula="of:=INT(DEC2BIN([.AD22])/10^1)-10*INT(DEC2BIN([.AD22])/10^2)" office:value-type="float" office:value="0" calcext:value-type="float">
            <text:p>0</text:p>
          </table:table-cell>
          <table:table-cell table:style-name="ce571" table:formula="of:=INT(DEC2BIN([.AD22])/10^0)-10*INT(DEC2BIN([.AD22])/10^1)" office:value-type="float" office:value="0" calcext:value-type="float">
            <text:p>0</text:p>
          </table:table-cell>
          <table:table-cell table:style-name="ce479" table:formula="of:=COUNTIF([.AN22:.BV22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736874848091514" calcext:value-type="float">
            <text:p>0,736874848091514</text:p>
          </table:table-cell>
          <table:table-cell table:style-name="ce467" table:formula="of:=RANK([.A23];[.$A$19:.$A$25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3])/10^7)" office:value-type="float" office:value="1" calcext:value-type="float">
            <text:p>1</text:p>
          </table:table-cell>
          <table:table-cell table:style-name="ce560" table:formula="of:=INT(DEC2BIN([.C23])/10^6)-10*INT(DEC2BIN([.C23])/10^7)" office:value-type="float" office:value="1" calcext:value-type="float">
            <text:p>1</text:p>
          </table:table-cell>
          <table:table-cell table:style-name="ce560" table:formula="of:=INT(DEC2BIN([.C23])/10^5)-10*INT(DEC2BIN([.C23])/10^6)" office:value-type="float" office:value="1" calcext:value-type="float">
            <text:p>1</text:p>
          </table:table-cell>
          <table:table-cell table:style-name="ce560" table:formula="of:=INT(DEC2BIN([.C23])/10^4)-10*INT(DEC2BIN([.C23])/10^5)" office:value-type="float" office:value="1" calcext:value-type="float">
            <text:p>1</text:p>
          </table:table-cell>
          <table:table-cell table:style-name="ce560" table:formula="of:=INT(DEC2BIN([.C23])/10^3)-10*INT(DEC2BIN([.C23])/10^4)" office:value-type="float" office:value="1" calcext:value-type="float">
            <text:p>1</text:p>
          </table:table-cell>
          <table:table-cell table:style-name="ce560" table:formula="of:=INT(DEC2BIN([.C23])/10^2)-10*INT(DEC2BIN([.C23])/10^3)" office:value-type="float" office:value="1" calcext:value-type="float">
            <text:p>1</text:p>
          </table:table-cell>
          <table:table-cell table:style-name="ce560" table:formula="of:=INT(DEC2BIN([.C23])/10^1)-10*INT(DEC2BIN([.C23])/10^2)" office:value-type="float" office:value="1" calcext:value-type="float">
            <text:p>1</text:p>
          </table:table-cell>
          <table:table-cell table:style-name="ce560" table:formula="of:=INT(DEC2BIN([.C23])/10^0)-10*INT(DEC2BIN([.C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3])/10^7)" office:value-type="float" office:value="1" calcext:value-type="float">
            <text:p>1</text:p>
          </table:table-cell>
          <table:table-cell table:style-name="ce560" table:formula="of:=INT(DEC2BIN([.L23])/10^6)-10*INT(DEC2BIN([.L23])/10^7)" office:value-type="float" office:value="1" calcext:value-type="float">
            <text:p>1</text:p>
          </table:table-cell>
          <table:table-cell table:style-name="ce560" table:formula="of:=INT(DEC2BIN([.L23])/10^5)-10*INT(DEC2BIN([.L23])/10^6)" office:value-type="float" office:value="1" calcext:value-type="float">
            <text:p>1</text:p>
          </table:table-cell>
          <table:table-cell table:style-name="ce560" table:formula="of:=INT(DEC2BIN([.L23])/10^4)-10*INT(DEC2BIN([.L23])/10^5)" office:value-type="float" office:value="1" calcext:value-type="float">
            <text:p>1</text:p>
          </table:table-cell>
          <table:table-cell table:style-name="ce560" table:formula="of:=INT(DEC2BIN([.L23])/10^3)-10*INT(DEC2BIN([.L23])/10^4)" office:value-type="float" office:value="1" calcext:value-type="float">
            <text:p>1</text:p>
          </table:table-cell>
          <table:table-cell table:style-name="ce560" table:formula="of:=INT(DEC2BIN([.L23])/10^2)-10*INT(DEC2BIN([.L23])/10^3)" office:value-type="float" office:value="1" calcext:value-type="float">
            <text:p>1</text:p>
          </table:table-cell>
          <table:table-cell table:style-name="ce560" table:formula="of:=INT(DEC2BIN([.L23])/10^1)-10*INT(DEC2BIN([.L23])/10^2)" office:value-type="float" office:value="1" calcext:value-type="float">
            <text:p>1</text:p>
          </table:table-cell>
          <table:table-cell table:style-name="ce560" table:formula="of:=INT(DEC2BIN([.L23])/10^0)-10*INT(DEC2BIN([.L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3])/10^7)" office:value-type="float" office:value="1" calcext:value-type="float">
            <text:p>1</text:p>
          </table:table-cell>
          <table:table-cell table:style-name="ce560" table:formula="of:=INT(DEC2BIN([.U23])/10^6)-10*INT(DEC2BIN([.U23])/10^7)" office:value-type="float" office:value="1" calcext:value-type="float">
            <text:p>1</text:p>
          </table:table-cell>
          <table:table-cell table:style-name="ce560" table:formula="of:=INT(DEC2BIN([.U23])/10^5)-10*INT(DEC2BIN([.U23])/10^6)" office:value-type="float" office:value="1" calcext:value-type="float">
            <text:p>1</text:p>
          </table:table-cell>
          <table:table-cell table:style-name="ce560" table:formula="of:=INT(DEC2BIN([.U23])/10^4)-10*INT(DEC2BIN([.U23])/10^5)" office:value-type="float" office:value="1" calcext:value-type="float">
            <text:p>1</text:p>
          </table:table-cell>
          <table:table-cell table:style-name="ce560" table:formula="of:=INT(DEC2BIN([.U23])/10^3)-10*INT(DEC2BIN([.U23])/10^4)" office:value-type="float" office:value="1" calcext:value-type="float">
            <text:p>1</text:p>
          </table:table-cell>
          <table:table-cell table:style-name="ce560" table:formula="of:=INT(DEC2BIN([.U23])/10^2)-10*INT(DEC2BIN([.U23])/10^3)" office:value-type="float" office:value="1" calcext:value-type="float">
            <text:p>1</text:p>
          </table:table-cell>
          <table:table-cell table:style-name="ce560" table:formula="of:=INT(DEC2BIN([.U23])/10^1)-10*INT(DEC2BIN([.U23])/10^2)" office:value-type="float" office:value="1" calcext:value-type="float">
            <text:p>1</text:p>
          </table:table-cell>
          <table:table-cell table:style-name="ce560" table:formula="of:=INT(DEC2BIN([.U23])/10^0)-10*INT(DEC2BIN([.U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3])/10^7)" office:value-type="float" office:value="1" calcext:value-type="float">
            <text:p>1</text:p>
          </table:table-cell>
          <table:table-cell table:style-name="ce560" table:formula="of:=INT(DEC2BIN([.AD23])/10^6)-10*INT(DEC2BIN([.AD23])/10^7)" office:value-type="float" office:value="1" calcext:value-type="float">
            <text:p>1</text:p>
          </table:table-cell>
          <table:table-cell table:style-name="ce560" table:formula="of:=INT(DEC2BIN([.AD23])/10^5)-10*INT(DEC2BIN([.AD23])/10^6)" office:value-type="float" office:value="1" calcext:value-type="float">
            <text:p>1</text:p>
          </table:table-cell>
          <table:table-cell table:style-name="ce560" table:formula="of:=INT(DEC2BIN([.AD23])/10^4)-10*INT(DEC2BIN([.AD23])/10^5)" office:value-type="float" office:value="1" calcext:value-type="float">
            <text:p>1</text:p>
          </table:table-cell>
          <table:table-cell table:style-name="ce560" table:formula="of:=INT(DEC2BIN([.AD23])/10^3)-10*INT(DEC2BIN([.AD23])/10^4)" office:value-type="float" office:value="0" calcext:value-type="float">
            <text:p>0</text:p>
          </table:table-cell>
          <table:table-cell table:style-name="ce560" table:formula="of:=INT(DEC2BIN([.AD23])/10^2)-10*INT(DEC2BIN([.AD23])/10^3)" office:value-type="float" office:value="0" calcext:value-type="float">
            <text:p>0</text:p>
          </table:table-cell>
          <table:table-cell table:style-name="ce560" table:formula="of:=INT(DEC2BIN([.AD23])/10^1)-10*INT(DEC2BIN([.AD23])/10^2)" office:value-type="float" office:value="0" calcext:value-type="float">
            <text:p>0</text:p>
          </table:table-cell>
          <table:table-cell table:style-name="ce571" table:formula="of:=INT(DEC2BIN([.AD23])/10^0)-10*INT(DEC2BIN([.AD23])/10^1)" office:value-type="float" office:value="0" calcext:value-type="float">
            <text:p>0</text:p>
          </table:table-cell>
          <table:table-cell table:style-name="ce479" table:formula="of:=COUNTIF([.AN23:.BV23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00751432884483229" calcext:value-type="float">
            <text:p>0,007514328844832</text:p>
          </table:table-cell>
          <table:table-cell table:style-name="ce467" table:formula="of:=RANK([.A24];[.$A$19:.$A$25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4])/10^7)" office:value-type="float" office:value="1" calcext:value-type="float">
            <text:p>1</text:p>
          </table:table-cell>
          <table:table-cell table:style-name="ce560" table:formula="of:=INT(DEC2BIN([.C24])/10^6)-10*INT(DEC2BIN([.C24])/10^7)" office:value-type="float" office:value="1" calcext:value-type="float">
            <text:p>1</text:p>
          </table:table-cell>
          <table:table-cell table:style-name="ce560" table:formula="of:=INT(DEC2BIN([.C24])/10^5)-10*INT(DEC2BIN([.C24])/10^6)" office:value-type="float" office:value="1" calcext:value-type="float">
            <text:p>1</text:p>
          </table:table-cell>
          <table:table-cell table:style-name="ce560" table:formula="of:=INT(DEC2BIN([.C24])/10^4)-10*INT(DEC2BIN([.C24])/10^5)" office:value-type="float" office:value="1" calcext:value-type="float">
            <text:p>1</text:p>
          </table:table-cell>
          <table:table-cell table:style-name="ce560" table:formula="of:=INT(DEC2BIN([.C24])/10^3)-10*INT(DEC2BIN([.C24])/10^4)" office:value-type="float" office:value="1" calcext:value-type="float">
            <text:p>1</text:p>
          </table:table-cell>
          <table:table-cell table:style-name="ce560" table:formula="of:=INT(DEC2BIN([.C24])/10^2)-10*INT(DEC2BIN([.C24])/10^3)" office:value-type="float" office:value="1" calcext:value-type="float">
            <text:p>1</text:p>
          </table:table-cell>
          <table:table-cell table:style-name="ce560" table:formula="of:=INT(DEC2BIN([.C24])/10^1)-10*INT(DEC2BIN([.C24])/10^2)" office:value-type="float" office:value="1" calcext:value-type="float">
            <text:p>1</text:p>
          </table:table-cell>
          <table:table-cell table:style-name="ce560" table:formula="of:=INT(DEC2BIN([.C24])/10^0)-10*INT(DEC2BIN([.C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4])/10^7)" office:value-type="float" office:value="1" calcext:value-type="float">
            <text:p>1</text:p>
          </table:table-cell>
          <table:table-cell table:style-name="ce560" table:formula="of:=INT(DEC2BIN([.L24])/10^6)-10*INT(DEC2BIN([.L24])/10^7)" office:value-type="float" office:value="1" calcext:value-type="float">
            <text:p>1</text:p>
          </table:table-cell>
          <table:table-cell table:style-name="ce560" table:formula="of:=INT(DEC2BIN([.L24])/10^5)-10*INT(DEC2BIN([.L24])/10^6)" office:value-type="float" office:value="1" calcext:value-type="float">
            <text:p>1</text:p>
          </table:table-cell>
          <table:table-cell table:style-name="ce560" table:formula="of:=INT(DEC2BIN([.L24])/10^4)-10*INT(DEC2BIN([.L24])/10^5)" office:value-type="float" office:value="1" calcext:value-type="float">
            <text:p>1</text:p>
          </table:table-cell>
          <table:table-cell table:style-name="ce560" table:formula="of:=INT(DEC2BIN([.L24])/10^3)-10*INT(DEC2BIN([.L24])/10^4)" office:value-type="float" office:value="1" calcext:value-type="float">
            <text:p>1</text:p>
          </table:table-cell>
          <table:table-cell table:style-name="ce560" table:formula="of:=INT(DEC2BIN([.L24])/10^2)-10*INT(DEC2BIN([.L24])/10^3)" office:value-type="float" office:value="1" calcext:value-type="float">
            <text:p>1</text:p>
          </table:table-cell>
          <table:table-cell table:style-name="ce560" table:formula="of:=INT(DEC2BIN([.L24])/10^1)-10*INT(DEC2BIN([.L24])/10^2)" office:value-type="float" office:value="1" calcext:value-type="float">
            <text:p>1</text:p>
          </table:table-cell>
          <table:table-cell table:style-name="ce560" table:formula="of:=INT(DEC2BIN([.L24])/10^0)-10*INT(DEC2BIN([.L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4])/10^7)" office:value-type="float" office:value="1" calcext:value-type="float">
            <text:p>1</text:p>
          </table:table-cell>
          <table:table-cell table:style-name="ce560" table:formula="of:=INT(DEC2BIN([.U24])/10^6)-10*INT(DEC2BIN([.U24])/10^7)" office:value-type="float" office:value="1" calcext:value-type="float">
            <text:p>1</text:p>
          </table:table-cell>
          <table:table-cell table:style-name="ce560" table:formula="of:=INT(DEC2BIN([.U24])/10^5)-10*INT(DEC2BIN([.U24])/10^6)" office:value-type="float" office:value="1" calcext:value-type="float">
            <text:p>1</text:p>
          </table:table-cell>
          <table:table-cell table:style-name="ce560" table:formula="of:=INT(DEC2BIN([.U24])/10^4)-10*INT(DEC2BIN([.U24])/10^5)" office:value-type="float" office:value="1" calcext:value-type="float">
            <text:p>1</text:p>
          </table:table-cell>
          <table:table-cell table:style-name="ce560" table:formula="of:=INT(DEC2BIN([.U24])/10^3)-10*INT(DEC2BIN([.U24])/10^4)" office:value-type="float" office:value="1" calcext:value-type="float">
            <text:p>1</text:p>
          </table:table-cell>
          <table:table-cell table:style-name="ce560" table:formula="of:=INT(DEC2BIN([.U24])/10^2)-10*INT(DEC2BIN([.U24])/10^3)" office:value-type="float" office:value="1" calcext:value-type="float">
            <text:p>1</text:p>
          </table:table-cell>
          <table:table-cell table:style-name="ce560" table:formula="of:=INT(DEC2BIN([.U24])/10^1)-10*INT(DEC2BIN([.U24])/10^2)" office:value-type="float" office:value="1" calcext:value-type="float">
            <text:p>1</text:p>
          </table:table-cell>
          <table:table-cell table:style-name="ce560" table:formula="of:=INT(DEC2BIN([.U24])/10^0)-10*INT(DEC2BIN([.U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4])/10^7)" office:value-type="float" office:value="1" calcext:value-type="float">
            <text:p>1</text:p>
          </table:table-cell>
          <table:table-cell table:style-name="ce560" table:formula="of:=INT(DEC2BIN([.AD24])/10^6)-10*INT(DEC2BIN([.AD24])/10^7)" office:value-type="float" office:value="1" calcext:value-type="float">
            <text:p>1</text:p>
          </table:table-cell>
          <table:table-cell table:style-name="ce560" table:formula="of:=INT(DEC2BIN([.AD24])/10^5)-10*INT(DEC2BIN([.AD24])/10^6)" office:value-type="float" office:value="1" calcext:value-type="float">
            <text:p>1</text:p>
          </table:table-cell>
          <table:table-cell table:style-name="ce560" table:formula="of:=INT(DEC2BIN([.AD24])/10^4)-10*INT(DEC2BIN([.AD24])/10^5)" office:value-type="float" office:value="1" calcext:value-type="float">
            <text:p>1</text:p>
          </table:table-cell>
          <table:table-cell table:style-name="ce560" table:formula="of:=INT(DEC2BIN([.AD24])/10^3)-10*INT(DEC2BIN([.AD24])/10^4)" office:value-type="float" office:value="1" calcext:value-type="float">
            <text:p>1</text:p>
          </table:table-cell>
          <table:table-cell table:style-name="ce560" table:formula="of:=INT(DEC2BIN([.AD24])/10^2)-10*INT(DEC2BIN([.AD24])/10^3)" office:value-type="float" office:value="0" calcext:value-type="float">
            <text:p>0</text:p>
          </table:table-cell>
          <table:table-cell table:style-name="ce560" table:formula="of:=INT(DEC2BIN([.AD24])/10^1)-10*INT(DEC2BIN([.AD24])/10^2)" office:value-type="float" office:value="0" calcext:value-type="float">
            <text:p>0</text:p>
          </table:table-cell>
          <table:table-cell table:style-name="ce571" table:formula="of:=INT(DEC2BIN([.AD24])/10^0)-10*INT(DEC2BIN([.AD24])/10^1)" office:value-type="float" office:value="0" calcext:value-type="float">
            <text:p>0</text:p>
          </table:table-cell>
          <table:table-cell table:style-name="ce479" table:formula="of:=COUNTIF([.AN24:.BV24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951277005362782" calcext:value-type="float">
            <text:p>0,951277005362782</text:p>
          </table:table-cell>
          <table:table-cell table:style-name="ce467" table:formula="of:=RANK([.A25];[.$A$19:.$A$25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5])/10^7)" office:value-type="float" office:value="1" calcext:value-type="float">
            <text:p>1</text:p>
          </table:table-cell>
          <table:table-cell table:style-name="ce560" table:formula="of:=INT(DEC2BIN([.C25])/10^6)-10*INT(DEC2BIN([.C25])/10^7)" office:value-type="float" office:value="1" calcext:value-type="float">
            <text:p>1</text:p>
          </table:table-cell>
          <table:table-cell table:style-name="ce560" table:formula="of:=INT(DEC2BIN([.C25])/10^5)-10*INT(DEC2BIN([.C25])/10^6)" office:value-type="float" office:value="1" calcext:value-type="float">
            <text:p>1</text:p>
          </table:table-cell>
          <table:table-cell table:style-name="ce560" table:formula="of:=INT(DEC2BIN([.C25])/10^4)-10*INT(DEC2BIN([.C25])/10^5)" office:value-type="float" office:value="1" calcext:value-type="float">
            <text:p>1</text:p>
          </table:table-cell>
          <table:table-cell table:style-name="ce560" table:formula="of:=INT(DEC2BIN([.C25])/10^3)-10*INT(DEC2BIN([.C25])/10^4)" office:value-type="float" office:value="1" calcext:value-type="float">
            <text:p>1</text:p>
          </table:table-cell>
          <table:table-cell table:style-name="ce560" table:formula="of:=INT(DEC2BIN([.C25])/10^2)-10*INT(DEC2BIN([.C25])/10^3)" office:value-type="float" office:value="1" calcext:value-type="float">
            <text:p>1</text:p>
          </table:table-cell>
          <table:table-cell table:style-name="ce560" table:formula="of:=INT(DEC2BIN([.C25])/10^1)-10*INT(DEC2BIN([.C25])/10^2)" office:value-type="float" office:value="1" calcext:value-type="float">
            <text:p>1</text:p>
          </table:table-cell>
          <table:table-cell table:style-name="ce560" table:formula="of:=INT(DEC2BIN([.C25])/10^0)-10*INT(DEC2BIN([.C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5])/10^7)" office:value-type="float" office:value="1" calcext:value-type="float">
            <text:p>1</text:p>
          </table:table-cell>
          <table:table-cell table:style-name="ce560" table:formula="of:=INT(DEC2BIN([.L25])/10^6)-10*INT(DEC2BIN([.L25])/10^7)" office:value-type="float" office:value="1" calcext:value-type="float">
            <text:p>1</text:p>
          </table:table-cell>
          <table:table-cell table:style-name="ce560" table:formula="of:=INT(DEC2BIN([.L25])/10^5)-10*INT(DEC2BIN([.L25])/10^6)" office:value-type="float" office:value="1" calcext:value-type="float">
            <text:p>1</text:p>
          </table:table-cell>
          <table:table-cell table:style-name="ce560" table:formula="of:=INT(DEC2BIN([.L25])/10^4)-10*INT(DEC2BIN([.L25])/10^5)" office:value-type="float" office:value="1" calcext:value-type="float">
            <text:p>1</text:p>
          </table:table-cell>
          <table:table-cell table:style-name="ce560" table:formula="of:=INT(DEC2BIN([.L25])/10^3)-10*INT(DEC2BIN([.L25])/10^4)" office:value-type="float" office:value="1" calcext:value-type="float">
            <text:p>1</text:p>
          </table:table-cell>
          <table:table-cell table:style-name="ce560" table:formula="of:=INT(DEC2BIN([.L25])/10^2)-10*INT(DEC2BIN([.L25])/10^3)" office:value-type="float" office:value="1" calcext:value-type="float">
            <text:p>1</text:p>
          </table:table-cell>
          <table:table-cell table:style-name="ce560" table:formula="of:=INT(DEC2BIN([.L25])/10^1)-10*INT(DEC2BIN([.L25])/10^2)" office:value-type="float" office:value="1" calcext:value-type="float">
            <text:p>1</text:p>
          </table:table-cell>
          <table:table-cell table:style-name="ce560" table:formula="of:=INT(DEC2BIN([.L25])/10^0)-10*INT(DEC2BIN([.L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5])/10^7)" office:value-type="float" office:value="1" calcext:value-type="float">
            <text:p>1</text:p>
          </table:table-cell>
          <table:table-cell table:style-name="ce560" table:formula="of:=INT(DEC2BIN([.U25])/10^6)-10*INT(DEC2BIN([.U25])/10^7)" office:value-type="float" office:value="1" calcext:value-type="float">
            <text:p>1</text:p>
          </table:table-cell>
          <table:table-cell table:style-name="ce560" table:formula="of:=INT(DEC2BIN([.U25])/10^5)-10*INT(DEC2BIN([.U25])/10^6)" office:value-type="float" office:value="1" calcext:value-type="float">
            <text:p>1</text:p>
          </table:table-cell>
          <table:table-cell table:style-name="ce560" table:formula="of:=INT(DEC2BIN([.U25])/10^4)-10*INT(DEC2BIN([.U25])/10^5)" office:value-type="float" office:value="1" calcext:value-type="float">
            <text:p>1</text:p>
          </table:table-cell>
          <table:table-cell table:style-name="ce560" table:formula="of:=INT(DEC2BIN([.U25])/10^3)-10*INT(DEC2BIN([.U25])/10^4)" office:value-type="float" office:value="1" calcext:value-type="float">
            <text:p>1</text:p>
          </table:table-cell>
          <table:table-cell table:style-name="ce560" table:formula="of:=INT(DEC2BIN([.U25])/10^2)-10*INT(DEC2BIN([.U25])/10^3)" office:value-type="float" office:value="1" calcext:value-type="float">
            <text:p>1</text:p>
          </table:table-cell>
          <table:table-cell table:style-name="ce560" table:formula="of:=INT(DEC2BIN([.U25])/10^1)-10*INT(DEC2BIN([.U25])/10^2)" office:value-type="float" office:value="1" calcext:value-type="float">
            <text:p>1</text:p>
          </table:table-cell>
          <table:table-cell table:style-name="ce560" table:formula="of:=INT(DEC2BIN([.U25])/10^0)-10*INT(DEC2BIN([.U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5])/10^7)" office:value-type="float" office:value="1" calcext:value-type="float">
            <text:p>1</text:p>
          </table:table-cell>
          <table:table-cell table:style-name="ce560" table:formula="of:=INT(DEC2BIN([.AD25])/10^6)-10*INT(DEC2BIN([.AD25])/10^7)" office:value-type="float" office:value="1" calcext:value-type="float">
            <text:p>1</text:p>
          </table:table-cell>
          <table:table-cell table:style-name="ce560" table:formula="of:=INT(DEC2BIN([.AD25])/10^5)-10*INT(DEC2BIN([.AD25])/10^6)" office:value-type="float" office:value="1" calcext:value-type="float">
            <text:p>1</text:p>
          </table:table-cell>
          <table:table-cell table:style-name="ce560" table:formula="of:=INT(DEC2BIN([.AD25])/10^4)-10*INT(DEC2BIN([.AD25])/10^5)" office:value-type="float" office:value="1" calcext:value-type="float">
            <text:p>1</text:p>
          </table:table-cell>
          <table:table-cell table:style-name="ce560" table:formula="of:=INT(DEC2BIN([.AD25])/10^3)-10*INT(DEC2BIN([.AD25])/10^4)" office:value-type="float" office:value="1" calcext:value-type="float">
            <text:p>1</text:p>
          </table:table-cell>
          <table:table-cell table:style-name="ce560" table:formula="of:=INT(DEC2BIN([.AD25])/10^2)-10*INT(DEC2BIN([.AD25])/10^3)" office:value-type="float" office:value="1" calcext:value-type="float">
            <text:p>1</text:p>
          </table:table-cell>
          <table:table-cell table:style-name="ce560" table:formula="of:=INT(DEC2BIN([.AD25])/10^1)-10*INT(DEC2BIN([.AD25])/10^2)" office:value-type="float" office:value="0" calcext:value-type="float">
            <text:p>0</text:p>
          </table:table-cell>
          <table:table-cell table:style-name="ce571" table:formula="of:=INT(DEC2BIN([.AD25])/10^0)-10*INT(DEC2BIN([.AD25])/10^1)" office:value-type="float" office:value="0" calcext:value-type="float">
            <text:p>0</text:p>
          </table:table-cell>
          <table:table-cell table:style-name="ce479" table:formula="of:=COUNTIF([.AN25:.BV25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72"/>
          <table:table-cell table:style-name="ce395"/>
          <table:table-cell table:style-name="ce408"/>
          <table:table-cell table:style-name="ce423" table:number-columns-repeated="7"/>
          <table:table-cell table:style-name="ce395"/>
          <table:table-cell table:style-name="ce408"/>
          <table:table-cell table:style-name="ce423" table:number-columns-repeated="7"/>
          <table:table-cell table:style-name="ce395"/>
          <table:table-cell table:style-name="ce408" table:number-columns-repeated="8"/>
          <table:table-cell table:style-name="ce395"/>
          <table:table-cell table:style-name="ce408"/>
          <table:table-cell table:style-name="ce423" table:number-columns-repeated="7"/>
          <table:table-cell table:number-columns-repeated="987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2</text:p>
          </table:table-cell>
          <table:covered-table-cell table:style-name="ce395"/>
          <table:covered-table-cell table:style-name="ce408"/>
          <table:covered-table-cell table:number-columns-repeated="7" table:style-name="ce423"/>
          <table:covered-table-cell table:style-name="ce395"/>
          <table:covered-table-cell table:style-name="ce408"/>
          <table:covered-table-cell table:number-columns-repeated="7" table:style-name="ce423"/>
          <table:covered-table-cell table:style-name="ce395"/>
          <table:covered-table-cell table:number-columns-repeated="8" table:style-name="ce408"/>
          <table:covered-table-cell table:style-name="ce395"/>
          <table:covered-table-cell table:style-name="ce408"/>
          <table:covered-table-cell table:number-columns-repeated="7" table:style-name="ce423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3" table:number-columns-repeated="7"/>
          <table:table-cell table:style-name="ce395"/>
          <table:table-cell table:style-name="ce408" table:number-columns-repeated="8"/>
          <table:table-cell table:style-name="ce395"/>
          <table:table-cell table:style-name="ce408"/>
          <table:table-cell table:style-name="ce423" table:number-columns-repeated="7"/>
          <table:table-cell table:number-columns-repeated="2"/>
          <table:table-cell table:style-name="ce405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5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5"/>
          <table:table-cell table:style-name="ce405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5"/>
          <table:table-cell table:style-name="ce478" table:formula="of:=IF(SUM([.AN31:.BW43])/[.AT29]*20&lt;0;0;SUM([.AN31:.BW43])/[.AT29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5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7" table:number-columns-repeated="25"/>
          <table:table-cell table:number-columns-repeated="987"/>
        </table:table-row>
        <table:table-row table:style-name="ro4">
          <table:table-cell table:style-name="ce392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1"/>
          <table:table-cell/>
          <table:table-cell table:style-name="ce407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2"/>
          <table:table-cell table:style-name="ce467" office:value-type="string" calcext:value-type="string">
            <text:p>binaire</text:p>
          </table:table-cell>
          <table:table-cell table:style-name="ce484" table:formula="of:=INT(DEC2BIN([.C31])/10^7)" office:value-type="float" office:value="1" calcext:value-type="float">
            <text:p>1</text:p>
          </table:table-cell>
          <table:table-cell table:style-name="ce503" table:formula="of:=INT(DEC2BIN([.C31])/10^6)-10*INT(DEC2BIN([.C31])/10^7)" office:value-type="float" office:value="1" calcext:value-type="float">
            <text:p>1</text:p>
          </table:table-cell>
          <table:table-cell table:style-name="ce503" table:formula="of:=INT(DEC2BIN([.C31])/10^5)-10*INT(DEC2BIN([.C31])/10^6)" office:value-type="float" office:value="0" calcext:value-type="float">
            <text:p>0</text:p>
          </table:table-cell>
          <table:table-cell table:style-name="ce503" table:formula="of:=INT(DEC2BIN([.C31])/10^4)-10*INT(DEC2BIN([.C31])/10^5)" office:value-type="float" office:value="1" calcext:value-type="float">
            <text:p>1</text:p>
          </table:table-cell>
          <table:table-cell table:style-name="ce503" table:formula="of:=INT(DEC2BIN([.C31])/10^3)-10*INT(DEC2BIN([.C31])/10^4)" office:value-type="float" office:value="1" calcext:value-type="float">
            <text:p>1</text:p>
          </table:table-cell>
          <table:table-cell table:style-name="ce503" table:formula="of:=INT(DEC2BIN([.C31])/10^2)-10*INT(DEC2BIN([.C31])/10^3)" office:value-type="float" office:value="1" calcext:value-type="float">
            <text:p>1</text:p>
          </table:table-cell>
          <table:table-cell table:style-name="ce503" table:formula="of:=INT(DEC2BIN([.C31])/10^1)-10*INT(DEC2BIN([.C31])/10^2)" office:value-type="float" office:value="0" calcext:value-type="float">
            <text:p>0</text:p>
          </table:table-cell>
          <table:table-cell table:style-name="ce514" table:formula="of:=INT(DEC2BIN([.C31])/10^0)-10*INT(DEC2BIN([.C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31])/10^7)" office:value-type="float" office:value="1" calcext:value-type="float">
            <text:p>1</text:p>
          </table:table-cell>
          <table:table-cell table:style-name="ce503" table:formula="of:=INT(DEC2BIN([.L31])/10^6)-10*INT(DEC2BIN([.L31])/10^7)" office:value-type="float" office:value="1" calcext:value-type="float">
            <text:p>1</text:p>
          </table:table-cell>
          <table:table-cell table:style-name="ce503" table:formula="of:=INT(DEC2BIN([.L31])/10^5)-10*INT(DEC2BIN([.L31])/10^6)" office:value-type="float" office:value="0" calcext:value-type="float">
            <text:p>0</text:p>
          </table:table-cell>
          <table:table-cell table:style-name="ce503" table:formula="of:=INT(DEC2BIN([.L31])/10^4)-10*INT(DEC2BIN([.L31])/10^5)" office:value-type="float" office:value="1" calcext:value-type="float">
            <text:p>1</text:p>
          </table:table-cell>
          <table:table-cell table:style-name="ce503" table:formula="of:=INT(DEC2BIN([.L31])/10^3)-10*INT(DEC2BIN([.L31])/10^4)" office:value-type="float" office:value="1" calcext:value-type="float">
            <text:p>1</text:p>
          </table:table-cell>
          <table:table-cell table:style-name="ce503" table:formula="of:=INT(DEC2BIN([.L31])/10^2)-10*INT(DEC2BIN([.L31])/10^3)" office:value-type="float" office:value="1" calcext:value-type="float">
            <text:p>1</text:p>
          </table:table-cell>
          <table:table-cell table:style-name="ce503" table:formula="of:=INT(DEC2BIN([.L31])/10^1)-10*INT(DEC2BIN([.L31])/10^2)" office:value-type="float" office:value="0" calcext:value-type="float">
            <text:p>0</text:p>
          </table:table-cell>
          <table:table-cell table:style-name="ce514" table:formula="of:=INT(DEC2BIN([.L31])/10^0)-10*INT(DEC2BIN([.L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31])/10^7)" office:value-type="float" office:value="0" calcext:value-type="float">
            <text:p>0</text:p>
          </table:table-cell>
          <table:table-cell table:style-name="ce503" table:formula="of:=INT(DEC2BIN([.U31])/10^6)-10*INT(DEC2BIN([.U31])/10^7)" office:value-type="float" office:value="1" calcext:value-type="float">
            <text:p>1</text:p>
          </table:table-cell>
          <table:table-cell table:style-name="ce503" table:formula="of:=INT(DEC2BIN([.U31])/10^5)-10*INT(DEC2BIN([.U31])/10^6)" office:value-type="float" office:value="0" calcext:value-type="float">
            <text:p>0</text:p>
          </table:table-cell>
          <table:table-cell table:style-name="ce503" table:formula="of:=INT(DEC2BIN([.U31])/10^4)-10*INT(DEC2BIN([.U31])/10^5)" office:value-type="float" office:value="1" calcext:value-type="float">
            <text:p>1</text:p>
          </table:table-cell>
          <table:table-cell table:style-name="ce503" table:formula="of:=INT(DEC2BIN([.U31])/10^3)-10*INT(DEC2BIN([.U31])/10^4)" office:value-type="float" office:value="1" calcext:value-type="float">
            <text:p>1</text:p>
          </table:table-cell>
          <table:table-cell table:style-name="ce503" table:formula="of:=INT(DEC2BIN([.U31])/10^2)-10*INT(DEC2BIN([.U31])/10^3)" office:value-type="float" office:value="1" calcext:value-type="float">
            <text:p>1</text:p>
          </table:table-cell>
          <table:table-cell table:style-name="ce503" table:formula="of:=INT(DEC2BIN([.U31])/10^1)-10*INT(DEC2BIN([.U31])/10^2)" office:value-type="float" office:value="0" calcext:value-type="float">
            <text:p>0</text:p>
          </table:table-cell>
          <table:table-cell table:style-name="ce514" table:formula="of:=INT(DEC2BIN([.U31])/10^0)-10*INT(DEC2BIN([.U31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31])/10^7)" office:value-type="float" office:value="1" calcext:value-type="float">
            <text:p>1</text:p>
          </table:table-cell>
          <table:table-cell table:style-name="ce503" table:formula="of:=INT(DEC2BIN([.AD31])/10^6)-10*INT(DEC2BIN([.AD31])/10^7)" office:value-type="float" office:value="1" calcext:value-type="float">
            <text:p>1</text:p>
          </table:table-cell>
          <table:table-cell table:style-name="ce503" table:formula="of:=INT(DEC2BIN([.AD31])/10^5)-10*INT(DEC2BIN([.AD31])/10^6)" office:value-type="float" office:value="1" calcext:value-type="float">
            <text:p>1</text:p>
          </table:table-cell>
          <table:table-cell table:style-name="ce503" table:formula="of:=INT(DEC2BIN([.AD31])/10^4)-10*INT(DEC2BIN([.AD31])/10^5)" office:value-type="float" office:value="0" calcext:value-type="float">
            <text:p>0</text:p>
          </table:table-cell>
          <table:table-cell table:style-name="ce503" table:formula="of:=INT(DEC2BIN([.AD31])/10^3)-10*INT(DEC2BIN([.AD31])/10^4)" office:value-type="float" office:value="0" calcext:value-type="float">
            <text:p>0</text:p>
          </table:table-cell>
          <table:table-cell table:style-name="ce503" table:formula="of:=INT(DEC2BIN([.AD31])/10^2)-10*INT(DEC2BIN([.AD31])/10^3)" office:value-type="float" office:value="0" calcext:value-type="float">
            <text:p>0</text:p>
          </table:table-cell>
          <table:table-cell table:style-name="ce503" table:formula="of:=INT(DEC2BIN([.AD31])/10^1)-10*INT(DEC2BIN([.AD31])/10^2)" office:value-type="float" office:value="0" calcext:value-type="float">
            <text:p>0</text:p>
          </table:table-cell>
          <table:table-cell table:style-name="ce514" table:formula="of:=INT(DEC2BIN([.AD31])/10^0)-10*INT(DEC2BIN([.AD31])/10^1)" office:value-type="float" office:value="1" calcext:value-type="float">
            <text:p>1</text:p>
          </table:table-cell>
          <table:table-cell/>
          <table:table-cell table:style-name="ce407"/>
          <table:table-cell table:style-name="ce484" table:formula="of:=IF(ISBLANK([$'Niveau 2'.C5]);0;IF([.C32]=[$'Niveau 2'.C5];1;-0.5))" office:value-type="float" office:value="0" calcext:value-type="float">
            <text:p>0</text:p>
          </table:table-cell>
          <table:table-cell table:style-name="ce503" table:formula="of:=IF(ISBLANK([$'Niveau 2'.D5]);0;IF([.D32]=[$'Niveau 2'.D5];1;-0.5))" office:value-type="float" office:value="0" calcext:value-type="float">
            <text:p>0</text:p>
          </table:table-cell>
          <table:table-cell table:style-name="ce503" table:formula="of:=IF(ISBLANK([$'Niveau 2'.E5]);0;IF([.E32]=[$'Niveau 2'.E5];1;-0.5))" office:value-type="float" office:value="0" calcext:value-type="float">
            <text:p>0</text:p>
          </table:table-cell>
          <table:table-cell table:style-name="ce503" table:formula="of:=IF(ISBLANK([$'Niveau 2'.F5]);0;IF([.F32]=[$'Niveau 2'.F5];1;-0.5))" office:value-type="float" office:value="0" calcext:value-type="float">
            <text:p>0</text:p>
          </table:table-cell>
          <table:table-cell table:style-name="ce503" table:formula="of:=IF(ISBLANK([$'Niveau 2'.G5]);0;IF([.G32]=[$'Niveau 2'.G5];1;-0.5))" office:value-type="float" office:value="0" calcext:value-type="float">
            <text:p>0</text:p>
          </table:table-cell>
          <table:table-cell table:style-name="ce503" table:formula="of:=IF(ISBLANK([$'Niveau 2'.H5]);0;IF([.H32]=[$'Niveau 2'.H5];1;-0.5))" office:value-type="float" office:value="0" calcext:value-type="float">
            <text:p>0</text:p>
          </table:table-cell>
          <table:table-cell table:style-name="ce503" table:formula="of:=IF(ISBLANK([$'Niveau 2'.I5]);0;IF([.I32]=[$'Niveau 2'.I5];1;-0.5))" office:value-type="float" office:value="0" calcext:value-type="float">
            <text:p>0</text:p>
          </table:table-cell>
          <table:table-cell table:style-name="ce514" table:formula="of:=IF(ISBLANK([$'Niveau 2'.J5]);0;IF([.J32]=[$'Niveau 2'.J5];1;-0.5))" office:value-type="float" office:value="0" calcext:value-type="float">
            <text:p>0</text:p>
          </table:table-cell>
          <table:table-cell table:style-name="ce484" table:formula="of:=IF(ISBLANK([$'Niveau 2'.K5]);0;IF([.K32]=[$'Niveau 2'.K5];0.5;-0.25))" office:value-type="float" office:value="0" calcext:value-type="float">
            <text:p>0</text:p>
          </table:table-cell>
          <table:table-cell table:style-name="ce484" table:formula="of:=IF(ISBLANK([$'Niveau 2'.L5]);0;IF([.L32]=[$'Niveau 2'.L5];1;-0.5))" office:value-type="float" office:value="0" calcext:value-type="float">
            <text:p>0</text:p>
          </table:table-cell>
          <table:table-cell table:style-name="ce503" table:formula="of:=IF(ISBLANK([$'Niveau 2'.M5]);0;IF([.M32]=[$'Niveau 2'.M5];1;-0.5))" office:value-type="float" office:value="0" calcext:value-type="float">
            <text:p>0</text:p>
          </table:table-cell>
          <table:table-cell table:style-name="ce503" table:formula="of:=IF(ISBLANK([$'Niveau 2'.N5]);0;IF([.N32]=[$'Niveau 2'.N5];1;-0.5))" office:value-type="float" office:value="0" calcext:value-type="float">
            <text:p>0</text:p>
          </table:table-cell>
          <table:table-cell table:style-name="ce503" table:formula="of:=IF(ISBLANK([$'Niveau 2'.O5]);0;IF([.O32]=[$'Niveau 2'.O5];1;-0.5))" office:value-type="float" office:value="0" calcext:value-type="float">
            <text:p>0</text:p>
          </table:table-cell>
          <table:table-cell table:style-name="ce503" table:formula="of:=IF(ISBLANK([$'Niveau 2'.P5]);0;IF([.P32]=[$'Niveau 2'.P5];1;-0.5))" office:value-type="float" office:value="0" calcext:value-type="float">
            <text:p>0</text:p>
          </table:table-cell>
          <table:table-cell table:style-name="ce503" table:formula="of:=IF(ISBLANK([$'Niveau 2'.Q5]);0;IF([.Q32]=[$'Niveau 2'.Q5];1;-0.5))" office:value-type="float" office:value="0" calcext:value-type="float">
            <text:p>0</text:p>
          </table:table-cell>
          <table:table-cell table:style-name="ce503" table:formula="of:=IF(ISBLANK([$'Niveau 2'.R5]);0;IF([.R32]=[$'Niveau 2'.R5];1;-0.5))" office:value-type="float" office:value="0" calcext:value-type="float">
            <text:p>0</text:p>
          </table:table-cell>
          <table:table-cell table:style-name="ce514" table:formula="of:=IF(ISBLANK([$'Niveau 2'.S5]);0;IF([.S32]=[$'Niveau 2'.S5];1;-0.5))" office:value-type="float" office:value="0" calcext:value-type="float">
            <text:p>0</text:p>
          </table:table-cell>
          <table:table-cell table:style-name="ce484" table:formula="of:=IF(ISBLANK([$'Niveau 2'.T5]);0;IF([.T32]=[$'Niveau 2'.T5];0.5;-0.25))" office:value-type="float" office:value="0" calcext:value-type="float">
            <text:p>0</text:p>
          </table:table-cell>
          <table:table-cell table:style-name="ce484" table:formula="of:=IF(ISBLANK([$'Niveau 2'.U5]);0;IF([.U32]=[$'Niveau 2'.U5];1;-0.5))" office:value-type="float" office:value="0" calcext:value-type="float">
            <text:p>0</text:p>
          </table:table-cell>
          <table:table-cell table:style-name="ce503" table:formula="of:=IF(ISBLANK([$'Niveau 2'.V5]);0;IF([.V32]=[$'Niveau 2'.V5];1;-0.5))" office:value-type="float" office:value="0" calcext:value-type="float">
            <text:p>0</text:p>
          </table:table-cell>
          <table:table-cell table:style-name="ce503" table:formula="of:=IF(ISBLANK([$'Niveau 2'.W5]);0;IF([.W32]=[$'Niveau 2'.W5];1;-0.5))" office:value-type="float" office:value="0" calcext:value-type="float">
            <text:p>0</text:p>
          </table:table-cell>
          <table:table-cell table:style-name="ce503" table:formula="of:=IF(ISBLANK([$'Niveau 2'.X5]);0;IF([.X32]=[$'Niveau 2'.X5];1;-0.5))" office:value-type="float" office:value="0" calcext:value-type="float">
            <text:p>0</text:p>
          </table:table-cell>
          <table:table-cell table:style-name="ce503" table:formula="of:=IF(ISBLANK([$'Niveau 2'.Y5]);0;IF([.Y32]=[$'Niveau 2'.Y5];1;-0.5))" office:value-type="float" office:value="0" calcext:value-type="float">
            <text:p>0</text:p>
          </table:table-cell>
          <table:table-cell table:style-name="ce503" table:formula="of:=IF(ISBLANK([$'Niveau 2'.Z5]);0;IF([.Z32]=[$'Niveau 2'.Z5];1;-0.5))" office:value-type="float" office:value="0" calcext:value-type="float">
            <text:p>0</text:p>
          </table:table-cell>
          <table:table-cell table:style-name="ce503" table:formula="of:=IF(ISBLANK([$'Niveau 2'.AA5]);0;IF([.AA32]=[$'Niveau 2'.AA5];1;-0.5))" office:value-type="float" office:value="0" calcext:value-type="float">
            <text:p>0</text:p>
          </table:table-cell>
          <table:table-cell table:style-name="ce514" table:formula="of:=IF(ISBLANK([$'Niveau 2'.AB5]);0;IF([.AB32]=[$'Niveau 2'.AB5];1;-0.5))" office:value-type="float" office:value="0" calcext:value-type="float">
            <text:p>0</text:p>
          </table:table-cell>
          <table:table-cell table:style-name="ce484" table:formula="of:=IF(ISBLANK([$'Niveau 2'.AC5]);0;IF([.AC32]=[$'Niveau 2'.AC5];0.5;-0.25))" office:value-type="float" office:value="0" calcext:value-type="float">
            <text:p>0</text:p>
          </table:table-cell>
          <table:table-cell table:style-name="ce484" table:formula="of:=IF(ISBLANK([$'Niveau 2'.AD5]);0;IF([.AD32]=[$'Niveau 2'.AD5];1;-0.5))" office:value-type="float" office:value="0" calcext:value-type="float">
            <text:p>0</text:p>
          </table:table-cell>
          <table:table-cell table:style-name="ce503" table:formula="of:=IF(ISBLANK([$'Niveau 2'.AE5]);0;IF([.AE32]=[$'Niveau 2'.AE5];1;-0.5))" office:value-type="float" office:value="0" calcext:value-type="float">
            <text:p>0</text:p>
          </table:table-cell>
          <table:table-cell table:style-name="ce503" table:formula="of:=IF(ISBLANK([$'Niveau 2'.AF5]);0;IF([.AF32]=[$'Niveau 2'.AF5];1;-0.5))" office:value-type="float" office:value="0" calcext:value-type="float">
            <text:p>0</text:p>
          </table:table-cell>
          <table:table-cell table:style-name="ce503" table:formula="of:=IF(ISBLANK([$'Niveau 2'.AG5]);0;IF([.AG32]=[$'Niveau 2'.AG5];1;-0.5))" office:value-type="float" office:value="0" calcext:value-type="float">
            <text:p>0</text:p>
          </table:table-cell>
          <table:table-cell table:style-name="ce503" table:formula="of:=IF(ISBLANK([$'Niveau 2'.AH5]);0;IF([.AH32]=[$'Niveau 2'.AH5];1;-0.5))" office:value-type="float" office:value="0" calcext:value-type="float">
            <text:p>0</text:p>
          </table:table-cell>
          <table:table-cell table:style-name="ce503" table:formula="of:=IF(ISBLANK([$'Niveau 2'.AI5]);0;IF([.AI32]=[$'Niveau 2'.AI5];1;-0.5))" office:value-type="float" office:value="0" calcext:value-type="float">
            <text:p>0</text:p>
          </table:table-cell>
          <table:table-cell table:style-name="ce503" table:formula="of:=IF(ISBLANK([$'Niveau 2'.AJ5]);0;IF([.AJ32]=[$'Niveau 2'.AJ5];1;-0.5))" office:value-type="float" office:value="0" calcext:value-type="float">
            <text:p>0</text:p>
          </table:table-cell>
          <table:table-cell table:style-name="ce514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32:.$BW$43];[.BY32])" office:value-type="float" office:value="0" calcext:value-type="float">
            <text:p>0</text:p>
          </table:table-cell>
          <table:table-cell table:style-name="ce584" table:formula="of:=[.BY32]*[.BZ32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2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46:.$AD$52];[.B46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1"/>
          <table:table-cell table:style-name="ce370"/>
          <table:table-cell table:style-name="ce407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32:.$BW$43];[.BY33])" office:value-type="float" office:value="0" calcext:value-type="float">
            <text:p>0</text:p>
          </table:table-cell>
          <table:table-cell table:style-name="ce584" table:formula="of:=[.BY33]*[.BZ33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2"/>
          <table:table-cell table:style-name="ce467" office:value-type="string" calcext:value-type="string">
            <text:p>binaire</text:p>
          </table:table-cell>
          <table:table-cell table:style-name="ce486" table:formula="of:=INT(DEC2BIN([.C33])/10^7)" office:value-type="float" office:value="1" calcext:value-type="float">
            <text:p>1</text:p>
          </table:table-cell>
          <table:table-cell table:style-name="ce504" table:formula="of:=INT(DEC2BIN([.C33])/10^6)-10*INT(DEC2BIN([.C33])/10^7)" office:value-type="float" office:value="1" calcext:value-type="float">
            <text:p>1</text:p>
          </table:table-cell>
          <table:table-cell table:style-name="ce504" table:formula="of:=INT(DEC2BIN([.C33])/10^5)-10*INT(DEC2BIN([.C33])/10^6)" office:value-type="float" office:value="1" calcext:value-type="float">
            <text:p>1</text:p>
          </table:table-cell>
          <table:table-cell table:style-name="ce504" table:formula="of:=INT(DEC2BIN([.C33])/10^4)-10*INT(DEC2BIN([.C33])/10^5)" office:value-type="float" office:value="1" calcext:value-type="float">
            <text:p>1</text:p>
          </table:table-cell>
          <table:table-cell table:style-name="ce504" table:formula="of:=INT(DEC2BIN([.C33])/10^3)-10*INT(DEC2BIN([.C33])/10^4)" office:value-type="float" office:value="1" calcext:value-type="float">
            <text:p>1</text:p>
          </table:table-cell>
          <table:table-cell table:style-name="ce504" table:formula="of:=INT(DEC2BIN([.C33])/10^2)-10*INT(DEC2BIN([.C33])/10^3)" office:value-type="float" office:value="1" calcext:value-type="float">
            <text:p>1</text:p>
          </table:table-cell>
          <table:table-cell table:style-name="ce504" table:formula="of:=INT(DEC2BIN([.C33])/10^1)-10*INT(DEC2BIN([.C33])/10^2)" office:value-type="float" office:value="1" calcext:value-type="float">
            <text:p>1</text:p>
          </table:table-cell>
          <table:table-cell table:style-name="ce515" table:formula="of:=INT(DEC2BIN([.C33])/10^0)-10*INT(DEC2BIN([.C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33])/10^7)" office:value-type="float" office:value="1" calcext:value-type="float">
            <text:p>1</text:p>
          </table:table-cell>
          <table:table-cell table:style-name="ce504" table:formula="of:=INT(DEC2BIN([.L33])/10^6)-10*INT(DEC2BIN([.L33])/10^7)" office:value-type="float" office:value="1" calcext:value-type="float">
            <text:p>1</text:p>
          </table:table-cell>
          <table:table-cell table:style-name="ce504" table:formula="of:=INT(DEC2BIN([.L33])/10^5)-10*INT(DEC2BIN([.L33])/10^6)" office:value-type="float" office:value="1" calcext:value-type="float">
            <text:p>1</text:p>
          </table:table-cell>
          <table:table-cell table:style-name="ce504" table:formula="of:=INT(DEC2BIN([.L33])/10^4)-10*INT(DEC2BIN([.L33])/10^5)" office:value-type="float" office:value="1" calcext:value-type="float">
            <text:p>1</text:p>
          </table:table-cell>
          <table:table-cell table:style-name="ce504" table:formula="of:=INT(DEC2BIN([.L33])/10^3)-10*INT(DEC2BIN([.L33])/10^4)" office:value-type="float" office:value="1" calcext:value-type="float">
            <text:p>1</text:p>
          </table:table-cell>
          <table:table-cell table:style-name="ce504" table:formula="of:=INT(DEC2BIN([.L33])/10^2)-10*INT(DEC2BIN([.L33])/10^3)" office:value-type="float" office:value="1" calcext:value-type="float">
            <text:p>1</text:p>
          </table:table-cell>
          <table:table-cell table:style-name="ce504" table:formula="of:=INT(DEC2BIN([.L33])/10^1)-10*INT(DEC2BIN([.L33])/10^2)" office:value-type="float" office:value="1" calcext:value-type="float">
            <text:p>1</text:p>
          </table:table-cell>
          <table:table-cell table:style-name="ce515" table:formula="of:=INT(DEC2BIN([.L33])/10^0)-10*INT(DEC2BIN([.L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33])/10^7)" office:value-type="float" office:value="1" calcext:value-type="float">
            <text:p>1</text:p>
          </table:table-cell>
          <table:table-cell table:style-name="ce504" table:formula="of:=INT(DEC2BIN([.U33])/10^6)-10*INT(DEC2BIN([.U33])/10^7)" office:value-type="float" office:value="1" calcext:value-type="float">
            <text:p>1</text:p>
          </table:table-cell>
          <table:table-cell table:style-name="ce504" table:formula="of:=INT(DEC2BIN([.U33])/10^5)-10*INT(DEC2BIN([.U33])/10^6)" office:value-type="float" office:value="1" calcext:value-type="float">
            <text:p>1</text:p>
          </table:table-cell>
          <table:table-cell table:style-name="ce504" table:formula="of:=INT(DEC2BIN([.U33])/10^4)-10*INT(DEC2BIN([.U33])/10^5)" office:value-type="float" office:value="1" calcext:value-type="float">
            <text:p>1</text:p>
          </table:table-cell>
          <table:table-cell table:style-name="ce504" table:formula="of:=INT(DEC2BIN([.U33])/10^3)-10*INT(DEC2BIN([.U33])/10^4)" office:value-type="float" office:value="1" calcext:value-type="float">
            <text:p>1</text:p>
          </table:table-cell>
          <table:table-cell table:style-name="ce504" table:formula="of:=INT(DEC2BIN([.U33])/10^2)-10*INT(DEC2BIN([.U33])/10^3)" office:value-type="float" office:value="1" calcext:value-type="float">
            <text:p>1</text:p>
          </table:table-cell>
          <table:table-cell table:style-name="ce504" table:formula="of:=INT(DEC2BIN([.U33])/10^1)-10*INT(DEC2BIN([.U33])/10^2)" office:value-type="float" office:value="1" calcext:value-type="float">
            <text:p>1</text:p>
          </table:table-cell>
          <table:table-cell table:style-name="ce515" table:formula="of:=INT(DEC2BIN([.U33])/10^0)-10*INT(DEC2BIN([.U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33])/10^7)" office:value-type="float" office:value="1" calcext:value-type="float">
            <text:p>1</text:p>
          </table:table-cell>
          <table:table-cell table:style-name="ce504" table:formula="of:=INT(DEC2BIN([.AD33])/10^6)-10*INT(DEC2BIN([.AD33])/10^7)" office:value-type="float" office:value="1" calcext:value-type="float">
            <text:p>1</text:p>
          </table:table-cell>
          <table:table-cell table:style-name="ce504" table:formula="of:=INT(DEC2BIN([.AD33])/10^5)-10*INT(DEC2BIN([.AD33])/10^6)" office:value-type="float" office:value="1" calcext:value-type="float">
            <text:p>1</text:p>
          </table:table-cell>
          <table:table-cell table:style-name="ce504" table:formula="of:=INT(DEC2BIN([.AD33])/10^4)-10*INT(DEC2BIN([.AD33])/10^5)" office:value-type="float" office:value="1" calcext:value-type="float">
            <text:p>1</text:p>
          </table:table-cell>
          <table:table-cell table:style-name="ce504" table:formula="of:=INT(DEC2BIN([.AD33])/10^3)-10*INT(DEC2BIN([.AD33])/10^4)" office:value-type="float" office:value="1" calcext:value-type="float">
            <text:p>1</text:p>
          </table:table-cell>
          <table:table-cell table:style-name="ce504" table:formula="of:=INT(DEC2BIN([.AD33])/10^2)-10*INT(DEC2BIN([.AD33])/10^3)" office:value-type="float" office:value="0" calcext:value-type="float">
            <text:p>0</text:p>
          </table:table-cell>
          <table:table-cell table:style-name="ce504" table:formula="of:=INT(DEC2BIN([.AD33])/10^1)-10*INT(DEC2BIN([.AD33])/10^2)" office:value-type="float" office:value="0" calcext:value-type="float">
            <text:p>0</text:p>
          </table:table-cell>
          <table:table-cell table:style-name="ce515" table:formula="of:=INT(DEC2BIN([.AD33])/10^0)-10*INT(DEC2BIN([.AD33])/10^1)" office:value-type="float" office:value="0" calcext:value-type="float">
            <text:p>0</text:p>
          </table:table-cell>
          <table:table-cell table:style-name="ce479" table:formula="of:=COUNTIF([.C34:.AK34];&quot;1&quot;)" office:value-type="float" office:value="29" calcext:value-type="float">
            <text:p>/29</text:p>
          </table:table-cell>
          <table:table-cell table:style-name="ce407"/>
          <table:table-cell table:style-name="ce484" table:formula="of:=IF(ISBLANK([$'Niveau 2'.C7]);0;IF([.C34]=[$'Niveau 2'.C7];1;-0.5))" office:value-type="float" office:value="0" calcext:value-type="float">
            <text:p>0</text:p>
          </table:table-cell>
          <table:table-cell table:style-name="ce503" table:formula="of:=IF(ISBLANK([$'Niveau 2'.D7]);0;IF([.D34]=[$'Niveau 2'.D7];1;-0.5))" office:value-type="float" office:value="0" calcext:value-type="float">
            <text:p>0</text:p>
          </table:table-cell>
          <table:table-cell table:style-name="ce503" table:formula="of:=IF(ISBLANK([$'Niveau 2'.E7]);0;IF([.E34]=[$'Niveau 2'.E7];1;-0.5))" office:value-type="float" office:value="0" calcext:value-type="float">
            <text:p>0</text:p>
          </table:table-cell>
          <table:table-cell table:style-name="ce503" table:formula="of:=IF(ISBLANK([$'Niveau 2'.F7]);0;IF([.F34]=[$'Niveau 2'.F7];1;-0.5))" office:value-type="float" office:value="0" calcext:value-type="float">
            <text:p>0</text:p>
          </table:table-cell>
          <table:table-cell table:style-name="ce503" table:formula="of:=IF(ISBLANK([$'Niveau 2'.G7]);0;IF([.G34]=[$'Niveau 2'.G7];1;-0.5))" office:value-type="float" office:value="0" calcext:value-type="float">
            <text:p>0</text:p>
          </table:table-cell>
          <table:table-cell table:style-name="ce503" table:formula="of:=IF(ISBLANK([$'Niveau 2'.H7]);0;IF([.H34]=[$'Niveau 2'.H7];1;-0.5))" office:value-type="float" office:value="0" calcext:value-type="float">
            <text:p>0</text:p>
          </table:table-cell>
          <table:table-cell table:style-name="ce503" table:formula="of:=IF(ISBLANK([$'Niveau 2'.I7]);0;IF([.I34]=[$'Niveau 2'.I7];1;-0.5))" office:value-type="float" office:value="0" calcext:value-type="float">
            <text:p>0</text:p>
          </table:table-cell>
          <table:table-cell table:style-name="ce514" table:formula="of:=IF(ISBLANK([$'Niveau 2'.J7]);0;IF([.J34]=[$'Niveau 2'.J7];1;-0.5))" office:value-type="float" office:value="0" calcext:value-type="float">
            <text:p>0</text:p>
          </table:table-cell>
          <table:table-cell table:style-name="ce484" table:formula="of:=IF(ISBLANK([$'Niveau 2'.K7]);0;IF([.K34]=[$'Niveau 2'.K7];0.5;-0.25))" office:value-type="float" office:value="0" calcext:value-type="float">
            <text:p>0</text:p>
          </table:table-cell>
          <table:table-cell table:style-name="ce484" table:formula="of:=IF(ISBLANK([$'Niveau 2'.L7]);0;IF([.L34]=[$'Niveau 2'.L7];1;-0.5))" office:value-type="float" office:value="0" calcext:value-type="float">
            <text:p>0</text:p>
          </table:table-cell>
          <table:table-cell table:style-name="ce503" table:formula="of:=IF(ISBLANK([$'Niveau 2'.M7]);0;IF([.M34]=[$'Niveau 2'.M7];1;-0.5))" office:value-type="float" office:value="0" calcext:value-type="float">
            <text:p>0</text:p>
          </table:table-cell>
          <table:table-cell table:style-name="ce503" table:formula="of:=IF(ISBLANK([$'Niveau 2'.N7]);0;IF([.N34]=[$'Niveau 2'.N7];1;-0.5))" office:value-type="float" office:value="0" calcext:value-type="float">
            <text:p>0</text:p>
          </table:table-cell>
          <table:table-cell table:style-name="ce503" table:formula="of:=IF(ISBLANK([$'Niveau 2'.O7]);0;IF([.O34]=[$'Niveau 2'.O7];1;-0.5))" office:value-type="float" office:value="0" calcext:value-type="float">
            <text:p>0</text:p>
          </table:table-cell>
          <table:table-cell table:style-name="ce503" table:formula="of:=IF(ISBLANK([$'Niveau 2'.P7]);0;IF([.P34]=[$'Niveau 2'.P7];1;-0.5))" office:value-type="float" office:value="0" calcext:value-type="float">
            <text:p>0</text:p>
          </table:table-cell>
          <table:table-cell table:style-name="ce503" table:formula="of:=IF(ISBLANK([$'Niveau 2'.Q7]);0;IF([.Q34]=[$'Niveau 2'.Q7];1;-0.5))" office:value-type="float" office:value="0" calcext:value-type="float">
            <text:p>0</text:p>
          </table:table-cell>
          <table:table-cell table:style-name="ce503" table:formula="of:=IF(ISBLANK([$'Niveau 2'.R7]);0;IF([.R34]=[$'Niveau 2'.R7];1;-0.5))" office:value-type="float" office:value="0" calcext:value-type="float">
            <text:p>0</text:p>
          </table:table-cell>
          <table:table-cell table:style-name="ce514" table:formula="of:=IF(ISBLANK([$'Niveau 2'.S7]);0;IF([.S34]=[$'Niveau 2'.S7];1;-0.5))" office:value-type="float" office:value="0" calcext:value-type="float">
            <text:p>0</text:p>
          </table:table-cell>
          <table:table-cell table:style-name="ce484" table:formula="of:=IF(ISBLANK([$'Niveau 2'.T7]);0;IF([.T34]=[$'Niveau 2'.T7];0.5;-0.25))" office:value-type="float" office:value="0" calcext:value-type="float">
            <text:p>0</text:p>
          </table:table-cell>
          <table:table-cell table:style-name="ce484" table:formula="of:=IF(ISBLANK([$'Niveau 2'.U7]);0;IF([.U34]=[$'Niveau 2'.U7];1;-0.5))" office:value-type="float" office:value="0" calcext:value-type="float">
            <text:p>0</text:p>
          </table:table-cell>
          <table:table-cell table:style-name="ce503" table:formula="of:=IF(ISBLANK([$'Niveau 2'.V7]);0;IF([.V34]=[$'Niveau 2'.V7];1;-0.5))" office:value-type="float" office:value="0" calcext:value-type="float">
            <text:p>0</text:p>
          </table:table-cell>
          <table:table-cell table:style-name="ce503" table:formula="of:=IF(ISBLANK([$'Niveau 2'.W7]);0;IF([.W34]=[$'Niveau 2'.W7];1;-0.5))" office:value-type="float" office:value="0" calcext:value-type="float">
            <text:p>0</text:p>
          </table:table-cell>
          <table:table-cell table:style-name="ce503" table:formula="of:=IF(ISBLANK([$'Niveau 2'.X7]);0;IF([.X34]=[$'Niveau 2'.X7];1;-0.5))" office:value-type="float" office:value="0" calcext:value-type="float">
            <text:p>0</text:p>
          </table:table-cell>
          <table:table-cell table:style-name="ce503" table:formula="of:=IF(ISBLANK([$'Niveau 2'.Y7]);0;IF([.Y34]=[$'Niveau 2'.Y7];1;-0.5))" office:value-type="float" office:value="0" calcext:value-type="float">
            <text:p>0</text:p>
          </table:table-cell>
          <table:table-cell table:style-name="ce503" table:formula="of:=IF(ISBLANK([$'Niveau 2'.Z7]);0;IF([.Z34]=[$'Niveau 2'.Z7];1;-0.5))" office:value-type="float" office:value="0" calcext:value-type="float">
            <text:p>0</text:p>
          </table:table-cell>
          <table:table-cell table:style-name="ce503" table:formula="of:=IF(ISBLANK([$'Niveau 2'.AA7]);0;IF([.AA34]=[$'Niveau 2'.AA7];1;-0.5))" office:value-type="float" office:value="0" calcext:value-type="float">
            <text:p>0</text:p>
          </table:table-cell>
          <table:table-cell table:style-name="ce514" table:formula="of:=IF(ISBLANK([$'Niveau 2'.AB7]);0;IF([.AB34]=[$'Niveau 2'.AB7];1;-0.5))" office:value-type="float" office:value="0" calcext:value-type="float">
            <text:p>0</text:p>
          </table:table-cell>
          <table:table-cell table:style-name="ce484" table:formula="of:=IF(ISBLANK([$'Niveau 2'.AC7]);0;IF([.AC34]=[$'Niveau 2'.AC7];0.5;-0.25))" office:value-type="float" office:value="0" calcext:value-type="float">
            <text:p>0</text:p>
          </table:table-cell>
          <table:table-cell table:style-name="ce484" table:formula="of:=IF(ISBLANK([$'Niveau 2'.AD7]);0;IF([.AD34]=[$'Niveau 2'.AD7];1;-0.5))" office:value-type="float" office:value="0" calcext:value-type="float">
            <text:p>0</text:p>
          </table:table-cell>
          <table:table-cell table:style-name="ce503" table:formula="of:=IF(ISBLANK([$'Niveau 2'.AE7]);0;IF([.AE34]=[$'Niveau 2'.AE7];1;-0.5))" office:value-type="float" office:value="0" calcext:value-type="float">
            <text:p>0</text:p>
          </table:table-cell>
          <table:table-cell table:style-name="ce503" table:formula="of:=IF(ISBLANK([$'Niveau 2'.AF7]);0;IF([.AF34]=[$'Niveau 2'.AF7];1;-0.5))" office:value-type="float" office:value="0" calcext:value-type="float">
            <text:p>0</text:p>
          </table:table-cell>
          <table:table-cell table:style-name="ce503" table:formula="of:=IF(ISBLANK([$'Niveau 2'.AG7]);0;IF([.AG34]=[$'Niveau 2'.AG7];1;-0.5))" office:value-type="float" office:value="0" calcext:value-type="float">
            <text:p>0</text:p>
          </table:table-cell>
          <table:table-cell table:style-name="ce503" table:formula="of:=IF(ISBLANK([$'Niveau 2'.AH7]);0;IF([.AH34]=[$'Niveau 2'.AH7];1;-0.5))" office:value-type="float" office:value="0" calcext:value-type="float">
            <text:p>0</text:p>
          </table:table-cell>
          <table:table-cell table:style-name="ce503" table:formula="of:=IF(ISBLANK([$'Niveau 2'.AI7]);0;IF([.AI34]=[$'Niveau 2'.AI7];1;-0.5))" office:value-type="float" office:value="0" calcext:value-type="float">
            <text:p>0</text:p>
          </table:table-cell>
          <table:table-cell table:style-name="ce503" table:formula="of:=IF(ISBLANK([$'Niveau 2'.AJ7]);0;IF([.AJ34]=[$'Niveau 2'.AJ7];1;-0.5))" office:value-type="float" office:value="0" calcext:value-type="float">
            <text:p>0</text:p>
          </table:table-cell>
          <table:table-cell table:style-name="ce514" table:formula="of:=IF(ISBLANK([$'Niveau 2'.AK7]);0;IF([.AK34]=[$'Niveau 2'.AK7];1;-0.5))" office:value-type="float" office:value="0" calcext:value-type="float">
            <text:p>0</text:p>
          </table:table-cell>
          <table:table-cell table:style-name="ce577" table:formula="of:=IF(ISBLANK([$'Niveau 2'.AL7]);0;IF([.AL34]=[$'Niveau 2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32:.$BW$43];[.BY34])" office:value-type="float" office:value="0" calcext:value-type="float">
            <text:p>0</text:p>
          </table:table-cell>
          <table:table-cell table:style-name="ce584" table:formula="of:=[.BY34]*[.BZ34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2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32]*[.C34]" office:value-type="float" office:value="1" calcext:value-type="float">
            <text:p>1</text:p>
          </table:table-cell>
          <table:table-cell table:style-name="ce505" table:formula="of:=[.D32]*[.D34]" office:value-type="float" office:value="1" calcext:value-type="float">
            <text:p>1</text:p>
          </table:table-cell>
          <table:table-cell table:style-name="ce505" table:formula="of:=[.E32]*[.E34]" office:value-type="float" office:value="0" calcext:value-type="float">
            <text:p>0</text:p>
          </table:table-cell>
          <table:table-cell table:style-name="ce505" table:formula="of:=[.F32]*[.F34]" office:value-type="float" office:value="1" calcext:value-type="float">
            <text:p>1</text:p>
          </table:table-cell>
          <table:table-cell table:style-name="ce505" table:formula="of:=[.G32]*[.G34]" office:value-type="float" office:value="1" calcext:value-type="float">
            <text:p>1</text:p>
          </table:table-cell>
          <table:table-cell table:style-name="ce505" table:formula="of:=[.H32]*[.H34]" office:value-type="float" office:value="1" calcext:value-type="float">
            <text:p>1</text:p>
          </table:table-cell>
          <table:table-cell table:style-name="ce505" table:formula="of:=[.I32]*[.I34]" office:value-type="float" office:value="0" calcext:value-type="float">
            <text:p>0</text:p>
          </table:table-cell>
          <table:table-cell table:style-name="ce516" table:formula="of:=[.J32]*[.J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32]*[.L34]" office:value-type="float" office:value="1" calcext:value-type="float">
            <text:p>1</text:p>
          </table:table-cell>
          <table:table-cell table:style-name="ce505" table:formula="of:=[.M32]*[.M34]" office:value-type="float" office:value="1" calcext:value-type="float">
            <text:p>1</text:p>
          </table:table-cell>
          <table:table-cell table:style-name="ce505" table:formula="of:=[.N32]*[.N34]" office:value-type="float" office:value="0" calcext:value-type="float">
            <text:p>0</text:p>
          </table:table-cell>
          <table:table-cell table:style-name="ce505" table:formula="of:=[.O32]*[.O34]" office:value-type="float" office:value="1" calcext:value-type="float">
            <text:p>1</text:p>
          </table:table-cell>
          <table:table-cell table:style-name="ce505" table:formula="of:=[.P32]*[.P34]" office:value-type="float" office:value="1" calcext:value-type="float">
            <text:p>1</text:p>
          </table:table-cell>
          <table:table-cell table:style-name="ce505" table:formula="of:=[.Q32]*[.Q34]" office:value-type="float" office:value="1" calcext:value-type="float">
            <text:p>1</text:p>
          </table:table-cell>
          <table:table-cell table:style-name="ce505" table:formula="of:=[.R32]*[.R34]" office:value-type="float" office:value="0" calcext:value-type="float">
            <text:p>0</text:p>
          </table:table-cell>
          <table:table-cell table:style-name="ce516" table:formula="of:=[.S32]*[.S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32]*[.U34]" office:value-type="float" office:value="0" calcext:value-type="float">
            <text:p>0</text:p>
          </table:table-cell>
          <table:table-cell table:style-name="ce505" table:formula="of:=[.V32]*[.V34]" office:value-type="float" office:value="1" calcext:value-type="float">
            <text:p>1</text:p>
          </table:table-cell>
          <table:table-cell table:style-name="ce505" table:formula="of:=[.W32]*[.W34]" office:value-type="float" office:value="0" calcext:value-type="float">
            <text:p>0</text:p>
          </table:table-cell>
          <table:table-cell table:style-name="ce505" table:formula="of:=[.X32]*[.X34]" office:value-type="float" office:value="1" calcext:value-type="float">
            <text:p>1</text:p>
          </table:table-cell>
          <table:table-cell table:style-name="ce505" table:formula="of:=[.Y32]*[.Y34]" office:value-type="float" office:value="1" calcext:value-type="float">
            <text:p>1</text:p>
          </table:table-cell>
          <table:table-cell table:style-name="ce505" table:formula="of:=[.Z32]*[.Z34]" office:value-type="float" office:value="1" calcext:value-type="float">
            <text:p>1</text:p>
          </table:table-cell>
          <table:table-cell table:style-name="ce505" table:formula="of:=[.AA32]*[.AA34]" office:value-type="float" office:value="0" calcext:value-type="float">
            <text:p>0</text:p>
          </table:table-cell>
          <table:table-cell table:style-name="ce516" table:formula="of:=[.AB32]*[.AB34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32]*[.AD34]" office:value-type="float" office:value="1" calcext:value-type="float">
            <text:p>1</text:p>
          </table:table-cell>
          <table:table-cell table:style-name="ce546" table:formula="of:=[.AE32]*[.AE34]" office:value-type="float" office:value="1" calcext:value-type="float">
            <text:p>1</text:p>
          </table:table-cell>
          <table:table-cell table:style-name="ce546" table:formula="of:=[.AF32]*[.AF34]" office:value-type="float" office:value="1" calcext:value-type="float">
            <text:p>1</text:p>
          </table:table-cell>
          <table:table-cell table:style-name="ce546" table:formula="of:=[.AG32]*[.AG34]" office:value-type="float" office:value="0" calcext:value-type="float">
            <text:p>0</text:p>
          </table:table-cell>
          <table:table-cell table:style-name="ce546" table:formula="of:=[.AH32]*[.AH34]" office:value-type="float" office:value="0" calcext:value-type="float">
            <text:p>0</text:p>
          </table:table-cell>
          <table:table-cell table:style-name="ce546" table:formula="of:=[.AI32]*[.AI34]" office:value-type="float" office:value="0" calcext:value-type="float">
            <text:p>0</text:p>
          </table:table-cell>
          <table:table-cell table:style-name="ce546" table:formula="of:=[.AJ32]*[.AJ34]" office:value-type="float" office:value="0" calcext:value-type="float">
            <text:p>0</text:p>
          </table:table-cell>
          <table:table-cell table:style-name="ce552" table:formula="of:=[.AK32]*[.AK34]" office:value-type="float" office:value="0" calcext:value-type="float">
            <text:p>0</text:p>
          </table:table-cell>
          <table:table-cell/>
          <table:table-cell table:style-name="ce407"/>
          <table:table-cell table:style-name="ce484" table:formula="of:=IF(ISBLANK([$'Niveau 2'.C8]);0;IF([.C35]=[$'Niveau 2'.C8];1;-0.5))" office:value-type="float" office:value="0" calcext:value-type="float">
            <text:p>0</text:p>
          </table:table-cell>
          <table:table-cell table:style-name="ce503" table:formula="of:=IF(ISBLANK([$'Niveau 2'.D8]);0;IF([.D35]=[$'Niveau 2'.D8];1;-0.5))" office:value-type="float" office:value="0" calcext:value-type="float">
            <text:p>0</text:p>
          </table:table-cell>
          <table:table-cell table:style-name="ce503" table:formula="of:=IF(ISBLANK([$'Niveau 2'.E8]);0;IF([.E35]=[$'Niveau 2'.E8];1;-0.5))" office:value-type="float" office:value="0" calcext:value-type="float">
            <text:p>0</text:p>
          </table:table-cell>
          <table:table-cell table:style-name="ce503" table:formula="of:=IF(ISBLANK([$'Niveau 2'.F8]);0;IF([.F35]=[$'Niveau 2'.F8];1;-0.5))" office:value-type="float" office:value="0" calcext:value-type="float">
            <text:p>0</text:p>
          </table:table-cell>
          <table:table-cell table:style-name="ce503" table:formula="of:=IF(ISBLANK([$'Niveau 2'.G8]);0;IF([.G35]=[$'Niveau 2'.G8];1;-0.5))" office:value-type="float" office:value="0" calcext:value-type="float">
            <text:p>0</text:p>
          </table:table-cell>
          <table:table-cell table:style-name="ce503" table:formula="of:=IF(ISBLANK([$'Niveau 2'.H8]);0;IF([.H35]=[$'Niveau 2'.H8];1;-0.5))" office:value-type="float" office:value="0" calcext:value-type="float">
            <text:p>0</text:p>
          </table:table-cell>
          <table:table-cell table:style-name="ce503" table:formula="of:=IF(ISBLANK([$'Niveau 2'.I8]);0;IF([.I35]=[$'Niveau 2'.I8];1;-0.5))" office:value-type="float" office:value="0" calcext:value-type="float">
            <text:p>0</text:p>
          </table:table-cell>
          <table:table-cell table:style-name="ce514" table:formula="of:=IF(ISBLANK([$'Niveau 2'.J8]);0;IF([.J35]=[$'Niveau 2'.J8];1;-0.5))" office:value-type="float" office:value="0" calcext:value-type="float">
            <text:p>0</text:p>
          </table:table-cell>
          <table:table-cell table:style-name="ce484" table:formula="of:=IF(ISBLANK([$'Niveau 2'.K8]);0;IF([.K35]=[$'Niveau 2'.K8];0.5;-0.25))" office:value-type="float" office:value="0" calcext:value-type="float">
            <text:p>0</text:p>
          </table:table-cell>
          <table:table-cell table:style-name="ce484" table:formula="of:=IF(ISBLANK([$'Niveau 2'.L8]);0;IF([.L35]=[$'Niveau 2'.L8];1;-0.5))" office:value-type="float" office:value="0" calcext:value-type="float">
            <text:p>0</text:p>
          </table:table-cell>
          <table:table-cell table:style-name="ce503" table:formula="of:=IF(ISBLANK([$'Niveau 2'.M8]);0;IF([.M35]=[$'Niveau 2'.M8];1;-0.5))" office:value-type="float" office:value="0" calcext:value-type="float">
            <text:p>0</text:p>
          </table:table-cell>
          <table:table-cell table:style-name="ce503" table:formula="of:=IF(ISBLANK([$'Niveau 2'.N8]);0;IF([.N35]=[$'Niveau 2'.N8];1;-0.5))" office:value-type="float" office:value="0" calcext:value-type="float">
            <text:p>0</text:p>
          </table:table-cell>
          <table:table-cell table:style-name="ce503" table:formula="of:=IF(ISBLANK([$'Niveau 2'.O8]);0;IF([.O35]=[$'Niveau 2'.O8];1;-0.5))" office:value-type="float" office:value="0" calcext:value-type="float">
            <text:p>0</text:p>
          </table:table-cell>
          <table:table-cell table:style-name="ce503" table:formula="of:=IF(ISBLANK([$'Niveau 2'.P8]);0;IF([.P35]=[$'Niveau 2'.P8];1;-0.5))" office:value-type="float" office:value="0" calcext:value-type="float">
            <text:p>0</text:p>
          </table:table-cell>
          <table:table-cell table:style-name="ce503" table:formula="of:=IF(ISBLANK([$'Niveau 2'.Q8]);0;IF([.Q35]=[$'Niveau 2'.Q8];1;-0.5))" office:value-type="float" office:value="0" calcext:value-type="float">
            <text:p>0</text:p>
          </table:table-cell>
          <table:table-cell table:style-name="ce503" table:formula="of:=IF(ISBLANK([$'Niveau 2'.R8]);0;IF([.R35]=[$'Niveau 2'.R8];1;-0.5))" office:value-type="float" office:value="0" calcext:value-type="float">
            <text:p>0</text:p>
          </table:table-cell>
          <table:table-cell table:style-name="ce514" table:formula="of:=IF(ISBLANK([$'Niveau 2'.S8]);0;IF([.S35]=[$'Niveau 2'.S8];1;-0.5))" office:value-type="float" office:value="0" calcext:value-type="float">
            <text:p>0</text:p>
          </table:table-cell>
          <table:table-cell table:style-name="ce484" table:formula="of:=IF(ISBLANK([$'Niveau 2'.T8]);0;IF([.T35]=[$'Niveau 2'.T8];0.5;-0.25))" office:value-type="float" office:value="0" calcext:value-type="float">
            <text:p>0</text:p>
          </table:table-cell>
          <table:table-cell table:style-name="ce484" table:formula="of:=IF(ISBLANK([$'Niveau 2'.U8]);0;IF([.U35]=[$'Niveau 2'.U8];1;-0.5))" office:value-type="float" office:value="0" calcext:value-type="float">
            <text:p>0</text:p>
          </table:table-cell>
          <table:table-cell table:style-name="ce503" table:formula="of:=IF(ISBLANK([$'Niveau 2'.V8]);0;IF([.V35]=[$'Niveau 2'.V8];1;-0.5))" office:value-type="float" office:value="0" calcext:value-type="float">
            <text:p>0</text:p>
          </table:table-cell>
          <table:table-cell table:style-name="ce503" table:formula="of:=IF(ISBLANK([$'Niveau 2'.W8]);0;IF([.W35]=[$'Niveau 2'.W8];1;-0.5))" office:value-type="float" office:value="0" calcext:value-type="float">
            <text:p>0</text:p>
          </table:table-cell>
          <table:table-cell table:style-name="ce503" table:formula="of:=IF(ISBLANK([$'Niveau 2'.X8]);0;IF([.X35]=[$'Niveau 2'.X8];1;-0.5))" office:value-type="float" office:value="0" calcext:value-type="float">
            <text:p>0</text:p>
          </table:table-cell>
          <table:table-cell table:style-name="ce503" table:formula="of:=IF(ISBLANK([$'Niveau 2'.Y8]);0;IF([.Y35]=[$'Niveau 2'.Y8];1;-0.5))" office:value-type="float" office:value="0" calcext:value-type="float">
            <text:p>0</text:p>
          </table:table-cell>
          <table:table-cell table:style-name="ce503" table:formula="of:=IF(ISBLANK([$'Niveau 2'.Z8]);0;IF([.Z35]=[$'Niveau 2'.Z8];1;-0.5))" office:value-type="float" office:value="0" calcext:value-type="float">
            <text:p>0</text:p>
          </table:table-cell>
          <table:table-cell table:style-name="ce503" table:formula="of:=IF(ISBLANK([$'Niveau 2'.AA8]);0;IF([.AA35]=[$'Niveau 2'.AA8];1;-0.5))" office:value-type="float" office:value="0" calcext:value-type="float">
            <text:p>0</text:p>
          </table:table-cell>
          <table:table-cell table:style-name="ce514" table:formula="of:=IF(ISBLANK([$'Niveau 2'.AB8]);0;IF([.AB35]=[$'Niveau 2'.AB8];1;-0.5))" office:value-type="float" office:value="0" calcext:value-type="float">
            <text:p>0</text:p>
          </table:table-cell>
          <table:table-cell table:style-name="ce484" table:formula="of:=IF(ISBLANK([$'Niveau 2'.AC8]);0;IF([.AC35]=[$'Niveau 2'.AC8];0.5;-0.25))" office:value-type="float" office:value="0" calcext:value-type="float">
            <text:p>0</text:p>
          </table:table-cell>
          <table:table-cell table:style-name="ce484" table:formula="of:=IF(ISBLANK([$'Niveau 2'.AD8]);0;IF([.AD35]=[$'Niveau 2'.AD8];1;-0.5))" office:value-type="float" office:value="0" calcext:value-type="float">
            <text:p>0</text:p>
          </table:table-cell>
          <table:table-cell table:style-name="ce503" table:formula="of:=IF(ISBLANK([$'Niveau 2'.AE8]);0;IF([.AE35]=[$'Niveau 2'.AE8];1;-0.5))" office:value-type="float" office:value="0" calcext:value-type="float">
            <text:p>0</text:p>
          </table:table-cell>
          <table:table-cell table:style-name="ce503" table:formula="of:=IF(ISBLANK([$'Niveau 2'.AF8]);0;IF([.AF35]=[$'Niveau 2'.AF8];1;-0.5))" office:value-type="float" office:value="0" calcext:value-type="float">
            <text:p>0</text:p>
          </table:table-cell>
          <table:table-cell table:style-name="ce503" table:formula="of:=IF(ISBLANK([$'Niveau 2'.AG8]);0;IF([.AG35]=[$'Niveau 2'.AG8];1;-0.5))" office:value-type="float" office:value="0" calcext:value-type="float">
            <text:p>0</text:p>
          </table:table-cell>
          <table:table-cell table:style-name="ce503" table:formula="of:=IF(ISBLANK([$'Niveau 2'.AH8]);0;IF([.AH35]=[$'Niveau 2'.AH8];1;-0.5))" office:value-type="float" office:value="0" calcext:value-type="float">
            <text:p>0</text:p>
          </table:table-cell>
          <table:table-cell table:style-name="ce503" table:formula="of:=IF(ISBLANK([$'Niveau 2'.AI8]);0;IF([.AI35]=[$'Niveau 2'.AI8];1;-0.5))" office:value-type="float" office:value="0" calcext:value-type="float">
            <text:p>0</text:p>
          </table:table-cell>
          <table:table-cell table:style-name="ce503" table:formula="of:=IF(ISBLANK([$'Niveau 2'.AJ8]);0;IF([.AJ35]=[$'Niveau 2'.AJ8];1;-0.5))" office:value-type="float" office:value="0" calcext:value-type="float">
            <text:p>0</text:p>
          </table:table-cell>
          <table:table-cell table:style-name="ce514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32:.BZ34])" office:value-type="float" office:value="0" calcext:value-type="float">
            <text:p>0</text:p>
          </table:table-cell>
          <table:table-cell table:style-name="ce584" table:formula="of:=SUM([.CA32:.CA34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6"/>
          <table:table-cell table:style-name="ce370"/>
          <table:table-cell table:style-name="ce407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9]);0;IF([.K36]=[$'Niveau 2'.K9];0.5;-0.2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2'.T9]);0;IF([.T36]=[$'Niveau 2'.T9];0.5;-0.2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2'.AC9]);0;IF([.AC36]=[$'Niveau 2'.AC9];0.5;-0.2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38])/10^7)" office:value-type="float" office:value="1" calcext:value-type="float">
            <text:p>1</text:p>
          </table:table-cell>
          <table:table-cell table:style-name="ce507" table:formula="of:=INT(DEC2BIN([.C38])/10^6)-10*INT(DEC2BIN([.C38])/10^7)" office:value-type="float" office:value="1" calcext:value-type="float">
            <text:p>1</text:p>
          </table:table-cell>
          <table:table-cell table:style-name="ce507" table:formula="of:=INT(DEC2BIN([.C38])/10^5)-10*INT(DEC2BIN([.C38])/10^6)" office:value-type="float" office:value="0" calcext:value-type="float">
            <text:p>0</text:p>
          </table:table-cell>
          <table:table-cell table:style-name="ce507" table:formula="of:=INT(DEC2BIN([.C38])/10^4)-10*INT(DEC2BIN([.C38])/10^5)" office:value-type="float" office:value="1" calcext:value-type="float">
            <text:p>1</text:p>
          </table:table-cell>
          <table:table-cell table:style-name="ce507" table:formula="of:=INT(DEC2BIN([.C38])/10^3)-10*INT(DEC2BIN([.C38])/10^4)" office:value-type="float" office:value="1" calcext:value-type="float">
            <text:p>1</text:p>
          </table:table-cell>
          <table:table-cell table:style-name="ce507" table:formula="of:=INT(DEC2BIN([.C38])/10^2)-10*INT(DEC2BIN([.C38])/10^3)" office:value-type="float" office:value="1" calcext:value-type="float">
            <text:p>1</text:p>
          </table:table-cell>
          <table:table-cell table:style-name="ce507" table:formula="of:=INT(DEC2BIN([.C38])/10^1)-10*INT(DEC2BIN([.C38])/10^2)" office:value-type="float" office:value="0" calcext:value-type="float">
            <text:p>0</text:p>
          </table:table-cell>
          <table:table-cell table:style-name="ce517" table:formula="of:=INT(DEC2BIN([.C38])/10^0)-10*INT(DEC2BIN([.C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38])/10^7)" office:value-type="float" office:value="1" calcext:value-type="float">
            <text:p>1</text:p>
          </table:table-cell>
          <table:table-cell table:style-name="ce507" table:formula="of:=INT(DEC2BIN([.L38])/10^6)-10*INT(DEC2BIN([.L38])/10^7)" office:value-type="float" office:value="1" calcext:value-type="float">
            <text:p>1</text:p>
          </table:table-cell>
          <table:table-cell table:style-name="ce507" table:formula="of:=INT(DEC2BIN([.L38])/10^5)-10*INT(DEC2BIN([.L38])/10^6)" office:value-type="float" office:value="0" calcext:value-type="float">
            <text:p>0</text:p>
          </table:table-cell>
          <table:table-cell table:style-name="ce507" table:formula="of:=INT(DEC2BIN([.L38])/10^4)-10*INT(DEC2BIN([.L38])/10^5)" office:value-type="float" office:value="1" calcext:value-type="float">
            <text:p>1</text:p>
          </table:table-cell>
          <table:table-cell table:style-name="ce507" table:formula="of:=INT(DEC2BIN([.L38])/10^3)-10*INT(DEC2BIN([.L38])/10^4)" office:value-type="float" office:value="1" calcext:value-type="float">
            <text:p>1</text:p>
          </table:table-cell>
          <table:table-cell table:style-name="ce507" table:formula="of:=INT(DEC2BIN([.L38])/10^2)-10*INT(DEC2BIN([.L38])/10^3)" office:value-type="float" office:value="1" calcext:value-type="float">
            <text:p>1</text:p>
          </table:table-cell>
          <table:table-cell table:style-name="ce507" table:formula="of:=INT(DEC2BIN([.L38])/10^1)-10*INT(DEC2BIN([.L38])/10^2)" office:value-type="float" office:value="0" calcext:value-type="float">
            <text:p>0</text:p>
          </table:table-cell>
          <table:table-cell table:style-name="ce517" table:formula="of:=INT(DEC2BIN([.L38])/10^0)-10*INT(DEC2BIN([.L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38])/10^7)" office:value-type="float" office:value="0" calcext:value-type="float">
            <text:p>0</text:p>
          </table:table-cell>
          <table:table-cell table:style-name="ce507" table:formula="of:=INT(DEC2BIN([.U38])/10^6)-10*INT(DEC2BIN([.U38])/10^7)" office:value-type="float" office:value="1" calcext:value-type="float">
            <text:p>1</text:p>
          </table:table-cell>
          <table:table-cell table:style-name="ce507" table:formula="of:=INT(DEC2BIN([.U38])/10^5)-10*INT(DEC2BIN([.U38])/10^6)" office:value-type="float" office:value="0" calcext:value-type="float">
            <text:p>0</text:p>
          </table:table-cell>
          <table:table-cell table:style-name="ce507" table:formula="of:=INT(DEC2BIN([.U38])/10^4)-10*INT(DEC2BIN([.U38])/10^5)" office:value-type="float" office:value="1" calcext:value-type="float">
            <text:p>1</text:p>
          </table:table-cell>
          <table:table-cell table:style-name="ce507" table:formula="of:=INT(DEC2BIN([.U38])/10^3)-10*INT(DEC2BIN([.U38])/10^4)" office:value-type="float" office:value="1" calcext:value-type="float">
            <text:p>1</text:p>
          </table:table-cell>
          <table:table-cell table:style-name="ce507" table:formula="of:=INT(DEC2BIN([.U38])/10^2)-10*INT(DEC2BIN([.U38])/10^3)" office:value-type="float" office:value="1" calcext:value-type="float">
            <text:p>1</text:p>
          </table:table-cell>
          <table:table-cell table:style-name="ce507" table:formula="of:=INT(DEC2BIN([.U38])/10^1)-10*INT(DEC2BIN([.U38])/10^2)" office:value-type="float" office:value="0" calcext:value-type="float">
            <text:p>0</text:p>
          </table:table-cell>
          <table:table-cell table:style-name="ce517" table:formula="of:=INT(DEC2BIN([.U38])/10^0)-10*INT(DEC2BIN([.U3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38])/10^7)" office:value-type="float" office:value="1" calcext:value-type="float">
            <text:p>1</text:p>
          </table:table-cell>
          <table:table-cell table:style-name="ce547" table:formula="of:=INT(DEC2BIN([.AD38])/10^6)-10*INT(DEC2BIN([.AD38])/10^7)" office:value-type="float" office:value="1" calcext:value-type="float">
            <text:p>1</text:p>
          </table:table-cell>
          <table:table-cell table:style-name="ce547" table:formula="of:=INT(DEC2BIN([.AD38])/10^5)-10*INT(DEC2BIN([.AD38])/10^6)" office:value-type="float" office:value="1" calcext:value-type="float">
            <text:p>1</text:p>
          </table:table-cell>
          <table:table-cell table:style-name="ce547" table:formula="of:=INT(DEC2BIN([.AD38])/10^4)-10*INT(DEC2BIN([.AD38])/10^5)" office:value-type="float" office:value="0" calcext:value-type="float">
            <text:p>0</text:p>
          </table:table-cell>
          <table:table-cell table:style-name="ce547" table:formula="of:=INT(DEC2BIN([.AD38])/10^3)-10*INT(DEC2BIN([.AD38])/10^4)" office:value-type="float" office:value="0" calcext:value-type="float">
            <text:p>0</text:p>
          </table:table-cell>
          <table:table-cell table:style-name="ce547" table:formula="of:=INT(DEC2BIN([.AD38])/10^2)-10*INT(DEC2BIN([.AD38])/10^3)" office:value-type="float" office:value="0" calcext:value-type="float">
            <text:p>0</text:p>
          </table:table-cell>
          <table:table-cell table:style-name="ce547" table:formula="of:=INT(DEC2BIN([.AD38])/10^1)-10*INT(DEC2BIN([.AD38])/10^2)" office:value-type="float" office:value="0" calcext:value-type="float">
            <text:p>0</text:p>
          </table:table-cell>
          <table:table-cell table:style-name="ce553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07"/>
          <table:table-cell table:style-name="ce484" table:formula="of:=IF(ISBLANK([$'Niveau 2'.C10]);0;IF([.C37]=[$'Niveau 2'.C10];1;-0.5))" office:value-type="float" office:value="0" calcext:value-type="float">
            <text:p>0</text:p>
          </table:table-cell>
          <table:table-cell table:style-name="ce503" table:formula="of:=IF(ISBLANK([$'Niveau 2'.D10]);0;IF([.D37]=[$'Niveau 2'.D10];1;-0.5))" office:value-type="float" office:value="0" calcext:value-type="float">
            <text:p>0</text:p>
          </table:table-cell>
          <table:table-cell table:style-name="ce503" table:formula="of:=IF(ISBLANK([$'Niveau 2'.E10]);0;IF([.E37]=[$'Niveau 2'.E10];1;-0.5))" office:value-type="float" office:value="0" calcext:value-type="float">
            <text:p>0</text:p>
          </table:table-cell>
          <table:table-cell table:style-name="ce503" table:formula="of:=IF(ISBLANK([$'Niveau 2'.F10]);0;IF([.F37]=[$'Niveau 2'.F10];1;-0.5))" office:value-type="float" office:value="0" calcext:value-type="float">
            <text:p>0</text:p>
          </table:table-cell>
          <table:table-cell table:style-name="ce503" table:formula="of:=IF(ISBLANK([$'Niveau 2'.G10]);0;IF([.G37]=[$'Niveau 2'.G10];1;-0.5))" office:value-type="float" office:value="0" calcext:value-type="float">
            <text:p>0</text:p>
          </table:table-cell>
          <table:table-cell table:style-name="ce503" table:formula="of:=IF(ISBLANK([$'Niveau 2'.H10]);0;IF([.H37]=[$'Niveau 2'.H10];1;-0.5))" office:value-type="float" office:value="0" calcext:value-type="float">
            <text:p>0</text:p>
          </table:table-cell>
          <table:table-cell table:style-name="ce503" table:formula="of:=IF(ISBLANK([$'Niveau 2'.I10]);0;IF([.I37]=[$'Niveau 2'.I10];1;-0.5))" office:value-type="float" office:value="0" calcext:value-type="float">
            <text:p>0</text:p>
          </table:table-cell>
          <table:table-cell table:style-name="ce514" table:formula="of:=IF(ISBLANK([$'Niveau 2'.J10]);0;IF([.J37]=[$'Niveau 2'.J10];1;-0.5))" office:value-type="float" office:value="0" calcext:value-type="float">
            <text:p>0</text:p>
          </table:table-cell>
          <table:table-cell table:style-name="ce484" table:formula="of:=IF(ISBLANK([$'Niveau 2'.K10]);0;IF([.K37]=[$'Niveau 2'.K10];0.5;-0.25))" office:value-type="float" office:value="0" calcext:value-type="float">
            <text:p>0</text:p>
          </table:table-cell>
          <table:table-cell table:style-name="ce484" table:formula="of:=IF(ISBLANK([$'Niveau 2'.L10]);0;IF([.L37]=[$'Niveau 2'.L10];1;-0.5))" office:value-type="float" office:value="0" calcext:value-type="float">
            <text:p>0</text:p>
          </table:table-cell>
          <table:table-cell table:style-name="ce503" table:formula="of:=IF(ISBLANK([$'Niveau 2'.M10]);0;IF([.M37]=[$'Niveau 2'.M10];1;-0.5))" office:value-type="float" office:value="0" calcext:value-type="float">
            <text:p>0</text:p>
          </table:table-cell>
          <table:table-cell table:style-name="ce503" table:formula="of:=IF(ISBLANK([$'Niveau 2'.N10]);0;IF([.N37]=[$'Niveau 2'.N10];1;-0.5))" office:value-type="float" office:value="0" calcext:value-type="float">
            <text:p>0</text:p>
          </table:table-cell>
          <table:table-cell table:style-name="ce503" table:formula="of:=IF(ISBLANK([$'Niveau 2'.O10]);0;IF([.O37]=[$'Niveau 2'.O10];1;-0.5))" office:value-type="float" office:value="0" calcext:value-type="float">
            <text:p>0</text:p>
          </table:table-cell>
          <table:table-cell table:style-name="ce503" table:formula="of:=IF(ISBLANK([$'Niveau 2'.P10]);0;IF([.P37]=[$'Niveau 2'.P10];1;-0.5))" office:value-type="float" office:value="0" calcext:value-type="float">
            <text:p>0</text:p>
          </table:table-cell>
          <table:table-cell table:style-name="ce503" table:formula="of:=IF(ISBLANK([$'Niveau 2'.Q10]);0;IF([.Q37]=[$'Niveau 2'.Q10];1;-0.5))" office:value-type="float" office:value="0" calcext:value-type="float">
            <text:p>0</text:p>
          </table:table-cell>
          <table:table-cell table:style-name="ce503" table:formula="of:=IF(ISBLANK([$'Niveau 2'.R10]);0;IF([.R37]=[$'Niveau 2'.R10];1;-0.5))" office:value-type="float" office:value="0" calcext:value-type="float">
            <text:p>0</text:p>
          </table:table-cell>
          <table:table-cell table:style-name="ce514" table:formula="of:=IF(ISBLANK([$'Niveau 2'.S10]);0;IF([.S37]=[$'Niveau 2'.S10];1;-0.5))" office:value-type="float" office:value="0" calcext:value-type="float">
            <text:p>0</text:p>
          </table:table-cell>
          <table:table-cell table:style-name="ce484" table:formula="of:=IF(ISBLANK([$'Niveau 2'.T10]);0;IF([.T37]=[$'Niveau 2'.T10];0.5;-0.25))" office:value-type="float" office:value="0" calcext:value-type="float">
            <text:p>0</text:p>
          </table:table-cell>
          <table:table-cell table:style-name="ce484" table:formula="of:=IF(ISBLANK([$'Niveau 2'.U10]);0;IF([.U37]=[$'Niveau 2'.U10];1;-0.5))" office:value-type="float" office:value="0" calcext:value-type="float">
            <text:p>0</text:p>
          </table:table-cell>
          <table:table-cell table:style-name="ce503" table:formula="of:=IF(ISBLANK([$'Niveau 2'.V10]);0;IF([.V37]=[$'Niveau 2'.V10];1;-0.5))" office:value-type="float" office:value="0" calcext:value-type="float">
            <text:p>0</text:p>
          </table:table-cell>
          <table:table-cell table:style-name="ce503" table:formula="of:=IF(ISBLANK([$'Niveau 2'.W10]);0;IF([.W37]=[$'Niveau 2'.W10];1;-0.5))" office:value-type="float" office:value="0" calcext:value-type="float">
            <text:p>0</text:p>
          </table:table-cell>
          <table:table-cell table:style-name="ce503" table:formula="of:=IF(ISBLANK([$'Niveau 2'.X10]);0;IF([.X37]=[$'Niveau 2'.X10];1;-0.5))" office:value-type="float" office:value="0" calcext:value-type="float">
            <text:p>0</text:p>
          </table:table-cell>
          <table:table-cell table:style-name="ce503" table:formula="of:=IF(ISBLANK([$'Niveau 2'.Y10]);0;IF([.Y37]=[$'Niveau 2'.Y10];1;-0.5))" office:value-type="float" office:value="0" calcext:value-type="float">
            <text:p>0</text:p>
          </table:table-cell>
          <table:table-cell table:style-name="ce503" table:formula="of:=IF(ISBLANK([$'Niveau 2'.Z10]);0;IF([.Z37]=[$'Niveau 2'.Z10];1;-0.5))" office:value-type="float" office:value="0" calcext:value-type="float">
            <text:p>0</text:p>
          </table:table-cell>
          <table:table-cell table:style-name="ce503" table:formula="of:=IF(ISBLANK([$'Niveau 2'.AA10]);0;IF([.AA37]=[$'Niveau 2'.AA10];1;-0.5))" office:value-type="float" office:value="0" calcext:value-type="float">
            <text:p>0</text:p>
          </table:table-cell>
          <table:table-cell table:style-name="ce514" table:formula="of:=IF(ISBLANK([$'Niveau 2'.AB10]);0;IF([.AB37]=[$'Niveau 2'.AB10];1;-0.5))" office:value-type="float" office:value="0" calcext:value-type="float">
            <text:p>0</text:p>
          </table:table-cell>
          <table:table-cell table:style-name="ce484" table:formula="of:=IF(ISBLANK([$'Niveau 2'.AC10]);0;IF([.AC37]=[$'Niveau 2'.AC10];0.5;-0.25))" office:value-type="float" office:value="0" calcext:value-type="float">
            <text:p>0</text:p>
          </table:table-cell>
          <table:table-cell table:style-name="ce484" table:formula="of:=IF(ISBLANK([$'Niveau 2'.AD10]);0;IF([.AD37]=[$'Niveau 2'.AD10];1;-0.5))" office:value-type="float" office:value="0" calcext:value-type="float">
            <text:p>0</text:p>
          </table:table-cell>
          <table:table-cell table:style-name="ce503" table:formula="of:=IF(ISBLANK([$'Niveau 2'.AE10]);0;IF([.AE37]=[$'Niveau 2'.AE10];1;-0.5))" office:value-type="float" office:value="0" calcext:value-type="float">
            <text:p>0</text:p>
          </table:table-cell>
          <table:table-cell table:style-name="ce503" table:formula="of:=IF(ISBLANK([$'Niveau 2'.AF10]);0;IF([.AF37]=[$'Niveau 2'.AF10];1;-0.5))" office:value-type="float" office:value="0" calcext:value-type="float">
            <text:p>0</text:p>
          </table:table-cell>
          <table:table-cell table:style-name="ce503" table:formula="of:=IF(ISBLANK([$'Niveau 2'.AG10]);0;IF([.AG37]=[$'Niveau 2'.AG10];1;-0.5))" office:value-type="float" office:value="0" calcext:value-type="float">
            <text:p>0</text:p>
          </table:table-cell>
          <table:table-cell table:style-name="ce503" table:formula="of:=IF(ISBLANK([$'Niveau 2'.AH10]);0;IF([.AH37]=[$'Niveau 2'.AH10];1;-0.5))" office:value-type="float" office:value="0" calcext:value-type="float">
            <text:p>0</text:p>
          </table:table-cell>
          <table:table-cell table:style-name="ce503" table:formula="of:=IF(ISBLANK([$'Niveau 2'.AI10]);0;IF([.AI37]=[$'Niveau 2'.AI10];1;-0.5))" office:value-type="float" office:value="0" calcext:value-type="float">
            <text:p>0</text:p>
          </table:table-cell>
          <table:table-cell table:style-name="ce503" table:formula="of:=IF(ISBLANK([$'Niveau 2'.AJ10]);0;IF([.AJ37]=[$'Niveau 2'.AJ10];1;-0.5))" office:value-type="float" office:value="0" calcext:value-type="float">
            <text:p>0</text:p>
          </table:table-cell>
          <table:table-cell table:style-name="ce514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[.C36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36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36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36]+1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6"/>
          <table:table-cell/>
          <table:table-cell table:style-name="ce407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1]);0;IF([.K38]=[$'Niveau 2'.K11];0.5;-0.2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2'.T11]);0;IF([.T38]=[$'Niveau 2'.T11];0.5;-0.2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2'.AC11]);0;IF([.AC38]=[$'Niveau 2'.AC11];0.5;-0.2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40])/10^7)" office:value-type="float" office:value="1" calcext:value-type="float">
            <text:p>1</text:p>
          </table:table-cell>
          <table:table-cell table:style-name="ce507" table:formula="of:=INT(DEC2BIN([.C40])/10^6)-10*INT(DEC2BIN([.C40])/10^7)" office:value-type="float" office:value="1" calcext:value-type="float">
            <text:p>1</text:p>
          </table:table-cell>
          <table:table-cell table:style-name="ce507" table:formula="of:=INT(DEC2BIN([.C40])/10^5)-10*INT(DEC2BIN([.C40])/10^6)" office:value-type="float" office:value="0" calcext:value-type="float">
            <text:p>0</text:p>
          </table:table-cell>
          <table:table-cell table:style-name="ce507" table:formula="of:=INT(DEC2BIN([.C40])/10^4)-10*INT(DEC2BIN([.C40])/10^5)" office:value-type="float" office:value="1" calcext:value-type="float">
            <text:p>1</text:p>
          </table:table-cell>
          <table:table-cell table:style-name="ce507" table:formula="of:=INT(DEC2BIN([.C40])/10^3)-10*INT(DEC2BIN([.C40])/10^4)" office:value-type="float" office:value="1" calcext:value-type="float">
            <text:p>1</text:p>
          </table:table-cell>
          <table:table-cell table:style-name="ce507" table:formula="of:=INT(DEC2BIN([.C40])/10^2)-10*INT(DEC2BIN([.C40])/10^3)" office:value-type="float" office:value="1" calcext:value-type="float">
            <text:p>1</text:p>
          </table:table-cell>
          <table:table-cell table:style-name="ce507" table:formula="of:=INT(DEC2BIN([.C40])/10^1)-10*INT(DEC2BIN([.C40])/10^2)" office:value-type="float" office:value="0" calcext:value-type="float">
            <text:p>0</text:p>
          </table:table-cell>
          <table:table-cell table:style-name="ce517" table:formula="of:=INT(DEC2BIN([.C40])/10^0)-10*INT(DEC2BIN([.C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40])/10^7)" office:value-type="float" office:value="1" calcext:value-type="float">
            <text:p>1</text:p>
          </table:table-cell>
          <table:table-cell table:style-name="ce507" table:formula="of:=INT(DEC2BIN([.L40])/10^6)-10*INT(DEC2BIN([.L40])/10^7)" office:value-type="float" office:value="1" calcext:value-type="float">
            <text:p>1</text:p>
          </table:table-cell>
          <table:table-cell table:style-name="ce507" table:formula="of:=INT(DEC2BIN([.L40])/10^5)-10*INT(DEC2BIN([.L40])/10^6)" office:value-type="float" office:value="0" calcext:value-type="float">
            <text:p>0</text:p>
          </table:table-cell>
          <table:table-cell table:style-name="ce507" table:formula="of:=INT(DEC2BIN([.L40])/10^4)-10*INT(DEC2BIN([.L40])/10^5)" office:value-type="float" office:value="1" calcext:value-type="float">
            <text:p>1</text:p>
          </table:table-cell>
          <table:table-cell table:style-name="ce507" table:formula="of:=INT(DEC2BIN([.L40])/10^3)-10*INT(DEC2BIN([.L40])/10^4)" office:value-type="float" office:value="1" calcext:value-type="float">
            <text:p>1</text:p>
          </table:table-cell>
          <table:table-cell table:style-name="ce507" table:formula="of:=INT(DEC2BIN([.L40])/10^2)-10*INT(DEC2BIN([.L40])/10^3)" office:value-type="float" office:value="1" calcext:value-type="float">
            <text:p>1</text:p>
          </table:table-cell>
          <table:table-cell table:style-name="ce507" table:formula="of:=INT(DEC2BIN([.L40])/10^1)-10*INT(DEC2BIN([.L40])/10^2)" office:value-type="float" office:value="0" calcext:value-type="float">
            <text:p>0</text:p>
          </table:table-cell>
          <table:table-cell table:style-name="ce517" table:formula="of:=INT(DEC2BIN([.L40])/10^0)-10*INT(DEC2BIN([.L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40])/10^7)" office:value-type="float" office:value="0" calcext:value-type="float">
            <text:p>0</text:p>
          </table:table-cell>
          <table:table-cell table:style-name="ce507" table:formula="of:=INT(DEC2BIN([.U40])/10^6)-10*INT(DEC2BIN([.U40])/10^7)" office:value-type="float" office:value="1" calcext:value-type="float">
            <text:p>1</text:p>
          </table:table-cell>
          <table:table-cell table:style-name="ce507" table:formula="of:=INT(DEC2BIN([.U40])/10^5)-10*INT(DEC2BIN([.U40])/10^6)" office:value-type="float" office:value="0" calcext:value-type="float">
            <text:p>0</text:p>
          </table:table-cell>
          <table:table-cell table:style-name="ce507" table:formula="of:=INT(DEC2BIN([.U40])/10^4)-10*INT(DEC2BIN([.U40])/10^5)" office:value-type="float" office:value="1" calcext:value-type="float">
            <text:p>1</text:p>
          </table:table-cell>
          <table:table-cell table:style-name="ce507" table:formula="of:=INT(DEC2BIN([.U40])/10^3)-10*INT(DEC2BIN([.U40])/10^4)" office:value-type="float" office:value="1" calcext:value-type="float">
            <text:p>1</text:p>
          </table:table-cell>
          <table:table-cell table:style-name="ce507" table:formula="of:=INT(DEC2BIN([.U40])/10^2)-10*INT(DEC2BIN([.U40])/10^3)" office:value-type="float" office:value="1" calcext:value-type="float">
            <text:p>1</text:p>
          </table:table-cell>
          <table:table-cell table:style-name="ce507" table:formula="of:=INT(DEC2BIN([.U40])/10^1)-10*INT(DEC2BIN([.U40])/10^2)" office:value-type="float" office:value="0" calcext:value-type="float">
            <text:p>0</text:p>
          </table:table-cell>
          <table:table-cell table:style-name="ce517" table:formula="of:=INT(DEC2BIN([.U40])/10^0)-10*INT(DEC2BIN([.U40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40])/10^7)" office:value-type="float" office:value="1" calcext:value-type="float">
            <text:p>1</text:p>
          </table:table-cell>
          <table:table-cell table:style-name="ce548" table:formula="of:=INT(DEC2BIN([.AD40])/10^6)-10*INT(DEC2BIN([.AD40])/10^7)" office:value-type="float" office:value="1" calcext:value-type="float">
            <text:p>1</text:p>
          </table:table-cell>
          <table:table-cell table:style-name="ce548" table:formula="of:=INT(DEC2BIN([.AD40])/10^5)-10*INT(DEC2BIN([.AD40])/10^6)" office:value-type="float" office:value="1" calcext:value-type="float">
            <text:p>1</text:p>
          </table:table-cell>
          <table:table-cell table:style-name="ce548" table:formula="of:=INT(DEC2BIN([.AD40])/10^4)-10*INT(DEC2BIN([.AD40])/10^5)" office:value-type="float" office:value="0" calcext:value-type="float">
            <text:p>0</text:p>
          </table:table-cell>
          <table:table-cell table:style-name="ce548" table:formula="of:=INT(DEC2BIN([.AD40])/10^3)-10*INT(DEC2BIN([.AD40])/10^4)" office:value-type="float" office:value="0" calcext:value-type="float">
            <text:p>0</text:p>
          </table:table-cell>
          <table:table-cell table:style-name="ce548" table:formula="of:=INT(DEC2BIN([.AD40])/10^2)-10*INT(DEC2BIN([.AD40])/10^3)" office:value-type="float" office:value="1" calcext:value-type="float">
            <text:p>1</text:p>
          </table:table-cell>
          <table:table-cell table:style-name="ce548" table:formula="of:=INT(DEC2BIN([.AD40])/10^1)-10*INT(DEC2BIN([.AD40])/10^2)" office:value-type="float" office:value="1" calcext:value-type="float">
            <text:p>1</text:p>
          </table:table-cell>
          <table:table-cell table:style-name="ce554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07"/>
          <table:table-cell table:style-name="ce484" table:formula="of:=IF(ISBLANK([$'Niveau 2'.C12]);0;IF([.C39]=[$'Niveau 2'.C12];1;-0.5))" office:value-type="float" office:value="0" calcext:value-type="float">
            <text:p>0</text:p>
          </table:table-cell>
          <table:table-cell table:style-name="ce503" table:formula="of:=IF(ISBLANK([$'Niveau 2'.D12]);0;IF([.D39]=[$'Niveau 2'.D12];1;-0.5))" office:value-type="float" office:value="0" calcext:value-type="float">
            <text:p>0</text:p>
          </table:table-cell>
          <table:table-cell table:style-name="ce503" table:formula="of:=IF(ISBLANK([$'Niveau 2'.E12]);0;IF([.E39]=[$'Niveau 2'.E12];1;-0.5))" office:value-type="float" office:value="0" calcext:value-type="float">
            <text:p>0</text:p>
          </table:table-cell>
          <table:table-cell table:style-name="ce503" table:formula="of:=IF(ISBLANK([$'Niveau 2'.F12]);0;IF([.F39]=[$'Niveau 2'.F12];1;-0.5))" office:value-type="float" office:value="0" calcext:value-type="float">
            <text:p>0</text:p>
          </table:table-cell>
          <table:table-cell table:style-name="ce503" table:formula="of:=IF(ISBLANK([$'Niveau 2'.G12]);0;IF([.G39]=[$'Niveau 2'.G12];1;-0.5))" office:value-type="float" office:value="0" calcext:value-type="float">
            <text:p>0</text:p>
          </table:table-cell>
          <table:table-cell table:style-name="ce503" table:formula="of:=IF(ISBLANK([$'Niveau 2'.H12]);0;IF([.H39]=[$'Niveau 2'.H12];1;-0.5))" office:value-type="float" office:value="0" calcext:value-type="float">
            <text:p>0</text:p>
          </table:table-cell>
          <table:table-cell table:style-name="ce503" table:formula="of:=IF(ISBLANK([$'Niveau 2'.I12]);0;IF([.I39]=[$'Niveau 2'.I12];1;-0.5))" office:value-type="float" office:value="0" calcext:value-type="float">
            <text:p>0</text:p>
          </table:table-cell>
          <table:table-cell table:style-name="ce514" table:formula="of:=IF(ISBLANK([$'Niveau 2'.J12]);0;IF([.J39]=[$'Niveau 2'.J12];1;-0.5))" office:value-type="float" office:value="0" calcext:value-type="float">
            <text:p>0</text:p>
          </table:table-cell>
          <table:table-cell table:style-name="ce484" table:formula="of:=IF(ISBLANK([$'Niveau 2'.K12]);0;IF([.K39]=[$'Niveau 2'.K12];0.5;-0.25))" office:value-type="float" office:value="0" calcext:value-type="float">
            <text:p>0</text:p>
          </table:table-cell>
          <table:table-cell table:style-name="ce484" table:formula="of:=IF(ISBLANK([$'Niveau 2'.L12]);0;IF([.L39]=[$'Niveau 2'.L12];1;-0.5))" office:value-type="float" office:value="0" calcext:value-type="float">
            <text:p>0</text:p>
          </table:table-cell>
          <table:table-cell table:style-name="ce503" table:formula="of:=IF(ISBLANK([$'Niveau 2'.M12]);0;IF([.M39]=[$'Niveau 2'.M12];1;-0.5))" office:value-type="float" office:value="0" calcext:value-type="float">
            <text:p>0</text:p>
          </table:table-cell>
          <table:table-cell table:style-name="ce503" table:formula="of:=IF(ISBLANK([$'Niveau 2'.N12]);0;IF([.N39]=[$'Niveau 2'.N12];1;-0.5))" office:value-type="float" office:value="0" calcext:value-type="float">
            <text:p>0</text:p>
          </table:table-cell>
          <table:table-cell table:style-name="ce503" table:formula="of:=IF(ISBLANK([$'Niveau 2'.O12]);0;IF([.O39]=[$'Niveau 2'.O12];1;-0.5))" office:value-type="float" office:value="0" calcext:value-type="float">
            <text:p>0</text:p>
          </table:table-cell>
          <table:table-cell table:style-name="ce503" table:formula="of:=IF(ISBLANK([$'Niveau 2'.P12]);0;IF([.P39]=[$'Niveau 2'.P12];1;-0.5))" office:value-type="float" office:value="0" calcext:value-type="float">
            <text:p>0</text:p>
          </table:table-cell>
          <table:table-cell table:style-name="ce503" table:formula="of:=IF(ISBLANK([$'Niveau 2'.Q12]);0;IF([.Q39]=[$'Niveau 2'.Q12];1;-0.5))" office:value-type="float" office:value="0" calcext:value-type="float">
            <text:p>0</text:p>
          </table:table-cell>
          <table:table-cell table:style-name="ce503" table:formula="of:=IF(ISBLANK([$'Niveau 2'.R12]);0;IF([.R39]=[$'Niveau 2'.R12];1;-0.5))" office:value-type="float" office:value="0" calcext:value-type="float">
            <text:p>0</text:p>
          </table:table-cell>
          <table:table-cell table:style-name="ce514" table:formula="of:=IF(ISBLANK([$'Niveau 2'.S12]);0;IF([.S39]=[$'Niveau 2'.S12];1;-0.5))" office:value-type="float" office:value="0" calcext:value-type="float">
            <text:p>0</text:p>
          </table:table-cell>
          <table:table-cell table:style-name="ce484" table:formula="of:=IF(ISBLANK([$'Niveau 2'.T12]);0;IF([.T39]=[$'Niveau 2'.T12];0.5;-0.25))" office:value-type="float" office:value="0" calcext:value-type="float">
            <text:p>0</text:p>
          </table:table-cell>
          <table:table-cell table:style-name="ce484" table:formula="of:=IF(ISBLANK([$'Niveau 2'.U12]);0;IF([.U39]=[$'Niveau 2'.U12];1;-0.5))" office:value-type="float" office:value="0" calcext:value-type="float">
            <text:p>0</text:p>
          </table:table-cell>
          <table:table-cell table:style-name="ce503" table:formula="of:=IF(ISBLANK([$'Niveau 2'.V12]);0;IF([.V39]=[$'Niveau 2'.V12];1;-0.5))" office:value-type="float" office:value="0" calcext:value-type="float">
            <text:p>0</text:p>
          </table:table-cell>
          <table:table-cell table:style-name="ce503" table:formula="of:=IF(ISBLANK([$'Niveau 2'.W12]);0;IF([.W39]=[$'Niveau 2'.W12];1;-0.5))" office:value-type="float" office:value="0" calcext:value-type="float">
            <text:p>0</text:p>
          </table:table-cell>
          <table:table-cell table:style-name="ce503" table:formula="of:=IF(ISBLANK([$'Niveau 2'.X12]);0;IF([.X39]=[$'Niveau 2'.X12];1;-0.5))" office:value-type="float" office:value="0" calcext:value-type="float">
            <text:p>0</text:p>
          </table:table-cell>
          <table:table-cell table:style-name="ce503" table:formula="of:=IF(ISBLANK([$'Niveau 2'.Y12]);0;IF([.Y39]=[$'Niveau 2'.Y12];1;-0.5))" office:value-type="float" office:value="0" calcext:value-type="float">
            <text:p>0</text:p>
          </table:table-cell>
          <table:table-cell table:style-name="ce503" table:formula="of:=IF(ISBLANK([$'Niveau 2'.Z12]);0;IF([.Z39]=[$'Niveau 2'.Z12];1;-0.5))" office:value-type="float" office:value="0" calcext:value-type="float">
            <text:p>0</text:p>
          </table:table-cell>
          <table:table-cell table:style-name="ce503" table:formula="of:=IF(ISBLANK([$'Niveau 2'.AA12]);0;IF([.AA39]=[$'Niveau 2'.AA12];1;-0.5))" office:value-type="float" office:value="0" calcext:value-type="float">
            <text:p>0</text:p>
          </table:table-cell>
          <table:table-cell table:style-name="ce514" table:formula="of:=IF(ISBLANK([$'Niveau 2'.AB12]);0;IF([.AB39]=[$'Niveau 2'.AB12];1;-0.5))" office:value-type="float" office:value="0" calcext:value-type="float">
            <text:p>0</text:p>
          </table:table-cell>
          <table:table-cell table:style-name="ce484" table:formula="of:=IF(ISBLANK([$'Niveau 2'.AC12]);0;IF([.AC39]=[$'Niveau 2'.AC12];0.5;-0.25))" office:value-type="float" office:value="0" calcext:value-type="float">
            <text:p>0</text:p>
          </table:table-cell>
          <table:table-cell table:style-name="ce484" table:formula="of:=IF(ISBLANK([$'Niveau 2'.AD12]);0;IF([.AD39]=[$'Niveau 2'.AD12];1;-0.5))" office:value-type="float" office:value="0" calcext:value-type="float">
            <text:p>0</text:p>
          </table:table-cell>
          <table:table-cell table:style-name="ce503" table:formula="of:=IF(ISBLANK([$'Niveau 2'.AE12]);0;IF([.AE39]=[$'Niveau 2'.AE12];1;-0.5))" office:value-type="float" office:value="0" calcext:value-type="float">
            <text:p>0</text:p>
          </table:table-cell>
          <table:table-cell table:style-name="ce503" table:formula="of:=IF(ISBLANK([$'Niveau 2'.AF12]);0;IF([.AF39]=[$'Niveau 2'.AF12];1;-0.5))" office:value-type="float" office:value="0" calcext:value-type="float">
            <text:p>0</text:p>
          </table:table-cell>
          <table:table-cell table:style-name="ce503" table:formula="of:=IF(ISBLANK([$'Niveau 2'.AG12]);0;IF([.AG39]=[$'Niveau 2'.AG12];1;-0.5))" office:value-type="float" office:value="0" calcext:value-type="float">
            <text:p>0</text:p>
          </table:table-cell>
          <table:table-cell table:style-name="ce503" table:formula="of:=IF(ISBLANK([$'Niveau 2'.AH12]);0;IF([.AH39]=[$'Niveau 2'.AH12];1;-0.5))" office:value-type="float" office:value="0" calcext:value-type="float">
            <text:p>0</text:p>
          </table:table-cell>
          <table:table-cell table:style-name="ce503" table:formula="of:=IF(ISBLANK([$'Niveau 2'.AI12]);0;IF([.AI39]=[$'Niveau 2'.AI12];1;-0.5))" office:value-type="float" office:value="0" calcext:value-type="float">
            <text:p>0</text:p>
          </table:table-cell>
          <table:table-cell table:style-name="ce503" table:formula="of:=IF(ISBLANK([$'Niveau 2'.AJ12]);0;IF([.AJ39]=[$'Niveau 2'.AJ12];1;-0.5))" office:value-type="float" office:value="0" calcext:value-type="float">
            <text:p>0</text:p>
          </table:table-cell>
          <table:table-cell table:style-name="ce514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[.C42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42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42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42]-1" office:value-type="float" office:value="230" calcext:value-type="float" table:number-columns-spanned="8" table:number-rows-spanned="1">
            <text:p>230</text:p>
          </table:table-cell>
          <table:covered-table-cell table:number-columns-repeated="7" table:style-name="ce506"/>
          <table:table-cell/>
          <table:table-cell table:style-name="ce407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3]);0;IF([.K40]=[$'Niveau 2'.K13];0.5;-0.2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2'.T13]);0;IF([.T40]=[$'Niveau 2'.T13];0.5;-0.2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2'.AC13]);0;IF([.AC40]=[$'Niveau 2'.AC13];0.5;-0.2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34]=1;[.C32];1)" office:value-type="float" office:value="1" calcext:value-type="float">
            <text:p>1</text:p>
          </table:table-cell>
          <table:table-cell table:style-name="ce503" table:formula="of:=IF([.D34]=1;[.D32];1)" office:value-type="float" office:value="1" calcext:value-type="float">
            <text:p>1</text:p>
          </table:table-cell>
          <table:table-cell table:style-name="ce503" table:formula="of:=IF([.E34]=1;[.E32];1)" office:value-type="float" office:value="0" calcext:value-type="float">
            <text:p>0</text:p>
          </table:table-cell>
          <table:table-cell table:style-name="ce503" table:formula="of:=IF([.F34]=1;[.F32];1)" office:value-type="float" office:value="1" calcext:value-type="float">
            <text:p>1</text:p>
          </table:table-cell>
          <table:table-cell table:style-name="ce503" table:formula="of:=IF([.G34]=1;[.G32];1)" office:value-type="float" office:value="1" calcext:value-type="float">
            <text:p>1</text:p>
          </table:table-cell>
          <table:table-cell table:style-name="ce503" table:formula="of:=IF([.H34]=1;[.H32];1)" office:value-type="float" office:value="1" calcext:value-type="float">
            <text:p>1</text:p>
          </table:table-cell>
          <table:table-cell table:style-name="ce503" table:formula="of:=IF([.I34]=1;[.I32];1)" office:value-type="float" office:value="0" calcext:value-type="float">
            <text:p>0</text:p>
          </table:table-cell>
          <table:table-cell table:style-name="ce514" table:formula="of:=IF([.J34]=1;[.J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34]=1;[.L32];1)" office:value-type="float" office:value="1" calcext:value-type="float">
            <text:p>1</text:p>
          </table:table-cell>
          <table:table-cell table:style-name="ce503" table:formula="of:=IF([.M34]=1;[.M32];1)" office:value-type="float" office:value="1" calcext:value-type="float">
            <text:p>1</text:p>
          </table:table-cell>
          <table:table-cell table:style-name="ce503" table:formula="of:=IF([.N34]=1;[.N32];1)" office:value-type="float" office:value="0" calcext:value-type="float">
            <text:p>0</text:p>
          </table:table-cell>
          <table:table-cell table:style-name="ce503" table:formula="of:=IF([.O34]=1;[.O32];1)" office:value-type="float" office:value="1" calcext:value-type="float">
            <text:p>1</text:p>
          </table:table-cell>
          <table:table-cell table:style-name="ce503" table:formula="of:=IF([.P34]=1;[.P32];1)" office:value-type="float" office:value="1" calcext:value-type="float">
            <text:p>1</text:p>
          </table:table-cell>
          <table:table-cell table:style-name="ce503" table:formula="of:=IF([.Q34]=1;[.Q32];1)" office:value-type="float" office:value="1" calcext:value-type="float">
            <text:p>1</text:p>
          </table:table-cell>
          <table:table-cell table:style-name="ce503" table:formula="of:=IF([.R34]=1;[.R32];1)" office:value-type="float" office:value="0" calcext:value-type="float">
            <text:p>0</text:p>
          </table:table-cell>
          <table:table-cell table:style-name="ce514" table:formula="of:=IF([.S34]=1;[.S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34]=1;[.U32];1)" office:value-type="float" office:value="0" calcext:value-type="float">
            <text:p>0</text:p>
          </table:table-cell>
          <table:table-cell table:style-name="ce503" table:formula="of:=IF([.V34]=1;[.V32];1)" office:value-type="float" office:value="1" calcext:value-type="float">
            <text:p>1</text:p>
          </table:table-cell>
          <table:table-cell table:style-name="ce503" table:formula="of:=IF([.W34]=1;[.W32];1)" office:value-type="float" office:value="0" calcext:value-type="float">
            <text:p>0</text:p>
          </table:table-cell>
          <table:table-cell table:style-name="ce503" table:formula="of:=IF([.X34]=1;[.X32];1)" office:value-type="float" office:value="1" calcext:value-type="float">
            <text:p>1</text:p>
          </table:table-cell>
          <table:table-cell table:style-name="ce503" table:formula="of:=IF([.Y34]=1;[.Y32];1)" office:value-type="float" office:value="1" calcext:value-type="float">
            <text:p>1</text:p>
          </table:table-cell>
          <table:table-cell table:style-name="ce503" table:formula="of:=IF([.Z34]=1;[.Z32];1)" office:value-type="float" office:value="1" calcext:value-type="float">
            <text:p>1</text:p>
          </table:table-cell>
          <table:table-cell table:style-name="ce503" table:formula="of:=IF([.AA34]=1;[.AA32];1)" office:value-type="float" office:value="0" calcext:value-type="float">
            <text:p>0</text:p>
          </table:table-cell>
          <table:table-cell table:style-name="ce514" table:formula="of:=IF([.AB34]=1;[.AB32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34]=1;[.AD32];1)" office:value-type="float" office:value="1" calcext:value-type="float">
            <text:p>1</text:p>
          </table:table-cell>
          <table:table-cell table:style-name="ce551" table:formula="of:=IF([.AE34]=1;[.AE32];1)" office:value-type="float" office:value="1" calcext:value-type="float">
            <text:p>1</text:p>
          </table:table-cell>
          <table:table-cell table:style-name="ce551" table:formula="of:=IF([.AF34]=1;[.AF32];1)" office:value-type="float" office:value="1" calcext:value-type="float">
            <text:p>1</text:p>
          </table:table-cell>
          <table:table-cell table:style-name="ce551" table:formula="of:=IF([.AG34]=1;[.AG32];1)" office:value-type="float" office:value="0" calcext:value-type="float">
            <text:p>0</text:p>
          </table:table-cell>
          <table:table-cell table:style-name="ce551" table:formula="of:=IF([.AH34]=1;[.AH32];1)" office:value-type="float" office:value="0" calcext:value-type="float">
            <text:p>0</text:p>
          </table:table-cell>
          <table:table-cell table:style-name="ce551" table:formula="of:=IF([.AI34]=1;[.AI32];1)" office:value-type="float" office:value="1" calcext:value-type="float">
            <text:p>1</text:p>
          </table:table-cell>
          <table:table-cell table:style-name="ce551" table:formula="of:=IF([.AJ34]=1;[.AJ32];1)" office:value-type="float" office:value="1" calcext:value-type="float">
            <text:p>1</text:p>
          </table:table-cell>
          <table:table-cell table:style-name="ce555" table:formula="of:=IF([.AK34]=1;[.AK32];1)" office:value-type="float" office:value="1" calcext:value-type="float">
            <text:p>1</text:p>
          </table:table-cell>
          <table:table-cell/>
          <table:table-cell table:style-name="ce407"/>
          <table:table-cell table:style-name="ce484" table:formula="of:=IF(ISBLANK([$'Niveau 2'.C14]);0;IF([.C41]=[$'Niveau 2'.C14];1;-0.5))" office:value-type="float" office:value="0" calcext:value-type="float">
            <text:p>0</text:p>
          </table:table-cell>
          <table:table-cell table:style-name="ce503" table:formula="of:=IF(ISBLANK([$'Niveau 2'.D14]);0;IF([.D41]=[$'Niveau 2'.D14];1;-0.5))" office:value-type="float" office:value="0" calcext:value-type="float">
            <text:p>0</text:p>
          </table:table-cell>
          <table:table-cell table:style-name="ce503" table:formula="of:=IF(ISBLANK([$'Niveau 2'.E14]);0;IF([.E41]=[$'Niveau 2'.E14];1;-0.5))" office:value-type="float" office:value="0" calcext:value-type="float">
            <text:p>0</text:p>
          </table:table-cell>
          <table:table-cell table:style-name="ce503" table:formula="of:=IF(ISBLANK([$'Niveau 2'.F14]);0;IF([.F41]=[$'Niveau 2'.F14];1;-0.5))" office:value-type="float" office:value="0" calcext:value-type="float">
            <text:p>0</text:p>
          </table:table-cell>
          <table:table-cell table:style-name="ce503" table:formula="of:=IF(ISBLANK([$'Niveau 2'.G14]);0;IF([.G41]=[$'Niveau 2'.G14];1;-0.5))" office:value-type="float" office:value="0" calcext:value-type="float">
            <text:p>0</text:p>
          </table:table-cell>
          <table:table-cell table:style-name="ce503" table:formula="of:=IF(ISBLANK([$'Niveau 2'.H14]);0;IF([.H41]=[$'Niveau 2'.H14];1;-0.5))" office:value-type="float" office:value="0" calcext:value-type="float">
            <text:p>0</text:p>
          </table:table-cell>
          <table:table-cell table:style-name="ce503" table:formula="of:=IF(ISBLANK([$'Niveau 2'.I14]);0;IF([.I41]=[$'Niveau 2'.I14];1;-0.5))" office:value-type="float" office:value="0" calcext:value-type="float">
            <text:p>0</text:p>
          </table:table-cell>
          <table:table-cell table:style-name="ce514" table:formula="of:=IF(ISBLANK([$'Niveau 2'.J14]);0;IF([.J41]=[$'Niveau 2'.J14];1;-0.5))" office:value-type="float" office:value="0" calcext:value-type="float">
            <text:p>0</text:p>
          </table:table-cell>
          <table:table-cell table:style-name="ce484" table:formula="of:=IF(ISBLANK([$'Niveau 2'.K14]);0;IF([.K41]=[$'Niveau 2'.K14];0.5;-0.25))" office:value-type="float" office:value="0" calcext:value-type="float">
            <text:p>0</text:p>
          </table:table-cell>
          <table:table-cell table:style-name="ce484" table:formula="of:=IF(ISBLANK([$'Niveau 2'.L14]);0;IF([.L41]=[$'Niveau 2'.L14];1;-0.5))" office:value-type="float" office:value="0" calcext:value-type="float">
            <text:p>0</text:p>
          </table:table-cell>
          <table:table-cell table:style-name="ce503" table:formula="of:=IF(ISBLANK([$'Niveau 2'.M14]);0;IF([.M41]=[$'Niveau 2'.M14];1;-0.5))" office:value-type="float" office:value="0" calcext:value-type="float">
            <text:p>0</text:p>
          </table:table-cell>
          <table:table-cell table:style-name="ce503" table:formula="of:=IF(ISBLANK([$'Niveau 2'.N14]);0;IF([.N41]=[$'Niveau 2'.N14];1;-0.5))" office:value-type="float" office:value="0" calcext:value-type="float">
            <text:p>0</text:p>
          </table:table-cell>
          <table:table-cell table:style-name="ce503" table:formula="of:=IF(ISBLANK([$'Niveau 2'.O14]);0;IF([.O41]=[$'Niveau 2'.O14];1;-0.5))" office:value-type="float" office:value="0" calcext:value-type="float">
            <text:p>0</text:p>
          </table:table-cell>
          <table:table-cell table:style-name="ce503" table:formula="of:=IF(ISBLANK([$'Niveau 2'.P14]);0;IF([.P41]=[$'Niveau 2'.P14];1;-0.5))" office:value-type="float" office:value="0" calcext:value-type="float">
            <text:p>0</text:p>
          </table:table-cell>
          <table:table-cell table:style-name="ce503" table:formula="of:=IF(ISBLANK([$'Niveau 2'.Q14]);0;IF([.Q41]=[$'Niveau 2'.Q14];1;-0.5))" office:value-type="float" office:value="0" calcext:value-type="float">
            <text:p>0</text:p>
          </table:table-cell>
          <table:table-cell table:style-name="ce503" table:formula="of:=IF(ISBLANK([$'Niveau 2'.R14]);0;IF([.R41]=[$'Niveau 2'.R14];1;-0.5))" office:value-type="float" office:value="0" calcext:value-type="float">
            <text:p>0</text:p>
          </table:table-cell>
          <table:table-cell table:style-name="ce514" table:formula="of:=IF(ISBLANK([$'Niveau 2'.S14]);0;IF([.S41]=[$'Niveau 2'.S14];1;-0.5))" office:value-type="float" office:value="0" calcext:value-type="float">
            <text:p>0</text:p>
          </table:table-cell>
          <table:table-cell table:style-name="ce484" table:formula="of:=IF(ISBLANK([$'Niveau 2'.T14]);0;IF([.T41]=[$'Niveau 2'.T14];0.5;-0.25))" office:value-type="float" office:value="0" calcext:value-type="float">
            <text:p>0</text:p>
          </table:table-cell>
          <table:table-cell table:style-name="ce484" table:formula="of:=IF(ISBLANK([$'Niveau 2'.U14]);0;IF([.U41]=[$'Niveau 2'.U14];1;-0.5))" office:value-type="float" office:value="0" calcext:value-type="float">
            <text:p>0</text:p>
          </table:table-cell>
          <table:table-cell table:style-name="ce503" table:formula="of:=IF(ISBLANK([$'Niveau 2'.V14]);0;IF([.V41]=[$'Niveau 2'.V14];1;-0.5))" office:value-type="float" office:value="0" calcext:value-type="float">
            <text:p>0</text:p>
          </table:table-cell>
          <table:table-cell table:style-name="ce503" table:formula="of:=IF(ISBLANK([$'Niveau 2'.W14]);0;IF([.W41]=[$'Niveau 2'.W14];1;-0.5))" office:value-type="float" office:value="0" calcext:value-type="float">
            <text:p>0</text:p>
          </table:table-cell>
          <table:table-cell table:style-name="ce503" table:formula="of:=IF(ISBLANK([$'Niveau 2'.X14]);0;IF([.X41]=[$'Niveau 2'.X14];1;-0.5))" office:value-type="float" office:value="0" calcext:value-type="float">
            <text:p>0</text:p>
          </table:table-cell>
          <table:table-cell table:style-name="ce503" table:formula="of:=IF(ISBLANK([$'Niveau 2'.Y14]);0;IF([.Y41]=[$'Niveau 2'.Y14];1;-0.5))" office:value-type="float" office:value="0" calcext:value-type="float">
            <text:p>0</text:p>
          </table:table-cell>
          <table:table-cell table:style-name="ce503" table:formula="of:=IF(ISBLANK([$'Niveau 2'.Z14]);0;IF([.Z41]=[$'Niveau 2'.Z14];1;-0.5))" office:value-type="float" office:value="0" calcext:value-type="float">
            <text:p>0</text:p>
          </table:table-cell>
          <table:table-cell table:style-name="ce503" table:formula="of:=IF(ISBLANK([$'Niveau 2'.AA14]);0;IF([.AA41]=[$'Niveau 2'.AA14];1;-0.5))" office:value-type="float" office:value="0" calcext:value-type="float">
            <text:p>0</text:p>
          </table:table-cell>
          <table:table-cell table:style-name="ce514" table:formula="of:=IF(ISBLANK([$'Niveau 2'.AB14]);0;IF([.AB41]=[$'Niveau 2'.AB14];1;-0.5))" office:value-type="float" office:value="0" calcext:value-type="float">
            <text:p>0</text:p>
          </table:table-cell>
          <table:table-cell table:style-name="ce484" table:formula="of:=IF(ISBLANK([$'Niveau 2'.AC14]);0;IF([.AC41]=[$'Niveau 2'.AC14];0.5;-0.25))" office:value-type="float" office:value="0" calcext:value-type="float">
            <text:p>0</text:p>
          </table:table-cell>
          <table:table-cell table:style-name="ce484" table:formula="of:=IF(ISBLANK([$'Niveau 2'.AD14]);0;IF([.AD41]=[$'Niveau 2'.AD14];1;-0.5))" office:value-type="float" office:value="0" calcext:value-type="float">
            <text:p>0</text:p>
          </table:table-cell>
          <table:table-cell table:style-name="ce503" table:formula="of:=IF(ISBLANK([$'Niveau 2'.AE14]);0;IF([.AE41]=[$'Niveau 2'.AE14];1;-0.5))" office:value-type="float" office:value="0" calcext:value-type="float">
            <text:p>0</text:p>
          </table:table-cell>
          <table:table-cell table:style-name="ce503" table:formula="of:=IF(ISBLANK([$'Niveau 2'.AF14]);0;IF([.AF41]=[$'Niveau 2'.AF14];1;-0.5))" office:value-type="float" office:value="0" calcext:value-type="float">
            <text:p>0</text:p>
          </table:table-cell>
          <table:table-cell table:style-name="ce503" table:formula="of:=IF(ISBLANK([$'Niveau 2'.AG14]);0;IF([.AG41]=[$'Niveau 2'.AG14];1;-0.5))" office:value-type="float" office:value="0" calcext:value-type="float">
            <text:p>0</text:p>
          </table:table-cell>
          <table:table-cell table:style-name="ce503" table:formula="of:=IF(ISBLANK([$'Niveau 2'.AH14]);0;IF([.AH41]=[$'Niveau 2'.AH14];1;-0.5))" office:value-type="float" office:value="0" calcext:value-type="float">
            <text:p>0</text:p>
          </table:table-cell>
          <table:table-cell table:style-name="ce503" table:formula="of:=IF(ISBLANK([$'Niveau 2'.AI14]);0;IF([.AI41]=[$'Niveau 2'.AI14];1;-0.5))" office:value-type="float" office:value="0" calcext:value-type="float">
            <text:p>0</text:p>
          </table:table-cell>
          <table:table-cell table:style-name="ce503" table:formula="of:=IF(ISBLANK([$'Niveau 2'.AJ14]);0;IF([.AJ41]=[$'Niveau 2'.AJ14];1;-0.5))" office:value-type="float" office:value="0" calcext:value-type="float">
            <text:p>0</text:p>
          </table:table-cell>
          <table:table-cell table:style-name="ce514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/>
          <table:table-cell table:style-name="ce407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5]);0;IF([.K42]=[$'Niveau 2'.K15];0.5;-0.2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2'.T15]);0;IF([.T42]=[$'Niveau 2'.T15];0.5;-0.2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2'.AC15]);0;IF([.AC42]=[$'Niveau 2'.AC15];0.5;-0.2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number-columns-repeated="950"/>
        </table:table-row>
        <table:table-row table:style-name="ro4">
          <table:table-cell table:style-name="ce392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34:.AK34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7"/>
          <table:table-cell table:style-name="ce490" table:formula="of:=IF(ISBLANK([$'Niveau 2'.C16]);0;IF([.C43]=[$'Niveau 2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5"/>
          <table:table-cell table:style-name="ce401"/>
          <table:table-cell table:style-name="ce491"/>
          <table:table-cell table:style-name="ce401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61190135294246" calcext:value-type="float">
            <text:p>0,261190135294246</text:p>
          </table:table-cell>
          <table:table-cell table:style-name="ce467" table:formula="of:=RANK([.A46];[.$A$46:.$A$52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6])/10^7)" office:value-type="float" office:value="1" calcext:value-type="float">
            <text:p>1</text:p>
          </table:table-cell>
          <table:table-cell table:style-name="ce560" table:formula="of:=INT(DEC2BIN([.C46])/10^6)-10*INT(DEC2BIN([.C46])/10^7)" office:value-type="float" office:value="1" calcext:value-type="float">
            <text:p>1</text:p>
          </table:table-cell>
          <table:table-cell table:style-name="ce560" table:formula="of:=INT(DEC2BIN([.C46])/10^5)-10*INT(DEC2BIN([.C46])/10^6)" office:value-type="float" office:value="1" calcext:value-type="float">
            <text:p>1</text:p>
          </table:table-cell>
          <table:table-cell table:style-name="ce560" table:formula="of:=INT(DEC2BIN([.C46])/10^4)-10*INT(DEC2BIN([.C46])/10^5)" office:value-type="float" office:value="1" calcext:value-type="float">
            <text:p>1</text:p>
          </table:table-cell>
          <table:table-cell table:style-name="ce560" table:formula="of:=INT(DEC2BIN([.C46])/10^3)-10*INT(DEC2BIN([.C46])/10^4)" office:value-type="float" office:value="1" calcext:value-type="float">
            <text:p>1</text:p>
          </table:table-cell>
          <table:table-cell table:style-name="ce560" table:formula="of:=INT(DEC2BIN([.C46])/10^2)-10*INT(DEC2BIN([.C46])/10^3)" office:value-type="float" office:value="1" calcext:value-type="float">
            <text:p>1</text:p>
          </table:table-cell>
          <table:table-cell table:style-name="ce560" table:formula="of:=INT(DEC2BIN([.C46])/10^1)-10*INT(DEC2BIN([.C46])/10^2)" office:value-type="float" office:value="1" calcext:value-type="float">
            <text:p>1</text:p>
          </table:table-cell>
          <table:table-cell table:style-name="ce560" table:formula="of:=INT(DEC2BIN([.C46])/10^0)-10*INT(DEC2BIN([.C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6])/10^7)" office:value-type="float" office:value="1" calcext:value-type="float">
            <text:p>1</text:p>
          </table:table-cell>
          <table:table-cell table:style-name="ce560" table:formula="of:=INT(DEC2BIN([.L46])/10^6)-10*INT(DEC2BIN([.L46])/10^7)" office:value-type="float" office:value="1" calcext:value-type="float">
            <text:p>1</text:p>
          </table:table-cell>
          <table:table-cell table:style-name="ce560" table:formula="of:=INT(DEC2BIN([.L46])/10^5)-10*INT(DEC2BIN([.L46])/10^6)" office:value-type="float" office:value="1" calcext:value-type="float">
            <text:p>1</text:p>
          </table:table-cell>
          <table:table-cell table:style-name="ce560" table:formula="of:=INT(DEC2BIN([.L46])/10^4)-10*INT(DEC2BIN([.L46])/10^5)" office:value-type="float" office:value="1" calcext:value-type="float">
            <text:p>1</text:p>
          </table:table-cell>
          <table:table-cell table:style-name="ce560" table:formula="of:=INT(DEC2BIN([.L46])/10^3)-10*INT(DEC2BIN([.L46])/10^4)" office:value-type="float" office:value="1" calcext:value-type="float">
            <text:p>1</text:p>
          </table:table-cell>
          <table:table-cell table:style-name="ce560" table:formula="of:=INT(DEC2BIN([.L46])/10^2)-10*INT(DEC2BIN([.L46])/10^3)" office:value-type="float" office:value="1" calcext:value-type="float">
            <text:p>1</text:p>
          </table:table-cell>
          <table:table-cell table:style-name="ce560" table:formula="of:=INT(DEC2BIN([.L46])/10^1)-10*INT(DEC2BIN([.L46])/10^2)" office:value-type="float" office:value="1" calcext:value-type="float">
            <text:p>1</text:p>
          </table:table-cell>
          <table:table-cell table:style-name="ce560" table:formula="of:=INT(DEC2BIN([.L46])/10^0)-10*INT(DEC2BIN([.L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6])/10^7)" office:value-type="float" office:value="1" calcext:value-type="float">
            <text:p>1</text:p>
          </table:table-cell>
          <table:table-cell table:style-name="ce560" table:formula="of:=INT(DEC2BIN([.U46])/10^6)-10*INT(DEC2BIN([.U46])/10^7)" office:value-type="float" office:value="1" calcext:value-type="float">
            <text:p>1</text:p>
          </table:table-cell>
          <table:table-cell table:style-name="ce560" table:formula="of:=INT(DEC2BIN([.U46])/10^5)-10*INT(DEC2BIN([.U46])/10^6)" office:value-type="float" office:value="1" calcext:value-type="float">
            <text:p>1</text:p>
          </table:table-cell>
          <table:table-cell table:style-name="ce560" table:formula="of:=INT(DEC2BIN([.U46])/10^4)-10*INT(DEC2BIN([.U46])/10^5)" office:value-type="float" office:value="1" calcext:value-type="float">
            <text:p>1</text:p>
          </table:table-cell>
          <table:table-cell table:style-name="ce560" table:formula="of:=INT(DEC2BIN([.U46])/10^3)-10*INT(DEC2BIN([.U46])/10^4)" office:value-type="float" office:value="1" calcext:value-type="float">
            <text:p>1</text:p>
          </table:table-cell>
          <table:table-cell table:style-name="ce560" table:formula="of:=INT(DEC2BIN([.U46])/10^2)-10*INT(DEC2BIN([.U46])/10^3)" office:value-type="float" office:value="1" calcext:value-type="float">
            <text:p>1</text:p>
          </table:table-cell>
          <table:table-cell table:style-name="ce560" table:formula="of:=INT(DEC2BIN([.U46])/10^1)-10*INT(DEC2BIN([.U46])/10^2)" office:value-type="float" office:value="1" calcext:value-type="float">
            <text:p>1</text:p>
          </table:table-cell>
          <table:table-cell table:style-name="ce560" table:formula="of:=INT(DEC2BIN([.U46])/10^0)-10*INT(DEC2BIN([.U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6])/10^7)" office:value-type="float" office:value="0" calcext:value-type="float">
            <text:p>0</text:p>
          </table:table-cell>
          <table:table-cell table:style-name="ce560" table:formula="of:=INT(DEC2BIN([.AD46])/10^6)-10*INT(DEC2BIN([.AD46])/10^7)" office:value-type="float" office:value="0" calcext:value-type="float">
            <text:p>0</text:p>
          </table:table-cell>
          <table:table-cell table:style-name="ce560" table:formula="of:=INT(DEC2BIN([.AD46])/10^5)-10*INT(DEC2BIN([.AD46])/10^6)" office:value-type="float" office:value="0" calcext:value-type="float">
            <text:p>0</text:p>
          </table:table-cell>
          <table:table-cell table:style-name="ce560" table:formula="of:=INT(DEC2BIN([.AD46])/10^4)-10*INT(DEC2BIN([.AD46])/10^5)" office:value-type="float" office:value="0" calcext:value-type="float">
            <text:p>0</text:p>
          </table:table-cell>
          <table:table-cell table:style-name="ce560" table:formula="of:=INT(DEC2BIN([.AD46])/10^3)-10*INT(DEC2BIN([.AD46])/10^4)" office:value-type="float" office:value="0" calcext:value-type="float">
            <text:p>0</text:p>
          </table:table-cell>
          <table:table-cell table:style-name="ce560" table:formula="of:=INT(DEC2BIN([.AD46])/10^2)-10*INT(DEC2BIN([.AD46])/10^3)" office:value-type="float" office:value="0" calcext:value-type="float">
            <text:p>0</text:p>
          </table:table-cell>
          <table:table-cell table:style-name="ce560" table:formula="of:=INT(DEC2BIN([.AD46])/10^1)-10*INT(DEC2BIN([.AD46])/10^2)" office:value-type="float" office:value="0" calcext:value-type="float">
            <text:p>0</text:p>
          </table:table-cell>
          <table:table-cell table:style-name="ce571" table:formula="of:=INT(DEC2BIN([.AD46])/10^0)-10*INT(DEC2BIN([.AD46])/10^1)" office:value-type="float" office:value="0" calcext:value-type="float">
            <text:p>0</text:p>
          </table:table-cell>
          <table:table-cell table:style-name="ce479" table:formula="of:=COUNTIF([.AN46:.BV46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88128836242837" calcext:value-type="float">
            <text:p>0,488128836242837</text:p>
          </table:table-cell>
          <table:table-cell table:style-name="ce467" table:formula="of:=RANK([.A47];[.$A$46:.$A$52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7])/10^7)" office:value-type="float" office:value="1" calcext:value-type="float">
            <text:p>1</text:p>
          </table:table-cell>
          <table:table-cell table:style-name="ce560" table:formula="of:=INT(DEC2BIN([.C47])/10^6)-10*INT(DEC2BIN([.C47])/10^7)" office:value-type="float" office:value="1" calcext:value-type="float">
            <text:p>1</text:p>
          </table:table-cell>
          <table:table-cell table:style-name="ce560" table:formula="of:=INT(DEC2BIN([.C47])/10^5)-10*INT(DEC2BIN([.C47])/10^6)" office:value-type="float" office:value="1" calcext:value-type="float">
            <text:p>1</text:p>
          </table:table-cell>
          <table:table-cell table:style-name="ce560" table:formula="of:=INT(DEC2BIN([.C47])/10^4)-10*INT(DEC2BIN([.C47])/10^5)" office:value-type="float" office:value="1" calcext:value-type="float">
            <text:p>1</text:p>
          </table:table-cell>
          <table:table-cell table:style-name="ce560" table:formula="of:=INT(DEC2BIN([.C47])/10^3)-10*INT(DEC2BIN([.C47])/10^4)" office:value-type="float" office:value="1" calcext:value-type="float">
            <text:p>1</text:p>
          </table:table-cell>
          <table:table-cell table:style-name="ce560" table:formula="of:=INT(DEC2BIN([.C47])/10^2)-10*INT(DEC2BIN([.C47])/10^3)" office:value-type="float" office:value="1" calcext:value-type="float">
            <text:p>1</text:p>
          </table:table-cell>
          <table:table-cell table:style-name="ce560" table:formula="of:=INT(DEC2BIN([.C47])/10^1)-10*INT(DEC2BIN([.C47])/10^2)" office:value-type="float" office:value="1" calcext:value-type="float">
            <text:p>1</text:p>
          </table:table-cell>
          <table:table-cell table:style-name="ce560" table:formula="of:=INT(DEC2BIN([.C47])/10^0)-10*INT(DEC2BIN([.C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7])/10^7)" office:value-type="float" office:value="1" calcext:value-type="float">
            <text:p>1</text:p>
          </table:table-cell>
          <table:table-cell table:style-name="ce560" table:formula="of:=INT(DEC2BIN([.L47])/10^6)-10*INT(DEC2BIN([.L47])/10^7)" office:value-type="float" office:value="1" calcext:value-type="float">
            <text:p>1</text:p>
          </table:table-cell>
          <table:table-cell table:style-name="ce560" table:formula="of:=INT(DEC2BIN([.L47])/10^5)-10*INT(DEC2BIN([.L47])/10^6)" office:value-type="float" office:value="1" calcext:value-type="float">
            <text:p>1</text:p>
          </table:table-cell>
          <table:table-cell table:style-name="ce560" table:formula="of:=INT(DEC2BIN([.L47])/10^4)-10*INT(DEC2BIN([.L47])/10^5)" office:value-type="float" office:value="1" calcext:value-type="float">
            <text:p>1</text:p>
          </table:table-cell>
          <table:table-cell table:style-name="ce560" table:formula="of:=INT(DEC2BIN([.L47])/10^3)-10*INT(DEC2BIN([.L47])/10^4)" office:value-type="float" office:value="1" calcext:value-type="float">
            <text:p>1</text:p>
          </table:table-cell>
          <table:table-cell table:style-name="ce560" table:formula="of:=INT(DEC2BIN([.L47])/10^2)-10*INT(DEC2BIN([.L47])/10^3)" office:value-type="float" office:value="1" calcext:value-type="float">
            <text:p>1</text:p>
          </table:table-cell>
          <table:table-cell table:style-name="ce560" table:formula="of:=INT(DEC2BIN([.L47])/10^1)-10*INT(DEC2BIN([.L47])/10^2)" office:value-type="float" office:value="1" calcext:value-type="float">
            <text:p>1</text:p>
          </table:table-cell>
          <table:table-cell table:style-name="ce560" table:formula="of:=INT(DEC2BIN([.L47])/10^0)-10*INT(DEC2BIN([.L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7])/10^7)" office:value-type="float" office:value="1" calcext:value-type="float">
            <text:p>1</text:p>
          </table:table-cell>
          <table:table-cell table:style-name="ce560" table:formula="of:=INT(DEC2BIN([.U47])/10^6)-10*INT(DEC2BIN([.U47])/10^7)" office:value-type="float" office:value="1" calcext:value-type="float">
            <text:p>1</text:p>
          </table:table-cell>
          <table:table-cell table:style-name="ce560" table:formula="of:=INT(DEC2BIN([.U47])/10^5)-10*INT(DEC2BIN([.U47])/10^6)" office:value-type="float" office:value="1" calcext:value-type="float">
            <text:p>1</text:p>
          </table:table-cell>
          <table:table-cell table:style-name="ce560" table:formula="of:=INT(DEC2BIN([.U47])/10^4)-10*INT(DEC2BIN([.U47])/10^5)" office:value-type="float" office:value="1" calcext:value-type="float">
            <text:p>1</text:p>
          </table:table-cell>
          <table:table-cell table:style-name="ce560" table:formula="of:=INT(DEC2BIN([.U47])/10^3)-10*INT(DEC2BIN([.U47])/10^4)" office:value-type="float" office:value="1" calcext:value-type="float">
            <text:p>1</text:p>
          </table:table-cell>
          <table:table-cell table:style-name="ce560" table:formula="of:=INT(DEC2BIN([.U47])/10^2)-10*INT(DEC2BIN([.U47])/10^3)" office:value-type="float" office:value="1" calcext:value-type="float">
            <text:p>1</text:p>
          </table:table-cell>
          <table:table-cell table:style-name="ce560" table:formula="of:=INT(DEC2BIN([.U47])/10^1)-10*INT(DEC2BIN([.U47])/10^2)" office:value-type="float" office:value="1" calcext:value-type="float">
            <text:p>1</text:p>
          </table:table-cell>
          <table:table-cell table:style-name="ce560" table:formula="of:=INT(DEC2BIN([.U47])/10^0)-10*INT(DEC2BIN([.U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7])/10^7)" office:value-type="float" office:value="1" calcext:value-type="float">
            <text:p>1</text:p>
          </table:table-cell>
          <table:table-cell table:style-name="ce560" table:formula="of:=INT(DEC2BIN([.AD47])/10^6)-10*INT(DEC2BIN([.AD47])/10^7)" office:value-type="float" office:value="0" calcext:value-type="float">
            <text:p>0</text:p>
          </table:table-cell>
          <table:table-cell table:style-name="ce560" table:formula="of:=INT(DEC2BIN([.AD47])/10^5)-10*INT(DEC2BIN([.AD47])/10^6)" office:value-type="float" office:value="0" calcext:value-type="float">
            <text:p>0</text:p>
          </table:table-cell>
          <table:table-cell table:style-name="ce560" table:formula="of:=INT(DEC2BIN([.AD47])/10^4)-10*INT(DEC2BIN([.AD47])/10^5)" office:value-type="float" office:value="0" calcext:value-type="float">
            <text:p>0</text:p>
          </table:table-cell>
          <table:table-cell table:style-name="ce560" table:formula="of:=INT(DEC2BIN([.AD47])/10^3)-10*INT(DEC2BIN([.AD47])/10^4)" office:value-type="float" office:value="0" calcext:value-type="float">
            <text:p>0</text:p>
          </table:table-cell>
          <table:table-cell table:style-name="ce560" table:formula="of:=INT(DEC2BIN([.AD47])/10^2)-10*INT(DEC2BIN([.AD47])/10^3)" office:value-type="float" office:value="0" calcext:value-type="float">
            <text:p>0</text:p>
          </table:table-cell>
          <table:table-cell table:style-name="ce560" table:formula="of:=INT(DEC2BIN([.AD47])/10^1)-10*INT(DEC2BIN([.AD47])/10^2)" office:value-type="float" office:value="0" calcext:value-type="float">
            <text:p>0</text:p>
          </table:table-cell>
          <table:table-cell table:style-name="ce571" table:formula="of:=INT(DEC2BIN([.AD47])/10^0)-10*INT(DEC2BIN([.AD47])/10^1)" office:value-type="float" office:value="0" calcext:value-type="float">
            <text:p>0</text:p>
          </table:table-cell>
          <table:table-cell table:style-name="ce479" table:formula="of:=COUNTIF([.AN47:.BV47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5734507242302" calcext:value-type="float">
            <text:p>0,5734507242302</text:p>
          </table:table-cell>
          <table:table-cell table:style-name="ce467" table:formula="of:=RANK([.A48];[.$A$46:.$A$52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8])/10^7)" office:value-type="float" office:value="1" calcext:value-type="float">
            <text:p>1</text:p>
          </table:table-cell>
          <table:table-cell table:style-name="ce560" table:formula="of:=INT(DEC2BIN([.C48])/10^6)-10*INT(DEC2BIN([.C48])/10^7)" office:value-type="float" office:value="1" calcext:value-type="float">
            <text:p>1</text:p>
          </table:table-cell>
          <table:table-cell table:style-name="ce560" table:formula="of:=INT(DEC2BIN([.C48])/10^5)-10*INT(DEC2BIN([.C48])/10^6)" office:value-type="float" office:value="1" calcext:value-type="float">
            <text:p>1</text:p>
          </table:table-cell>
          <table:table-cell table:style-name="ce560" table:formula="of:=INT(DEC2BIN([.C48])/10^4)-10*INT(DEC2BIN([.C48])/10^5)" office:value-type="float" office:value="1" calcext:value-type="float">
            <text:p>1</text:p>
          </table:table-cell>
          <table:table-cell table:style-name="ce560" table:formula="of:=INT(DEC2BIN([.C48])/10^3)-10*INT(DEC2BIN([.C48])/10^4)" office:value-type="float" office:value="1" calcext:value-type="float">
            <text:p>1</text:p>
          </table:table-cell>
          <table:table-cell table:style-name="ce560" table:formula="of:=INT(DEC2BIN([.C48])/10^2)-10*INT(DEC2BIN([.C48])/10^3)" office:value-type="float" office:value="1" calcext:value-type="float">
            <text:p>1</text:p>
          </table:table-cell>
          <table:table-cell table:style-name="ce560" table:formula="of:=INT(DEC2BIN([.C48])/10^1)-10*INT(DEC2BIN([.C48])/10^2)" office:value-type="float" office:value="1" calcext:value-type="float">
            <text:p>1</text:p>
          </table:table-cell>
          <table:table-cell table:style-name="ce560" table:formula="of:=INT(DEC2BIN([.C48])/10^0)-10*INT(DEC2BIN([.C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8])/10^7)" office:value-type="float" office:value="1" calcext:value-type="float">
            <text:p>1</text:p>
          </table:table-cell>
          <table:table-cell table:style-name="ce560" table:formula="of:=INT(DEC2BIN([.L48])/10^6)-10*INT(DEC2BIN([.L48])/10^7)" office:value-type="float" office:value="1" calcext:value-type="float">
            <text:p>1</text:p>
          </table:table-cell>
          <table:table-cell table:style-name="ce560" table:formula="of:=INT(DEC2BIN([.L48])/10^5)-10*INT(DEC2BIN([.L48])/10^6)" office:value-type="float" office:value="1" calcext:value-type="float">
            <text:p>1</text:p>
          </table:table-cell>
          <table:table-cell table:style-name="ce560" table:formula="of:=INT(DEC2BIN([.L48])/10^4)-10*INT(DEC2BIN([.L48])/10^5)" office:value-type="float" office:value="1" calcext:value-type="float">
            <text:p>1</text:p>
          </table:table-cell>
          <table:table-cell table:style-name="ce560" table:formula="of:=INT(DEC2BIN([.L48])/10^3)-10*INT(DEC2BIN([.L48])/10^4)" office:value-type="float" office:value="1" calcext:value-type="float">
            <text:p>1</text:p>
          </table:table-cell>
          <table:table-cell table:style-name="ce560" table:formula="of:=INT(DEC2BIN([.L48])/10^2)-10*INT(DEC2BIN([.L48])/10^3)" office:value-type="float" office:value="1" calcext:value-type="float">
            <text:p>1</text:p>
          </table:table-cell>
          <table:table-cell table:style-name="ce560" table:formula="of:=INT(DEC2BIN([.L48])/10^1)-10*INT(DEC2BIN([.L48])/10^2)" office:value-type="float" office:value="1" calcext:value-type="float">
            <text:p>1</text:p>
          </table:table-cell>
          <table:table-cell table:style-name="ce560" table:formula="of:=INT(DEC2BIN([.L48])/10^0)-10*INT(DEC2BIN([.L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8])/10^7)" office:value-type="float" office:value="1" calcext:value-type="float">
            <text:p>1</text:p>
          </table:table-cell>
          <table:table-cell table:style-name="ce560" table:formula="of:=INT(DEC2BIN([.U48])/10^6)-10*INT(DEC2BIN([.U48])/10^7)" office:value-type="float" office:value="1" calcext:value-type="float">
            <text:p>1</text:p>
          </table:table-cell>
          <table:table-cell table:style-name="ce560" table:formula="of:=INT(DEC2BIN([.U48])/10^5)-10*INT(DEC2BIN([.U48])/10^6)" office:value-type="float" office:value="1" calcext:value-type="float">
            <text:p>1</text:p>
          </table:table-cell>
          <table:table-cell table:style-name="ce560" table:formula="of:=INT(DEC2BIN([.U48])/10^4)-10*INT(DEC2BIN([.U48])/10^5)" office:value-type="float" office:value="1" calcext:value-type="float">
            <text:p>1</text:p>
          </table:table-cell>
          <table:table-cell table:style-name="ce560" table:formula="of:=INT(DEC2BIN([.U48])/10^3)-10*INT(DEC2BIN([.U48])/10^4)" office:value-type="float" office:value="1" calcext:value-type="float">
            <text:p>1</text:p>
          </table:table-cell>
          <table:table-cell table:style-name="ce560" table:formula="of:=INT(DEC2BIN([.U48])/10^2)-10*INT(DEC2BIN([.U48])/10^3)" office:value-type="float" office:value="1" calcext:value-type="float">
            <text:p>1</text:p>
          </table:table-cell>
          <table:table-cell table:style-name="ce560" table:formula="of:=INT(DEC2BIN([.U48])/10^1)-10*INT(DEC2BIN([.U48])/10^2)" office:value-type="float" office:value="1" calcext:value-type="float">
            <text:p>1</text:p>
          </table:table-cell>
          <table:table-cell table:style-name="ce560" table:formula="of:=INT(DEC2BIN([.U48])/10^0)-10*INT(DEC2BIN([.U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8])/10^7)" office:value-type="float" office:value="1" calcext:value-type="float">
            <text:p>1</text:p>
          </table:table-cell>
          <table:table-cell table:style-name="ce560" table:formula="of:=INT(DEC2BIN([.AD48])/10^6)-10*INT(DEC2BIN([.AD48])/10^7)" office:value-type="float" office:value="1" calcext:value-type="float">
            <text:p>1</text:p>
          </table:table-cell>
          <table:table-cell table:style-name="ce560" table:formula="of:=INT(DEC2BIN([.AD48])/10^5)-10*INT(DEC2BIN([.AD48])/10^6)" office:value-type="float" office:value="0" calcext:value-type="float">
            <text:p>0</text:p>
          </table:table-cell>
          <table:table-cell table:style-name="ce560" table:formula="of:=INT(DEC2BIN([.AD48])/10^4)-10*INT(DEC2BIN([.AD48])/10^5)" office:value-type="float" office:value="0" calcext:value-type="float">
            <text:p>0</text:p>
          </table:table-cell>
          <table:table-cell table:style-name="ce560" table:formula="of:=INT(DEC2BIN([.AD48])/10^3)-10*INT(DEC2BIN([.AD48])/10^4)" office:value-type="float" office:value="0" calcext:value-type="float">
            <text:p>0</text:p>
          </table:table-cell>
          <table:table-cell table:style-name="ce560" table:formula="of:=INT(DEC2BIN([.AD48])/10^2)-10*INT(DEC2BIN([.AD48])/10^3)" office:value-type="float" office:value="0" calcext:value-type="float">
            <text:p>0</text:p>
          </table:table-cell>
          <table:table-cell table:style-name="ce560" table:formula="of:=INT(DEC2BIN([.AD48])/10^1)-10*INT(DEC2BIN([.AD48])/10^2)" office:value-type="float" office:value="0" calcext:value-type="float">
            <text:p>0</text:p>
          </table:table-cell>
          <table:table-cell table:style-name="ce571" table:formula="of:=INT(DEC2BIN([.AD48])/10^0)-10*INT(DEC2BIN([.AD48])/10^1)" office:value-type="float" office:value="0" calcext:value-type="float">
            <text:p>0</text:p>
          </table:table-cell>
          <table:table-cell table:style-name="ce479" table:formula="of:=COUNTIF([.AN48:.BV48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8893246722146" calcext:value-type="float">
            <text:p>0,58893246722146</text:p>
          </table:table-cell>
          <table:table-cell table:style-name="ce467" table:formula="of:=RANK([.A49];[.$A$46:.$A$52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9])/10^7)" office:value-type="float" office:value="1" calcext:value-type="float">
            <text:p>1</text:p>
          </table:table-cell>
          <table:table-cell table:style-name="ce560" table:formula="of:=INT(DEC2BIN([.C49])/10^6)-10*INT(DEC2BIN([.C49])/10^7)" office:value-type="float" office:value="1" calcext:value-type="float">
            <text:p>1</text:p>
          </table:table-cell>
          <table:table-cell table:style-name="ce560" table:formula="of:=INT(DEC2BIN([.C49])/10^5)-10*INT(DEC2BIN([.C49])/10^6)" office:value-type="float" office:value="1" calcext:value-type="float">
            <text:p>1</text:p>
          </table:table-cell>
          <table:table-cell table:style-name="ce560" table:formula="of:=INT(DEC2BIN([.C49])/10^4)-10*INT(DEC2BIN([.C49])/10^5)" office:value-type="float" office:value="1" calcext:value-type="float">
            <text:p>1</text:p>
          </table:table-cell>
          <table:table-cell table:style-name="ce560" table:formula="of:=INT(DEC2BIN([.C49])/10^3)-10*INT(DEC2BIN([.C49])/10^4)" office:value-type="float" office:value="1" calcext:value-type="float">
            <text:p>1</text:p>
          </table:table-cell>
          <table:table-cell table:style-name="ce560" table:formula="of:=INT(DEC2BIN([.C49])/10^2)-10*INT(DEC2BIN([.C49])/10^3)" office:value-type="float" office:value="1" calcext:value-type="float">
            <text:p>1</text:p>
          </table:table-cell>
          <table:table-cell table:style-name="ce560" table:formula="of:=INT(DEC2BIN([.C49])/10^1)-10*INT(DEC2BIN([.C49])/10^2)" office:value-type="float" office:value="1" calcext:value-type="float">
            <text:p>1</text:p>
          </table:table-cell>
          <table:table-cell table:style-name="ce560" table:formula="of:=INT(DEC2BIN([.C49])/10^0)-10*INT(DEC2BIN([.C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9])/10^7)" office:value-type="float" office:value="1" calcext:value-type="float">
            <text:p>1</text:p>
          </table:table-cell>
          <table:table-cell table:style-name="ce560" table:formula="of:=INT(DEC2BIN([.L49])/10^6)-10*INT(DEC2BIN([.L49])/10^7)" office:value-type="float" office:value="1" calcext:value-type="float">
            <text:p>1</text:p>
          </table:table-cell>
          <table:table-cell table:style-name="ce560" table:formula="of:=INT(DEC2BIN([.L49])/10^5)-10*INT(DEC2BIN([.L49])/10^6)" office:value-type="float" office:value="1" calcext:value-type="float">
            <text:p>1</text:p>
          </table:table-cell>
          <table:table-cell table:style-name="ce560" table:formula="of:=INT(DEC2BIN([.L49])/10^4)-10*INT(DEC2BIN([.L49])/10^5)" office:value-type="float" office:value="1" calcext:value-type="float">
            <text:p>1</text:p>
          </table:table-cell>
          <table:table-cell table:style-name="ce560" table:formula="of:=INT(DEC2BIN([.L49])/10^3)-10*INT(DEC2BIN([.L49])/10^4)" office:value-type="float" office:value="1" calcext:value-type="float">
            <text:p>1</text:p>
          </table:table-cell>
          <table:table-cell table:style-name="ce560" table:formula="of:=INT(DEC2BIN([.L49])/10^2)-10*INT(DEC2BIN([.L49])/10^3)" office:value-type="float" office:value="1" calcext:value-type="float">
            <text:p>1</text:p>
          </table:table-cell>
          <table:table-cell table:style-name="ce560" table:formula="of:=INT(DEC2BIN([.L49])/10^1)-10*INT(DEC2BIN([.L49])/10^2)" office:value-type="float" office:value="1" calcext:value-type="float">
            <text:p>1</text:p>
          </table:table-cell>
          <table:table-cell table:style-name="ce560" table:formula="of:=INT(DEC2BIN([.L49])/10^0)-10*INT(DEC2BIN([.L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9])/10^7)" office:value-type="float" office:value="1" calcext:value-type="float">
            <text:p>1</text:p>
          </table:table-cell>
          <table:table-cell table:style-name="ce560" table:formula="of:=INT(DEC2BIN([.U49])/10^6)-10*INT(DEC2BIN([.U49])/10^7)" office:value-type="float" office:value="1" calcext:value-type="float">
            <text:p>1</text:p>
          </table:table-cell>
          <table:table-cell table:style-name="ce560" table:formula="of:=INT(DEC2BIN([.U49])/10^5)-10*INT(DEC2BIN([.U49])/10^6)" office:value-type="float" office:value="1" calcext:value-type="float">
            <text:p>1</text:p>
          </table:table-cell>
          <table:table-cell table:style-name="ce560" table:formula="of:=INT(DEC2BIN([.U49])/10^4)-10*INT(DEC2BIN([.U49])/10^5)" office:value-type="float" office:value="1" calcext:value-type="float">
            <text:p>1</text:p>
          </table:table-cell>
          <table:table-cell table:style-name="ce560" table:formula="of:=INT(DEC2BIN([.U49])/10^3)-10*INT(DEC2BIN([.U49])/10^4)" office:value-type="float" office:value="1" calcext:value-type="float">
            <text:p>1</text:p>
          </table:table-cell>
          <table:table-cell table:style-name="ce560" table:formula="of:=INT(DEC2BIN([.U49])/10^2)-10*INT(DEC2BIN([.U49])/10^3)" office:value-type="float" office:value="1" calcext:value-type="float">
            <text:p>1</text:p>
          </table:table-cell>
          <table:table-cell table:style-name="ce560" table:formula="of:=INT(DEC2BIN([.U49])/10^1)-10*INT(DEC2BIN([.U49])/10^2)" office:value-type="float" office:value="1" calcext:value-type="float">
            <text:p>1</text:p>
          </table:table-cell>
          <table:table-cell table:style-name="ce560" table:formula="of:=INT(DEC2BIN([.U49])/10^0)-10*INT(DEC2BIN([.U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9])/10^7)" office:value-type="float" office:value="1" calcext:value-type="float">
            <text:p>1</text:p>
          </table:table-cell>
          <table:table-cell table:style-name="ce560" table:formula="of:=INT(DEC2BIN([.AD49])/10^6)-10*INT(DEC2BIN([.AD49])/10^7)" office:value-type="float" office:value="1" calcext:value-type="float">
            <text:p>1</text:p>
          </table:table-cell>
          <table:table-cell table:style-name="ce560" table:formula="of:=INT(DEC2BIN([.AD49])/10^5)-10*INT(DEC2BIN([.AD49])/10^6)" office:value-type="float" office:value="1" calcext:value-type="float">
            <text:p>1</text:p>
          </table:table-cell>
          <table:table-cell table:style-name="ce560" table:formula="of:=INT(DEC2BIN([.AD49])/10^4)-10*INT(DEC2BIN([.AD49])/10^5)" office:value-type="float" office:value="0" calcext:value-type="float">
            <text:p>0</text:p>
          </table:table-cell>
          <table:table-cell table:style-name="ce560" table:formula="of:=INT(DEC2BIN([.AD49])/10^3)-10*INT(DEC2BIN([.AD49])/10^4)" office:value-type="float" office:value="0" calcext:value-type="float">
            <text:p>0</text:p>
          </table:table-cell>
          <table:table-cell table:style-name="ce560" table:formula="of:=INT(DEC2BIN([.AD49])/10^2)-10*INT(DEC2BIN([.AD49])/10^3)" office:value-type="float" office:value="0" calcext:value-type="float">
            <text:p>0</text:p>
          </table:table-cell>
          <table:table-cell table:style-name="ce560" table:formula="of:=INT(DEC2BIN([.AD49])/10^1)-10*INT(DEC2BIN([.AD49])/10^2)" office:value-type="float" office:value="0" calcext:value-type="float">
            <text:p>0</text:p>
          </table:table-cell>
          <table:table-cell table:style-name="ce571" table:formula="of:=INT(DEC2BIN([.AD49])/10^0)-10*INT(DEC2BIN([.AD49])/10^1)" office:value-type="float" office:value="0" calcext:value-type="float">
            <text:p>0</text:p>
          </table:table-cell>
          <table:table-cell table:style-name="ce479" table:formula="of:=COUNTIF([.AN49:.BV49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0547681191661152" calcext:value-type="float">
            <text:p>0,054768119166115</text:p>
          </table:table-cell>
          <table:table-cell table:style-name="ce467" table:formula="of:=RANK([.A50];[.$A$46:.$A$52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0])/10^7)" office:value-type="float" office:value="1" calcext:value-type="float">
            <text:p>1</text:p>
          </table:table-cell>
          <table:table-cell table:style-name="ce560" table:formula="of:=INT(DEC2BIN([.C50])/10^6)-10*INT(DEC2BIN([.C50])/10^7)" office:value-type="float" office:value="1" calcext:value-type="float">
            <text:p>1</text:p>
          </table:table-cell>
          <table:table-cell table:style-name="ce560" table:formula="of:=INT(DEC2BIN([.C50])/10^5)-10*INT(DEC2BIN([.C50])/10^6)" office:value-type="float" office:value="1" calcext:value-type="float">
            <text:p>1</text:p>
          </table:table-cell>
          <table:table-cell table:style-name="ce560" table:formula="of:=INT(DEC2BIN([.C50])/10^4)-10*INT(DEC2BIN([.C50])/10^5)" office:value-type="float" office:value="1" calcext:value-type="float">
            <text:p>1</text:p>
          </table:table-cell>
          <table:table-cell table:style-name="ce560" table:formula="of:=INT(DEC2BIN([.C50])/10^3)-10*INT(DEC2BIN([.C50])/10^4)" office:value-type="float" office:value="1" calcext:value-type="float">
            <text:p>1</text:p>
          </table:table-cell>
          <table:table-cell table:style-name="ce560" table:formula="of:=INT(DEC2BIN([.C50])/10^2)-10*INT(DEC2BIN([.C50])/10^3)" office:value-type="float" office:value="1" calcext:value-type="float">
            <text:p>1</text:p>
          </table:table-cell>
          <table:table-cell table:style-name="ce560" table:formula="of:=INT(DEC2BIN([.C50])/10^1)-10*INT(DEC2BIN([.C50])/10^2)" office:value-type="float" office:value="1" calcext:value-type="float">
            <text:p>1</text:p>
          </table:table-cell>
          <table:table-cell table:style-name="ce560" table:formula="of:=INT(DEC2BIN([.C50])/10^0)-10*INT(DEC2BIN([.C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0])/10^7)" office:value-type="float" office:value="1" calcext:value-type="float">
            <text:p>1</text:p>
          </table:table-cell>
          <table:table-cell table:style-name="ce560" table:formula="of:=INT(DEC2BIN([.L50])/10^6)-10*INT(DEC2BIN([.L50])/10^7)" office:value-type="float" office:value="1" calcext:value-type="float">
            <text:p>1</text:p>
          </table:table-cell>
          <table:table-cell table:style-name="ce560" table:formula="of:=INT(DEC2BIN([.L50])/10^5)-10*INT(DEC2BIN([.L50])/10^6)" office:value-type="float" office:value="1" calcext:value-type="float">
            <text:p>1</text:p>
          </table:table-cell>
          <table:table-cell table:style-name="ce560" table:formula="of:=INT(DEC2BIN([.L50])/10^4)-10*INT(DEC2BIN([.L50])/10^5)" office:value-type="float" office:value="1" calcext:value-type="float">
            <text:p>1</text:p>
          </table:table-cell>
          <table:table-cell table:style-name="ce560" table:formula="of:=INT(DEC2BIN([.L50])/10^3)-10*INT(DEC2BIN([.L50])/10^4)" office:value-type="float" office:value="1" calcext:value-type="float">
            <text:p>1</text:p>
          </table:table-cell>
          <table:table-cell table:style-name="ce560" table:formula="of:=INT(DEC2BIN([.L50])/10^2)-10*INT(DEC2BIN([.L50])/10^3)" office:value-type="float" office:value="1" calcext:value-type="float">
            <text:p>1</text:p>
          </table:table-cell>
          <table:table-cell table:style-name="ce560" table:formula="of:=INT(DEC2BIN([.L50])/10^1)-10*INT(DEC2BIN([.L50])/10^2)" office:value-type="float" office:value="1" calcext:value-type="float">
            <text:p>1</text:p>
          </table:table-cell>
          <table:table-cell table:style-name="ce560" table:formula="of:=INT(DEC2BIN([.L50])/10^0)-10*INT(DEC2BIN([.L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0])/10^7)" office:value-type="float" office:value="1" calcext:value-type="float">
            <text:p>1</text:p>
          </table:table-cell>
          <table:table-cell table:style-name="ce560" table:formula="of:=INT(DEC2BIN([.U50])/10^6)-10*INT(DEC2BIN([.U50])/10^7)" office:value-type="float" office:value="1" calcext:value-type="float">
            <text:p>1</text:p>
          </table:table-cell>
          <table:table-cell table:style-name="ce560" table:formula="of:=INT(DEC2BIN([.U50])/10^5)-10*INT(DEC2BIN([.U50])/10^6)" office:value-type="float" office:value="1" calcext:value-type="float">
            <text:p>1</text:p>
          </table:table-cell>
          <table:table-cell table:style-name="ce560" table:formula="of:=INT(DEC2BIN([.U50])/10^4)-10*INT(DEC2BIN([.U50])/10^5)" office:value-type="float" office:value="1" calcext:value-type="float">
            <text:p>1</text:p>
          </table:table-cell>
          <table:table-cell table:style-name="ce560" table:formula="of:=INT(DEC2BIN([.U50])/10^3)-10*INT(DEC2BIN([.U50])/10^4)" office:value-type="float" office:value="1" calcext:value-type="float">
            <text:p>1</text:p>
          </table:table-cell>
          <table:table-cell table:style-name="ce560" table:formula="of:=INT(DEC2BIN([.U50])/10^2)-10*INT(DEC2BIN([.U50])/10^3)" office:value-type="float" office:value="1" calcext:value-type="float">
            <text:p>1</text:p>
          </table:table-cell>
          <table:table-cell table:style-name="ce560" table:formula="of:=INT(DEC2BIN([.U50])/10^1)-10*INT(DEC2BIN([.U50])/10^2)" office:value-type="float" office:value="1" calcext:value-type="float">
            <text:p>1</text:p>
          </table:table-cell>
          <table:table-cell table:style-name="ce560" table:formula="of:=INT(DEC2BIN([.U50])/10^0)-10*INT(DEC2BIN([.U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0])/10^7)" office:value-type="float" office:value="1" calcext:value-type="float">
            <text:p>1</text:p>
          </table:table-cell>
          <table:table-cell table:style-name="ce560" table:formula="of:=INT(DEC2BIN([.AD50])/10^6)-10*INT(DEC2BIN([.AD50])/10^7)" office:value-type="float" office:value="1" calcext:value-type="float">
            <text:p>1</text:p>
          </table:table-cell>
          <table:table-cell table:style-name="ce560" table:formula="of:=INT(DEC2BIN([.AD50])/10^5)-10*INT(DEC2BIN([.AD50])/10^6)" office:value-type="float" office:value="1" calcext:value-type="float">
            <text:p>1</text:p>
          </table:table-cell>
          <table:table-cell table:style-name="ce560" table:formula="of:=INT(DEC2BIN([.AD50])/10^4)-10*INT(DEC2BIN([.AD50])/10^5)" office:value-type="float" office:value="1" calcext:value-type="float">
            <text:p>1</text:p>
          </table:table-cell>
          <table:table-cell table:style-name="ce560" table:formula="of:=INT(DEC2BIN([.AD50])/10^3)-10*INT(DEC2BIN([.AD50])/10^4)" office:value-type="float" office:value="0" calcext:value-type="float">
            <text:p>0</text:p>
          </table:table-cell>
          <table:table-cell table:style-name="ce560" table:formula="of:=INT(DEC2BIN([.AD50])/10^2)-10*INT(DEC2BIN([.AD50])/10^3)" office:value-type="float" office:value="0" calcext:value-type="float">
            <text:p>0</text:p>
          </table:table-cell>
          <table:table-cell table:style-name="ce560" table:formula="of:=INT(DEC2BIN([.AD50])/10^1)-10*INT(DEC2BIN([.AD50])/10^2)" office:value-type="float" office:value="0" calcext:value-type="float">
            <text:p>0</text:p>
          </table:table-cell>
          <table:table-cell table:style-name="ce571" table:formula="of:=INT(DEC2BIN([.AD50])/10^0)-10*INT(DEC2BIN([.AD50])/10^1)" office:value-type="float" office:value="0" calcext:value-type="float">
            <text:p>0</text:p>
          </table:table-cell>
          <table:table-cell table:style-name="ce479" table:formula="of:=COUNTIF([.AN50:.BV50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890970078659337" calcext:value-type="float">
            <text:p>0,890970078659337</text:p>
          </table:table-cell>
          <table:table-cell table:style-name="ce467" table:formula="of:=RANK([.A51];[.$A$46:.$A$52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1])/10^7)" office:value-type="float" office:value="1" calcext:value-type="float">
            <text:p>1</text:p>
          </table:table-cell>
          <table:table-cell table:style-name="ce560" table:formula="of:=INT(DEC2BIN([.C51])/10^6)-10*INT(DEC2BIN([.C51])/10^7)" office:value-type="float" office:value="1" calcext:value-type="float">
            <text:p>1</text:p>
          </table:table-cell>
          <table:table-cell table:style-name="ce560" table:formula="of:=INT(DEC2BIN([.C51])/10^5)-10*INT(DEC2BIN([.C51])/10^6)" office:value-type="float" office:value="1" calcext:value-type="float">
            <text:p>1</text:p>
          </table:table-cell>
          <table:table-cell table:style-name="ce560" table:formula="of:=INT(DEC2BIN([.C51])/10^4)-10*INT(DEC2BIN([.C51])/10^5)" office:value-type="float" office:value="1" calcext:value-type="float">
            <text:p>1</text:p>
          </table:table-cell>
          <table:table-cell table:style-name="ce560" table:formula="of:=INT(DEC2BIN([.C51])/10^3)-10*INT(DEC2BIN([.C51])/10^4)" office:value-type="float" office:value="1" calcext:value-type="float">
            <text:p>1</text:p>
          </table:table-cell>
          <table:table-cell table:style-name="ce560" table:formula="of:=INT(DEC2BIN([.C51])/10^2)-10*INT(DEC2BIN([.C51])/10^3)" office:value-type="float" office:value="1" calcext:value-type="float">
            <text:p>1</text:p>
          </table:table-cell>
          <table:table-cell table:style-name="ce560" table:formula="of:=INT(DEC2BIN([.C51])/10^1)-10*INT(DEC2BIN([.C51])/10^2)" office:value-type="float" office:value="1" calcext:value-type="float">
            <text:p>1</text:p>
          </table:table-cell>
          <table:table-cell table:style-name="ce560" table:formula="of:=INT(DEC2BIN([.C51])/10^0)-10*INT(DEC2BIN([.C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1])/10^7)" office:value-type="float" office:value="1" calcext:value-type="float">
            <text:p>1</text:p>
          </table:table-cell>
          <table:table-cell table:style-name="ce560" table:formula="of:=INT(DEC2BIN([.L51])/10^6)-10*INT(DEC2BIN([.L51])/10^7)" office:value-type="float" office:value="1" calcext:value-type="float">
            <text:p>1</text:p>
          </table:table-cell>
          <table:table-cell table:style-name="ce560" table:formula="of:=INT(DEC2BIN([.L51])/10^5)-10*INT(DEC2BIN([.L51])/10^6)" office:value-type="float" office:value="1" calcext:value-type="float">
            <text:p>1</text:p>
          </table:table-cell>
          <table:table-cell table:style-name="ce560" table:formula="of:=INT(DEC2BIN([.L51])/10^4)-10*INT(DEC2BIN([.L51])/10^5)" office:value-type="float" office:value="1" calcext:value-type="float">
            <text:p>1</text:p>
          </table:table-cell>
          <table:table-cell table:style-name="ce560" table:formula="of:=INT(DEC2BIN([.L51])/10^3)-10*INT(DEC2BIN([.L51])/10^4)" office:value-type="float" office:value="1" calcext:value-type="float">
            <text:p>1</text:p>
          </table:table-cell>
          <table:table-cell table:style-name="ce560" table:formula="of:=INT(DEC2BIN([.L51])/10^2)-10*INT(DEC2BIN([.L51])/10^3)" office:value-type="float" office:value="1" calcext:value-type="float">
            <text:p>1</text:p>
          </table:table-cell>
          <table:table-cell table:style-name="ce560" table:formula="of:=INT(DEC2BIN([.L51])/10^1)-10*INT(DEC2BIN([.L51])/10^2)" office:value-type="float" office:value="1" calcext:value-type="float">
            <text:p>1</text:p>
          </table:table-cell>
          <table:table-cell table:style-name="ce560" table:formula="of:=INT(DEC2BIN([.L51])/10^0)-10*INT(DEC2BIN([.L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1])/10^7)" office:value-type="float" office:value="1" calcext:value-type="float">
            <text:p>1</text:p>
          </table:table-cell>
          <table:table-cell table:style-name="ce560" table:formula="of:=INT(DEC2BIN([.U51])/10^6)-10*INT(DEC2BIN([.U51])/10^7)" office:value-type="float" office:value="1" calcext:value-type="float">
            <text:p>1</text:p>
          </table:table-cell>
          <table:table-cell table:style-name="ce560" table:formula="of:=INT(DEC2BIN([.U51])/10^5)-10*INT(DEC2BIN([.U51])/10^6)" office:value-type="float" office:value="1" calcext:value-type="float">
            <text:p>1</text:p>
          </table:table-cell>
          <table:table-cell table:style-name="ce560" table:formula="of:=INT(DEC2BIN([.U51])/10^4)-10*INT(DEC2BIN([.U51])/10^5)" office:value-type="float" office:value="1" calcext:value-type="float">
            <text:p>1</text:p>
          </table:table-cell>
          <table:table-cell table:style-name="ce560" table:formula="of:=INT(DEC2BIN([.U51])/10^3)-10*INT(DEC2BIN([.U51])/10^4)" office:value-type="float" office:value="1" calcext:value-type="float">
            <text:p>1</text:p>
          </table:table-cell>
          <table:table-cell table:style-name="ce560" table:formula="of:=INT(DEC2BIN([.U51])/10^2)-10*INT(DEC2BIN([.U51])/10^3)" office:value-type="float" office:value="1" calcext:value-type="float">
            <text:p>1</text:p>
          </table:table-cell>
          <table:table-cell table:style-name="ce560" table:formula="of:=INT(DEC2BIN([.U51])/10^1)-10*INT(DEC2BIN([.U51])/10^2)" office:value-type="float" office:value="1" calcext:value-type="float">
            <text:p>1</text:p>
          </table:table-cell>
          <table:table-cell table:style-name="ce560" table:formula="of:=INT(DEC2BIN([.U51])/10^0)-10*INT(DEC2BIN([.U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1])/10^7)" office:value-type="float" office:value="1" calcext:value-type="float">
            <text:p>1</text:p>
          </table:table-cell>
          <table:table-cell table:style-name="ce560" table:formula="of:=INT(DEC2BIN([.AD51])/10^6)-10*INT(DEC2BIN([.AD51])/10^7)" office:value-type="float" office:value="1" calcext:value-type="float">
            <text:p>1</text:p>
          </table:table-cell>
          <table:table-cell table:style-name="ce560" table:formula="of:=INT(DEC2BIN([.AD51])/10^5)-10*INT(DEC2BIN([.AD51])/10^6)" office:value-type="float" office:value="1" calcext:value-type="float">
            <text:p>1</text:p>
          </table:table-cell>
          <table:table-cell table:style-name="ce560" table:formula="of:=INT(DEC2BIN([.AD51])/10^4)-10*INT(DEC2BIN([.AD51])/10^5)" office:value-type="float" office:value="1" calcext:value-type="float">
            <text:p>1</text:p>
          </table:table-cell>
          <table:table-cell table:style-name="ce560" table:formula="of:=INT(DEC2BIN([.AD51])/10^3)-10*INT(DEC2BIN([.AD51])/10^4)" office:value-type="float" office:value="1" calcext:value-type="float">
            <text:p>1</text:p>
          </table:table-cell>
          <table:table-cell table:style-name="ce560" table:formula="of:=INT(DEC2BIN([.AD51])/10^2)-10*INT(DEC2BIN([.AD51])/10^3)" office:value-type="float" office:value="0" calcext:value-type="float">
            <text:p>0</text:p>
          </table:table-cell>
          <table:table-cell table:style-name="ce560" table:formula="of:=INT(DEC2BIN([.AD51])/10^1)-10*INT(DEC2BIN([.AD51])/10^2)" office:value-type="float" office:value="0" calcext:value-type="float">
            <text:p>0</text:p>
          </table:table-cell>
          <table:table-cell table:style-name="ce571" table:formula="of:=INT(DEC2BIN([.AD51])/10^0)-10*INT(DEC2BIN([.AD51])/10^1)" office:value-type="float" office:value="0" calcext:value-type="float">
            <text:p>0</text:p>
          </table:table-cell>
          <table:table-cell table:style-name="ce479" table:formula="of:=COUNTIF([.AN51:.BV51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708830762250196" calcext:value-type="float">
            <text:p>0,708830762250196</text:p>
          </table:table-cell>
          <table:table-cell table:style-name="ce467" table:formula="of:=RANK([.A52];[.$A$46:.$A$52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2])/10^7)" office:value-type="float" office:value="1" calcext:value-type="float">
            <text:p>1</text:p>
          </table:table-cell>
          <table:table-cell table:style-name="ce560" table:formula="of:=INT(DEC2BIN([.C52])/10^6)-10*INT(DEC2BIN([.C52])/10^7)" office:value-type="float" office:value="1" calcext:value-type="float">
            <text:p>1</text:p>
          </table:table-cell>
          <table:table-cell table:style-name="ce560" table:formula="of:=INT(DEC2BIN([.C52])/10^5)-10*INT(DEC2BIN([.C52])/10^6)" office:value-type="float" office:value="1" calcext:value-type="float">
            <text:p>1</text:p>
          </table:table-cell>
          <table:table-cell table:style-name="ce560" table:formula="of:=INT(DEC2BIN([.C52])/10^4)-10*INT(DEC2BIN([.C52])/10^5)" office:value-type="float" office:value="1" calcext:value-type="float">
            <text:p>1</text:p>
          </table:table-cell>
          <table:table-cell table:style-name="ce560" table:formula="of:=INT(DEC2BIN([.C52])/10^3)-10*INT(DEC2BIN([.C52])/10^4)" office:value-type="float" office:value="1" calcext:value-type="float">
            <text:p>1</text:p>
          </table:table-cell>
          <table:table-cell table:style-name="ce560" table:formula="of:=INT(DEC2BIN([.C52])/10^2)-10*INT(DEC2BIN([.C52])/10^3)" office:value-type="float" office:value="1" calcext:value-type="float">
            <text:p>1</text:p>
          </table:table-cell>
          <table:table-cell table:style-name="ce560" table:formula="of:=INT(DEC2BIN([.C52])/10^1)-10*INT(DEC2BIN([.C52])/10^2)" office:value-type="float" office:value="1" calcext:value-type="float">
            <text:p>1</text:p>
          </table:table-cell>
          <table:table-cell table:style-name="ce560" table:formula="of:=INT(DEC2BIN([.C52])/10^0)-10*INT(DEC2BIN([.C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2])/10^7)" office:value-type="float" office:value="1" calcext:value-type="float">
            <text:p>1</text:p>
          </table:table-cell>
          <table:table-cell table:style-name="ce560" table:formula="of:=INT(DEC2BIN([.L52])/10^6)-10*INT(DEC2BIN([.L52])/10^7)" office:value-type="float" office:value="1" calcext:value-type="float">
            <text:p>1</text:p>
          </table:table-cell>
          <table:table-cell table:style-name="ce560" table:formula="of:=INT(DEC2BIN([.L52])/10^5)-10*INT(DEC2BIN([.L52])/10^6)" office:value-type="float" office:value="1" calcext:value-type="float">
            <text:p>1</text:p>
          </table:table-cell>
          <table:table-cell table:style-name="ce560" table:formula="of:=INT(DEC2BIN([.L52])/10^4)-10*INT(DEC2BIN([.L52])/10^5)" office:value-type="float" office:value="1" calcext:value-type="float">
            <text:p>1</text:p>
          </table:table-cell>
          <table:table-cell table:style-name="ce560" table:formula="of:=INT(DEC2BIN([.L52])/10^3)-10*INT(DEC2BIN([.L52])/10^4)" office:value-type="float" office:value="1" calcext:value-type="float">
            <text:p>1</text:p>
          </table:table-cell>
          <table:table-cell table:style-name="ce560" table:formula="of:=INT(DEC2BIN([.L52])/10^2)-10*INT(DEC2BIN([.L52])/10^3)" office:value-type="float" office:value="1" calcext:value-type="float">
            <text:p>1</text:p>
          </table:table-cell>
          <table:table-cell table:style-name="ce560" table:formula="of:=INT(DEC2BIN([.L52])/10^1)-10*INT(DEC2BIN([.L52])/10^2)" office:value-type="float" office:value="1" calcext:value-type="float">
            <text:p>1</text:p>
          </table:table-cell>
          <table:table-cell table:style-name="ce560" table:formula="of:=INT(DEC2BIN([.L52])/10^0)-10*INT(DEC2BIN([.L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2])/10^7)" office:value-type="float" office:value="1" calcext:value-type="float">
            <text:p>1</text:p>
          </table:table-cell>
          <table:table-cell table:style-name="ce560" table:formula="of:=INT(DEC2BIN([.U52])/10^6)-10*INT(DEC2BIN([.U52])/10^7)" office:value-type="float" office:value="1" calcext:value-type="float">
            <text:p>1</text:p>
          </table:table-cell>
          <table:table-cell table:style-name="ce560" table:formula="of:=INT(DEC2BIN([.U52])/10^5)-10*INT(DEC2BIN([.U52])/10^6)" office:value-type="float" office:value="1" calcext:value-type="float">
            <text:p>1</text:p>
          </table:table-cell>
          <table:table-cell table:style-name="ce560" table:formula="of:=INT(DEC2BIN([.U52])/10^4)-10*INT(DEC2BIN([.U52])/10^5)" office:value-type="float" office:value="1" calcext:value-type="float">
            <text:p>1</text:p>
          </table:table-cell>
          <table:table-cell table:style-name="ce560" table:formula="of:=INT(DEC2BIN([.U52])/10^3)-10*INT(DEC2BIN([.U52])/10^4)" office:value-type="float" office:value="1" calcext:value-type="float">
            <text:p>1</text:p>
          </table:table-cell>
          <table:table-cell table:style-name="ce560" table:formula="of:=INT(DEC2BIN([.U52])/10^2)-10*INT(DEC2BIN([.U52])/10^3)" office:value-type="float" office:value="1" calcext:value-type="float">
            <text:p>1</text:p>
          </table:table-cell>
          <table:table-cell table:style-name="ce560" table:formula="of:=INT(DEC2BIN([.U52])/10^1)-10*INT(DEC2BIN([.U52])/10^2)" office:value-type="float" office:value="1" calcext:value-type="float">
            <text:p>1</text:p>
          </table:table-cell>
          <table:table-cell table:style-name="ce560" table:formula="of:=INT(DEC2BIN([.U52])/10^0)-10*INT(DEC2BIN([.U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2])/10^7)" office:value-type="float" office:value="1" calcext:value-type="float">
            <text:p>1</text:p>
          </table:table-cell>
          <table:table-cell table:style-name="ce560" table:formula="of:=INT(DEC2BIN([.AD52])/10^6)-10*INT(DEC2BIN([.AD52])/10^7)" office:value-type="float" office:value="1" calcext:value-type="float">
            <text:p>1</text:p>
          </table:table-cell>
          <table:table-cell table:style-name="ce560" table:formula="of:=INT(DEC2BIN([.AD52])/10^5)-10*INT(DEC2BIN([.AD52])/10^6)" office:value-type="float" office:value="1" calcext:value-type="float">
            <text:p>1</text:p>
          </table:table-cell>
          <table:table-cell table:style-name="ce560" table:formula="of:=INT(DEC2BIN([.AD52])/10^4)-10*INT(DEC2BIN([.AD52])/10^5)" office:value-type="float" office:value="1" calcext:value-type="float">
            <text:p>1</text:p>
          </table:table-cell>
          <table:table-cell table:style-name="ce560" table:formula="of:=INT(DEC2BIN([.AD52])/10^3)-10*INT(DEC2BIN([.AD52])/10^4)" office:value-type="float" office:value="1" calcext:value-type="float">
            <text:p>1</text:p>
          </table:table-cell>
          <table:table-cell table:style-name="ce560" table:formula="of:=INT(DEC2BIN([.AD52])/10^2)-10*INT(DEC2BIN([.AD52])/10^3)" office:value-type="float" office:value="1" calcext:value-type="float">
            <text:p>1</text:p>
          </table:table-cell>
          <table:table-cell table:style-name="ce560" table:formula="of:=INT(DEC2BIN([.AD52])/10^1)-10*INT(DEC2BIN([.AD52])/10^2)" office:value-type="float" office:value="0" calcext:value-type="float">
            <text:p>0</text:p>
          </table:table-cell>
          <table:table-cell table:style-name="ce571" table:formula="of:=INT(DEC2BIN([.AD52])/10^0)-10*INT(DEC2BIN([.AD52])/10^1)" office:value-type="float" office:value="0" calcext:value-type="float">
            <text:p>0</text:p>
          </table:table-cell>
          <table:table-cell table:style-name="ce479" table:formula="of:=COUNTIF([.AN52:.BV52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3</text:p>
          </table:table-cell>
          <table:covered-table-cell table:style-name="ce395"/>
          <table:covered-table-cell table:style-name="ce408"/>
          <table:covered-table-cell table:number-columns-repeated="7" table:style-name="ce423"/>
          <table:covered-table-cell table:style-name="ce395"/>
          <table:covered-table-cell table:style-name="ce408"/>
          <table:covered-table-cell table:number-columns-repeated="7" table:style-name="ce423"/>
          <table:covered-table-cell table:style-name="ce395"/>
          <table:covered-table-cell table:number-columns-repeated="8" table:style-name="ce408"/>
          <table:covered-table-cell table:style-name="ce395"/>
          <table:covered-table-cell table:style-name="ce408"/>
          <table:covered-table-cell table:number-columns-repeated="7" table:style-name="ce423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3" table:number-columns-repeated="7"/>
          <table:table-cell table:style-name="ce395"/>
          <table:table-cell table:style-name="ce408" table:number-columns-repeated="8"/>
          <table:table-cell table:style-name="ce395"/>
          <table:table-cell table:style-name="ce408"/>
          <table:table-cell table:style-name="ce423" table:number-columns-repeated="7"/>
          <table:table-cell table:number-columns-repeated="2"/>
          <table:table-cell table:style-name="ce405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5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5"/>
          <table:table-cell table:style-name="ce405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5"/>
          <table:table-cell table:style-name="ce570" table:formula="of:=IF(SUM([.AN58:.BW69])/[.AT55]*20&lt;0;0;SUM([.AN58:.BW69])/[.AT55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5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7" table:number-columns-repeated="25"/>
          <table:table-cell table:number-columns-repeated="987"/>
        </table:table-row>
        <table:table-row table:style-name="ro4">
          <table:table-cell table:style-name="ce392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1"/>
          <table:table-cell/>
          <table:table-cell table:style-name="ce557" office:value-type="string" calcext:value-type="string">
            <text:p>Nb v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2"/>
          <table:table-cell table:style-name="ce467" office:value-type="string" calcext:value-type="string">
            <text:p>binaire</text:p>
          </table:table-cell>
          <table:table-cell table:style-name="ce484" table:formula="of:=INT(DEC2BIN([.C57])/10^7)" office:value-type="float" office:value="1" calcext:value-type="float">
            <text:p>1</text:p>
          </table:table-cell>
          <table:table-cell table:style-name="ce503" table:formula="of:=INT(DEC2BIN([.C57])/10^6)-10*INT(DEC2BIN([.C57])/10^7)" office:value-type="float" office:value="0" calcext:value-type="float">
            <text:p>0</text:p>
          </table:table-cell>
          <table:table-cell table:style-name="ce503" table:formula="of:=INT(DEC2BIN([.C57])/10^5)-10*INT(DEC2BIN([.C57])/10^6)" office:value-type="float" office:value="1" calcext:value-type="float">
            <text:p>1</text:p>
          </table:table-cell>
          <table:table-cell table:style-name="ce503" table:formula="of:=INT(DEC2BIN([.C57])/10^4)-10*INT(DEC2BIN([.C57])/10^5)" office:value-type="float" office:value="1" calcext:value-type="float">
            <text:p>1</text:p>
          </table:table-cell>
          <table:table-cell table:style-name="ce503" table:formula="of:=INT(DEC2BIN([.C57])/10^3)-10*INT(DEC2BIN([.C57])/10^4)" office:value-type="float" office:value="0" calcext:value-type="float">
            <text:p>0</text:p>
          </table:table-cell>
          <table:table-cell table:style-name="ce503" table:formula="of:=INT(DEC2BIN([.C57])/10^2)-10*INT(DEC2BIN([.C57])/10^3)" office:value-type="float" office:value="0" calcext:value-type="float">
            <text:p>0</text:p>
          </table:table-cell>
          <table:table-cell table:style-name="ce503" table:formula="of:=INT(DEC2BIN([.C57])/10^1)-10*INT(DEC2BIN([.C57])/10^2)" office:value-type="float" office:value="0" calcext:value-type="float">
            <text:p>0</text:p>
          </table:table-cell>
          <table:table-cell table:style-name="ce514" table:formula="of:=INT(DEC2BIN([.C57])/10^0)-10*INT(DEC2BIN([.C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57])/10^7)" office:value-type="float" office:value="0" calcext:value-type="float">
            <text:p>0</text:p>
          </table:table-cell>
          <table:table-cell table:style-name="ce503" table:formula="of:=INT(DEC2BIN([.L57])/10^6)-10*INT(DEC2BIN([.L57])/10^7)" office:value-type="float" office:value="0" calcext:value-type="float">
            <text:p>0</text:p>
          </table:table-cell>
          <table:table-cell table:style-name="ce503" table:formula="of:=INT(DEC2BIN([.L57])/10^5)-10*INT(DEC2BIN([.L57])/10^6)" office:value-type="float" office:value="0" calcext:value-type="float">
            <text:p>0</text:p>
          </table:table-cell>
          <table:table-cell table:style-name="ce503" table:formula="of:=INT(DEC2BIN([.L57])/10^4)-10*INT(DEC2BIN([.L57])/10^5)" office:value-type="float" office:value="1" calcext:value-type="float">
            <text:p>1</text:p>
          </table:table-cell>
          <table:table-cell table:style-name="ce503" table:formula="of:=INT(DEC2BIN([.L57])/10^3)-10*INT(DEC2BIN([.L57])/10^4)" office:value-type="float" office:value="1" calcext:value-type="float">
            <text:p>1</text:p>
          </table:table-cell>
          <table:table-cell table:style-name="ce503" table:formula="of:=INT(DEC2BIN([.L57])/10^2)-10*INT(DEC2BIN([.L57])/10^3)" office:value-type="float" office:value="0" calcext:value-type="float">
            <text:p>0</text:p>
          </table:table-cell>
          <table:table-cell table:style-name="ce503" table:formula="of:=INT(DEC2BIN([.L57])/10^1)-10*INT(DEC2BIN([.L57])/10^2)" office:value-type="float" office:value="1" calcext:value-type="float">
            <text:p>1</text:p>
          </table:table-cell>
          <table:table-cell table:style-name="ce514" table:formula="of:=INT(DEC2BIN([.L57])/10^0)-10*INT(DEC2BIN([.L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57])/10^7)" office:value-type="float" office:value="0" calcext:value-type="float">
            <text:p>0</text:p>
          </table:table-cell>
          <table:table-cell table:style-name="ce503" table:formula="of:=INT(DEC2BIN([.U57])/10^6)-10*INT(DEC2BIN([.U57])/10^7)" office:value-type="float" office:value="1" calcext:value-type="float">
            <text:p>1</text:p>
          </table:table-cell>
          <table:table-cell table:style-name="ce503" table:formula="of:=INT(DEC2BIN([.U57])/10^5)-10*INT(DEC2BIN([.U57])/10^6)" office:value-type="float" office:value="0" calcext:value-type="float">
            <text:p>0</text:p>
          </table:table-cell>
          <table:table-cell table:style-name="ce503" table:formula="of:=INT(DEC2BIN([.U57])/10^4)-10*INT(DEC2BIN([.U57])/10^5)" office:value-type="float" office:value="0" calcext:value-type="float">
            <text:p>0</text:p>
          </table:table-cell>
          <table:table-cell table:style-name="ce503" table:formula="of:=INT(DEC2BIN([.U57])/10^3)-10*INT(DEC2BIN([.U57])/10^4)" office:value-type="float" office:value="1" calcext:value-type="float">
            <text:p>1</text:p>
          </table:table-cell>
          <table:table-cell table:style-name="ce503" table:formula="of:=INT(DEC2BIN([.U57])/10^2)-10*INT(DEC2BIN([.U57])/10^3)" office:value-type="float" office:value="0" calcext:value-type="float">
            <text:p>0</text:p>
          </table:table-cell>
          <table:table-cell table:style-name="ce503" table:formula="of:=INT(DEC2BIN([.U57])/10^1)-10*INT(DEC2BIN([.U57])/10^2)" office:value-type="float" office:value="0" calcext:value-type="float">
            <text:p>0</text:p>
          </table:table-cell>
          <table:table-cell table:style-name="ce514" table:formula="of:=INT(DEC2BIN([.U57])/10^0)-10*INT(DEC2BIN([.U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57])/10^7)" office:value-type="float" office:value="1" calcext:value-type="float">
            <text:p>1</text:p>
          </table:table-cell>
          <table:table-cell table:style-name="ce503" table:formula="of:=INT(DEC2BIN([.AD57])/10^6)-10*INT(DEC2BIN([.AD57])/10^7)" office:value-type="float" office:value="0" calcext:value-type="float">
            <text:p>0</text:p>
          </table:table-cell>
          <table:table-cell table:style-name="ce503" table:formula="of:=INT(DEC2BIN([.AD57])/10^5)-10*INT(DEC2BIN([.AD57])/10^6)" office:value-type="float" office:value="1" calcext:value-type="float">
            <text:p>1</text:p>
          </table:table-cell>
          <table:table-cell table:style-name="ce503" table:formula="of:=INT(DEC2BIN([.AD57])/10^4)-10*INT(DEC2BIN([.AD57])/10^5)" office:value-type="float" office:value="1" calcext:value-type="float">
            <text:p>1</text:p>
          </table:table-cell>
          <table:table-cell table:style-name="ce503" table:formula="of:=INT(DEC2BIN([.AD57])/10^3)-10*INT(DEC2BIN([.AD57])/10^4)" office:value-type="float" office:value="0" calcext:value-type="float">
            <text:p>0</text:p>
          </table:table-cell>
          <table:table-cell table:style-name="ce503" table:formula="of:=INT(DEC2BIN([.AD57])/10^2)-10*INT(DEC2BIN([.AD57])/10^3)" office:value-type="float" office:value="0" calcext:value-type="float">
            <text:p>0</text:p>
          </table:table-cell>
          <table:table-cell table:style-name="ce503" table:formula="of:=INT(DEC2BIN([.AD57])/10^1)-10*INT(DEC2BIN([.AD57])/10^2)" office:value-type="float" office:value="0" calcext:value-type="float">
            <text:p>0</text:p>
          </table:table-cell>
          <table:table-cell table:style-name="ce514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558" table:formula="of:=COUNTA([.AN58:.BV58])" office:value-type="float" office:value="35" calcext:value-type="float">
            <text:p>35</text:p>
          </table:table-cell>
          <table:table-cell table:style-name="ce484" table:formula="of:=IF(ISBLANK([$'Niveau 3'.C5]);0;IF([.C58]=[$'Niveau 3'.C5];1;-0.5))" office:value-type="float" office:value="0" calcext:value-type="float">
            <text:p>0</text:p>
          </table:table-cell>
          <table:table-cell table:style-name="ce503" table:formula="of:=IF(ISBLANK([$'Niveau 3'.D5]);0;IF([.D58]=[$'Niveau 3'.D5];1;-0.5))" office:value-type="float" office:value="0" calcext:value-type="float">
            <text:p>0</text:p>
          </table:table-cell>
          <table:table-cell table:style-name="ce503" table:formula="of:=IF(ISBLANK([$'Niveau 3'.E5]);0;IF([.E58]=[$'Niveau 3'.E5];1;-0.5))" office:value-type="float" office:value="0" calcext:value-type="float">
            <text:p>0</text:p>
          </table:table-cell>
          <table:table-cell table:style-name="ce503" table:formula="of:=IF(ISBLANK([$'Niveau 3'.F5]);0;IF([.F58]=[$'Niveau 3'.F5];1;-0.5))" office:value-type="float" office:value="0" calcext:value-type="float">
            <text:p>0</text:p>
          </table:table-cell>
          <table:table-cell table:style-name="ce503" table:formula="of:=IF(ISBLANK([$'Niveau 3'.G5]);0;IF([.G58]=[$'Niveau 3'.G5];1;-0.5))" office:value-type="float" office:value="0" calcext:value-type="float">
            <text:p>0</text:p>
          </table:table-cell>
          <table:table-cell table:style-name="ce503" table:formula="of:=IF(ISBLANK([$'Niveau 3'.H5]);0;IF([.H58]=[$'Niveau 3'.H5];1;-0.5))" office:value-type="float" office:value="0" calcext:value-type="float">
            <text:p>0</text:p>
          </table:table-cell>
          <table:table-cell table:style-name="ce503" table:formula="of:=IF(ISBLANK([$'Niveau 3'.I5]);0;IF([.I58]=[$'Niveau 3'.I5];1;-0.5))" office:value-type="float" office:value="0" calcext:value-type="float">
            <text:p>0</text:p>
          </table:table-cell>
          <table:table-cell table:style-name="ce514" table:formula="of:=IF(ISBLANK([$'Niveau 3'.J5]);0;IF([.J58]=[$'Niveau 3'.J5];1;-0.5))" office:value-type="float" office:value="0" calcext:value-type="float">
            <text:p>0</text:p>
          </table:table-cell>
          <table:table-cell table:style-name="ce484" table:formula="of:=IF(ISBLANK([$'Niveau 3'.K5]);0;IF([.K58]=[$'Niveau 3'.K5];0.5;-0.25))" office:value-type="float" office:value="0" calcext:value-type="float">
            <text:p>0</text:p>
          </table:table-cell>
          <table:table-cell table:style-name="ce484" table:formula="of:=IF(ISBLANK([$'Niveau 3'.L5]);0;IF([.L58]=[$'Niveau 3'.L5];1;-0.5))" office:value-type="float" office:value="0" calcext:value-type="float">
            <text:p>0</text:p>
          </table:table-cell>
          <table:table-cell table:style-name="ce503" table:formula="of:=IF(ISBLANK([$'Niveau 3'.M5]);0;IF([.M58]=[$'Niveau 3'.M5];1;-0.5))" office:value-type="float" office:value="0" calcext:value-type="float">
            <text:p>0</text:p>
          </table:table-cell>
          <table:table-cell table:style-name="ce503" table:formula="of:=IF(ISBLANK([$'Niveau 3'.N5]);0;IF([.N58]=[$'Niveau 3'.N5];1;-0.5))" office:value-type="float" office:value="0" calcext:value-type="float">
            <text:p>0</text:p>
          </table:table-cell>
          <table:table-cell table:style-name="ce503" table:formula="of:=IF(ISBLANK([$'Niveau 3'.O5]);0;IF([.O58]=[$'Niveau 3'.O5];1;-0.5))" office:value-type="float" office:value="0" calcext:value-type="float">
            <text:p>0</text:p>
          </table:table-cell>
          <table:table-cell table:style-name="ce503" table:formula="of:=IF(ISBLANK([$'Niveau 3'.P5]);0;IF([.P58]=[$'Niveau 3'.P5];1;-0.5))" office:value-type="float" office:value="0" calcext:value-type="float">
            <text:p>0</text:p>
          </table:table-cell>
          <table:table-cell table:style-name="ce503" table:formula="of:=IF(ISBLANK([$'Niveau 3'.Q5]);0;IF([.Q58]=[$'Niveau 3'.Q5];1;-0.5))" office:value-type="float" office:value="0" calcext:value-type="float">
            <text:p>0</text:p>
          </table:table-cell>
          <table:table-cell table:style-name="ce503" table:formula="of:=IF(ISBLANK([$'Niveau 3'.R5]);0;IF([.R58]=[$'Niveau 3'.R5];1;-0.5))" office:value-type="float" office:value="0" calcext:value-type="float">
            <text:p>0</text:p>
          </table:table-cell>
          <table:table-cell table:style-name="ce514" table:formula="of:=IF(ISBLANK([$'Niveau 3'.S5]);0;IF([.S58]=[$'Niveau 3'.S5];1;-0.5))" office:value-type="float" office:value="0" calcext:value-type="float">
            <text:p>0</text:p>
          </table:table-cell>
          <table:table-cell table:style-name="ce484" table:formula="of:=IF(ISBLANK([$'Niveau 3'.T5]);0;IF([.T58]=[$'Niveau 3'.T5];0.5;-0.25))" office:value-type="float" office:value="0" calcext:value-type="float">
            <text:p>0</text:p>
          </table:table-cell>
          <table:table-cell table:style-name="ce484" table:formula="of:=IF(ISBLANK([$'Niveau 3'.U5]);0;IF([.U58]=[$'Niveau 3'.U5];1;-0.5))" office:value-type="float" office:value="0" calcext:value-type="float">
            <text:p>0</text:p>
          </table:table-cell>
          <table:table-cell table:style-name="ce503" table:formula="of:=IF(ISBLANK([$'Niveau 3'.V5]);0;IF([.V58]=[$'Niveau 3'.V5];1;-0.5))" office:value-type="float" office:value="0" calcext:value-type="float">
            <text:p>0</text:p>
          </table:table-cell>
          <table:table-cell table:style-name="ce503" table:formula="of:=IF(ISBLANK([$'Niveau 3'.W5]);0;IF([.W58]=[$'Niveau 3'.W5];1;-0.5))" office:value-type="float" office:value="0" calcext:value-type="float">
            <text:p>0</text:p>
          </table:table-cell>
          <table:table-cell table:style-name="ce503" table:formula="of:=IF(ISBLANK([$'Niveau 3'.X5]);0;IF([.X58]=[$'Niveau 3'.X5];1;-0.5))" office:value-type="float" office:value="0" calcext:value-type="float">
            <text:p>0</text:p>
          </table:table-cell>
          <table:table-cell table:style-name="ce503" table:formula="of:=IF(ISBLANK([$'Niveau 3'.Y5]);0;IF([.Y58]=[$'Niveau 3'.Y5];1;-0.5))" office:value-type="float" office:value="0" calcext:value-type="float">
            <text:p>0</text:p>
          </table:table-cell>
          <table:table-cell table:style-name="ce503" table:formula="of:=IF(ISBLANK([$'Niveau 3'.Z5]);0;IF([.Z58]=[$'Niveau 3'.Z5];1;-0.5))" office:value-type="float" office:value="0" calcext:value-type="float">
            <text:p>0</text:p>
          </table:table-cell>
          <table:table-cell table:style-name="ce503" table:formula="of:=IF(ISBLANK([$'Niveau 3'.AA5]);0;IF([.AA58]=[$'Niveau 3'.AA5];1;-0.5))" office:value-type="float" office:value="0" calcext:value-type="float">
            <text:p>0</text:p>
          </table:table-cell>
          <table:table-cell table:style-name="ce514" table:formula="of:=IF(ISBLANK([$'Niveau 3'.AB5]);0;IF([.AB58]=[$'Niveau 3'.AB5];1;-0.5))" office:value-type="float" office:value="0" calcext:value-type="float">
            <text:p>0</text:p>
          </table:table-cell>
          <table:table-cell table:style-name="ce484" table:formula="of:=IF(ISBLANK([$'Niveau 3'.AC5]);0;IF([.AC58]=[$'Niveau 3'.AC5];0.5;-0.25))" office:value-type="float" office:value="0" calcext:value-type="float">
            <text:p>0</text:p>
          </table:table-cell>
          <table:table-cell table:style-name="ce484" table:formula="of:=IF(ISBLANK([$'Niveau 3'.AD5]);0;IF([.AD58]=[$'Niveau 3'.AD5];1;-0.5))" office:value-type="float" office:value="0" calcext:value-type="float">
            <text:p>0</text:p>
          </table:table-cell>
          <table:table-cell table:style-name="ce503" table:formula="of:=IF(ISBLANK([$'Niveau 3'.AE5]);0;IF([.AE58]=[$'Niveau 3'.AE5];1;-0.5))" office:value-type="float" office:value="0" calcext:value-type="float">
            <text:p>0</text:p>
          </table:table-cell>
          <table:table-cell table:style-name="ce503" table:formula="of:=IF(ISBLANK([$'Niveau 3'.AF5]);0;IF([.AF58]=[$'Niveau 3'.AF5];1;-0.5))" office:value-type="float" office:value="0" calcext:value-type="float">
            <text:p>0</text:p>
          </table:table-cell>
          <table:table-cell table:style-name="ce503" table:formula="of:=IF(ISBLANK([$'Niveau 3'.AG5]);0;IF([.AG58]=[$'Niveau 3'.AG5];1;-0.5))" office:value-type="float" office:value="0" calcext:value-type="float">
            <text:p>0</text:p>
          </table:table-cell>
          <table:table-cell table:style-name="ce503" table:formula="of:=IF(ISBLANK([$'Niveau 3'.AH5]);0;IF([.AH58]=[$'Niveau 3'.AH5];1;-0.5))" office:value-type="float" office:value="0" calcext:value-type="float">
            <text:p>0</text:p>
          </table:table-cell>
          <table:table-cell table:style-name="ce503" table:formula="of:=IF(ISBLANK([$'Niveau 3'.AI5]);0;IF([.AI58]=[$'Niveau 3'.AI5];1;-0.5))" office:value-type="float" office:value="0" calcext:value-type="float">
            <text:p>0</text:p>
          </table:table-cell>
          <table:table-cell table:style-name="ce503" table:formula="of:=IF(ISBLANK([$'Niveau 3'.AJ5]);0;IF([.AJ58]=[$'Niveau 3'.AJ5];1;-0.5))" office:value-type="float" office:value="0" calcext:value-type="float">
            <text:p>0</text:p>
          </table:table-cell>
          <table:table-cell table:style-name="ce514" table:formula="of:=IF(ISBLANK([$'Niveau 3'.AK5]);0;IF([.AK58]=[$'Niveau 3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8:.$BW$69];[.BY58])" office:value-type="float" office:value="0" calcext:value-type="float">
            <text:p>0</text:p>
          </table:table-cell>
          <table:table-cell table:style-name="ce584" table:formula="of:=[.BY58]*[.BZ58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2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table:formula="of:=INDEX([.$U$72:.$U$87];[.B72])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558" table:formula="of:=COUNTA([.AN59:.BV59])" office:value-type="float" office:value="0" calcext:value-type="float">
            <text:p>0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8:.$BW$69];[.BY59])" office:value-type="float" office:value="0" calcext:value-type="float">
            <text:p>0</text:p>
          </table:table-cell>
          <table:table-cell table:style-name="ce584" table:formula="of:=[.BY59]*[.BZ59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2"/>
          <table:table-cell table:style-name="ce467" office:value-type="string" calcext:value-type="string">
            <text:p>binaire</text:p>
          </table:table-cell>
          <table:table-cell table:style-name="ce486" table:formula="of:=INT(DEC2BIN([.C59])/10^7)" office:value-type="float" office:value="1" calcext:value-type="float">
            <text:p>1</text:p>
          </table:table-cell>
          <table:table-cell table:style-name="ce504" table:formula="of:=INT(DEC2BIN([.C59])/10^6)-10*INT(DEC2BIN([.C59])/10^7)" office:value-type="float" office:value="1" calcext:value-type="float">
            <text:p>1</text:p>
          </table:table-cell>
          <table:table-cell table:style-name="ce504" table:formula="of:=INT(DEC2BIN([.C59])/10^5)-10*INT(DEC2BIN([.C59])/10^6)" office:value-type="float" office:value="1" calcext:value-type="float">
            <text:p>1</text:p>
          </table:table-cell>
          <table:table-cell table:style-name="ce504" table:formula="of:=INT(DEC2BIN([.C59])/10^4)-10*INT(DEC2BIN([.C59])/10^5)" office:value-type="float" office:value="1" calcext:value-type="float">
            <text:p>1</text:p>
          </table:table-cell>
          <table:table-cell table:style-name="ce504" table:formula="of:=INT(DEC2BIN([.C59])/10^3)-10*INT(DEC2BIN([.C59])/10^4)" office:value-type="float" office:value="1" calcext:value-type="float">
            <text:p>1</text:p>
          </table:table-cell>
          <table:table-cell table:style-name="ce504" table:formula="of:=INT(DEC2BIN([.C59])/10^2)-10*INT(DEC2BIN([.C59])/10^3)" office:value-type="float" office:value="1" calcext:value-type="float">
            <text:p>1</text:p>
          </table:table-cell>
          <table:table-cell table:style-name="ce504" table:formula="of:=INT(DEC2BIN([.C59])/10^1)-10*INT(DEC2BIN([.C59])/10^2)" office:value-type="float" office:value="1" calcext:value-type="float">
            <text:p>1</text:p>
          </table:table-cell>
          <table:table-cell table:style-name="ce515" table:formula="of:=INT(DEC2BIN([.C59])/10^0)-10*INT(DEC2BIN([.C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59])/10^7)" office:value-type="float" office:value="1" calcext:value-type="float">
            <text:p>1</text:p>
          </table:table-cell>
          <table:table-cell table:style-name="ce504" table:formula="of:=INT(DEC2BIN([.L59])/10^6)-10*INT(DEC2BIN([.L59])/10^7)" office:value-type="float" office:value="1" calcext:value-type="float">
            <text:p>1</text:p>
          </table:table-cell>
          <table:table-cell table:style-name="ce504" table:formula="of:=INT(DEC2BIN([.L59])/10^5)-10*INT(DEC2BIN([.L59])/10^6)" office:value-type="float" office:value="1" calcext:value-type="float">
            <text:p>1</text:p>
          </table:table-cell>
          <table:table-cell table:style-name="ce504" table:formula="of:=INT(DEC2BIN([.L59])/10^4)-10*INT(DEC2BIN([.L59])/10^5)" office:value-type="float" office:value="1" calcext:value-type="float">
            <text:p>1</text:p>
          </table:table-cell>
          <table:table-cell table:style-name="ce504" table:formula="of:=INT(DEC2BIN([.L59])/10^3)-10*INT(DEC2BIN([.L59])/10^4)" office:value-type="float" office:value="1" calcext:value-type="float">
            <text:p>1</text:p>
          </table:table-cell>
          <table:table-cell table:style-name="ce504" table:formula="of:=INT(DEC2BIN([.L59])/10^2)-10*INT(DEC2BIN([.L59])/10^3)" office:value-type="float" office:value="1" calcext:value-type="float">
            <text:p>1</text:p>
          </table:table-cell>
          <table:table-cell table:style-name="ce504" table:formula="of:=INT(DEC2BIN([.L59])/10^1)-10*INT(DEC2BIN([.L59])/10^2)" office:value-type="float" office:value="1" calcext:value-type="float">
            <text:p>1</text:p>
          </table:table-cell>
          <table:table-cell table:style-name="ce515" table:formula="of:=INT(DEC2BIN([.L59])/10^0)-10*INT(DEC2BIN([.L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59])/10^7)" office:value-type="float" office:value="1" calcext:value-type="float">
            <text:p>1</text:p>
          </table:table-cell>
          <table:table-cell table:style-name="ce504" table:formula="of:=INT(DEC2BIN([.U59])/10^6)-10*INT(DEC2BIN([.U59])/10^7)" office:value-type="float" office:value="0" calcext:value-type="float">
            <text:p>0</text:p>
          </table:table-cell>
          <table:table-cell table:style-name="ce504" table:formula="of:=INT(DEC2BIN([.U59])/10^5)-10*INT(DEC2BIN([.U59])/10^6)" office:value-type="float" office:value="0" calcext:value-type="float">
            <text:p>0</text:p>
          </table:table-cell>
          <table:table-cell table:style-name="ce504" table:formula="of:=INT(DEC2BIN([.U59])/10^4)-10*INT(DEC2BIN([.U59])/10^5)" office:value-type="float" office:value="0" calcext:value-type="float">
            <text:p>0</text:p>
          </table:table-cell>
          <table:table-cell table:style-name="ce504" table:formula="of:=INT(DEC2BIN([.U59])/10^3)-10*INT(DEC2BIN([.U59])/10^4)" office:value-type="float" office:value="0" calcext:value-type="float">
            <text:p>0</text:p>
          </table:table-cell>
          <table:table-cell table:style-name="ce504" table:formula="of:=INT(DEC2BIN([.U59])/10^2)-10*INT(DEC2BIN([.U59])/10^3)" office:value-type="float" office:value="0" calcext:value-type="float">
            <text:p>0</text:p>
          </table:table-cell>
          <table:table-cell table:style-name="ce504" table:formula="of:=INT(DEC2BIN([.U59])/10^1)-10*INT(DEC2BIN([.U59])/10^2)" office:value-type="float" office:value="0" calcext:value-type="float">
            <text:p>0</text:p>
          </table:table-cell>
          <table:table-cell table:style-name="ce515" table:formula="of:=INT(DEC2BIN([.U59])/10^0)-10*INT(DEC2BIN([.U59])/10^1)" office:value-type="float" office:value="0" calcext:value-type="float">
            <text:p>0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59])/10^7)" office:value-type="float" office:value="0" calcext:value-type="float">
            <text:p>0</text:p>
          </table:table-cell>
          <table:table-cell table:style-name="ce504" table:formula="of:=INT(DEC2BIN([.AD59])/10^6)-10*INT(DEC2BIN([.AD59])/10^7)" office:value-type="float" office:value="0" calcext:value-type="float">
            <text:p>0</text:p>
          </table:table-cell>
          <table:table-cell table:style-name="ce504" table:formula="of:=INT(DEC2BIN([.AD59])/10^5)-10*INT(DEC2BIN([.AD59])/10^6)" office:value-type="float" office:value="0" calcext:value-type="float">
            <text:p>0</text:p>
          </table:table-cell>
          <table:table-cell table:style-name="ce504" table:formula="of:=INT(DEC2BIN([.AD59])/10^4)-10*INT(DEC2BIN([.AD59])/10^5)" office:value-type="float" office:value="0" calcext:value-type="float">
            <text:p>0</text:p>
          </table:table-cell>
          <table:table-cell table:style-name="ce504" table:formula="of:=INT(DEC2BIN([.AD59])/10^3)-10*INT(DEC2BIN([.AD59])/10^4)" office:value-type="float" office:value="0" calcext:value-type="float">
            <text:p>0</text:p>
          </table:table-cell>
          <table:table-cell table:style-name="ce504" table:formula="of:=INT(DEC2BIN([.AD59])/10^2)-10*INT(DEC2BIN([.AD59])/10^3)" office:value-type="float" office:value="0" calcext:value-type="float">
            <text:p>0</text:p>
          </table:table-cell>
          <table:table-cell table:style-name="ce504" table:formula="of:=INT(DEC2BIN([.AD59])/10^1)-10*INT(DEC2BIN([.AD59])/10^2)" office:value-type="float" office:value="0" calcext:value-type="float">
            <text:p>0</text:p>
          </table:table-cell>
          <table:table-cell table:style-name="ce515" table:formula="of:=INT(DEC2BIN([.AD59])/10^0)-10*INT(DEC2BIN([.AD59])/10^1)" office:value-type="float" office:value="0" calcext:value-type="float">
            <text:p>0</text:p>
          </table:table-cell>
          <table:table-cell table:style-name="ce479" table:formula="of:=COUNTIF([.C60:.AK60];&quot;1&quot;)" office:value-type="float" office:value="17" calcext:value-type="float">
            <text:p>/17</text:p>
          </table:table-cell>
          <table:table-cell table:style-name="ce558" table:formula="of:=COUNTA([.AN60:.BW60])" office:value-type="float" office:value="36" calcext:value-type="float">
            <text:p>36</text:p>
          </table:table-cell>
          <table:table-cell table:style-name="ce484" table:formula="of:=IF(ISBLANK([$'Niveau 3'.C7]);0;IF([.C60]=[$'Niveau 3'.C7];1;-0.5))" office:value-type="float" office:value="0" calcext:value-type="float">
            <text:p>0</text:p>
          </table:table-cell>
          <table:table-cell table:style-name="ce503" table:formula="of:=IF(ISBLANK([$'Niveau 3'.D7]);0;IF([.D60]=[$'Niveau 3'.D7];1;-0.5))" office:value-type="float" office:value="0" calcext:value-type="float">
            <text:p>0</text:p>
          </table:table-cell>
          <table:table-cell table:style-name="ce503" table:formula="of:=IF(ISBLANK([$'Niveau 3'.E7]);0;IF([.E60]=[$'Niveau 3'.E7];1;-0.5))" office:value-type="float" office:value="0" calcext:value-type="float">
            <text:p>0</text:p>
          </table:table-cell>
          <table:table-cell table:style-name="ce503" table:formula="of:=IF(ISBLANK([$'Niveau 3'.F7]);0;IF([.F60]=[$'Niveau 3'.F7];1;-0.5))" office:value-type="float" office:value="0" calcext:value-type="float">
            <text:p>0</text:p>
          </table:table-cell>
          <table:table-cell table:style-name="ce503" table:formula="of:=IF(ISBLANK([$'Niveau 3'.G7]);0;IF([.G60]=[$'Niveau 3'.G7];1;-0.5))" office:value-type="float" office:value="0" calcext:value-type="float">
            <text:p>0</text:p>
          </table:table-cell>
          <table:table-cell table:style-name="ce503" table:formula="of:=IF(ISBLANK([$'Niveau 3'.H7]);0;IF([.H60]=[$'Niveau 3'.H7];1;-0.5))" office:value-type="float" office:value="0" calcext:value-type="float">
            <text:p>0</text:p>
          </table:table-cell>
          <table:table-cell table:style-name="ce503" table:formula="of:=IF(ISBLANK([$'Niveau 3'.I7]);0;IF([.I60]=[$'Niveau 3'.I7];1;-0.5))" office:value-type="float" office:value="0" calcext:value-type="float">
            <text:p>0</text:p>
          </table:table-cell>
          <table:table-cell table:style-name="ce514" table:formula="of:=IF(ISBLANK([$'Niveau 3'.J7]);0;IF([.J60]=[$'Niveau 3'.J7];1;-0.5))" office:value-type="float" office:value="0" calcext:value-type="float">
            <text:p>0</text:p>
          </table:table-cell>
          <table:table-cell table:style-name="ce484" table:formula="of:=IF(ISBLANK([$'Niveau 3'.K7]);0;IF([.K60]=[$'Niveau 3'.K7];0.5;-0.25))" office:value-type="float" office:value="0" calcext:value-type="float">
            <text:p>0</text:p>
          </table:table-cell>
          <table:table-cell table:style-name="ce484" table:formula="of:=IF(ISBLANK([$'Niveau 3'.L7]);0;IF([.L60]=[$'Niveau 3'.L7];1;-0.5))" office:value-type="float" office:value="0" calcext:value-type="float">
            <text:p>0</text:p>
          </table:table-cell>
          <table:table-cell table:style-name="ce503" table:formula="of:=IF(ISBLANK([$'Niveau 3'.M7]);0;IF([.M60]=[$'Niveau 3'.M7];1;-0.5))" office:value-type="float" office:value="0" calcext:value-type="float">
            <text:p>0</text:p>
          </table:table-cell>
          <table:table-cell table:style-name="ce503" table:formula="of:=IF(ISBLANK([$'Niveau 3'.N7]);0;IF([.N60]=[$'Niveau 3'.N7];1;-0.5))" office:value-type="float" office:value="0" calcext:value-type="float">
            <text:p>0</text:p>
          </table:table-cell>
          <table:table-cell table:style-name="ce503" table:formula="of:=IF(ISBLANK([$'Niveau 3'.O7]);0;IF([.O60]=[$'Niveau 3'.O7];1;-0.5))" office:value-type="float" office:value="0" calcext:value-type="float">
            <text:p>0</text:p>
          </table:table-cell>
          <table:table-cell table:style-name="ce503" table:formula="of:=IF(ISBLANK([$'Niveau 3'.P7]);0;IF([.P60]=[$'Niveau 3'.P7];1;-0.5))" office:value-type="float" office:value="0" calcext:value-type="float">
            <text:p>0</text:p>
          </table:table-cell>
          <table:table-cell table:style-name="ce503" table:formula="of:=IF(ISBLANK([$'Niveau 3'.Q7]);0;IF([.Q60]=[$'Niveau 3'.Q7];1;-0.5))" office:value-type="float" office:value="0" calcext:value-type="float">
            <text:p>0</text:p>
          </table:table-cell>
          <table:table-cell table:style-name="ce503" table:formula="of:=IF(ISBLANK([$'Niveau 3'.R7]);0;IF([.R60]=[$'Niveau 3'.R7];1;-0.5))" office:value-type="float" office:value="0" calcext:value-type="float">
            <text:p>0</text:p>
          </table:table-cell>
          <table:table-cell table:style-name="ce514" table:formula="of:=IF(ISBLANK([$'Niveau 3'.S7]);0;IF([.S60]=[$'Niveau 3'.S7];1;-0.5))" office:value-type="float" office:value="0" calcext:value-type="float">
            <text:p>0</text:p>
          </table:table-cell>
          <table:table-cell table:style-name="ce484" table:formula="of:=IF(ISBLANK([$'Niveau 3'.T7]);0;IF([.T60]=[$'Niveau 3'.T7];0.5;-0.25))" office:value-type="float" office:value="0" calcext:value-type="float">
            <text:p>0</text:p>
          </table:table-cell>
          <table:table-cell table:style-name="ce484" table:formula="of:=IF(ISBLANK([$'Niveau 3'.U7]);0;IF([.U60]=[$'Niveau 3'.U7];1;-0.5))" office:value-type="float" office:value="0" calcext:value-type="float">
            <text:p>0</text:p>
          </table:table-cell>
          <table:table-cell table:style-name="ce503" table:formula="of:=IF(ISBLANK([$'Niveau 3'.V7]);0;IF([.V60]=[$'Niveau 3'.V7];1;-0.5))" office:value-type="float" office:value="0" calcext:value-type="float">
            <text:p>0</text:p>
          </table:table-cell>
          <table:table-cell table:style-name="ce503" table:formula="of:=IF(ISBLANK([$'Niveau 3'.W7]);0;IF([.W60]=[$'Niveau 3'.W7];1;-0.5))" office:value-type="float" office:value="0" calcext:value-type="float">
            <text:p>0</text:p>
          </table:table-cell>
          <table:table-cell table:style-name="ce503" table:formula="of:=IF(ISBLANK([$'Niveau 3'.X7]);0;IF([.X60]=[$'Niveau 3'.X7];1;-0.5))" office:value-type="float" office:value="0" calcext:value-type="float">
            <text:p>0</text:p>
          </table:table-cell>
          <table:table-cell table:style-name="ce503" table:formula="of:=IF(ISBLANK([$'Niveau 3'.Y7]);0;IF([.Y60]=[$'Niveau 3'.Y7];1;-0.5))" office:value-type="float" office:value="0" calcext:value-type="float">
            <text:p>0</text:p>
          </table:table-cell>
          <table:table-cell table:style-name="ce503" table:formula="of:=IF(ISBLANK([$'Niveau 3'.Z7]);0;IF([.Z60]=[$'Niveau 3'.Z7];1;-0.5))" office:value-type="float" office:value="0" calcext:value-type="float">
            <text:p>0</text:p>
          </table:table-cell>
          <table:table-cell table:style-name="ce503" table:formula="of:=IF(ISBLANK([$'Niveau 3'.AA7]);0;IF([.AA60]=[$'Niveau 3'.AA7];1;-0.5))" office:value-type="float" office:value="0" calcext:value-type="float">
            <text:p>0</text:p>
          </table:table-cell>
          <table:table-cell table:style-name="ce514" table:formula="of:=IF(ISBLANK([$'Niveau 3'.AB7]);0;IF([.AB60]=[$'Niveau 3'.AB7];1;-0.5))" office:value-type="float" office:value="0" calcext:value-type="float">
            <text:p>0</text:p>
          </table:table-cell>
          <table:table-cell table:style-name="ce484" table:formula="of:=IF(ISBLANK([$'Niveau 3'.AC7]);0;IF([.AC60]=[$'Niveau 3'.AC7];0.5;-0.25))" office:value-type="float" office:value="0" calcext:value-type="float">
            <text:p>0</text:p>
          </table:table-cell>
          <table:table-cell table:style-name="ce484" table:formula="of:=IF(ISBLANK([$'Niveau 3'.AD7]);0;IF([.AD60]=[$'Niveau 3'.AD7];1;-0.5))" office:value-type="float" office:value="0" calcext:value-type="float">
            <text:p>0</text:p>
          </table:table-cell>
          <table:table-cell table:style-name="ce503" table:formula="of:=IF(ISBLANK([$'Niveau 3'.AE7]);0;IF([.AE60]=[$'Niveau 3'.AE7];1;-0.5))" office:value-type="float" office:value="0" calcext:value-type="float">
            <text:p>0</text:p>
          </table:table-cell>
          <table:table-cell table:style-name="ce503" table:formula="of:=IF(ISBLANK([$'Niveau 3'.AF7]);0;IF([.AF60]=[$'Niveau 3'.AF7];1;-0.5))" office:value-type="float" office:value="0" calcext:value-type="float">
            <text:p>0</text:p>
          </table:table-cell>
          <table:table-cell table:style-name="ce503" table:formula="of:=IF(ISBLANK([$'Niveau 3'.AG7]);0;IF([.AG60]=[$'Niveau 3'.AG7];1;-0.5))" office:value-type="float" office:value="0" calcext:value-type="float">
            <text:p>0</text:p>
          </table:table-cell>
          <table:table-cell table:style-name="ce503" table:formula="of:=IF(ISBLANK([$'Niveau 3'.AH7]);0;IF([.AH60]=[$'Niveau 3'.AH7];1;-0.5))" office:value-type="float" office:value="0" calcext:value-type="float">
            <text:p>0</text:p>
          </table:table-cell>
          <table:table-cell table:style-name="ce503" table:formula="of:=IF(ISBLANK([$'Niveau 3'.AI7]);0;IF([.AI60]=[$'Niveau 3'.AI7];1;-0.5))" office:value-type="float" office:value="0" calcext:value-type="float">
            <text:p>0</text:p>
          </table:table-cell>
          <table:table-cell table:style-name="ce503" table:formula="of:=IF(ISBLANK([$'Niveau 3'.AJ7]);0;IF([.AJ60]=[$'Niveau 3'.AJ7];1;-0.5))" office:value-type="float" office:value="0" calcext:value-type="float">
            <text:p>0</text:p>
          </table:table-cell>
          <table:table-cell table:style-name="ce514" table:formula="of:=IF(ISBLANK([$'Niveau 3'.AK7]);0;IF([.AK60]=[$'Niveau 3'.AK7];1;-0.5))" office:value-type="float" office:value="0" calcext:value-type="float">
            <text:p>0</text:p>
          </table:table-cell>
          <table:table-cell table:style-name="ce577" table:formula="of:=IF(ISBLANK([$'Niveau 3'.AL7]);0;IF([.AL60]=[$'Niveau 3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8:.$BW$69];[.BY60])" office:value-type="float" office:value="0" calcext:value-type="float">
            <text:p>0</text:p>
          </table:table-cell>
          <table:table-cell table:style-name="ce584" table:formula="of:=[.BY60]*[.BZ60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2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8]*[.C60]" office:value-type="float" office:value="1" calcext:value-type="float">
            <text:p>1</text:p>
          </table:table-cell>
          <table:table-cell table:style-name="ce505" table:formula="of:=[.D58]*[.D60]" office:value-type="float" office:value="0" calcext:value-type="float">
            <text:p>0</text:p>
          </table:table-cell>
          <table:table-cell table:style-name="ce505" table:formula="of:=[.E58]*[.E60]" office:value-type="float" office:value="1" calcext:value-type="float">
            <text:p>1</text:p>
          </table:table-cell>
          <table:table-cell table:style-name="ce505" table:formula="of:=[.F58]*[.F60]" office:value-type="float" office:value="1" calcext:value-type="float">
            <text:p>1</text:p>
          </table:table-cell>
          <table:table-cell table:style-name="ce505" table:formula="of:=[.G58]*[.G60]" office:value-type="float" office:value="0" calcext:value-type="float">
            <text:p>0</text:p>
          </table:table-cell>
          <table:table-cell table:style-name="ce505" table:formula="of:=[.H58]*[.H60]" office:value-type="float" office:value="0" calcext:value-type="float">
            <text:p>0</text:p>
          </table:table-cell>
          <table:table-cell table:style-name="ce505" table:formula="of:=[.I58]*[.I60]" office:value-type="float" office:value="0" calcext:value-type="float">
            <text:p>0</text:p>
          </table:table-cell>
          <table:table-cell table:style-name="ce516" table:formula="of:=[.J58]*[.J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8]*[.L60]" office:value-type="float" office:value="0" calcext:value-type="float">
            <text:p>0</text:p>
          </table:table-cell>
          <table:table-cell table:style-name="ce505" table:formula="of:=[.M58]*[.M60]" office:value-type="float" office:value="0" calcext:value-type="float">
            <text:p>0</text:p>
          </table:table-cell>
          <table:table-cell table:style-name="ce505" table:formula="of:=[.N58]*[.N60]" office:value-type="float" office:value="0" calcext:value-type="float">
            <text:p>0</text:p>
          </table:table-cell>
          <table:table-cell table:style-name="ce505" table:formula="of:=[.O58]*[.O60]" office:value-type="float" office:value="1" calcext:value-type="float">
            <text:p>1</text:p>
          </table:table-cell>
          <table:table-cell table:style-name="ce505" table:formula="of:=[.P58]*[.P60]" office:value-type="float" office:value="1" calcext:value-type="float">
            <text:p>1</text:p>
          </table:table-cell>
          <table:table-cell table:style-name="ce505" table:formula="of:=[.Q58]*[.Q60]" office:value-type="float" office:value="0" calcext:value-type="float">
            <text:p>0</text:p>
          </table:table-cell>
          <table:table-cell table:style-name="ce505" table:formula="of:=[.R58]*[.R60]" office:value-type="float" office:value="1" calcext:value-type="float">
            <text:p>1</text:p>
          </table:table-cell>
          <table:table-cell table:style-name="ce516" table:formula="of:=[.S58]*[.S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8]*[.U60]" office:value-type="float" office:value="0" calcext:value-type="float">
            <text:p>0</text:p>
          </table:table-cell>
          <table:table-cell table:style-name="ce505" table:formula="of:=[.V58]*[.V60]" office:value-type="float" office:value="0" calcext:value-type="float">
            <text:p>0</text:p>
          </table:table-cell>
          <table:table-cell table:style-name="ce505" table:formula="of:=[.W58]*[.W60]" office:value-type="float" office:value="0" calcext:value-type="float">
            <text:p>0</text:p>
          </table:table-cell>
          <table:table-cell table:style-name="ce505" table:formula="of:=[.X58]*[.X60]" office:value-type="float" office:value="0" calcext:value-type="float">
            <text:p>0</text:p>
          </table:table-cell>
          <table:table-cell table:style-name="ce505" table:formula="of:=[.Y58]*[.Y60]" office:value-type="float" office:value="0" calcext:value-type="float">
            <text:p>0</text:p>
          </table:table-cell>
          <table:table-cell table:style-name="ce505" table:formula="of:=[.Z58]*[.Z60]" office:value-type="float" office:value="0" calcext:value-type="float">
            <text:p>0</text:p>
          </table:table-cell>
          <table:table-cell table:style-name="ce505" table:formula="of:=[.AA58]*[.AA60]" office:value-type="float" office:value="0" calcext:value-type="float">
            <text:p>0</text:p>
          </table:table-cell>
          <table:table-cell table:style-name="ce516" table:formula="of:=[.AB58]*[.AB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8]*[.AD60]" office:value-type="float" office:value="0" calcext:value-type="float">
            <text:p>0</text:p>
          </table:table-cell>
          <table:table-cell table:style-name="ce546" table:formula="of:=[.AE58]*[.AE60]" office:value-type="float" office:value="0" calcext:value-type="float">
            <text:p>0</text:p>
          </table:table-cell>
          <table:table-cell table:style-name="ce546" table:formula="of:=[.AF58]*[.AF60]" office:value-type="float" office:value="0" calcext:value-type="float">
            <text:p>0</text:p>
          </table:table-cell>
          <table:table-cell table:style-name="ce546" table:formula="of:=[.AG58]*[.AG60]" office:value-type="float" office:value="0" calcext:value-type="float">
            <text:p>0</text:p>
          </table:table-cell>
          <table:table-cell table:style-name="ce546" table:formula="of:=[.AH58]*[.AH60]" office:value-type="float" office:value="0" calcext:value-type="float">
            <text:p>0</text:p>
          </table:table-cell>
          <table:table-cell table:style-name="ce546" table:formula="of:=[.AI58]*[.AI60]" office:value-type="float" office:value="0" calcext:value-type="float">
            <text:p>0</text:p>
          </table:table-cell>
          <table:table-cell table:style-name="ce546" table:formula="of:=[.AJ58]*[.AJ60]" office:value-type="float" office:value="0" calcext:value-type="float">
            <text:p>0</text:p>
          </table:table-cell>
          <table:table-cell table:style-name="ce552" table:formula="of:=[.AK58]*[.AK60]" office:value-type="float" office:value="0" calcext:value-type="float">
            <text:p>0</text:p>
          </table:table-cell>
          <table:table-cell/>
          <table:table-cell table:style-name="ce558" table:formula="of:=COUNTA([.AN61:.BV61])" office:value-type="float" office:value="35" calcext:value-type="float">
            <text:p>35</text:p>
          </table:table-cell>
          <table:table-cell table:style-name="ce484" table:formula="of:=IF(ISBLANK([$'Niveau 3'.C8]);0;IF([.C61]=[$'Niveau 3'.C8];1;-0.5))" office:value-type="float" office:value="0" calcext:value-type="float">
            <text:p>0</text:p>
          </table:table-cell>
          <table:table-cell table:style-name="ce503" table:formula="of:=IF(ISBLANK([$'Niveau 3'.D8]);0;IF([.D61]=[$'Niveau 3'.D8];1;-0.5))" office:value-type="float" office:value="0" calcext:value-type="float">
            <text:p>0</text:p>
          </table:table-cell>
          <table:table-cell table:style-name="ce503" table:formula="of:=IF(ISBLANK([$'Niveau 3'.E8]);0;IF([.E61]=[$'Niveau 3'.E8];1;-0.5))" office:value-type="float" office:value="0" calcext:value-type="float">
            <text:p>0</text:p>
          </table:table-cell>
          <table:table-cell table:style-name="ce503" table:formula="of:=IF(ISBLANK([$'Niveau 3'.F8]);0;IF([.F61]=[$'Niveau 3'.F8];1;-0.5))" office:value-type="float" office:value="0" calcext:value-type="float">
            <text:p>0</text:p>
          </table:table-cell>
          <table:table-cell table:style-name="ce503" table:formula="of:=IF(ISBLANK([$'Niveau 3'.G8]);0;IF([.G61]=[$'Niveau 3'.G8];1;-0.5))" office:value-type="float" office:value="0" calcext:value-type="float">
            <text:p>0</text:p>
          </table:table-cell>
          <table:table-cell table:style-name="ce503" table:formula="of:=IF(ISBLANK([$'Niveau 3'.H8]);0;IF([.H61]=[$'Niveau 3'.H8];1;-0.5))" office:value-type="float" office:value="0" calcext:value-type="float">
            <text:p>0</text:p>
          </table:table-cell>
          <table:table-cell table:style-name="ce503" table:formula="of:=IF(ISBLANK([$'Niveau 3'.I8]);0;IF([.I61]=[$'Niveau 3'.I8];1;-0.5))" office:value-type="float" office:value="0" calcext:value-type="float">
            <text:p>0</text:p>
          </table:table-cell>
          <table:table-cell table:style-name="ce514" table:formula="of:=IF(ISBLANK([$'Niveau 3'.J8]);0;IF([.J61]=[$'Niveau 3'.J8];1;-0.5))" office:value-type="float" office:value="0" calcext:value-type="float">
            <text:p>0</text:p>
          </table:table-cell>
          <table:table-cell table:style-name="ce484" table:formula="of:=IF(ISBLANK([$'Niveau 3'.K8]);0;IF([.K61]=[$'Niveau 3'.K8];0.5;-0.25))" office:value-type="float" office:value="0" calcext:value-type="float">
            <text:p>0</text:p>
          </table:table-cell>
          <table:table-cell table:style-name="ce484" table:formula="of:=IF(ISBLANK([$'Niveau 3'.L8]);0;IF([.L61]=[$'Niveau 3'.L8];1;-0.5))" office:value-type="float" office:value="0" calcext:value-type="float">
            <text:p>0</text:p>
          </table:table-cell>
          <table:table-cell table:style-name="ce503" table:formula="of:=IF(ISBLANK([$'Niveau 3'.M8]);0;IF([.M61]=[$'Niveau 3'.M8];1;-0.5))" office:value-type="float" office:value="0" calcext:value-type="float">
            <text:p>0</text:p>
          </table:table-cell>
          <table:table-cell table:style-name="ce503" table:formula="of:=IF(ISBLANK([$'Niveau 3'.N8]);0;IF([.N61]=[$'Niveau 3'.N8];1;-0.5))" office:value-type="float" office:value="0" calcext:value-type="float">
            <text:p>0</text:p>
          </table:table-cell>
          <table:table-cell table:style-name="ce503" table:formula="of:=IF(ISBLANK([$'Niveau 3'.O8]);0;IF([.O61]=[$'Niveau 3'.O8];1;-0.5))" office:value-type="float" office:value="0" calcext:value-type="float">
            <text:p>0</text:p>
          </table:table-cell>
          <table:table-cell table:style-name="ce503" table:formula="of:=IF(ISBLANK([$'Niveau 3'.P8]);0;IF([.P61]=[$'Niveau 3'.P8];1;-0.5))" office:value-type="float" office:value="0" calcext:value-type="float">
            <text:p>0</text:p>
          </table:table-cell>
          <table:table-cell table:style-name="ce503" table:formula="of:=IF(ISBLANK([$'Niveau 3'.Q8]);0;IF([.Q61]=[$'Niveau 3'.Q8];1;-0.5))" office:value-type="float" office:value="0" calcext:value-type="float">
            <text:p>0</text:p>
          </table:table-cell>
          <table:table-cell table:style-name="ce503" table:formula="of:=IF(ISBLANK([$'Niveau 3'.R8]);0;IF([.R61]=[$'Niveau 3'.R8];1;-0.5))" office:value-type="float" office:value="0" calcext:value-type="float">
            <text:p>0</text:p>
          </table:table-cell>
          <table:table-cell table:style-name="ce514" table:formula="of:=IF(ISBLANK([$'Niveau 3'.S8]);0;IF([.S61]=[$'Niveau 3'.S8];1;-0.5))" office:value-type="float" office:value="0" calcext:value-type="float">
            <text:p>0</text:p>
          </table:table-cell>
          <table:table-cell table:style-name="ce484" table:formula="of:=IF(ISBLANK([$'Niveau 3'.T8]);0;IF([.T61]=[$'Niveau 3'.T8];0.5;-0.25))" office:value-type="float" office:value="0" calcext:value-type="float">
            <text:p>0</text:p>
          </table:table-cell>
          <table:table-cell table:style-name="ce484" table:formula="of:=IF(ISBLANK([$'Niveau 3'.U8]);0;IF([.U61]=[$'Niveau 3'.U8];1;-0.5))" office:value-type="float" office:value="0" calcext:value-type="float">
            <text:p>0</text:p>
          </table:table-cell>
          <table:table-cell table:style-name="ce503" table:formula="of:=IF(ISBLANK([$'Niveau 3'.V8]);0;IF([.V61]=[$'Niveau 3'.V8];1;-0.5))" office:value-type="float" office:value="0" calcext:value-type="float">
            <text:p>0</text:p>
          </table:table-cell>
          <table:table-cell table:style-name="ce503" table:formula="of:=IF(ISBLANK([$'Niveau 3'.W8]);0;IF([.W61]=[$'Niveau 3'.W8];1;-0.5))" office:value-type="float" office:value="0" calcext:value-type="float">
            <text:p>0</text:p>
          </table:table-cell>
          <table:table-cell table:style-name="ce503" table:formula="of:=IF(ISBLANK([$'Niveau 3'.X8]);0;IF([.X61]=[$'Niveau 3'.X8];1;-0.5))" office:value-type="float" office:value="0" calcext:value-type="float">
            <text:p>0</text:p>
          </table:table-cell>
          <table:table-cell table:style-name="ce503" table:formula="of:=IF(ISBLANK([$'Niveau 3'.Y8]);0;IF([.Y61]=[$'Niveau 3'.Y8];1;-0.5))" office:value-type="float" office:value="0" calcext:value-type="float">
            <text:p>0</text:p>
          </table:table-cell>
          <table:table-cell table:style-name="ce503" table:formula="of:=IF(ISBLANK([$'Niveau 3'.Z8]);0;IF([.Z61]=[$'Niveau 3'.Z8];1;-0.5))" office:value-type="float" office:value="0" calcext:value-type="float">
            <text:p>0</text:p>
          </table:table-cell>
          <table:table-cell table:style-name="ce503" table:formula="of:=IF(ISBLANK([$'Niveau 3'.AA8]);0;IF([.AA61]=[$'Niveau 3'.AA8];1;-0.5))" office:value-type="float" office:value="0" calcext:value-type="float">
            <text:p>0</text:p>
          </table:table-cell>
          <table:table-cell table:style-name="ce514" table:formula="of:=IF(ISBLANK([$'Niveau 3'.AB8]);0;IF([.AB61]=[$'Niveau 3'.AB8];1;-0.5))" office:value-type="float" office:value="0" calcext:value-type="float">
            <text:p>0</text:p>
          </table:table-cell>
          <table:table-cell table:style-name="ce484" table:formula="of:=IF(ISBLANK([$'Niveau 3'.AC8]);0;IF([.AC61]=[$'Niveau 3'.AC8];0.5;-0.25))" office:value-type="float" office:value="0" calcext:value-type="float">
            <text:p>0</text:p>
          </table:table-cell>
          <table:table-cell table:style-name="ce484" table:formula="of:=IF(ISBLANK([$'Niveau 3'.AD8]);0;IF([.AD61]=[$'Niveau 3'.AD8];1;-0.5))" office:value-type="float" office:value="0" calcext:value-type="float">
            <text:p>0</text:p>
          </table:table-cell>
          <table:table-cell table:style-name="ce503" table:formula="of:=IF(ISBLANK([$'Niveau 3'.AE8]);0;IF([.AE61]=[$'Niveau 3'.AE8];1;-0.5))" office:value-type="float" office:value="0" calcext:value-type="float">
            <text:p>0</text:p>
          </table:table-cell>
          <table:table-cell table:style-name="ce503" table:formula="of:=IF(ISBLANK([$'Niveau 3'.AF8]);0;IF([.AF61]=[$'Niveau 3'.AF8];1;-0.5))" office:value-type="float" office:value="0" calcext:value-type="float">
            <text:p>0</text:p>
          </table:table-cell>
          <table:table-cell table:style-name="ce503" table:formula="of:=IF(ISBLANK([$'Niveau 3'.AG8]);0;IF([.AG61]=[$'Niveau 3'.AG8];1;-0.5))" office:value-type="float" office:value="0" calcext:value-type="float">
            <text:p>0</text:p>
          </table:table-cell>
          <table:table-cell table:style-name="ce503" table:formula="of:=IF(ISBLANK([$'Niveau 3'.AH8]);0;IF([.AH61]=[$'Niveau 3'.AH8];1;-0.5))" office:value-type="float" office:value="0" calcext:value-type="float">
            <text:p>0</text:p>
          </table:table-cell>
          <table:table-cell table:style-name="ce503" table:formula="of:=IF(ISBLANK([$'Niveau 3'.AI8]);0;IF([.AI61]=[$'Niveau 3'.AI8];1;-0.5))" office:value-type="float" office:value="0" calcext:value-type="float">
            <text:p>0</text:p>
          </table:table-cell>
          <table:table-cell table:style-name="ce503" table:formula="of:=IF(ISBLANK([$'Niveau 3'.AJ8]);0;IF([.AJ61]=[$'Niveau 3'.AJ8];1;-0.5))" office:value-type="float" office:value="0" calcext:value-type="float">
            <text:p>0</text:p>
          </table:table-cell>
          <table:table-cell table:style-name="ce514" table:formula="of:=IF(ISBLANK([$'Niveau 3'.AK8]);0;IF([.AK61]=[$'Niveau 3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8:.BZ60])" office:value-type="float" office:value="0" calcext:value-type="float">
            <text:p>0</text:p>
          </table:table-cell>
          <table:table-cell table:style-name="ce584" table:formula="of:=SUM([.CA58:.CA60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558" table:formula="of:=COUNTA([.AN62:.BV62])" office:value-type="float" office:value="7" calcext:value-type="float">
            <text:p>7</text:p>
          </table:table-cell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9]);0;IF([.K62]=[$'Niveau 3'.K9];0.5;-0.2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3'.T9]);0;IF([.T62]=[$'Niveau 3'.T9];0.5;-0.2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3'.AC9]);0;IF([.AC62]=[$'Niveau 3'.AC9];0.5;-0.2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370"/>
          <table:table-cell/>
          <table:table-cell table:style-name="ce407" table:number-columns-repeated="2"/>
          <table:table-cell table:number-columns-repeated="946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4])/10^7)" office:value-type="float" office:value="1" calcext:value-type="float">
            <text:p>1</text:p>
          </table:table-cell>
          <table:table-cell table:style-name="ce507" table:formula="of:=INT(DEC2BIN([.C64])/10^6)-10*INT(DEC2BIN([.C64])/10^7)" office:value-type="float" office:value="0" calcext:value-type="float">
            <text:p>0</text:p>
          </table:table-cell>
          <table:table-cell table:style-name="ce507" table:formula="of:=INT(DEC2BIN([.C64])/10^5)-10*INT(DEC2BIN([.C64])/10^6)" office:value-type="float" office:value="1" calcext:value-type="float">
            <text:p>1</text:p>
          </table:table-cell>
          <table:table-cell table:style-name="ce507" table:formula="of:=INT(DEC2BIN([.C64])/10^4)-10*INT(DEC2BIN([.C64])/10^5)" office:value-type="float" office:value="1" calcext:value-type="float">
            <text:p>1</text:p>
          </table:table-cell>
          <table:table-cell table:style-name="ce507" table:formula="of:=INT(DEC2BIN([.C64])/10^3)-10*INT(DEC2BIN([.C64])/10^4)" office:value-type="float" office:value="0" calcext:value-type="float">
            <text:p>0</text:p>
          </table:table-cell>
          <table:table-cell table:style-name="ce507" table:formula="of:=INT(DEC2BIN([.C64])/10^2)-10*INT(DEC2BIN([.C64])/10^3)" office:value-type="float" office:value="0" calcext:value-type="float">
            <text:p>0</text:p>
          </table:table-cell>
          <table:table-cell table:style-name="ce507" table:formula="of:=INT(DEC2BIN([.C64])/10^1)-10*INT(DEC2BIN([.C64])/10^2)" office:value-type="float" office:value="0" calcext:value-type="float">
            <text:p>0</text:p>
          </table:table-cell>
          <table:table-cell table:style-name="ce517" table:formula="of:=INT(DEC2BIN([.C64])/10^0)-10*INT(DEC2BIN([.C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4])/10^7)" office:value-type="float" office:value="0" calcext:value-type="float">
            <text:p>0</text:p>
          </table:table-cell>
          <table:table-cell table:style-name="ce507" table:formula="of:=INT(DEC2BIN([.L64])/10^6)-10*INT(DEC2BIN([.L64])/10^7)" office:value-type="float" office:value="0" calcext:value-type="float">
            <text:p>0</text:p>
          </table:table-cell>
          <table:table-cell table:style-name="ce507" table:formula="of:=INT(DEC2BIN([.L64])/10^5)-10*INT(DEC2BIN([.L64])/10^6)" office:value-type="float" office:value="0" calcext:value-type="float">
            <text:p>0</text:p>
          </table:table-cell>
          <table:table-cell table:style-name="ce507" table:formula="of:=INT(DEC2BIN([.L64])/10^4)-10*INT(DEC2BIN([.L64])/10^5)" office:value-type="float" office:value="1" calcext:value-type="float">
            <text:p>1</text:p>
          </table:table-cell>
          <table:table-cell table:style-name="ce507" table:formula="of:=INT(DEC2BIN([.L64])/10^3)-10*INT(DEC2BIN([.L64])/10^4)" office:value-type="float" office:value="1" calcext:value-type="float">
            <text:p>1</text:p>
          </table:table-cell>
          <table:table-cell table:style-name="ce507" table:formula="of:=INT(DEC2BIN([.L64])/10^2)-10*INT(DEC2BIN([.L64])/10^3)" office:value-type="float" office:value="0" calcext:value-type="float">
            <text:p>0</text:p>
          </table:table-cell>
          <table:table-cell table:style-name="ce507" table:formula="of:=INT(DEC2BIN([.L64])/10^1)-10*INT(DEC2BIN([.L64])/10^2)" office:value-type="float" office:value="1" calcext:value-type="float">
            <text:p>1</text:p>
          </table:table-cell>
          <table:table-cell table:style-name="ce517" table:formula="of:=INT(DEC2BIN([.L64])/10^0)-10*INT(DEC2BIN([.L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4])/10^7)" office:value-type="float" office:value="0" calcext:value-type="float">
            <text:p>0</text:p>
          </table:table-cell>
          <table:table-cell table:style-name="ce507" table:formula="of:=INT(DEC2BIN([.U64])/10^6)-10*INT(DEC2BIN([.U64])/10^7)" office:value-type="float" office:value="0" calcext:value-type="float">
            <text:p>0</text:p>
          </table:table-cell>
          <table:table-cell table:style-name="ce507" table:formula="of:=INT(DEC2BIN([.U64])/10^5)-10*INT(DEC2BIN([.U64])/10^6)" office:value-type="float" office:value="0" calcext:value-type="float">
            <text:p>0</text:p>
          </table:table-cell>
          <table:table-cell table:style-name="ce507" table:formula="of:=INT(DEC2BIN([.U64])/10^4)-10*INT(DEC2BIN([.U64])/10^5)" office:value-type="float" office:value="0" calcext:value-type="float">
            <text:p>0</text:p>
          </table:table-cell>
          <table:table-cell table:style-name="ce507" table:formula="of:=INT(DEC2BIN([.U64])/10^3)-10*INT(DEC2BIN([.U64])/10^4)" office:value-type="float" office:value="0" calcext:value-type="float">
            <text:p>0</text:p>
          </table:table-cell>
          <table:table-cell table:style-name="ce507" table:formula="of:=INT(DEC2BIN([.U64])/10^2)-10*INT(DEC2BIN([.U64])/10^3)" office:value-type="float" office:value="0" calcext:value-type="float">
            <text:p>0</text:p>
          </table:table-cell>
          <table:table-cell table:style-name="ce507" table:formula="of:=INT(DEC2BIN([.U64])/10^1)-10*INT(DEC2BIN([.U64])/10^2)" office:value-type="float" office:value="0" calcext:value-type="float">
            <text:p>0</text:p>
          </table:table-cell>
          <table:table-cell table:style-name="ce517" table:formula="of:=INT(DEC2BIN([.U64])/10^0)-10*INT(DEC2BIN([.U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64])/10^7)" office:value-type="float" office:value="0" calcext:value-type="float">
            <text:p>0</text:p>
          </table:table-cell>
          <table:table-cell table:style-name="ce547" table:formula="of:=INT(DEC2BIN([.AD64])/10^6)-10*INT(DEC2BIN([.AD64])/10^7)" office:value-type="float" office:value="0" calcext:value-type="float">
            <text:p>0</text:p>
          </table:table-cell>
          <table:table-cell table:style-name="ce547" table:formula="of:=INT(DEC2BIN([.AD64])/10^5)-10*INT(DEC2BIN([.AD64])/10^6)" office:value-type="float" office:value="0" calcext:value-type="float">
            <text:p>0</text:p>
          </table:table-cell>
          <table:table-cell table:style-name="ce547" table:formula="of:=INT(DEC2BIN([.AD64])/10^4)-10*INT(DEC2BIN([.AD64])/10^5)" office:value-type="float" office:value="0" calcext:value-type="float">
            <text:p>0</text:p>
          </table:table-cell>
          <table:table-cell table:style-name="ce547" table:formula="of:=INT(DEC2BIN([.AD64])/10^3)-10*INT(DEC2BIN([.AD64])/10^4)" office:value-type="float" office:value="0" calcext:value-type="float">
            <text:p>0</text:p>
          </table:table-cell>
          <table:table-cell table:style-name="ce547" table:formula="of:=INT(DEC2BIN([.AD64])/10^2)-10*INT(DEC2BIN([.AD64])/10^3)" office:value-type="float" office:value="0" calcext:value-type="float">
            <text:p>0</text:p>
          </table:table-cell>
          <table:table-cell table:style-name="ce547" table:formula="of:=INT(DEC2BIN([.AD64])/10^1)-10*INT(DEC2BIN([.AD64])/10^2)" office:value-type="float" office:value="0" calcext:value-type="float">
            <text:p>0</text:p>
          </table:table-cell>
          <table:table-cell table:style-name="ce553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558" table:formula="of:=COUNTA([.AN63:.BV63])" office:value-type="float" office:value="35" calcext:value-type="float">
            <text:p>35</text:p>
          </table:table-cell>
          <table:table-cell table:style-name="ce484" table:formula="of:=IF(ISBLANK([$'Niveau 3'.C10]);0;IF([.C63]=[$'Niveau 3'.C10];1;-0.5))" office:value-type="float" office:value="0" calcext:value-type="float">
            <text:p>0</text:p>
          </table:table-cell>
          <table:table-cell table:style-name="ce503" table:formula="of:=IF(ISBLANK([$'Niveau 3'.D10]);0;IF([.D63]=[$'Niveau 3'.D10];1;-0.5))" office:value-type="float" office:value="0" calcext:value-type="float">
            <text:p>0</text:p>
          </table:table-cell>
          <table:table-cell table:style-name="ce503" table:formula="of:=IF(ISBLANK([$'Niveau 3'.E10]);0;IF([.E63]=[$'Niveau 3'.E10];1;-0.5))" office:value-type="float" office:value="0" calcext:value-type="float">
            <text:p>0</text:p>
          </table:table-cell>
          <table:table-cell table:style-name="ce503" table:formula="of:=IF(ISBLANK([$'Niveau 3'.F10]);0;IF([.F63]=[$'Niveau 3'.F10];1;-0.5))" office:value-type="float" office:value="0" calcext:value-type="float">
            <text:p>0</text:p>
          </table:table-cell>
          <table:table-cell table:style-name="ce503" table:formula="of:=IF(ISBLANK([$'Niveau 3'.G10]);0;IF([.G63]=[$'Niveau 3'.G10];1;-0.5))" office:value-type="float" office:value="0" calcext:value-type="float">
            <text:p>0</text:p>
          </table:table-cell>
          <table:table-cell table:style-name="ce503" table:formula="of:=IF(ISBLANK([$'Niveau 3'.H10]);0;IF([.H63]=[$'Niveau 3'.H10];1;-0.5))" office:value-type="float" office:value="0" calcext:value-type="float">
            <text:p>0</text:p>
          </table:table-cell>
          <table:table-cell table:style-name="ce503" table:formula="of:=IF(ISBLANK([$'Niveau 3'.I10]);0;IF([.I63]=[$'Niveau 3'.I10];1;-0.5))" office:value-type="float" office:value="0" calcext:value-type="float">
            <text:p>0</text:p>
          </table:table-cell>
          <table:table-cell table:style-name="ce514" table:formula="of:=IF(ISBLANK([$'Niveau 3'.J10]);0;IF([.J63]=[$'Niveau 3'.J10];1;-0.5))" office:value-type="float" office:value="0" calcext:value-type="float">
            <text:p>0</text:p>
          </table:table-cell>
          <table:table-cell table:style-name="ce484" table:formula="of:=IF(ISBLANK([$'Niveau 3'.K10]);0;IF([.K63]=[$'Niveau 3'.K10];0.5;-0.25))" office:value-type="float" office:value="0" calcext:value-type="float">
            <text:p>0</text:p>
          </table:table-cell>
          <table:table-cell table:style-name="ce484" table:formula="of:=IF(ISBLANK([$'Niveau 3'.L10]);0;IF([.L63]=[$'Niveau 3'.L10];1;-0.5))" office:value-type="float" office:value="0" calcext:value-type="float">
            <text:p>0</text:p>
          </table:table-cell>
          <table:table-cell table:style-name="ce503" table:formula="of:=IF(ISBLANK([$'Niveau 3'.M10]);0;IF([.M63]=[$'Niveau 3'.M10];1;-0.5))" office:value-type="float" office:value="0" calcext:value-type="float">
            <text:p>0</text:p>
          </table:table-cell>
          <table:table-cell table:style-name="ce503" table:formula="of:=IF(ISBLANK([$'Niveau 3'.N10]);0;IF([.N63]=[$'Niveau 3'.N10];1;-0.5))" office:value-type="float" office:value="0" calcext:value-type="float">
            <text:p>0</text:p>
          </table:table-cell>
          <table:table-cell table:style-name="ce503" table:formula="of:=IF(ISBLANK([$'Niveau 3'.O10]);0;IF([.O63]=[$'Niveau 3'.O10];1;-0.5))" office:value-type="float" office:value="0" calcext:value-type="float">
            <text:p>0</text:p>
          </table:table-cell>
          <table:table-cell table:style-name="ce503" table:formula="of:=IF(ISBLANK([$'Niveau 3'.P10]);0;IF([.P63]=[$'Niveau 3'.P10];1;-0.5))" office:value-type="float" office:value="0" calcext:value-type="float">
            <text:p>0</text:p>
          </table:table-cell>
          <table:table-cell table:style-name="ce503" table:formula="of:=IF(ISBLANK([$'Niveau 3'.Q10]);0;IF([.Q63]=[$'Niveau 3'.Q10];1;-0.5))" office:value-type="float" office:value="0" calcext:value-type="float">
            <text:p>0</text:p>
          </table:table-cell>
          <table:table-cell table:style-name="ce503" table:formula="of:=IF(ISBLANK([$'Niveau 3'.R10]);0;IF([.R63]=[$'Niveau 3'.R10];1;-0.5))" office:value-type="float" office:value="0" calcext:value-type="float">
            <text:p>0</text:p>
          </table:table-cell>
          <table:table-cell table:style-name="ce514" table:formula="of:=IF(ISBLANK([$'Niveau 3'.S10]);0;IF([.S63]=[$'Niveau 3'.S10];1;-0.5))" office:value-type="float" office:value="0" calcext:value-type="float">
            <text:p>0</text:p>
          </table:table-cell>
          <table:table-cell table:style-name="ce484" table:formula="of:=IF(ISBLANK([$'Niveau 3'.T10]);0;IF([.T63]=[$'Niveau 3'.T10];0.5;-0.25))" office:value-type="float" office:value="0" calcext:value-type="float">
            <text:p>0</text:p>
          </table:table-cell>
          <table:table-cell table:style-name="ce484" table:formula="of:=IF(ISBLANK([$'Niveau 3'.U10]);0;IF([.U63]=[$'Niveau 3'.U10];1;-0.5))" office:value-type="float" office:value="0" calcext:value-type="float">
            <text:p>0</text:p>
          </table:table-cell>
          <table:table-cell table:style-name="ce503" table:formula="of:=IF(ISBLANK([$'Niveau 3'.V10]);0;IF([.V63]=[$'Niveau 3'.V10];1;-0.5))" office:value-type="float" office:value="0" calcext:value-type="float">
            <text:p>0</text:p>
          </table:table-cell>
          <table:table-cell table:style-name="ce503" table:formula="of:=IF(ISBLANK([$'Niveau 3'.W10]);0;IF([.W63]=[$'Niveau 3'.W10];1;-0.5))" office:value-type="float" office:value="0" calcext:value-type="float">
            <text:p>0</text:p>
          </table:table-cell>
          <table:table-cell table:style-name="ce503" table:formula="of:=IF(ISBLANK([$'Niveau 3'.X10]);0;IF([.X63]=[$'Niveau 3'.X10];1;-0.5))" office:value-type="float" office:value="0" calcext:value-type="float">
            <text:p>0</text:p>
          </table:table-cell>
          <table:table-cell table:style-name="ce503" table:formula="of:=IF(ISBLANK([$'Niveau 3'.Y10]);0;IF([.Y63]=[$'Niveau 3'.Y10];1;-0.5))" office:value-type="float" office:value="0" calcext:value-type="float">
            <text:p>0</text:p>
          </table:table-cell>
          <table:table-cell table:style-name="ce503" table:formula="of:=IF(ISBLANK([$'Niveau 3'.Z10]);0;IF([.Z63]=[$'Niveau 3'.Z10];1;-0.5))" office:value-type="float" office:value="0" calcext:value-type="float">
            <text:p>0</text:p>
          </table:table-cell>
          <table:table-cell table:style-name="ce503" table:formula="of:=IF(ISBLANK([$'Niveau 3'.AA10]);0;IF([.AA63]=[$'Niveau 3'.AA10];1;-0.5))" office:value-type="float" office:value="0" calcext:value-type="float">
            <text:p>0</text:p>
          </table:table-cell>
          <table:table-cell table:style-name="ce514" table:formula="of:=IF(ISBLANK([$'Niveau 3'.AB10]);0;IF([.AB63]=[$'Niveau 3'.AB10];1;-0.5))" office:value-type="float" office:value="0" calcext:value-type="float">
            <text:p>0</text:p>
          </table:table-cell>
          <table:table-cell table:style-name="ce484" table:formula="of:=IF(ISBLANK([$'Niveau 3'.AC10]);0;IF([.AC63]=[$'Niveau 3'.AC10];0.5;-0.25))" office:value-type="float" office:value="0" calcext:value-type="float">
            <text:p>0</text:p>
          </table:table-cell>
          <table:table-cell table:style-name="ce484" table:formula="of:=IF(ISBLANK([$'Niveau 3'.AD10]);0;IF([.AD63]=[$'Niveau 3'.AD10];1;-0.5))" office:value-type="float" office:value="0" calcext:value-type="float">
            <text:p>0</text:p>
          </table:table-cell>
          <table:table-cell table:style-name="ce503" table:formula="of:=IF(ISBLANK([$'Niveau 3'.AE10]);0;IF([.AE63]=[$'Niveau 3'.AE10];1;-0.5))" office:value-type="float" office:value="0" calcext:value-type="float">
            <text:p>0</text:p>
          </table:table-cell>
          <table:table-cell table:style-name="ce503" table:formula="of:=IF(ISBLANK([$'Niveau 3'.AF10]);0;IF([.AF63]=[$'Niveau 3'.AF10];1;-0.5))" office:value-type="float" office:value="0" calcext:value-type="float">
            <text:p>0</text:p>
          </table:table-cell>
          <table:table-cell table:style-name="ce503" table:formula="of:=IF(ISBLANK([$'Niveau 3'.AG10]);0;IF([.AG63]=[$'Niveau 3'.AG10];1;-0.5))" office:value-type="float" office:value="0" calcext:value-type="float">
            <text:p>0</text:p>
          </table:table-cell>
          <table:table-cell table:style-name="ce503" table:formula="of:=IF(ISBLANK([$'Niveau 3'.AH10]);0;IF([.AH63]=[$'Niveau 3'.AH10];1;-0.5))" office:value-type="float" office:value="0" calcext:value-type="float">
            <text:p>0</text:p>
          </table:table-cell>
          <table:table-cell table:style-name="ce503" table:formula="of:=IF(ISBLANK([$'Niveau 3'.AI10]);0;IF([.AI63]=[$'Niveau 3'.AI10];1;-0.5))" office:value-type="float" office:value="0" calcext:value-type="float">
            <text:p>0</text:p>
          </table:table-cell>
          <table:table-cell table:style-name="ce503" table:formula="of:=IF(ISBLANK([$'Niveau 3'.AJ10]);0;IF([.AJ63]=[$'Niveau 3'.AJ10];1;-0.5))" office:value-type="float" office:value="0" calcext:value-type="float">
            <text:p>0</text:p>
          </table:table-cell>
          <table:table-cell table:style-name="ce514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/>
          <table:table-cell table:style-name="ce407" table:number-columns-repeated="2"/>
          <table:table-cell table:number-columns-repeated="946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[.C62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2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2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558" table:formula="of:=COUNTA([.AN64:.BV64])" office:value-type="float" office:value="7" calcext:value-type="float">
            <text:p>7</text:p>
          </table:table-cell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1]);0;IF([.K64]=[$'Niveau 3'.K11];0.5;-0.2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3'.T11]);0;IF([.T64]=[$'Niveau 3'.T11];0.5;-0.2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3'.AC11]);0;IF([.AC64]=[$'Niveau 3'.AC11];0.5;-0.2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6])/10^7)" office:value-type="float" office:value="1" calcext:value-type="float">
            <text:p>1</text:p>
          </table:table-cell>
          <table:table-cell table:style-name="ce507" table:formula="of:=INT(DEC2BIN([.C66])/10^6)-10*INT(DEC2BIN([.C66])/10^7)" office:value-type="float" office:value="0" calcext:value-type="float">
            <text:p>0</text:p>
          </table:table-cell>
          <table:table-cell table:style-name="ce507" table:formula="of:=INT(DEC2BIN([.C66])/10^5)-10*INT(DEC2BIN([.C66])/10^6)" office:value-type="float" office:value="1" calcext:value-type="float">
            <text:p>1</text:p>
          </table:table-cell>
          <table:table-cell table:style-name="ce507" table:formula="of:=INT(DEC2BIN([.C66])/10^4)-10*INT(DEC2BIN([.C66])/10^5)" office:value-type="float" office:value="1" calcext:value-type="float">
            <text:p>1</text:p>
          </table:table-cell>
          <table:table-cell table:style-name="ce507" table:formula="of:=INT(DEC2BIN([.C66])/10^3)-10*INT(DEC2BIN([.C66])/10^4)" office:value-type="float" office:value="0" calcext:value-type="float">
            <text:p>0</text:p>
          </table:table-cell>
          <table:table-cell table:style-name="ce507" table:formula="of:=INT(DEC2BIN([.C66])/10^2)-10*INT(DEC2BIN([.C66])/10^3)" office:value-type="float" office:value="0" calcext:value-type="float">
            <text:p>0</text:p>
          </table:table-cell>
          <table:table-cell table:style-name="ce507" table:formula="of:=INT(DEC2BIN([.C66])/10^1)-10*INT(DEC2BIN([.C66])/10^2)" office:value-type="float" office:value="0" calcext:value-type="float">
            <text:p>0</text:p>
          </table:table-cell>
          <table:table-cell table:style-name="ce517" table:formula="of:=INT(DEC2BIN([.C66])/10^0)-10*INT(DEC2BIN([.C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6])/10^7)" office:value-type="float" office:value="0" calcext:value-type="float">
            <text:p>0</text:p>
          </table:table-cell>
          <table:table-cell table:style-name="ce507" table:formula="of:=INT(DEC2BIN([.L66])/10^6)-10*INT(DEC2BIN([.L66])/10^7)" office:value-type="float" office:value="0" calcext:value-type="float">
            <text:p>0</text:p>
          </table:table-cell>
          <table:table-cell table:style-name="ce507" table:formula="of:=INT(DEC2BIN([.L66])/10^5)-10*INT(DEC2BIN([.L66])/10^6)" office:value-type="float" office:value="0" calcext:value-type="float">
            <text:p>0</text:p>
          </table:table-cell>
          <table:table-cell table:style-name="ce507" table:formula="of:=INT(DEC2BIN([.L66])/10^4)-10*INT(DEC2BIN([.L66])/10^5)" office:value-type="float" office:value="1" calcext:value-type="float">
            <text:p>1</text:p>
          </table:table-cell>
          <table:table-cell table:style-name="ce507" table:formula="of:=INT(DEC2BIN([.L66])/10^3)-10*INT(DEC2BIN([.L66])/10^4)" office:value-type="float" office:value="1" calcext:value-type="float">
            <text:p>1</text:p>
          </table:table-cell>
          <table:table-cell table:style-name="ce507" table:formula="of:=INT(DEC2BIN([.L66])/10^2)-10*INT(DEC2BIN([.L66])/10^3)" office:value-type="float" office:value="0" calcext:value-type="float">
            <text:p>0</text:p>
          </table:table-cell>
          <table:table-cell table:style-name="ce507" table:formula="of:=INT(DEC2BIN([.L66])/10^1)-10*INT(DEC2BIN([.L66])/10^2)" office:value-type="float" office:value="1" calcext:value-type="float">
            <text:p>1</text:p>
          </table:table-cell>
          <table:table-cell table:style-name="ce517" table:formula="of:=INT(DEC2BIN([.L66])/10^0)-10*INT(DEC2BIN([.L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6])/10^7)" office:value-type="float" office:value="0" calcext:value-type="float">
            <text:p>0</text:p>
          </table:table-cell>
          <table:table-cell table:style-name="ce507" table:formula="of:=INT(DEC2BIN([.U66])/10^6)-10*INT(DEC2BIN([.U66])/10^7)" office:value-type="float" office:value="1" calcext:value-type="float">
            <text:p>1</text:p>
          </table:table-cell>
          <table:table-cell table:style-name="ce507" table:formula="of:=INT(DEC2BIN([.U66])/10^5)-10*INT(DEC2BIN([.U66])/10^6)" office:value-type="float" office:value="1" calcext:value-type="float">
            <text:p>1</text:p>
          </table:table-cell>
          <table:table-cell table:style-name="ce507" table:formula="of:=INT(DEC2BIN([.U66])/10^4)-10*INT(DEC2BIN([.U66])/10^5)" office:value-type="float" office:value="1" calcext:value-type="float">
            <text:p>1</text:p>
          </table:table-cell>
          <table:table-cell table:style-name="ce507" table:formula="of:=INT(DEC2BIN([.U66])/10^3)-10*INT(DEC2BIN([.U66])/10^4)" office:value-type="float" office:value="1" calcext:value-type="float">
            <text:p>1</text:p>
          </table:table-cell>
          <table:table-cell table:style-name="ce507" table:formula="of:=INT(DEC2BIN([.U66])/10^2)-10*INT(DEC2BIN([.U66])/10^3)" office:value-type="float" office:value="1" calcext:value-type="float">
            <text:p>1</text:p>
          </table:table-cell>
          <table:table-cell table:style-name="ce507" table:formula="of:=INT(DEC2BIN([.U66])/10^1)-10*INT(DEC2BIN([.U66])/10^2)" office:value-type="float" office:value="1" calcext:value-type="float">
            <text:p>1</text:p>
          </table:table-cell>
          <table:table-cell table:style-name="ce517" table:formula="of:=INT(DEC2BIN([.U66])/10^0)-10*INT(DEC2BIN([.U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66])/10^7)" office:value-type="float" office:value="1" calcext:value-type="float">
            <text:p>1</text:p>
          </table:table-cell>
          <table:table-cell table:style-name="ce548" table:formula="of:=INT(DEC2BIN([.AD66])/10^6)-10*INT(DEC2BIN([.AD66])/10^7)" office:value-type="float" office:value="1" calcext:value-type="float">
            <text:p>1</text:p>
          </table:table-cell>
          <table:table-cell table:style-name="ce548" table:formula="of:=INT(DEC2BIN([.AD66])/10^5)-10*INT(DEC2BIN([.AD66])/10^6)" office:value-type="float" office:value="1" calcext:value-type="float">
            <text:p>1</text:p>
          </table:table-cell>
          <table:table-cell table:style-name="ce548" table:formula="of:=INT(DEC2BIN([.AD66])/10^4)-10*INT(DEC2BIN([.AD66])/10^5)" office:value-type="float" office:value="1" calcext:value-type="float">
            <text:p>1</text:p>
          </table:table-cell>
          <table:table-cell table:style-name="ce548" table:formula="of:=INT(DEC2BIN([.AD66])/10^3)-10*INT(DEC2BIN([.AD66])/10^4)" office:value-type="float" office:value="1" calcext:value-type="float">
            <text:p>1</text:p>
          </table:table-cell>
          <table:table-cell table:style-name="ce548" table:formula="of:=INT(DEC2BIN([.AD66])/10^2)-10*INT(DEC2BIN([.AD66])/10^3)" office:value-type="float" office:value="1" calcext:value-type="float">
            <text:p>1</text:p>
          </table:table-cell>
          <table:table-cell table:style-name="ce548" table:formula="of:=INT(DEC2BIN([.AD66])/10^1)-10*INT(DEC2BIN([.AD66])/10^2)" office:value-type="float" office:value="1" calcext:value-type="float">
            <text:p>1</text:p>
          </table:table-cell>
          <table:table-cell table:style-name="ce554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558" table:formula="of:=COUNTA([.AN65:.BV65])" office:value-type="float" office:value="35" calcext:value-type="float">
            <text:p>35</text:p>
          </table:table-cell>
          <table:table-cell table:style-name="ce484" table:formula="of:=IF(ISBLANK([$'Niveau 3'.C12]);0;IF([.C65]=[$'Niveau 3'.C12];1;-0.5))" office:value-type="float" office:value="0" calcext:value-type="float">
            <text:p>0</text:p>
          </table:table-cell>
          <table:table-cell table:style-name="ce503" table:formula="of:=IF(ISBLANK([$'Niveau 3'.D12]);0;IF([.D65]=[$'Niveau 3'.D12];1;-0.5))" office:value-type="float" office:value="0" calcext:value-type="float">
            <text:p>0</text:p>
          </table:table-cell>
          <table:table-cell table:style-name="ce503" table:formula="of:=IF(ISBLANK([$'Niveau 3'.E12]);0;IF([.E65]=[$'Niveau 3'.E12];1;-0.5))" office:value-type="float" office:value="0" calcext:value-type="float">
            <text:p>0</text:p>
          </table:table-cell>
          <table:table-cell table:style-name="ce503" table:formula="of:=IF(ISBLANK([$'Niveau 3'.F12]);0;IF([.F65]=[$'Niveau 3'.F12];1;-0.5))" office:value-type="float" office:value="0" calcext:value-type="float">
            <text:p>0</text:p>
          </table:table-cell>
          <table:table-cell table:style-name="ce503" table:formula="of:=IF(ISBLANK([$'Niveau 3'.G12]);0;IF([.G65]=[$'Niveau 3'.G12];1;-0.5))" office:value-type="float" office:value="0" calcext:value-type="float">
            <text:p>0</text:p>
          </table:table-cell>
          <table:table-cell table:style-name="ce503" table:formula="of:=IF(ISBLANK([$'Niveau 3'.H12]);0;IF([.H65]=[$'Niveau 3'.H12];1;-0.5))" office:value-type="float" office:value="0" calcext:value-type="float">
            <text:p>0</text:p>
          </table:table-cell>
          <table:table-cell table:style-name="ce503" table:formula="of:=IF(ISBLANK([$'Niveau 3'.I12]);0;IF([.I65]=[$'Niveau 3'.I12];1;-0.5))" office:value-type="float" office:value="0" calcext:value-type="float">
            <text:p>0</text:p>
          </table:table-cell>
          <table:table-cell table:style-name="ce514" table:formula="of:=IF(ISBLANK([$'Niveau 3'.J12]);0;IF([.J65]=[$'Niveau 3'.J12];1;-0.5))" office:value-type="float" office:value="0" calcext:value-type="float">
            <text:p>0</text:p>
          </table:table-cell>
          <table:table-cell table:style-name="ce484" table:formula="of:=IF(ISBLANK([$'Niveau 3'.K12]);0;IF([.K65]=[$'Niveau 3'.K12];0.5;-0.25))" office:value-type="float" office:value="0" calcext:value-type="float">
            <text:p>0</text:p>
          </table:table-cell>
          <table:table-cell table:style-name="ce484" table:formula="of:=IF(ISBLANK([$'Niveau 3'.L12]);0;IF([.L65]=[$'Niveau 3'.L12];1;-0.5))" office:value-type="float" office:value="0" calcext:value-type="float">
            <text:p>0</text:p>
          </table:table-cell>
          <table:table-cell table:style-name="ce503" table:formula="of:=IF(ISBLANK([$'Niveau 3'.M12]);0;IF([.M65]=[$'Niveau 3'.M12];1;-0.5))" office:value-type="float" office:value="0" calcext:value-type="float">
            <text:p>0</text:p>
          </table:table-cell>
          <table:table-cell table:style-name="ce503" table:formula="of:=IF(ISBLANK([$'Niveau 3'.N12]);0;IF([.N65]=[$'Niveau 3'.N12];1;-0.5))" office:value-type="float" office:value="0" calcext:value-type="float">
            <text:p>0</text:p>
          </table:table-cell>
          <table:table-cell table:style-name="ce503" table:formula="of:=IF(ISBLANK([$'Niveau 3'.O12]);0;IF([.O65]=[$'Niveau 3'.O12];1;-0.5))" office:value-type="float" office:value="0" calcext:value-type="float">
            <text:p>0</text:p>
          </table:table-cell>
          <table:table-cell table:style-name="ce503" table:formula="of:=IF(ISBLANK([$'Niveau 3'.P12]);0;IF([.P65]=[$'Niveau 3'.P12];1;-0.5))" office:value-type="float" office:value="0" calcext:value-type="float">
            <text:p>0</text:p>
          </table:table-cell>
          <table:table-cell table:style-name="ce503" table:formula="of:=IF(ISBLANK([$'Niveau 3'.Q12]);0;IF([.Q65]=[$'Niveau 3'.Q12];1;-0.5))" office:value-type="float" office:value="0" calcext:value-type="float">
            <text:p>0</text:p>
          </table:table-cell>
          <table:table-cell table:style-name="ce503" table:formula="of:=IF(ISBLANK([$'Niveau 3'.R12]);0;IF([.R65]=[$'Niveau 3'.R12];1;-0.5))" office:value-type="float" office:value="0" calcext:value-type="float">
            <text:p>0</text:p>
          </table:table-cell>
          <table:table-cell table:style-name="ce514" table:formula="of:=IF(ISBLANK([$'Niveau 3'.S12]);0;IF([.S65]=[$'Niveau 3'.S12];1;-0.5))" office:value-type="float" office:value="0" calcext:value-type="float">
            <text:p>0</text:p>
          </table:table-cell>
          <table:table-cell table:style-name="ce484" table:formula="of:=IF(ISBLANK([$'Niveau 3'.T12]);0;IF([.T65]=[$'Niveau 3'.T12];0.5;-0.25))" office:value-type="float" office:value="0" calcext:value-type="float">
            <text:p>0</text:p>
          </table:table-cell>
          <table:table-cell table:style-name="ce484" table:formula="of:=IF(ISBLANK([$'Niveau 3'.U12]);0;IF([.U65]=[$'Niveau 3'.U12];1;-0.5))" office:value-type="float" office:value="0" calcext:value-type="float">
            <text:p>0</text:p>
          </table:table-cell>
          <table:table-cell table:style-name="ce503" table:formula="of:=IF(ISBLANK([$'Niveau 3'.V12]);0;IF([.V65]=[$'Niveau 3'.V12];1;-0.5))" office:value-type="float" office:value="0" calcext:value-type="float">
            <text:p>0</text:p>
          </table:table-cell>
          <table:table-cell table:style-name="ce503" table:formula="of:=IF(ISBLANK([$'Niveau 3'.W12]);0;IF([.W65]=[$'Niveau 3'.W12];1;-0.5))" office:value-type="float" office:value="0" calcext:value-type="float">
            <text:p>0</text:p>
          </table:table-cell>
          <table:table-cell table:style-name="ce503" table:formula="of:=IF(ISBLANK([$'Niveau 3'.X12]);0;IF([.X65]=[$'Niveau 3'.X12];1;-0.5))" office:value-type="float" office:value="0" calcext:value-type="float">
            <text:p>0</text:p>
          </table:table-cell>
          <table:table-cell table:style-name="ce503" table:formula="of:=IF(ISBLANK([$'Niveau 3'.Y12]);0;IF([.Y65]=[$'Niveau 3'.Y12];1;-0.5))" office:value-type="float" office:value="0" calcext:value-type="float">
            <text:p>0</text:p>
          </table:table-cell>
          <table:table-cell table:style-name="ce503" table:formula="of:=IF(ISBLANK([$'Niveau 3'.Z12]);0;IF([.Z65]=[$'Niveau 3'.Z12];1;-0.5))" office:value-type="float" office:value="0" calcext:value-type="float">
            <text:p>0</text:p>
          </table:table-cell>
          <table:table-cell table:style-name="ce503" table:formula="of:=IF(ISBLANK([$'Niveau 3'.AA12]);0;IF([.AA65]=[$'Niveau 3'.AA12];1;-0.5))" office:value-type="float" office:value="0" calcext:value-type="float">
            <text:p>0</text:p>
          </table:table-cell>
          <table:table-cell table:style-name="ce514" table:formula="of:=IF(ISBLANK([$'Niveau 3'.AB12]);0;IF([.AB65]=[$'Niveau 3'.AB12];1;-0.5))" office:value-type="float" office:value="0" calcext:value-type="float">
            <text:p>0</text:p>
          </table:table-cell>
          <table:table-cell table:style-name="ce484" table:formula="of:=IF(ISBLANK([$'Niveau 3'.AC12]);0;IF([.AC65]=[$'Niveau 3'.AC12];0.5;-0.25))" office:value-type="float" office:value="0" calcext:value-type="float">
            <text:p>0</text:p>
          </table:table-cell>
          <table:table-cell table:style-name="ce484" table:formula="of:=IF(ISBLANK([$'Niveau 3'.AD12]);0;IF([.AD65]=[$'Niveau 3'.AD12];1;-0.5))" office:value-type="float" office:value="0" calcext:value-type="float">
            <text:p>0</text:p>
          </table:table-cell>
          <table:table-cell table:style-name="ce503" table:formula="of:=IF(ISBLANK([$'Niveau 3'.AE12]);0;IF([.AE65]=[$'Niveau 3'.AE12];1;-0.5))" office:value-type="float" office:value="0" calcext:value-type="float">
            <text:p>0</text:p>
          </table:table-cell>
          <table:table-cell table:style-name="ce503" table:formula="of:=IF(ISBLANK([$'Niveau 3'.AF12]);0;IF([.AF65]=[$'Niveau 3'.AF12];1;-0.5))" office:value-type="float" office:value="0" calcext:value-type="float">
            <text:p>0</text:p>
          </table:table-cell>
          <table:table-cell table:style-name="ce503" table:formula="of:=IF(ISBLANK([$'Niveau 3'.AG12]);0;IF([.AG65]=[$'Niveau 3'.AG12];1;-0.5))" office:value-type="float" office:value="0" calcext:value-type="float">
            <text:p>0</text:p>
          </table:table-cell>
          <table:table-cell table:style-name="ce503" table:formula="of:=IF(ISBLANK([$'Niveau 3'.AH12]);0;IF([.AH65]=[$'Niveau 3'.AH12];1;-0.5))" office:value-type="float" office:value="0" calcext:value-type="float">
            <text:p>0</text:p>
          </table:table-cell>
          <table:table-cell table:style-name="ce503" table:formula="of:=IF(ISBLANK([$'Niveau 3'.AI12]);0;IF([.AI65]=[$'Niveau 3'.AI12];1;-0.5))" office:value-type="float" office:value="0" calcext:value-type="float">
            <text:p>0</text:p>
          </table:table-cell>
          <table:table-cell table:style-name="ce503" table:formula="of:=IF(ISBLANK([$'Niveau 3'.AJ12]);0;IF([.AJ65]=[$'Niveau 3'.AJ12];1;-0.5))" office:value-type="float" office:value="0" calcext:value-type="float">
            <text:p>0</text:p>
          </table:table-cell>
          <table:table-cell table:style-name="ce514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[.C68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8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8]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558" table:formula="of:=COUNTA([.AN66:.BV66])" office:value-type="float" office:value="7" calcext:value-type="float">
            <text:p>7</text:p>
          </table:table-cell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3]);0;IF([.K66]=[$'Niveau 3'.K13];0.5;-0.2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3'.T13]);0;IF([.T66]=[$'Niveau 3'.T13];0.5;-0.2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3'.AC13]);0;IF([.AC66]=[$'Niveau 3'.AC13];0.5;-0.2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60]=1;[.C58];1)" office:value-type="float" office:value="1" calcext:value-type="float">
            <text:p>1</text:p>
          </table:table-cell>
          <table:table-cell table:style-name="ce503" table:formula="of:=IF([.D60]=1;[.D58];1)" office:value-type="float" office:value="0" calcext:value-type="float">
            <text:p>0</text:p>
          </table:table-cell>
          <table:table-cell table:style-name="ce503" table:formula="of:=IF([.E60]=1;[.E58];1)" office:value-type="float" office:value="1" calcext:value-type="float">
            <text:p>1</text:p>
          </table:table-cell>
          <table:table-cell table:style-name="ce503" table:formula="of:=IF([.F60]=1;[.F58];1)" office:value-type="float" office:value="1" calcext:value-type="float">
            <text:p>1</text:p>
          </table:table-cell>
          <table:table-cell table:style-name="ce503" table:formula="of:=IF([.G60]=1;[.G58];1)" office:value-type="float" office:value="0" calcext:value-type="float">
            <text:p>0</text:p>
          </table:table-cell>
          <table:table-cell table:style-name="ce503" table:formula="of:=IF([.H60]=1;[.H58];1)" office:value-type="float" office:value="0" calcext:value-type="float">
            <text:p>0</text:p>
          </table:table-cell>
          <table:table-cell table:style-name="ce503" table:formula="of:=IF([.I60]=1;[.I58];1)" office:value-type="float" office:value="0" calcext:value-type="float">
            <text:p>0</text:p>
          </table:table-cell>
          <table:table-cell table:style-name="ce514" table:formula="of:=IF([.J60]=1;[.J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60]=1;[.L58];1)" office:value-type="float" office:value="0" calcext:value-type="float">
            <text:p>0</text:p>
          </table:table-cell>
          <table:table-cell table:style-name="ce503" table:formula="of:=IF([.M60]=1;[.M58];1)" office:value-type="float" office:value="0" calcext:value-type="float">
            <text:p>0</text:p>
          </table:table-cell>
          <table:table-cell table:style-name="ce503" table:formula="of:=IF([.N60]=1;[.N58];1)" office:value-type="float" office:value="0" calcext:value-type="float">
            <text:p>0</text:p>
          </table:table-cell>
          <table:table-cell table:style-name="ce503" table:formula="of:=IF([.O60]=1;[.O58];1)" office:value-type="float" office:value="1" calcext:value-type="float">
            <text:p>1</text:p>
          </table:table-cell>
          <table:table-cell table:style-name="ce503" table:formula="of:=IF([.P60]=1;[.P58];1)" office:value-type="float" office:value="1" calcext:value-type="float">
            <text:p>1</text:p>
          </table:table-cell>
          <table:table-cell table:style-name="ce503" table:formula="of:=IF([.Q60]=1;[.Q58];1)" office:value-type="float" office:value="0" calcext:value-type="float">
            <text:p>0</text:p>
          </table:table-cell>
          <table:table-cell table:style-name="ce503" table:formula="of:=IF([.R60]=1;[.R58];1)" office:value-type="float" office:value="1" calcext:value-type="float">
            <text:p>1</text:p>
          </table:table-cell>
          <table:table-cell table:style-name="ce514" table:formula="of:=IF([.S60]=1;[.S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60]=1;[.U58];1)" office:value-type="float" office:value="0" calcext:value-type="float">
            <text:p>0</text:p>
          </table:table-cell>
          <table:table-cell table:style-name="ce503" table:formula="of:=IF([.V60]=1;[.V58];1)" office:value-type="float" office:value="1" calcext:value-type="float">
            <text:p>1</text:p>
          </table:table-cell>
          <table:table-cell table:style-name="ce503" table:formula="of:=IF([.W60]=1;[.W58];1)" office:value-type="float" office:value="1" calcext:value-type="float">
            <text:p>1</text:p>
          </table:table-cell>
          <table:table-cell table:style-name="ce503" table:formula="of:=IF([.X60]=1;[.X58];1)" office:value-type="float" office:value="1" calcext:value-type="float">
            <text:p>1</text:p>
          </table:table-cell>
          <table:table-cell table:style-name="ce503" table:formula="of:=IF([.Y60]=1;[.Y58];1)" office:value-type="float" office:value="1" calcext:value-type="float">
            <text:p>1</text:p>
          </table:table-cell>
          <table:table-cell table:style-name="ce503" table:formula="of:=IF([.Z60]=1;[.Z58];1)" office:value-type="float" office:value="1" calcext:value-type="float">
            <text:p>1</text:p>
          </table:table-cell>
          <table:table-cell table:style-name="ce503" table:formula="of:=IF([.AA60]=1;[.AA58];1)" office:value-type="float" office:value="1" calcext:value-type="float">
            <text:p>1</text:p>
          </table:table-cell>
          <table:table-cell table:style-name="ce514" table:formula="of:=IF([.AB60]=1;[.AB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60]=1;[.AD58];1)" office:value-type="float" office:value="1" calcext:value-type="float">
            <text:p>1</text:p>
          </table:table-cell>
          <table:table-cell table:style-name="ce551" table:formula="of:=IF([.AE60]=1;[.AE58];1)" office:value-type="float" office:value="1" calcext:value-type="float">
            <text:p>1</text:p>
          </table:table-cell>
          <table:table-cell table:style-name="ce551" table:formula="of:=IF([.AF60]=1;[.AF58];1)" office:value-type="float" office:value="1" calcext:value-type="float">
            <text:p>1</text:p>
          </table:table-cell>
          <table:table-cell table:style-name="ce551" table:formula="of:=IF([.AG60]=1;[.AG58];1)" office:value-type="float" office:value="1" calcext:value-type="float">
            <text:p>1</text:p>
          </table:table-cell>
          <table:table-cell table:style-name="ce551" table:formula="of:=IF([.AH60]=1;[.AH58];1)" office:value-type="float" office:value="1" calcext:value-type="float">
            <text:p>1</text:p>
          </table:table-cell>
          <table:table-cell table:style-name="ce551" table:formula="of:=IF([.AI60]=1;[.AI58];1)" office:value-type="float" office:value="1" calcext:value-type="float">
            <text:p>1</text:p>
          </table:table-cell>
          <table:table-cell table:style-name="ce551" table:formula="of:=IF([.AJ60]=1;[.AJ58];1)" office:value-type="float" office:value="1" calcext:value-type="float">
            <text:p>1</text:p>
          </table:table-cell>
          <table:table-cell table:style-name="ce555" table:formula="of:=IF([.AK60]=1;[.AK58];1)" office:value-type="float" office:value="1" calcext:value-type="float">
            <text:p>1</text:p>
          </table:table-cell>
          <table:table-cell/>
          <table:table-cell table:style-name="ce558" table:formula="of:=COUNTA([.AN67:.BV67])" office:value-type="float" office:value="35" calcext:value-type="float">
            <text:p>35</text:p>
          </table:table-cell>
          <table:table-cell table:style-name="ce484" table:formula="of:=IF(ISBLANK([$'Niveau 3'.C14]);0;IF([.C67]=[$'Niveau 3'.C14];1;-0.5))" office:value-type="float" office:value="0" calcext:value-type="float">
            <text:p>0</text:p>
          </table:table-cell>
          <table:table-cell table:style-name="ce503" table:formula="of:=IF(ISBLANK([$'Niveau 3'.D14]);0;IF([.D67]=[$'Niveau 3'.D14];1;-0.5))" office:value-type="float" office:value="0" calcext:value-type="float">
            <text:p>0</text:p>
          </table:table-cell>
          <table:table-cell table:style-name="ce503" table:formula="of:=IF(ISBLANK([$'Niveau 3'.E14]);0;IF([.E67]=[$'Niveau 3'.E14];1;-0.5))" office:value-type="float" office:value="0" calcext:value-type="float">
            <text:p>0</text:p>
          </table:table-cell>
          <table:table-cell table:style-name="ce503" table:formula="of:=IF(ISBLANK([$'Niveau 3'.F14]);0;IF([.F67]=[$'Niveau 3'.F14];1;-0.5))" office:value-type="float" office:value="0" calcext:value-type="float">
            <text:p>0</text:p>
          </table:table-cell>
          <table:table-cell table:style-name="ce503" table:formula="of:=IF(ISBLANK([$'Niveau 3'.G14]);0;IF([.G67]=[$'Niveau 3'.G14];1;-0.5))" office:value-type="float" office:value="0" calcext:value-type="float">
            <text:p>0</text:p>
          </table:table-cell>
          <table:table-cell table:style-name="ce503" table:formula="of:=IF(ISBLANK([$'Niveau 3'.H14]);0;IF([.H67]=[$'Niveau 3'.H14];1;-0.5))" office:value-type="float" office:value="0" calcext:value-type="float">
            <text:p>0</text:p>
          </table:table-cell>
          <table:table-cell table:style-name="ce503" table:formula="of:=IF(ISBLANK([$'Niveau 3'.I14]);0;IF([.I67]=[$'Niveau 3'.I14];1;-0.5))" office:value-type="float" office:value="0" calcext:value-type="float">
            <text:p>0</text:p>
          </table:table-cell>
          <table:table-cell table:style-name="ce514" table:formula="of:=IF(ISBLANK([$'Niveau 3'.J14]);0;IF([.J67]=[$'Niveau 3'.J14];1;-0.5))" office:value-type="float" office:value="0" calcext:value-type="float">
            <text:p>0</text:p>
          </table:table-cell>
          <table:table-cell table:style-name="ce484" table:formula="of:=IF(ISBLANK([$'Niveau 3'.K14]);0;IF([.K67]=[$'Niveau 3'.K14];0.5;-0.25))" office:value-type="float" office:value="0" calcext:value-type="float">
            <text:p>0</text:p>
          </table:table-cell>
          <table:table-cell table:style-name="ce484" table:formula="of:=IF(ISBLANK([$'Niveau 3'.L14]);0;IF([.L67]=[$'Niveau 3'.L14];1;-0.5))" office:value-type="float" office:value="0" calcext:value-type="float">
            <text:p>0</text:p>
          </table:table-cell>
          <table:table-cell table:style-name="ce503" table:formula="of:=IF(ISBLANK([$'Niveau 3'.M14]);0;IF([.M67]=[$'Niveau 3'.M14];1;-0.5))" office:value-type="float" office:value="0" calcext:value-type="float">
            <text:p>0</text:p>
          </table:table-cell>
          <table:table-cell table:style-name="ce503" table:formula="of:=IF(ISBLANK([$'Niveau 3'.N14]);0;IF([.N67]=[$'Niveau 3'.N14];1;-0.5))" office:value-type="float" office:value="0" calcext:value-type="float">
            <text:p>0</text:p>
          </table:table-cell>
          <table:table-cell table:style-name="ce503" table:formula="of:=IF(ISBLANK([$'Niveau 3'.O14]);0;IF([.O67]=[$'Niveau 3'.O14];1;-0.5))" office:value-type="float" office:value="0" calcext:value-type="float">
            <text:p>0</text:p>
          </table:table-cell>
          <table:table-cell table:style-name="ce503" table:formula="of:=IF(ISBLANK([$'Niveau 3'.P14]);0;IF([.P67]=[$'Niveau 3'.P14];1;-0.5))" office:value-type="float" office:value="0" calcext:value-type="float">
            <text:p>0</text:p>
          </table:table-cell>
          <table:table-cell table:style-name="ce503" table:formula="of:=IF(ISBLANK([$'Niveau 3'.Q14]);0;IF([.Q67]=[$'Niveau 3'.Q14];1;-0.5))" office:value-type="float" office:value="0" calcext:value-type="float">
            <text:p>0</text:p>
          </table:table-cell>
          <table:table-cell table:style-name="ce503" table:formula="of:=IF(ISBLANK([$'Niveau 3'.R14]);0;IF([.R67]=[$'Niveau 3'.R14];1;-0.5))" office:value-type="float" office:value="0" calcext:value-type="float">
            <text:p>0</text:p>
          </table:table-cell>
          <table:table-cell table:style-name="ce514" table:formula="of:=IF(ISBLANK([$'Niveau 3'.S14]);0;IF([.S67]=[$'Niveau 3'.S14];1;-0.5))" office:value-type="float" office:value="0" calcext:value-type="float">
            <text:p>0</text:p>
          </table:table-cell>
          <table:table-cell table:style-name="ce484" table:formula="of:=IF(ISBLANK([$'Niveau 3'.T14]);0;IF([.T67]=[$'Niveau 3'.T14];0.5;-0.25))" office:value-type="float" office:value="0" calcext:value-type="float">
            <text:p>0</text:p>
          </table:table-cell>
          <table:table-cell table:style-name="ce484" table:formula="of:=IF(ISBLANK([$'Niveau 3'.U14]);0;IF([.U67]=[$'Niveau 3'.U14];1;-0.5))" office:value-type="float" office:value="0" calcext:value-type="float">
            <text:p>0</text:p>
          </table:table-cell>
          <table:table-cell table:style-name="ce503" table:formula="of:=IF(ISBLANK([$'Niveau 3'.V14]);0;IF([.V67]=[$'Niveau 3'.V14];1;-0.5))" office:value-type="float" office:value="0" calcext:value-type="float">
            <text:p>0</text:p>
          </table:table-cell>
          <table:table-cell table:style-name="ce503" table:formula="of:=IF(ISBLANK([$'Niveau 3'.W14]);0;IF([.W67]=[$'Niveau 3'.W14];1;-0.5))" office:value-type="float" office:value="0" calcext:value-type="float">
            <text:p>0</text:p>
          </table:table-cell>
          <table:table-cell table:style-name="ce503" table:formula="of:=IF(ISBLANK([$'Niveau 3'.X14]);0;IF([.X67]=[$'Niveau 3'.X14];1;-0.5))" office:value-type="float" office:value="0" calcext:value-type="float">
            <text:p>0</text:p>
          </table:table-cell>
          <table:table-cell table:style-name="ce503" table:formula="of:=IF(ISBLANK([$'Niveau 3'.Y14]);0;IF([.Y67]=[$'Niveau 3'.Y14];1;-0.5))" office:value-type="float" office:value="0" calcext:value-type="float">
            <text:p>0</text:p>
          </table:table-cell>
          <table:table-cell table:style-name="ce503" table:formula="of:=IF(ISBLANK([$'Niveau 3'.Z14]);0;IF([.Z67]=[$'Niveau 3'.Z14];1;-0.5))" office:value-type="float" office:value="0" calcext:value-type="float">
            <text:p>0</text:p>
          </table:table-cell>
          <table:table-cell table:style-name="ce503" table:formula="of:=IF(ISBLANK([$'Niveau 3'.AA14]);0;IF([.AA67]=[$'Niveau 3'.AA14];1;-0.5))" office:value-type="float" office:value="0" calcext:value-type="float">
            <text:p>0</text:p>
          </table:table-cell>
          <table:table-cell table:style-name="ce514" table:formula="of:=IF(ISBLANK([$'Niveau 3'.AB14]);0;IF([.AB67]=[$'Niveau 3'.AB14];1;-0.5))" office:value-type="float" office:value="0" calcext:value-type="float">
            <text:p>0</text:p>
          </table:table-cell>
          <table:table-cell table:style-name="ce484" table:formula="of:=IF(ISBLANK([$'Niveau 3'.AC14]);0;IF([.AC67]=[$'Niveau 3'.AC14];0.5;-0.25))" office:value-type="float" office:value="0" calcext:value-type="float">
            <text:p>0</text:p>
          </table:table-cell>
          <table:table-cell table:style-name="ce484" table:formula="of:=IF(ISBLANK([$'Niveau 3'.AD14]);0;IF([.AD67]=[$'Niveau 3'.AD14];1;-0.5))" office:value-type="float" office:value="0" calcext:value-type="float">
            <text:p>0</text:p>
          </table:table-cell>
          <table:table-cell table:style-name="ce503" table:formula="of:=IF(ISBLANK([$'Niveau 3'.AE14]);0;IF([.AE67]=[$'Niveau 3'.AE14];1;-0.5))" office:value-type="float" office:value="0" calcext:value-type="float">
            <text:p>0</text:p>
          </table:table-cell>
          <table:table-cell table:style-name="ce503" table:formula="of:=IF(ISBLANK([$'Niveau 3'.AF14]);0;IF([.AF67]=[$'Niveau 3'.AF14];1;-0.5))" office:value-type="float" office:value="0" calcext:value-type="float">
            <text:p>0</text:p>
          </table:table-cell>
          <table:table-cell table:style-name="ce503" table:formula="of:=IF(ISBLANK([$'Niveau 3'.AG14]);0;IF([.AG67]=[$'Niveau 3'.AG14];1;-0.5))" office:value-type="float" office:value="0" calcext:value-type="float">
            <text:p>0</text:p>
          </table:table-cell>
          <table:table-cell table:style-name="ce503" table:formula="of:=IF(ISBLANK([$'Niveau 3'.AH14]);0;IF([.AH67]=[$'Niveau 3'.AH14];1;-0.5))" office:value-type="float" office:value="0" calcext:value-type="float">
            <text:p>0</text:p>
          </table:table-cell>
          <table:table-cell table:style-name="ce503" table:formula="of:=IF(ISBLANK([$'Niveau 3'.AI14]);0;IF([.AI67]=[$'Niveau 3'.AI14];1;-0.5))" office:value-type="float" office:value="0" calcext:value-type="float">
            <text:p>0</text:p>
          </table:table-cell>
          <table:table-cell table:style-name="ce503" table:formula="of:=IF(ISBLANK([$'Niveau 3'.AJ14]);0;IF([.AJ67]=[$'Niveau 3'.AJ14];1;-0.5))" office:value-type="float" office:value="0" calcext:value-type="float">
            <text:p>0</text:p>
          </table:table-cell>
          <table:table-cell table:style-name="ce514" table:formula="of:=IF(ISBLANK([$'Niveau 3'.AK14]);0;IF([.AK67]=[$'Niveau 3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558" table:formula="of:=COUNTA([.AN68:.BV68])" office:value-type="float" office:value="7" calcext:value-type="float">
            <text:p>7</text:p>
          </table:table-cell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5]);0;IF([.K68]=[$'Niveau 3'.K15];0.5;-0.2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3'.T15]);0;IF([.T68]=[$'Niveau 3'.T15];0.5;-0.2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style-name="ce488" table:formula="of:=IF(ISBLANK([$'Niveau 3'.AC15]);0;IF([.AC68]=[$'Niveau 3'.AC15];0.5;-0.2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7"/>
          <table:table-cell table:number-columns-repeated="950"/>
        </table:table-row>
        <table:table-row table:style-name="ro4">
          <table:table-cell table:style-name="ce392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60:.AK60];&quot;0&quot;)-2" office:value-type="float" office:value="32766" calcext:value-type="float" table:number-columns-spanned="8" table:number-rows-spanned="1">
            <text:p>32 76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558" table:formula="of:=COUNTA([.AN69:.BV69])" office:value-type="float" office:value="1" calcext:value-type="float">
            <text:p>1</text:p>
          </table:table-cell>
          <table:table-cell table:style-name="ce490" table:formula="of:=IF(ISBLANK([$'Niveau 3'.C16]);0;IF([.C69]=[$'Niveau 3'.C16];16;-8))" office:value-type="float" office:value="0" calcext:value-type="float">
            <text:p>0</text:p>
          </table:table-cell>
          <table:table-cell table:style-name="ce370" table:number-columns-repeated="7"/>
          <table:table-cell table:style-name="ce565"/>
          <table:table-cell table:style-name="ce370" table:number-columns-repeated="27"/>
          <table:table-cell table:number-columns-repeated="949"/>
        </table:table-row>
        <table:table-row table:style-name="ro4">
          <table:table-cell table:style-name="ce395"/>
          <table:table-cell table:style-name="ce401"/>
          <table:table-cell table:style-name="ce491"/>
          <table:table-cell table:style-name="ce401" table:number-columns-repeated="35"/>
          <table:table-cell table:style-name="ce559" table:formula="of:=SUM([.AM58:.AM69])" office:value-type="float" office:value="240" calcext:value-type="float">
            <text:p>240</text:p>
          </table:table-cell>
          <table:table-cell table:style-name="ce370" table:number-columns-repeated="3"/>
          <table:table-cell table:style-name="ce370" table:number-columns-spanned="3" table:number-rows-spanned="1"/>
          <table:covered-table-cell table:number-columns-repeated="2" table:style-name="ce370"/>
          <table:table-cell table:style-name="ce370" table:number-columns-repeated="7"/>
          <table:table-cell table:style-name="ce370" table:number-columns-spanned="2" table:number-rows-spanned="1"/>
          <table:covered-table-cell table:style-name="ce370"/>
          <table:table-cell table:style-name="ce370" table:number-columns-repeated="21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48583143077978" calcext:value-type="float">
            <text:p>0,48583143077978</text:p>
          </table:table-cell>
          <table:table-cell table:style-name="ce467" table:formula="of:=RANK([.A72];[.$A$72:.$A$87];0)" office:value-type="float" office:value="9" calcext:value-type="float">
            <text:p>9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2])/10^7)" office:value-type="float" office:value="1" calcext:value-type="float">
            <text:p>1</text:p>
          </table:table-cell>
          <table:table-cell table:style-name="ce560" table:formula="of:=INT(DEC2BIN([.C72])/10^6)-10*INT(DEC2BIN([.C72])/10^7)" office:value-type="float" office:value="1" calcext:value-type="float">
            <text:p>1</text:p>
          </table:table-cell>
          <table:table-cell table:style-name="ce560" table:formula="of:=INT(DEC2BIN([.C72])/10^5)-10*INT(DEC2BIN([.C72])/10^6)" office:value-type="float" office:value="1" calcext:value-type="float">
            <text:p>1</text:p>
          </table:table-cell>
          <table:table-cell table:style-name="ce560" table:formula="of:=INT(DEC2BIN([.C72])/10^4)-10*INT(DEC2BIN([.C72])/10^5)" office:value-type="float" office:value="1" calcext:value-type="float">
            <text:p>1</text:p>
          </table:table-cell>
          <table:table-cell table:style-name="ce560" table:formula="of:=INT(DEC2BIN([.C72])/10^3)-10*INT(DEC2BIN([.C72])/10^4)" office:value-type="float" office:value="1" calcext:value-type="float">
            <text:p>1</text:p>
          </table:table-cell>
          <table:table-cell table:style-name="ce560" table:formula="of:=INT(DEC2BIN([.C72])/10^2)-10*INT(DEC2BIN([.C72])/10^3)" office:value-type="float" office:value="1" calcext:value-type="float">
            <text:p>1</text:p>
          </table:table-cell>
          <table:table-cell table:style-name="ce560" table:formula="of:=INT(DEC2BIN([.C72])/10^1)-10*INT(DEC2BIN([.C72])/10^2)" office:value-type="float" office:value="1" calcext:value-type="float">
            <text:p>1</text:p>
          </table:table-cell>
          <table:table-cell table:style-name="ce560" table:formula="of:=INT(DEC2BIN([.C72])/10^0)-10*INT(DEC2BIN([.C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2])/10^7)" office:value-type="float" office:value="1" calcext:value-type="float">
            <text:p>1</text:p>
          </table:table-cell>
          <table:table-cell table:style-name="ce560" table:formula="of:=INT(DEC2BIN([.L72])/10^6)-10*INT(DEC2BIN([.L72])/10^7)" office:value-type="float" office:value="1" calcext:value-type="float">
            <text:p>1</text:p>
          </table:table-cell>
          <table:table-cell table:style-name="ce560" table:formula="of:=INT(DEC2BIN([.L72])/10^5)-10*INT(DEC2BIN([.L72])/10^6)" office:value-type="float" office:value="1" calcext:value-type="float">
            <text:p>1</text:p>
          </table:table-cell>
          <table:table-cell table:style-name="ce560" table:formula="of:=INT(DEC2BIN([.L72])/10^4)-10*INT(DEC2BIN([.L72])/10^5)" office:value-type="float" office:value="1" calcext:value-type="float">
            <text:p>1</text:p>
          </table:table-cell>
          <table:table-cell table:style-name="ce560" table:formula="of:=INT(DEC2BIN([.L72])/10^3)-10*INT(DEC2BIN([.L72])/10^4)" office:value-type="float" office:value="1" calcext:value-type="float">
            <text:p>1</text:p>
          </table:table-cell>
          <table:table-cell table:style-name="ce560" table:formula="of:=INT(DEC2BIN([.L72])/10^2)-10*INT(DEC2BIN([.L72])/10^3)" office:value-type="float" office:value="1" calcext:value-type="float">
            <text:p>1</text:p>
          </table:table-cell>
          <table:table-cell table:style-name="ce560" table:formula="of:=INT(DEC2BIN([.L72])/10^1)-10*INT(DEC2BIN([.L72])/10^2)" office:value-type="float" office:value="1" calcext:value-type="float">
            <text:p>1</text:p>
          </table:table-cell>
          <table:table-cell table:style-name="ce560" table:formula="of:=INT(DEC2BIN([.L72])/10^0)-10*INT(DEC2BIN([.L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2])/10^7)" office:value-type="float" office:value="1" calcext:value-type="float">
            <text:p>1</text:p>
          </table:table-cell>
          <table:table-cell table:style-name="ce560" table:formula="of:=INT(DEC2BIN([.U72])/10^6)-10*INT(DEC2BIN([.U72])/10^7)" office:value-type="float" office:value="1" calcext:value-type="float">
            <text:p>1</text:p>
          </table:table-cell>
          <table:table-cell table:style-name="ce560" table:formula="of:=INT(DEC2BIN([.U72])/10^5)-10*INT(DEC2BIN([.U72])/10^6)" office:value-type="float" office:value="1" calcext:value-type="float">
            <text:p>1</text:p>
          </table:table-cell>
          <table:table-cell table:style-name="ce560" table:formula="of:=INT(DEC2BIN([.U72])/10^4)-10*INT(DEC2BIN([.U72])/10^5)" office:value-type="float" office:value="1" calcext:value-type="float">
            <text:p>1</text:p>
          </table:table-cell>
          <table:table-cell table:style-name="ce560" table:formula="of:=INT(DEC2BIN([.U72])/10^3)-10*INT(DEC2BIN([.U72])/10^4)" office:value-type="float" office:value="1" calcext:value-type="float">
            <text:p>1</text:p>
          </table:table-cell>
          <table:table-cell table:style-name="ce560" table:formula="of:=INT(DEC2BIN([.U72])/10^2)-10*INT(DEC2BIN([.U72])/10^3)" office:value-type="float" office:value="1" calcext:value-type="float">
            <text:p>1</text:p>
          </table:table-cell>
          <table:table-cell table:style-name="ce560" table:formula="of:=INT(DEC2BIN([.U72])/10^1)-10*INT(DEC2BIN([.U72])/10^2)" office:value-type="float" office:value="1" calcext:value-type="float">
            <text:p>1</text:p>
          </table:table-cell>
          <table:table-cell table:style-name="ce560" table:formula="of:=INT(DEC2BIN([.U72])/10^0)-10*INT(DEC2BIN([.U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2])/10^7)" office:value-type="float" office:value="0" calcext:value-type="float">
            <text:p>0</text:p>
          </table:table-cell>
          <table:table-cell table:style-name="ce560" table:formula="of:=INT(DEC2BIN([.AD72])/10^6)-10*INT(DEC2BIN([.AD72])/10^7)" office:value-type="float" office:value="0" calcext:value-type="float">
            <text:p>0</text:p>
          </table:table-cell>
          <table:table-cell table:style-name="ce560" table:formula="of:=INT(DEC2BIN([.AD72])/10^5)-10*INT(DEC2BIN([.AD72])/10^6)" office:value-type="float" office:value="0" calcext:value-type="float">
            <text:p>0</text:p>
          </table:table-cell>
          <table:table-cell table:style-name="ce560" table:formula="of:=INT(DEC2BIN([.AD72])/10^4)-10*INT(DEC2BIN([.AD72])/10^5)" office:value-type="float" office:value="0" calcext:value-type="float">
            <text:p>0</text:p>
          </table:table-cell>
          <table:table-cell table:style-name="ce560" table:formula="of:=INT(DEC2BIN([.AD72])/10^3)-10*INT(DEC2BIN([.AD72])/10^4)" office:value-type="float" office:value="0" calcext:value-type="float">
            <text:p>0</text:p>
          </table:table-cell>
          <table:table-cell table:style-name="ce560" table:formula="of:=INT(DEC2BIN([.AD72])/10^2)-10*INT(DEC2BIN([.AD72])/10^3)" office:value-type="float" office:value="0" calcext:value-type="float">
            <text:p>0</text:p>
          </table:table-cell>
          <table:table-cell table:style-name="ce560" table:formula="of:=INT(DEC2BIN([.AD72])/10^1)-10*INT(DEC2BIN([.AD72])/10^2)" office:value-type="float" office:value="0" calcext:value-type="float">
            <text:p>0</text:p>
          </table:table-cell>
          <table:table-cell table:style-name="ce571" table:formula="of:=INT(DEC2BIN([.AD72])/10^0)-10*INT(DEC2BIN([.AD72])/10^1)" office:value-type="float" office:value="0" calcext:value-type="float">
            <text:p>0</text:p>
          </table:table-cell>
          <table:table-cell table:style-name="ce479" table:formula="of:=COUNTIF([.AN72:.BV72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257857666804445" calcext:value-type="float">
            <text:p>0,257857666804445</text:p>
          </table:table-cell>
          <table:table-cell table:style-name="ce467" table:formula="of:=RANK([.A73];[.$A$72:.$A$87];0)" office:value-type="float" office:value="11" calcext:value-type="float">
            <text:p>1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3])/10^7)" office:value-type="float" office:value="1" calcext:value-type="float">
            <text:p>1</text:p>
          </table:table-cell>
          <table:table-cell table:style-name="ce560" table:formula="of:=INT(DEC2BIN([.C73])/10^6)-10*INT(DEC2BIN([.C73])/10^7)" office:value-type="float" office:value="1" calcext:value-type="float">
            <text:p>1</text:p>
          </table:table-cell>
          <table:table-cell table:style-name="ce560" table:formula="of:=INT(DEC2BIN([.C73])/10^5)-10*INT(DEC2BIN([.C73])/10^6)" office:value-type="float" office:value="1" calcext:value-type="float">
            <text:p>1</text:p>
          </table:table-cell>
          <table:table-cell table:style-name="ce560" table:formula="of:=INT(DEC2BIN([.C73])/10^4)-10*INT(DEC2BIN([.C73])/10^5)" office:value-type="float" office:value="1" calcext:value-type="float">
            <text:p>1</text:p>
          </table:table-cell>
          <table:table-cell table:style-name="ce560" table:formula="of:=INT(DEC2BIN([.C73])/10^3)-10*INT(DEC2BIN([.C73])/10^4)" office:value-type="float" office:value="1" calcext:value-type="float">
            <text:p>1</text:p>
          </table:table-cell>
          <table:table-cell table:style-name="ce560" table:formula="of:=INT(DEC2BIN([.C73])/10^2)-10*INT(DEC2BIN([.C73])/10^3)" office:value-type="float" office:value="1" calcext:value-type="float">
            <text:p>1</text:p>
          </table:table-cell>
          <table:table-cell table:style-name="ce560" table:formula="of:=INT(DEC2BIN([.C73])/10^1)-10*INT(DEC2BIN([.C73])/10^2)" office:value-type="float" office:value="1" calcext:value-type="float">
            <text:p>1</text:p>
          </table:table-cell>
          <table:table-cell table:style-name="ce560" table:formula="of:=INT(DEC2BIN([.C73])/10^0)-10*INT(DEC2BIN([.C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3])/10^7)" office:value-type="float" office:value="1" calcext:value-type="float">
            <text:p>1</text:p>
          </table:table-cell>
          <table:table-cell table:style-name="ce560" table:formula="of:=INT(DEC2BIN([.L73])/10^6)-10*INT(DEC2BIN([.L73])/10^7)" office:value-type="float" office:value="1" calcext:value-type="float">
            <text:p>1</text:p>
          </table:table-cell>
          <table:table-cell table:style-name="ce560" table:formula="of:=INT(DEC2BIN([.L73])/10^5)-10*INT(DEC2BIN([.L73])/10^6)" office:value-type="float" office:value="1" calcext:value-type="float">
            <text:p>1</text:p>
          </table:table-cell>
          <table:table-cell table:style-name="ce560" table:formula="of:=INT(DEC2BIN([.L73])/10^4)-10*INT(DEC2BIN([.L73])/10^5)" office:value-type="float" office:value="1" calcext:value-type="float">
            <text:p>1</text:p>
          </table:table-cell>
          <table:table-cell table:style-name="ce560" table:formula="of:=INT(DEC2BIN([.L73])/10^3)-10*INT(DEC2BIN([.L73])/10^4)" office:value-type="float" office:value="1" calcext:value-type="float">
            <text:p>1</text:p>
          </table:table-cell>
          <table:table-cell table:style-name="ce560" table:formula="of:=INT(DEC2BIN([.L73])/10^2)-10*INT(DEC2BIN([.L73])/10^3)" office:value-type="float" office:value="1" calcext:value-type="float">
            <text:p>1</text:p>
          </table:table-cell>
          <table:table-cell table:style-name="ce560" table:formula="of:=INT(DEC2BIN([.L73])/10^1)-10*INT(DEC2BIN([.L73])/10^2)" office:value-type="float" office:value="1" calcext:value-type="float">
            <text:p>1</text:p>
          </table:table-cell>
          <table:table-cell table:style-name="ce560" table:formula="of:=INT(DEC2BIN([.L73])/10^0)-10*INT(DEC2BIN([.L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3])/10^7)" office:value-type="float" office:value="1" calcext:value-type="float">
            <text:p>1</text:p>
          </table:table-cell>
          <table:table-cell table:style-name="ce560" table:formula="of:=INT(DEC2BIN([.U73])/10^6)-10*INT(DEC2BIN([.U73])/10^7)" office:value-type="float" office:value="1" calcext:value-type="float">
            <text:p>1</text:p>
          </table:table-cell>
          <table:table-cell table:style-name="ce560" table:formula="of:=INT(DEC2BIN([.U73])/10^5)-10*INT(DEC2BIN([.U73])/10^6)" office:value-type="float" office:value="1" calcext:value-type="float">
            <text:p>1</text:p>
          </table:table-cell>
          <table:table-cell table:style-name="ce560" table:formula="of:=INT(DEC2BIN([.U73])/10^4)-10*INT(DEC2BIN([.U73])/10^5)" office:value-type="float" office:value="1" calcext:value-type="float">
            <text:p>1</text:p>
          </table:table-cell>
          <table:table-cell table:style-name="ce560" table:formula="of:=INT(DEC2BIN([.U73])/10^3)-10*INT(DEC2BIN([.U73])/10^4)" office:value-type="float" office:value="1" calcext:value-type="float">
            <text:p>1</text:p>
          </table:table-cell>
          <table:table-cell table:style-name="ce560" table:formula="of:=INT(DEC2BIN([.U73])/10^2)-10*INT(DEC2BIN([.U73])/10^3)" office:value-type="float" office:value="1" calcext:value-type="float">
            <text:p>1</text:p>
          </table:table-cell>
          <table:table-cell table:style-name="ce560" table:formula="of:=INT(DEC2BIN([.U73])/10^1)-10*INT(DEC2BIN([.U73])/10^2)" office:value-type="float" office:value="1" calcext:value-type="float">
            <text:p>1</text:p>
          </table:table-cell>
          <table:table-cell table:style-name="ce560" table:formula="of:=INT(DEC2BIN([.U73])/10^0)-10*INT(DEC2BIN([.U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3])/10^7)" office:value-type="float" office:value="1" calcext:value-type="float">
            <text:p>1</text:p>
          </table:table-cell>
          <table:table-cell table:style-name="ce560" table:formula="of:=INT(DEC2BIN([.AD73])/10^6)-10*INT(DEC2BIN([.AD73])/10^7)" office:value-type="float" office:value="0" calcext:value-type="float">
            <text:p>0</text:p>
          </table:table-cell>
          <table:table-cell table:style-name="ce560" table:formula="of:=INT(DEC2BIN([.AD73])/10^5)-10*INT(DEC2BIN([.AD73])/10^6)" office:value-type="float" office:value="0" calcext:value-type="float">
            <text:p>0</text:p>
          </table:table-cell>
          <table:table-cell table:style-name="ce560" table:formula="of:=INT(DEC2BIN([.AD73])/10^4)-10*INT(DEC2BIN([.AD73])/10^5)" office:value-type="float" office:value="0" calcext:value-type="float">
            <text:p>0</text:p>
          </table:table-cell>
          <table:table-cell table:style-name="ce560" table:formula="of:=INT(DEC2BIN([.AD73])/10^3)-10*INT(DEC2BIN([.AD73])/10^4)" office:value-type="float" office:value="0" calcext:value-type="float">
            <text:p>0</text:p>
          </table:table-cell>
          <table:table-cell table:style-name="ce560" table:formula="of:=INT(DEC2BIN([.AD73])/10^2)-10*INT(DEC2BIN([.AD73])/10^3)" office:value-type="float" office:value="0" calcext:value-type="float">
            <text:p>0</text:p>
          </table:table-cell>
          <table:table-cell table:style-name="ce560" table:formula="of:=INT(DEC2BIN([.AD73])/10^1)-10*INT(DEC2BIN([.AD73])/10^2)" office:value-type="float" office:value="0" calcext:value-type="float">
            <text:p>0</text:p>
          </table:table-cell>
          <table:table-cell table:style-name="ce571" table:formula="of:=INT(DEC2BIN([.AD73])/10^0)-10*INT(DEC2BIN([.AD73])/10^1)" office:value-type="float" office:value="0" calcext:value-type="float">
            <text:p>0</text:p>
          </table:table-cell>
          <table:table-cell table:style-name="ce479" table:formula="of:=COUNTIF([.AN73:.BV73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900399024238476" calcext:value-type="float">
            <text:p>0,900399024238476</text:p>
          </table:table-cell>
          <table:table-cell table:style-name="ce467" table:formula="of:=RANK([.A74];[.$A$72:.$A$87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4])/10^7)" office:value-type="float" office:value="1" calcext:value-type="float">
            <text:p>1</text:p>
          </table:table-cell>
          <table:table-cell table:style-name="ce560" table:formula="of:=INT(DEC2BIN([.C74])/10^6)-10*INT(DEC2BIN([.C74])/10^7)" office:value-type="float" office:value="1" calcext:value-type="float">
            <text:p>1</text:p>
          </table:table-cell>
          <table:table-cell table:style-name="ce560" table:formula="of:=INT(DEC2BIN([.C74])/10^5)-10*INT(DEC2BIN([.C74])/10^6)" office:value-type="float" office:value="1" calcext:value-type="float">
            <text:p>1</text:p>
          </table:table-cell>
          <table:table-cell table:style-name="ce560" table:formula="of:=INT(DEC2BIN([.C74])/10^4)-10*INT(DEC2BIN([.C74])/10^5)" office:value-type="float" office:value="1" calcext:value-type="float">
            <text:p>1</text:p>
          </table:table-cell>
          <table:table-cell table:style-name="ce560" table:formula="of:=INT(DEC2BIN([.C74])/10^3)-10*INT(DEC2BIN([.C74])/10^4)" office:value-type="float" office:value="1" calcext:value-type="float">
            <text:p>1</text:p>
          </table:table-cell>
          <table:table-cell table:style-name="ce560" table:formula="of:=INT(DEC2BIN([.C74])/10^2)-10*INT(DEC2BIN([.C74])/10^3)" office:value-type="float" office:value="1" calcext:value-type="float">
            <text:p>1</text:p>
          </table:table-cell>
          <table:table-cell table:style-name="ce560" table:formula="of:=INT(DEC2BIN([.C74])/10^1)-10*INT(DEC2BIN([.C74])/10^2)" office:value-type="float" office:value="1" calcext:value-type="float">
            <text:p>1</text:p>
          </table:table-cell>
          <table:table-cell table:style-name="ce560" table:formula="of:=INT(DEC2BIN([.C74])/10^0)-10*INT(DEC2BIN([.C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4])/10^7)" office:value-type="float" office:value="1" calcext:value-type="float">
            <text:p>1</text:p>
          </table:table-cell>
          <table:table-cell table:style-name="ce560" table:formula="of:=INT(DEC2BIN([.L74])/10^6)-10*INT(DEC2BIN([.L74])/10^7)" office:value-type="float" office:value="1" calcext:value-type="float">
            <text:p>1</text:p>
          </table:table-cell>
          <table:table-cell table:style-name="ce560" table:formula="of:=INT(DEC2BIN([.L74])/10^5)-10*INT(DEC2BIN([.L74])/10^6)" office:value-type="float" office:value="1" calcext:value-type="float">
            <text:p>1</text:p>
          </table:table-cell>
          <table:table-cell table:style-name="ce560" table:formula="of:=INT(DEC2BIN([.L74])/10^4)-10*INT(DEC2BIN([.L74])/10^5)" office:value-type="float" office:value="1" calcext:value-type="float">
            <text:p>1</text:p>
          </table:table-cell>
          <table:table-cell table:style-name="ce560" table:formula="of:=INT(DEC2BIN([.L74])/10^3)-10*INT(DEC2BIN([.L74])/10^4)" office:value-type="float" office:value="1" calcext:value-type="float">
            <text:p>1</text:p>
          </table:table-cell>
          <table:table-cell table:style-name="ce560" table:formula="of:=INT(DEC2BIN([.L74])/10^2)-10*INT(DEC2BIN([.L74])/10^3)" office:value-type="float" office:value="1" calcext:value-type="float">
            <text:p>1</text:p>
          </table:table-cell>
          <table:table-cell table:style-name="ce560" table:formula="of:=INT(DEC2BIN([.L74])/10^1)-10*INT(DEC2BIN([.L74])/10^2)" office:value-type="float" office:value="1" calcext:value-type="float">
            <text:p>1</text:p>
          </table:table-cell>
          <table:table-cell table:style-name="ce560" table:formula="of:=INT(DEC2BIN([.L74])/10^0)-10*INT(DEC2BIN([.L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4])/10^7)" office:value-type="float" office:value="1" calcext:value-type="float">
            <text:p>1</text:p>
          </table:table-cell>
          <table:table-cell table:style-name="ce560" table:formula="of:=INT(DEC2BIN([.U74])/10^6)-10*INT(DEC2BIN([.U74])/10^7)" office:value-type="float" office:value="1" calcext:value-type="float">
            <text:p>1</text:p>
          </table:table-cell>
          <table:table-cell table:style-name="ce560" table:formula="of:=INT(DEC2BIN([.U74])/10^5)-10*INT(DEC2BIN([.U74])/10^6)" office:value-type="float" office:value="1" calcext:value-type="float">
            <text:p>1</text:p>
          </table:table-cell>
          <table:table-cell table:style-name="ce560" table:formula="of:=INT(DEC2BIN([.U74])/10^4)-10*INT(DEC2BIN([.U74])/10^5)" office:value-type="float" office:value="1" calcext:value-type="float">
            <text:p>1</text:p>
          </table:table-cell>
          <table:table-cell table:style-name="ce560" table:formula="of:=INT(DEC2BIN([.U74])/10^3)-10*INT(DEC2BIN([.U74])/10^4)" office:value-type="float" office:value="1" calcext:value-type="float">
            <text:p>1</text:p>
          </table:table-cell>
          <table:table-cell table:style-name="ce560" table:formula="of:=INT(DEC2BIN([.U74])/10^2)-10*INT(DEC2BIN([.U74])/10^3)" office:value-type="float" office:value="1" calcext:value-type="float">
            <text:p>1</text:p>
          </table:table-cell>
          <table:table-cell table:style-name="ce560" table:formula="of:=INT(DEC2BIN([.U74])/10^1)-10*INT(DEC2BIN([.U74])/10^2)" office:value-type="float" office:value="1" calcext:value-type="float">
            <text:p>1</text:p>
          </table:table-cell>
          <table:table-cell table:style-name="ce560" table:formula="of:=INT(DEC2BIN([.U74])/10^0)-10*INT(DEC2BIN([.U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4])/10^7)" office:value-type="float" office:value="1" calcext:value-type="float">
            <text:p>1</text:p>
          </table:table-cell>
          <table:table-cell table:style-name="ce560" table:formula="of:=INT(DEC2BIN([.AD74])/10^6)-10*INT(DEC2BIN([.AD74])/10^7)" office:value-type="float" office:value="1" calcext:value-type="float">
            <text:p>1</text:p>
          </table:table-cell>
          <table:table-cell table:style-name="ce560" table:formula="of:=INT(DEC2BIN([.AD74])/10^5)-10*INT(DEC2BIN([.AD74])/10^6)" office:value-type="float" office:value="0" calcext:value-type="float">
            <text:p>0</text:p>
          </table:table-cell>
          <table:table-cell table:style-name="ce560" table:formula="of:=INT(DEC2BIN([.AD74])/10^4)-10*INT(DEC2BIN([.AD74])/10^5)" office:value-type="float" office:value="0" calcext:value-type="float">
            <text:p>0</text:p>
          </table:table-cell>
          <table:table-cell table:style-name="ce560" table:formula="of:=INT(DEC2BIN([.AD74])/10^3)-10*INT(DEC2BIN([.AD74])/10^4)" office:value-type="float" office:value="0" calcext:value-type="float">
            <text:p>0</text:p>
          </table:table-cell>
          <table:table-cell table:style-name="ce560" table:formula="of:=INT(DEC2BIN([.AD74])/10^2)-10*INT(DEC2BIN([.AD74])/10^3)" office:value-type="float" office:value="0" calcext:value-type="float">
            <text:p>0</text:p>
          </table:table-cell>
          <table:table-cell table:style-name="ce560" table:formula="of:=INT(DEC2BIN([.AD74])/10^1)-10*INT(DEC2BIN([.AD74])/10^2)" office:value-type="float" office:value="0" calcext:value-type="float">
            <text:p>0</text:p>
          </table:table-cell>
          <table:table-cell table:style-name="ce571" table:formula="of:=INT(DEC2BIN([.AD74])/10^0)-10*INT(DEC2BIN([.AD74])/10^1)" office:value-type="float" office:value="0" calcext:value-type="float">
            <text:p>0</text:p>
          </table:table-cell>
          <table:table-cell table:style-name="ce479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835168577453338" calcext:value-type="float">
            <text:p>0,835168577453338</text:p>
          </table:table-cell>
          <table:table-cell table:style-name="ce467" table:formula="of:=RANK([.A75];[.$A$72:.$A$87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5])/10^7)" office:value-type="float" office:value="1" calcext:value-type="float">
            <text:p>1</text:p>
          </table:table-cell>
          <table:table-cell table:style-name="ce560" table:formula="of:=INT(DEC2BIN([.C75])/10^6)-10*INT(DEC2BIN([.C75])/10^7)" office:value-type="float" office:value="1" calcext:value-type="float">
            <text:p>1</text:p>
          </table:table-cell>
          <table:table-cell table:style-name="ce560" table:formula="of:=INT(DEC2BIN([.C75])/10^5)-10*INT(DEC2BIN([.C75])/10^6)" office:value-type="float" office:value="1" calcext:value-type="float">
            <text:p>1</text:p>
          </table:table-cell>
          <table:table-cell table:style-name="ce560" table:formula="of:=INT(DEC2BIN([.C75])/10^4)-10*INT(DEC2BIN([.C75])/10^5)" office:value-type="float" office:value="1" calcext:value-type="float">
            <text:p>1</text:p>
          </table:table-cell>
          <table:table-cell table:style-name="ce560" table:formula="of:=INT(DEC2BIN([.C75])/10^3)-10*INT(DEC2BIN([.C75])/10^4)" office:value-type="float" office:value="1" calcext:value-type="float">
            <text:p>1</text:p>
          </table:table-cell>
          <table:table-cell table:style-name="ce560" table:formula="of:=INT(DEC2BIN([.C75])/10^2)-10*INT(DEC2BIN([.C75])/10^3)" office:value-type="float" office:value="1" calcext:value-type="float">
            <text:p>1</text:p>
          </table:table-cell>
          <table:table-cell table:style-name="ce560" table:formula="of:=INT(DEC2BIN([.C75])/10^1)-10*INT(DEC2BIN([.C75])/10^2)" office:value-type="float" office:value="1" calcext:value-type="float">
            <text:p>1</text:p>
          </table:table-cell>
          <table:table-cell table:style-name="ce560" table:formula="of:=INT(DEC2BIN([.C75])/10^0)-10*INT(DEC2BIN([.C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5])/10^7)" office:value-type="float" office:value="1" calcext:value-type="float">
            <text:p>1</text:p>
          </table:table-cell>
          <table:table-cell table:style-name="ce560" table:formula="of:=INT(DEC2BIN([.L75])/10^6)-10*INT(DEC2BIN([.L75])/10^7)" office:value-type="float" office:value="1" calcext:value-type="float">
            <text:p>1</text:p>
          </table:table-cell>
          <table:table-cell table:style-name="ce560" table:formula="of:=INT(DEC2BIN([.L75])/10^5)-10*INT(DEC2BIN([.L75])/10^6)" office:value-type="float" office:value="1" calcext:value-type="float">
            <text:p>1</text:p>
          </table:table-cell>
          <table:table-cell table:style-name="ce560" table:formula="of:=INT(DEC2BIN([.L75])/10^4)-10*INT(DEC2BIN([.L75])/10^5)" office:value-type="float" office:value="1" calcext:value-type="float">
            <text:p>1</text:p>
          </table:table-cell>
          <table:table-cell table:style-name="ce560" table:formula="of:=INT(DEC2BIN([.L75])/10^3)-10*INT(DEC2BIN([.L75])/10^4)" office:value-type="float" office:value="1" calcext:value-type="float">
            <text:p>1</text:p>
          </table:table-cell>
          <table:table-cell table:style-name="ce560" table:formula="of:=INT(DEC2BIN([.L75])/10^2)-10*INT(DEC2BIN([.L75])/10^3)" office:value-type="float" office:value="1" calcext:value-type="float">
            <text:p>1</text:p>
          </table:table-cell>
          <table:table-cell table:style-name="ce560" table:formula="of:=INT(DEC2BIN([.L75])/10^1)-10*INT(DEC2BIN([.L75])/10^2)" office:value-type="float" office:value="1" calcext:value-type="float">
            <text:p>1</text:p>
          </table:table-cell>
          <table:table-cell table:style-name="ce560" table:formula="of:=INT(DEC2BIN([.L75])/10^0)-10*INT(DEC2BIN([.L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5])/10^7)" office:value-type="float" office:value="1" calcext:value-type="float">
            <text:p>1</text:p>
          </table:table-cell>
          <table:table-cell table:style-name="ce560" table:formula="of:=INT(DEC2BIN([.U75])/10^6)-10*INT(DEC2BIN([.U75])/10^7)" office:value-type="float" office:value="1" calcext:value-type="float">
            <text:p>1</text:p>
          </table:table-cell>
          <table:table-cell table:style-name="ce560" table:formula="of:=INT(DEC2BIN([.U75])/10^5)-10*INT(DEC2BIN([.U75])/10^6)" office:value-type="float" office:value="1" calcext:value-type="float">
            <text:p>1</text:p>
          </table:table-cell>
          <table:table-cell table:style-name="ce560" table:formula="of:=INT(DEC2BIN([.U75])/10^4)-10*INT(DEC2BIN([.U75])/10^5)" office:value-type="float" office:value="1" calcext:value-type="float">
            <text:p>1</text:p>
          </table:table-cell>
          <table:table-cell table:style-name="ce560" table:formula="of:=INT(DEC2BIN([.U75])/10^3)-10*INT(DEC2BIN([.U75])/10^4)" office:value-type="float" office:value="1" calcext:value-type="float">
            <text:p>1</text:p>
          </table:table-cell>
          <table:table-cell table:style-name="ce560" table:formula="of:=INT(DEC2BIN([.U75])/10^2)-10*INT(DEC2BIN([.U75])/10^3)" office:value-type="float" office:value="1" calcext:value-type="float">
            <text:p>1</text:p>
          </table:table-cell>
          <table:table-cell table:style-name="ce560" table:formula="of:=INT(DEC2BIN([.U75])/10^1)-10*INT(DEC2BIN([.U75])/10^2)" office:value-type="float" office:value="1" calcext:value-type="float">
            <text:p>1</text:p>
          </table:table-cell>
          <table:table-cell table:style-name="ce560" table:formula="of:=INT(DEC2BIN([.U75])/10^0)-10*INT(DEC2BIN([.U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5])/10^7)" office:value-type="float" office:value="1" calcext:value-type="float">
            <text:p>1</text:p>
          </table:table-cell>
          <table:table-cell table:style-name="ce560" table:formula="of:=INT(DEC2BIN([.AD75])/10^6)-10*INT(DEC2BIN([.AD75])/10^7)" office:value-type="float" office:value="1" calcext:value-type="float">
            <text:p>1</text:p>
          </table:table-cell>
          <table:table-cell table:style-name="ce560" table:formula="of:=INT(DEC2BIN([.AD75])/10^5)-10*INT(DEC2BIN([.AD75])/10^6)" office:value-type="float" office:value="1" calcext:value-type="float">
            <text:p>1</text:p>
          </table:table-cell>
          <table:table-cell table:style-name="ce560" table:formula="of:=INT(DEC2BIN([.AD75])/10^4)-10*INT(DEC2BIN([.AD75])/10^5)" office:value-type="float" office:value="0" calcext:value-type="float">
            <text:p>0</text:p>
          </table:table-cell>
          <table:table-cell table:style-name="ce560" table:formula="of:=INT(DEC2BIN([.AD75])/10^3)-10*INT(DEC2BIN([.AD75])/10^4)" office:value-type="float" office:value="0" calcext:value-type="float">
            <text:p>0</text:p>
          </table:table-cell>
          <table:table-cell table:style-name="ce560" table:formula="of:=INT(DEC2BIN([.AD75])/10^2)-10*INT(DEC2BIN([.AD75])/10^3)" office:value-type="float" office:value="0" calcext:value-type="float">
            <text:p>0</text:p>
          </table:table-cell>
          <table:table-cell table:style-name="ce560" table:formula="of:=INT(DEC2BIN([.AD75])/10^1)-10*INT(DEC2BIN([.AD75])/10^2)" office:value-type="float" office:value="0" calcext:value-type="float">
            <text:p>0</text:p>
          </table:table-cell>
          <table:table-cell table:style-name="ce571" table:formula="of:=INT(DEC2BIN([.AD75])/10^0)-10*INT(DEC2BIN([.AD75])/10^1)" office:value-type="float" office:value="0" calcext:value-type="float">
            <text:p>0</text:p>
          </table:table-cell>
          <table:table-cell table:style-name="ce479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74548177007072" calcext:value-type="float">
            <text:p>0,74548177007072</text:p>
          </table:table-cell>
          <table:table-cell table:style-name="ce467" table:formula="of:=RANK([.A76];[.$A$72:.$A$87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6])/10^7)" office:value-type="float" office:value="1" calcext:value-type="float">
            <text:p>1</text:p>
          </table:table-cell>
          <table:table-cell table:style-name="ce560" table:formula="of:=INT(DEC2BIN([.C76])/10^6)-10*INT(DEC2BIN([.C76])/10^7)" office:value-type="float" office:value="1" calcext:value-type="float">
            <text:p>1</text:p>
          </table:table-cell>
          <table:table-cell table:style-name="ce560" table:formula="of:=INT(DEC2BIN([.C76])/10^5)-10*INT(DEC2BIN([.C76])/10^6)" office:value-type="float" office:value="1" calcext:value-type="float">
            <text:p>1</text:p>
          </table:table-cell>
          <table:table-cell table:style-name="ce560" table:formula="of:=INT(DEC2BIN([.C76])/10^4)-10*INT(DEC2BIN([.C76])/10^5)" office:value-type="float" office:value="1" calcext:value-type="float">
            <text:p>1</text:p>
          </table:table-cell>
          <table:table-cell table:style-name="ce560" table:formula="of:=INT(DEC2BIN([.C76])/10^3)-10*INT(DEC2BIN([.C76])/10^4)" office:value-type="float" office:value="1" calcext:value-type="float">
            <text:p>1</text:p>
          </table:table-cell>
          <table:table-cell table:style-name="ce560" table:formula="of:=INT(DEC2BIN([.C76])/10^2)-10*INT(DEC2BIN([.C76])/10^3)" office:value-type="float" office:value="1" calcext:value-type="float">
            <text:p>1</text:p>
          </table:table-cell>
          <table:table-cell table:style-name="ce560" table:formula="of:=INT(DEC2BIN([.C76])/10^1)-10*INT(DEC2BIN([.C76])/10^2)" office:value-type="float" office:value="1" calcext:value-type="float">
            <text:p>1</text:p>
          </table:table-cell>
          <table:table-cell table:style-name="ce560" table:formula="of:=INT(DEC2BIN([.C76])/10^0)-10*INT(DEC2BIN([.C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6])/10^7)" office:value-type="float" office:value="1" calcext:value-type="float">
            <text:p>1</text:p>
          </table:table-cell>
          <table:table-cell table:style-name="ce560" table:formula="of:=INT(DEC2BIN([.L76])/10^6)-10*INT(DEC2BIN([.L76])/10^7)" office:value-type="float" office:value="1" calcext:value-type="float">
            <text:p>1</text:p>
          </table:table-cell>
          <table:table-cell table:style-name="ce560" table:formula="of:=INT(DEC2BIN([.L76])/10^5)-10*INT(DEC2BIN([.L76])/10^6)" office:value-type="float" office:value="1" calcext:value-type="float">
            <text:p>1</text:p>
          </table:table-cell>
          <table:table-cell table:style-name="ce560" table:formula="of:=INT(DEC2BIN([.L76])/10^4)-10*INT(DEC2BIN([.L76])/10^5)" office:value-type="float" office:value="1" calcext:value-type="float">
            <text:p>1</text:p>
          </table:table-cell>
          <table:table-cell table:style-name="ce560" table:formula="of:=INT(DEC2BIN([.L76])/10^3)-10*INT(DEC2BIN([.L76])/10^4)" office:value-type="float" office:value="1" calcext:value-type="float">
            <text:p>1</text:p>
          </table:table-cell>
          <table:table-cell table:style-name="ce560" table:formula="of:=INT(DEC2BIN([.L76])/10^2)-10*INT(DEC2BIN([.L76])/10^3)" office:value-type="float" office:value="1" calcext:value-type="float">
            <text:p>1</text:p>
          </table:table-cell>
          <table:table-cell table:style-name="ce560" table:formula="of:=INT(DEC2BIN([.L76])/10^1)-10*INT(DEC2BIN([.L76])/10^2)" office:value-type="float" office:value="1" calcext:value-type="float">
            <text:p>1</text:p>
          </table:table-cell>
          <table:table-cell table:style-name="ce560" table:formula="of:=INT(DEC2BIN([.L76])/10^0)-10*INT(DEC2BIN([.L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6])/10^7)" office:value-type="float" office:value="1" calcext:value-type="float">
            <text:p>1</text:p>
          </table:table-cell>
          <table:table-cell table:style-name="ce560" table:formula="of:=INT(DEC2BIN([.U76])/10^6)-10*INT(DEC2BIN([.U76])/10^7)" office:value-type="float" office:value="1" calcext:value-type="float">
            <text:p>1</text:p>
          </table:table-cell>
          <table:table-cell table:style-name="ce560" table:formula="of:=INT(DEC2BIN([.U76])/10^5)-10*INT(DEC2BIN([.U76])/10^6)" office:value-type="float" office:value="1" calcext:value-type="float">
            <text:p>1</text:p>
          </table:table-cell>
          <table:table-cell table:style-name="ce560" table:formula="of:=INT(DEC2BIN([.U76])/10^4)-10*INT(DEC2BIN([.U76])/10^5)" office:value-type="float" office:value="1" calcext:value-type="float">
            <text:p>1</text:p>
          </table:table-cell>
          <table:table-cell table:style-name="ce560" table:formula="of:=INT(DEC2BIN([.U76])/10^3)-10*INT(DEC2BIN([.U76])/10^4)" office:value-type="float" office:value="1" calcext:value-type="float">
            <text:p>1</text:p>
          </table:table-cell>
          <table:table-cell table:style-name="ce560" table:formula="of:=INT(DEC2BIN([.U76])/10^2)-10*INT(DEC2BIN([.U76])/10^3)" office:value-type="float" office:value="1" calcext:value-type="float">
            <text:p>1</text:p>
          </table:table-cell>
          <table:table-cell table:style-name="ce560" table:formula="of:=INT(DEC2BIN([.U76])/10^1)-10*INT(DEC2BIN([.U76])/10^2)" office:value-type="float" office:value="1" calcext:value-type="float">
            <text:p>1</text:p>
          </table:table-cell>
          <table:table-cell table:style-name="ce560" table:formula="of:=INT(DEC2BIN([.U76])/10^0)-10*INT(DEC2BIN([.U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6])/10^7)" office:value-type="float" office:value="1" calcext:value-type="float">
            <text:p>1</text:p>
          </table:table-cell>
          <table:table-cell table:style-name="ce560" table:formula="of:=INT(DEC2BIN([.AD76])/10^6)-10*INT(DEC2BIN([.AD76])/10^7)" office:value-type="float" office:value="1" calcext:value-type="float">
            <text:p>1</text:p>
          </table:table-cell>
          <table:table-cell table:style-name="ce560" table:formula="of:=INT(DEC2BIN([.AD76])/10^5)-10*INT(DEC2BIN([.AD76])/10^6)" office:value-type="float" office:value="1" calcext:value-type="float">
            <text:p>1</text:p>
          </table:table-cell>
          <table:table-cell table:style-name="ce560" table:formula="of:=INT(DEC2BIN([.AD76])/10^4)-10*INT(DEC2BIN([.AD76])/10^5)" office:value-type="float" office:value="1" calcext:value-type="float">
            <text:p>1</text:p>
          </table:table-cell>
          <table:table-cell table:style-name="ce560" table:formula="of:=INT(DEC2BIN([.AD76])/10^3)-10*INT(DEC2BIN([.AD76])/10^4)" office:value-type="float" office:value="0" calcext:value-type="float">
            <text:p>0</text:p>
          </table:table-cell>
          <table:table-cell table:style-name="ce560" table:formula="of:=INT(DEC2BIN([.AD76])/10^2)-10*INT(DEC2BIN([.AD76])/10^3)" office:value-type="float" office:value="0" calcext:value-type="float">
            <text:p>0</text:p>
          </table:table-cell>
          <table:table-cell table:style-name="ce560" table:formula="of:=INT(DEC2BIN([.AD76])/10^1)-10*INT(DEC2BIN([.AD76])/10^2)" office:value-type="float" office:value="0" calcext:value-type="float">
            <text:p>0</text:p>
          </table:table-cell>
          <table:table-cell table:style-name="ce571" table:formula="of:=INT(DEC2BIN([.AD76])/10^0)-10*INT(DEC2BIN([.AD76])/10^1)" office:value-type="float" office:value="0" calcext:value-type="float">
            <text:p>0</text:p>
          </table:table-cell>
          <table:table-cell table:style-name="ce479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00922714953369453" calcext:value-type="float">
            <text:p>0,009227149533695</text:p>
          </table:table-cell>
          <table:table-cell table:style-name="ce467" table:formula="of:=RANK([.A77];[.$A$72:.$A$87];0)" office:value-type="float" office:value="16" calcext:value-type="float">
            <text:p>1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7])/10^7)" office:value-type="float" office:value="1" calcext:value-type="float">
            <text:p>1</text:p>
          </table:table-cell>
          <table:table-cell table:style-name="ce560" table:formula="of:=INT(DEC2BIN([.C77])/10^6)-10*INT(DEC2BIN([.C77])/10^7)" office:value-type="float" office:value="1" calcext:value-type="float">
            <text:p>1</text:p>
          </table:table-cell>
          <table:table-cell table:style-name="ce560" table:formula="of:=INT(DEC2BIN([.C77])/10^5)-10*INT(DEC2BIN([.C77])/10^6)" office:value-type="float" office:value="1" calcext:value-type="float">
            <text:p>1</text:p>
          </table:table-cell>
          <table:table-cell table:style-name="ce560" table:formula="of:=INT(DEC2BIN([.C77])/10^4)-10*INT(DEC2BIN([.C77])/10^5)" office:value-type="float" office:value="1" calcext:value-type="float">
            <text:p>1</text:p>
          </table:table-cell>
          <table:table-cell table:style-name="ce560" table:formula="of:=INT(DEC2BIN([.C77])/10^3)-10*INT(DEC2BIN([.C77])/10^4)" office:value-type="float" office:value="1" calcext:value-type="float">
            <text:p>1</text:p>
          </table:table-cell>
          <table:table-cell table:style-name="ce560" table:formula="of:=INT(DEC2BIN([.C77])/10^2)-10*INT(DEC2BIN([.C77])/10^3)" office:value-type="float" office:value="1" calcext:value-type="float">
            <text:p>1</text:p>
          </table:table-cell>
          <table:table-cell table:style-name="ce560" table:formula="of:=INT(DEC2BIN([.C77])/10^1)-10*INT(DEC2BIN([.C77])/10^2)" office:value-type="float" office:value="1" calcext:value-type="float">
            <text:p>1</text:p>
          </table:table-cell>
          <table:table-cell table:style-name="ce560" table:formula="of:=INT(DEC2BIN([.C77])/10^0)-10*INT(DEC2BIN([.C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7])/10^7)" office:value-type="float" office:value="1" calcext:value-type="float">
            <text:p>1</text:p>
          </table:table-cell>
          <table:table-cell table:style-name="ce560" table:formula="of:=INT(DEC2BIN([.L77])/10^6)-10*INT(DEC2BIN([.L77])/10^7)" office:value-type="float" office:value="1" calcext:value-type="float">
            <text:p>1</text:p>
          </table:table-cell>
          <table:table-cell table:style-name="ce560" table:formula="of:=INT(DEC2BIN([.L77])/10^5)-10*INT(DEC2BIN([.L77])/10^6)" office:value-type="float" office:value="1" calcext:value-type="float">
            <text:p>1</text:p>
          </table:table-cell>
          <table:table-cell table:style-name="ce560" table:formula="of:=INT(DEC2BIN([.L77])/10^4)-10*INT(DEC2BIN([.L77])/10^5)" office:value-type="float" office:value="1" calcext:value-type="float">
            <text:p>1</text:p>
          </table:table-cell>
          <table:table-cell table:style-name="ce560" table:formula="of:=INT(DEC2BIN([.L77])/10^3)-10*INT(DEC2BIN([.L77])/10^4)" office:value-type="float" office:value="1" calcext:value-type="float">
            <text:p>1</text:p>
          </table:table-cell>
          <table:table-cell table:style-name="ce560" table:formula="of:=INT(DEC2BIN([.L77])/10^2)-10*INT(DEC2BIN([.L77])/10^3)" office:value-type="float" office:value="1" calcext:value-type="float">
            <text:p>1</text:p>
          </table:table-cell>
          <table:table-cell table:style-name="ce560" table:formula="of:=INT(DEC2BIN([.L77])/10^1)-10*INT(DEC2BIN([.L77])/10^2)" office:value-type="float" office:value="1" calcext:value-type="float">
            <text:p>1</text:p>
          </table:table-cell>
          <table:table-cell table:style-name="ce560" table:formula="of:=INT(DEC2BIN([.L77])/10^0)-10*INT(DEC2BIN([.L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7])/10^7)" office:value-type="float" office:value="1" calcext:value-type="float">
            <text:p>1</text:p>
          </table:table-cell>
          <table:table-cell table:style-name="ce560" table:formula="of:=INT(DEC2BIN([.U77])/10^6)-10*INT(DEC2BIN([.U77])/10^7)" office:value-type="float" office:value="1" calcext:value-type="float">
            <text:p>1</text:p>
          </table:table-cell>
          <table:table-cell table:style-name="ce560" table:formula="of:=INT(DEC2BIN([.U77])/10^5)-10*INT(DEC2BIN([.U77])/10^6)" office:value-type="float" office:value="1" calcext:value-type="float">
            <text:p>1</text:p>
          </table:table-cell>
          <table:table-cell table:style-name="ce560" table:formula="of:=INT(DEC2BIN([.U77])/10^4)-10*INT(DEC2BIN([.U77])/10^5)" office:value-type="float" office:value="1" calcext:value-type="float">
            <text:p>1</text:p>
          </table:table-cell>
          <table:table-cell table:style-name="ce560" table:formula="of:=INT(DEC2BIN([.U77])/10^3)-10*INT(DEC2BIN([.U77])/10^4)" office:value-type="float" office:value="1" calcext:value-type="float">
            <text:p>1</text:p>
          </table:table-cell>
          <table:table-cell table:style-name="ce560" table:formula="of:=INT(DEC2BIN([.U77])/10^2)-10*INT(DEC2BIN([.U77])/10^3)" office:value-type="float" office:value="1" calcext:value-type="float">
            <text:p>1</text:p>
          </table:table-cell>
          <table:table-cell table:style-name="ce560" table:formula="of:=INT(DEC2BIN([.U77])/10^1)-10*INT(DEC2BIN([.U77])/10^2)" office:value-type="float" office:value="1" calcext:value-type="float">
            <text:p>1</text:p>
          </table:table-cell>
          <table:table-cell table:style-name="ce560" table:formula="of:=INT(DEC2BIN([.U77])/10^0)-10*INT(DEC2BIN([.U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7])/10^7)" office:value-type="float" office:value="1" calcext:value-type="float">
            <text:p>1</text:p>
          </table:table-cell>
          <table:table-cell table:style-name="ce560" table:formula="of:=INT(DEC2BIN([.AD77])/10^6)-10*INT(DEC2BIN([.AD77])/10^7)" office:value-type="float" office:value="1" calcext:value-type="float">
            <text:p>1</text:p>
          </table:table-cell>
          <table:table-cell table:style-name="ce560" table:formula="of:=INT(DEC2BIN([.AD77])/10^5)-10*INT(DEC2BIN([.AD77])/10^6)" office:value-type="float" office:value="1" calcext:value-type="float">
            <text:p>1</text:p>
          </table:table-cell>
          <table:table-cell table:style-name="ce560" table:formula="of:=INT(DEC2BIN([.AD77])/10^4)-10*INT(DEC2BIN([.AD77])/10^5)" office:value-type="float" office:value="1" calcext:value-type="float">
            <text:p>1</text:p>
          </table:table-cell>
          <table:table-cell table:style-name="ce560" table:formula="of:=INT(DEC2BIN([.AD77])/10^3)-10*INT(DEC2BIN([.AD77])/10^4)" office:value-type="float" office:value="1" calcext:value-type="float">
            <text:p>1</text:p>
          </table:table-cell>
          <table:table-cell table:style-name="ce560" table:formula="of:=INT(DEC2BIN([.AD77])/10^2)-10*INT(DEC2BIN([.AD77])/10^3)" office:value-type="float" office:value="0" calcext:value-type="float">
            <text:p>0</text:p>
          </table:table-cell>
          <table:table-cell table:style-name="ce560" table:formula="of:=INT(DEC2BIN([.AD77])/10^1)-10*INT(DEC2BIN([.AD77])/10^2)" office:value-type="float" office:value="0" calcext:value-type="float">
            <text:p>0</text:p>
          </table:table-cell>
          <table:table-cell table:style-name="ce571" table:formula="of:=INT(DEC2BIN([.AD77])/10^0)-10*INT(DEC2BIN([.AD77])/10^1)" office:value-type="float" office:value="0" calcext:value-type="float">
            <text:p>0</text:p>
          </table:table-cell>
          <table:table-cell table:style-name="ce479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0620262155767047" calcext:value-type="float">
            <text:p>0,062026215576705</text:p>
          </table:table-cell>
          <table:table-cell table:style-name="ce467" table:formula="of:=RANK([.A78];[.$A$72:.$A$87];0)" office:value-type="float" office:value="13" calcext:value-type="float">
            <text:p>1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8])/10^7)" office:value-type="float" office:value="1" calcext:value-type="float">
            <text:p>1</text:p>
          </table:table-cell>
          <table:table-cell table:style-name="ce560" table:formula="of:=INT(DEC2BIN([.C78])/10^6)-10*INT(DEC2BIN([.C78])/10^7)" office:value-type="float" office:value="1" calcext:value-type="float">
            <text:p>1</text:p>
          </table:table-cell>
          <table:table-cell table:style-name="ce560" table:formula="of:=INT(DEC2BIN([.C78])/10^5)-10*INT(DEC2BIN([.C78])/10^6)" office:value-type="float" office:value="1" calcext:value-type="float">
            <text:p>1</text:p>
          </table:table-cell>
          <table:table-cell table:style-name="ce560" table:formula="of:=INT(DEC2BIN([.C78])/10^4)-10*INT(DEC2BIN([.C78])/10^5)" office:value-type="float" office:value="1" calcext:value-type="float">
            <text:p>1</text:p>
          </table:table-cell>
          <table:table-cell table:style-name="ce560" table:formula="of:=INT(DEC2BIN([.C78])/10^3)-10*INT(DEC2BIN([.C78])/10^4)" office:value-type="float" office:value="1" calcext:value-type="float">
            <text:p>1</text:p>
          </table:table-cell>
          <table:table-cell table:style-name="ce560" table:formula="of:=INT(DEC2BIN([.C78])/10^2)-10*INT(DEC2BIN([.C78])/10^3)" office:value-type="float" office:value="1" calcext:value-type="float">
            <text:p>1</text:p>
          </table:table-cell>
          <table:table-cell table:style-name="ce560" table:formula="of:=INT(DEC2BIN([.C78])/10^1)-10*INT(DEC2BIN([.C78])/10^2)" office:value-type="float" office:value="1" calcext:value-type="float">
            <text:p>1</text:p>
          </table:table-cell>
          <table:table-cell table:style-name="ce560" table:formula="of:=INT(DEC2BIN([.C78])/10^0)-10*INT(DEC2BIN([.C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8])/10^7)" office:value-type="float" office:value="1" calcext:value-type="float">
            <text:p>1</text:p>
          </table:table-cell>
          <table:table-cell table:style-name="ce560" table:formula="of:=INT(DEC2BIN([.L78])/10^6)-10*INT(DEC2BIN([.L78])/10^7)" office:value-type="float" office:value="1" calcext:value-type="float">
            <text:p>1</text:p>
          </table:table-cell>
          <table:table-cell table:style-name="ce560" table:formula="of:=INT(DEC2BIN([.L78])/10^5)-10*INT(DEC2BIN([.L78])/10^6)" office:value-type="float" office:value="1" calcext:value-type="float">
            <text:p>1</text:p>
          </table:table-cell>
          <table:table-cell table:style-name="ce560" table:formula="of:=INT(DEC2BIN([.L78])/10^4)-10*INT(DEC2BIN([.L78])/10^5)" office:value-type="float" office:value="1" calcext:value-type="float">
            <text:p>1</text:p>
          </table:table-cell>
          <table:table-cell table:style-name="ce560" table:formula="of:=INT(DEC2BIN([.L78])/10^3)-10*INT(DEC2BIN([.L78])/10^4)" office:value-type="float" office:value="1" calcext:value-type="float">
            <text:p>1</text:p>
          </table:table-cell>
          <table:table-cell table:style-name="ce560" table:formula="of:=INT(DEC2BIN([.L78])/10^2)-10*INT(DEC2BIN([.L78])/10^3)" office:value-type="float" office:value="1" calcext:value-type="float">
            <text:p>1</text:p>
          </table:table-cell>
          <table:table-cell table:style-name="ce560" table:formula="of:=INT(DEC2BIN([.L78])/10^1)-10*INT(DEC2BIN([.L78])/10^2)" office:value-type="float" office:value="1" calcext:value-type="float">
            <text:p>1</text:p>
          </table:table-cell>
          <table:table-cell table:style-name="ce560" table:formula="of:=INT(DEC2BIN([.L78])/10^0)-10*INT(DEC2BIN([.L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8])/10^7)" office:value-type="float" office:value="1" calcext:value-type="float">
            <text:p>1</text:p>
          </table:table-cell>
          <table:table-cell table:style-name="ce560" table:formula="of:=INT(DEC2BIN([.U78])/10^6)-10*INT(DEC2BIN([.U78])/10^7)" office:value-type="float" office:value="1" calcext:value-type="float">
            <text:p>1</text:p>
          </table:table-cell>
          <table:table-cell table:style-name="ce560" table:formula="of:=INT(DEC2BIN([.U78])/10^5)-10*INT(DEC2BIN([.U78])/10^6)" office:value-type="float" office:value="1" calcext:value-type="float">
            <text:p>1</text:p>
          </table:table-cell>
          <table:table-cell table:style-name="ce560" table:formula="of:=INT(DEC2BIN([.U78])/10^4)-10*INT(DEC2BIN([.U78])/10^5)" office:value-type="float" office:value="1" calcext:value-type="float">
            <text:p>1</text:p>
          </table:table-cell>
          <table:table-cell table:style-name="ce560" table:formula="of:=INT(DEC2BIN([.U78])/10^3)-10*INT(DEC2BIN([.U78])/10^4)" office:value-type="float" office:value="1" calcext:value-type="float">
            <text:p>1</text:p>
          </table:table-cell>
          <table:table-cell table:style-name="ce560" table:formula="of:=INT(DEC2BIN([.U78])/10^2)-10*INT(DEC2BIN([.U78])/10^3)" office:value-type="float" office:value="1" calcext:value-type="float">
            <text:p>1</text:p>
          </table:table-cell>
          <table:table-cell table:style-name="ce560" table:formula="of:=INT(DEC2BIN([.U78])/10^1)-10*INT(DEC2BIN([.U78])/10^2)" office:value-type="float" office:value="1" calcext:value-type="float">
            <text:p>1</text:p>
          </table:table-cell>
          <table:table-cell table:style-name="ce560" table:formula="of:=INT(DEC2BIN([.U78])/10^0)-10*INT(DEC2BIN([.U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8])/10^7)" office:value-type="float" office:value="1" calcext:value-type="float">
            <text:p>1</text:p>
          </table:table-cell>
          <table:table-cell table:style-name="ce560" table:formula="of:=INT(DEC2BIN([.AD78])/10^6)-10*INT(DEC2BIN([.AD78])/10^7)" office:value-type="float" office:value="1" calcext:value-type="float">
            <text:p>1</text:p>
          </table:table-cell>
          <table:table-cell table:style-name="ce560" table:formula="of:=INT(DEC2BIN([.AD78])/10^5)-10*INT(DEC2BIN([.AD78])/10^6)" office:value-type="float" office:value="1" calcext:value-type="float">
            <text:p>1</text:p>
          </table:table-cell>
          <table:table-cell table:style-name="ce560" table:formula="of:=INT(DEC2BIN([.AD78])/10^4)-10*INT(DEC2BIN([.AD78])/10^5)" office:value-type="float" office:value="1" calcext:value-type="float">
            <text:p>1</text:p>
          </table:table-cell>
          <table:table-cell table:style-name="ce560" table:formula="of:=INT(DEC2BIN([.AD78])/10^3)-10*INT(DEC2BIN([.AD78])/10^4)" office:value-type="float" office:value="1" calcext:value-type="float">
            <text:p>1</text:p>
          </table:table-cell>
          <table:table-cell table:style-name="ce560" table:formula="of:=INT(DEC2BIN([.AD78])/10^2)-10*INT(DEC2BIN([.AD78])/10^3)" office:value-type="float" office:value="1" calcext:value-type="float">
            <text:p>1</text:p>
          </table:table-cell>
          <table:table-cell table:style-name="ce560" table:formula="of:=INT(DEC2BIN([.AD78])/10^1)-10*INT(DEC2BIN([.AD78])/10^2)" office:value-type="float" office:value="0" calcext:value-type="float">
            <text:p>0</text:p>
          </table:table-cell>
          <table:table-cell table:style-name="ce571" table:formula="of:=INT(DEC2BIN([.AD78])/10^0)-10*INT(DEC2BIN([.AD78])/10^1)" office:value-type="float" office:value="0" calcext:value-type="float">
            <text:p>0</text:p>
          </table:table-cell>
          <table:table-cell table:style-name="ce479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67" office:value-type="float" office:value="0.0374103563396921" calcext:value-type="float">
            <text:p>0,037410356339692</text:p>
          </table:table-cell>
          <table:table-cell table:style-name="ce467" table:formula="of:=RANK([.A79];[.$A$72:.$A$87];0)" office:value-type="float" office:value="15" calcext:value-type="float">
            <text:p>1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9])/10^7)" office:value-type="float" office:value="1" calcext:value-type="float">
            <text:p>1</text:p>
          </table:table-cell>
          <table:table-cell table:style-name="ce560" table:formula="of:=INT(DEC2BIN([.C79])/10^6)-10*INT(DEC2BIN([.C79])/10^7)" office:value-type="float" office:value="1" calcext:value-type="float">
            <text:p>1</text:p>
          </table:table-cell>
          <table:table-cell table:style-name="ce560" table:formula="of:=INT(DEC2BIN([.C79])/10^5)-10*INT(DEC2BIN([.C79])/10^6)" office:value-type="float" office:value="1" calcext:value-type="float">
            <text:p>1</text:p>
          </table:table-cell>
          <table:table-cell table:style-name="ce560" table:formula="of:=INT(DEC2BIN([.C79])/10^4)-10*INT(DEC2BIN([.C79])/10^5)" office:value-type="float" office:value="1" calcext:value-type="float">
            <text:p>1</text:p>
          </table:table-cell>
          <table:table-cell table:style-name="ce560" table:formula="of:=INT(DEC2BIN([.C79])/10^3)-10*INT(DEC2BIN([.C79])/10^4)" office:value-type="float" office:value="1" calcext:value-type="float">
            <text:p>1</text:p>
          </table:table-cell>
          <table:table-cell table:style-name="ce560" table:formula="of:=INT(DEC2BIN([.C79])/10^2)-10*INT(DEC2BIN([.C79])/10^3)" office:value-type="float" office:value="1" calcext:value-type="float">
            <text:p>1</text:p>
          </table:table-cell>
          <table:table-cell table:style-name="ce560" table:formula="of:=INT(DEC2BIN([.C79])/10^1)-10*INT(DEC2BIN([.C79])/10^2)" office:value-type="float" office:value="1" calcext:value-type="float">
            <text:p>1</text:p>
          </table:table-cell>
          <table:table-cell table:style-name="ce560" table:formula="of:=INT(DEC2BIN([.C79])/10^0)-10*INT(DEC2BIN([.C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9])/10^7)" office:value-type="float" office:value="1" calcext:value-type="float">
            <text:p>1</text:p>
          </table:table-cell>
          <table:table-cell table:style-name="ce560" table:formula="of:=INT(DEC2BIN([.L79])/10^6)-10*INT(DEC2BIN([.L79])/10^7)" office:value-type="float" office:value="1" calcext:value-type="float">
            <text:p>1</text:p>
          </table:table-cell>
          <table:table-cell table:style-name="ce560" table:formula="of:=INT(DEC2BIN([.L79])/10^5)-10*INT(DEC2BIN([.L79])/10^6)" office:value-type="float" office:value="1" calcext:value-type="float">
            <text:p>1</text:p>
          </table:table-cell>
          <table:table-cell table:style-name="ce560" table:formula="of:=INT(DEC2BIN([.L79])/10^4)-10*INT(DEC2BIN([.L79])/10^5)" office:value-type="float" office:value="1" calcext:value-type="float">
            <text:p>1</text:p>
          </table:table-cell>
          <table:table-cell table:style-name="ce560" table:formula="of:=INT(DEC2BIN([.L79])/10^3)-10*INT(DEC2BIN([.L79])/10^4)" office:value-type="float" office:value="1" calcext:value-type="float">
            <text:p>1</text:p>
          </table:table-cell>
          <table:table-cell table:style-name="ce560" table:formula="of:=INT(DEC2BIN([.L79])/10^2)-10*INT(DEC2BIN([.L79])/10^3)" office:value-type="float" office:value="1" calcext:value-type="float">
            <text:p>1</text:p>
          </table:table-cell>
          <table:table-cell table:style-name="ce560" table:formula="of:=INT(DEC2BIN([.L79])/10^1)-10*INT(DEC2BIN([.L79])/10^2)" office:value-type="float" office:value="1" calcext:value-type="float">
            <text:p>1</text:p>
          </table:table-cell>
          <table:table-cell table:style-name="ce560" table:formula="of:=INT(DEC2BIN([.L79])/10^0)-10*INT(DEC2BIN([.L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9])/10^7)" office:value-type="float" office:value="0" calcext:value-type="float">
            <text:p>0</text:p>
          </table:table-cell>
          <table:table-cell table:style-name="ce560" table:formula="of:=INT(DEC2BIN([.U79])/10^6)-10*INT(DEC2BIN([.U79])/10^7)" office:value-type="float" office:value="0" calcext:value-type="float">
            <text:p>0</text:p>
          </table:table-cell>
          <table:table-cell table:style-name="ce560" table:formula="of:=INT(DEC2BIN([.U79])/10^5)-10*INT(DEC2BIN([.U79])/10^6)" office:value-type="float" office:value="0" calcext:value-type="float">
            <text:p>0</text:p>
          </table:table-cell>
          <table:table-cell table:style-name="ce560" table:formula="of:=INT(DEC2BIN([.U79])/10^4)-10*INT(DEC2BIN([.U79])/10^5)" office:value-type="float" office:value="0" calcext:value-type="float">
            <text:p>0</text:p>
          </table:table-cell>
          <table:table-cell table:style-name="ce560" table:formula="of:=INT(DEC2BIN([.U79])/10^3)-10*INT(DEC2BIN([.U79])/10^4)" office:value-type="float" office:value="0" calcext:value-type="float">
            <text:p>0</text:p>
          </table:table-cell>
          <table:table-cell table:style-name="ce560" table:formula="of:=INT(DEC2BIN([.U79])/10^2)-10*INT(DEC2BIN([.U79])/10^3)" office:value-type="float" office:value="0" calcext:value-type="float">
            <text:p>0</text:p>
          </table:table-cell>
          <table:table-cell table:style-name="ce560" table:formula="of:=INT(DEC2BIN([.U79])/10^1)-10*INT(DEC2BIN([.U79])/10^2)" office:value-type="float" office:value="0" calcext:value-type="float">
            <text:p>0</text:p>
          </table:table-cell>
          <table:table-cell table:style-name="ce560" table:formula="of:=INT(DEC2BIN([.U79])/10^0)-10*INT(DEC2BIN([.U7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9])/10^7)" office:value-type="float" office:value="0" calcext:value-type="float">
            <text:p>0</text:p>
          </table:table-cell>
          <table:table-cell table:style-name="ce560" table:formula="of:=INT(DEC2BIN([.AD79])/10^6)-10*INT(DEC2BIN([.AD79])/10^7)" office:value-type="float" office:value="0" calcext:value-type="float">
            <text:p>0</text:p>
          </table:table-cell>
          <table:table-cell table:style-name="ce560" table:formula="of:=INT(DEC2BIN([.AD79])/10^5)-10*INT(DEC2BIN([.AD79])/10^6)" office:value-type="float" office:value="0" calcext:value-type="float">
            <text:p>0</text:p>
          </table:table-cell>
          <table:table-cell table:style-name="ce560" table:formula="of:=INT(DEC2BIN([.AD79])/10^4)-10*INT(DEC2BIN([.AD79])/10^5)" office:value-type="float" office:value="0" calcext:value-type="float">
            <text:p>0</text:p>
          </table:table-cell>
          <table:table-cell table:style-name="ce560" table:formula="of:=INT(DEC2BIN([.AD79])/10^3)-10*INT(DEC2BIN([.AD79])/10^4)" office:value-type="float" office:value="0" calcext:value-type="float">
            <text:p>0</text:p>
          </table:table-cell>
          <table:table-cell table:style-name="ce560" table:formula="of:=INT(DEC2BIN([.AD79])/10^2)-10*INT(DEC2BIN([.AD79])/10^3)" office:value-type="float" office:value="0" calcext:value-type="float">
            <text:p>0</text:p>
          </table:table-cell>
          <table:table-cell table:style-name="ce560" table:formula="of:=INT(DEC2BIN([.AD79])/10^1)-10*INT(DEC2BIN([.AD79])/10^2)" office:value-type="float" office:value="0" calcext:value-type="float">
            <text:p>0</text:p>
          </table:table-cell>
          <table:table-cell table:style-name="ce571" table:formula="of:=INT(DEC2BIN([.AD79])/10^0)-10*INT(DEC2BIN([.AD79])/10^1)" office:value-type="float" office:value="0" calcext:value-type="float">
            <text:p>0</text:p>
          </table:table-cell>
          <table:table-cell table:style-name="ce479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402215909314884" calcext:value-type="float">
            <text:p>0,402215909314884</text:p>
          </table:table-cell>
          <table:table-cell table:style-name="ce467" table:formula="of:=RANK([.A80];[.$A$72:.$A$87];0)" office:value-type="float" office:value="10" calcext:value-type="float">
            <text:p>10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0])/10^7)" office:value-type="float" office:value="1" calcext:value-type="float">
            <text:p>1</text:p>
          </table:table-cell>
          <table:table-cell table:style-name="ce560" table:formula="of:=INT(DEC2BIN([.C80])/10^6)-10*INT(DEC2BIN([.C80])/10^7)" office:value-type="float" office:value="1" calcext:value-type="float">
            <text:p>1</text:p>
          </table:table-cell>
          <table:table-cell table:style-name="ce560" table:formula="of:=INT(DEC2BIN([.C80])/10^5)-10*INT(DEC2BIN([.C80])/10^6)" office:value-type="float" office:value="1" calcext:value-type="float">
            <text:p>1</text:p>
          </table:table-cell>
          <table:table-cell table:style-name="ce560" table:formula="of:=INT(DEC2BIN([.C80])/10^4)-10*INT(DEC2BIN([.C80])/10^5)" office:value-type="float" office:value="1" calcext:value-type="float">
            <text:p>1</text:p>
          </table:table-cell>
          <table:table-cell table:style-name="ce560" table:formula="of:=INT(DEC2BIN([.C80])/10^3)-10*INT(DEC2BIN([.C80])/10^4)" office:value-type="float" office:value="1" calcext:value-type="float">
            <text:p>1</text:p>
          </table:table-cell>
          <table:table-cell table:style-name="ce560" table:formula="of:=INT(DEC2BIN([.C80])/10^2)-10*INT(DEC2BIN([.C80])/10^3)" office:value-type="float" office:value="1" calcext:value-type="float">
            <text:p>1</text:p>
          </table:table-cell>
          <table:table-cell table:style-name="ce560" table:formula="of:=INT(DEC2BIN([.C80])/10^1)-10*INT(DEC2BIN([.C80])/10^2)" office:value-type="float" office:value="1" calcext:value-type="float">
            <text:p>1</text:p>
          </table:table-cell>
          <table:table-cell table:style-name="ce560" table:formula="of:=INT(DEC2BIN([.C80])/10^0)-10*INT(DEC2BIN([.C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0])/10^7)" office:value-type="float" office:value="1" calcext:value-type="float">
            <text:p>1</text:p>
          </table:table-cell>
          <table:table-cell table:style-name="ce560" table:formula="of:=INT(DEC2BIN([.L80])/10^6)-10*INT(DEC2BIN([.L80])/10^7)" office:value-type="float" office:value="1" calcext:value-type="float">
            <text:p>1</text:p>
          </table:table-cell>
          <table:table-cell table:style-name="ce560" table:formula="of:=INT(DEC2BIN([.L80])/10^5)-10*INT(DEC2BIN([.L80])/10^6)" office:value-type="float" office:value="1" calcext:value-type="float">
            <text:p>1</text:p>
          </table:table-cell>
          <table:table-cell table:style-name="ce560" table:formula="of:=INT(DEC2BIN([.L80])/10^4)-10*INT(DEC2BIN([.L80])/10^5)" office:value-type="float" office:value="1" calcext:value-type="float">
            <text:p>1</text:p>
          </table:table-cell>
          <table:table-cell table:style-name="ce560" table:formula="of:=INT(DEC2BIN([.L80])/10^3)-10*INT(DEC2BIN([.L80])/10^4)" office:value-type="float" office:value="1" calcext:value-type="float">
            <text:p>1</text:p>
          </table:table-cell>
          <table:table-cell table:style-name="ce560" table:formula="of:=INT(DEC2BIN([.L80])/10^2)-10*INT(DEC2BIN([.L80])/10^3)" office:value-type="float" office:value="1" calcext:value-type="float">
            <text:p>1</text:p>
          </table:table-cell>
          <table:table-cell table:style-name="ce560" table:formula="of:=INT(DEC2BIN([.L80])/10^1)-10*INT(DEC2BIN([.L80])/10^2)" office:value-type="float" office:value="1" calcext:value-type="float">
            <text:p>1</text:p>
          </table:table-cell>
          <table:table-cell table:style-name="ce560" table:formula="of:=INT(DEC2BIN([.L80])/10^0)-10*INT(DEC2BIN([.L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0])/10^7)" office:value-type="float" office:value="1" calcext:value-type="float">
            <text:p>1</text:p>
          </table:table-cell>
          <table:table-cell table:style-name="ce560" table:formula="of:=INT(DEC2BIN([.U80])/10^6)-10*INT(DEC2BIN([.U80])/10^7)" office:value-type="float" office:value="0" calcext:value-type="float">
            <text:p>0</text:p>
          </table:table-cell>
          <table:table-cell table:style-name="ce560" table:formula="of:=INT(DEC2BIN([.U80])/10^5)-10*INT(DEC2BIN([.U80])/10^6)" office:value-type="float" office:value="0" calcext:value-type="float">
            <text:p>0</text:p>
          </table:table-cell>
          <table:table-cell table:style-name="ce560" table:formula="of:=INT(DEC2BIN([.U80])/10^4)-10*INT(DEC2BIN([.U80])/10^5)" office:value-type="float" office:value="0" calcext:value-type="float">
            <text:p>0</text:p>
          </table:table-cell>
          <table:table-cell table:style-name="ce560" table:formula="of:=INT(DEC2BIN([.U80])/10^3)-10*INT(DEC2BIN([.U80])/10^4)" office:value-type="float" office:value="0" calcext:value-type="float">
            <text:p>0</text:p>
          </table:table-cell>
          <table:table-cell table:style-name="ce560" table:formula="of:=INT(DEC2BIN([.U80])/10^2)-10*INT(DEC2BIN([.U80])/10^3)" office:value-type="float" office:value="0" calcext:value-type="float">
            <text:p>0</text:p>
          </table:table-cell>
          <table:table-cell table:style-name="ce560" table:formula="of:=INT(DEC2BIN([.U80])/10^1)-10*INT(DEC2BIN([.U80])/10^2)" office:value-type="float" office:value="0" calcext:value-type="float">
            <text:p>0</text:p>
          </table:table-cell>
          <table:table-cell table:style-name="ce560" table:formula="of:=INT(DEC2BIN([.U80])/10^0)-10*INT(DEC2BIN([.U8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0])/10^7)" office:value-type="float" office:value="0" calcext:value-type="float">
            <text:p>0</text:p>
          </table:table-cell>
          <table:table-cell table:style-name="ce560" table:formula="of:=INT(DEC2BIN([.AD80])/10^6)-10*INT(DEC2BIN([.AD80])/10^7)" office:value-type="float" office:value="0" calcext:value-type="float">
            <text:p>0</text:p>
          </table:table-cell>
          <table:table-cell table:style-name="ce560" table:formula="of:=INT(DEC2BIN([.AD80])/10^5)-10*INT(DEC2BIN([.AD80])/10^6)" office:value-type="float" office:value="0" calcext:value-type="float">
            <text:p>0</text:p>
          </table:table-cell>
          <table:table-cell table:style-name="ce560" table:formula="of:=INT(DEC2BIN([.AD80])/10^4)-10*INT(DEC2BIN([.AD80])/10^5)" office:value-type="float" office:value="0" calcext:value-type="float">
            <text:p>0</text:p>
          </table:table-cell>
          <table:table-cell table:style-name="ce560" table:formula="of:=INT(DEC2BIN([.AD80])/10^3)-10*INT(DEC2BIN([.AD80])/10^4)" office:value-type="float" office:value="0" calcext:value-type="float">
            <text:p>0</text:p>
          </table:table-cell>
          <table:table-cell table:style-name="ce560" table:formula="of:=INT(DEC2BIN([.AD80])/10^2)-10*INT(DEC2BIN([.AD80])/10^3)" office:value-type="float" office:value="0" calcext:value-type="float">
            <text:p>0</text:p>
          </table:table-cell>
          <table:table-cell table:style-name="ce560" table:formula="of:=INT(DEC2BIN([.AD80])/10^1)-10*INT(DEC2BIN([.AD80])/10^2)" office:value-type="float" office:value="0" calcext:value-type="float">
            <text:p>0</text:p>
          </table:table-cell>
          <table:table-cell table:style-name="ce571" table:formula="of:=INT(DEC2BIN([.AD80])/10^0)-10*INT(DEC2BIN([.AD80])/10^1)" office:value-type="float" office:value="0" calcext:value-type="float">
            <text:p>0</text:p>
          </table:table-cell>
          <table:table-cell table:style-name="ce479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247426816406735" calcext:value-type="float">
            <text:p>0,247426816406735</text:p>
          </table:table-cell>
          <table:table-cell table:style-name="ce467" table:formula="of:=RANK([.A81];[.$A$72:.$A$87];0)" office:value-type="float" office:value="12" calcext:value-type="float">
            <text:p>1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1])/10^7)" office:value-type="float" office:value="1" calcext:value-type="float">
            <text:p>1</text:p>
          </table:table-cell>
          <table:table-cell table:style-name="ce560" table:formula="of:=INT(DEC2BIN([.C81])/10^6)-10*INT(DEC2BIN([.C81])/10^7)" office:value-type="float" office:value="1" calcext:value-type="float">
            <text:p>1</text:p>
          </table:table-cell>
          <table:table-cell table:style-name="ce560" table:formula="of:=INT(DEC2BIN([.C81])/10^5)-10*INT(DEC2BIN([.C81])/10^6)" office:value-type="float" office:value="1" calcext:value-type="float">
            <text:p>1</text:p>
          </table:table-cell>
          <table:table-cell table:style-name="ce560" table:formula="of:=INT(DEC2BIN([.C81])/10^4)-10*INT(DEC2BIN([.C81])/10^5)" office:value-type="float" office:value="1" calcext:value-type="float">
            <text:p>1</text:p>
          </table:table-cell>
          <table:table-cell table:style-name="ce560" table:formula="of:=INT(DEC2BIN([.C81])/10^3)-10*INT(DEC2BIN([.C81])/10^4)" office:value-type="float" office:value="1" calcext:value-type="float">
            <text:p>1</text:p>
          </table:table-cell>
          <table:table-cell table:style-name="ce560" table:formula="of:=INT(DEC2BIN([.C81])/10^2)-10*INT(DEC2BIN([.C81])/10^3)" office:value-type="float" office:value="1" calcext:value-type="float">
            <text:p>1</text:p>
          </table:table-cell>
          <table:table-cell table:style-name="ce560" table:formula="of:=INT(DEC2BIN([.C81])/10^1)-10*INT(DEC2BIN([.C81])/10^2)" office:value-type="float" office:value="1" calcext:value-type="float">
            <text:p>1</text:p>
          </table:table-cell>
          <table:table-cell table:style-name="ce560" table:formula="of:=INT(DEC2BIN([.C81])/10^0)-10*INT(DEC2BIN([.C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1])/10^7)" office:value-type="float" office:value="1" calcext:value-type="float">
            <text:p>1</text:p>
          </table:table-cell>
          <table:table-cell table:style-name="ce560" table:formula="of:=INT(DEC2BIN([.L81])/10^6)-10*INT(DEC2BIN([.L81])/10^7)" office:value-type="float" office:value="1" calcext:value-type="float">
            <text:p>1</text:p>
          </table:table-cell>
          <table:table-cell table:style-name="ce560" table:formula="of:=INT(DEC2BIN([.L81])/10^5)-10*INT(DEC2BIN([.L81])/10^6)" office:value-type="float" office:value="1" calcext:value-type="float">
            <text:p>1</text:p>
          </table:table-cell>
          <table:table-cell table:style-name="ce560" table:formula="of:=INT(DEC2BIN([.L81])/10^4)-10*INT(DEC2BIN([.L81])/10^5)" office:value-type="float" office:value="1" calcext:value-type="float">
            <text:p>1</text:p>
          </table:table-cell>
          <table:table-cell table:style-name="ce560" table:formula="of:=INT(DEC2BIN([.L81])/10^3)-10*INT(DEC2BIN([.L81])/10^4)" office:value-type="float" office:value="1" calcext:value-type="float">
            <text:p>1</text:p>
          </table:table-cell>
          <table:table-cell table:style-name="ce560" table:formula="of:=INT(DEC2BIN([.L81])/10^2)-10*INT(DEC2BIN([.L81])/10^3)" office:value-type="float" office:value="1" calcext:value-type="float">
            <text:p>1</text:p>
          </table:table-cell>
          <table:table-cell table:style-name="ce560" table:formula="of:=INT(DEC2BIN([.L81])/10^1)-10*INT(DEC2BIN([.L81])/10^2)" office:value-type="float" office:value="1" calcext:value-type="float">
            <text:p>1</text:p>
          </table:table-cell>
          <table:table-cell table:style-name="ce560" table:formula="of:=INT(DEC2BIN([.L81])/10^0)-10*INT(DEC2BIN([.L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1])/10^7)" office:value-type="float" office:value="1" calcext:value-type="float">
            <text:p>1</text:p>
          </table:table-cell>
          <table:table-cell table:style-name="ce560" table:formula="of:=INT(DEC2BIN([.U81])/10^6)-10*INT(DEC2BIN([.U81])/10^7)" office:value-type="float" office:value="1" calcext:value-type="float">
            <text:p>1</text:p>
          </table:table-cell>
          <table:table-cell table:style-name="ce560" table:formula="of:=INT(DEC2BIN([.U81])/10^5)-10*INT(DEC2BIN([.U81])/10^6)" office:value-type="float" office:value="0" calcext:value-type="float">
            <text:p>0</text:p>
          </table:table-cell>
          <table:table-cell table:style-name="ce560" table:formula="of:=INT(DEC2BIN([.U81])/10^4)-10*INT(DEC2BIN([.U81])/10^5)" office:value-type="float" office:value="0" calcext:value-type="float">
            <text:p>0</text:p>
          </table:table-cell>
          <table:table-cell table:style-name="ce560" table:formula="of:=INT(DEC2BIN([.U81])/10^3)-10*INT(DEC2BIN([.U81])/10^4)" office:value-type="float" office:value="0" calcext:value-type="float">
            <text:p>0</text:p>
          </table:table-cell>
          <table:table-cell table:style-name="ce560" table:formula="of:=INT(DEC2BIN([.U81])/10^2)-10*INT(DEC2BIN([.U81])/10^3)" office:value-type="float" office:value="0" calcext:value-type="float">
            <text:p>0</text:p>
          </table:table-cell>
          <table:table-cell table:style-name="ce560" table:formula="of:=INT(DEC2BIN([.U81])/10^1)-10*INT(DEC2BIN([.U81])/10^2)" office:value-type="float" office:value="0" calcext:value-type="float">
            <text:p>0</text:p>
          </table:table-cell>
          <table:table-cell table:style-name="ce560" table:formula="of:=INT(DEC2BIN([.U81])/10^0)-10*INT(DEC2BIN([.U8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1])/10^7)" office:value-type="float" office:value="0" calcext:value-type="float">
            <text:p>0</text:p>
          </table:table-cell>
          <table:table-cell table:style-name="ce560" table:formula="of:=INT(DEC2BIN([.AD81])/10^6)-10*INT(DEC2BIN([.AD81])/10^7)" office:value-type="float" office:value="0" calcext:value-type="float">
            <text:p>0</text:p>
          </table:table-cell>
          <table:table-cell table:style-name="ce560" table:formula="of:=INT(DEC2BIN([.AD81])/10^5)-10*INT(DEC2BIN([.AD81])/10^6)" office:value-type="float" office:value="0" calcext:value-type="float">
            <text:p>0</text:p>
          </table:table-cell>
          <table:table-cell table:style-name="ce560" table:formula="of:=INT(DEC2BIN([.AD81])/10^4)-10*INT(DEC2BIN([.AD81])/10^5)" office:value-type="float" office:value="0" calcext:value-type="float">
            <text:p>0</text:p>
          </table:table-cell>
          <table:table-cell table:style-name="ce560" table:formula="of:=INT(DEC2BIN([.AD81])/10^3)-10*INT(DEC2BIN([.AD81])/10^4)" office:value-type="float" office:value="0" calcext:value-type="float">
            <text:p>0</text:p>
          </table:table-cell>
          <table:table-cell table:style-name="ce560" table:formula="of:=INT(DEC2BIN([.AD81])/10^2)-10*INT(DEC2BIN([.AD81])/10^3)" office:value-type="float" office:value="0" calcext:value-type="float">
            <text:p>0</text:p>
          </table:table-cell>
          <table:table-cell table:style-name="ce560" table:formula="of:=INT(DEC2BIN([.AD81])/10^1)-10*INT(DEC2BIN([.AD81])/10^2)" office:value-type="float" office:value="0" calcext:value-type="float">
            <text:p>0</text:p>
          </table:table-cell>
          <table:table-cell table:style-name="ce571" table:formula="of:=INT(DEC2BIN([.AD81])/10^0)-10*INT(DEC2BIN([.AD81])/10^1)" office:value-type="float" office:value="0" calcext:value-type="float">
            <text:p>0</text:p>
          </table:table-cell>
          <table:table-cell table:style-name="ce479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8948924912976" calcext:value-type="float">
            <text:p>0,8948924912976</text:p>
          </table:table-cell>
          <table:table-cell table:style-name="ce467" table:formula="of:=RANK([.A82];[.$A$72:.$A$87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2])/10^7)" office:value-type="float" office:value="1" calcext:value-type="float">
            <text:p>1</text:p>
          </table:table-cell>
          <table:table-cell table:style-name="ce560" table:formula="of:=INT(DEC2BIN([.C82])/10^6)-10*INT(DEC2BIN([.C82])/10^7)" office:value-type="float" office:value="1" calcext:value-type="float">
            <text:p>1</text:p>
          </table:table-cell>
          <table:table-cell table:style-name="ce560" table:formula="of:=INT(DEC2BIN([.C82])/10^5)-10*INT(DEC2BIN([.C82])/10^6)" office:value-type="float" office:value="1" calcext:value-type="float">
            <text:p>1</text:p>
          </table:table-cell>
          <table:table-cell table:style-name="ce560" table:formula="of:=INT(DEC2BIN([.C82])/10^4)-10*INT(DEC2BIN([.C82])/10^5)" office:value-type="float" office:value="1" calcext:value-type="float">
            <text:p>1</text:p>
          </table:table-cell>
          <table:table-cell table:style-name="ce560" table:formula="of:=INT(DEC2BIN([.C82])/10^3)-10*INT(DEC2BIN([.C82])/10^4)" office:value-type="float" office:value="1" calcext:value-type="float">
            <text:p>1</text:p>
          </table:table-cell>
          <table:table-cell table:style-name="ce560" table:formula="of:=INT(DEC2BIN([.C82])/10^2)-10*INT(DEC2BIN([.C82])/10^3)" office:value-type="float" office:value="1" calcext:value-type="float">
            <text:p>1</text:p>
          </table:table-cell>
          <table:table-cell table:style-name="ce560" table:formula="of:=INT(DEC2BIN([.C82])/10^1)-10*INT(DEC2BIN([.C82])/10^2)" office:value-type="float" office:value="1" calcext:value-type="float">
            <text:p>1</text:p>
          </table:table-cell>
          <table:table-cell table:style-name="ce560" table:formula="of:=INT(DEC2BIN([.C82])/10^0)-10*INT(DEC2BIN([.C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2])/10^7)" office:value-type="float" office:value="1" calcext:value-type="float">
            <text:p>1</text:p>
          </table:table-cell>
          <table:table-cell table:style-name="ce560" table:formula="of:=INT(DEC2BIN([.L82])/10^6)-10*INT(DEC2BIN([.L82])/10^7)" office:value-type="float" office:value="1" calcext:value-type="float">
            <text:p>1</text:p>
          </table:table-cell>
          <table:table-cell table:style-name="ce560" table:formula="of:=INT(DEC2BIN([.L82])/10^5)-10*INT(DEC2BIN([.L82])/10^6)" office:value-type="float" office:value="1" calcext:value-type="float">
            <text:p>1</text:p>
          </table:table-cell>
          <table:table-cell table:style-name="ce560" table:formula="of:=INT(DEC2BIN([.L82])/10^4)-10*INT(DEC2BIN([.L82])/10^5)" office:value-type="float" office:value="1" calcext:value-type="float">
            <text:p>1</text:p>
          </table:table-cell>
          <table:table-cell table:style-name="ce560" table:formula="of:=INT(DEC2BIN([.L82])/10^3)-10*INT(DEC2BIN([.L82])/10^4)" office:value-type="float" office:value="1" calcext:value-type="float">
            <text:p>1</text:p>
          </table:table-cell>
          <table:table-cell table:style-name="ce560" table:formula="of:=INT(DEC2BIN([.L82])/10^2)-10*INT(DEC2BIN([.L82])/10^3)" office:value-type="float" office:value="1" calcext:value-type="float">
            <text:p>1</text:p>
          </table:table-cell>
          <table:table-cell table:style-name="ce560" table:formula="of:=INT(DEC2BIN([.L82])/10^1)-10*INT(DEC2BIN([.L82])/10^2)" office:value-type="float" office:value="1" calcext:value-type="float">
            <text:p>1</text:p>
          </table:table-cell>
          <table:table-cell table:style-name="ce560" table:formula="of:=INT(DEC2BIN([.L82])/10^0)-10*INT(DEC2BIN([.L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2])/10^7)" office:value-type="float" office:value="1" calcext:value-type="float">
            <text:p>1</text:p>
          </table:table-cell>
          <table:table-cell table:style-name="ce560" table:formula="of:=INT(DEC2BIN([.U82])/10^6)-10*INT(DEC2BIN([.U82])/10^7)" office:value-type="float" office:value="1" calcext:value-type="float">
            <text:p>1</text:p>
          </table:table-cell>
          <table:table-cell table:style-name="ce560" table:formula="of:=INT(DEC2BIN([.U82])/10^5)-10*INT(DEC2BIN([.U82])/10^6)" office:value-type="float" office:value="1" calcext:value-type="float">
            <text:p>1</text:p>
          </table:table-cell>
          <table:table-cell table:style-name="ce560" table:formula="of:=INT(DEC2BIN([.U82])/10^4)-10*INT(DEC2BIN([.U82])/10^5)" office:value-type="float" office:value="0" calcext:value-type="float">
            <text:p>0</text:p>
          </table:table-cell>
          <table:table-cell table:style-name="ce560" table:formula="of:=INT(DEC2BIN([.U82])/10^3)-10*INT(DEC2BIN([.U82])/10^4)" office:value-type="float" office:value="0" calcext:value-type="float">
            <text:p>0</text:p>
          </table:table-cell>
          <table:table-cell table:style-name="ce560" table:formula="of:=INT(DEC2BIN([.U82])/10^2)-10*INT(DEC2BIN([.U82])/10^3)" office:value-type="float" office:value="0" calcext:value-type="float">
            <text:p>0</text:p>
          </table:table-cell>
          <table:table-cell table:style-name="ce560" table:formula="of:=INT(DEC2BIN([.U82])/10^1)-10*INT(DEC2BIN([.U82])/10^2)" office:value-type="float" office:value="0" calcext:value-type="float">
            <text:p>0</text:p>
          </table:table-cell>
          <table:table-cell table:style-name="ce560" table:formula="of:=INT(DEC2BIN([.U82])/10^0)-10*INT(DEC2BIN([.U8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2])/10^7)" office:value-type="float" office:value="0" calcext:value-type="float">
            <text:p>0</text:p>
          </table:table-cell>
          <table:table-cell table:style-name="ce560" table:formula="of:=INT(DEC2BIN([.AD82])/10^6)-10*INT(DEC2BIN([.AD82])/10^7)" office:value-type="float" office:value="0" calcext:value-type="float">
            <text:p>0</text:p>
          </table:table-cell>
          <table:table-cell table:style-name="ce560" table:formula="of:=INT(DEC2BIN([.AD82])/10^5)-10*INT(DEC2BIN([.AD82])/10^6)" office:value-type="float" office:value="0" calcext:value-type="float">
            <text:p>0</text:p>
          </table:table-cell>
          <table:table-cell table:style-name="ce560" table:formula="of:=INT(DEC2BIN([.AD82])/10^4)-10*INT(DEC2BIN([.AD82])/10^5)" office:value-type="float" office:value="0" calcext:value-type="float">
            <text:p>0</text:p>
          </table:table-cell>
          <table:table-cell table:style-name="ce560" table:formula="of:=INT(DEC2BIN([.AD82])/10^3)-10*INT(DEC2BIN([.AD82])/10^4)" office:value-type="float" office:value="0" calcext:value-type="float">
            <text:p>0</text:p>
          </table:table-cell>
          <table:table-cell table:style-name="ce560" table:formula="of:=INT(DEC2BIN([.AD82])/10^2)-10*INT(DEC2BIN([.AD82])/10^3)" office:value-type="float" office:value="0" calcext:value-type="float">
            <text:p>0</text:p>
          </table:table-cell>
          <table:table-cell table:style-name="ce560" table:formula="of:=INT(DEC2BIN([.AD82])/10^1)-10*INT(DEC2BIN([.AD82])/10^2)" office:value-type="float" office:value="0" calcext:value-type="float">
            <text:p>0</text:p>
          </table:table-cell>
          <table:table-cell table:style-name="ce571" table:formula="of:=INT(DEC2BIN([.AD82])/10^0)-10*INT(DEC2BIN([.AD82])/10^1)" office:value-type="float" office:value="0" calcext:value-type="float">
            <text:p>0</text:p>
          </table:table-cell>
          <table:table-cell table:style-name="ce479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609207262647501" calcext:value-type="float">
            <text:p>0,609207262647501</text:p>
          </table:table-cell>
          <table:table-cell table:style-name="ce467" table:formula="of:=RANK([.A83];[.$A$72:.$A$87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3])/10^7)" office:value-type="float" office:value="1" calcext:value-type="float">
            <text:p>1</text:p>
          </table:table-cell>
          <table:table-cell table:style-name="ce560" table:formula="of:=INT(DEC2BIN([.C83])/10^6)-10*INT(DEC2BIN([.C83])/10^7)" office:value-type="float" office:value="1" calcext:value-type="float">
            <text:p>1</text:p>
          </table:table-cell>
          <table:table-cell table:style-name="ce560" table:formula="of:=INT(DEC2BIN([.C83])/10^5)-10*INT(DEC2BIN([.C83])/10^6)" office:value-type="float" office:value="1" calcext:value-type="float">
            <text:p>1</text:p>
          </table:table-cell>
          <table:table-cell table:style-name="ce560" table:formula="of:=INT(DEC2BIN([.C83])/10^4)-10*INT(DEC2BIN([.C83])/10^5)" office:value-type="float" office:value="1" calcext:value-type="float">
            <text:p>1</text:p>
          </table:table-cell>
          <table:table-cell table:style-name="ce560" table:formula="of:=INT(DEC2BIN([.C83])/10^3)-10*INT(DEC2BIN([.C83])/10^4)" office:value-type="float" office:value="1" calcext:value-type="float">
            <text:p>1</text:p>
          </table:table-cell>
          <table:table-cell table:style-name="ce560" table:formula="of:=INT(DEC2BIN([.C83])/10^2)-10*INT(DEC2BIN([.C83])/10^3)" office:value-type="float" office:value="1" calcext:value-type="float">
            <text:p>1</text:p>
          </table:table-cell>
          <table:table-cell table:style-name="ce560" table:formula="of:=INT(DEC2BIN([.C83])/10^1)-10*INT(DEC2BIN([.C83])/10^2)" office:value-type="float" office:value="1" calcext:value-type="float">
            <text:p>1</text:p>
          </table:table-cell>
          <table:table-cell table:style-name="ce560" table:formula="of:=INT(DEC2BIN([.C83])/10^0)-10*INT(DEC2BIN([.C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3])/10^7)" office:value-type="float" office:value="1" calcext:value-type="float">
            <text:p>1</text:p>
          </table:table-cell>
          <table:table-cell table:style-name="ce560" table:formula="of:=INT(DEC2BIN([.L83])/10^6)-10*INT(DEC2BIN([.L83])/10^7)" office:value-type="float" office:value="1" calcext:value-type="float">
            <text:p>1</text:p>
          </table:table-cell>
          <table:table-cell table:style-name="ce560" table:formula="of:=INT(DEC2BIN([.L83])/10^5)-10*INT(DEC2BIN([.L83])/10^6)" office:value-type="float" office:value="1" calcext:value-type="float">
            <text:p>1</text:p>
          </table:table-cell>
          <table:table-cell table:style-name="ce560" table:formula="of:=INT(DEC2BIN([.L83])/10^4)-10*INT(DEC2BIN([.L83])/10^5)" office:value-type="float" office:value="1" calcext:value-type="float">
            <text:p>1</text:p>
          </table:table-cell>
          <table:table-cell table:style-name="ce560" table:formula="of:=INT(DEC2BIN([.L83])/10^3)-10*INT(DEC2BIN([.L83])/10^4)" office:value-type="float" office:value="1" calcext:value-type="float">
            <text:p>1</text:p>
          </table:table-cell>
          <table:table-cell table:style-name="ce560" table:formula="of:=INT(DEC2BIN([.L83])/10^2)-10*INT(DEC2BIN([.L83])/10^3)" office:value-type="float" office:value="1" calcext:value-type="float">
            <text:p>1</text:p>
          </table:table-cell>
          <table:table-cell table:style-name="ce560" table:formula="of:=INT(DEC2BIN([.L83])/10^1)-10*INT(DEC2BIN([.L83])/10^2)" office:value-type="float" office:value="1" calcext:value-type="float">
            <text:p>1</text:p>
          </table:table-cell>
          <table:table-cell table:style-name="ce560" table:formula="of:=INT(DEC2BIN([.L83])/10^0)-10*INT(DEC2BIN([.L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3])/10^7)" office:value-type="float" office:value="1" calcext:value-type="float">
            <text:p>1</text:p>
          </table:table-cell>
          <table:table-cell table:style-name="ce560" table:formula="of:=INT(DEC2BIN([.U83])/10^6)-10*INT(DEC2BIN([.U83])/10^7)" office:value-type="float" office:value="1" calcext:value-type="float">
            <text:p>1</text:p>
          </table:table-cell>
          <table:table-cell table:style-name="ce560" table:formula="of:=INT(DEC2BIN([.U83])/10^5)-10*INT(DEC2BIN([.U83])/10^6)" office:value-type="float" office:value="1" calcext:value-type="float">
            <text:p>1</text:p>
          </table:table-cell>
          <table:table-cell table:style-name="ce560" table:formula="of:=INT(DEC2BIN([.U83])/10^4)-10*INT(DEC2BIN([.U83])/10^5)" office:value-type="float" office:value="1" calcext:value-type="float">
            <text:p>1</text:p>
          </table:table-cell>
          <table:table-cell table:style-name="ce560" table:formula="of:=INT(DEC2BIN([.U83])/10^3)-10*INT(DEC2BIN([.U83])/10^4)" office:value-type="float" office:value="0" calcext:value-type="float">
            <text:p>0</text:p>
          </table:table-cell>
          <table:table-cell table:style-name="ce560" table:formula="of:=INT(DEC2BIN([.U83])/10^2)-10*INT(DEC2BIN([.U83])/10^3)" office:value-type="float" office:value="0" calcext:value-type="float">
            <text:p>0</text:p>
          </table:table-cell>
          <table:table-cell table:style-name="ce560" table:formula="of:=INT(DEC2BIN([.U83])/10^1)-10*INT(DEC2BIN([.U83])/10^2)" office:value-type="float" office:value="0" calcext:value-type="float">
            <text:p>0</text:p>
          </table:table-cell>
          <table:table-cell table:style-name="ce560" table:formula="of:=INT(DEC2BIN([.U83])/10^0)-10*INT(DEC2BIN([.U8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3])/10^7)" office:value-type="float" office:value="0" calcext:value-type="float">
            <text:p>0</text:p>
          </table:table-cell>
          <table:table-cell table:style-name="ce560" table:formula="of:=INT(DEC2BIN([.AD83])/10^6)-10*INT(DEC2BIN([.AD83])/10^7)" office:value-type="float" office:value="0" calcext:value-type="float">
            <text:p>0</text:p>
          </table:table-cell>
          <table:table-cell table:style-name="ce560" table:formula="of:=INT(DEC2BIN([.AD83])/10^5)-10*INT(DEC2BIN([.AD83])/10^6)" office:value-type="float" office:value="0" calcext:value-type="float">
            <text:p>0</text:p>
          </table:table-cell>
          <table:table-cell table:style-name="ce560" table:formula="of:=INT(DEC2BIN([.AD83])/10^4)-10*INT(DEC2BIN([.AD83])/10^5)" office:value-type="float" office:value="0" calcext:value-type="float">
            <text:p>0</text:p>
          </table:table-cell>
          <table:table-cell table:style-name="ce560" table:formula="of:=INT(DEC2BIN([.AD83])/10^3)-10*INT(DEC2BIN([.AD83])/10^4)" office:value-type="float" office:value="0" calcext:value-type="float">
            <text:p>0</text:p>
          </table:table-cell>
          <table:table-cell table:style-name="ce560" table:formula="of:=INT(DEC2BIN([.AD83])/10^2)-10*INT(DEC2BIN([.AD83])/10^3)" office:value-type="float" office:value="0" calcext:value-type="float">
            <text:p>0</text:p>
          </table:table-cell>
          <table:table-cell table:style-name="ce560" table:formula="of:=INT(DEC2BIN([.AD83])/10^1)-10*INT(DEC2BIN([.AD83])/10^2)" office:value-type="float" office:value="0" calcext:value-type="float">
            <text:p>0</text:p>
          </table:table-cell>
          <table:table-cell table:style-name="ce571" table:formula="of:=INT(DEC2BIN([.AD83])/10^0)-10*INT(DEC2BIN([.AD83])/10^1)" office:value-type="float" office:value="0" calcext:value-type="float">
            <text:p>0</text:p>
          </table:table-cell>
          <table:table-cell table:style-name="ce479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0542604629354703" calcext:value-type="float">
            <text:p>0,05426046293547</text:p>
          </table:table-cell>
          <table:table-cell table:style-name="ce467" table:formula="of:=RANK([.A84];[.$A$72:.$A$87];0)" office:value-type="float" office:value="14" calcext:value-type="float">
            <text:p>1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4])/10^7)" office:value-type="float" office:value="1" calcext:value-type="float">
            <text:p>1</text:p>
          </table:table-cell>
          <table:table-cell table:style-name="ce560" table:formula="of:=INT(DEC2BIN([.C84])/10^6)-10*INT(DEC2BIN([.C84])/10^7)" office:value-type="float" office:value="1" calcext:value-type="float">
            <text:p>1</text:p>
          </table:table-cell>
          <table:table-cell table:style-name="ce560" table:formula="of:=INT(DEC2BIN([.C84])/10^5)-10*INT(DEC2BIN([.C84])/10^6)" office:value-type="float" office:value="1" calcext:value-type="float">
            <text:p>1</text:p>
          </table:table-cell>
          <table:table-cell table:style-name="ce560" table:formula="of:=INT(DEC2BIN([.C84])/10^4)-10*INT(DEC2BIN([.C84])/10^5)" office:value-type="float" office:value="1" calcext:value-type="float">
            <text:p>1</text:p>
          </table:table-cell>
          <table:table-cell table:style-name="ce560" table:formula="of:=INT(DEC2BIN([.C84])/10^3)-10*INT(DEC2BIN([.C84])/10^4)" office:value-type="float" office:value="1" calcext:value-type="float">
            <text:p>1</text:p>
          </table:table-cell>
          <table:table-cell table:style-name="ce560" table:formula="of:=INT(DEC2BIN([.C84])/10^2)-10*INT(DEC2BIN([.C84])/10^3)" office:value-type="float" office:value="1" calcext:value-type="float">
            <text:p>1</text:p>
          </table:table-cell>
          <table:table-cell table:style-name="ce560" table:formula="of:=INT(DEC2BIN([.C84])/10^1)-10*INT(DEC2BIN([.C84])/10^2)" office:value-type="float" office:value="1" calcext:value-type="float">
            <text:p>1</text:p>
          </table:table-cell>
          <table:table-cell table:style-name="ce560" table:formula="of:=INT(DEC2BIN([.C84])/10^0)-10*INT(DEC2BIN([.C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4])/10^7)" office:value-type="float" office:value="1" calcext:value-type="float">
            <text:p>1</text:p>
          </table:table-cell>
          <table:table-cell table:style-name="ce560" table:formula="of:=INT(DEC2BIN([.L84])/10^6)-10*INT(DEC2BIN([.L84])/10^7)" office:value-type="float" office:value="1" calcext:value-type="float">
            <text:p>1</text:p>
          </table:table-cell>
          <table:table-cell table:style-name="ce560" table:formula="of:=INT(DEC2BIN([.L84])/10^5)-10*INT(DEC2BIN([.L84])/10^6)" office:value-type="float" office:value="1" calcext:value-type="float">
            <text:p>1</text:p>
          </table:table-cell>
          <table:table-cell table:style-name="ce560" table:formula="of:=INT(DEC2BIN([.L84])/10^4)-10*INT(DEC2BIN([.L84])/10^5)" office:value-type="float" office:value="1" calcext:value-type="float">
            <text:p>1</text:p>
          </table:table-cell>
          <table:table-cell table:style-name="ce560" table:formula="of:=INT(DEC2BIN([.L84])/10^3)-10*INT(DEC2BIN([.L84])/10^4)" office:value-type="float" office:value="1" calcext:value-type="float">
            <text:p>1</text:p>
          </table:table-cell>
          <table:table-cell table:style-name="ce560" table:formula="of:=INT(DEC2BIN([.L84])/10^2)-10*INT(DEC2BIN([.L84])/10^3)" office:value-type="float" office:value="1" calcext:value-type="float">
            <text:p>1</text:p>
          </table:table-cell>
          <table:table-cell table:style-name="ce560" table:formula="of:=INT(DEC2BIN([.L84])/10^1)-10*INT(DEC2BIN([.L84])/10^2)" office:value-type="float" office:value="1" calcext:value-type="float">
            <text:p>1</text:p>
          </table:table-cell>
          <table:table-cell table:style-name="ce560" table:formula="of:=INT(DEC2BIN([.L84])/10^0)-10*INT(DEC2BIN([.L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4])/10^7)" office:value-type="float" office:value="1" calcext:value-type="float">
            <text:p>1</text:p>
          </table:table-cell>
          <table:table-cell table:style-name="ce560" table:formula="of:=INT(DEC2BIN([.U84])/10^6)-10*INT(DEC2BIN([.U84])/10^7)" office:value-type="float" office:value="1" calcext:value-type="float">
            <text:p>1</text:p>
          </table:table-cell>
          <table:table-cell table:style-name="ce560" table:formula="of:=INT(DEC2BIN([.U84])/10^5)-10*INT(DEC2BIN([.U84])/10^6)" office:value-type="float" office:value="1" calcext:value-type="float">
            <text:p>1</text:p>
          </table:table-cell>
          <table:table-cell table:style-name="ce560" table:formula="of:=INT(DEC2BIN([.U84])/10^4)-10*INT(DEC2BIN([.U84])/10^5)" office:value-type="float" office:value="1" calcext:value-type="float">
            <text:p>1</text:p>
          </table:table-cell>
          <table:table-cell table:style-name="ce560" table:formula="of:=INT(DEC2BIN([.U84])/10^3)-10*INT(DEC2BIN([.U84])/10^4)" office:value-type="float" office:value="1" calcext:value-type="float">
            <text:p>1</text:p>
          </table:table-cell>
          <table:table-cell table:style-name="ce560" table:formula="of:=INT(DEC2BIN([.U84])/10^2)-10*INT(DEC2BIN([.U84])/10^3)" office:value-type="float" office:value="0" calcext:value-type="float">
            <text:p>0</text:p>
          </table:table-cell>
          <table:table-cell table:style-name="ce560" table:formula="of:=INT(DEC2BIN([.U84])/10^1)-10*INT(DEC2BIN([.U84])/10^2)" office:value-type="float" office:value="0" calcext:value-type="float">
            <text:p>0</text:p>
          </table:table-cell>
          <table:table-cell table:style-name="ce560" table:formula="of:=INT(DEC2BIN([.U84])/10^0)-10*INT(DEC2BIN([.U8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4])/10^7)" office:value-type="float" office:value="0" calcext:value-type="float">
            <text:p>0</text:p>
          </table:table-cell>
          <table:table-cell table:style-name="ce560" table:formula="of:=INT(DEC2BIN([.AD84])/10^6)-10*INT(DEC2BIN([.AD84])/10^7)" office:value-type="float" office:value="0" calcext:value-type="float">
            <text:p>0</text:p>
          </table:table-cell>
          <table:table-cell table:style-name="ce560" table:formula="of:=INT(DEC2BIN([.AD84])/10^5)-10*INT(DEC2BIN([.AD84])/10^6)" office:value-type="float" office:value="0" calcext:value-type="float">
            <text:p>0</text:p>
          </table:table-cell>
          <table:table-cell table:style-name="ce560" table:formula="of:=INT(DEC2BIN([.AD84])/10^4)-10*INT(DEC2BIN([.AD84])/10^5)" office:value-type="float" office:value="0" calcext:value-type="float">
            <text:p>0</text:p>
          </table:table-cell>
          <table:table-cell table:style-name="ce560" table:formula="of:=INT(DEC2BIN([.AD84])/10^3)-10*INT(DEC2BIN([.AD84])/10^4)" office:value-type="float" office:value="0" calcext:value-type="float">
            <text:p>0</text:p>
          </table:table-cell>
          <table:table-cell table:style-name="ce560" table:formula="of:=INT(DEC2BIN([.AD84])/10^2)-10*INT(DEC2BIN([.AD84])/10^3)" office:value-type="float" office:value="0" calcext:value-type="float">
            <text:p>0</text:p>
          </table:table-cell>
          <table:table-cell table:style-name="ce560" table:formula="of:=INT(DEC2BIN([.AD84])/10^1)-10*INT(DEC2BIN([.AD84])/10^2)" office:value-type="float" office:value="0" calcext:value-type="float">
            <text:p>0</text:p>
          </table:table-cell>
          <table:table-cell table:style-name="ce571" table:formula="of:=INT(DEC2BIN([.AD84])/10^0)-10*INT(DEC2BIN([.AD84])/10^1)" office:value-type="float" office:value="0" calcext:value-type="float">
            <text:p>0</text:p>
          </table:table-cell>
          <table:table-cell table:style-name="ce479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922061907660193" calcext:value-type="float">
            <text:p>0,922061907660193</text:p>
          </table:table-cell>
          <table:table-cell table:style-name="ce467" table:formula="of:=RANK([.A85];[.$A$72:.$A$87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5])/10^7)" office:value-type="float" office:value="1" calcext:value-type="float">
            <text:p>1</text:p>
          </table:table-cell>
          <table:table-cell table:style-name="ce560" table:formula="of:=INT(DEC2BIN([.C85])/10^6)-10*INT(DEC2BIN([.C85])/10^7)" office:value-type="float" office:value="1" calcext:value-type="float">
            <text:p>1</text:p>
          </table:table-cell>
          <table:table-cell table:style-name="ce560" table:formula="of:=INT(DEC2BIN([.C85])/10^5)-10*INT(DEC2BIN([.C85])/10^6)" office:value-type="float" office:value="1" calcext:value-type="float">
            <text:p>1</text:p>
          </table:table-cell>
          <table:table-cell table:style-name="ce560" table:formula="of:=INT(DEC2BIN([.C85])/10^4)-10*INT(DEC2BIN([.C85])/10^5)" office:value-type="float" office:value="1" calcext:value-type="float">
            <text:p>1</text:p>
          </table:table-cell>
          <table:table-cell table:style-name="ce560" table:formula="of:=INT(DEC2BIN([.C85])/10^3)-10*INT(DEC2BIN([.C85])/10^4)" office:value-type="float" office:value="1" calcext:value-type="float">
            <text:p>1</text:p>
          </table:table-cell>
          <table:table-cell table:style-name="ce560" table:formula="of:=INT(DEC2BIN([.C85])/10^2)-10*INT(DEC2BIN([.C85])/10^3)" office:value-type="float" office:value="1" calcext:value-type="float">
            <text:p>1</text:p>
          </table:table-cell>
          <table:table-cell table:style-name="ce560" table:formula="of:=INT(DEC2BIN([.C85])/10^1)-10*INT(DEC2BIN([.C85])/10^2)" office:value-type="float" office:value="1" calcext:value-type="float">
            <text:p>1</text:p>
          </table:table-cell>
          <table:table-cell table:style-name="ce560" table:formula="of:=INT(DEC2BIN([.C85])/10^0)-10*INT(DEC2BIN([.C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5])/10^7)" office:value-type="float" office:value="1" calcext:value-type="float">
            <text:p>1</text:p>
          </table:table-cell>
          <table:table-cell table:style-name="ce560" table:formula="of:=INT(DEC2BIN([.L85])/10^6)-10*INT(DEC2BIN([.L85])/10^7)" office:value-type="float" office:value="1" calcext:value-type="float">
            <text:p>1</text:p>
          </table:table-cell>
          <table:table-cell table:style-name="ce560" table:formula="of:=INT(DEC2BIN([.L85])/10^5)-10*INT(DEC2BIN([.L85])/10^6)" office:value-type="float" office:value="1" calcext:value-type="float">
            <text:p>1</text:p>
          </table:table-cell>
          <table:table-cell table:style-name="ce560" table:formula="of:=INT(DEC2BIN([.L85])/10^4)-10*INT(DEC2BIN([.L85])/10^5)" office:value-type="float" office:value="1" calcext:value-type="float">
            <text:p>1</text:p>
          </table:table-cell>
          <table:table-cell table:style-name="ce560" table:formula="of:=INT(DEC2BIN([.L85])/10^3)-10*INT(DEC2BIN([.L85])/10^4)" office:value-type="float" office:value="1" calcext:value-type="float">
            <text:p>1</text:p>
          </table:table-cell>
          <table:table-cell table:style-name="ce560" table:formula="of:=INT(DEC2BIN([.L85])/10^2)-10*INT(DEC2BIN([.L85])/10^3)" office:value-type="float" office:value="1" calcext:value-type="float">
            <text:p>1</text:p>
          </table:table-cell>
          <table:table-cell table:style-name="ce560" table:formula="of:=INT(DEC2BIN([.L85])/10^1)-10*INT(DEC2BIN([.L85])/10^2)" office:value-type="float" office:value="1" calcext:value-type="float">
            <text:p>1</text:p>
          </table:table-cell>
          <table:table-cell table:style-name="ce560" table:formula="of:=INT(DEC2BIN([.L85])/10^0)-10*INT(DEC2BIN([.L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5])/10^7)" office:value-type="float" office:value="1" calcext:value-type="float">
            <text:p>1</text:p>
          </table:table-cell>
          <table:table-cell table:style-name="ce560" table:formula="of:=INT(DEC2BIN([.U85])/10^6)-10*INT(DEC2BIN([.U85])/10^7)" office:value-type="float" office:value="1" calcext:value-type="float">
            <text:p>1</text:p>
          </table:table-cell>
          <table:table-cell table:style-name="ce560" table:formula="of:=INT(DEC2BIN([.U85])/10^5)-10*INT(DEC2BIN([.U85])/10^6)" office:value-type="float" office:value="1" calcext:value-type="float">
            <text:p>1</text:p>
          </table:table-cell>
          <table:table-cell table:style-name="ce560" table:formula="of:=INT(DEC2BIN([.U85])/10^4)-10*INT(DEC2BIN([.U85])/10^5)" office:value-type="float" office:value="1" calcext:value-type="float">
            <text:p>1</text:p>
          </table:table-cell>
          <table:table-cell table:style-name="ce560" table:formula="of:=INT(DEC2BIN([.U85])/10^3)-10*INT(DEC2BIN([.U85])/10^4)" office:value-type="float" office:value="1" calcext:value-type="float">
            <text:p>1</text:p>
          </table:table-cell>
          <table:table-cell table:style-name="ce560" table:formula="of:=INT(DEC2BIN([.U85])/10^2)-10*INT(DEC2BIN([.U85])/10^3)" office:value-type="float" office:value="1" calcext:value-type="float">
            <text:p>1</text:p>
          </table:table-cell>
          <table:table-cell table:style-name="ce560" table:formula="of:=INT(DEC2BIN([.U85])/10^1)-10*INT(DEC2BIN([.U85])/10^2)" office:value-type="float" office:value="0" calcext:value-type="float">
            <text:p>0</text:p>
          </table:table-cell>
          <table:table-cell table:style-name="ce560" table:formula="of:=INT(DEC2BIN([.U85])/10^0)-10*INT(DEC2BIN([.U8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5])/10^7)" office:value-type="float" office:value="0" calcext:value-type="float">
            <text:p>0</text:p>
          </table:table-cell>
          <table:table-cell table:style-name="ce560" table:formula="of:=INT(DEC2BIN([.AD85])/10^6)-10*INT(DEC2BIN([.AD85])/10^7)" office:value-type="float" office:value="0" calcext:value-type="float">
            <text:p>0</text:p>
          </table:table-cell>
          <table:table-cell table:style-name="ce560" table:formula="of:=INT(DEC2BIN([.AD85])/10^5)-10*INT(DEC2BIN([.AD85])/10^6)" office:value-type="float" office:value="0" calcext:value-type="float">
            <text:p>0</text:p>
          </table:table-cell>
          <table:table-cell table:style-name="ce560" table:formula="of:=INT(DEC2BIN([.AD85])/10^4)-10*INT(DEC2BIN([.AD85])/10^5)" office:value-type="float" office:value="0" calcext:value-type="float">
            <text:p>0</text:p>
          </table:table-cell>
          <table:table-cell table:style-name="ce560" table:formula="of:=INT(DEC2BIN([.AD85])/10^3)-10*INT(DEC2BIN([.AD85])/10^4)" office:value-type="float" office:value="0" calcext:value-type="float">
            <text:p>0</text:p>
          </table:table-cell>
          <table:table-cell table:style-name="ce560" table:formula="of:=INT(DEC2BIN([.AD85])/10^2)-10*INT(DEC2BIN([.AD85])/10^3)" office:value-type="float" office:value="0" calcext:value-type="float">
            <text:p>0</text:p>
          </table:table-cell>
          <table:table-cell table:style-name="ce560" table:formula="of:=INT(DEC2BIN([.AD85])/10^1)-10*INT(DEC2BIN([.AD85])/10^2)" office:value-type="float" office:value="0" calcext:value-type="float">
            <text:p>0</text:p>
          </table:table-cell>
          <table:table-cell table:style-name="ce571" table:formula="of:=INT(DEC2BIN([.AD85])/10^0)-10*INT(DEC2BIN([.AD85])/10^1)" office:value-type="float" office:value="0" calcext:value-type="float">
            <text:p>0</text:p>
          </table:table-cell>
          <table:table-cell table:style-name="ce479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702910177531943" calcext:value-type="float">
            <text:p>0,702910177531943</text:p>
          </table:table-cell>
          <table:table-cell table:style-name="ce467" table:formula="of:=RANK([.A86];[.$A$72:.$A$87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6])/10^7)" office:value-type="float" office:value="1" calcext:value-type="float">
            <text:p>1</text:p>
          </table:table-cell>
          <table:table-cell table:style-name="ce560" table:formula="of:=INT(DEC2BIN([.C86])/10^6)-10*INT(DEC2BIN([.C86])/10^7)" office:value-type="float" office:value="1" calcext:value-type="float">
            <text:p>1</text:p>
          </table:table-cell>
          <table:table-cell table:style-name="ce560" table:formula="of:=INT(DEC2BIN([.C86])/10^5)-10*INT(DEC2BIN([.C86])/10^6)" office:value-type="float" office:value="1" calcext:value-type="float">
            <text:p>1</text:p>
          </table:table-cell>
          <table:table-cell table:style-name="ce560" table:formula="of:=INT(DEC2BIN([.C86])/10^4)-10*INT(DEC2BIN([.C86])/10^5)" office:value-type="float" office:value="1" calcext:value-type="float">
            <text:p>1</text:p>
          </table:table-cell>
          <table:table-cell table:style-name="ce560" table:formula="of:=INT(DEC2BIN([.C86])/10^3)-10*INT(DEC2BIN([.C86])/10^4)" office:value-type="float" office:value="1" calcext:value-type="float">
            <text:p>1</text:p>
          </table:table-cell>
          <table:table-cell table:style-name="ce560" table:formula="of:=INT(DEC2BIN([.C86])/10^2)-10*INT(DEC2BIN([.C86])/10^3)" office:value-type="float" office:value="1" calcext:value-type="float">
            <text:p>1</text:p>
          </table:table-cell>
          <table:table-cell table:style-name="ce560" table:formula="of:=INT(DEC2BIN([.C86])/10^1)-10*INT(DEC2BIN([.C86])/10^2)" office:value-type="float" office:value="1" calcext:value-type="float">
            <text:p>1</text:p>
          </table:table-cell>
          <table:table-cell table:style-name="ce560" table:formula="of:=INT(DEC2BIN([.C86])/10^0)-10*INT(DEC2BIN([.C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6])/10^7)" office:value-type="float" office:value="1" calcext:value-type="float">
            <text:p>1</text:p>
          </table:table-cell>
          <table:table-cell table:style-name="ce560" table:formula="of:=INT(DEC2BIN([.L86])/10^6)-10*INT(DEC2BIN([.L86])/10^7)" office:value-type="float" office:value="1" calcext:value-type="float">
            <text:p>1</text:p>
          </table:table-cell>
          <table:table-cell table:style-name="ce560" table:formula="of:=INT(DEC2BIN([.L86])/10^5)-10*INT(DEC2BIN([.L86])/10^6)" office:value-type="float" office:value="1" calcext:value-type="float">
            <text:p>1</text:p>
          </table:table-cell>
          <table:table-cell table:style-name="ce560" table:formula="of:=INT(DEC2BIN([.L86])/10^4)-10*INT(DEC2BIN([.L86])/10^5)" office:value-type="float" office:value="1" calcext:value-type="float">
            <text:p>1</text:p>
          </table:table-cell>
          <table:table-cell table:style-name="ce560" table:formula="of:=INT(DEC2BIN([.L86])/10^3)-10*INT(DEC2BIN([.L86])/10^4)" office:value-type="float" office:value="1" calcext:value-type="float">
            <text:p>1</text:p>
          </table:table-cell>
          <table:table-cell table:style-name="ce560" table:formula="of:=INT(DEC2BIN([.L86])/10^2)-10*INT(DEC2BIN([.L86])/10^3)" office:value-type="float" office:value="1" calcext:value-type="float">
            <text:p>1</text:p>
          </table:table-cell>
          <table:table-cell table:style-name="ce560" table:formula="of:=INT(DEC2BIN([.L86])/10^1)-10*INT(DEC2BIN([.L86])/10^2)" office:value-type="float" office:value="1" calcext:value-type="float">
            <text:p>1</text:p>
          </table:table-cell>
          <table:table-cell table:style-name="ce560" table:formula="of:=INT(DEC2BIN([.L86])/10^0)-10*INT(DEC2BIN([.L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6])/10^7)" office:value-type="float" office:value="1" calcext:value-type="float">
            <text:p>1</text:p>
          </table:table-cell>
          <table:table-cell table:style-name="ce560" table:formula="of:=INT(DEC2BIN([.U86])/10^6)-10*INT(DEC2BIN([.U86])/10^7)" office:value-type="float" office:value="1" calcext:value-type="float">
            <text:p>1</text:p>
          </table:table-cell>
          <table:table-cell table:style-name="ce560" table:formula="of:=INT(DEC2BIN([.U86])/10^5)-10*INT(DEC2BIN([.U86])/10^6)" office:value-type="float" office:value="1" calcext:value-type="float">
            <text:p>1</text:p>
          </table:table-cell>
          <table:table-cell table:style-name="ce560" table:formula="of:=INT(DEC2BIN([.U86])/10^4)-10*INT(DEC2BIN([.U86])/10^5)" office:value-type="float" office:value="1" calcext:value-type="float">
            <text:p>1</text:p>
          </table:table-cell>
          <table:table-cell table:style-name="ce560" table:formula="of:=INT(DEC2BIN([.U86])/10^3)-10*INT(DEC2BIN([.U86])/10^4)" office:value-type="float" office:value="1" calcext:value-type="float">
            <text:p>1</text:p>
          </table:table-cell>
          <table:table-cell table:style-name="ce560" table:formula="of:=INT(DEC2BIN([.U86])/10^2)-10*INT(DEC2BIN([.U86])/10^3)" office:value-type="float" office:value="1" calcext:value-type="float">
            <text:p>1</text:p>
          </table:table-cell>
          <table:table-cell table:style-name="ce560" table:formula="of:=INT(DEC2BIN([.U86])/10^1)-10*INT(DEC2BIN([.U86])/10^2)" office:value-type="float" office:value="1" calcext:value-type="float">
            <text:p>1</text:p>
          </table:table-cell>
          <table:table-cell table:style-name="ce560" table:formula="of:=INT(DEC2BIN([.U86])/10^0)-10*INT(DEC2BIN([.U8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6])/10^7)" office:value-type="float" office:value="0" calcext:value-type="float">
            <text:p>0</text:p>
          </table:table-cell>
          <table:table-cell table:style-name="ce560" table:formula="of:=INT(DEC2BIN([.AD86])/10^6)-10*INT(DEC2BIN([.AD86])/10^7)" office:value-type="float" office:value="0" calcext:value-type="float">
            <text:p>0</text:p>
          </table:table-cell>
          <table:table-cell table:style-name="ce560" table:formula="of:=INT(DEC2BIN([.AD86])/10^5)-10*INT(DEC2BIN([.AD86])/10^6)" office:value-type="float" office:value="0" calcext:value-type="float">
            <text:p>0</text:p>
          </table:table-cell>
          <table:table-cell table:style-name="ce560" table:formula="of:=INT(DEC2BIN([.AD86])/10^4)-10*INT(DEC2BIN([.AD86])/10^5)" office:value-type="float" office:value="0" calcext:value-type="float">
            <text:p>0</text:p>
          </table:table-cell>
          <table:table-cell table:style-name="ce560" table:formula="of:=INT(DEC2BIN([.AD86])/10^3)-10*INT(DEC2BIN([.AD86])/10^4)" office:value-type="float" office:value="0" calcext:value-type="float">
            <text:p>0</text:p>
          </table:table-cell>
          <table:table-cell table:style-name="ce560" table:formula="of:=INT(DEC2BIN([.AD86])/10^2)-10*INT(DEC2BIN([.AD86])/10^3)" office:value-type="float" office:value="0" calcext:value-type="float">
            <text:p>0</text:p>
          </table:table-cell>
          <table:table-cell table:style-name="ce560" table:formula="of:=INT(DEC2BIN([.AD86])/10^1)-10*INT(DEC2BIN([.AD86])/10^2)" office:value-type="float" office:value="0" calcext:value-type="float">
            <text:p>0</text:p>
          </table:table-cell>
          <table:table-cell table:style-name="ce571" table:formula="of:=INT(DEC2BIN([.AD86])/10^0)-10*INT(DEC2BIN([.AD86])/10^1)" office:value-type="float" office:value="0" calcext:value-type="float">
            <text:p>0</text:p>
          </table:table-cell>
          <table:table-cell table:style-name="ce479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635376802163073" calcext:value-type="float">
            <text:p>0,635376802163073</text:p>
          </table:table-cell>
          <table:table-cell table:style-name="ce467" table:formula="of:=RANK([.A87];[.$A$72:.$A$87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7])/10^7)" office:value-type="float" office:value="1" calcext:value-type="float">
            <text:p>1</text:p>
          </table:table-cell>
          <table:table-cell table:style-name="ce560" table:formula="of:=INT(DEC2BIN([.C87])/10^6)-10*INT(DEC2BIN([.C87])/10^7)" office:value-type="float" office:value="1" calcext:value-type="float">
            <text:p>1</text:p>
          </table:table-cell>
          <table:table-cell table:style-name="ce560" table:formula="of:=INT(DEC2BIN([.C87])/10^5)-10*INT(DEC2BIN([.C87])/10^6)" office:value-type="float" office:value="1" calcext:value-type="float">
            <text:p>1</text:p>
          </table:table-cell>
          <table:table-cell table:style-name="ce560" table:formula="of:=INT(DEC2BIN([.C87])/10^4)-10*INT(DEC2BIN([.C87])/10^5)" office:value-type="float" office:value="1" calcext:value-type="float">
            <text:p>1</text:p>
          </table:table-cell>
          <table:table-cell table:style-name="ce560" table:formula="of:=INT(DEC2BIN([.C87])/10^3)-10*INT(DEC2BIN([.C87])/10^4)" office:value-type="float" office:value="1" calcext:value-type="float">
            <text:p>1</text:p>
          </table:table-cell>
          <table:table-cell table:style-name="ce560" table:formula="of:=INT(DEC2BIN([.C87])/10^2)-10*INT(DEC2BIN([.C87])/10^3)" office:value-type="float" office:value="1" calcext:value-type="float">
            <text:p>1</text:p>
          </table:table-cell>
          <table:table-cell table:style-name="ce560" table:formula="of:=INT(DEC2BIN([.C87])/10^1)-10*INT(DEC2BIN([.C87])/10^2)" office:value-type="float" office:value="1" calcext:value-type="float">
            <text:p>1</text:p>
          </table:table-cell>
          <table:table-cell table:style-name="ce560" table:formula="of:=INT(DEC2BIN([.C87])/10^0)-10*INT(DEC2BIN([.C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7])/10^7)" office:value-type="float" office:value="1" calcext:value-type="float">
            <text:p>1</text:p>
          </table:table-cell>
          <table:table-cell table:style-name="ce560" table:formula="of:=INT(DEC2BIN([.L87])/10^6)-10*INT(DEC2BIN([.L87])/10^7)" office:value-type="float" office:value="1" calcext:value-type="float">
            <text:p>1</text:p>
          </table:table-cell>
          <table:table-cell table:style-name="ce560" table:formula="of:=INT(DEC2BIN([.L87])/10^5)-10*INT(DEC2BIN([.L87])/10^6)" office:value-type="float" office:value="1" calcext:value-type="float">
            <text:p>1</text:p>
          </table:table-cell>
          <table:table-cell table:style-name="ce560" table:formula="of:=INT(DEC2BIN([.L87])/10^4)-10*INT(DEC2BIN([.L87])/10^5)" office:value-type="float" office:value="1" calcext:value-type="float">
            <text:p>1</text:p>
          </table:table-cell>
          <table:table-cell table:style-name="ce560" table:formula="of:=INT(DEC2BIN([.L87])/10^3)-10*INT(DEC2BIN([.L87])/10^4)" office:value-type="float" office:value="1" calcext:value-type="float">
            <text:p>1</text:p>
          </table:table-cell>
          <table:table-cell table:style-name="ce560" table:formula="of:=INT(DEC2BIN([.L87])/10^2)-10*INT(DEC2BIN([.L87])/10^3)" office:value-type="float" office:value="1" calcext:value-type="float">
            <text:p>1</text:p>
          </table:table-cell>
          <table:table-cell table:style-name="ce560" table:formula="of:=INT(DEC2BIN([.L87])/10^1)-10*INT(DEC2BIN([.L87])/10^2)" office:value-type="float" office:value="1" calcext:value-type="float">
            <text:p>1</text:p>
          </table:table-cell>
          <table:table-cell table:style-name="ce560" table:formula="of:=INT(DEC2BIN([.L87])/10^0)-10*INT(DEC2BIN([.L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7])/10^7)" office:value-type="float" office:value="1" calcext:value-type="float">
            <text:p>1</text:p>
          </table:table-cell>
          <table:table-cell table:style-name="ce560" table:formula="of:=INT(DEC2BIN([.U87])/10^6)-10*INT(DEC2BIN([.U87])/10^7)" office:value-type="float" office:value="1" calcext:value-type="float">
            <text:p>1</text:p>
          </table:table-cell>
          <table:table-cell table:style-name="ce560" table:formula="of:=INT(DEC2BIN([.U87])/10^5)-10*INT(DEC2BIN([.U87])/10^6)" office:value-type="float" office:value="1" calcext:value-type="float">
            <text:p>1</text:p>
          </table:table-cell>
          <table:table-cell table:style-name="ce560" table:formula="of:=INT(DEC2BIN([.U87])/10^4)-10*INT(DEC2BIN([.U87])/10^5)" office:value-type="float" office:value="1" calcext:value-type="float">
            <text:p>1</text:p>
          </table:table-cell>
          <table:table-cell table:style-name="ce560" table:formula="of:=INT(DEC2BIN([.U87])/10^3)-10*INT(DEC2BIN([.U87])/10^4)" office:value-type="float" office:value="1" calcext:value-type="float">
            <text:p>1</text:p>
          </table:table-cell>
          <table:table-cell table:style-name="ce560" table:formula="of:=INT(DEC2BIN([.U87])/10^2)-10*INT(DEC2BIN([.U87])/10^3)" office:value-type="float" office:value="1" calcext:value-type="float">
            <text:p>1</text:p>
          </table:table-cell>
          <table:table-cell table:style-name="ce560" table:formula="of:=INT(DEC2BIN([.U87])/10^1)-10*INT(DEC2BIN([.U87])/10^2)" office:value-type="float" office:value="1" calcext:value-type="float">
            <text:p>1</text:p>
          </table:table-cell>
          <table:table-cell table:style-name="ce560" table:formula="of:=INT(DEC2BIN([.U87])/10^0)-10*INT(DEC2BIN([.U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7])/10^7)" office:value-type="float" office:value="0" calcext:value-type="float">
            <text:p>0</text:p>
          </table:table-cell>
          <table:table-cell table:style-name="ce560" table:formula="of:=INT(DEC2BIN([.AD87])/10^6)-10*INT(DEC2BIN([.AD87])/10^7)" office:value-type="float" office:value="0" calcext:value-type="float">
            <text:p>0</text:p>
          </table:table-cell>
          <table:table-cell table:style-name="ce560" table:formula="of:=INT(DEC2BIN([.AD87])/10^5)-10*INT(DEC2BIN([.AD87])/10^6)" office:value-type="float" office:value="0" calcext:value-type="float">
            <text:p>0</text:p>
          </table:table-cell>
          <table:table-cell table:style-name="ce560" table:formula="of:=INT(DEC2BIN([.AD87])/10^4)-10*INT(DEC2BIN([.AD87])/10^5)" office:value-type="float" office:value="0" calcext:value-type="float">
            <text:p>0</text:p>
          </table:table-cell>
          <table:table-cell table:style-name="ce560" table:formula="of:=INT(DEC2BIN([.AD87])/10^3)-10*INT(DEC2BIN([.AD87])/10^4)" office:value-type="float" office:value="0" calcext:value-type="float">
            <text:p>0</text:p>
          </table:table-cell>
          <table:table-cell table:style-name="ce560" table:formula="of:=INT(DEC2BIN([.AD87])/10^2)-10*INT(DEC2BIN([.AD87])/10^3)" office:value-type="float" office:value="0" calcext:value-type="float">
            <text:p>0</text:p>
          </table:table-cell>
          <table:table-cell table:style-name="ce560" table:formula="of:=INT(DEC2BIN([.AD87])/10^1)-10*INT(DEC2BIN([.AD87])/10^2)" office:value-type="float" office:value="0" calcext:value-type="float">
            <text:p>0</text:p>
          </table:table-cell>
          <table:table-cell table:style-name="ce571" table:formula="of:=INT(DEC2BIN([.AD87])/10^0)-10*INT(DEC2BIN([.AD87])/10^1)" office:value-type="float" office:value="0" calcext:value-type="float">
            <text:p>0</text:p>
          </table:table-cell>
          <table:table-cell table:style-name="ce479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4</text:p>
          </table:table-cell>
          <table:covered-table-cell table:style-name="ce395"/>
          <table:covered-table-cell table:style-name="ce408"/>
          <table:covered-table-cell table:number-columns-repeated="7" table:style-name="ce423"/>
          <table:covered-table-cell table:style-name="ce395"/>
          <table:covered-table-cell table:style-name="ce408"/>
          <table:covered-table-cell table:number-columns-repeated="7" table:style-name="ce423"/>
          <table:covered-table-cell table:style-name="ce395"/>
          <table:covered-table-cell table:number-columns-repeated="8" table:style-name="ce408"/>
          <table:covered-table-cell table:style-name="ce395"/>
          <table:covered-table-cell table:style-name="ce408"/>
          <table:covered-table-cell table:number-columns-repeated="7" table:style-name="ce423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3" table:number-columns-repeated="7"/>
          <table:table-cell table:style-name="ce395"/>
          <table:table-cell table:style-name="ce408" table:number-columns-repeated="8"/>
          <table:table-cell table:style-name="ce395"/>
          <table:table-cell table:style-name="ce408"/>
          <table:table-cell table:style-name="ce423" table:number-columns-repeated="7"/>
          <table:table-cell table:number-columns-repeated="2"/>
          <table:table-cell table:style-name="ce405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05"/>
          <table:table-cell table:style-name="ce478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5"/>
          <table:table-cell table:style-name="ce405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5"/>
          <table:table-cell table:style-name="ce478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5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7" table:number-columns-repeated="25"/>
          <table:table-cell table:number-columns-repeated="987"/>
        </table:table-row>
        <table:table-row table:style-name="ro4">
          <table:table-cell table:style-name="ce392" office:value-type="string" calcext:value-type="string" table:number-columns-spanned="1" table:number-rows-spanned="2">
            <text:p>Adresse IP1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501"/>
          <table:table-cell/>
          <table:table-cell table:style-name="ce407"/>
          <table:table-cell table:style-name="ce562" office:value-type="string" calcext:value-type="string" table:number-columns-spanned="8" table:number-rows-spanned="1">
            <text:p>1°)</text:p>
          </table:table-cell>
          <table:covered-table-cell table:number-columns-repeated="7" table:style-name="ce501"/>
          <table:table-cell table:style-name="ce482"/>
          <table:table-cell table:style-name="ce562" office:value-type="string" calcext:value-type="string" table:number-columns-spanned="8" table:number-rows-spanned="1">
            <text:p>2°)</text:p>
          </table:table-cell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950"/>
        </table:table-row>
        <table:table-row table:style-name="ro4">
          <table:covered-table-cell table:style-name="ce392"/>
          <table:table-cell table:style-name="ce467" office:value-type="string" calcext:value-type="string">
            <text:p>binaire</text:p>
          </table:table-cell>
          <table:table-cell table:style-name="ce484" table:formula="of:=INT(DEC2BIN([.C92])/10^7)" office:value-type="float" office:value="1" calcext:value-type="float">
            <text:p>1</text:p>
          </table:table-cell>
          <table:table-cell table:style-name="ce503" table:formula="of:=INT(DEC2BIN([.C92])/10^6)-10*INT(DEC2BIN([.C92])/10^7)" office:value-type="float" office:value="1" calcext:value-type="float">
            <text:p>1</text:p>
          </table:table-cell>
          <table:table-cell table:style-name="ce503" table:formula="of:=INT(DEC2BIN([.C92])/10^5)-10*INT(DEC2BIN([.C92])/10^6)" office:value-type="float" office:value="0" calcext:value-type="float">
            <text:p>0</text:p>
          </table:table-cell>
          <table:table-cell table:style-name="ce503" table:formula="of:=INT(DEC2BIN([.C92])/10^4)-10*INT(DEC2BIN([.C92])/10^5)" office:value-type="float" office:value="0" calcext:value-type="float">
            <text:p>0</text:p>
          </table:table-cell>
          <table:table-cell table:style-name="ce503" table:formula="of:=INT(DEC2BIN([.C92])/10^3)-10*INT(DEC2BIN([.C92])/10^4)" office:value-type="float" office:value="1" calcext:value-type="float">
            <text:p>1</text:p>
          </table:table-cell>
          <table:table-cell table:style-name="ce503" table:formula="of:=INT(DEC2BIN([.C92])/10^2)-10*INT(DEC2BIN([.C92])/10^3)" office:value-type="float" office:value="0" calcext:value-type="float">
            <text:p>0</text:p>
          </table:table-cell>
          <table:table-cell table:style-name="ce503" table:formula="of:=INT(DEC2BIN([.C92])/10^1)-10*INT(DEC2BIN([.C92])/10^2)" office:value-type="float" office:value="1" calcext:value-type="float">
            <text:p>1</text:p>
          </table:table-cell>
          <table:table-cell table:style-name="ce514" table:formula="of:=INT(DEC2BIN([.C92])/10^0)-10*INT(DEC2BIN([.C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92])/10^7)" office:value-type="float" office:value="0" calcext:value-type="float">
            <text:p>0</text:p>
          </table:table-cell>
          <table:table-cell table:style-name="ce503" table:formula="of:=INT(DEC2BIN([.L92])/10^6)-10*INT(DEC2BIN([.L92])/10^7)" office:value-type="float" office:value="0" calcext:value-type="float">
            <text:p>0</text:p>
          </table:table-cell>
          <table:table-cell table:style-name="ce503" table:formula="of:=INT(DEC2BIN([.L92])/10^5)-10*INT(DEC2BIN([.L92])/10^6)" office:value-type="float" office:value="0" calcext:value-type="float">
            <text:p>0</text:p>
          </table:table-cell>
          <table:table-cell table:style-name="ce503" table:formula="of:=INT(DEC2BIN([.L92])/10^4)-10*INT(DEC2BIN([.L92])/10^5)" office:value-type="float" office:value="1" calcext:value-type="float">
            <text:p>1</text:p>
          </table:table-cell>
          <table:table-cell table:style-name="ce503" table:formula="of:=INT(DEC2BIN([.L92])/10^3)-10*INT(DEC2BIN([.L92])/10^4)" office:value-type="float" office:value="1" calcext:value-type="float">
            <text:p>1</text:p>
          </table:table-cell>
          <table:table-cell table:style-name="ce503" table:formula="of:=INT(DEC2BIN([.L92])/10^2)-10*INT(DEC2BIN([.L92])/10^3)" office:value-type="float" office:value="0" calcext:value-type="float">
            <text:p>0</text:p>
          </table:table-cell>
          <table:table-cell table:style-name="ce503" table:formula="of:=INT(DEC2BIN([.L92])/10^1)-10*INT(DEC2BIN([.L92])/10^2)" office:value-type="float" office:value="1" calcext:value-type="float">
            <text:p>1</text:p>
          </table:table-cell>
          <table:table-cell table:style-name="ce514" table:formula="of:=INT(DEC2BIN([.L92])/10^0)-10*INT(DEC2BIN([.L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92])/10^7)" office:value-type="float" office:value="0" calcext:value-type="float">
            <text:p>0</text:p>
          </table:table-cell>
          <table:table-cell table:style-name="ce503" table:formula="of:=INT(DEC2BIN([.U92])/10^6)-10*INT(DEC2BIN([.U92])/10^7)" office:value-type="float" office:value="0" calcext:value-type="float">
            <text:p>0</text:p>
          </table:table-cell>
          <table:table-cell table:style-name="ce503" table:formula="of:=INT(DEC2BIN([.U92])/10^5)-10*INT(DEC2BIN([.U92])/10^6)" office:value-type="float" office:value="1" calcext:value-type="float">
            <text:p>1</text:p>
          </table:table-cell>
          <table:table-cell table:style-name="ce503" table:formula="of:=INT(DEC2BIN([.U92])/10^4)-10*INT(DEC2BIN([.U92])/10^5)" office:value-type="float" office:value="0" calcext:value-type="float">
            <text:p>0</text:p>
          </table:table-cell>
          <table:table-cell table:style-name="ce503" table:formula="of:=INT(DEC2BIN([.U92])/10^3)-10*INT(DEC2BIN([.U92])/10^4)" office:value-type="float" office:value="0" calcext:value-type="float">
            <text:p>0</text:p>
          </table:table-cell>
          <table:table-cell table:style-name="ce503" table:formula="of:=INT(DEC2BIN([.U92])/10^2)-10*INT(DEC2BIN([.U92])/10^3)" office:value-type="float" office:value="1" calcext:value-type="float">
            <text:p>1</text:p>
          </table:table-cell>
          <table:table-cell table:style-name="ce503" table:formula="of:=INT(DEC2BIN([.U92])/10^1)-10*INT(DEC2BIN([.U92])/10^2)" office:value-type="float" office:value="1" calcext:value-type="float">
            <text:p>1</text:p>
          </table:table-cell>
          <table:table-cell table:style-name="ce514" table:formula="of:=INT(DEC2BIN([.U92])/10^0)-10*INT(DEC2BIN([.U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92])/10^7)" office:value-type="float" office:value="0" calcext:value-type="float">
            <text:p>0</text:p>
          </table:table-cell>
          <table:table-cell table:style-name="ce503" table:formula="of:=INT(DEC2BIN([.AD92])/10^6)-10*INT(DEC2BIN([.AD92])/10^7)" office:value-type="float" office:value="1" calcext:value-type="float">
            <text:p>1</text:p>
          </table:table-cell>
          <table:table-cell table:style-name="ce503" table:formula="of:=INT(DEC2BIN([.AD92])/10^5)-10*INT(DEC2BIN([.AD92])/10^6)" office:value-type="float" office:value="0" calcext:value-type="float">
            <text:p>0</text:p>
          </table:table-cell>
          <table:table-cell table:style-name="ce503" table:formula="of:=INT(DEC2BIN([.AD92])/10^4)-10*INT(DEC2BIN([.AD92])/10^5)" office:value-type="float" office:value="0" calcext:value-type="float">
            <text:p>0</text:p>
          </table:table-cell>
          <table:table-cell table:style-name="ce503" table:formula="of:=INT(DEC2BIN([.AD92])/10^3)-10*INT(DEC2BIN([.AD92])/10^4)" office:value-type="float" office:value="0" calcext:value-type="float">
            <text:p>0</text:p>
          </table:table-cell>
          <table:table-cell table:style-name="ce503" table:formula="of:=INT(DEC2BIN([.AD92])/10^2)-10*INT(DEC2BIN([.AD92])/10^3)" office:value-type="float" office:value="1" calcext:value-type="float">
            <text:p>1</text:p>
          </table:table-cell>
          <table:table-cell table:style-name="ce503" table:formula="of:=INT(DEC2BIN([.AD92])/10^1)-10*INT(DEC2BIN([.AD92])/10^2)" office:value-type="float" office:value="1" calcext:value-type="float">
            <text:p>1</text:p>
          </table:table-cell>
          <table:table-cell table:style-name="ce514" table:formula="of:=INT(DEC2BIN([.AD92])/10^0)-10*INT(DEC2BIN([.AD92])/10^1)" office:value-type="float" office:value="1" calcext:value-type="float">
            <text:p>1</text:p>
          </table:table-cell>
          <table:table-cell/>
          <table:table-cell table:style-name="ce407"/>
          <table:table-cell table:style-name="ce484" table:formula="of:=IF(ISBLANK([$'Niveau 4'.E4]);0;IF([.C166]=[$'Niveau 4'.E4];1;-0.5))" office:value-type="float" office:value="0" calcext:value-type="float">
            <text:p>0</text:p>
          </table:table-cell>
          <table:table-cell table:style-name="ce503" table:formula="of:=IF(ISBLANK([$'Niveau 4'.E5]);0;IF([.C167]=[$'Niveau 4'.E5];1;-0.5))" office:value-type="float" office:value="0" calcext:value-type="float">
            <text:p>0</text:p>
          </table:table-cell>
          <table:table-cell table:style-name="ce503" table:formula="of:=IF(ISBLANK([$'Niveau 4'.F6]);0;IF([.B168]=[$'Niveau 4'.F6];1;-0.5))" office:value-type="float" office:value="0" calcext:value-type="float">
            <text:p>0</text:p>
          </table:table-cell>
          <table:table-cell table:style-name="ce503" table:formula="of:=IF(ISBLANK([$'Niveau 4'.F7]);0;IF([.B169]=[$'Niveau 4'.F7];1;-0.5))" office:value-type="float" office:value="0" calcext:value-type="float">
            <text:p>0</text:p>
          </table:table-cell>
          <table:table-cell table:style-name="ce503" table:number-columns-repeated="3"/>
          <table:table-cell table:style-name="ce514"/>
          <table:table-cell table:style-name="ce484"/>
          <table:table-cell table:style-name="ce484" table:formula="of:=IF(ISBLANK([$'Niveau 4'.E9]);0;IF([.U105]=[$'Niveau 4'.E9];1;-0.5))" office:value-type="float" office:value="0" calcext:value-type="float">
            <text:p>0</text:p>
          </table:table-cell>
          <table:table-cell table:style-name="ce503" table:formula="of:=IF(ISBLANK([$'Niveau 4'.K9]);0;IF([.U122]=[$'Niveau 4'.K9];1;-0.5))" office:value-type="float" office:value="0" calcext:value-type="float">
            <text:p>0</text:p>
          </table:table-cell>
          <table:table-cell table:style-name="ce503" table:formula="of:=IF(ISBLANK([$'Niveau 4'.E21]);0;IF([.C106]=[$'Niveau 4'.E21];1;-0.5))" office:value-type="float" office:value="0" calcext:value-type="float">
            <text:p>0</text:p>
          </table:table-cell>
          <table:table-cell table:style-name="ce503" table:formula="of:=IF(ISBLANK([$'Niveau 4'.E22]);0;IF([.C107]=[$'Niveau 4'.E22];1;-0.5))" office:value-type="float" office:value="0" calcext:value-type="float">
            <text:p>0</text:p>
          </table:table-cell>
          <table:table-cell table:style-name="ce503" table:formula="of:=IF(ISBLANK([$'Niveau 4'.H21]);0;IF([.C123]=[$'Niveau 4'.H21];1;-0.5))" office:value-type="float" office:value="0" calcext:value-type="float">
            <text:p>0</text:p>
          </table:table-cell>
          <table:table-cell table:style-name="ce503" table:formula="of:=IF(ISBLANK([$'Niveau 4'.H22]);0;IF([.C124]=[$'Niveau 4'.H22];1;-0.5))" office:value-type="float" office:value="0" calcext:value-type="float">
            <text:p>0</text:p>
          </table:table-cell>
          <table:table-cell table:style-name="ce503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number-columns-repeated="950"/>
        </table:table-row>
        <table:table-row table:style-name="ro4">
          <table:table-cell table:style-name="ce392" office:value-type="string" calcext:value-type="string" table:number-columns-spanned="1" table:number-rows-spanned="2">
            <text:p>Masque de sous-réseau 1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29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370"/>
          <table:table-cell table:style-name="ce407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binaire</text:p>
          </table:table-cell>
          <table:table-cell table:style-name="ce486" table:formula="of:=INT(DEC2BIN([.C94])/10^7)" office:value-type="float" office:value="1" calcext:value-type="float">
            <text:p>1</text:p>
          </table:table-cell>
          <table:table-cell table:style-name="ce504" table:formula="of:=INT(DEC2BIN([.C94])/10^6)-10*INT(DEC2BIN([.C94])/10^7)" office:value-type="float" office:value="1" calcext:value-type="float">
            <text:p>1</text:p>
          </table:table-cell>
          <table:table-cell table:style-name="ce504" table:formula="of:=INT(DEC2BIN([.C94])/10^5)-10*INT(DEC2BIN([.C94])/10^6)" office:value-type="float" office:value="1" calcext:value-type="float">
            <text:p>1</text:p>
          </table:table-cell>
          <table:table-cell table:style-name="ce504" table:formula="of:=INT(DEC2BIN([.C94])/10^4)-10*INT(DEC2BIN([.C94])/10^5)" office:value-type="float" office:value="1" calcext:value-type="float">
            <text:p>1</text:p>
          </table:table-cell>
          <table:table-cell table:style-name="ce504" table:formula="of:=INT(DEC2BIN([.C94])/10^3)-10*INT(DEC2BIN([.C94])/10^4)" office:value-type="float" office:value="1" calcext:value-type="float">
            <text:p>1</text:p>
          </table:table-cell>
          <table:table-cell table:style-name="ce504" table:formula="of:=INT(DEC2BIN([.C94])/10^2)-10*INT(DEC2BIN([.C94])/10^3)" office:value-type="float" office:value="1" calcext:value-type="float">
            <text:p>1</text:p>
          </table:table-cell>
          <table:table-cell table:style-name="ce504" table:formula="of:=INT(DEC2BIN([.C94])/10^1)-10*INT(DEC2BIN([.C94])/10^2)" office:value-type="float" office:value="1" calcext:value-type="float">
            <text:p>1</text:p>
          </table:table-cell>
          <table:table-cell table:style-name="ce515" table:formula="of:=INT(DEC2BIN([.C94])/10^0)-10*INT(DEC2BIN([.C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94])/10^7)" office:value-type="float" office:value="1" calcext:value-type="float">
            <text:p>1</text:p>
          </table:table-cell>
          <table:table-cell table:style-name="ce504" table:formula="of:=INT(DEC2BIN([.L94])/10^6)-10*INT(DEC2BIN([.L94])/10^7)" office:value-type="float" office:value="1" calcext:value-type="float">
            <text:p>1</text:p>
          </table:table-cell>
          <table:table-cell table:style-name="ce504" table:formula="of:=INT(DEC2BIN([.L94])/10^5)-10*INT(DEC2BIN([.L94])/10^6)" office:value-type="float" office:value="1" calcext:value-type="float">
            <text:p>1</text:p>
          </table:table-cell>
          <table:table-cell table:style-name="ce504" table:formula="of:=INT(DEC2BIN([.L94])/10^4)-10*INT(DEC2BIN([.L94])/10^5)" office:value-type="float" office:value="1" calcext:value-type="float">
            <text:p>1</text:p>
          </table:table-cell>
          <table:table-cell table:style-name="ce504" table:formula="of:=INT(DEC2BIN([.L94])/10^3)-10*INT(DEC2BIN([.L94])/10^4)" office:value-type="float" office:value="1" calcext:value-type="float">
            <text:p>1</text:p>
          </table:table-cell>
          <table:table-cell table:style-name="ce504" table:formula="of:=INT(DEC2BIN([.L94])/10^2)-10*INT(DEC2BIN([.L94])/10^3)" office:value-type="float" office:value="1" calcext:value-type="float">
            <text:p>1</text:p>
          </table:table-cell>
          <table:table-cell table:style-name="ce504" table:formula="of:=INT(DEC2BIN([.L94])/10^1)-10*INT(DEC2BIN([.L94])/10^2)" office:value-type="float" office:value="1" calcext:value-type="float">
            <text:p>1</text:p>
          </table:table-cell>
          <table:table-cell table:style-name="ce515" table:formula="of:=INT(DEC2BIN([.L94])/10^0)-10*INT(DEC2BIN([.L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94])/10^7)" office:value-type="float" office:value="1" calcext:value-type="float">
            <text:p>1</text:p>
          </table:table-cell>
          <table:table-cell table:style-name="ce504" table:formula="of:=INT(DEC2BIN([.U94])/10^6)-10*INT(DEC2BIN([.U94])/10^7)" office:value-type="float" office:value="1" calcext:value-type="float">
            <text:p>1</text:p>
          </table:table-cell>
          <table:table-cell table:style-name="ce504" table:formula="of:=INT(DEC2BIN([.U94])/10^5)-10*INT(DEC2BIN([.U94])/10^6)" office:value-type="float" office:value="1" calcext:value-type="float">
            <text:p>1</text:p>
          </table:table-cell>
          <table:table-cell table:style-name="ce504" table:formula="of:=INT(DEC2BIN([.U94])/10^4)-10*INT(DEC2BIN([.U94])/10^5)" office:value-type="float" office:value="1" calcext:value-type="float">
            <text:p>1</text:p>
          </table:table-cell>
          <table:table-cell table:style-name="ce504" table:formula="of:=INT(DEC2BIN([.U94])/10^3)-10*INT(DEC2BIN([.U94])/10^4)" office:value-type="float" office:value="1" calcext:value-type="float">
            <text:p>1</text:p>
          </table:table-cell>
          <table:table-cell table:style-name="ce504" table:formula="of:=INT(DEC2BIN([.U94])/10^2)-10*INT(DEC2BIN([.U94])/10^3)" office:value-type="float" office:value="1" calcext:value-type="float">
            <text:p>1</text:p>
          </table:table-cell>
          <table:table-cell table:style-name="ce504" table:formula="of:=INT(DEC2BIN([.U94])/10^1)-10*INT(DEC2BIN([.U94])/10^2)" office:value-type="float" office:value="1" calcext:value-type="float">
            <text:p>1</text:p>
          </table:table-cell>
          <table:table-cell table:style-name="ce515" table:formula="of:=INT(DEC2BIN([.U94])/10^0)-10*INT(DEC2BIN([.U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94])/10^7)" office:value-type="float" office:value="1" calcext:value-type="float">
            <text:p>1</text:p>
          </table:table-cell>
          <table:table-cell table:style-name="ce504" table:formula="of:=INT(DEC2BIN([.AD94])/10^6)-10*INT(DEC2BIN([.AD94])/10^7)" office:value-type="float" office:value="1" calcext:value-type="float">
            <text:p>1</text:p>
          </table:table-cell>
          <table:table-cell table:style-name="ce504" table:formula="of:=INT(DEC2BIN([.AD94])/10^5)-10*INT(DEC2BIN([.AD94])/10^6)" office:value-type="float" office:value="0" calcext:value-type="float">
            <text:p>0</text:p>
          </table:table-cell>
          <table:table-cell table:style-name="ce504" table:formula="of:=INT(DEC2BIN([.AD94])/10^4)-10*INT(DEC2BIN([.AD94])/10^5)" office:value-type="float" office:value="0" calcext:value-type="float">
            <text:p>0</text:p>
          </table:table-cell>
          <table:table-cell table:style-name="ce504" table:formula="of:=INT(DEC2BIN([.AD94])/10^3)-10*INT(DEC2BIN([.AD94])/10^4)" office:value-type="float" office:value="0" calcext:value-type="float">
            <text:p>0</text:p>
          </table:table-cell>
          <table:table-cell table:style-name="ce504" table:formula="of:=INT(DEC2BIN([.AD94])/10^2)-10*INT(DEC2BIN([.AD94])/10^3)" office:value-type="float" office:value="0" calcext:value-type="float">
            <text:p>0</text:p>
          </table:table-cell>
          <table:table-cell table:style-name="ce504" table:formula="of:=INT(DEC2BIN([.AD94])/10^1)-10*INT(DEC2BIN([.AD94])/10^2)" office:value-type="float" office:value="0" calcext:value-type="float">
            <text:p>0</text:p>
          </table:table-cell>
          <table:table-cell table:style-name="ce515" table:formula="of:=INT(DEC2BIN([.AD94])/10^0)-10*INT(DEC2BIN([.AD94])/10^1)" office:value-type="float" office:value="0" calcext:value-type="float">
            <text:p>0</text:p>
          </table:table-cell>
          <table:table-cell table:style-name="ce479" table:formula="of:=COUNTIF([.C95:.AK95];&quot;1&quot;)" office:value-type="float" office:value="26" calcext:value-type="float">
            <text:p>/26</text:p>
          </table:table-cell>
          <table:table-cell table:style-name="ce407"/>
          <table:table-cell table:style-name="ce408" table:number-columns-repeated="35"/>
          <table:table-cell table:style-name="ce578"/>
          <table:table-cell table:number-columns-repeated="949"/>
        </table:table-row>
        <table:table-row table:style-name="ro4">
          <table:table-cell table:style-name="ce392" office:value-type="string" calcext:value-type="string" table:number-columns-spanned="1" table:number-rows-spanned="2">
            <text:p><text:span text:style-name="T10">Adresse réseau 1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93]*[.C95]" office:value-type="float" office:value="1" calcext:value-type="float">
            <text:p>1</text:p>
          </table:table-cell>
          <table:table-cell table:style-name="ce505" table:formula="of:=[.D93]*[.D95]" office:value-type="float" office:value="1" calcext:value-type="float">
            <text:p>1</text:p>
          </table:table-cell>
          <table:table-cell table:style-name="ce505" table:formula="of:=[.E93]*[.E95]" office:value-type="float" office:value="0" calcext:value-type="float">
            <text:p>0</text:p>
          </table:table-cell>
          <table:table-cell table:style-name="ce505" table:formula="of:=[.F93]*[.F95]" office:value-type="float" office:value="0" calcext:value-type="float">
            <text:p>0</text:p>
          </table:table-cell>
          <table:table-cell table:style-name="ce505" table:formula="of:=[.G93]*[.G95]" office:value-type="float" office:value="1" calcext:value-type="float">
            <text:p>1</text:p>
          </table:table-cell>
          <table:table-cell table:style-name="ce505" table:formula="of:=[.H93]*[.H95]" office:value-type="float" office:value="0" calcext:value-type="float">
            <text:p>0</text:p>
          </table:table-cell>
          <table:table-cell table:style-name="ce505" table:formula="of:=[.I93]*[.I95]" office:value-type="float" office:value="1" calcext:value-type="float">
            <text:p>1</text:p>
          </table:table-cell>
          <table:table-cell table:style-name="ce516" table:formula="of:=[.J93]*[.J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93]*[.L95]" office:value-type="float" office:value="0" calcext:value-type="float">
            <text:p>0</text:p>
          </table:table-cell>
          <table:table-cell table:style-name="ce505" table:formula="of:=[.M93]*[.M95]" office:value-type="float" office:value="0" calcext:value-type="float">
            <text:p>0</text:p>
          </table:table-cell>
          <table:table-cell table:style-name="ce505" table:formula="of:=[.N93]*[.N95]" office:value-type="float" office:value="0" calcext:value-type="float">
            <text:p>0</text:p>
          </table:table-cell>
          <table:table-cell table:style-name="ce505" table:formula="of:=[.O93]*[.O95]" office:value-type="float" office:value="1" calcext:value-type="float">
            <text:p>1</text:p>
          </table:table-cell>
          <table:table-cell table:style-name="ce505" table:formula="of:=[.P93]*[.P95]" office:value-type="float" office:value="1" calcext:value-type="float">
            <text:p>1</text:p>
          </table:table-cell>
          <table:table-cell table:style-name="ce505" table:formula="of:=[.Q93]*[.Q95]" office:value-type="float" office:value="0" calcext:value-type="float">
            <text:p>0</text:p>
          </table:table-cell>
          <table:table-cell table:style-name="ce505" table:formula="of:=[.R93]*[.R95]" office:value-type="float" office:value="1" calcext:value-type="float">
            <text:p>1</text:p>
          </table:table-cell>
          <table:table-cell table:style-name="ce516" table:formula="of:=[.S93]*[.S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93]*[.U95]" office:value-type="float" office:value="0" calcext:value-type="float">
            <text:p>0</text:p>
          </table:table-cell>
          <table:table-cell table:style-name="ce505" table:formula="of:=[.V93]*[.V95]" office:value-type="float" office:value="0" calcext:value-type="float">
            <text:p>0</text:p>
          </table:table-cell>
          <table:table-cell table:style-name="ce505" table:formula="of:=[.W93]*[.W95]" office:value-type="float" office:value="1" calcext:value-type="float">
            <text:p>1</text:p>
          </table:table-cell>
          <table:table-cell table:style-name="ce505" table:formula="of:=[.X93]*[.X95]" office:value-type="float" office:value="0" calcext:value-type="float">
            <text:p>0</text:p>
          </table:table-cell>
          <table:table-cell table:style-name="ce505" table:formula="of:=[.Y93]*[.Y95]" office:value-type="float" office:value="0" calcext:value-type="float">
            <text:p>0</text:p>
          </table:table-cell>
          <table:table-cell table:style-name="ce505" table:formula="of:=[.Z93]*[.Z95]" office:value-type="float" office:value="1" calcext:value-type="float">
            <text:p>1</text:p>
          </table:table-cell>
          <table:table-cell table:style-name="ce505" table:formula="of:=[.AA93]*[.AA95]" office:value-type="float" office:value="1" calcext:value-type="float">
            <text:p>1</text:p>
          </table:table-cell>
          <table:table-cell table:style-name="ce516" table:formula="of:=[.AB93]*[.AB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93]*[.AD95]" office:value-type="float" office:value="0" calcext:value-type="float">
            <text:p>0</text:p>
          </table:table-cell>
          <table:table-cell table:style-name="ce546" table:formula="of:=[.AE93]*[.AE95]" office:value-type="float" office:value="1" calcext:value-type="float">
            <text:p>1</text:p>
          </table:table-cell>
          <table:table-cell table:style-name="ce546" table:formula="of:=[.AF93]*[.AF95]" office:value-type="float" office:value="0" calcext:value-type="float">
            <text:p>0</text:p>
          </table:table-cell>
          <table:table-cell table:style-name="ce546" table:formula="of:=[.AG93]*[.AG95]" office:value-type="float" office:value="0" calcext:value-type="float">
            <text:p>0</text:p>
          </table:table-cell>
          <table:table-cell table:style-name="ce546" table:formula="of:=[.AH93]*[.AH95]" office:value-type="float" office:value="0" calcext:value-type="float">
            <text:p>0</text:p>
          </table:table-cell>
          <table:table-cell table:style-name="ce546" table:formula="of:=[.AI93]*[.AI95]" office:value-type="float" office:value="0" calcext:value-type="float">
            <text:p>0</text:p>
          </table:table-cell>
          <table:table-cell table:style-name="ce546" table:formula="of:=[.AJ93]*[.AJ95]" office:value-type="float" office:value="0" calcext:value-type="float">
            <text:p>0</text:p>
          </table:table-cell>
          <table:table-cell table:style-name="ce552" table:formula="of:=[.AK93]*[.AK95]" office:value-type="float" office:value="0" calcext:value-type="float">
            <text:p>0</text:p>
          </table:table-cell>
          <table:table-cell/>
          <table:table-cell table:style-name="ce407"/>
          <table:table-cell table:style-name="ce408" table:number-columns-repeated="35"/>
          <table:table-cell table:style-name="ce423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64" calcext:value-type="float" table:number-columns-spanned="8" table:number-rows-spanned="1">
            <text:p>64</text:p>
          </table:table-cell>
          <table:covered-table-cell table:number-columns-repeated="7" table:style-name="ce506"/>
          <table:table-cell table:style-name="ce370"/>
          <table:table-cell table:style-name="ce407"/>
          <table:table-cell table:style-name="ce395" table:number-columns-spanned="8" table:number-rows-spanned="1"/>
          <table:covered-table-cell table:number-columns-repeated="7" table:style-name="ce401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401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1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99])/10^7)" office:value-type="float" office:value="1" calcext:value-type="float">
            <text:p>1</text:p>
          </table:table-cell>
          <table:table-cell table:style-name="ce507" table:formula="of:=INT(DEC2BIN([.C99])/10^6)-10*INT(DEC2BIN([.C99])/10^7)" office:value-type="float" office:value="1" calcext:value-type="float">
            <text:p>1</text:p>
          </table:table-cell>
          <table:table-cell table:style-name="ce507" table:formula="of:=INT(DEC2BIN([.C99])/10^5)-10*INT(DEC2BIN([.C99])/10^6)" office:value-type="float" office:value="0" calcext:value-type="float">
            <text:p>0</text:p>
          </table:table-cell>
          <table:table-cell table:style-name="ce507" table:formula="of:=INT(DEC2BIN([.C99])/10^4)-10*INT(DEC2BIN([.C99])/10^5)" office:value-type="float" office:value="0" calcext:value-type="float">
            <text:p>0</text:p>
          </table:table-cell>
          <table:table-cell table:style-name="ce507" table:formula="of:=INT(DEC2BIN([.C99])/10^3)-10*INT(DEC2BIN([.C99])/10^4)" office:value-type="float" office:value="1" calcext:value-type="float">
            <text:p>1</text:p>
          </table:table-cell>
          <table:table-cell table:style-name="ce507" table:formula="of:=INT(DEC2BIN([.C99])/10^2)-10*INT(DEC2BIN([.C99])/10^3)" office:value-type="float" office:value="0" calcext:value-type="float">
            <text:p>0</text:p>
          </table:table-cell>
          <table:table-cell table:style-name="ce507" table:formula="of:=INT(DEC2BIN([.C99])/10^1)-10*INT(DEC2BIN([.C99])/10^2)" office:value-type="float" office:value="1" calcext:value-type="float">
            <text:p>1</text:p>
          </table:table-cell>
          <table:table-cell table:style-name="ce517" table:formula="of:=INT(DEC2BIN([.C99])/10^0)-10*INT(DEC2BIN([.C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99])/10^7)" office:value-type="float" office:value="0" calcext:value-type="float">
            <text:p>0</text:p>
          </table:table-cell>
          <table:table-cell table:style-name="ce507" table:formula="of:=INT(DEC2BIN([.L99])/10^6)-10*INT(DEC2BIN([.L99])/10^7)" office:value-type="float" office:value="0" calcext:value-type="float">
            <text:p>0</text:p>
          </table:table-cell>
          <table:table-cell table:style-name="ce507" table:formula="of:=INT(DEC2BIN([.L99])/10^5)-10*INT(DEC2BIN([.L99])/10^6)" office:value-type="float" office:value="0" calcext:value-type="float">
            <text:p>0</text:p>
          </table:table-cell>
          <table:table-cell table:style-name="ce507" table:formula="of:=INT(DEC2BIN([.L99])/10^4)-10*INT(DEC2BIN([.L99])/10^5)" office:value-type="float" office:value="1" calcext:value-type="float">
            <text:p>1</text:p>
          </table:table-cell>
          <table:table-cell table:style-name="ce507" table:formula="of:=INT(DEC2BIN([.L99])/10^3)-10*INT(DEC2BIN([.L99])/10^4)" office:value-type="float" office:value="1" calcext:value-type="float">
            <text:p>1</text:p>
          </table:table-cell>
          <table:table-cell table:style-name="ce507" table:formula="of:=INT(DEC2BIN([.L99])/10^2)-10*INT(DEC2BIN([.L99])/10^3)" office:value-type="float" office:value="0" calcext:value-type="float">
            <text:p>0</text:p>
          </table:table-cell>
          <table:table-cell table:style-name="ce507" table:formula="of:=INT(DEC2BIN([.L99])/10^1)-10*INT(DEC2BIN([.L99])/10^2)" office:value-type="float" office:value="1" calcext:value-type="float">
            <text:p>1</text:p>
          </table:table-cell>
          <table:table-cell table:style-name="ce517" table:formula="of:=INT(DEC2BIN([.L99])/10^0)-10*INT(DEC2BIN([.L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99])/10^7)" office:value-type="float" office:value="0" calcext:value-type="float">
            <text:p>0</text:p>
          </table:table-cell>
          <table:table-cell table:style-name="ce507" table:formula="of:=INT(DEC2BIN([.U99])/10^6)-10*INT(DEC2BIN([.U99])/10^7)" office:value-type="float" office:value="0" calcext:value-type="float">
            <text:p>0</text:p>
          </table:table-cell>
          <table:table-cell table:style-name="ce507" table:formula="of:=INT(DEC2BIN([.U99])/10^5)-10*INT(DEC2BIN([.U99])/10^6)" office:value-type="float" office:value="1" calcext:value-type="float">
            <text:p>1</text:p>
          </table:table-cell>
          <table:table-cell table:style-name="ce507" table:formula="of:=INT(DEC2BIN([.U99])/10^4)-10*INT(DEC2BIN([.U99])/10^5)" office:value-type="float" office:value="0" calcext:value-type="float">
            <text:p>0</text:p>
          </table:table-cell>
          <table:table-cell table:style-name="ce507" table:formula="of:=INT(DEC2BIN([.U99])/10^3)-10*INT(DEC2BIN([.U99])/10^4)" office:value-type="float" office:value="0" calcext:value-type="float">
            <text:p>0</text:p>
          </table:table-cell>
          <table:table-cell table:style-name="ce507" table:formula="of:=INT(DEC2BIN([.U99])/10^2)-10*INT(DEC2BIN([.U99])/10^3)" office:value-type="float" office:value="1" calcext:value-type="float">
            <text:p>1</text:p>
          </table:table-cell>
          <table:table-cell table:style-name="ce507" table:formula="of:=INT(DEC2BIN([.U99])/10^1)-10*INT(DEC2BIN([.U99])/10^2)" office:value-type="float" office:value="1" calcext:value-type="float">
            <text:p>1</text:p>
          </table:table-cell>
          <table:table-cell table:style-name="ce517" table:formula="of:=INT(DEC2BIN([.U99])/10^0)-10*INT(DEC2BIN([.U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99])/10^7)" office:value-type="float" office:value="0" calcext:value-type="float">
            <text:p>0</text:p>
          </table:table-cell>
          <table:table-cell table:style-name="ce547" table:formula="of:=INT(DEC2BIN([.AD99])/10^6)-10*INT(DEC2BIN([.AD99])/10^7)" office:value-type="float" office:value="1" calcext:value-type="float">
            <text:p>1</text:p>
          </table:table-cell>
          <table:table-cell table:style-name="ce547" table:formula="of:=INT(DEC2BIN([.AD99])/10^5)-10*INT(DEC2BIN([.AD99])/10^6)" office:value-type="float" office:value="0" calcext:value-type="float">
            <text:p>0</text:p>
          </table:table-cell>
          <table:table-cell table:style-name="ce547" table:formula="of:=INT(DEC2BIN([.AD99])/10^4)-10*INT(DEC2BIN([.AD99])/10^5)" office:value-type="float" office:value="0" calcext:value-type="float">
            <text:p>0</text:p>
          </table:table-cell>
          <table:table-cell table:style-name="ce547" table:formula="of:=INT(DEC2BIN([.AD99])/10^3)-10*INT(DEC2BIN([.AD99])/10^4)" office:value-type="float" office:value="0" calcext:value-type="float">
            <text:p>0</text:p>
          </table:table-cell>
          <table:table-cell table:style-name="ce547" table:formula="of:=INT(DEC2BIN([.AD99])/10^2)-10*INT(DEC2BIN([.AD99])/10^3)" office:value-type="float" office:value="0" calcext:value-type="float">
            <text:p>0</text:p>
          </table:table-cell>
          <table:table-cell table:style-name="ce547" table:formula="of:=INT(DEC2BIN([.AD99])/10^1)-10*INT(DEC2BIN([.AD99])/10^2)" office:value-type="float" office:value="0" calcext:value-type="float">
            <text:p>0</text:p>
          </table:table-cell>
          <table:table-cell table:style-name="ce553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07"/>
          <table:table-cell table:style-name="ce408" table:number-columns-repeated="35"/>
          <table:table-cell table:style-name="ce582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[.C97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7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7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7]+1" office:value-type="float" office:value="65" calcext:value-type="float" table:number-columns-spanned="8" table:number-rows-spanned="1">
            <text:p>65</text:p>
          </table:table-cell>
          <table:covered-table-cell table:number-columns-repeated="7" table:style-name="ce506"/>
          <table:table-cell/>
          <table:table-cell table:style-name="ce407"/>
          <table:table-cell table:style-name="ce395" table:number-columns-spanned="8" table:number-rows-spanned="1"/>
          <table:covered-table-cell table:number-columns-repeated="7" table:style-name="ce401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423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1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01])/10^7)" office:value-type="float" office:value="1" calcext:value-type="float">
            <text:p>1</text:p>
          </table:table-cell>
          <table:table-cell table:style-name="ce507" table:formula="of:=INT(DEC2BIN([.C101])/10^6)-10*INT(DEC2BIN([.C101])/10^7)" office:value-type="float" office:value="1" calcext:value-type="float">
            <text:p>1</text:p>
          </table:table-cell>
          <table:table-cell table:style-name="ce507" table:formula="of:=INT(DEC2BIN([.C101])/10^5)-10*INT(DEC2BIN([.C101])/10^6)" office:value-type="float" office:value="0" calcext:value-type="float">
            <text:p>0</text:p>
          </table:table-cell>
          <table:table-cell table:style-name="ce507" table:formula="of:=INT(DEC2BIN([.C101])/10^4)-10*INT(DEC2BIN([.C101])/10^5)" office:value-type="float" office:value="0" calcext:value-type="float">
            <text:p>0</text:p>
          </table:table-cell>
          <table:table-cell table:style-name="ce507" table:formula="of:=INT(DEC2BIN([.C101])/10^3)-10*INT(DEC2BIN([.C101])/10^4)" office:value-type="float" office:value="1" calcext:value-type="float">
            <text:p>1</text:p>
          </table:table-cell>
          <table:table-cell table:style-name="ce507" table:formula="of:=INT(DEC2BIN([.C101])/10^2)-10*INT(DEC2BIN([.C101])/10^3)" office:value-type="float" office:value="0" calcext:value-type="float">
            <text:p>0</text:p>
          </table:table-cell>
          <table:table-cell table:style-name="ce507" table:formula="of:=INT(DEC2BIN([.C101])/10^1)-10*INT(DEC2BIN([.C101])/10^2)" office:value-type="float" office:value="1" calcext:value-type="float">
            <text:p>1</text:p>
          </table:table-cell>
          <table:table-cell table:style-name="ce517" table:formula="of:=INT(DEC2BIN([.C101])/10^0)-10*INT(DEC2BIN([.C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01])/10^7)" office:value-type="float" office:value="0" calcext:value-type="float">
            <text:p>0</text:p>
          </table:table-cell>
          <table:table-cell table:style-name="ce507" table:formula="of:=INT(DEC2BIN([.L101])/10^6)-10*INT(DEC2BIN([.L101])/10^7)" office:value-type="float" office:value="0" calcext:value-type="float">
            <text:p>0</text:p>
          </table:table-cell>
          <table:table-cell table:style-name="ce507" table:formula="of:=INT(DEC2BIN([.L101])/10^5)-10*INT(DEC2BIN([.L101])/10^6)" office:value-type="float" office:value="0" calcext:value-type="float">
            <text:p>0</text:p>
          </table:table-cell>
          <table:table-cell table:style-name="ce507" table:formula="of:=INT(DEC2BIN([.L101])/10^4)-10*INT(DEC2BIN([.L101])/10^5)" office:value-type="float" office:value="1" calcext:value-type="float">
            <text:p>1</text:p>
          </table:table-cell>
          <table:table-cell table:style-name="ce507" table:formula="of:=INT(DEC2BIN([.L101])/10^3)-10*INT(DEC2BIN([.L101])/10^4)" office:value-type="float" office:value="1" calcext:value-type="float">
            <text:p>1</text:p>
          </table:table-cell>
          <table:table-cell table:style-name="ce507" table:formula="of:=INT(DEC2BIN([.L101])/10^2)-10*INT(DEC2BIN([.L101])/10^3)" office:value-type="float" office:value="0" calcext:value-type="float">
            <text:p>0</text:p>
          </table:table-cell>
          <table:table-cell table:style-name="ce507" table:formula="of:=INT(DEC2BIN([.L101])/10^1)-10*INT(DEC2BIN([.L101])/10^2)" office:value-type="float" office:value="1" calcext:value-type="float">
            <text:p>1</text:p>
          </table:table-cell>
          <table:table-cell table:style-name="ce517" table:formula="of:=INT(DEC2BIN([.L101])/10^0)-10*INT(DEC2BIN([.L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01])/10^7)" office:value-type="float" office:value="0" calcext:value-type="float">
            <text:p>0</text:p>
          </table:table-cell>
          <table:table-cell table:style-name="ce507" table:formula="of:=INT(DEC2BIN([.U101])/10^6)-10*INT(DEC2BIN([.U101])/10^7)" office:value-type="float" office:value="0" calcext:value-type="float">
            <text:p>0</text:p>
          </table:table-cell>
          <table:table-cell table:style-name="ce507" table:formula="of:=INT(DEC2BIN([.U101])/10^5)-10*INT(DEC2BIN([.U101])/10^6)" office:value-type="float" office:value="1" calcext:value-type="float">
            <text:p>1</text:p>
          </table:table-cell>
          <table:table-cell table:style-name="ce507" table:formula="of:=INT(DEC2BIN([.U101])/10^4)-10*INT(DEC2BIN([.U101])/10^5)" office:value-type="float" office:value="0" calcext:value-type="float">
            <text:p>0</text:p>
          </table:table-cell>
          <table:table-cell table:style-name="ce507" table:formula="of:=INT(DEC2BIN([.U101])/10^3)-10*INT(DEC2BIN([.U101])/10^4)" office:value-type="float" office:value="0" calcext:value-type="float">
            <text:p>0</text:p>
          </table:table-cell>
          <table:table-cell table:style-name="ce507" table:formula="of:=INT(DEC2BIN([.U101])/10^2)-10*INT(DEC2BIN([.U101])/10^3)" office:value-type="float" office:value="1" calcext:value-type="float">
            <text:p>1</text:p>
          </table:table-cell>
          <table:table-cell table:style-name="ce507" table:formula="of:=INT(DEC2BIN([.U101])/10^1)-10*INT(DEC2BIN([.U101])/10^2)" office:value-type="float" office:value="1" calcext:value-type="float">
            <text:p>1</text:p>
          </table:table-cell>
          <table:table-cell table:style-name="ce517" table:formula="of:=INT(DEC2BIN([.U101])/10^0)-10*INT(DEC2BIN([.U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01])/10^7)" office:value-type="float" office:value="0" calcext:value-type="float">
            <text:p>0</text:p>
          </table:table-cell>
          <table:table-cell table:style-name="ce548" table:formula="of:=INT(DEC2BIN([.AD101])/10^6)-10*INT(DEC2BIN([.AD101])/10^7)" office:value-type="float" office:value="1" calcext:value-type="float">
            <text:p>1</text:p>
          </table:table-cell>
          <table:table-cell table:style-name="ce548" table:formula="of:=INT(DEC2BIN([.AD101])/10^5)-10*INT(DEC2BIN([.AD101])/10^6)" office:value-type="float" office:value="1" calcext:value-type="float">
            <text:p>1</text:p>
          </table:table-cell>
          <table:table-cell table:style-name="ce548" table:formula="of:=INT(DEC2BIN([.AD101])/10^4)-10*INT(DEC2BIN([.AD101])/10^5)" office:value-type="float" office:value="1" calcext:value-type="float">
            <text:p>1</text:p>
          </table:table-cell>
          <table:table-cell table:style-name="ce548" table:formula="of:=INT(DEC2BIN([.AD101])/10^3)-10*INT(DEC2BIN([.AD101])/10^4)" office:value-type="float" office:value="1" calcext:value-type="float">
            <text:p>1</text:p>
          </table:table-cell>
          <table:table-cell table:style-name="ce548" table:formula="of:=INT(DEC2BIN([.AD101])/10^2)-10*INT(DEC2BIN([.AD101])/10^3)" office:value-type="float" office:value="1" calcext:value-type="float">
            <text:p>1</text:p>
          </table:table-cell>
          <table:table-cell table:style-name="ce548" table:formula="of:=INT(DEC2BIN([.AD101])/10^1)-10*INT(DEC2BIN([.AD101])/10^2)" office:value-type="float" office:value="1" calcext:value-type="float">
            <text:p>1</text:p>
          </table:table-cell>
          <table:table-cell table:style-name="ce554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07"/>
          <table:table-cell table:style-name="ce408" table:number-columns-repeated="35"/>
          <table:table-cell table:style-name="ce401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[.C103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03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03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03]-1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506"/>
          <table:table-cell/>
          <table:table-cell table:style-name="ce407"/>
          <table:table-cell table:style-name="ce395" table:number-columns-spanned="8" table:number-rows-spanned="1"/>
          <table:covered-table-cell table:number-columns-repeated="7" table:style-name="ce401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423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1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95]=1;[.C93];1)" office:value-type="float" office:value="1" calcext:value-type="float">
            <text:p>1</text:p>
          </table:table-cell>
          <table:table-cell table:style-name="ce503" table:formula="of:=IF([.D95]=1;[.D93];1)" office:value-type="float" office:value="1" calcext:value-type="float">
            <text:p>1</text:p>
          </table:table-cell>
          <table:table-cell table:style-name="ce503" table:formula="of:=IF([.E95]=1;[.E93];1)" office:value-type="float" office:value="0" calcext:value-type="float">
            <text:p>0</text:p>
          </table:table-cell>
          <table:table-cell table:style-name="ce503" table:formula="of:=IF([.F95]=1;[.F93];1)" office:value-type="float" office:value="0" calcext:value-type="float">
            <text:p>0</text:p>
          </table:table-cell>
          <table:table-cell table:style-name="ce503" table:formula="of:=IF([.G95]=1;[.G93];1)" office:value-type="float" office:value="1" calcext:value-type="float">
            <text:p>1</text:p>
          </table:table-cell>
          <table:table-cell table:style-name="ce503" table:formula="of:=IF([.H95]=1;[.H93];1)" office:value-type="float" office:value="0" calcext:value-type="float">
            <text:p>0</text:p>
          </table:table-cell>
          <table:table-cell table:style-name="ce503" table:formula="of:=IF([.I95]=1;[.I93];1)" office:value-type="float" office:value="1" calcext:value-type="float">
            <text:p>1</text:p>
          </table:table-cell>
          <table:table-cell table:style-name="ce514" table:formula="of:=IF([.J95]=1;[.J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95]=1;[.L93];1)" office:value-type="float" office:value="0" calcext:value-type="float">
            <text:p>0</text:p>
          </table:table-cell>
          <table:table-cell table:style-name="ce503" table:formula="of:=IF([.M95]=1;[.M93];1)" office:value-type="float" office:value="0" calcext:value-type="float">
            <text:p>0</text:p>
          </table:table-cell>
          <table:table-cell table:style-name="ce503" table:formula="of:=IF([.N95]=1;[.N93];1)" office:value-type="float" office:value="0" calcext:value-type="float">
            <text:p>0</text:p>
          </table:table-cell>
          <table:table-cell table:style-name="ce503" table:formula="of:=IF([.O95]=1;[.O93];1)" office:value-type="float" office:value="1" calcext:value-type="float">
            <text:p>1</text:p>
          </table:table-cell>
          <table:table-cell table:style-name="ce503" table:formula="of:=IF([.P95]=1;[.P93];1)" office:value-type="float" office:value="1" calcext:value-type="float">
            <text:p>1</text:p>
          </table:table-cell>
          <table:table-cell table:style-name="ce503" table:formula="of:=IF([.Q95]=1;[.Q93];1)" office:value-type="float" office:value="0" calcext:value-type="float">
            <text:p>0</text:p>
          </table:table-cell>
          <table:table-cell table:style-name="ce503" table:formula="of:=IF([.R95]=1;[.R93];1)" office:value-type="float" office:value="1" calcext:value-type="float">
            <text:p>1</text:p>
          </table:table-cell>
          <table:table-cell table:style-name="ce514" table:formula="of:=IF([.S95]=1;[.S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95]=1;[.U93];1)" office:value-type="float" office:value="0" calcext:value-type="float">
            <text:p>0</text:p>
          </table:table-cell>
          <table:table-cell table:style-name="ce503" table:formula="of:=IF([.V95]=1;[.V93];1)" office:value-type="float" office:value="0" calcext:value-type="float">
            <text:p>0</text:p>
          </table:table-cell>
          <table:table-cell table:style-name="ce503" table:formula="of:=IF([.W95]=1;[.W93];1)" office:value-type="float" office:value="1" calcext:value-type="float">
            <text:p>1</text:p>
          </table:table-cell>
          <table:table-cell table:style-name="ce503" table:formula="of:=IF([.X95]=1;[.X93];1)" office:value-type="float" office:value="0" calcext:value-type="float">
            <text:p>0</text:p>
          </table:table-cell>
          <table:table-cell table:style-name="ce503" table:formula="of:=IF([.Y95]=1;[.Y93];1)" office:value-type="float" office:value="0" calcext:value-type="float">
            <text:p>0</text:p>
          </table:table-cell>
          <table:table-cell table:style-name="ce503" table:formula="of:=IF([.Z95]=1;[.Z93];1)" office:value-type="float" office:value="1" calcext:value-type="float">
            <text:p>1</text:p>
          </table:table-cell>
          <table:table-cell table:style-name="ce503" table:formula="of:=IF([.AA95]=1;[.AA93];1)" office:value-type="float" office:value="1" calcext:value-type="float">
            <text:p>1</text:p>
          </table:table-cell>
          <table:table-cell table:style-name="ce514" table:formula="of:=IF([.AB95]=1;[.AB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95]=1;[.AD93];1)" office:value-type="float" office:value="0" calcext:value-type="float">
            <text:p>0</text:p>
          </table:table-cell>
          <table:table-cell table:style-name="ce551" table:formula="of:=IF([.AE95]=1;[.AE93];1)" office:value-type="float" office:value="1" calcext:value-type="float">
            <text:p>1</text:p>
          </table:table-cell>
          <table:table-cell table:style-name="ce551" table:formula="of:=IF([.AF95]=1;[.AF93];1)" office:value-type="float" office:value="1" calcext:value-type="float">
            <text:p>1</text:p>
          </table:table-cell>
          <table:table-cell table:style-name="ce551" table:formula="of:=IF([.AG95]=1;[.AG93];1)" office:value-type="float" office:value="1" calcext:value-type="float">
            <text:p>1</text:p>
          </table:table-cell>
          <table:table-cell table:style-name="ce551" table:formula="of:=IF([.AH95]=1;[.AH93];1)" office:value-type="float" office:value="1" calcext:value-type="float">
            <text:p>1</text:p>
          </table:table-cell>
          <table:table-cell table:style-name="ce551" table:formula="of:=IF([.AI95]=1;[.AI93];1)" office:value-type="float" office:value="1" calcext:value-type="float">
            <text:p>1</text:p>
          </table:table-cell>
          <table:table-cell table:style-name="ce551" table:formula="of:=IF([.AJ95]=1;[.AJ93];1)" office:value-type="float" office:value="1" calcext:value-type="float">
            <text:p>1</text:p>
          </table:table-cell>
          <table:table-cell table:style-name="ce555" table:formula="of:=IF([.AK95]=1;[.AK93];1)" office:value-type="float" office:value="1" calcext:value-type="float">
            <text:p>1</text:p>
          </table:table-cell>
          <table:table-cell/>
          <table:table-cell table:style-name="ce407"/>
          <table:table-cell table:style-name="ce408" table:number-columns-repeated="35"/>
          <table:table-cell table:style-name="ce423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506"/>
          <table:table-cell/>
          <table:table-cell table:style-name="ce407"/>
          <table:table-cell table:style-name="ce395" table:number-columns-spanned="8" table:number-rows-spanned="1"/>
          <table:covered-table-cell table:number-columns-repeated="7" table:style-name="ce401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395"/>
          <table:table-cell table:style-name="ce395" table:number-columns-spanned="8" table:number-rows-spanned="1"/>
          <table:covered-table-cell table:number-columns-repeated="7" table:style-name="ce569"/>
          <table:table-cell table:style-name="ce423"/>
          <table:table-cell table:number-columns-repeated="949"/>
        </table:table-row>
        <table:table-row table:style-name="ro4">
          <table:table-cell table:style-name="ce392" office:value-type="string" calcext:value-type="string" table:number-columns-spanned="2" table:number-rows-spanned="1">
            <text:p>Nombre d’hôtes 1 <text:span text:style-name="T14">(Available host)</text:span></text:p>
          </table:table-cell>
          <table:covered-table-cell/>
          <table:table-cell table:style-name="ce490" table:formula="of:=2^COUNTIF([.C95:.AK95];&quot;0&quot;)-2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7"/>
          <table:table-cell table:style-name="ce491"/>
          <table:table-cell table:style-name="ce401" table:number-columns-repeated="35"/>
          <table:table-cell table:number-columns-repeated="949"/>
        </table:table-row>
        <table:table-row table:style-name="ro4">
          <table:table-cell table:style-name="ce399" office:value-type="string" calcext:value-type="string">
            <text:p>IP1</text:p>
          </table:table-cell>
          <table:table-cell table:style-name="ce477"/>
          <table:table-cell table:style-name="ce490" table:formula="of:=COM.MICROSOFT.CONCAT([.C92:.AD92];&quot; /&quot;;[.AL95])" office:value-type="string" office:string-value="203.27.39.71 /26" calcext:value-type="string" table:number-columns-spanned="8" table:number-rows-spanned="1">
            <text:p>203.27.39.71 /26</text:p>
          </table:table-cell>
          <table:covered-table-cell table:number-columns-repeated="7" table:style-name="ce477"/>
          <table:table-cell table:style-name="ce401"/>
          <table:table-cell table:style-name="ce399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401"/>
          <table:table-cell table:style-name="ce405" table:formula="of:=COM.MICROSOFT.CONCAT([.C97:.AD97])" office:value-type="string" office:string-value="203.27.39.64" calcext:value-type="string" table:number-columns-spanned="8" table:number-rows-spanned="1">
            <text:p>203.27.39.64</text:p>
          </table:table-cell>
          <table:covered-table-cell table:number-columns-repeated="7" table:style-name="ce401"/>
          <table:table-cell table:style-name="ce401" table:number-columns-repeated="47"/>
          <table:table-cell table:number-columns-repeated="949"/>
        </table:table-row>
        <table:table-row table:style-name="ro4">
          <table:table-cell table:style-name="ce399" office:value-type="string" calcext:value-type="string">
            <text:p>Gateway 1</text:p>
          </table:table-cell>
          <table:table-cell table:style-name="ce405"/>
          <table:table-cell table:style-name="ce490" table:formula="of:=COM.MICROSOFT.CONCAT([.C99:.AD99])" office:value-type="string" office:string-value="203.27.39.65" calcext:value-type="string" table:number-columns-spanned="8" table:number-rows-spanned="1">
            <text:p>203.27.39.65</text:p>
          </table:table-cell>
          <table:covered-table-cell table:number-columns-repeated="7" table:style-name="ce405"/>
          <table:table-cell table:style-name="ce401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9" office:value-type="string" calcext:value-type="string">
            <text:p>Subnet mask</text:p>
          </table:table-cell>
          <table:table-cell table:style-name="ce405"/>
          <table:table-cell table:style-name="ce490" table:formula="of:=COM.MICROSOFT.CONCAT([.C94:.AD9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05"/>
          <table:table-cell table:style-name="ce401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5"/>
          <table:table-cell table:style-name="ce401"/>
          <table:table-cell table:style-name="ce491"/>
          <table:table-cell table:style-name="ce401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2" office:value-type="string" calcext:value-type="string" table:number-columns-spanned="1" table:number-rows-spanned="2">
            <text:p>Adresse IP2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9" calcext:value-type="float" table:number-columns-spanned="8" table:number-rows-spanned="1">
            <text:p>49</text:p>
          </table:table-cell>
          <table:covered-table-cell table:number-columns-repeated="7" table:style-name="ce501"/>
          <table:table-cell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binaire</text:p>
          </table:table-cell>
          <table:table-cell table:style-name="ce484" table:formula="of:=INT(DEC2BIN([.C109])/10^7)" office:value-type="float" office:value="1" calcext:value-type="float">
            <text:p>1</text:p>
          </table:table-cell>
          <table:table-cell table:style-name="ce503" table:formula="of:=INT(DEC2BIN([.C109])/10^6)-10*INT(DEC2BIN([.C109])/10^7)" office:value-type="float" office:value="1" calcext:value-type="float">
            <text:p>1</text:p>
          </table:table-cell>
          <table:table-cell table:style-name="ce503" table:formula="of:=INT(DEC2BIN([.C109])/10^5)-10*INT(DEC2BIN([.C109])/10^6)" office:value-type="float" office:value="0" calcext:value-type="float">
            <text:p>0</text:p>
          </table:table-cell>
          <table:table-cell table:style-name="ce503" table:formula="of:=INT(DEC2BIN([.C109])/10^4)-10*INT(DEC2BIN([.C109])/10^5)" office:value-type="float" office:value="1" calcext:value-type="float">
            <text:p>1</text:p>
          </table:table-cell>
          <table:table-cell table:style-name="ce503" table:formula="of:=INT(DEC2BIN([.C109])/10^3)-10*INT(DEC2BIN([.C109])/10^4)" office:value-type="float" office:value="0" calcext:value-type="float">
            <text:p>0</text:p>
          </table:table-cell>
          <table:table-cell table:style-name="ce503" table:formula="of:=INT(DEC2BIN([.C109])/10^2)-10*INT(DEC2BIN([.C109])/10^3)" office:value-type="float" office:value="1" calcext:value-type="float">
            <text:p>1</text:p>
          </table:table-cell>
          <table:table-cell table:style-name="ce503" table:formula="of:=INT(DEC2BIN([.C109])/10^1)-10*INT(DEC2BIN([.C109])/10^2)" office:value-type="float" office:value="0" calcext:value-type="float">
            <text:p>0</text:p>
          </table:table-cell>
          <table:table-cell table:style-name="ce514" table:formula="of:=INT(DEC2BIN([.C109])/10^0)-10*INT(DEC2BIN([.C109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109])/10^7)" office:value-type="float" office:value="1" calcext:value-type="float">
            <text:p>1</text:p>
          </table:table-cell>
          <table:table-cell table:style-name="ce503" table:formula="of:=INT(DEC2BIN([.L109])/10^6)-10*INT(DEC2BIN([.L109])/10^7)" office:value-type="float" office:value="0" calcext:value-type="float">
            <text:p>0</text:p>
          </table:table-cell>
          <table:table-cell table:style-name="ce503" table:formula="of:=INT(DEC2BIN([.L109])/10^5)-10*INT(DEC2BIN([.L109])/10^6)" office:value-type="float" office:value="1" calcext:value-type="float">
            <text:p>1</text:p>
          </table:table-cell>
          <table:table-cell table:style-name="ce503" table:formula="of:=INT(DEC2BIN([.L109])/10^4)-10*INT(DEC2BIN([.L109])/10^5)" office:value-type="float" office:value="0" calcext:value-type="float">
            <text:p>0</text:p>
          </table:table-cell>
          <table:table-cell table:style-name="ce503" table:formula="of:=INT(DEC2BIN([.L109])/10^3)-10*INT(DEC2BIN([.L109])/10^4)" office:value-type="float" office:value="1" calcext:value-type="float">
            <text:p>1</text:p>
          </table:table-cell>
          <table:table-cell table:style-name="ce503" table:formula="of:=INT(DEC2BIN([.L109])/10^2)-10*INT(DEC2BIN([.L109])/10^3)" office:value-type="float" office:value="1" calcext:value-type="float">
            <text:p>1</text:p>
          </table:table-cell>
          <table:table-cell table:style-name="ce503" table:formula="of:=INT(DEC2BIN([.L109])/10^1)-10*INT(DEC2BIN([.L109])/10^2)" office:value-type="float" office:value="0" calcext:value-type="float">
            <text:p>0</text:p>
          </table:table-cell>
          <table:table-cell table:style-name="ce514" table:formula="of:=INT(DEC2BIN([.L109])/10^0)-10*INT(DEC2BIN([.L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109])/10^7)" office:value-type="float" office:value="1" calcext:value-type="float">
            <text:p>1</text:p>
          </table:table-cell>
          <table:table-cell table:style-name="ce503" table:formula="of:=INT(DEC2BIN([.U109])/10^6)-10*INT(DEC2BIN([.U109])/10^7)" office:value-type="float" office:value="1" calcext:value-type="float">
            <text:p>1</text:p>
          </table:table-cell>
          <table:table-cell table:style-name="ce503" table:formula="of:=INT(DEC2BIN([.U109])/10^5)-10*INT(DEC2BIN([.U109])/10^6)" office:value-type="float" office:value="0" calcext:value-type="float">
            <text:p>0</text:p>
          </table:table-cell>
          <table:table-cell table:style-name="ce503" table:formula="of:=INT(DEC2BIN([.U109])/10^4)-10*INT(DEC2BIN([.U109])/10^5)" office:value-type="float" office:value="0" calcext:value-type="float">
            <text:p>0</text:p>
          </table:table-cell>
          <table:table-cell table:style-name="ce503" table:formula="of:=INT(DEC2BIN([.U109])/10^3)-10*INT(DEC2BIN([.U109])/10^4)" office:value-type="float" office:value="1" calcext:value-type="float">
            <text:p>1</text:p>
          </table:table-cell>
          <table:table-cell table:style-name="ce503" table:formula="of:=INT(DEC2BIN([.U109])/10^2)-10*INT(DEC2BIN([.U109])/10^3)" office:value-type="float" office:value="0" calcext:value-type="float">
            <text:p>0</text:p>
          </table:table-cell>
          <table:table-cell table:style-name="ce503" table:formula="of:=INT(DEC2BIN([.U109])/10^1)-10*INT(DEC2BIN([.U109])/10^2)" office:value-type="float" office:value="0" calcext:value-type="float">
            <text:p>0</text:p>
          </table:table-cell>
          <table:table-cell table:style-name="ce514" table:formula="of:=INT(DEC2BIN([.U109])/10^0)-10*INT(DEC2BIN([.U109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109])/10^7)" office:value-type="float" office:value="0" calcext:value-type="float">
            <text:p>0</text:p>
          </table:table-cell>
          <table:table-cell table:style-name="ce503" table:formula="of:=INT(DEC2BIN([.AD109])/10^6)-10*INT(DEC2BIN([.AD109])/10^7)" office:value-type="float" office:value="0" calcext:value-type="float">
            <text:p>0</text:p>
          </table:table-cell>
          <table:table-cell table:style-name="ce503" table:formula="of:=INT(DEC2BIN([.AD109])/10^5)-10*INT(DEC2BIN([.AD109])/10^6)" office:value-type="float" office:value="1" calcext:value-type="float">
            <text:p>1</text:p>
          </table:table-cell>
          <table:table-cell table:style-name="ce503" table:formula="of:=INT(DEC2BIN([.AD109])/10^4)-10*INT(DEC2BIN([.AD109])/10^5)" office:value-type="float" office:value="1" calcext:value-type="float">
            <text:p>1</text:p>
          </table:table-cell>
          <table:table-cell table:style-name="ce503" table:formula="of:=INT(DEC2BIN([.AD109])/10^3)-10*INT(DEC2BIN([.AD109])/10^4)" office:value-type="float" office:value="0" calcext:value-type="float">
            <text:p>0</text:p>
          </table:table-cell>
          <table:table-cell table:style-name="ce503" table:formula="of:=INT(DEC2BIN([.AD109])/10^2)-10*INT(DEC2BIN([.AD109])/10^3)" office:value-type="float" office:value="0" calcext:value-type="float">
            <text:p>0</text:p>
          </table:table-cell>
          <table:table-cell table:style-name="ce503" table:formula="of:=INT(DEC2BIN([.AD109])/10^1)-10*INT(DEC2BIN([.AD109])/10^2)" office:value-type="float" office:value="0" calcext:value-type="float">
            <text:p>0</text:p>
          </table:table-cell>
          <table:table-cell table:style-name="ce514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2" office:value-type="string" calcext:value-type="string" table:number-columns-spanned="1" table:number-rows-spanned="2">
            <text:p>Masque de sous-réseau 2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30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1"/>
          <table:table-cell table:style-name="ce370"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binaire</text:p>
          </table:table-cell>
          <table:table-cell table:style-name="ce486" table:formula="of:=INT(DEC2BIN([.C111])/10^7)" office:value-type="float" office:value="1" calcext:value-type="float">
            <text:p>1</text:p>
          </table:table-cell>
          <table:table-cell table:style-name="ce504" table:formula="of:=INT(DEC2BIN([.C111])/10^6)-10*INT(DEC2BIN([.C111])/10^7)" office:value-type="float" office:value="1" calcext:value-type="float">
            <text:p>1</text:p>
          </table:table-cell>
          <table:table-cell table:style-name="ce504" table:formula="of:=INT(DEC2BIN([.C111])/10^5)-10*INT(DEC2BIN([.C111])/10^6)" office:value-type="float" office:value="1" calcext:value-type="float">
            <text:p>1</text:p>
          </table:table-cell>
          <table:table-cell table:style-name="ce504" table:formula="of:=INT(DEC2BIN([.C111])/10^4)-10*INT(DEC2BIN([.C111])/10^5)" office:value-type="float" office:value="1" calcext:value-type="float">
            <text:p>1</text:p>
          </table:table-cell>
          <table:table-cell table:style-name="ce504" table:formula="of:=INT(DEC2BIN([.C111])/10^3)-10*INT(DEC2BIN([.C111])/10^4)" office:value-type="float" office:value="1" calcext:value-type="float">
            <text:p>1</text:p>
          </table:table-cell>
          <table:table-cell table:style-name="ce504" table:formula="of:=INT(DEC2BIN([.C111])/10^2)-10*INT(DEC2BIN([.C111])/10^3)" office:value-type="float" office:value="1" calcext:value-type="float">
            <text:p>1</text:p>
          </table:table-cell>
          <table:table-cell table:style-name="ce504" table:formula="of:=INT(DEC2BIN([.C111])/10^1)-10*INT(DEC2BIN([.C111])/10^2)" office:value-type="float" office:value="1" calcext:value-type="float">
            <text:p>1</text:p>
          </table:table-cell>
          <table:table-cell table:style-name="ce515" table:formula="of:=INT(DEC2BIN([.C111])/10^0)-10*INT(DEC2BIN([.C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111])/10^7)" office:value-type="float" office:value="1" calcext:value-type="float">
            <text:p>1</text:p>
          </table:table-cell>
          <table:table-cell table:style-name="ce504" table:formula="of:=INT(DEC2BIN([.L111])/10^6)-10*INT(DEC2BIN([.L111])/10^7)" office:value-type="float" office:value="1" calcext:value-type="float">
            <text:p>1</text:p>
          </table:table-cell>
          <table:table-cell table:style-name="ce504" table:formula="of:=INT(DEC2BIN([.L111])/10^5)-10*INT(DEC2BIN([.L111])/10^6)" office:value-type="float" office:value="1" calcext:value-type="float">
            <text:p>1</text:p>
          </table:table-cell>
          <table:table-cell table:style-name="ce504" table:formula="of:=INT(DEC2BIN([.L111])/10^4)-10*INT(DEC2BIN([.L111])/10^5)" office:value-type="float" office:value="1" calcext:value-type="float">
            <text:p>1</text:p>
          </table:table-cell>
          <table:table-cell table:style-name="ce504" table:formula="of:=INT(DEC2BIN([.L111])/10^3)-10*INT(DEC2BIN([.L111])/10^4)" office:value-type="float" office:value="1" calcext:value-type="float">
            <text:p>1</text:p>
          </table:table-cell>
          <table:table-cell table:style-name="ce504" table:formula="of:=INT(DEC2BIN([.L111])/10^2)-10*INT(DEC2BIN([.L111])/10^3)" office:value-type="float" office:value="1" calcext:value-type="float">
            <text:p>1</text:p>
          </table:table-cell>
          <table:table-cell table:style-name="ce504" table:formula="of:=INT(DEC2BIN([.L111])/10^1)-10*INT(DEC2BIN([.L111])/10^2)" office:value-type="float" office:value="1" calcext:value-type="float">
            <text:p>1</text:p>
          </table:table-cell>
          <table:table-cell table:style-name="ce515" table:formula="of:=INT(DEC2BIN([.L111])/10^0)-10*INT(DEC2BIN([.L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111])/10^7)" office:value-type="float" office:value="1" calcext:value-type="float">
            <text:p>1</text:p>
          </table:table-cell>
          <table:table-cell table:style-name="ce504" table:formula="of:=INT(DEC2BIN([.U111])/10^6)-10*INT(DEC2BIN([.U111])/10^7)" office:value-type="float" office:value="1" calcext:value-type="float">
            <text:p>1</text:p>
          </table:table-cell>
          <table:table-cell table:style-name="ce504" table:formula="of:=INT(DEC2BIN([.U111])/10^5)-10*INT(DEC2BIN([.U111])/10^6)" office:value-type="float" office:value="1" calcext:value-type="float">
            <text:p>1</text:p>
          </table:table-cell>
          <table:table-cell table:style-name="ce504" table:formula="of:=INT(DEC2BIN([.U111])/10^4)-10*INT(DEC2BIN([.U111])/10^5)" office:value-type="float" office:value="1" calcext:value-type="float">
            <text:p>1</text:p>
          </table:table-cell>
          <table:table-cell table:style-name="ce504" table:formula="of:=INT(DEC2BIN([.U111])/10^3)-10*INT(DEC2BIN([.U111])/10^4)" office:value-type="float" office:value="1" calcext:value-type="float">
            <text:p>1</text:p>
          </table:table-cell>
          <table:table-cell table:style-name="ce504" table:formula="of:=INT(DEC2BIN([.U111])/10^2)-10*INT(DEC2BIN([.U111])/10^3)" office:value-type="float" office:value="1" calcext:value-type="float">
            <text:p>1</text:p>
          </table:table-cell>
          <table:table-cell table:style-name="ce504" table:formula="of:=INT(DEC2BIN([.U111])/10^1)-10*INT(DEC2BIN([.U111])/10^2)" office:value-type="float" office:value="1" calcext:value-type="float">
            <text:p>1</text:p>
          </table:table-cell>
          <table:table-cell table:style-name="ce515" table:formula="of:=INT(DEC2BIN([.U111])/10^0)-10*INT(DEC2BIN([.U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111])/10^7)" office:value-type="float" office:value="1" calcext:value-type="float">
            <text:p>1</text:p>
          </table:table-cell>
          <table:table-cell table:style-name="ce504" table:formula="of:=INT(DEC2BIN([.AD111])/10^6)-10*INT(DEC2BIN([.AD111])/10^7)" office:value-type="float" office:value="1" calcext:value-type="float">
            <text:p>1</text:p>
          </table:table-cell>
          <table:table-cell table:style-name="ce504" table:formula="of:=INT(DEC2BIN([.AD111])/10^5)-10*INT(DEC2BIN([.AD111])/10^6)" office:value-type="float" office:value="1" calcext:value-type="float">
            <text:p>1</text:p>
          </table:table-cell>
          <table:table-cell table:style-name="ce504" table:formula="of:=INT(DEC2BIN([.AD111])/10^4)-10*INT(DEC2BIN([.AD111])/10^5)" office:value-type="float" office:value="0" calcext:value-type="float">
            <text:p>0</text:p>
          </table:table-cell>
          <table:table-cell table:style-name="ce504" table:formula="of:=INT(DEC2BIN([.AD111])/10^3)-10*INT(DEC2BIN([.AD111])/10^4)" office:value-type="float" office:value="0" calcext:value-type="float">
            <text:p>0</text:p>
          </table:table-cell>
          <table:table-cell table:style-name="ce504" table:formula="of:=INT(DEC2BIN([.AD111])/10^2)-10*INT(DEC2BIN([.AD111])/10^3)" office:value-type="float" office:value="0" calcext:value-type="float">
            <text:p>0</text:p>
          </table:table-cell>
          <table:table-cell table:style-name="ce504" table:formula="of:=INT(DEC2BIN([.AD111])/10^1)-10*INT(DEC2BIN([.AD111])/10^2)" office:value-type="float" office:value="0" calcext:value-type="float">
            <text:p>0</text:p>
          </table:table-cell>
          <table:table-cell table:style-name="ce515" table:formula="of:=INT(DEC2BIN([.AD111])/10^0)-10*INT(DEC2BIN([.AD111])/10^1)" office:value-type="float" office:value="0" calcext:value-type="float">
            <text:p>0</text:p>
          </table:table-cell>
          <table:table-cell table:style-name="ce479" table:formula="of:=COUNTIF([.C112:.AK112];&quot;1&quot;)" office:value-type="float" office:value="27" calcext:value-type="float">
            <text:p>/27</text:p>
          </table:table-cell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2" office:value-type="string" calcext:value-type="string" table:number-columns-spanned="1" table:number-rows-spanned="2">
            <text:p><text:span text:style-name="T10">Adresse réseau 2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110]*[.C112]" office:value-type="float" office:value="1" calcext:value-type="float">
            <text:p>1</text:p>
          </table:table-cell>
          <table:table-cell table:style-name="ce505" table:formula="of:=[.D110]*[.D112]" office:value-type="float" office:value="1" calcext:value-type="float">
            <text:p>1</text:p>
          </table:table-cell>
          <table:table-cell table:style-name="ce505" table:formula="of:=[.E110]*[.E112]" office:value-type="float" office:value="0" calcext:value-type="float">
            <text:p>0</text:p>
          </table:table-cell>
          <table:table-cell table:style-name="ce505" table:formula="of:=[.F110]*[.F112]" office:value-type="float" office:value="1" calcext:value-type="float">
            <text:p>1</text:p>
          </table:table-cell>
          <table:table-cell table:style-name="ce505" table:formula="of:=[.G110]*[.G112]" office:value-type="float" office:value="0" calcext:value-type="float">
            <text:p>0</text:p>
          </table:table-cell>
          <table:table-cell table:style-name="ce505" table:formula="of:=[.H110]*[.H112]" office:value-type="float" office:value="1" calcext:value-type="float">
            <text:p>1</text:p>
          </table:table-cell>
          <table:table-cell table:style-name="ce505" table:formula="of:=[.I110]*[.I112]" office:value-type="float" office:value="0" calcext:value-type="float">
            <text:p>0</text:p>
          </table:table-cell>
          <table:table-cell table:style-name="ce516" table:formula="of:=[.J110]*[.J112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110]*[.L112]" office:value-type="float" office:value="1" calcext:value-type="float">
            <text:p>1</text:p>
          </table:table-cell>
          <table:table-cell table:style-name="ce505" table:formula="of:=[.M110]*[.M112]" office:value-type="float" office:value="0" calcext:value-type="float">
            <text:p>0</text:p>
          </table:table-cell>
          <table:table-cell table:style-name="ce505" table:formula="of:=[.N110]*[.N112]" office:value-type="float" office:value="1" calcext:value-type="float">
            <text:p>1</text:p>
          </table:table-cell>
          <table:table-cell table:style-name="ce505" table:formula="of:=[.O110]*[.O112]" office:value-type="float" office:value="0" calcext:value-type="float">
            <text:p>0</text:p>
          </table:table-cell>
          <table:table-cell table:style-name="ce505" table:formula="of:=[.P110]*[.P112]" office:value-type="float" office:value="1" calcext:value-type="float">
            <text:p>1</text:p>
          </table:table-cell>
          <table:table-cell table:style-name="ce505" table:formula="of:=[.Q110]*[.Q112]" office:value-type="float" office:value="1" calcext:value-type="float">
            <text:p>1</text:p>
          </table:table-cell>
          <table:table-cell table:style-name="ce505" table:formula="of:=[.R110]*[.R112]" office:value-type="float" office:value="0" calcext:value-type="float">
            <text:p>0</text:p>
          </table:table-cell>
          <table:table-cell table:style-name="ce516" table:formula="of:=[.S110]*[.S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110]*[.U112]" office:value-type="float" office:value="1" calcext:value-type="float">
            <text:p>1</text:p>
          </table:table-cell>
          <table:table-cell table:style-name="ce505" table:formula="of:=[.V110]*[.V112]" office:value-type="float" office:value="1" calcext:value-type="float">
            <text:p>1</text:p>
          </table:table-cell>
          <table:table-cell table:style-name="ce505" table:formula="of:=[.W110]*[.W112]" office:value-type="float" office:value="0" calcext:value-type="float">
            <text:p>0</text:p>
          </table:table-cell>
          <table:table-cell table:style-name="ce505" table:formula="of:=[.X110]*[.X112]" office:value-type="float" office:value="0" calcext:value-type="float">
            <text:p>0</text:p>
          </table:table-cell>
          <table:table-cell table:style-name="ce505" table:formula="of:=[.Y110]*[.Y112]" office:value-type="float" office:value="1" calcext:value-type="float">
            <text:p>1</text:p>
          </table:table-cell>
          <table:table-cell table:style-name="ce505" table:formula="of:=[.Z110]*[.Z112]" office:value-type="float" office:value="0" calcext:value-type="float">
            <text:p>0</text:p>
          </table:table-cell>
          <table:table-cell table:style-name="ce505" table:formula="of:=[.AA110]*[.AA112]" office:value-type="float" office:value="0" calcext:value-type="float">
            <text:p>0</text:p>
          </table:table-cell>
          <table:table-cell table:style-name="ce516" table:formula="of:=[.AB110]*[.AB112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110]*[.AD112]" office:value-type="float" office:value="0" calcext:value-type="float">
            <text:p>0</text:p>
          </table:table-cell>
          <table:table-cell table:style-name="ce546" table:formula="of:=[.AE110]*[.AE112]" office:value-type="float" office:value="0" calcext:value-type="float">
            <text:p>0</text:p>
          </table:table-cell>
          <table:table-cell table:style-name="ce546" table:formula="of:=[.AF110]*[.AF112]" office:value-type="float" office:value="1" calcext:value-type="float">
            <text:p>1</text:p>
          </table:table-cell>
          <table:table-cell table:style-name="ce546" table:formula="of:=[.AG110]*[.AG112]" office:value-type="float" office:value="0" calcext:value-type="float">
            <text:p>0</text:p>
          </table:table-cell>
          <table:table-cell table:style-name="ce546" table:formula="of:=[.AH110]*[.AH112]" office:value-type="float" office:value="0" calcext:value-type="float">
            <text:p>0</text:p>
          </table:table-cell>
          <table:table-cell table:style-name="ce546" table:formula="of:=[.AI110]*[.AI112]" office:value-type="float" office:value="0" calcext:value-type="float">
            <text:p>0</text:p>
          </table:table-cell>
          <table:table-cell table:style-name="ce546" table:formula="of:=[.AJ110]*[.AJ112]" office:value-type="float" office:value="0" calcext:value-type="float">
            <text:p>0</text:p>
          </table:table-cell>
          <table:table-cell table:style-name="ce552" table:formula="of:=[.AK110]*[.AK112]" office:value-type="float" office:value="0" calcext:value-type="float">
            <text:p>0</text:p>
          </table:table-cell>
          <table:table-cell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506"/>
          <table:table-cell table:style-name="ce370"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2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6])/10^7)" office:value-type="float" office:value="1" calcext:value-type="float">
            <text:p>1</text:p>
          </table:table-cell>
          <table:table-cell table:style-name="ce507" table:formula="of:=INT(DEC2BIN([.C116])/10^6)-10*INT(DEC2BIN([.C116])/10^7)" office:value-type="float" office:value="1" calcext:value-type="float">
            <text:p>1</text:p>
          </table:table-cell>
          <table:table-cell table:style-name="ce507" table:formula="of:=INT(DEC2BIN([.C116])/10^5)-10*INT(DEC2BIN([.C116])/10^6)" office:value-type="float" office:value="0" calcext:value-type="float">
            <text:p>0</text:p>
          </table:table-cell>
          <table:table-cell table:style-name="ce507" table:formula="of:=INT(DEC2BIN([.C116])/10^4)-10*INT(DEC2BIN([.C116])/10^5)" office:value-type="float" office:value="1" calcext:value-type="float">
            <text:p>1</text:p>
          </table:table-cell>
          <table:table-cell table:style-name="ce507" table:formula="of:=INT(DEC2BIN([.C116])/10^3)-10*INT(DEC2BIN([.C116])/10^4)" office:value-type="float" office:value="0" calcext:value-type="float">
            <text:p>0</text:p>
          </table:table-cell>
          <table:table-cell table:style-name="ce507" table:formula="of:=INT(DEC2BIN([.C116])/10^2)-10*INT(DEC2BIN([.C116])/10^3)" office:value-type="float" office:value="1" calcext:value-type="float">
            <text:p>1</text:p>
          </table:table-cell>
          <table:table-cell table:style-name="ce507" table:formula="of:=INT(DEC2BIN([.C116])/10^1)-10*INT(DEC2BIN([.C116])/10^2)" office:value-type="float" office:value="0" calcext:value-type="float">
            <text:p>0</text:p>
          </table:table-cell>
          <table:table-cell table:style-name="ce517" table:formula="of:=INT(DEC2BIN([.C116])/10^0)-10*INT(DEC2BIN([.C11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6])/10^7)" office:value-type="float" office:value="1" calcext:value-type="float">
            <text:p>1</text:p>
          </table:table-cell>
          <table:table-cell table:style-name="ce507" table:formula="of:=INT(DEC2BIN([.L116])/10^6)-10*INT(DEC2BIN([.L116])/10^7)" office:value-type="float" office:value="0" calcext:value-type="float">
            <text:p>0</text:p>
          </table:table-cell>
          <table:table-cell table:style-name="ce507" table:formula="of:=INT(DEC2BIN([.L116])/10^5)-10*INT(DEC2BIN([.L116])/10^6)" office:value-type="float" office:value="1" calcext:value-type="float">
            <text:p>1</text:p>
          </table:table-cell>
          <table:table-cell table:style-name="ce507" table:formula="of:=INT(DEC2BIN([.L116])/10^4)-10*INT(DEC2BIN([.L116])/10^5)" office:value-type="float" office:value="0" calcext:value-type="float">
            <text:p>0</text:p>
          </table:table-cell>
          <table:table-cell table:style-name="ce507" table:formula="of:=INT(DEC2BIN([.L116])/10^3)-10*INT(DEC2BIN([.L116])/10^4)" office:value-type="float" office:value="1" calcext:value-type="float">
            <text:p>1</text:p>
          </table:table-cell>
          <table:table-cell table:style-name="ce507" table:formula="of:=INT(DEC2BIN([.L116])/10^2)-10*INT(DEC2BIN([.L116])/10^3)" office:value-type="float" office:value="1" calcext:value-type="float">
            <text:p>1</text:p>
          </table:table-cell>
          <table:table-cell table:style-name="ce507" table:formula="of:=INT(DEC2BIN([.L116])/10^1)-10*INT(DEC2BIN([.L116])/10^2)" office:value-type="float" office:value="0" calcext:value-type="float">
            <text:p>0</text:p>
          </table:table-cell>
          <table:table-cell table:style-name="ce517" table:formula="of:=INT(DEC2BIN([.L116])/10^0)-10*INT(DEC2BIN([.L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6])/10^7)" office:value-type="float" office:value="1" calcext:value-type="float">
            <text:p>1</text:p>
          </table:table-cell>
          <table:table-cell table:style-name="ce507" table:formula="of:=INT(DEC2BIN([.U116])/10^6)-10*INT(DEC2BIN([.U116])/10^7)" office:value-type="float" office:value="1" calcext:value-type="float">
            <text:p>1</text:p>
          </table:table-cell>
          <table:table-cell table:style-name="ce507" table:formula="of:=INT(DEC2BIN([.U116])/10^5)-10*INT(DEC2BIN([.U116])/10^6)" office:value-type="float" office:value="0" calcext:value-type="float">
            <text:p>0</text:p>
          </table:table-cell>
          <table:table-cell table:style-name="ce507" table:formula="of:=INT(DEC2BIN([.U116])/10^4)-10*INT(DEC2BIN([.U116])/10^5)" office:value-type="float" office:value="0" calcext:value-type="float">
            <text:p>0</text:p>
          </table:table-cell>
          <table:table-cell table:style-name="ce507" table:formula="of:=INT(DEC2BIN([.U116])/10^3)-10*INT(DEC2BIN([.U116])/10^4)" office:value-type="float" office:value="1" calcext:value-type="float">
            <text:p>1</text:p>
          </table:table-cell>
          <table:table-cell table:style-name="ce507" table:formula="of:=INT(DEC2BIN([.U116])/10^2)-10*INT(DEC2BIN([.U116])/10^3)" office:value-type="float" office:value="0" calcext:value-type="float">
            <text:p>0</text:p>
          </table:table-cell>
          <table:table-cell table:style-name="ce507" table:formula="of:=INT(DEC2BIN([.U116])/10^1)-10*INT(DEC2BIN([.U116])/10^2)" office:value-type="float" office:value="0" calcext:value-type="float">
            <text:p>0</text:p>
          </table:table-cell>
          <table:table-cell table:style-name="ce517" table:formula="of:=INT(DEC2BIN([.U116])/10^0)-10*INT(DEC2BIN([.U11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6])/10^7)" office:value-type="float" office:value="0" calcext:value-type="float">
            <text:p>0</text:p>
          </table:table-cell>
          <table:table-cell table:style-name="ce547" table:formula="of:=INT(DEC2BIN([.AD116])/10^6)-10*INT(DEC2BIN([.AD116])/10^7)" office:value-type="float" office:value="0" calcext:value-type="float">
            <text:p>0</text:p>
          </table:table-cell>
          <table:table-cell table:style-name="ce547" table:formula="of:=INT(DEC2BIN([.AD116])/10^5)-10*INT(DEC2BIN([.AD116])/10^6)" office:value-type="float" office:value="1" calcext:value-type="float">
            <text:p>1</text:p>
          </table:table-cell>
          <table:table-cell table:style-name="ce547" table:formula="of:=INT(DEC2BIN([.AD116])/10^4)-10*INT(DEC2BIN([.AD116])/10^5)" office:value-type="float" office:value="0" calcext:value-type="float">
            <text:p>0</text:p>
          </table:table-cell>
          <table:table-cell table:style-name="ce547" table:formula="of:=INT(DEC2BIN([.AD116])/10^3)-10*INT(DEC2BIN([.AD116])/10^4)" office:value-type="float" office:value="0" calcext:value-type="float">
            <text:p>0</text:p>
          </table:table-cell>
          <table:table-cell table:style-name="ce547" table:formula="of:=INT(DEC2BIN([.AD116])/10^2)-10*INT(DEC2BIN([.AD116])/10^3)" office:value-type="float" office:value="0" calcext:value-type="float">
            <text:p>0</text:p>
          </table:table-cell>
          <table:table-cell table:style-name="ce547" table:formula="of:=INT(DEC2BIN([.AD116])/10^1)-10*INT(DEC2BIN([.AD116])/10^2)" office:value-type="float" office:value="0" calcext:value-type="float">
            <text:p>0</text:p>
          </table:table-cell>
          <table:table-cell table:style-name="ce553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[.C114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14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14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14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506"/>
          <table:table-cell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2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8])/10^7)" office:value-type="float" office:value="1" calcext:value-type="float">
            <text:p>1</text:p>
          </table:table-cell>
          <table:table-cell table:style-name="ce507" table:formula="of:=INT(DEC2BIN([.C118])/10^6)-10*INT(DEC2BIN([.C118])/10^7)" office:value-type="float" office:value="1" calcext:value-type="float">
            <text:p>1</text:p>
          </table:table-cell>
          <table:table-cell table:style-name="ce507" table:formula="of:=INT(DEC2BIN([.C118])/10^5)-10*INT(DEC2BIN([.C118])/10^6)" office:value-type="float" office:value="0" calcext:value-type="float">
            <text:p>0</text:p>
          </table:table-cell>
          <table:table-cell table:style-name="ce507" table:formula="of:=INT(DEC2BIN([.C118])/10^4)-10*INT(DEC2BIN([.C118])/10^5)" office:value-type="float" office:value="1" calcext:value-type="float">
            <text:p>1</text:p>
          </table:table-cell>
          <table:table-cell table:style-name="ce507" table:formula="of:=INT(DEC2BIN([.C118])/10^3)-10*INT(DEC2BIN([.C118])/10^4)" office:value-type="float" office:value="0" calcext:value-type="float">
            <text:p>0</text:p>
          </table:table-cell>
          <table:table-cell table:style-name="ce507" table:formula="of:=INT(DEC2BIN([.C118])/10^2)-10*INT(DEC2BIN([.C118])/10^3)" office:value-type="float" office:value="1" calcext:value-type="float">
            <text:p>1</text:p>
          </table:table-cell>
          <table:table-cell table:style-name="ce507" table:formula="of:=INT(DEC2BIN([.C118])/10^1)-10*INT(DEC2BIN([.C118])/10^2)" office:value-type="float" office:value="0" calcext:value-type="float">
            <text:p>0</text:p>
          </table:table-cell>
          <table:table-cell table:style-name="ce517" table:formula="of:=INT(DEC2BIN([.C118])/10^0)-10*INT(DEC2BIN([.C11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8])/10^7)" office:value-type="float" office:value="1" calcext:value-type="float">
            <text:p>1</text:p>
          </table:table-cell>
          <table:table-cell table:style-name="ce507" table:formula="of:=INT(DEC2BIN([.L118])/10^6)-10*INT(DEC2BIN([.L118])/10^7)" office:value-type="float" office:value="0" calcext:value-type="float">
            <text:p>0</text:p>
          </table:table-cell>
          <table:table-cell table:style-name="ce507" table:formula="of:=INT(DEC2BIN([.L118])/10^5)-10*INT(DEC2BIN([.L118])/10^6)" office:value-type="float" office:value="1" calcext:value-type="float">
            <text:p>1</text:p>
          </table:table-cell>
          <table:table-cell table:style-name="ce507" table:formula="of:=INT(DEC2BIN([.L118])/10^4)-10*INT(DEC2BIN([.L118])/10^5)" office:value-type="float" office:value="0" calcext:value-type="float">
            <text:p>0</text:p>
          </table:table-cell>
          <table:table-cell table:style-name="ce507" table:formula="of:=INT(DEC2BIN([.L118])/10^3)-10*INT(DEC2BIN([.L118])/10^4)" office:value-type="float" office:value="1" calcext:value-type="float">
            <text:p>1</text:p>
          </table:table-cell>
          <table:table-cell table:style-name="ce507" table:formula="of:=INT(DEC2BIN([.L118])/10^2)-10*INT(DEC2BIN([.L118])/10^3)" office:value-type="float" office:value="1" calcext:value-type="float">
            <text:p>1</text:p>
          </table:table-cell>
          <table:table-cell table:style-name="ce507" table:formula="of:=INT(DEC2BIN([.L118])/10^1)-10*INT(DEC2BIN([.L118])/10^2)" office:value-type="float" office:value="0" calcext:value-type="float">
            <text:p>0</text:p>
          </table:table-cell>
          <table:table-cell table:style-name="ce517" table:formula="of:=INT(DEC2BIN([.L118])/10^0)-10*INT(DEC2BIN([.L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8])/10^7)" office:value-type="float" office:value="1" calcext:value-type="float">
            <text:p>1</text:p>
          </table:table-cell>
          <table:table-cell table:style-name="ce507" table:formula="of:=INT(DEC2BIN([.U118])/10^6)-10*INT(DEC2BIN([.U118])/10^7)" office:value-type="float" office:value="1" calcext:value-type="float">
            <text:p>1</text:p>
          </table:table-cell>
          <table:table-cell table:style-name="ce507" table:formula="of:=INT(DEC2BIN([.U118])/10^5)-10*INT(DEC2BIN([.U118])/10^6)" office:value-type="float" office:value="0" calcext:value-type="float">
            <text:p>0</text:p>
          </table:table-cell>
          <table:table-cell table:style-name="ce507" table:formula="of:=INT(DEC2BIN([.U118])/10^4)-10*INT(DEC2BIN([.U118])/10^5)" office:value-type="float" office:value="0" calcext:value-type="float">
            <text:p>0</text:p>
          </table:table-cell>
          <table:table-cell table:style-name="ce507" table:formula="of:=INT(DEC2BIN([.U118])/10^3)-10*INT(DEC2BIN([.U118])/10^4)" office:value-type="float" office:value="1" calcext:value-type="float">
            <text:p>1</text:p>
          </table:table-cell>
          <table:table-cell table:style-name="ce507" table:formula="of:=INT(DEC2BIN([.U118])/10^2)-10*INT(DEC2BIN([.U118])/10^3)" office:value-type="float" office:value="0" calcext:value-type="float">
            <text:p>0</text:p>
          </table:table-cell>
          <table:table-cell table:style-name="ce507" table:formula="of:=INT(DEC2BIN([.U118])/10^1)-10*INT(DEC2BIN([.U118])/10^2)" office:value-type="float" office:value="0" calcext:value-type="float">
            <text:p>0</text:p>
          </table:table-cell>
          <table:table-cell table:style-name="ce517" table:formula="of:=INT(DEC2BIN([.U118])/10^0)-10*INT(DEC2BIN([.U11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18])/10^7)" office:value-type="float" office:value="0" calcext:value-type="float">
            <text:p>0</text:p>
          </table:table-cell>
          <table:table-cell table:style-name="ce548" table:formula="of:=INT(DEC2BIN([.AD118])/10^6)-10*INT(DEC2BIN([.AD118])/10^7)" office:value-type="float" office:value="0" calcext:value-type="float">
            <text:p>0</text:p>
          </table:table-cell>
          <table:table-cell table:style-name="ce548" table:formula="of:=INT(DEC2BIN([.AD118])/10^5)-10*INT(DEC2BIN([.AD118])/10^6)" office:value-type="float" office:value="1" calcext:value-type="float">
            <text:p>1</text:p>
          </table:table-cell>
          <table:table-cell table:style-name="ce548" table:formula="of:=INT(DEC2BIN([.AD118])/10^4)-10*INT(DEC2BIN([.AD118])/10^5)" office:value-type="float" office:value="1" calcext:value-type="float">
            <text:p>1</text:p>
          </table:table-cell>
          <table:table-cell table:style-name="ce548" table:formula="of:=INT(DEC2BIN([.AD118])/10^3)-10*INT(DEC2BIN([.AD118])/10^4)" office:value-type="float" office:value="1" calcext:value-type="float">
            <text:p>1</text:p>
          </table:table-cell>
          <table:table-cell table:style-name="ce548" table:formula="of:=INT(DEC2BIN([.AD118])/10^2)-10*INT(DEC2BIN([.AD118])/10^3)" office:value-type="float" office:value="1" calcext:value-type="float">
            <text:p>1</text:p>
          </table:table-cell>
          <table:table-cell table:style-name="ce548" table:formula="of:=INT(DEC2BIN([.AD118])/10^1)-10*INT(DEC2BIN([.AD118])/10^2)" office:value-type="float" office:value="1" calcext:value-type="float">
            <text:p>1</text:p>
          </table:table-cell>
          <table:table-cell table:style-name="ce554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[.C120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20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20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20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506"/>
          <table:table-cell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2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112]=1;[.C110];1)" office:value-type="float" office:value="1" calcext:value-type="float">
            <text:p>1</text:p>
          </table:table-cell>
          <table:table-cell table:style-name="ce503" table:formula="of:=IF([.D112]=1;[.D110];1)" office:value-type="float" office:value="1" calcext:value-type="float">
            <text:p>1</text:p>
          </table:table-cell>
          <table:table-cell table:style-name="ce503" table:formula="of:=IF([.E112]=1;[.E110];1)" office:value-type="float" office:value="0" calcext:value-type="float">
            <text:p>0</text:p>
          </table:table-cell>
          <table:table-cell table:style-name="ce503" table:formula="of:=IF([.F112]=1;[.F110];1)" office:value-type="float" office:value="1" calcext:value-type="float">
            <text:p>1</text:p>
          </table:table-cell>
          <table:table-cell table:style-name="ce503" table:formula="of:=IF([.G112]=1;[.G110];1)" office:value-type="float" office:value="0" calcext:value-type="float">
            <text:p>0</text:p>
          </table:table-cell>
          <table:table-cell table:style-name="ce503" table:formula="of:=IF([.H112]=1;[.H110];1)" office:value-type="float" office:value="1" calcext:value-type="float">
            <text:p>1</text:p>
          </table:table-cell>
          <table:table-cell table:style-name="ce503" table:formula="of:=IF([.I112]=1;[.I110];1)" office:value-type="float" office:value="0" calcext:value-type="float">
            <text:p>0</text:p>
          </table:table-cell>
          <table:table-cell table:style-name="ce514" table:formula="of:=IF([.J112]=1;[.J110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112]=1;[.L110];1)" office:value-type="float" office:value="1" calcext:value-type="float">
            <text:p>1</text:p>
          </table:table-cell>
          <table:table-cell table:style-name="ce503" table:formula="of:=IF([.M112]=1;[.M110];1)" office:value-type="float" office:value="0" calcext:value-type="float">
            <text:p>0</text:p>
          </table:table-cell>
          <table:table-cell table:style-name="ce503" table:formula="of:=IF([.N112]=1;[.N110];1)" office:value-type="float" office:value="1" calcext:value-type="float">
            <text:p>1</text:p>
          </table:table-cell>
          <table:table-cell table:style-name="ce503" table:formula="of:=IF([.O112]=1;[.O110];1)" office:value-type="float" office:value="0" calcext:value-type="float">
            <text:p>0</text:p>
          </table:table-cell>
          <table:table-cell table:style-name="ce503" table:formula="of:=IF([.P112]=1;[.P110];1)" office:value-type="float" office:value="1" calcext:value-type="float">
            <text:p>1</text:p>
          </table:table-cell>
          <table:table-cell table:style-name="ce503" table:formula="of:=IF([.Q112]=1;[.Q110];1)" office:value-type="float" office:value="1" calcext:value-type="float">
            <text:p>1</text:p>
          </table:table-cell>
          <table:table-cell table:style-name="ce503" table:formula="of:=IF([.R112]=1;[.R110];1)" office:value-type="float" office:value="0" calcext:value-type="float">
            <text:p>0</text:p>
          </table:table-cell>
          <table:table-cell table:style-name="ce514" table:formula="of:=IF([.S112]=1;[.S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112]=1;[.U110];1)" office:value-type="float" office:value="1" calcext:value-type="float">
            <text:p>1</text:p>
          </table:table-cell>
          <table:table-cell table:style-name="ce503" table:formula="of:=IF([.V112]=1;[.V110];1)" office:value-type="float" office:value="1" calcext:value-type="float">
            <text:p>1</text:p>
          </table:table-cell>
          <table:table-cell table:style-name="ce503" table:formula="of:=IF([.W112]=1;[.W110];1)" office:value-type="float" office:value="0" calcext:value-type="float">
            <text:p>0</text:p>
          </table:table-cell>
          <table:table-cell table:style-name="ce503" table:formula="of:=IF([.X112]=1;[.X110];1)" office:value-type="float" office:value="0" calcext:value-type="float">
            <text:p>0</text:p>
          </table:table-cell>
          <table:table-cell table:style-name="ce503" table:formula="of:=IF([.Y112]=1;[.Y110];1)" office:value-type="float" office:value="1" calcext:value-type="float">
            <text:p>1</text:p>
          </table:table-cell>
          <table:table-cell table:style-name="ce503" table:formula="of:=IF([.Z112]=1;[.Z110];1)" office:value-type="float" office:value="0" calcext:value-type="float">
            <text:p>0</text:p>
          </table:table-cell>
          <table:table-cell table:style-name="ce503" table:formula="of:=IF([.AA112]=1;[.AA110];1)" office:value-type="float" office:value="0" calcext:value-type="float">
            <text:p>0</text:p>
          </table:table-cell>
          <table:table-cell table:style-name="ce514" table:formula="of:=IF([.AB112]=1;[.AB110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112]=1;[.AD110];1)" office:value-type="float" office:value="0" calcext:value-type="float">
            <text:p>0</text:p>
          </table:table-cell>
          <table:table-cell table:style-name="ce551" table:formula="of:=IF([.AE112]=1;[.AE110];1)" office:value-type="float" office:value="0" calcext:value-type="float">
            <text:p>0</text:p>
          </table:table-cell>
          <table:table-cell table:style-name="ce551" table:formula="of:=IF([.AF112]=1;[.AF110];1)" office:value-type="float" office:value="1" calcext:value-type="float">
            <text:p>1</text:p>
          </table:table-cell>
          <table:table-cell table:style-name="ce551" table:formula="of:=IF([.AG112]=1;[.AG110];1)" office:value-type="float" office:value="1" calcext:value-type="float">
            <text:p>1</text:p>
          </table:table-cell>
          <table:table-cell table:style-name="ce551" table:formula="of:=IF([.AH112]=1;[.AH110];1)" office:value-type="float" office:value="1" calcext:value-type="float">
            <text:p>1</text:p>
          </table:table-cell>
          <table:table-cell table:style-name="ce551" table:formula="of:=IF([.AI112]=1;[.AI110];1)" office:value-type="float" office:value="1" calcext:value-type="float">
            <text:p>1</text:p>
          </table:table-cell>
          <table:table-cell table:style-name="ce551" table:formula="of:=IF([.AJ112]=1;[.AJ110];1)" office:value-type="float" office:value="1" calcext:value-type="float">
            <text:p>1</text:p>
          </table:table-cell>
          <table:table-cell table:style-name="ce555" table:formula="of:=IF([.AK112]=1;[.AK110];1)" office:value-type="float" office:value="1" calcext:value-type="float">
            <text:p>1</text:p>
          </table:table-cell>
          <table:table-cell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2"/>
          <table:table-cell table:style-name="ce467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506"/>
          <table:table-cell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2" office:value-type="string" calcext:value-type="string" table:number-columns-spanned="2" table:number-rows-spanned="1">
            <text:p>Nombre d’hôtes 2 <text:span text:style-name="T14">(Available host)</text:span></text:p>
          </table:table-cell>
          <table:covered-table-cell/>
          <table:table-cell table:style-name="ce490" table:formula="of:=2^COUNTIF([.C112:.AK112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9" office:value-type="string" calcext:value-type="string">
            <text:p>IP2</text:p>
          </table:table-cell>
          <table:table-cell table:style-name="ce477"/>
          <table:table-cell table:style-name="ce490" table:formula="of:=COM.MICROSOFT.CONCAT([.C109:.AD109];&quot; /&quot;;[.AL112])" office:value-type="string" office:string-value="213.172.201.49 /27" calcext:value-type="string" table:number-columns-spanned="8" table:number-rows-spanned="1">
            <text:p>213.172.201.49 /27</text:p>
          </table:table-cell>
          <table:covered-table-cell table:number-columns-repeated="7" table:style-name="ce477"/>
          <table:table-cell table:style-name="ce401"/>
          <table:table-cell table:style-name="ce399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401"/>
          <table:table-cell table:style-name="ce405" table:formula="of:=COM.MICROSOFT.CONCAT([.C114:.AD114])" office:value-type="string" office:string-value="213.172.201.32" calcext:value-type="string" table:number-columns-spanned="8" table:number-rows-spanned="1">
            <text:p>213.172.201.32</text:p>
          </table:table-cell>
          <table:covered-table-cell table:number-columns-repeated="7" table:style-name="ce401"/>
          <table:table-cell table:style-name="ce401" table:number-columns-repeated="1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9" office:value-type="string" calcext:value-type="string">
            <text:p>Gateway 2</text:p>
          </table:table-cell>
          <table:table-cell table:style-name="ce405"/>
          <table:table-cell table:style-name="ce490" table:formula="of:=COM.MICROSOFT.CONCAT([.C116:.AD116])" office:value-type="string" office:string-value="213.172.201.33" calcext:value-type="string" table:number-columns-spanned="8" table:number-rows-spanned="1">
            <text:p>213.172.201.33</text:p>
          </table:table-cell>
          <table:covered-table-cell table:number-columns-repeated="7" table:style-name="ce405"/>
          <table:table-cell table:style-name="ce401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9" office:value-type="string" calcext:value-type="string">
            <text:p>Subnet mask</text:p>
          </table:table-cell>
          <table:table-cell table:style-name="ce405"/>
          <table:table-cell table:style-name="ce490" table:formula="of:=COM.MICROSOFT.CONCAT([.C111:.AD111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05"/>
          <table:table-cell table:style-name="ce401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5"/>
          <table:table-cell table:style-name="ce401"/>
          <table:table-cell table:style-name="ce491"/>
          <table:table-cell table:style-name="ce401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184009535123801" calcext:value-type="float">
            <text:p>0,184009535123801</text:p>
          </table:table-cell>
          <table:table-cell table:style-name="ce467" table:formula="of:=RANK([.A127];[.$A$127:.$A$133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7])/10^7)" office:value-type="float" office:value="1" calcext:value-type="float">
            <text:p>1</text:p>
          </table:table-cell>
          <table:table-cell table:style-name="ce560" table:formula="of:=INT(DEC2BIN([.C127])/10^6)-10*INT(DEC2BIN([.C127])/10^7)" office:value-type="float" office:value="1" calcext:value-type="float">
            <text:p>1</text:p>
          </table:table-cell>
          <table:table-cell table:style-name="ce560" table:formula="of:=INT(DEC2BIN([.C127])/10^5)-10*INT(DEC2BIN([.C127])/10^6)" office:value-type="float" office:value="1" calcext:value-type="float">
            <text:p>1</text:p>
          </table:table-cell>
          <table:table-cell table:style-name="ce560" table:formula="of:=INT(DEC2BIN([.C127])/10^4)-10*INT(DEC2BIN([.C127])/10^5)" office:value-type="float" office:value="1" calcext:value-type="float">
            <text:p>1</text:p>
          </table:table-cell>
          <table:table-cell table:style-name="ce560" table:formula="of:=INT(DEC2BIN([.C127])/10^3)-10*INT(DEC2BIN([.C127])/10^4)" office:value-type="float" office:value="1" calcext:value-type="float">
            <text:p>1</text:p>
          </table:table-cell>
          <table:table-cell table:style-name="ce560" table:formula="of:=INT(DEC2BIN([.C127])/10^2)-10*INT(DEC2BIN([.C127])/10^3)" office:value-type="float" office:value="1" calcext:value-type="float">
            <text:p>1</text:p>
          </table:table-cell>
          <table:table-cell table:style-name="ce560" table:formula="of:=INT(DEC2BIN([.C127])/10^1)-10*INT(DEC2BIN([.C127])/10^2)" office:value-type="float" office:value="1" calcext:value-type="float">
            <text:p>1</text:p>
          </table:table-cell>
          <table:table-cell table:style-name="ce560" table:formula="of:=INT(DEC2BIN([.C127])/10^0)-10*INT(DEC2BIN([.C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7])/10^7)" office:value-type="float" office:value="1" calcext:value-type="float">
            <text:p>1</text:p>
          </table:table-cell>
          <table:table-cell table:style-name="ce560" table:formula="of:=INT(DEC2BIN([.L127])/10^6)-10*INT(DEC2BIN([.L127])/10^7)" office:value-type="float" office:value="1" calcext:value-type="float">
            <text:p>1</text:p>
          </table:table-cell>
          <table:table-cell table:style-name="ce560" table:formula="of:=INT(DEC2BIN([.L127])/10^5)-10*INT(DEC2BIN([.L127])/10^6)" office:value-type="float" office:value="1" calcext:value-type="float">
            <text:p>1</text:p>
          </table:table-cell>
          <table:table-cell table:style-name="ce560" table:formula="of:=INT(DEC2BIN([.L127])/10^4)-10*INT(DEC2BIN([.L127])/10^5)" office:value-type="float" office:value="1" calcext:value-type="float">
            <text:p>1</text:p>
          </table:table-cell>
          <table:table-cell table:style-name="ce560" table:formula="of:=INT(DEC2BIN([.L127])/10^3)-10*INT(DEC2BIN([.L127])/10^4)" office:value-type="float" office:value="1" calcext:value-type="float">
            <text:p>1</text:p>
          </table:table-cell>
          <table:table-cell table:style-name="ce560" table:formula="of:=INT(DEC2BIN([.L127])/10^2)-10*INT(DEC2BIN([.L127])/10^3)" office:value-type="float" office:value="1" calcext:value-type="float">
            <text:p>1</text:p>
          </table:table-cell>
          <table:table-cell table:style-name="ce560" table:formula="of:=INT(DEC2BIN([.L127])/10^1)-10*INT(DEC2BIN([.L127])/10^2)" office:value-type="float" office:value="1" calcext:value-type="float">
            <text:p>1</text:p>
          </table:table-cell>
          <table:table-cell table:style-name="ce560" table:formula="of:=INT(DEC2BIN([.L127])/10^0)-10*INT(DEC2BIN([.L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7])/10^7)" office:value-type="float" office:value="1" calcext:value-type="float">
            <text:p>1</text:p>
          </table:table-cell>
          <table:table-cell table:style-name="ce560" table:formula="of:=INT(DEC2BIN([.U127])/10^6)-10*INT(DEC2BIN([.U127])/10^7)" office:value-type="float" office:value="1" calcext:value-type="float">
            <text:p>1</text:p>
          </table:table-cell>
          <table:table-cell table:style-name="ce560" table:formula="of:=INT(DEC2BIN([.U127])/10^5)-10*INT(DEC2BIN([.U127])/10^6)" office:value-type="float" office:value="1" calcext:value-type="float">
            <text:p>1</text:p>
          </table:table-cell>
          <table:table-cell table:style-name="ce560" table:formula="of:=INT(DEC2BIN([.U127])/10^4)-10*INT(DEC2BIN([.U127])/10^5)" office:value-type="float" office:value="1" calcext:value-type="float">
            <text:p>1</text:p>
          </table:table-cell>
          <table:table-cell table:style-name="ce560" table:formula="of:=INT(DEC2BIN([.U127])/10^3)-10*INT(DEC2BIN([.U127])/10^4)" office:value-type="float" office:value="1" calcext:value-type="float">
            <text:p>1</text:p>
          </table:table-cell>
          <table:table-cell table:style-name="ce560" table:formula="of:=INT(DEC2BIN([.U127])/10^2)-10*INT(DEC2BIN([.U127])/10^3)" office:value-type="float" office:value="1" calcext:value-type="float">
            <text:p>1</text:p>
          </table:table-cell>
          <table:table-cell table:style-name="ce560" table:formula="of:=INT(DEC2BIN([.U127])/10^1)-10*INT(DEC2BIN([.U127])/10^2)" office:value-type="float" office:value="1" calcext:value-type="float">
            <text:p>1</text:p>
          </table:table-cell>
          <table:table-cell table:style-name="ce560" table:formula="of:=INT(DEC2BIN([.U127])/10^0)-10*INT(DEC2BIN([.U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7])/10^7)" office:value-type="float" office:value="0" calcext:value-type="float">
            <text:p>0</text:p>
          </table:table-cell>
          <table:table-cell table:style-name="ce560" table:formula="of:=INT(DEC2BIN([.AD127])/10^6)-10*INT(DEC2BIN([.AD127])/10^7)" office:value-type="float" office:value="0" calcext:value-type="float">
            <text:p>0</text:p>
          </table:table-cell>
          <table:table-cell table:style-name="ce560" table:formula="of:=INT(DEC2BIN([.AD127])/10^5)-10*INT(DEC2BIN([.AD127])/10^6)" office:value-type="float" office:value="0" calcext:value-type="float">
            <text:p>0</text:p>
          </table:table-cell>
          <table:table-cell table:style-name="ce560" table:formula="of:=INT(DEC2BIN([.AD127])/10^4)-10*INT(DEC2BIN([.AD127])/10^5)" office:value-type="float" office:value="0" calcext:value-type="float">
            <text:p>0</text:p>
          </table:table-cell>
          <table:table-cell table:style-name="ce560" table:formula="of:=INT(DEC2BIN([.AD127])/10^3)-10*INT(DEC2BIN([.AD127])/10^4)" office:value-type="float" office:value="0" calcext:value-type="float">
            <text:p>0</text:p>
          </table:table-cell>
          <table:table-cell table:style-name="ce560" table:formula="of:=INT(DEC2BIN([.AD127])/10^2)-10*INT(DEC2BIN([.AD127])/10^3)" office:value-type="float" office:value="0" calcext:value-type="float">
            <text:p>0</text:p>
          </table:table-cell>
          <table:table-cell table:style-name="ce560" table:formula="of:=INT(DEC2BIN([.AD127])/10^1)-10*INT(DEC2BIN([.AD127])/10^2)" office:value-type="float" office:value="0" calcext:value-type="float">
            <text:p>0</text:p>
          </table:table-cell>
          <table:table-cell table:style-name="ce571" table:formula="of:=INT(DEC2BIN([.AD127])/10^0)-10*INT(DEC2BIN([.AD127])/10^1)" office:value-type="float" office:value="0" calcext:value-type="float">
            <text:p>0</text:p>
          </table:table-cell>
          <table:table-cell table:style-name="ce479" table:formula="of:=COUNTIF([.AN127:.BV12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23093610024027" calcext:value-type="float">
            <text:p>0,623093610024027</text:p>
          </table:table-cell>
          <table:table-cell table:style-name="ce467" table:formula="of:=RANK([.A128];[.$A$127:.$A$133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8])/10^7)" office:value-type="float" office:value="1" calcext:value-type="float">
            <text:p>1</text:p>
          </table:table-cell>
          <table:table-cell table:style-name="ce560" table:formula="of:=INT(DEC2BIN([.C128])/10^6)-10*INT(DEC2BIN([.C128])/10^7)" office:value-type="float" office:value="1" calcext:value-type="float">
            <text:p>1</text:p>
          </table:table-cell>
          <table:table-cell table:style-name="ce560" table:formula="of:=INT(DEC2BIN([.C128])/10^5)-10*INT(DEC2BIN([.C128])/10^6)" office:value-type="float" office:value="1" calcext:value-type="float">
            <text:p>1</text:p>
          </table:table-cell>
          <table:table-cell table:style-name="ce560" table:formula="of:=INT(DEC2BIN([.C128])/10^4)-10*INT(DEC2BIN([.C128])/10^5)" office:value-type="float" office:value="1" calcext:value-type="float">
            <text:p>1</text:p>
          </table:table-cell>
          <table:table-cell table:style-name="ce560" table:formula="of:=INT(DEC2BIN([.C128])/10^3)-10*INT(DEC2BIN([.C128])/10^4)" office:value-type="float" office:value="1" calcext:value-type="float">
            <text:p>1</text:p>
          </table:table-cell>
          <table:table-cell table:style-name="ce560" table:formula="of:=INT(DEC2BIN([.C128])/10^2)-10*INT(DEC2BIN([.C128])/10^3)" office:value-type="float" office:value="1" calcext:value-type="float">
            <text:p>1</text:p>
          </table:table-cell>
          <table:table-cell table:style-name="ce560" table:formula="of:=INT(DEC2BIN([.C128])/10^1)-10*INT(DEC2BIN([.C128])/10^2)" office:value-type="float" office:value="1" calcext:value-type="float">
            <text:p>1</text:p>
          </table:table-cell>
          <table:table-cell table:style-name="ce560" table:formula="of:=INT(DEC2BIN([.C128])/10^0)-10*INT(DEC2BIN([.C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8])/10^7)" office:value-type="float" office:value="1" calcext:value-type="float">
            <text:p>1</text:p>
          </table:table-cell>
          <table:table-cell table:style-name="ce560" table:formula="of:=INT(DEC2BIN([.L128])/10^6)-10*INT(DEC2BIN([.L128])/10^7)" office:value-type="float" office:value="1" calcext:value-type="float">
            <text:p>1</text:p>
          </table:table-cell>
          <table:table-cell table:style-name="ce560" table:formula="of:=INT(DEC2BIN([.L128])/10^5)-10*INT(DEC2BIN([.L128])/10^6)" office:value-type="float" office:value="1" calcext:value-type="float">
            <text:p>1</text:p>
          </table:table-cell>
          <table:table-cell table:style-name="ce560" table:formula="of:=INT(DEC2BIN([.L128])/10^4)-10*INT(DEC2BIN([.L128])/10^5)" office:value-type="float" office:value="1" calcext:value-type="float">
            <text:p>1</text:p>
          </table:table-cell>
          <table:table-cell table:style-name="ce560" table:formula="of:=INT(DEC2BIN([.L128])/10^3)-10*INT(DEC2BIN([.L128])/10^4)" office:value-type="float" office:value="1" calcext:value-type="float">
            <text:p>1</text:p>
          </table:table-cell>
          <table:table-cell table:style-name="ce560" table:formula="of:=INT(DEC2BIN([.L128])/10^2)-10*INT(DEC2BIN([.L128])/10^3)" office:value-type="float" office:value="1" calcext:value-type="float">
            <text:p>1</text:p>
          </table:table-cell>
          <table:table-cell table:style-name="ce560" table:formula="of:=INT(DEC2BIN([.L128])/10^1)-10*INT(DEC2BIN([.L128])/10^2)" office:value-type="float" office:value="1" calcext:value-type="float">
            <text:p>1</text:p>
          </table:table-cell>
          <table:table-cell table:style-name="ce560" table:formula="of:=INT(DEC2BIN([.L128])/10^0)-10*INT(DEC2BIN([.L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8])/10^7)" office:value-type="float" office:value="1" calcext:value-type="float">
            <text:p>1</text:p>
          </table:table-cell>
          <table:table-cell table:style-name="ce560" table:formula="of:=INT(DEC2BIN([.U128])/10^6)-10*INT(DEC2BIN([.U128])/10^7)" office:value-type="float" office:value="1" calcext:value-type="float">
            <text:p>1</text:p>
          </table:table-cell>
          <table:table-cell table:style-name="ce560" table:formula="of:=INT(DEC2BIN([.U128])/10^5)-10*INT(DEC2BIN([.U128])/10^6)" office:value-type="float" office:value="1" calcext:value-type="float">
            <text:p>1</text:p>
          </table:table-cell>
          <table:table-cell table:style-name="ce560" table:formula="of:=INT(DEC2BIN([.U128])/10^4)-10*INT(DEC2BIN([.U128])/10^5)" office:value-type="float" office:value="1" calcext:value-type="float">
            <text:p>1</text:p>
          </table:table-cell>
          <table:table-cell table:style-name="ce560" table:formula="of:=INT(DEC2BIN([.U128])/10^3)-10*INT(DEC2BIN([.U128])/10^4)" office:value-type="float" office:value="1" calcext:value-type="float">
            <text:p>1</text:p>
          </table:table-cell>
          <table:table-cell table:style-name="ce560" table:formula="of:=INT(DEC2BIN([.U128])/10^2)-10*INT(DEC2BIN([.U128])/10^3)" office:value-type="float" office:value="1" calcext:value-type="float">
            <text:p>1</text:p>
          </table:table-cell>
          <table:table-cell table:style-name="ce560" table:formula="of:=INT(DEC2BIN([.U128])/10^1)-10*INT(DEC2BIN([.U128])/10^2)" office:value-type="float" office:value="1" calcext:value-type="float">
            <text:p>1</text:p>
          </table:table-cell>
          <table:table-cell table:style-name="ce560" table:formula="of:=INT(DEC2BIN([.U128])/10^0)-10*INT(DEC2BIN([.U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8])/10^7)" office:value-type="float" office:value="1" calcext:value-type="float">
            <text:p>1</text:p>
          </table:table-cell>
          <table:table-cell table:style-name="ce560" table:formula="of:=INT(DEC2BIN([.AD128])/10^6)-10*INT(DEC2BIN([.AD128])/10^7)" office:value-type="float" office:value="0" calcext:value-type="float">
            <text:p>0</text:p>
          </table:table-cell>
          <table:table-cell table:style-name="ce560" table:formula="of:=INT(DEC2BIN([.AD128])/10^5)-10*INT(DEC2BIN([.AD128])/10^6)" office:value-type="float" office:value="0" calcext:value-type="float">
            <text:p>0</text:p>
          </table:table-cell>
          <table:table-cell table:style-name="ce560" table:formula="of:=INT(DEC2BIN([.AD128])/10^4)-10*INT(DEC2BIN([.AD128])/10^5)" office:value-type="float" office:value="0" calcext:value-type="float">
            <text:p>0</text:p>
          </table:table-cell>
          <table:table-cell table:style-name="ce560" table:formula="of:=INT(DEC2BIN([.AD128])/10^3)-10*INT(DEC2BIN([.AD128])/10^4)" office:value-type="float" office:value="0" calcext:value-type="float">
            <text:p>0</text:p>
          </table:table-cell>
          <table:table-cell table:style-name="ce560" table:formula="of:=INT(DEC2BIN([.AD128])/10^2)-10*INT(DEC2BIN([.AD128])/10^3)" office:value-type="float" office:value="0" calcext:value-type="float">
            <text:p>0</text:p>
          </table:table-cell>
          <table:table-cell table:style-name="ce560" table:formula="of:=INT(DEC2BIN([.AD128])/10^1)-10*INT(DEC2BIN([.AD128])/10^2)" office:value-type="float" office:value="0" calcext:value-type="float">
            <text:p>0</text:p>
          </table:table-cell>
          <table:table-cell table:style-name="ce571" table:formula="of:=INT(DEC2BIN([.AD128])/10^0)-10*INT(DEC2BIN([.AD128])/10^1)" office:value-type="float" office:value="0" calcext:value-type="float">
            <text:p>0</text:p>
          </table:table-cell>
          <table:table-cell table:style-name="ce479" table:formula="of:=COUNTIF([.AN128:.BV128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620469017730019" calcext:value-type="float">
            <text:p>0,620469017730019</text:p>
          </table:table-cell>
          <table:table-cell table:style-name="ce467" table:formula="of:=RANK([.A129];[.$A$127:.$A$133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9])/10^7)" office:value-type="float" office:value="1" calcext:value-type="float">
            <text:p>1</text:p>
          </table:table-cell>
          <table:table-cell table:style-name="ce560" table:formula="of:=INT(DEC2BIN([.C129])/10^6)-10*INT(DEC2BIN([.C129])/10^7)" office:value-type="float" office:value="1" calcext:value-type="float">
            <text:p>1</text:p>
          </table:table-cell>
          <table:table-cell table:style-name="ce560" table:formula="of:=INT(DEC2BIN([.C129])/10^5)-10*INT(DEC2BIN([.C129])/10^6)" office:value-type="float" office:value="1" calcext:value-type="float">
            <text:p>1</text:p>
          </table:table-cell>
          <table:table-cell table:style-name="ce560" table:formula="of:=INT(DEC2BIN([.C129])/10^4)-10*INT(DEC2BIN([.C129])/10^5)" office:value-type="float" office:value="1" calcext:value-type="float">
            <text:p>1</text:p>
          </table:table-cell>
          <table:table-cell table:style-name="ce560" table:formula="of:=INT(DEC2BIN([.C129])/10^3)-10*INT(DEC2BIN([.C129])/10^4)" office:value-type="float" office:value="1" calcext:value-type="float">
            <text:p>1</text:p>
          </table:table-cell>
          <table:table-cell table:style-name="ce560" table:formula="of:=INT(DEC2BIN([.C129])/10^2)-10*INT(DEC2BIN([.C129])/10^3)" office:value-type="float" office:value="1" calcext:value-type="float">
            <text:p>1</text:p>
          </table:table-cell>
          <table:table-cell table:style-name="ce560" table:formula="of:=INT(DEC2BIN([.C129])/10^1)-10*INT(DEC2BIN([.C129])/10^2)" office:value-type="float" office:value="1" calcext:value-type="float">
            <text:p>1</text:p>
          </table:table-cell>
          <table:table-cell table:style-name="ce560" table:formula="of:=INT(DEC2BIN([.C129])/10^0)-10*INT(DEC2BIN([.C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9])/10^7)" office:value-type="float" office:value="1" calcext:value-type="float">
            <text:p>1</text:p>
          </table:table-cell>
          <table:table-cell table:style-name="ce560" table:formula="of:=INT(DEC2BIN([.L129])/10^6)-10*INT(DEC2BIN([.L129])/10^7)" office:value-type="float" office:value="1" calcext:value-type="float">
            <text:p>1</text:p>
          </table:table-cell>
          <table:table-cell table:style-name="ce560" table:formula="of:=INT(DEC2BIN([.L129])/10^5)-10*INT(DEC2BIN([.L129])/10^6)" office:value-type="float" office:value="1" calcext:value-type="float">
            <text:p>1</text:p>
          </table:table-cell>
          <table:table-cell table:style-name="ce560" table:formula="of:=INT(DEC2BIN([.L129])/10^4)-10*INT(DEC2BIN([.L129])/10^5)" office:value-type="float" office:value="1" calcext:value-type="float">
            <text:p>1</text:p>
          </table:table-cell>
          <table:table-cell table:style-name="ce560" table:formula="of:=INT(DEC2BIN([.L129])/10^3)-10*INT(DEC2BIN([.L129])/10^4)" office:value-type="float" office:value="1" calcext:value-type="float">
            <text:p>1</text:p>
          </table:table-cell>
          <table:table-cell table:style-name="ce560" table:formula="of:=INT(DEC2BIN([.L129])/10^2)-10*INT(DEC2BIN([.L129])/10^3)" office:value-type="float" office:value="1" calcext:value-type="float">
            <text:p>1</text:p>
          </table:table-cell>
          <table:table-cell table:style-name="ce560" table:formula="of:=INT(DEC2BIN([.L129])/10^1)-10*INT(DEC2BIN([.L129])/10^2)" office:value-type="float" office:value="1" calcext:value-type="float">
            <text:p>1</text:p>
          </table:table-cell>
          <table:table-cell table:style-name="ce560" table:formula="of:=INT(DEC2BIN([.L129])/10^0)-10*INT(DEC2BIN([.L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9])/10^7)" office:value-type="float" office:value="1" calcext:value-type="float">
            <text:p>1</text:p>
          </table:table-cell>
          <table:table-cell table:style-name="ce560" table:formula="of:=INT(DEC2BIN([.U129])/10^6)-10*INT(DEC2BIN([.U129])/10^7)" office:value-type="float" office:value="1" calcext:value-type="float">
            <text:p>1</text:p>
          </table:table-cell>
          <table:table-cell table:style-name="ce560" table:formula="of:=INT(DEC2BIN([.U129])/10^5)-10*INT(DEC2BIN([.U129])/10^6)" office:value-type="float" office:value="1" calcext:value-type="float">
            <text:p>1</text:p>
          </table:table-cell>
          <table:table-cell table:style-name="ce560" table:formula="of:=INT(DEC2BIN([.U129])/10^4)-10*INT(DEC2BIN([.U129])/10^5)" office:value-type="float" office:value="1" calcext:value-type="float">
            <text:p>1</text:p>
          </table:table-cell>
          <table:table-cell table:style-name="ce560" table:formula="of:=INT(DEC2BIN([.U129])/10^3)-10*INT(DEC2BIN([.U129])/10^4)" office:value-type="float" office:value="1" calcext:value-type="float">
            <text:p>1</text:p>
          </table:table-cell>
          <table:table-cell table:style-name="ce560" table:formula="of:=INT(DEC2BIN([.U129])/10^2)-10*INT(DEC2BIN([.U129])/10^3)" office:value-type="float" office:value="1" calcext:value-type="float">
            <text:p>1</text:p>
          </table:table-cell>
          <table:table-cell table:style-name="ce560" table:formula="of:=INT(DEC2BIN([.U129])/10^1)-10*INT(DEC2BIN([.U129])/10^2)" office:value-type="float" office:value="1" calcext:value-type="float">
            <text:p>1</text:p>
          </table:table-cell>
          <table:table-cell table:style-name="ce560" table:formula="of:=INT(DEC2BIN([.U129])/10^0)-10*INT(DEC2BIN([.U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9])/10^7)" office:value-type="float" office:value="1" calcext:value-type="float">
            <text:p>1</text:p>
          </table:table-cell>
          <table:table-cell table:style-name="ce560" table:formula="of:=INT(DEC2BIN([.AD129])/10^6)-10*INT(DEC2BIN([.AD129])/10^7)" office:value-type="float" office:value="1" calcext:value-type="float">
            <text:p>1</text:p>
          </table:table-cell>
          <table:table-cell table:style-name="ce560" table:formula="of:=INT(DEC2BIN([.AD129])/10^5)-10*INT(DEC2BIN([.AD129])/10^6)" office:value-type="float" office:value="0" calcext:value-type="float">
            <text:p>0</text:p>
          </table:table-cell>
          <table:table-cell table:style-name="ce560" table:formula="of:=INT(DEC2BIN([.AD129])/10^4)-10*INT(DEC2BIN([.AD129])/10^5)" office:value-type="float" office:value="0" calcext:value-type="float">
            <text:p>0</text:p>
          </table:table-cell>
          <table:table-cell table:style-name="ce560" table:formula="of:=INT(DEC2BIN([.AD129])/10^3)-10*INT(DEC2BIN([.AD129])/10^4)" office:value-type="float" office:value="0" calcext:value-type="float">
            <text:p>0</text:p>
          </table:table-cell>
          <table:table-cell table:style-name="ce560" table:formula="of:=INT(DEC2BIN([.AD129])/10^2)-10*INT(DEC2BIN([.AD129])/10^3)" office:value-type="float" office:value="0" calcext:value-type="float">
            <text:p>0</text:p>
          </table:table-cell>
          <table:table-cell table:style-name="ce560" table:formula="of:=INT(DEC2BIN([.AD129])/10^1)-10*INT(DEC2BIN([.AD129])/10^2)" office:value-type="float" office:value="0" calcext:value-type="float">
            <text:p>0</text:p>
          </table:table-cell>
          <table:table-cell table:style-name="ce571" table:formula="of:=INT(DEC2BIN([.AD129])/10^0)-10*INT(DEC2BIN([.AD129])/10^1)" office:value-type="float" office:value="0" calcext:value-type="float">
            <text:p>0</text:p>
          </table:table-cell>
          <table:table-cell table:style-name="ce479" table:formula="of:=COUNTIF([.AN129:.BV129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52070891911094" calcext:value-type="float">
            <text:p>0,552070891911094</text:p>
          </table:table-cell>
          <table:table-cell table:style-name="ce467" table:formula="of:=RANK([.A130];[.$A$127:.$A$133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0])/10^7)" office:value-type="float" office:value="1" calcext:value-type="float">
            <text:p>1</text:p>
          </table:table-cell>
          <table:table-cell table:style-name="ce560" table:formula="of:=INT(DEC2BIN([.C130])/10^6)-10*INT(DEC2BIN([.C130])/10^7)" office:value-type="float" office:value="1" calcext:value-type="float">
            <text:p>1</text:p>
          </table:table-cell>
          <table:table-cell table:style-name="ce560" table:formula="of:=INT(DEC2BIN([.C130])/10^5)-10*INT(DEC2BIN([.C130])/10^6)" office:value-type="float" office:value="1" calcext:value-type="float">
            <text:p>1</text:p>
          </table:table-cell>
          <table:table-cell table:style-name="ce560" table:formula="of:=INT(DEC2BIN([.C130])/10^4)-10*INT(DEC2BIN([.C130])/10^5)" office:value-type="float" office:value="1" calcext:value-type="float">
            <text:p>1</text:p>
          </table:table-cell>
          <table:table-cell table:style-name="ce560" table:formula="of:=INT(DEC2BIN([.C130])/10^3)-10*INT(DEC2BIN([.C130])/10^4)" office:value-type="float" office:value="1" calcext:value-type="float">
            <text:p>1</text:p>
          </table:table-cell>
          <table:table-cell table:style-name="ce560" table:formula="of:=INT(DEC2BIN([.C130])/10^2)-10*INT(DEC2BIN([.C130])/10^3)" office:value-type="float" office:value="1" calcext:value-type="float">
            <text:p>1</text:p>
          </table:table-cell>
          <table:table-cell table:style-name="ce560" table:formula="of:=INT(DEC2BIN([.C130])/10^1)-10*INT(DEC2BIN([.C130])/10^2)" office:value-type="float" office:value="1" calcext:value-type="float">
            <text:p>1</text:p>
          </table:table-cell>
          <table:table-cell table:style-name="ce560" table:formula="of:=INT(DEC2BIN([.C130])/10^0)-10*INT(DEC2BIN([.C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0])/10^7)" office:value-type="float" office:value="1" calcext:value-type="float">
            <text:p>1</text:p>
          </table:table-cell>
          <table:table-cell table:style-name="ce560" table:formula="of:=INT(DEC2BIN([.L130])/10^6)-10*INT(DEC2BIN([.L130])/10^7)" office:value-type="float" office:value="1" calcext:value-type="float">
            <text:p>1</text:p>
          </table:table-cell>
          <table:table-cell table:style-name="ce560" table:formula="of:=INT(DEC2BIN([.L130])/10^5)-10*INT(DEC2BIN([.L130])/10^6)" office:value-type="float" office:value="1" calcext:value-type="float">
            <text:p>1</text:p>
          </table:table-cell>
          <table:table-cell table:style-name="ce560" table:formula="of:=INT(DEC2BIN([.L130])/10^4)-10*INT(DEC2BIN([.L130])/10^5)" office:value-type="float" office:value="1" calcext:value-type="float">
            <text:p>1</text:p>
          </table:table-cell>
          <table:table-cell table:style-name="ce560" table:formula="of:=INT(DEC2BIN([.L130])/10^3)-10*INT(DEC2BIN([.L130])/10^4)" office:value-type="float" office:value="1" calcext:value-type="float">
            <text:p>1</text:p>
          </table:table-cell>
          <table:table-cell table:style-name="ce560" table:formula="of:=INT(DEC2BIN([.L130])/10^2)-10*INT(DEC2BIN([.L130])/10^3)" office:value-type="float" office:value="1" calcext:value-type="float">
            <text:p>1</text:p>
          </table:table-cell>
          <table:table-cell table:style-name="ce560" table:formula="of:=INT(DEC2BIN([.L130])/10^1)-10*INT(DEC2BIN([.L130])/10^2)" office:value-type="float" office:value="1" calcext:value-type="float">
            <text:p>1</text:p>
          </table:table-cell>
          <table:table-cell table:style-name="ce560" table:formula="of:=INT(DEC2BIN([.L130])/10^0)-10*INT(DEC2BIN([.L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0])/10^7)" office:value-type="float" office:value="1" calcext:value-type="float">
            <text:p>1</text:p>
          </table:table-cell>
          <table:table-cell table:style-name="ce560" table:formula="of:=INT(DEC2BIN([.U130])/10^6)-10*INT(DEC2BIN([.U130])/10^7)" office:value-type="float" office:value="1" calcext:value-type="float">
            <text:p>1</text:p>
          </table:table-cell>
          <table:table-cell table:style-name="ce560" table:formula="of:=INT(DEC2BIN([.U130])/10^5)-10*INT(DEC2BIN([.U130])/10^6)" office:value-type="float" office:value="1" calcext:value-type="float">
            <text:p>1</text:p>
          </table:table-cell>
          <table:table-cell table:style-name="ce560" table:formula="of:=INT(DEC2BIN([.U130])/10^4)-10*INT(DEC2BIN([.U130])/10^5)" office:value-type="float" office:value="1" calcext:value-type="float">
            <text:p>1</text:p>
          </table:table-cell>
          <table:table-cell table:style-name="ce560" table:formula="of:=INT(DEC2BIN([.U130])/10^3)-10*INT(DEC2BIN([.U130])/10^4)" office:value-type="float" office:value="1" calcext:value-type="float">
            <text:p>1</text:p>
          </table:table-cell>
          <table:table-cell table:style-name="ce560" table:formula="of:=INT(DEC2BIN([.U130])/10^2)-10*INT(DEC2BIN([.U130])/10^3)" office:value-type="float" office:value="1" calcext:value-type="float">
            <text:p>1</text:p>
          </table:table-cell>
          <table:table-cell table:style-name="ce560" table:formula="of:=INT(DEC2BIN([.U130])/10^1)-10*INT(DEC2BIN([.U130])/10^2)" office:value-type="float" office:value="1" calcext:value-type="float">
            <text:p>1</text:p>
          </table:table-cell>
          <table:table-cell table:style-name="ce560" table:formula="of:=INT(DEC2BIN([.U130])/10^0)-10*INT(DEC2BIN([.U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0])/10^7)" office:value-type="float" office:value="1" calcext:value-type="float">
            <text:p>1</text:p>
          </table:table-cell>
          <table:table-cell table:style-name="ce560" table:formula="of:=INT(DEC2BIN([.AD130])/10^6)-10*INT(DEC2BIN([.AD130])/10^7)" office:value-type="float" office:value="1" calcext:value-type="float">
            <text:p>1</text:p>
          </table:table-cell>
          <table:table-cell table:style-name="ce560" table:formula="of:=INT(DEC2BIN([.AD130])/10^5)-10*INT(DEC2BIN([.AD130])/10^6)" office:value-type="float" office:value="1" calcext:value-type="float">
            <text:p>1</text:p>
          </table:table-cell>
          <table:table-cell table:style-name="ce560" table:formula="of:=INT(DEC2BIN([.AD130])/10^4)-10*INT(DEC2BIN([.AD130])/10^5)" office:value-type="float" office:value="0" calcext:value-type="float">
            <text:p>0</text:p>
          </table:table-cell>
          <table:table-cell table:style-name="ce560" table:formula="of:=INT(DEC2BIN([.AD130])/10^3)-10*INT(DEC2BIN([.AD130])/10^4)" office:value-type="float" office:value="0" calcext:value-type="float">
            <text:p>0</text:p>
          </table:table-cell>
          <table:table-cell table:style-name="ce560" table:formula="of:=INT(DEC2BIN([.AD130])/10^2)-10*INT(DEC2BIN([.AD130])/10^3)" office:value-type="float" office:value="0" calcext:value-type="float">
            <text:p>0</text:p>
          </table:table-cell>
          <table:table-cell table:style-name="ce560" table:formula="of:=INT(DEC2BIN([.AD130])/10^1)-10*INT(DEC2BIN([.AD130])/10^2)" office:value-type="float" office:value="0" calcext:value-type="float">
            <text:p>0</text:p>
          </table:table-cell>
          <table:table-cell table:style-name="ce571" table:formula="of:=INT(DEC2BIN([.AD130])/10^0)-10*INT(DEC2BIN([.AD130])/10^1)" office:value-type="float" office:value="0" calcext:value-type="float">
            <text:p>0</text:p>
          </table:table-cell>
          <table:table-cell table:style-name="ce479" table:formula="of:=COUNTIF([.AN130:.BV130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872314004565314" calcext:value-type="float">
            <text:p>0,872314004565314</text:p>
          </table:table-cell>
          <table:table-cell table:style-name="ce467" table:formula="of:=RANK([.A131];[.$A$127:.$A$133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1])/10^7)" office:value-type="float" office:value="1" calcext:value-type="float">
            <text:p>1</text:p>
          </table:table-cell>
          <table:table-cell table:style-name="ce560" table:formula="of:=INT(DEC2BIN([.C131])/10^6)-10*INT(DEC2BIN([.C131])/10^7)" office:value-type="float" office:value="1" calcext:value-type="float">
            <text:p>1</text:p>
          </table:table-cell>
          <table:table-cell table:style-name="ce560" table:formula="of:=INT(DEC2BIN([.C131])/10^5)-10*INT(DEC2BIN([.C131])/10^6)" office:value-type="float" office:value="1" calcext:value-type="float">
            <text:p>1</text:p>
          </table:table-cell>
          <table:table-cell table:style-name="ce560" table:formula="of:=INT(DEC2BIN([.C131])/10^4)-10*INT(DEC2BIN([.C131])/10^5)" office:value-type="float" office:value="1" calcext:value-type="float">
            <text:p>1</text:p>
          </table:table-cell>
          <table:table-cell table:style-name="ce560" table:formula="of:=INT(DEC2BIN([.C131])/10^3)-10*INT(DEC2BIN([.C131])/10^4)" office:value-type="float" office:value="1" calcext:value-type="float">
            <text:p>1</text:p>
          </table:table-cell>
          <table:table-cell table:style-name="ce560" table:formula="of:=INT(DEC2BIN([.C131])/10^2)-10*INT(DEC2BIN([.C131])/10^3)" office:value-type="float" office:value="1" calcext:value-type="float">
            <text:p>1</text:p>
          </table:table-cell>
          <table:table-cell table:style-name="ce560" table:formula="of:=INT(DEC2BIN([.C131])/10^1)-10*INT(DEC2BIN([.C131])/10^2)" office:value-type="float" office:value="1" calcext:value-type="float">
            <text:p>1</text:p>
          </table:table-cell>
          <table:table-cell table:style-name="ce560" table:formula="of:=INT(DEC2BIN([.C131])/10^0)-10*INT(DEC2BIN([.C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1])/10^7)" office:value-type="float" office:value="1" calcext:value-type="float">
            <text:p>1</text:p>
          </table:table-cell>
          <table:table-cell table:style-name="ce560" table:formula="of:=INT(DEC2BIN([.L131])/10^6)-10*INT(DEC2BIN([.L131])/10^7)" office:value-type="float" office:value="1" calcext:value-type="float">
            <text:p>1</text:p>
          </table:table-cell>
          <table:table-cell table:style-name="ce560" table:formula="of:=INT(DEC2BIN([.L131])/10^5)-10*INT(DEC2BIN([.L131])/10^6)" office:value-type="float" office:value="1" calcext:value-type="float">
            <text:p>1</text:p>
          </table:table-cell>
          <table:table-cell table:style-name="ce560" table:formula="of:=INT(DEC2BIN([.L131])/10^4)-10*INT(DEC2BIN([.L131])/10^5)" office:value-type="float" office:value="1" calcext:value-type="float">
            <text:p>1</text:p>
          </table:table-cell>
          <table:table-cell table:style-name="ce560" table:formula="of:=INT(DEC2BIN([.L131])/10^3)-10*INT(DEC2BIN([.L131])/10^4)" office:value-type="float" office:value="1" calcext:value-type="float">
            <text:p>1</text:p>
          </table:table-cell>
          <table:table-cell table:style-name="ce560" table:formula="of:=INT(DEC2BIN([.L131])/10^2)-10*INT(DEC2BIN([.L131])/10^3)" office:value-type="float" office:value="1" calcext:value-type="float">
            <text:p>1</text:p>
          </table:table-cell>
          <table:table-cell table:style-name="ce560" table:formula="of:=INT(DEC2BIN([.L131])/10^1)-10*INT(DEC2BIN([.L131])/10^2)" office:value-type="float" office:value="1" calcext:value-type="float">
            <text:p>1</text:p>
          </table:table-cell>
          <table:table-cell table:style-name="ce560" table:formula="of:=INT(DEC2BIN([.L131])/10^0)-10*INT(DEC2BIN([.L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1])/10^7)" office:value-type="float" office:value="1" calcext:value-type="float">
            <text:p>1</text:p>
          </table:table-cell>
          <table:table-cell table:style-name="ce560" table:formula="of:=INT(DEC2BIN([.U131])/10^6)-10*INT(DEC2BIN([.U131])/10^7)" office:value-type="float" office:value="1" calcext:value-type="float">
            <text:p>1</text:p>
          </table:table-cell>
          <table:table-cell table:style-name="ce560" table:formula="of:=INT(DEC2BIN([.U131])/10^5)-10*INT(DEC2BIN([.U131])/10^6)" office:value-type="float" office:value="1" calcext:value-type="float">
            <text:p>1</text:p>
          </table:table-cell>
          <table:table-cell table:style-name="ce560" table:formula="of:=INT(DEC2BIN([.U131])/10^4)-10*INT(DEC2BIN([.U131])/10^5)" office:value-type="float" office:value="1" calcext:value-type="float">
            <text:p>1</text:p>
          </table:table-cell>
          <table:table-cell table:style-name="ce560" table:formula="of:=INT(DEC2BIN([.U131])/10^3)-10*INT(DEC2BIN([.U131])/10^4)" office:value-type="float" office:value="1" calcext:value-type="float">
            <text:p>1</text:p>
          </table:table-cell>
          <table:table-cell table:style-name="ce560" table:formula="of:=INT(DEC2BIN([.U131])/10^2)-10*INT(DEC2BIN([.U131])/10^3)" office:value-type="float" office:value="1" calcext:value-type="float">
            <text:p>1</text:p>
          </table:table-cell>
          <table:table-cell table:style-name="ce560" table:formula="of:=INT(DEC2BIN([.U131])/10^1)-10*INT(DEC2BIN([.U131])/10^2)" office:value-type="float" office:value="1" calcext:value-type="float">
            <text:p>1</text:p>
          </table:table-cell>
          <table:table-cell table:style-name="ce560" table:formula="of:=INT(DEC2BIN([.U131])/10^0)-10*INT(DEC2BIN([.U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1])/10^7)" office:value-type="float" office:value="1" calcext:value-type="float">
            <text:p>1</text:p>
          </table:table-cell>
          <table:table-cell table:style-name="ce560" table:formula="of:=INT(DEC2BIN([.AD131])/10^6)-10*INT(DEC2BIN([.AD131])/10^7)" office:value-type="float" office:value="1" calcext:value-type="float">
            <text:p>1</text:p>
          </table:table-cell>
          <table:table-cell table:style-name="ce560" table:formula="of:=INT(DEC2BIN([.AD131])/10^5)-10*INT(DEC2BIN([.AD131])/10^6)" office:value-type="float" office:value="1" calcext:value-type="float">
            <text:p>1</text:p>
          </table:table-cell>
          <table:table-cell table:style-name="ce560" table:formula="of:=INT(DEC2BIN([.AD131])/10^4)-10*INT(DEC2BIN([.AD131])/10^5)" office:value-type="float" office:value="1" calcext:value-type="float">
            <text:p>1</text:p>
          </table:table-cell>
          <table:table-cell table:style-name="ce560" table:formula="of:=INT(DEC2BIN([.AD131])/10^3)-10*INT(DEC2BIN([.AD131])/10^4)" office:value-type="float" office:value="0" calcext:value-type="float">
            <text:p>0</text:p>
          </table:table-cell>
          <table:table-cell table:style-name="ce560" table:formula="of:=INT(DEC2BIN([.AD131])/10^2)-10*INT(DEC2BIN([.AD131])/10^3)" office:value-type="float" office:value="0" calcext:value-type="float">
            <text:p>0</text:p>
          </table:table-cell>
          <table:table-cell table:style-name="ce560" table:formula="of:=INT(DEC2BIN([.AD131])/10^1)-10*INT(DEC2BIN([.AD131])/10^2)" office:value-type="float" office:value="0" calcext:value-type="float">
            <text:p>0</text:p>
          </table:table-cell>
          <table:table-cell table:style-name="ce571" table:formula="of:=INT(DEC2BIN([.AD131])/10^0)-10*INT(DEC2BIN([.AD131])/10^1)" office:value-type="float" office:value="0" calcext:value-type="float">
            <text:p>0</text:p>
          </table:table-cell>
          <table:table-cell table:style-name="ce479" table:formula="of:=COUNTIF([.AN131:.BV131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50565582278436" calcext:value-type="float">
            <text:p>0,50565582278436</text:p>
          </table:table-cell>
          <table:table-cell table:style-name="ce467" table:formula="of:=RANK([.A132];[.$A$127:.$A$133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2])/10^7)" office:value-type="float" office:value="1" calcext:value-type="float">
            <text:p>1</text:p>
          </table:table-cell>
          <table:table-cell table:style-name="ce560" table:formula="of:=INT(DEC2BIN([.C132])/10^6)-10*INT(DEC2BIN([.C132])/10^7)" office:value-type="float" office:value="1" calcext:value-type="float">
            <text:p>1</text:p>
          </table:table-cell>
          <table:table-cell table:style-name="ce560" table:formula="of:=INT(DEC2BIN([.C132])/10^5)-10*INT(DEC2BIN([.C132])/10^6)" office:value-type="float" office:value="1" calcext:value-type="float">
            <text:p>1</text:p>
          </table:table-cell>
          <table:table-cell table:style-name="ce560" table:formula="of:=INT(DEC2BIN([.C132])/10^4)-10*INT(DEC2BIN([.C132])/10^5)" office:value-type="float" office:value="1" calcext:value-type="float">
            <text:p>1</text:p>
          </table:table-cell>
          <table:table-cell table:style-name="ce560" table:formula="of:=INT(DEC2BIN([.C132])/10^3)-10*INT(DEC2BIN([.C132])/10^4)" office:value-type="float" office:value="1" calcext:value-type="float">
            <text:p>1</text:p>
          </table:table-cell>
          <table:table-cell table:style-name="ce560" table:formula="of:=INT(DEC2BIN([.C132])/10^2)-10*INT(DEC2BIN([.C132])/10^3)" office:value-type="float" office:value="1" calcext:value-type="float">
            <text:p>1</text:p>
          </table:table-cell>
          <table:table-cell table:style-name="ce560" table:formula="of:=INT(DEC2BIN([.C132])/10^1)-10*INT(DEC2BIN([.C132])/10^2)" office:value-type="float" office:value="1" calcext:value-type="float">
            <text:p>1</text:p>
          </table:table-cell>
          <table:table-cell table:style-name="ce560" table:formula="of:=INT(DEC2BIN([.C132])/10^0)-10*INT(DEC2BIN([.C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2])/10^7)" office:value-type="float" office:value="1" calcext:value-type="float">
            <text:p>1</text:p>
          </table:table-cell>
          <table:table-cell table:style-name="ce560" table:formula="of:=INT(DEC2BIN([.L132])/10^6)-10*INT(DEC2BIN([.L132])/10^7)" office:value-type="float" office:value="1" calcext:value-type="float">
            <text:p>1</text:p>
          </table:table-cell>
          <table:table-cell table:style-name="ce560" table:formula="of:=INT(DEC2BIN([.L132])/10^5)-10*INT(DEC2BIN([.L132])/10^6)" office:value-type="float" office:value="1" calcext:value-type="float">
            <text:p>1</text:p>
          </table:table-cell>
          <table:table-cell table:style-name="ce560" table:formula="of:=INT(DEC2BIN([.L132])/10^4)-10*INT(DEC2BIN([.L132])/10^5)" office:value-type="float" office:value="1" calcext:value-type="float">
            <text:p>1</text:p>
          </table:table-cell>
          <table:table-cell table:style-name="ce560" table:formula="of:=INT(DEC2BIN([.L132])/10^3)-10*INT(DEC2BIN([.L132])/10^4)" office:value-type="float" office:value="1" calcext:value-type="float">
            <text:p>1</text:p>
          </table:table-cell>
          <table:table-cell table:style-name="ce560" table:formula="of:=INT(DEC2BIN([.L132])/10^2)-10*INT(DEC2BIN([.L132])/10^3)" office:value-type="float" office:value="1" calcext:value-type="float">
            <text:p>1</text:p>
          </table:table-cell>
          <table:table-cell table:style-name="ce560" table:formula="of:=INT(DEC2BIN([.L132])/10^1)-10*INT(DEC2BIN([.L132])/10^2)" office:value-type="float" office:value="1" calcext:value-type="float">
            <text:p>1</text:p>
          </table:table-cell>
          <table:table-cell table:style-name="ce560" table:formula="of:=INT(DEC2BIN([.L132])/10^0)-10*INT(DEC2BIN([.L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2])/10^7)" office:value-type="float" office:value="1" calcext:value-type="float">
            <text:p>1</text:p>
          </table:table-cell>
          <table:table-cell table:style-name="ce560" table:formula="of:=INT(DEC2BIN([.U132])/10^6)-10*INT(DEC2BIN([.U132])/10^7)" office:value-type="float" office:value="1" calcext:value-type="float">
            <text:p>1</text:p>
          </table:table-cell>
          <table:table-cell table:style-name="ce560" table:formula="of:=INT(DEC2BIN([.U132])/10^5)-10*INT(DEC2BIN([.U132])/10^6)" office:value-type="float" office:value="1" calcext:value-type="float">
            <text:p>1</text:p>
          </table:table-cell>
          <table:table-cell table:style-name="ce560" table:formula="of:=INT(DEC2BIN([.U132])/10^4)-10*INT(DEC2BIN([.U132])/10^5)" office:value-type="float" office:value="1" calcext:value-type="float">
            <text:p>1</text:p>
          </table:table-cell>
          <table:table-cell table:style-name="ce560" table:formula="of:=INT(DEC2BIN([.U132])/10^3)-10*INT(DEC2BIN([.U132])/10^4)" office:value-type="float" office:value="1" calcext:value-type="float">
            <text:p>1</text:p>
          </table:table-cell>
          <table:table-cell table:style-name="ce560" table:formula="of:=INT(DEC2BIN([.U132])/10^2)-10*INT(DEC2BIN([.U132])/10^3)" office:value-type="float" office:value="1" calcext:value-type="float">
            <text:p>1</text:p>
          </table:table-cell>
          <table:table-cell table:style-name="ce560" table:formula="of:=INT(DEC2BIN([.U132])/10^1)-10*INT(DEC2BIN([.U132])/10^2)" office:value-type="float" office:value="1" calcext:value-type="float">
            <text:p>1</text:p>
          </table:table-cell>
          <table:table-cell table:style-name="ce560" table:formula="of:=INT(DEC2BIN([.U132])/10^0)-10*INT(DEC2BIN([.U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2])/10^7)" office:value-type="float" office:value="1" calcext:value-type="float">
            <text:p>1</text:p>
          </table:table-cell>
          <table:table-cell table:style-name="ce560" table:formula="of:=INT(DEC2BIN([.AD132])/10^6)-10*INT(DEC2BIN([.AD132])/10^7)" office:value-type="float" office:value="1" calcext:value-type="float">
            <text:p>1</text:p>
          </table:table-cell>
          <table:table-cell table:style-name="ce560" table:formula="of:=INT(DEC2BIN([.AD132])/10^5)-10*INT(DEC2BIN([.AD132])/10^6)" office:value-type="float" office:value="1" calcext:value-type="float">
            <text:p>1</text:p>
          </table:table-cell>
          <table:table-cell table:style-name="ce560" table:formula="of:=INT(DEC2BIN([.AD132])/10^4)-10*INT(DEC2BIN([.AD132])/10^5)" office:value-type="float" office:value="1" calcext:value-type="float">
            <text:p>1</text:p>
          </table:table-cell>
          <table:table-cell table:style-name="ce560" table:formula="of:=INT(DEC2BIN([.AD132])/10^3)-10*INT(DEC2BIN([.AD132])/10^4)" office:value-type="float" office:value="1" calcext:value-type="float">
            <text:p>1</text:p>
          </table:table-cell>
          <table:table-cell table:style-name="ce560" table:formula="of:=INT(DEC2BIN([.AD132])/10^2)-10*INT(DEC2BIN([.AD132])/10^3)" office:value-type="float" office:value="0" calcext:value-type="float">
            <text:p>0</text:p>
          </table:table-cell>
          <table:table-cell table:style-name="ce560" table:formula="of:=INT(DEC2BIN([.AD132])/10^1)-10*INT(DEC2BIN([.AD132])/10^2)" office:value-type="float" office:value="0" calcext:value-type="float">
            <text:p>0</text:p>
          </table:table-cell>
          <table:table-cell table:style-name="ce571" table:formula="of:=INT(DEC2BIN([.AD132])/10^0)-10*INT(DEC2BIN([.AD132])/10^1)" office:value-type="float" office:value="0" calcext:value-type="float">
            <text:p>0</text:p>
          </table:table-cell>
          <table:table-cell table:style-name="ce479" table:formula="of:=COUNTIF([.AN132:.BV132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49193194991696" calcext:value-type="float">
            <text:p>0,49193194991696</text:p>
          </table:table-cell>
          <table:table-cell table:style-name="ce467" table:formula="of:=RANK([.A133];[.$A$127:.$A$133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3])/10^7)" office:value-type="float" office:value="1" calcext:value-type="float">
            <text:p>1</text:p>
          </table:table-cell>
          <table:table-cell table:style-name="ce560" table:formula="of:=INT(DEC2BIN([.C133])/10^6)-10*INT(DEC2BIN([.C133])/10^7)" office:value-type="float" office:value="1" calcext:value-type="float">
            <text:p>1</text:p>
          </table:table-cell>
          <table:table-cell table:style-name="ce560" table:formula="of:=INT(DEC2BIN([.C133])/10^5)-10*INT(DEC2BIN([.C133])/10^6)" office:value-type="float" office:value="1" calcext:value-type="float">
            <text:p>1</text:p>
          </table:table-cell>
          <table:table-cell table:style-name="ce560" table:formula="of:=INT(DEC2BIN([.C133])/10^4)-10*INT(DEC2BIN([.C133])/10^5)" office:value-type="float" office:value="1" calcext:value-type="float">
            <text:p>1</text:p>
          </table:table-cell>
          <table:table-cell table:style-name="ce560" table:formula="of:=INT(DEC2BIN([.C133])/10^3)-10*INT(DEC2BIN([.C133])/10^4)" office:value-type="float" office:value="1" calcext:value-type="float">
            <text:p>1</text:p>
          </table:table-cell>
          <table:table-cell table:style-name="ce560" table:formula="of:=INT(DEC2BIN([.C133])/10^2)-10*INT(DEC2BIN([.C133])/10^3)" office:value-type="float" office:value="1" calcext:value-type="float">
            <text:p>1</text:p>
          </table:table-cell>
          <table:table-cell table:style-name="ce560" table:formula="of:=INT(DEC2BIN([.C133])/10^1)-10*INT(DEC2BIN([.C133])/10^2)" office:value-type="float" office:value="1" calcext:value-type="float">
            <text:p>1</text:p>
          </table:table-cell>
          <table:table-cell table:style-name="ce560" table:formula="of:=INT(DEC2BIN([.C133])/10^0)-10*INT(DEC2BIN([.C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3])/10^7)" office:value-type="float" office:value="1" calcext:value-type="float">
            <text:p>1</text:p>
          </table:table-cell>
          <table:table-cell table:style-name="ce560" table:formula="of:=INT(DEC2BIN([.L133])/10^6)-10*INT(DEC2BIN([.L133])/10^7)" office:value-type="float" office:value="1" calcext:value-type="float">
            <text:p>1</text:p>
          </table:table-cell>
          <table:table-cell table:style-name="ce560" table:formula="of:=INT(DEC2BIN([.L133])/10^5)-10*INT(DEC2BIN([.L133])/10^6)" office:value-type="float" office:value="1" calcext:value-type="float">
            <text:p>1</text:p>
          </table:table-cell>
          <table:table-cell table:style-name="ce560" table:formula="of:=INT(DEC2BIN([.L133])/10^4)-10*INT(DEC2BIN([.L133])/10^5)" office:value-type="float" office:value="1" calcext:value-type="float">
            <text:p>1</text:p>
          </table:table-cell>
          <table:table-cell table:style-name="ce560" table:formula="of:=INT(DEC2BIN([.L133])/10^3)-10*INT(DEC2BIN([.L133])/10^4)" office:value-type="float" office:value="1" calcext:value-type="float">
            <text:p>1</text:p>
          </table:table-cell>
          <table:table-cell table:style-name="ce560" table:formula="of:=INT(DEC2BIN([.L133])/10^2)-10*INT(DEC2BIN([.L133])/10^3)" office:value-type="float" office:value="1" calcext:value-type="float">
            <text:p>1</text:p>
          </table:table-cell>
          <table:table-cell table:style-name="ce560" table:formula="of:=INT(DEC2BIN([.L133])/10^1)-10*INT(DEC2BIN([.L133])/10^2)" office:value-type="float" office:value="1" calcext:value-type="float">
            <text:p>1</text:p>
          </table:table-cell>
          <table:table-cell table:style-name="ce560" table:formula="of:=INT(DEC2BIN([.L133])/10^0)-10*INT(DEC2BIN([.L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3])/10^7)" office:value-type="float" office:value="1" calcext:value-type="float">
            <text:p>1</text:p>
          </table:table-cell>
          <table:table-cell table:style-name="ce560" table:formula="of:=INT(DEC2BIN([.U133])/10^6)-10*INT(DEC2BIN([.U133])/10^7)" office:value-type="float" office:value="1" calcext:value-type="float">
            <text:p>1</text:p>
          </table:table-cell>
          <table:table-cell table:style-name="ce560" table:formula="of:=INT(DEC2BIN([.U133])/10^5)-10*INT(DEC2BIN([.U133])/10^6)" office:value-type="float" office:value="1" calcext:value-type="float">
            <text:p>1</text:p>
          </table:table-cell>
          <table:table-cell table:style-name="ce560" table:formula="of:=INT(DEC2BIN([.U133])/10^4)-10*INT(DEC2BIN([.U133])/10^5)" office:value-type="float" office:value="1" calcext:value-type="float">
            <text:p>1</text:p>
          </table:table-cell>
          <table:table-cell table:style-name="ce560" table:formula="of:=INT(DEC2BIN([.U133])/10^3)-10*INT(DEC2BIN([.U133])/10^4)" office:value-type="float" office:value="1" calcext:value-type="float">
            <text:p>1</text:p>
          </table:table-cell>
          <table:table-cell table:style-name="ce560" table:formula="of:=INT(DEC2BIN([.U133])/10^2)-10*INT(DEC2BIN([.U133])/10^3)" office:value-type="float" office:value="1" calcext:value-type="float">
            <text:p>1</text:p>
          </table:table-cell>
          <table:table-cell table:style-name="ce560" table:formula="of:=INT(DEC2BIN([.U133])/10^1)-10*INT(DEC2BIN([.U133])/10^2)" office:value-type="float" office:value="1" calcext:value-type="float">
            <text:p>1</text:p>
          </table:table-cell>
          <table:table-cell table:style-name="ce560" table:formula="of:=INT(DEC2BIN([.U133])/10^0)-10*INT(DEC2BIN([.U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3])/10^7)" office:value-type="float" office:value="1" calcext:value-type="float">
            <text:p>1</text:p>
          </table:table-cell>
          <table:table-cell table:style-name="ce560" table:formula="of:=INT(DEC2BIN([.AD133])/10^6)-10*INT(DEC2BIN([.AD133])/10^7)" office:value-type="float" office:value="1" calcext:value-type="float">
            <text:p>1</text:p>
          </table:table-cell>
          <table:table-cell table:style-name="ce560" table:formula="of:=INT(DEC2BIN([.AD133])/10^5)-10*INT(DEC2BIN([.AD133])/10^6)" office:value-type="float" office:value="1" calcext:value-type="float">
            <text:p>1</text:p>
          </table:table-cell>
          <table:table-cell table:style-name="ce560" table:formula="of:=INT(DEC2BIN([.AD133])/10^4)-10*INT(DEC2BIN([.AD133])/10^5)" office:value-type="float" office:value="1" calcext:value-type="float">
            <text:p>1</text:p>
          </table:table-cell>
          <table:table-cell table:style-name="ce560" table:formula="of:=INT(DEC2BIN([.AD133])/10^3)-10*INT(DEC2BIN([.AD133])/10^4)" office:value-type="float" office:value="1" calcext:value-type="float">
            <text:p>1</text:p>
          </table:table-cell>
          <table:table-cell table:style-name="ce560" table:formula="of:=INT(DEC2BIN([.AD133])/10^2)-10*INT(DEC2BIN([.AD133])/10^3)" office:value-type="float" office:value="1" calcext:value-type="float">
            <text:p>1</text:p>
          </table:table-cell>
          <table:table-cell table:style-name="ce560" table:formula="of:=INT(DEC2BIN([.AD133])/10^1)-10*INT(DEC2BIN([.AD133])/10^2)" office:value-type="float" office:value="0" calcext:value-type="float">
            <text:p>0</text:p>
          </table:table-cell>
          <table:table-cell table:style-name="ce571" table:formula="of:=INT(DEC2BIN([.AD133])/10^0)-10*INT(DEC2BIN([.AD133])/10^1)" office:value-type="float" office:value="0" calcext:value-type="float">
            <text:p>0</text:p>
          </table:table-cell>
          <table:table-cell table:style-name="ce479" table:formula="of:=COUNTIF([.AN133:.BV133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701005535394763" calcext:value-type="float">
            <text:p>0,701005535394763</text:p>
          </table:table-cell>
          <table:table-cell table:style-name="ce467" table:formula="of:=RANK([.A135];[.$A$135:.$A$143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5])/10^7)" office:value-type="float" office:value="1" calcext:value-type="float">
            <text:p>1</text:p>
          </table:table-cell>
          <table:table-cell table:style-name="ce560" table:formula="of:=INT(DEC2BIN([.C135])/10^6)-10*INT(DEC2BIN([.C135])/10^7)" office:value-type="float" office:value="1" calcext:value-type="float">
            <text:p>1</text:p>
          </table:table-cell>
          <table:table-cell table:style-name="ce560" table:formula="of:=INT(DEC2BIN([.C135])/10^5)-10*INT(DEC2BIN([.C135])/10^6)" office:value-type="float" office:value="1" calcext:value-type="float">
            <text:p>1</text:p>
          </table:table-cell>
          <table:table-cell table:style-name="ce560" table:formula="of:=INT(DEC2BIN([.C135])/10^4)-10*INT(DEC2BIN([.C135])/10^5)" office:value-type="float" office:value="1" calcext:value-type="float">
            <text:p>1</text:p>
          </table:table-cell>
          <table:table-cell table:style-name="ce560" table:formula="of:=INT(DEC2BIN([.C135])/10^3)-10*INT(DEC2BIN([.C135])/10^4)" office:value-type="float" office:value="1" calcext:value-type="float">
            <text:p>1</text:p>
          </table:table-cell>
          <table:table-cell table:style-name="ce560" table:formula="of:=INT(DEC2BIN([.C135])/10^2)-10*INT(DEC2BIN([.C135])/10^3)" office:value-type="float" office:value="1" calcext:value-type="float">
            <text:p>1</text:p>
          </table:table-cell>
          <table:table-cell table:style-name="ce560" table:formula="of:=INT(DEC2BIN([.C135])/10^1)-10*INT(DEC2BIN([.C135])/10^2)" office:value-type="float" office:value="1" calcext:value-type="float">
            <text:p>1</text:p>
          </table:table-cell>
          <table:table-cell table:style-name="ce560" table:formula="of:=INT(DEC2BIN([.C135])/10^0)-10*INT(DEC2BIN([.C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5])/10^7)" office:value-type="float" office:value="1" calcext:value-type="float">
            <text:p>1</text:p>
          </table:table-cell>
          <table:table-cell table:style-name="ce560" table:formula="of:=INT(DEC2BIN([.L135])/10^6)-10*INT(DEC2BIN([.L135])/10^7)" office:value-type="float" office:value="1" calcext:value-type="float">
            <text:p>1</text:p>
          </table:table-cell>
          <table:table-cell table:style-name="ce560" table:formula="of:=INT(DEC2BIN([.L135])/10^5)-10*INT(DEC2BIN([.L135])/10^6)" office:value-type="float" office:value="1" calcext:value-type="float">
            <text:p>1</text:p>
          </table:table-cell>
          <table:table-cell table:style-name="ce560" table:formula="of:=INT(DEC2BIN([.L135])/10^4)-10*INT(DEC2BIN([.L135])/10^5)" office:value-type="float" office:value="1" calcext:value-type="float">
            <text:p>1</text:p>
          </table:table-cell>
          <table:table-cell table:style-name="ce560" table:formula="of:=INT(DEC2BIN([.L135])/10^3)-10*INT(DEC2BIN([.L135])/10^4)" office:value-type="float" office:value="1" calcext:value-type="float">
            <text:p>1</text:p>
          </table:table-cell>
          <table:table-cell table:style-name="ce560" table:formula="of:=INT(DEC2BIN([.L135])/10^2)-10*INT(DEC2BIN([.L135])/10^3)" office:value-type="float" office:value="1" calcext:value-type="float">
            <text:p>1</text:p>
          </table:table-cell>
          <table:table-cell table:style-name="ce560" table:formula="of:=INT(DEC2BIN([.L135])/10^1)-10*INT(DEC2BIN([.L135])/10^2)" office:value-type="float" office:value="1" calcext:value-type="float">
            <text:p>1</text:p>
          </table:table-cell>
          <table:table-cell table:style-name="ce560" table:formula="of:=INT(DEC2BIN([.L135])/10^0)-10*INT(DEC2BIN([.L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5])/10^7)" office:value-type="float" office:value="0" calcext:value-type="float">
            <text:p>0</text:p>
          </table:table-cell>
          <table:table-cell table:style-name="ce560" table:formula="of:=INT(DEC2BIN([.U135])/10^6)-10*INT(DEC2BIN([.U135])/10^7)" office:value-type="float" office:value="0" calcext:value-type="float">
            <text:p>0</text:p>
          </table:table-cell>
          <table:table-cell table:style-name="ce560" table:formula="of:=INT(DEC2BIN([.U135])/10^5)-10*INT(DEC2BIN([.U135])/10^6)" office:value-type="float" office:value="0" calcext:value-type="float">
            <text:p>0</text:p>
          </table:table-cell>
          <table:table-cell table:style-name="ce560" table:formula="of:=INT(DEC2BIN([.U135])/10^4)-10*INT(DEC2BIN([.U135])/10^5)" office:value-type="float" office:value="0" calcext:value-type="float">
            <text:p>0</text:p>
          </table:table-cell>
          <table:table-cell table:style-name="ce560" table:formula="of:=INT(DEC2BIN([.U135])/10^3)-10*INT(DEC2BIN([.U135])/10^4)" office:value-type="float" office:value="0" calcext:value-type="float">
            <text:p>0</text:p>
          </table:table-cell>
          <table:table-cell table:style-name="ce560" table:formula="of:=INT(DEC2BIN([.U135])/10^2)-10*INT(DEC2BIN([.U135])/10^3)" office:value-type="float" office:value="0" calcext:value-type="float">
            <text:p>0</text:p>
          </table:table-cell>
          <table:table-cell table:style-name="ce560" table:formula="of:=INT(DEC2BIN([.U135])/10^1)-10*INT(DEC2BIN([.U135])/10^2)" office:value-type="float" office:value="0" calcext:value-type="float">
            <text:p>0</text:p>
          </table:table-cell>
          <table:table-cell table:style-name="ce560" table:formula="of:=INT(DEC2BIN([.U135])/10^0)-10*INT(DEC2BIN([.U13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5])/10^7)" office:value-type="float" office:value="0" calcext:value-type="float">
            <text:p>0</text:p>
          </table:table-cell>
          <table:table-cell table:style-name="ce560" table:formula="of:=INT(DEC2BIN([.AD135])/10^6)-10*INT(DEC2BIN([.AD135])/10^7)" office:value-type="float" office:value="0" calcext:value-type="float">
            <text:p>0</text:p>
          </table:table-cell>
          <table:table-cell table:style-name="ce560" table:formula="of:=INT(DEC2BIN([.AD135])/10^5)-10*INT(DEC2BIN([.AD135])/10^6)" office:value-type="float" office:value="0" calcext:value-type="float">
            <text:p>0</text:p>
          </table:table-cell>
          <table:table-cell table:style-name="ce560" table:formula="of:=INT(DEC2BIN([.AD135])/10^4)-10*INT(DEC2BIN([.AD135])/10^5)" office:value-type="float" office:value="0" calcext:value-type="float">
            <text:p>0</text:p>
          </table:table-cell>
          <table:table-cell table:style-name="ce560" table:formula="of:=INT(DEC2BIN([.AD135])/10^3)-10*INT(DEC2BIN([.AD135])/10^4)" office:value-type="float" office:value="0" calcext:value-type="float">
            <text:p>0</text:p>
          </table:table-cell>
          <table:table-cell table:style-name="ce560" table:formula="of:=INT(DEC2BIN([.AD135])/10^2)-10*INT(DEC2BIN([.AD135])/10^3)" office:value-type="float" office:value="0" calcext:value-type="float">
            <text:p>0</text:p>
          </table:table-cell>
          <table:table-cell table:style-name="ce560" table:formula="of:=INT(DEC2BIN([.AD135])/10^1)-10*INT(DEC2BIN([.AD135])/10^2)" office:value-type="float" office:value="0" calcext:value-type="float">
            <text:p>0</text:p>
          </table:table-cell>
          <table:table-cell table:style-name="ce571" table:formula="of:=INT(DEC2BIN([.AD135])/10^0)-10*INT(DEC2BIN([.AD135])/10^1)" office:value-type="float" office:value="0" calcext:value-type="float">
            <text:p>0</text:p>
          </table:table-cell>
          <table:table-cell table:style-name="ce479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444804700111251" calcext:value-type="float">
            <text:p>0,444804700111251</text:p>
          </table:table-cell>
          <table:table-cell table:style-name="ce467" table:formula="of:=RANK([.A136];[.$A$135:.$A$143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6])/10^7)" office:value-type="float" office:value="1" calcext:value-type="float">
            <text:p>1</text:p>
          </table:table-cell>
          <table:table-cell table:style-name="ce560" table:formula="of:=INT(DEC2BIN([.C136])/10^6)-10*INT(DEC2BIN([.C136])/10^7)" office:value-type="float" office:value="1" calcext:value-type="float">
            <text:p>1</text:p>
          </table:table-cell>
          <table:table-cell table:style-name="ce560" table:formula="of:=INT(DEC2BIN([.C136])/10^5)-10*INT(DEC2BIN([.C136])/10^6)" office:value-type="float" office:value="1" calcext:value-type="float">
            <text:p>1</text:p>
          </table:table-cell>
          <table:table-cell table:style-name="ce560" table:formula="of:=INT(DEC2BIN([.C136])/10^4)-10*INT(DEC2BIN([.C136])/10^5)" office:value-type="float" office:value="1" calcext:value-type="float">
            <text:p>1</text:p>
          </table:table-cell>
          <table:table-cell table:style-name="ce560" table:formula="of:=INT(DEC2BIN([.C136])/10^3)-10*INT(DEC2BIN([.C136])/10^4)" office:value-type="float" office:value="1" calcext:value-type="float">
            <text:p>1</text:p>
          </table:table-cell>
          <table:table-cell table:style-name="ce560" table:formula="of:=INT(DEC2BIN([.C136])/10^2)-10*INT(DEC2BIN([.C136])/10^3)" office:value-type="float" office:value="1" calcext:value-type="float">
            <text:p>1</text:p>
          </table:table-cell>
          <table:table-cell table:style-name="ce560" table:formula="of:=INT(DEC2BIN([.C136])/10^1)-10*INT(DEC2BIN([.C136])/10^2)" office:value-type="float" office:value="1" calcext:value-type="float">
            <text:p>1</text:p>
          </table:table-cell>
          <table:table-cell table:style-name="ce560" table:formula="of:=INT(DEC2BIN([.C136])/10^0)-10*INT(DEC2BIN([.C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6])/10^7)" office:value-type="float" office:value="1" calcext:value-type="float">
            <text:p>1</text:p>
          </table:table-cell>
          <table:table-cell table:style-name="ce560" table:formula="of:=INT(DEC2BIN([.L136])/10^6)-10*INT(DEC2BIN([.L136])/10^7)" office:value-type="float" office:value="1" calcext:value-type="float">
            <text:p>1</text:p>
          </table:table-cell>
          <table:table-cell table:style-name="ce560" table:formula="of:=INT(DEC2BIN([.L136])/10^5)-10*INT(DEC2BIN([.L136])/10^6)" office:value-type="float" office:value="1" calcext:value-type="float">
            <text:p>1</text:p>
          </table:table-cell>
          <table:table-cell table:style-name="ce560" table:formula="of:=INT(DEC2BIN([.L136])/10^4)-10*INT(DEC2BIN([.L136])/10^5)" office:value-type="float" office:value="1" calcext:value-type="float">
            <text:p>1</text:p>
          </table:table-cell>
          <table:table-cell table:style-name="ce560" table:formula="of:=INT(DEC2BIN([.L136])/10^3)-10*INT(DEC2BIN([.L136])/10^4)" office:value-type="float" office:value="1" calcext:value-type="float">
            <text:p>1</text:p>
          </table:table-cell>
          <table:table-cell table:style-name="ce560" table:formula="of:=INT(DEC2BIN([.L136])/10^2)-10*INT(DEC2BIN([.L136])/10^3)" office:value-type="float" office:value="1" calcext:value-type="float">
            <text:p>1</text:p>
          </table:table-cell>
          <table:table-cell table:style-name="ce560" table:formula="of:=INT(DEC2BIN([.L136])/10^1)-10*INT(DEC2BIN([.L136])/10^2)" office:value-type="float" office:value="1" calcext:value-type="float">
            <text:p>1</text:p>
          </table:table-cell>
          <table:table-cell table:style-name="ce560" table:formula="of:=INT(DEC2BIN([.L136])/10^0)-10*INT(DEC2BIN([.L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6])/10^7)" office:value-type="float" office:value="1" calcext:value-type="float">
            <text:p>1</text:p>
          </table:table-cell>
          <table:table-cell table:style-name="ce560" table:formula="of:=INT(DEC2BIN([.U136])/10^6)-10*INT(DEC2BIN([.U136])/10^7)" office:value-type="float" office:value="0" calcext:value-type="float">
            <text:p>0</text:p>
          </table:table-cell>
          <table:table-cell table:style-name="ce560" table:formula="of:=INT(DEC2BIN([.U136])/10^5)-10*INT(DEC2BIN([.U136])/10^6)" office:value-type="float" office:value="0" calcext:value-type="float">
            <text:p>0</text:p>
          </table:table-cell>
          <table:table-cell table:style-name="ce560" table:formula="of:=INT(DEC2BIN([.U136])/10^4)-10*INT(DEC2BIN([.U136])/10^5)" office:value-type="float" office:value="0" calcext:value-type="float">
            <text:p>0</text:p>
          </table:table-cell>
          <table:table-cell table:style-name="ce560" table:formula="of:=INT(DEC2BIN([.U136])/10^3)-10*INT(DEC2BIN([.U136])/10^4)" office:value-type="float" office:value="0" calcext:value-type="float">
            <text:p>0</text:p>
          </table:table-cell>
          <table:table-cell table:style-name="ce560" table:formula="of:=INT(DEC2BIN([.U136])/10^2)-10*INT(DEC2BIN([.U136])/10^3)" office:value-type="float" office:value="0" calcext:value-type="float">
            <text:p>0</text:p>
          </table:table-cell>
          <table:table-cell table:style-name="ce560" table:formula="of:=INT(DEC2BIN([.U136])/10^1)-10*INT(DEC2BIN([.U136])/10^2)" office:value-type="float" office:value="0" calcext:value-type="float">
            <text:p>0</text:p>
          </table:table-cell>
          <table:table-cell table:style-name="ce560" table:formula="of:=INT(DEC2BIN([.U136])/10^0)-10*INT(DEC2BIN([.U13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6])/10^7)" office:value-type="float" office:value="0" calcext:value-type="float">
            <text:p>0</text:p>
          </table:table-cell>
          <table:table-cell table:style-name="ce560" table:formula="of:=INT(DEC2BIN([.AD136])/10^6)-10*INT(DEC2BIN([.AD136])/10^7)" office:value-type="float" office:value="0" calcext:value-type="float">
            <text:p>0</text:p>
          </table:table-cell>
          <table:table-cell table:style-name="ce560" table:formula="of:=INT(DEC2BIN([.AD136])/10^5)-10*INT(DEC2BIN([.AD136])/10^6)" office:value-type="float" office:value="0" calcext:value-type="float">
            <text:p>0</text:p>
          </table:table-cell>
          <table:table-cell table:style-name="ce560" table:formula="of:=INT(DEC2BIN([.AD136])/10^4)-10*INT(DEC2BIN([.AD136])/10^5)" office:value-type="float" office:value="0" calcext:value-type="float">
            <text:p>0</text:p>
          </table:table-cell>
          <table:table-cell table:style-name="ce560" table:formula="of:=INT(DEC2BIN([.AD136])/10^3)-10*INT(DEC2BIN([.AD136])/10^4)" office:value-type="float" office:value="0" calcext:value-type="float">
            <text:p>0</text:p>
          </table:table-cell>
          <table:table-cell table:style-name="ce560" table:formula="of:=INT(DEC2BIN([.AD136])/10^2)-10*INT(DEC2BIN([.AD136])/10^3)" office:value-type="float" office:value="0" calcext:value-type="float">
            <text:p>0</text:p>
          </table:table-cell>
          <table:table-cell table:style-name="ce560" table:formula="of:=INT(DEC2BIN([.AD136])/10^1)-10*INT(DEC2BIN([.AD136])/10^2)" office:value-type="float" office:value="0" calcext:value-type="float">
            <text:p>0</text:p>
          </table:table-cell>
          <table:table-cell table:style-name="ce571" table:formula="of:=INT(DEC2BIN([.AD136])/10^0)-10*INT(DEC2BIN([.AD136])/10^1)" office:value-type="float" office:value="0" calcext:value-type="float">
            <text:p>0</text:p>
          </table:table-cell>
          <table:table-cell table:style-name="ce479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659703446965363" calcext:value-type="float">
            <text:p>0,659703446965363</text:p>
          </table:table-cell>
          <table:table-cell table:style-name="ce467" table:formula="of:=RANK([.A137];[.$A$135:.$A$143];0)" office:value-type="float" office:value="4" calcext:value-type="float">
            <text:p>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7])/10^7)" office:value-type="float" office:value="1" calcext:value-type="float">
            <text:p>1</text:p>
          </table:table-cell>
          <table:table-cell table:style-name="ce560" table:formula="of:=INT(DEC2BIN([.C137])/10^6)-10*INT(DEC2BIN([.C137])/10^7)" office:value-type="float" office:value="1" calcext:value-type="float">
            <text:p>1</text:p>
          </table:table-cell>
          <table:table-cell table:style-name="ce560" table:formula="of:=INT(DEC2BIN([.C137])/10^5)-10*INT(DEC2BIN([.C137])/10^6)" office:value-type="float" office:value="1" calcext:value-type="float">
            <text:p>1</text:p>
          </table:table-cell>
          <table:table-cell table:style-name="ce560" table:formula="of:=INT(DEC2BIN([.C137])/10^4)-10*INT(DEC2BIN([.C137])/10^5)" office:value-type="float" office:value="1" calcext:value-type="float">
            <text:p>1</text:p>
          </table:table-cell>
          <table:table-cell table:style-name="ce560" table:formula="of:=INT(DEC2BIN([.C137])/10^3)-10*INT(DEC2BIN([.C137])/10^4)" office:value-type="float" office:value="1" calcext:value-type="float">
            <text:p>1</text:p>
          </table:table-cell>
          <table:table-cell table:style-name="ce560" table:formula="of:=INT(DEC2BIN([.C137])/10^2)-10*INT(DEC2BIN([.C137])/10^3)" office:value-type="float" office:value="1" calcext:value-type="float">
            <text:p>1</text:p>
          </table:table-cell>
          <table:table-cell table:style-name="ce560" table:formula="of:=INT(DEC2BIN([.C137])/10^1)-10*INT(DEC2BIN([.C137])/10^2)" office:value-type="float" office:value="1" calcext:value-type="float">
            <text:p>1</text:p>
          </table:table-cell>
          <table:table-cell table:style-name="ce560" table:formula="of:=INT(DEC2BIN([.C137])/10^0)-10*INT(DEC2BIN([.C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7])/10^7)" office:value-type="float" office:value="1" calcext:value-type="float">
            <text:p>1</text:p>
          </table:table-cell>
          <table:table-cell table:style-name="ce560" table:formula="of:=INT(DEC2BIN([.L137])/10^6)-10*INT(DEC2BIN([.L137])/10^7)" office:value-type="float" office:value="1" calcext:value-type="float">
            <text:p>1</text:p>
          </table:table-cell>
          <table:table-cell table:style-name="ce560" table:formula="of:=INT(DEC2BIN([.L137])/10^5)-10*INT(DEC2BIN([.L137])/10^6)" office:value-type="float" office:value="1" calcext:value-type="float">
            <text:p>1</text:p>
          </table:table-cell>
          <table:table-cell table:style-name="ce560" table:formula="of:=INT(DEC2BIN([.L137])/10^4)-10*INT(DEC2BIN([.L137])/10^5)" office:value-type="float" office:value="1" calcext:value-type="float">
            <text:p>1</text:p>
          </table:table-cell>
          <table:table-cell table:style-name="ce560" table:formula="of:=INT(DEC2BIN([.L137])/10^3)-10*INT(DEC2BIN([.L137])/10^4)" office:value-type="float" office:value="1" calcext:value-type="float">
            <text:p>1</text:p>
          </table:table-cell>
          <table:table-cell table:style-name="ce560" table:formula="of:=INT(DEC2BIN([.L137])/10^2)-10*INT(DEC2BIN([.L137])/10^3)" office:value-type="float" office:value="1" calcext:value-type="float">
            <text:p>1</text:p>
          </table:table-cell>
          <table:table-cell table:style-name="ce560" table:formula="of:=INT(DEC2BIN([.L137])/10^1)-10*INT(DEC2BIN([.L137])/10^2)" office:value-type="float" office:value="1" calcext:value-type="float">
            <text:p>1</text:p>
          </table:table-cell>
          <table:table-cell table:style-name="ce560" table:formula="of:=INT(DEC2BIN([.L137])/10^0)-10*INT(DEC2BIN([.L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7])/10^7)" office:value-type="float" office:value="1" calcext:value-type="float">
            <text:p>1</text:p>
          </table:table-cell>
          <table:table-cell table:style-name="ce560" table:formula="of:=INT(DEC2BIN([.U137])/10^6)-10*INT(DEC2BIN([.U137])/10^7)" office:value-type="float" office:value="1" calcext:value-type="float">
            <text:p>1</text:p>
          </table:table-cell>
          <table:table-cell table:style-name="ce560" table:formula="of:=INT(DEC2BIN([.U137])/10^5)-10*INT(DEC2BIN([.U137])/10^6)" office:value-type="float" office:value="0" calcext:value-type="float">
            <text:p>0</text:p>
          </table:table-cell>
          <table:table-cell table:style-name="ce560" table:formula="of:=INT(DEC2BIN([.U137])/10^4)-10*INT(DEC2BIN([.U137])/10^5)" office:value-type="float" office:value="0" calcext:value-type="float">
            <text:p>0</text:p>
          </table:table-cell>
          <table:table-cell table:style-name="ce560" table:formula="of:=INT(DEC2BIN([.U137])/10^3)-10*INT(DEC2BIN([.U137])/10^4)" office:value-type="float" office:value="0" calcext:value-type="float">
            <text:p>0</text:p>
          </table:table-cell>
          <table:table-cell table:style-name="ce560" table:formula="of:=INT(DEC2BIN([.U137])/10^2)-10*INT(DEC2BIN([.U137])/10^3)" office:value-type="float" office:value="0" calcext:value-type="float">
            <text:p>0</text:p>
          </table:table-cell>
          <table:table-cell table:style-name="ce560" table:formula="of:=INT(DEC2BIN([.U137])/10^1)-10*INT(DEC2BIN([.U137])/10^2)" office:value-type="float" office:value="0" calcext:value-type="float">
            <text:p>0</text:p>
          </table:table-cell>
          <table:table-cell table:style-name="ce560" table:formula="of:=INT(DEC2BIN([.U137])/10^0)-10*INT(DEC2BIN([.U13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7])/10^7)" office:value-type="float" office:value="0" calcext:value-type="float">
            <text:p>0</text:p>
          </table:table-cell>
          <table:table-cell table:style-name="ce560" table:formula="of:=INT(DEC2BIN([.AD137])/10^6)-10*INT(DEC2BIN([.AD137])/10^7)" office:value-type="float" office:value="0" calcext:value-type="float">
            <text:p>0</text:p>
          </table:table-cell>
          <table:table-cell table:style-name="ce560" table:formula="of:=INT(DEC2BIN([.AD137])/10^5)-10*INT(DEC2BIN([.AD137])/10^6)" office:value-type="float" office:value="0" calcext:value-type="float">
            <text:p>0</text:p>
          </table:table-cell>
          <table:table-cell table:style-name="ce560" table:formula="of:=INT(DEC2BIN([.AD137])/10^4)-10*INT(DEC2BIN([.AD137])/10^5)" office:value-type="float" office:value="0" calcext:value-type="float">
            <text:p>0</text:p>
          </table:table-cell>
          <table:table-cell table:style-name="ce560" table:formula="of:=INT(DEC2BIN([.AD137])/10^3)-10*INT(DEC2BIN([.AD137])/10^4)" office:value-type="float" office:value="0" calcext:value-type="float">
            <text:p>0</text:p>
          </table:table-cell>
          <table:table-cell table:style-name="ce560" table:formula="of:=INT(DEC2BIN([.AD137])/10^2)-10*INT(DEC2BIN([.AD137])/10^3)" office:value-type="float" office:value="0" calcext:value-type="float">
            <text:p>0</text:p>
          </table:table-cell>
          <table:table-cell table:style-name="ce560" table:formula="of:=INT(DEC2BIN([.AD137])/10^1)-10*INT(DEC2BIN([.AD137])/10^2)" office:value-type="float" office:value="0" calcext:value-type="float">
            <text:p>0</text:p>
          </table:table-cell>
          <table:table-cell table:style-name="ce571" table:formula="of:=INT(DEC2BIN([.AD137])/10^0)-10*INT(DEC2BIN([.AD137])/10^1)" office:value-type="float" office:value="0" calcext:value-type="float">
            <text:p>0</text:p>
          </table:table-cell>
          <table:table-cell table:style-name="ce479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643519589817411" calcext:value-type="float">
            <text:p>0,643519589817411</text:p>
          </table:table-cell>
          <table:table-cell table:style-name="ce467" table:formula="of:=RANK([.A138];[.$A$135:.$A$143];0)" office:value-type="float" office:value="5" calcext:value-type="float">
            <text:p>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8])/10^7)" office:value-type="float" office:value="1" calcext:value-type="float">
            <text:p>1</text:p>
          </table:table-cell>
          <table:table-cell table:style-name="ce560" table:formula="of:=INT(DEC2BIN([.C138])/10^6)-10*INT(DEC2BIN([.C138])/10^7)" office:value-type="float" office:value="1" calcext:value-type="float">
            <text:p>1</text:p>
          </table:table-cell>
          <table:table-cell table:style-name="ce560" table:formula="of:=INT(DEC2BIN([.C138])/10^5)-10*INT(DEC2BIN([.C138])/10^6)" office:value-type="float" office:value="1" calcext:value-type="float">
            <text:p>1</text:p>
          </table:table-cell>
          <table:table-cell table:style-name="ce560" table:formula="of:=INT(DEC2BIN([.C138])/10^4)-10*INT(DEC2BIN([.C138])/10^5)" office:value-type="float" office:value="1" calcext:value-type="float">
            <text:p>1</text:p>
          </table:table-cell>
          <table:table-cell table:style-name="ce560" table:formula="of:=INT(DEC2BIN([.C138])/10^3)-10*INT(DEC2BIN([.C138])/10^4)" office:value-type="float" office:value="1" calcext:value-type="float">
            <text:p>1</text:p>
          </table:table-cell>
          <table:table-cell table:style-name="ce560" table:formula="of:=INT(DEC2BIN([.C138])/10^2)-10*INT(DEC2BIN([.C138])/10^3)" office:value-type="float" office:value="1" calcext:value-type="float">
            <text:p>1</text:p>
          </table:table-cell>
          <table:table-cell table:style-name="ce560" table:formula="of:=INT(DEC2BIN([.C138])/10^1)-10*INT(DEC2BIN([.C138])/10^2)" office:value-type="float" office:value="1" calcext:value-type="float">
            <text:p>1</text:p>
          </table:table-cell>
          <table:table-cell table:style-name="ce560" table:formula="of:=INT(DEC2BIN([.C138])/10^0)-10*INT(DEC2BIN([.C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8])/10^7)" office:value-type="float" office:value="1" calcext:value-type="float">
            <text:p>1</text:p>
          </table:table-cell>
          <table:table-cell table:style-name="ce560" table:formula="of:=INT(DEC2BIN([.L138])/10^6)-10*INT(DEC2BIN([.L138])/10^7)" office:value-type="float" office:value="1" calcext:value-type="float">
            <text:p>1</text:p>
          </table:table-cell>
          <table:table-cell table:style-name="ce560" table:formula="of:=INT(DEC2BIN([.L138])/10^5)-10*INT(DEC2BIN([.L138])/10^6)" office:value-type="float" office:value="1" calcext:value-type="float">
            <text:p>1</text:p>
          </table:table-cell>
          <table:table-cell table:style-name="ce560" table:formula="of:=INT(DEC2BIN([.L138])/10^4)-10*INT(DEC2BIN([.L138])/10^5)" office:value-type="float" office:value="1" calcext:value-type="float">
            <text:p>1</text:p>
          </table:table-cell>
          <table:table-cell table:style-name="ce560" table:formula="of:=INT(DEC2BIN([.L138])/10^3)-10*INT(DEC2BIN([.L138])/10^4)" office:value-type="float" office:value="1" calcext:value-type="float">
            <text:p>1</text:p>
          </table:table-cell>
          <table:table-cell table:style-name="ce560" table:formula="of:=INT(DEC2BIN([.L138])/10^2)-10*INT(DEC2BIN([.L138])/10^3)" office:value-type="float" office:value="1" calcext:value-type="float">
            <text:p>1</text:p>
          </table:table-cell>
          <table:table-cell table:style-name="ce560" table:formula="of:=INT(DEC2BIN([.L138])/10^1)-10*INT(DEC2BIN([.L138])/10^2)" office:value-type="float" office:value="1" calcext:value-type="float">
            <text:p>1</text:p>
          </table:table-cell>
          <table:table-cell table:style-name="ce560" table:formula="of:=INT(DEC2BIN([.L138])/10^0)-10*INT(DEC2BIN([.L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8])/10^7)" office:value-type="float" office:value="1" calcext:value-type="float">
            <text:p>1</text:p>
          </table:table-cell>
          <table:table-cell table:style-name="ce560" table:formula="of:=INT(DEC2BIN([.U138])/10^6)-10*INT(DEC2BIN([.U138])/10^7)" office:value-type="float" office:value="1" calcext:value-type="float">
            <text:p>1</text:p>
          </table:table-cell>
          <table:table-cell table:style-name="ce560" table:formula="of:=INT(DEC2BIN([.U138])/10^5)-10*INT(DEC2BIN([.U138])/10^6)" office:value-type="float" office:value="1" calcext:value-type="float">
            <text:p>1</text:p>
          </table:table-cell>
          <table:table-cell table:style-name="ce560" table:formula="of:=INT(DEC2BIN([.U138])/10^4)-10*INT(DEC2BIN([.U138])/10^5)" office:value-type="float" office:value="0" calcext:value-type="float">
            <text:p>0</text:p>
          </table:table-cell>
          <table:table-cell table:style-name="ce560" table:formula="of:=INT(DEC2BIN([.U138])/10^3)-10*INT(DEC2BIN([.U138])/10^4)" office:value-type="float" office:value="0" calcext:value-type="float">
            <text:p>0</text:p>
          </table:table-cell>
          <table:table-cell table:style-name="ce560" table:formula="of:=INT(DEC2BIN([.U138])/10^2)-10*INT(DEC2BIN([.U138])/10^3)" office:value-type="float" office:value="0" calcext:value-type="float">
            <text:p>0</text:p>
          </table:table-cell>
          <table:table-cell table:style-name="ce560" table:formula="of:=INT(DEC2BIN([.U138])/10^1)-10*INT(DEC2BIN([.U138])/10^2)" office:value-type="float" office:value="0" calcext:value-type="float">
            <text:p>0</text:p>
          </table:table-cell>
          <table:table-cell table:style-name="ce560" table:formula="of:=INT(DEC2BIN([.U138])/10^0)-10*INT(DEC2BIN([.U13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8])/10^7)" office:value-type="float" office:value="0" calcext:value-type="float">
            <text:p>0</text:p>
          </table:table-cell>
          <table:table-cell table:style-name="ce560" table:formula="of:=INT(DEC2BIN([.AD138])/10^6)-10*INT(DEC2BIN([.AD138])/10^7)" office:value-type="float" office:value="0" calcext:value-type="float">
            <text:p>0</text:p>
          </table:table-cell>
          <table:table-cell table:style-name="ce560" table:formula="of:=INT(DEC2BIN([.AD138])/10^5)-10*INT(DEC2BIN([.AD138])/10^6)" office:value-type="float" office:value="0" calcext:value-type="float">
            <text:p>0</text:p>
          </table:table-cell>
          <table:table-cell table:style-name="ce560" table:formula="of:=INT(DEC2BIN([.AD138])/10^4)-10*INT(DEC2BIN([.AD138])/10^5)" office:value-type="float" office:value="0" calcext:value-type="float">
            <text:p>0</text:p>
          </table:table-cell>
          <table:table-cell table:style-name="ce560" table:formula="of:=INT(DEC2BIN([.AD138])/10^3)-10*INT(DEC2BIN([.AD138])/10^4)" office:value-type="float" office:value="0" calcext:value-type="float">
            <text:p>0</text:p>
          </table:table-cell>
          <table:table-cell table:style-name="ce560" table:formula="of:=INT(DEC2BIN([.AD138])/10^2)-10*INT(DEC2BIN([.AD138])/10^3)" office:value-type="float" office:value="0" calcext:value-type="float">
            <text:p>0</text:p>
          </table:table-cell>
          <table:table-cell table:style-name="ce560" table:formula="of:=INT(DEC2BIN([.AD138])/10^1)-10*INT(DEC2BIN([.AD138])/10^2)" office:value-type="float" office:value="0" calcext:value-type="float">
            <text:p>0</text:p>
          </table:table-cell>
          <table:table-cell table:style-name="ce571" table:formula="of:=INT(DEC2BIN([.AD138])/10^0)-10*INT(DEC2BIN([.AD138])/10^1)" office:value-type="float" office:value="0" calcext:value-type="float">
            <text:p>0</text:p>
          </table:table-cell>
          <table:table-cell table:style-name="ce479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957229930669209" calcext:value-type="float">
            <text:p>0,957229930669209</text:p>
          </table:table-cell>
          <table:table-cell table:style-name="ce467" table:formula="of:=RANK([.A139];[.$A$135:.$A$143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9])/10^7)" office:value-type="float" office:value="1" calcext:value-type="float">
            <text:p>1</text:p>
          </table:table-cell>
          <table:table-cell table:style-name="ce560" table:formula="of:=INT(DEC2BIN([.C139])/10^6)-10*INT(DEC2BIN([.C139])/10^7)" office:value-type="float" office:value="1" calcext:value-type="float">
            <text:p>1</text:p>
          </table:table-cell>
          <table:table-cell table:style-name="ce560" table:formula="of:=INT(DEC2BIN([.C139])/10^5)-10*INT(DEC2BIN([.C139])/10^6)" office:value-type="float" office:value="1" calcext:value-type="float">
            <text:p>1</text:p>
          </table:table-cell>
          <table:table-cell table:style-name="ce560" table:formula="of:=INT(DEC2BIN([.C139])/10^4)-10*INT(DEC2BIN([.C139])/10^5)" office:value-type="float" office:value="1" calcext:value-type="float">
            <text:p>1</text:p>
          </table:table-cell>
          <table:table-cell table:style-name="ce560" table:formula="of:=INT(DEC2BIN([.C139])/10^3)-10*INT(DEC2BIN([.C139])/10^4)" office:value-type="float" office:value="1" calcext:value-type="float">
            <text:p>1</text:p>
          </table:table-cell>
          <table:table-cell table:style-name="ce560" table:formula="of:=INT(DEC2BIN([.C139])/10^2)-10*INT(DEC2BIN([.C139])/10^3)" office:value-type="float" office:value="1" calcext:value-type="float">
            <text:p>1</text:p>
          </table:table-cell>
          <table:table-cell table:style-name="ce560" table:formula="of:=INT(DEC2BIN([.C139])/10^1)-10*INT(DEC2BIN([.C139])/10^2)" office:value-type="float" office:value="1" calcext:value-type="float">
            <text:p>1</text:p>
          </table:table-cell>
          <table:table-cell table:style-name="ce560" table:formula="of:=INT(DEC2BIN([.C139])/10^0)-10*INT(DEC2BIN([.C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9])/10^7)" office:value-type="float" office:value="1" calcext:value-type="float">
            <text:p>1</text:p>
          </table:table-cell>
          <table:table-cell table:style-name="ce560" table:formula="of:=INT(DEC2BIN([.L139])/10^6)-10*INT(DEC2BIN([.L139])/10^7)" office:value-type="float" office:value="1" calcext:value-type="float">
            <text:p>1</text:p>
          </table:table-cell>
          <table:table-cell table:style-name="ce560" table:formula="of:=INT(DEC2BIN([.L139])/10^5)-10*INT(DEC2BIN([.L139])/10^6)" office:value-type="float" office:value="1" calcext:value-type="float">
            <text:p>1</text:p>
          </table:table-cell>
          <table:table-cell table:style-name="ce560" table:formula="of:=INT(DEC2BIN([.L139])/10^4)-10*INT(DEC2BIN([.L139])/10^5)" office:value-type="float" office:value="1" calcext:value-type="float">
            <text:p>1</text:p>
          </table:table-cell>
          <table:table-cell table:style-name="ce560" table:formula="of:=INT(DEC2BIN([.L139])/10^3)-10*INT(DEC2BIN([.L139])/10^4)" office:value-type="float" office:value="1" calcext:value-type="float">
            <text:p>1</text:p>
          </table:table-cell>
          <table:table-cell table:style-name="ce560" table:formula="of:=INT(DEC2BIN([.L139])/10^2)-10*INT(DEC2BIN([.L139])/10^3)" office:value-type="float" office:value="1" calcext:value-type="float">
            <text:p>1</text:p>
          </table:table-cell>
          <table:table-cell table:style-name="ce560" table:formula="of:=INT(DEC2BIN([.L139])/10^1)-10*INT(DEC2BIN([.L139])/10^2)" office:value-type="float" office:value="1" calcext:value-type="float">
            <text:p>1</text:p>
          </table:table-cell>
          <table:table-cell table:style-name="ce560" table:formula="of:=INT(DEC2BIN([.L139])/10^0)-10*INT(DEC2BIN([.L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9])/10^7)" office:value-type="float" office:value="1" calcext:value-type="float">
            <text:p>1</text:p>
          </table:table-cell>
          <table:table-cell table:style-name="ce560" table:formula="of:=INT(DEC2BIN([.U139])/10^6)-10*INT(DEC2BIN([.U139])/10^7)" office:value-type="float" office:value="1" calcext:value-type="float">
            <text:p>1</text:p>
          </table:table-cell>
          <table:table-cell table:style-name="ce560" table:formula="of:=INT(DEC2BIN([.U139])/10^5)-10*INT(DEC2BIN([.U139])/10^6)" office:value-type="float" office:value="1" calcext:value-type="float">
            <text:p>1</text:p>
          </table:table-cell>
          <table:table-cell table:style-name="ce560" table:formula="of:=INT(DEC2BIN([.U139])/10^4)-10*INT(DEC2BIN([.U139])/10^5)" office:value-type="float" office:value="1" calcext:value-type="float">
            <text:p>1</text:p>
          </table:table-cell>
          <table:table-cell table:style-name="ce560" table:formula="of:=INT(DEC2BIN([.U139])/10^3)-10*INT(DEC2BIN([.U139])/10^4)" office:value-type="float" office:value="0" calcext:value-type="float">
            <text:p>0</text:p>
          </table:table-cell>
          <table:table-cell table:style-name="ce560" table:formula="of:=INT(DEC2BIN([.U139])/10^2)-10*INT(DEC2BIN([.U139])/10^3)" office:value-type="float" office:value="0" calcext:value-type="float">
            <text:p>0</text:p>
          </table:table-cell>
          <table:table-cell table:style-name="ce560" table:formula="of:=INT(DEC2BIN([.U139])/10^1)-10*INT(DEC2BIN([.U139])/10^2)" office:value-type="float" office:value="0" calcext:value-type="float">
            <text:p>0</text:p>
          </table:table-cell>
          <table:table-cell table:style-name="ce560" table:formula="of:=INT(DEC2BIN([.U139])/10^0)-10*INT(DEC2BIN([.U13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9])/10^7)" office:value-type="float" office:value="0" calcext:value-type="float">
            <text:p>0</text:p>
          </table:table-cell>
          <table:table-cell table:style-name="ce560" table:formula="of:=INT(DEC2BIN([.AD139])/10^6)-10*INT(DEC2BIN([.AD139])/10^7)" office:value-type="float" office:value="0" calcext:value-type="float">
            <text:p>0</text:p>
          </table:table-cell>
          <table:table-cell table:style-name="ce560" table:formula="of:=INT(DEC2BIN([.AD139])/10^5)-10*INT(DEC2BIN([.AD139])/10^6)" office:value-type="float" office:value="0" calcext:value-type="float">
            <text:p>0</text:p>
          </table:table-cell>
          <table:table-cell table:style-name="ce560" table:formula="of:=INT(DEC2BIN([.AD139])/10^4)-10*INT(DEC2BIN([.AD139])/10^5)" office:value-type="float" office:value="0" calcext:value-type="float">
            <text:p>0</text:p>
          </table:table-cell>
          <table:table-cell table:style-name="ce560" table:formula="of:=INT(DEC2BIN([.AD139])/10^3)-10*INT(DEC2BIN([.AD139])/10^4)" office:value-type="float" office:value="0" calcext:value-type="float">
            <text:p>0</text:p>
          </table:table-cell>
          <table:table-cell table:style-name="ce560" table:formula="of:=INT(DEC2BIN([.AD139])/10^2)-10*INT(DEC2BIN([.AD139])/10^3)" office:value-type="float" office:value="0" calcext:value-type="float">
            <text:p>0</text:p>
          </table:table-cell>
          <table:table-cell table:style-name="ce560" table:formula="of:=INT(DEC2BIN([.AD139])/10^1)-10*INT(DEC2BIN([.AD139])/10^2)" office:value-type="float" office:value="0" calcext:value-type="float">
            <text:p>0</text:p>
          </table:table-cell>
          <table:table-cell table:style-name="ce571" table:formula="of:=INT(DEC2BIN([.AD139])/10^0)-10*INT(DEC2BIN([.AD139])/10^1)" office:value-type="float" office:value="0" calcext:value-type="float">
            <text:p>0</text:p>
          </table:table-cell>
          <table:table-cell table:style-name="ce479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948583509430956" calcext:value-type="float">
            <text:p>0,948583509430956</text:p>
          </table:table-cell>
          <table:table-cell table:style-name="ce467" table:formula="of:=RANK([.A140];[.$A$135:.$A$143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0])/10^7)" office:value-type="float" office:value="1" calcext:value-type="float">
            <text:p>1</text:p>
          </table:table-cell>
          <table:table-cell table:style-name="ce560" table:formula="of:=INT(DEC2BIN([.C140])/10^6)-10*INT(DEC2BIN([.C140])/10^7)" office:value-type="float" office:value="1" calcext:value-type="float">
            <text:p>1</text:p>
          </table:table-cell>
          <table:table-cell table:style-name="ce560" table:formula="of:=INT(DEC2BIN([.C140])/10^5)-10*INT(DEC2BIN([.C140])/10^6)" office:value-type="float" office:value="1" calcext:value-type="float">
            <text:p>1</text:p>
          </table:table-cell>
          <table:table-cell table:style-name="ce560" table:formula="of:=INT(DEC2BIN([.C140])/10^4)-10*INT(DEC2BIN([.C140])/10^5)" office:value-type="float" office:value="1" calcext:value-type="float">
            <text:p>1</text:p>
          </table:table-cell>
          <table:table-cell table:style-name="ce560" table:formula="of:=INT(DEC2BIN([.C140])/10^3)-10*INT(DEC2BIN([.C140])/10^4)" office:value-type="float" office:value="1" calcext:value-type="float">
            <text:p>1</text:p>
          </table:table-cell>
          <table:table-cell table:style-name="ce560" table:formula="of:=INT(DEC2BIN([.C140])/10^2)-10*INT(DEC2BIN([.C140])/10^3)" office:value-type="float" office:value="1" calcext:value-type="float">
            <text:p>1</text:p>
          </table:table-cell>
          <table:table-cell table:style-name="ce560" table:formula="of:=INT(DEC2BIN([.C140])/10^1)-10*INT(DEC2BIN([.C140])/10^2)" office:value-type="float" office:value="1" calcext:value-type="float">
            <text:p>1</text:p>
          </table:table-cell>
          <table:table-cell table:style-name="ce560" table:formula="of:=INT(DEC2BIN([.C140])/10^0)-10*INT(DEC2BIN([.C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0])/10^7)" office:value-type="float" office:value="1" calcext:value-type="float">
            <text:p>1</text:p>
          </table:table-cell>
          <table:table-cell table:style-name="ce560" table:formula="of:=INT(DEC2BIN([.L140])/10^6)-10*INT(DEC2BIN([.L140])/10^7)" office:value-type="float" office:value="1" calcext:value-type="float">
            <text:p>1</text:p>
          </table:table-cell>
          <table:table-cell table:style-name="ce560" table:formula="of:=INT(DEC2BIN([.L140])/10^5)-10*INT(DEC2BIN([.L140])/10^6)" office:value-type="float" office:value="1" calcext:value-type="float">
            <text:p>1</text:p>
          </table:table-cell>
          <table:table-cell table:style-name="ce560" table:formula="of:=INT(DEC2BIN([.L140])/10^4)-10*INT(DEC2BIN([.L140])/10^5)" office:value-type="float" office:value="1" calcext:value-type="float">
            <text:p>1</text:p>
          </table:table-cell>
          <table:table-cell table:style-name="ce560" table:formula="of:=INT(DEC2BIN([.L140])/10^3)-10*INT(DEC2BIN([.L140])/10^4)" office:value-type="float" office:value="1" calcext:value-type="float">
            <text:p>1</text:p>
          </table:table-cell>
          <table:table-cell table:style-name="ce560" table:formula="of:=INT(DEC2BIN([.L140])/10^2)-10*INT(DEC2BIN([.L140])/10^3)" office:value-type="float" office:value="1" calcext:value-type="float">
            <text:p>1</text:p>
          </table:table-cell>
          <table:table-cell table:style-name="ce560" table:formula="of:=INT(DEC2BIN([.L140])/10^1)-10*INT(DEC2BIN([.L140])/10^2)" office:value-type="float" office:value="1" calcext:value-type="float">
            <text:p>1</text:p>
          </table:table-cell>
          <table:table-cell table:style-name="ce560" table:formula="of:=INT(DEC2BIN([.L140])/10^0)-10*INT(DEC2BIN([.L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0])/10^7)" office:value-type="float" office:value="1" calcext:value-type="float">
            <text:p>1</text:p>
          </table:table-cell>
          <table:table-cell table:style-name="ce560" table:formula="of:=INT(DEC2BIN([.U140])/10^6)-10*INT(DEC2BIN([.U140])/10^7)" office:value-type="float" office:value="1" calcext:value-type="float">
            <text:p>1</text:p>
          </table:table-cell>
          <table:table-cell table:style-name="ce560" table:formula="of:=INT(DEC2BIN([.U140])/10^5)-10*INT(DEC2BIN([.U140])/10^6)" office:value-type="float" office:value="1" calcext:value-type="float">
            <text:p>1</text:p>
          </table:table-cell>
          <table:table-cell table:style-name="ce560" table:formula="of:=INT(DEC2BIN([.U140])/10^4)-10*INT(DEC2BIN([.U140])/10^5)" office:value-type="float" office:value="1" calcext:value-type="float">
            <text:p>1</text:p>
          </table:table-cell>
          <table:table-cell table:style-name="ce560" table:formula="of:=INT(DEC2BIN([.U140])/10^3)-10*INT(DEC2BIN([.U140])/10^4)" office:value-type="float" office:value="1" calcext:value-type="float">
            <text:p>1</text:p>
          </table:table-cell>
          <table:table-cell table:style-name="ce560" table:formula="of:=INT(DEC2BIN([.U140])/10^2)-10*INT(DEC2BIN([.U140])/10^3)" office:value-type="float" office:value="0" calcext:value-type="float">
            <text:p>0</text:p>
          </table:table-cell>
          <table:table-cell table:style-name="ce560" table:formula="of:=INT(DEC2BIN([.U140])/10^1)-10*INT(DEC2BIN([.U140])/10^2)" office:value-type="float" office:value="0" calcext:value-type="float">
            <text:p>0</text:p>
          </table:table-cell>
          <table:table-cell table:style-name="ce560" table:formula="of:=INT(DEC2BIN([.U140])/10^0)-10*INT(DEC2BIN([.U14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0])/10^7)" office:value-type="float" office:value="0" calcext:value-type="float">
            <text:p>0</text:p>
          </table:table-cell>
          <table:table-cell table:style-name="ce560" table:formula="of:=INT(DEC2BIN([.AD140])/10^6)-10*INT(DEC2BIN([.AD140])/10^7)" office:value-type="float" office:value="0" calcext:value-type="float">
            <text:p>0</text:p>
          </table:table-cell>
          <table:table-cell table:style-name="ce560" table:formula="of:=INT(DEC2BIN([.AD140])/10^5)-10*INT(DEC2BIN([.AD140])/10^6)" office:value-type="float" office:value="0" calcext:value-type="float">
            <text:p>0</text:p>
          </table:table-cell>
          <table:table-cell table:style-name="ce560" table:formula="of:=INT(DEC2BIN([.AD140])/10^4)-10*INT(DEC2BIN([.AD140])/10^5)" office:value-type="float" office:value="0" calcext:value-type="float">
            <text:p>0</text:p>
          </table:table-cell>
          <table:table-cell table:style-name="ce560" table:formula="of:=INT(DEC2BIN([.AD140])/10^3)-10*INT(DEC2BIN([.AD140])/10^4)" office:value-type="float" office:value="0" calcext:value-type="float">
            <text:p>0</text:p>
          </table:table-cell>
          <table:table-cell table:style-name="ce560" table:formula="of:=INT(DEC2BIN([.AD140])/10^2)-10*INT(DEC2BIN([.AD140])/10^3)" office:value-type="float" office:value="0" calcext:value-type="float">
            <text:p>0</text:p>
          </table:table-cell>
          <table:table-cell table:style-name="ce560" table:formula="of:=INT(DEC2BIN([.AD140])/10^1)-10*INT(DEC2BIN([.AD140])/10^2)" office:value-type="float" office:value="0" calcext:value-type="float">
            <text:p>0</text:p>
          </table:table-cell>
          <table:table-cell table:style-name="ce571" table:formula="of:=INT(DEC2BIN([.AD140])/10^0)-10*INT(DEC2BIN([.AD140])/10^1)" office:value-type="float" office:value="0" calcext:value-type="float">
            <text:p>0</text:p>
          </table:table-cell>
          <table:table-cell table:style-name="ce479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0185742746134711" calcext:value-type="float">
            <text:p>0,018574274613471</text:p>
          </table:table-cell>
          <table:table-cell table:style-name="ce467" table:formula="of:=RANK([.A141];[.$A$135:.$A$143];0)" office:value-type="float" office:value="9" calcext:value-type="float">
            <text:p>9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1])/10^7)" office:value-type="float" office:value="1" calcext:value-type="float">
            <text:p>1</text:p>
          </table:table-cell>
          <table:table-cell table:style-name="ce560" table:formula="of:=INT(DEC2BIN([.C141])/10^6)-10*INT(DEC2BIN([.C141])/10^7)" office:value-type="float" office:value="1" calcext:value-type="float">
            <text:p>1</text:p>
          </table:table-cell>
          <table:table-cell table:style-name="ce560" table:formula="of:=INT(DEC2BIN([.C141])/10^5)-10*INT(DEC2BIN([.C141])/10^6)" office:value-type="float" office:value="1" calcext:value-type="float">
            <text:p>1</text:p>
          </table:table-cell>
          <table:table-cell table:style-name="ce560" table:formula="of:=INT(DEC2BIN([.C141])/10^4)-10*INT(DEC2BIN([.C141])/10^5)" office:value-type="float" office:value="1" calcext:value-type="float">
            <text:p>1</text:p>
          </table:table-cell>
          <table:table-cell table:style-name="ce560" table:formula="of:=INT(DEC2BIN([.C141])/10^3)-10*INT(DEC2BIN([.C141])/10^4)" office:value-type="float" office:value="1" calcext:value-type="float">
            <text:p>1</text:p>
          </table:table-cell>
          <table:table-cell table:style-name="ce560" table:formula="of:=INT(DEC2BIN([.C141])/10^2)-10*INT(DEC2BIN([.C141])/10^3)" office:value-type="float" office:value="1" calcext:value-type="float">
            <text:p>1</text:p>
          </table:table-cell>
          <table:table-cell table:style-name="ce560" table:formula="of:=INT(DEC2BIN([.C141])/10^1)-10*INT(DEC2BIN([.C141])/10^2)" office:value-type="float" office:value="1" calcext:value-type="float">
            <text:p>1</text:p>
          </table:table-cell>
          <table:table-cell table:style-name="ce560" table:formula="of:=INT(DEC2BIN([.C141])/10^0)-10*INT(DEC2BIN([.C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1])/10^7)" office:value-type="float" office:value="1" calcext:value-type="float">
            <text:p>1</text:p>
          </table:table-cell>
          <table:table-cell table:style-name="ce560" table:formula="of:=INT(DEC2BIN([.L141])/10^6)-10*INT(DEC2BIN([.L141])/10^7)" office:value-type="float" office:value="1" calcext:value-type="float">
            <text:p>1</text:p>
          </table:table-cell>
          <table:table-cell table:style-name="ce560" table:formula="of:=INT(DEC2BIN([.L141])/10^5)-10*INT(DEC2BIN([.L141])/10^6)" office:value-type="float" office:value="1" calcext:value-type="float">
            <text:p>1</text:p>
          </table:table-cell>
          <table:table-cell table:style-name="ce560" table:formula="of:=INT(DEC2BIN([.L141])/10^4)-10*INT(DEC2BIN([.L141])/10^5)" office:value-type="float" office:value="1" calcext:value-type="float">
            <text:p>1</text:p>
          </table:table-cell>
          <table:table-cell table:style-name="ce560" table:formula="of:=INT(DEC2BIN([.L141])/10^3)-10*INT(DEC2BIN([.L141])/10^4)" office:value-type="float" office:value="1" calcext:value-type="float">
            <text:p>1</text:p>
          </table:table-cell>
          <table:table-cell table:style-name="ce560" table:formula="of:=INT(DEC2BIN([.L141])/10^2)-10*INT(DEC2BIN([.L141])/10^3)" office:value-type="float" office:value="1" calcext:value-type="float">
            <text:p>1</text:p>
          </table:table-cell>
          <table:table-cell table:style-name="ce560" table:formula="of:=INT(DEC2BIN([.L141])/10^1)-10*INT(DEC2BIN([.L141])/10^2)" office:value-type="float" office:value="1" calcext:value-type="float">
            <text:p>1</text:p>
          </table:table-cell>
          <table:table-cell table:style-name="ce560" table:formula="of:=INT(DEC2BIN([.L141])/10^0)-10*INT(DEC2BIN([.L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1])/10^7)" office:value-type="float" office:value="1" calcext:value-type="float">
            <text:p>1</text:p>
          </table:table-cell>
          <table:table-cell table:style-name="ce560" table:formula="of:=INT(DEC2BIN([.U141])/10^6)-10*INT(DEC2BIN([.U141])/10^7)" office:value-type="float" office:value="1" calcext:value-type="float">
            <text:p>1</text:p>
          </table:table-cell>
          <table:table-cell table:style-name="ce560" table:formula="of:=INT(DEC2BIN([.U141])/10^5)-10*INT(DEC2BIN([.U141])/10^6)" office:value-type="float" office:value="1" calcext:value-type="float">
            <text:p>1</text:p>
          </table:table-cell>
          <table:table-cell table:style-name="ce560" table:formula="of:=INT(DEC2BIN([.U141])/10^4)-10*INT(DEC2BIN([.U141])/10^5)" office:value-type="float" office:value="1" calcext:value-type="float">
            <text:p>1</text:p>
          </table:table-cell>
          <table:table-cell table:style-name="ce560" table:formula="of:=INT(DEC2BIN([.U141])/10^3)-10*INT(DEC2BIN([.U141])/10^4)" office:value-type="float" office:value="1" calcext:value-type="float">
            <text:p>1</text:p>
          </table:table-cell>
          <table:table-cell table:style-name="ce560" table:formula="of:=INT(DEC2BIN([.U141])/10^2)-10*INT(DEC2BIN([.U141])/10^3)" office:value-type="float" office:value="1" calcext:value-type="float">
            <text:p>1</text:p>
          </table:table-cell>
          <table:table-cell table:style-name="ce560" table:formula="of:=INT(DEC2BIN([.U141])/10^1)-10*INT(DEC2BIN([.U141])/10^2)" office:value-type="float" office:value="0" calcext:value-type="float">
            <text:p>0</text:p>
          </table:table-cell>
          <table:table-cell table:style-name="ce560" table:formula="of:=INT(DEC2BIN([.U141])/10^0)-10*INT(DEC2BIN([.U14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1])/10^7)" office:value-type="float" office:value="0" calcext:value-type="float">
            <text:p>0</text:p>
          </table:table-cell>
          <table:table-cell table:style-name="ce560" table:formula="of:=INT(DEC2BIN([.AD141])/10^6)-10*INT(DEC2BIN([.AD141])/10^7)" office:value-type="float" office:value="0" calcext:value-type="float">
            <text:p>0</text:p>
          </table:table-cell>
          <table:table-cell table:style-name="ce560" table:formula="of:=INT(DEC2BIN([.AD141])/10^5)-10*INT(DEC2BIN([.AD141])/10^6)" office:value-type="float" office:value="0" calcext:value-type="float">
            <text:p>0</text:p>
          </table:table-cell>
          <table:table-cell table:style-name="ce560" table:formula="of:=INT(DEC2BIN([.AD141])/10^4)-10*INT(DEC2BIN([.AD141])/10^5)" office:value-type="float" office:value="0" calcext:value-type="float">
            <text:p>0</text:p>
          </table:table-cell>
          <table:table-cell table:style-name="ce560" table:formula="of:=INT(DEC2BIN([.AD141])/10^3)-10*INT(DEC2BIN([.AD141])/10^4)" office:value-type="float" office:value="0" calcext:value-type="float">
            <text:p>0</text:p>
          </table:table-cell>
          <table:table-cell table:style-name="ce560" table:formula="of:=INT(DEC2BIN([.AD141])/10^2)-10*INT(DEC2BIN([.AD141])/10^3)" office:value-type="float" office:value="0" calcext:value-type="float">
            <text:p>0</text:p>
          </table:table-cell>
          <table:table-cell table:style-name="ce560" table:formula="of:=INT(DEC2BIN([.AD141])/10^1)-10*INT(DEC2BIN([.AD141])/10^2)" office:value-type="float" office:value="0" calcext:value-type="float">
            <text:p>0</text:p>
          </table:table-cell>
          <table:table-cell table:style-name="ce571" table:formula="of:=INT(DEC2BIN([.AD141])/10^0)-10*INT(DEC2BIN([.AD141])/10^1)" office:value-type="float" office:value="0" calcext:value-type="float">
            <text:p>0</text:p>
          </table:table-cell>
          <table:table-cell table:style-name="ce479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0296954340358385" calcext:value-type="float">
            <text:p>0,029695434035839</text:p>
          </table:table-cell>
          <table:table-cell table:style-name="ce467" table:formula="of:=RANK([.A142];[.$A$135:.$A$143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2])/10^7)" office:value-type="float" office:value="1" calcext:value-type="float">
            <text:p>1</text:p>
          </table:table-cell>
          <table:table-cell table:style-name="ce560" table:formula="of:=INT(DEC2BIN([.C142])/10^6)-10*INT(DEC2BIN([.C142])/10^7)" office:value-type="float" office:value="1" calcext:value-type="float">
            <text:p>1</text:p>
          </table:table-cell>
          <table:table-cell table:style-name="ce560" table:formula="of:=INT(DEC2BIN([.C142])/10^5)-10*INT(DEC2BIN([.C142])/10^6)" office:value-type="float" office:value="1" calcext:value-type="float">
            <text:p>1</text:p>
          </table:table-cell>
          <table:table-cell table:style-name="ce560" table:formula="of:=INT(DEC2BIN([.C142])/10^4)-10*INT(DEC2BIN([.C142])/10^5)" office:value-type="float" office:value="1" calcext:value-type="float">
            <text:p>1</text:p>
          </table:table-cell>
          <table:table-cell table:style-name="ce560" table:formula="of:=INT(DEC2BIN([.C142])/10^3)-10*INT(DEC2BIN([.C142])/10^4)" office:value-type="float" office:value="1" calcext:value-type="float">
            <text:p>1</text:p>
          </table:table-cell>
          <table:table-cell table:style-name="ce560" table:formula="of:=INT(DEC2BIN([.C142])/10^2)-10*INT(DEC2BIN([.C142])/10^3)" office:value-type="float" office:value="1" calcext:value-type="float">
            <text:p>1</text:p>
          </table:table-cell>
          <table:table-cell table:style-name="ce560" table:formula="of:=INT(DEC2BIN([.C142])/10^1)-10*INT(DEC2BIN([.C142])/10^2)" office:value-type="float" office:value="1" calcext:value-type="float">
            <text:p>1</text:p>
          </table:table-cell>
          <table:table-cell table:style-name="ce560" table:formula="of:=INT(DEC2BIN([.C142])/10^0)-10*INT(DEC2BIN([.C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2])/10^7)" office:value-type="float" office:value="1" calcext:value-type="float">
            <text:p>1</text:p>
          </table:table-cell>
          <table:table-cell table:style-name="ce560" table:formula="of:=INT(DEC2BIN([.L142])/10^6)-10*INT(DEC2BIN([.L142])/10^7)" office:value-type="float" office:value="1" calcext:value-type="float">
            <text:p>1</text:p>
          </table:table-cell>
          <table:table-cell table:style-name="ce560" table:formula="of:=INT(DEC2BIN([.L142])/10^5)-10*INT(DEC2BIN([.L142])/10^6)" office:value-type="float" office:value="1" calcext:value-type="float">
            <text:p>1</text:p>
          </table:table-cell>
          <table:table-cell table:style-name="ce560" table:formula="of:=INT(DEC2BIN([.L142])/10^4)-10*INT(DEC2BIN([.L142])/10^5)" office:value-type="float" office:value="1" calcext:value-type="float">
            <text:p>1</text:p>
          </table:table-cell>
          <table:table-cell table:style-name="ce560" table:formula="of:=INT(DEC2BIN([.L142])/10^3)-10*INT(DEC2BIN([.L142])/10^4)" office:value-type="float" office:value="1" calcext:value-type="float">
            <text:p>1</text:p>
          </table:table-cell>
          <table:table-cell table:style-name="ce560" table:formula="of:=INT(DEC2BIN([.L142])/10^2)-10*INT(DEC2BIN([.L142])/10^3)" office:value-type="float" office:value="1" calcext:value-type="float">
            <text:p>1</text:p>
          </table:table-cell>
          <table:table-cell table:style-name="ce560" table:formula="of:=INT(DEC2BIN([.L142])/10^1)-10*INT(DEC2BIN([.L142])/10^2)" office:value-type="float" office:value="1" calcext:value-type="float">
            <text:p>1</text:p>
          </table:table-cell>
          <table:table-cell table:style-name="ce560" table:formula="of:=INT(DEC2BIN([.L142])/10^0)-10*INT(DEC2BIN([.L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2])/10^7)" office:value-type="float" office:value="1" calcext:value-type="float">
            <text:p>1</text:p>
          </table:table-cell>
          <table:table-cell table:style-name="ce560" table:formula="of:=INT(DEC2BIN([.U142])/10^6)-10*INT(DEC2BIN([.U142])/10^7)" office:value-type="float" office:value="1" calcext:value-type="float">
            <text:p>1</text:p>
          </table:table-cell>
          <table:table-cell table:style-name="ce560" table:formula="of:=INT(DEC2BIN([.U142])/10^5)-10*INT(DEC2BIN([.U142])/10^6)" office:value-type="float" office:value="1" calcext:value-type="float">
            <text:p>1</text:p>
          </table:table-cell>
          <table:table-cell table:style-name="ce560" table:formula="of:=INT(DEC2BIN([.U142])/10^4)-10*INT(DEC2BIN([.U142])/10^5)" office:value-type="float" office:value="1" calcext:value-type="float">
            <text:p>1</text:p>
          </table:table-cell>
          <table:table-cell table:style-name="ce560" table:formula="of:=INT(DEC2BIN([.U142])/10^3)-10*INT(DEC2BIN([.U142])/10^4)" office:value-type="float" office:value="1" calcext:value-type="float">
            <text:p>1</text:p>
          </table:table-cell>
          <table:table-cell table:style-name="ce560" table:formula="of:=INT(DEC2BIN([.U142])/10^2)-10*INT(DEC2BIN([.U142])/10^3)" office:value-type="float" office:value="1" calcext:value-type="float">
            <text:p>1</text:p>
          </table:table-cell>
          <table:table-cell table:style-name="ce560" table:formula="of:=INT(DEC2BIN([.U142])/10^1)-10*INT(DEC2BIN([.U142])/10^2)" office:value-type="float" office:value="1" calcext:value-type="float">
            <text:p>1</text:p>
          </table:table-cell>
          <table:table-cell table:style-name="ce560" table:formula="of:=INT(DEC2BIN([.U142])/10^0)-10*INT(DEC2BIN([.U14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2])/10^7)" office:value-type="float" office:value="0" calcext:value-type="float">
            <text:p>0</text:p>
          </table:table-cell>
          <table:table-cell table:style-name="ce560" table:formula="of:=INT(DEC2BIN([.AD142])/10^6)-10*INT(DEC2BIN([.AD142])/10^7)" office:value-type="float" office:value="0" calcext:value-type="float">
            <text:p>0</text:p>
          </table:table-cell>
          <table:table-cell table:style-name="ce560" table:formula="of:=INT(DEC2BIN([.AD142])/10^5)-10*INT(DEC2BIN([.AD142])/10^6)" office:value-type="float" office:value="0" calcext:value-type="float">
            <text:p>0</text:p>
          </table:table-cell>
          <table:table-cell table:style-name="ce560" table:formula="of:=INT(DEC2BIN([.AD142])/10^4)-10*INT(DEC2BIN([.AD142])/10^5)" office:value-type="float" office:value="0" calcext:value-type="float">
            <text:p>0</text:p>
          </table:table-cell>
          <table:table-cell table:style-name="ce560" table:formula="of:=INT(DEC2BIN([.AD142])/10^3)-10*INT(DEC2BIN([.AD142])/10^4)" office:value-type="float" office:value="0" calcext:value-type="float">
            <text:p>0</text:p>
          </table:table-cell>
          <table:table-cell table:style-name="ce560" table:formula="of:=INT(DEC2BIN([.AD142])/10^2)-10*INT(DEC2BIN([.AD142])/10^3)" office:value-type="float" office:value="0" calcext:value-type="float">
            <text:p>0</text:p>
          </table:table-cell>
          <table:table-cell table:style-name="ce560" table:formula="of:=INT(DEC2BIN([.AD142])/10^1)-10*INT(DEC2BIN([.AD142])/10^2)" office:value-type="float" office:value="0" calcext:value-type="float">
            <text:p>0</text:p>
          </table:table-cell>
          <table:table-cell table:style-name="ce571" table:formula="of:=INT(DEC2BIN([.AD142])/10^0)-10*INT(DEC2BIN([.AD142])/10^1)" office:value-type="float" office:value="0" calcext:value-type="float">
            <text:p>0</text:p>
          </table:table-cell>
          <table:table-cell table:style-name="ce479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109272936986683" calcext:value-type="float">
            <text:p>0,109272936986683</text:p>
          </table:table-cell>
          <table:table-cell table:style-name="ce467" table:formula="of:=RANK([.A143];[.$A$135:.$A$143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3])/10^7)" office:value-type="float" office:value="1" calcext:value-type="float">
            <text:p>1</text:p>
          </table:table-cell>
          <table:table-cell table:style-name="ce560" table:formula="of:=INT(DEC2BIN([.C143])/10^6)-10*INT(DEC2BIN([.C143])/10^7)" office:value-type="float" office:value="1" calcext:value-type="float">
            <text:p>1</text:p>
          </table:table-cell>
          <table:table-cell table:style-name="ce560" table:formula="of:=INT(DEC2BIN([.C143])/10^5)-10*INT(DEC2BIN([.C143])/10^6)" office:value-type="float" office:value="1" calcext:value-type="float">
            <text:p>1</text:p>
          </table:table-cell>
          <table:table-cell table:style-name="ce560" table:formula="of:=INT(DEC2BIN([.C143])/10^4)-10*INT(DEC2BIN([.C143])/10^5)" office:value-type="float" office:value="1" calcext:value-type="float">
            <text:p>1</text:p>
          </table:table-cell>
          <table:table-cell table:style-name="ce560" table:formula="of:=INT(DEC2BIN([.C143])/10^3)-10*INT(DEC2BIN([.C143])/10^4)" office:value-type="float" office:value="1" calcext:value-type="float">
            <text:p>1</text:p>
          </table:table-cell>
          <table:table-cell table:style-name="ce560" table:formula="of:=INT(DEC2BIN([.C143])/10^2)-10*INT(DEC2BIN([.C143])/10^3)" office:value-type="float" office:value="1" calcext:value-type="float">
            <text:p>1</text:p>
          </table:table-cell>
          <table:table-cell table:style-name="ce560" table:formula="of:=INT(DEC2BIN([.C143])/10^1)-10*INT(DEC2BIN([.C143])/10^2)" office:value-type="float" office:value="1" calcext:value-type="float">
            <text:p>1</text:p>
          </table:table-cell>
          <table:table-cell table:style-name="ce560" table:formula="of:=INT(DEC2BIN([.C143])/10^0)-10*INT(DEC2BIN([.C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3])/10^7)" office:value-type="float" office:value="1" calcext:value-type="float">
            <text:p>1</text:p>
          </table:table-cell>
          <table:table-cell table:style-name="ce560" table:formula="of:=INT(DEC2BIN([.L143])/10^6)-10*INT(DEC2BIN([.L143])/10^7)" office:value-type="float" office:value="1" calcext:value-type="float">
            <text:p>1</text:p>
          </table:table-cell>
          <table:table-cell table:style-name="ce560" table:formula="of:=INT(DEC2BIN([.L143])/10^5)-10*INT(DEC2BIN([.L143])/10^6)" office:value-type="float" office:value="1" calcext:value-type="float">
            <text:p>1</text:p>
          </table:table-cell>
          <table:table-cell table:style-name="ce560" table:formula="of:=INT(DEC2BIN([.L143])/10^4)-10*INT(DEC2BIN([.L143])/10^5)" office:value-type="float" office:value="1" calcext:value-type="float">
            <text:p>1</text:p>
          </table:table-cell>
          <table:table-cell table:style-name="ce560" table:formula="of:=INT(DEC2BIN([.L143])/10^3)-10*INT(DEC2BIN([.L143])/10^4)" office:value-type="float" office:value="1" calcext:value-type="float">
            <text:p>1</text:p>
          </table:table-cell>
          <table:table-cell table:style-name="ce560" table:formula="of:=INT(DEC2BIN([.L143])/10^2)-10*INT(DEC2BIN([.L143])/10^3)" office:value-type="float" office:value="1" calcext:value-type="float">
            <text:p>1</text:p>
          </table:table-cell>
          <table:table-cell table:style-name="ce560" table:formula="of:=INT(DEC2BIN([.L143])/10^1)-10*INT(DEC2BIN([.L143])/10^2)" office:value-type="float" office:value="1" calcext:value-type="float">
            <text:p>1</text:p>
          </table:table-cell>
          <table:table-cell table:style-name="ce560" table:formula="of:=INT(DEC2BIN([.L143])/10^0)-10*INT(DEC2BIN([.L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3])/10^7)" office:value-type="float" office:value="1" calcext:value-type="float">
            <text:p>1</text:p>
          </table:table-cell>
          <table:table-cell table:style-name="ce560" table:formula="of:=INT(DEC2BIN([.U143])/10^6)-10*INT(DEC2BIN([.U143])/10^7)" office:value-type="float" office:value="1" calcext:value-type="float">
            <text:p>1</text:p>
          </table:table-cell>
          <table:table-cell table:style-name="ce560" table:formula="of:=INT(DEC2BIN([.U143])/10^5)-10*INT(DEC2BIN([.U143])/10^6)" office:value-type="float" office:value="1" calcext:value-type="float">
            <text:p>1</text:p>
          </table:table-cell>
          <table:table-cell table:style-name="ce560" table:formula="of:=INT(DEC2BIN([.U143])/10^4)-10*INT(DEC2BIN([.U143])/10^5)" office:value-type="float" office:value="1" calcext:value-type="float">
            <text:p>1</text:p>
          </table:table-cell>
          <table:table-cell table:style-name="ce560" table:formula="of:=INT(DEC2BIN([.U143])/10^3)-10*INT(DEC2BIN([.U143])/10^4)" office:value-type="float" office:value="1" calcext:value-type="float">
            <text:p>1</text:p>
          </table:table-cell>
          <table:table-cell table:style-name="ce560" table:formula="of:=INT(DEC2BIN([.U143])/10^2)-10*INT(DEC2BIN([.U143])/10^3)" office:value-type="float" office:value="1" calcext:value-type="float">
            <text:p>1</text:p>
          </table:table-cell>
          <table:table-cell table:style-name="ce560" table:formula="of:=INT(DEC2BIN([.U143])/10^1)-10*INT(DEC2BIN([.U143])/10^2)" office:value-type="float" office:value="1" calcext:value-type="float">
            <text:p>1</text:p>
          </table:table-cell>
          <table:table-cell table:style-name="ce560" table:formula="of:=INT(DEC2BIN([.U143])/10^0)-10*INT(DEC2BIN([.U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3])/10^7)" office:value-type="float" office:value="0" calcext:value-type="float">
            <text:p>0</text:p>
          </table:table-cell>
          <table:table-cell table:style-name="ce560" table:formula="of:=INT(DEC2BIN([.AD143])/10^6)-10*INT(DEC2BIN([.AD143])/10^7)" office:value-type="float" office:value="0" calcext:value-type="float">
            <text:p>0</text:p>
          </table:table-cell>
          <table:table-cell table:style-name="ce560" table:formula="of:=INT(DEC2BIN([.AD143])/10^5)-10*INT(DEC2BIN([.AD143])/10^6)" office:value-type="float" office:value="0" calcext:value-type="float">
            <text:p>0</text:p>
          </table:table-cell>
          <table:table-cell table:style-name="ce560" table:formula="of:=INT(DEC2BIN([.AD143])/10^4)-10*INT(DEC2BIN([.AD143])/10^5)" office:value-type="float" office:value="0" calcext:value-type="float">
            <text:p>0</text:p>
          </table:table-cell>
          <table:table-cell table:style-name="ce560" table:formula="of:=INT(DEC2BIN([.AD143])/10^3)-10*INT(DEC2BIN([.AD143])/10^4)" office:value-type="float" office:value="0" calcext:value-type="float">
            <text:p>0</text:p>
          </table:table-cell>
          <table:table-cell table:style-name="ce560" table:formula="of:=INT(DEC2BIN([.AD143])/10^2)-10*INT(DEC2BIN([.AD143])/10^3)" office:value-type="float" office:value="0" calcext:value-type="float">
            <text:p>0</text:p>
          </table:table-cell>
          <table:table-cell table:style-name="ce560" table:formula="of:=INT(DEC2BIN([.AD143])/10^1)-10*INT(DEC2BIN([.AD143])/10^2)" office:value-type="float" office:value="0" calcext:value-type="float">
            <text:p>0</text:p>
          </table:table-cell>
          <table:table-cell table:style-name="ce571" table:formula="of:=INT(DEC2BIN([.AD143])/10^0)-10*INT(DEC2BIN([.AD143])/10^1)" office:value-type="float" office:value="0" calcext:value-type="float">
            <text:p>0</text:p>
          </table:table-cell>
          <table:table-cell table:style-name="ce479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139084098483334" calcext:value-type="float">
            <text:p>0,139084098483334</text:p>
          </table:table-cell>
          <table:table-cell table:style-name="ce467" table:formula="of:=RANK([.A145];[.$A$145:.$A$161];0)" office:value-type="float" office:value="13" calcext:value-type="float">
            <text:p>13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5])/10^7)" office:value-type="float" office:value="1" calcext:value-type="float">
            <text:p>1</text:p>
          </table:table-cell>
          <table:table-cell table:style-name="ce560" table:formula="of:=INT(DEC2BIN([.C145])/10^6)-10*INT(DEC2BIN([.C145])/10^7)" office:value-type="float" office:value="1" calcext:value-type="float">
            <text:p>1</text:p>
          </table:table-cell>
          <table:table-cell table:style-name="ce560" table:formula="of:=INT(DEC2BIN([.C145])/10^5)-10*INT(DEC2BIN([.C145])/10^6)" office:value-type="float" office:value="1" calcext:value-type="float">
            <text:p>1</text:p>
          </table:table-cell>
          <table:table-cell table:style-name="ce560" table:formula="of:=INT(DEC2BIN([.C145])/10^4)-10*INT(DEC2BIN([.C145])/10^5)" office:value-type="float" office:value="1" calcext:value-type="float">
            <text:p>1</text:p>
          </table:table-cell>
          <table:table-cell table:style-name="ce560" table:formula="of:=INT(DEC2BIN([.C145])/10^3)-10*INT(DEC2BIN([.C145])/10^4)" office:value-type="float" office:value="1" calcext:value-type="float">
            <text:p>1</text:p>
          </table:table-cell>
          <table:table-cell table:style-name="ce560" table:formula="of:=INT(DEC2BIN([.C145])/10^2)-10*INT(DEC2BIN([.C145])/10^3)" office:value-type="float" office:value="1" calcext:value-type="float">
            <text:p>1</text:p>
          </table:table-cell>
          <table:table-cell table:style-name="ce560" table:formula="of:=INT(DEC2BIN([.C145])/10^1)-10*INT(DEC2BIN([.C145])/10^2)" office:value-type="float" office:value="1" calcext:value-type="float">
            <text:p>1</text:p>
          </table:table-cell>
          <table:table-cell table:style-name="ce560" table:formula="of:=INT(DEC2BIN([.C145])/10^0)-10*INT(DEC2BIN([.C14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5])/10^7)" office:value-type="float" office:value="0" calcext:value-type="float">
            <text:p>0</text:p>
          </table:table-cell>
          <table:table-cell table:style-name="ce560" table:formula="of:=INT(DEC2BIN([.L145])/10^6)-10*INT(DEC2BIN([.L145])/10^7)" office:value-type="float" office:value="0" calcext:value-type="float">
            <text:p>0</text:p>
          </table:table-cell>
          <table:table-cell table:style-name="ce560" table:formula="of:=INT(DEC2BIN([.L145])/10^5)-10*INT(DEC2BIN([.L145])/10^6)" office:value-type="float" office:value="0" calcext:value-type="float">
            <text:p>0</text:p>
          </table:table-cell>
          <table:table-cell table:style-name="ce560" table:formula="of:=INT(DEC2BIN([.L145])/10^4)-10*INT(DEC2BIN([.L145])/10^5)" office:value-type="float" office:value="0" calcext:value-type="float">
            <text:p>0</text:p>
          </table:table-cell>
          <table:table-cell table:style-name="ce560" table:formula="of:=INT(DEC2BIN([.L145])/10^3)-10*INT(DEC2BIN([.L145])/10^4)" office:value-type="float" office:value="0" calcext:value-type="float">
            <text:p>0</text:p>
          </table:table-cell>
          <table:table-cell table:style-name="ce560" table:formula="of:=INT(DEC2BIN([.L145])/10^2)-10*INT(DEC2BIN([.L145])/10^3)" office:value-type="float" office:value="0" calcext:value-type="float">
            <text:p>0</text:p>
          </table:table-cell>
          <table:table-cell table:style-name="ce560" table:formula="of:=INT(DEC2BIN([.L145])/10^1)-10*INT(DEC2BIN([.L145])/10^2)" office:value-type="float" office:value="0" calcext:value-type="float">
            <text:p>0</text:p>
          </table:table-cell>
          <table:table-cell table:style-name="ce560" table:formula="of:=INT(DEC2BIN([.L145])/10^0)-10*INT(DEC2BIN([.L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5])/10^7)" office:value-type="float" office:value="0" calcext:value-type="float">
            <text:p>0</text:p>
          </table:table-cell>
          <table:table-cell table:style-name="ce560" table:formula="of:=INT(DEC2BIN([.U145])/10^6)-10*INT(DEC2BIN([.U145])/10^7)" office:value-type="float" office:value="0" calcext:value-type="float">
            <text:p>0</text:p>
          </table:table-cell>
          <table:table-cell table:style-name="ce560" table:formula="of:=INT(DEC2BIN([.U145])/10^5)-10*INT(DEC2BIN([.U145])/10^6)" office:value-type="float" office:value="0" calcext:value-type="float">
            <text:p>0</text:p>
          </table:table-cell>
          <table:table-cell table:style-name="ce560" table:formula="of:=INT(DEC2BIN([.U145])/10^4)-10*INT(DEC2BIN([.U145])/10^5)" office:value-type="float" office:value="0" calcext:value-type="float">
            <text:p>0</text:p>
          </table:table-cell>
          <table:table-cell table:style-name="ce560" table:formula="of:=INT(DEC2BIN([.U145])/10^3)-10*INT(DEC2BIN([.U145])/10^4)" office:value-type="float" office:value="0" calcext:value-type="float">
            <text:p>0</text:p>
          </table:table-cell>
          <table:table-cell table:style-name="ce560" table:formula="of:=INT(DEC2BIN([.U145])/10^2)-10*INT(DEC2BIN([.U145])/10^3)" office:value-type="float" office:value="0" calcext:value-type="float">
            <text:p>0</text:p>
          </table:table-cell>
          <table:table-cell table:style-name="ce560" table:formula="of:=INT(DEC2BIN([.U145])/10^1)-10*INT(DEC2BIN([.U145])/10^2)" office:value-type="float" office:value="0" calcext:value-type="float">
            <text:p>0</text:p>
          </table:table-cell>
          <table:table-cell table:style-name="ce560" table:formula="of:=INT(DEC2BIN([.U145])/10^0)-10*INT(DEC2BIN([.U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5])/10^7)" office:value-type="float" office:value="0" calcext:value-type="float">
            <text:p>0</text:p>
          </table:table-cell>
          <table:table-cell table:style-name="ce560" table:formula="of:=INT(DEC2BIN([.AD145])/10^6)-10*INT(DEC2BIN([.AD145])/10^7)" office:value-type="float" office:value="0" calcext:value-type="float">
            <text:p>0</text:p>
          </table:table-cell>
          <table:table-cell table:style-name="ce560" table:formula="of:=INT(DEC2BIN([.AD145])/10^5)-10*INT(DEC2BIN([.AD145])/10^6)" office:value-type="float" office:value="0" calcext:value-type="float">
            <text:p>0</text:p>
          </table:table-cell>
          <table:table-cell table:style-name="ce560" table:formula="of:=INT(DEC2BIN([.AD145])/10^4)-10*INT(DEC2BIN([.AD145])/10^5)" office:value-type="float" office:value="0" calcext:value-type="float">
            <text:p>0</text:p>
          </table:table-cell>
          <table:table-cell table:style-name="ce560" table:formula="of:=INT(DEC2BIN([.AD145])/10^3)-10*INT(DEC2BIN([.AD145])/10^4)" office:value-type="float" office:value="0" calcext:value-type="float">
            <text:p>0</text:p>
          </table:table-cell>
          <table:table-cell table:style-name="ce560" table:formula="of:=INT(DEC2BIN([.AD145])/10^2)-10*INT(DEC2BIN([.AD145])/10^3)" office:value-type="float" office:value="0" calcext:value-type="float">
            <text:p>0</text:p>
          </table:table-cell>
          <table:table-cell table:style-name="ce560" table:formula="of:=INT(DEC2BIN([.AD145])/10^1)-10*INT(DEC2BIN([.AD145])/10^2)" office:value-type="float" office:value="0" calcext:value-type="float">
            <text:p>0</text:p>
          </table:table-cell>
          <table:table-cell table:style-name="ce571" table:formula="of:=INT(DEC2BIN([.AD145])/10^0)-10*INT(DEC2BIN([.AD145])/10^1)" office:value-type="float" office:value="0" calcext:value-type="float">
            <text:p>0</text:p>
          </table:table-cell>
          <table:table-cell table:style-name="ce479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>
          <table:table-cell table:style-name="ce467" office:value-type="float" office:value="0.733009955493067" calcext:value-type="float">
            <text:p>0,733009955493067</text:p>
          </table:table-cell>
          <table:table-cell table:style-name="ce467" table:formula="of:=RANK([.A146];[.$A$145:.$A$161];0)" office:value-type="float" office:value="4" calcext:value-type="float">
            <text:p>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6])/10^7)" office:value-type="float" office:value="1" calcext:value-type="float">
            <text:p>1</text:p>
          </table:table-cell>
          <table:table-cell table:style-name="ce560" table:formula="of:=INT(DEC2BIN([.C146])/10^6)-10*INT(DEC2BIN([.C146])/10^7)" office:value-type="float" office:value="1" calcext:value-type="float">
            <text:p>1</text:p>
          </table:table-cell>
          <table:table-cell table:style-name="ce560" table:formula="of:=INT(DEC2BIN([.C146])/10^5)-10*INT(DEC2BIN([.C146])/10^6)" office:value-type="float" office:value="1" calcext:value-type="float">
            <text:p>1</text:p>
          </table:table-cell>
          <table:table-cell table:style-name="ce560" table:formula="of:=INT(DEC2BIN([.C146])/10^4)-10*INT(DEC2BIN([.C146])/10^5)" office:value-type="float" office:value="1" calcext:value-type="float">
            <text:p>1</text:p>
          </table:table-cell>
          <table:table-cell table:style-name="ce560" table:formula="of:=INT(DEC2BIN([.C146])/10^3)-10*INT(DEC2BIN([.C146])/10^4)" office:value-type="float" office:value="1" calcext:value-type="float">
            <text:p>1</text:p>
          </table:table-cell>
          <table:table-cell table:style-name="ce560" table:formula="of:=INT(DEC2BIN([.C146])/10^2)-10*INT(DEC2BIN([.C146])/10^3)" office:value-type="float" office:value="1" calcext:value-type="float">
            <text:p>1</text:p>
          </table:table-cell>
          <table:table-cell table:style-name="ce560" table:formula="of:=INT(DEC2BIN([.C146])/10^1)-10*INT(DEC2BIN([.C146])/10^2)" office:value-type="float" office:value="1" calcext:value-type="float">
            <text:p>1</text:p>
          </table:table-cell>
          <table:table-cell table:style-name="ce560" table:formula="of:=INT(DEC2BIN([.C146])/10^0)-10*INT(DEC2BIN([.C1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6])/10^7)" office:value-type="float" office:value="1" calcext:value-type="float">
            <text:p>1</text:p>
          </table:table-cell>
          <table:table-cell table:style-name="ce560" table:formula="of:=INT(DEC2BIN([.L146])/10^6)-10*INT(DEC2BIN([.L146])/10^7)" office:value-type="float" office:value="0" calcext:value-type="float">
            <text:p>0</text:p>
          </table:table-cell>
          <table:table-cell table:style-name="ce560" table:formula="of:=INT(DEC2BIN([.L146])/10^5)-10*INT(DEC2BIN([.L146])/10^6)" office:value-type="float" office:value="0" calcext:value-type="float">
            <text:p>0</text:p>
          </table:table-cell>
          <table:table-cell table:style-name="ce560" table:formula="of:=INT(DEC2BIN([.L146])/10^4)-10*INT(DEC2BIN([.L146])/10^5)" office:value-type="float" office:value="0" calcext:value-type="float">
            <text:p>0</text:p>
          </table:table-cell>
          <table:table-cell table:style-name="ce560" table:formula="of:=INT(DEC2BIN([.L146])/10^3)-10*INT(DEC2BIN([.L146])/10^4)" office:value-type="float" office:value="0" calcext:value-type="float">
            <text:p>0</text:p>
          </table:table-cell>
          <table:table-cell table:style-name="ce560" table:formula="of:=INT(DEC2BIN([.L146])/10^2)-10*INT(DEC2BIN([.L146])/10^3)" office:value-type="float" office:value="0" calcext:value-type="float">
            <text:p>0</text:p>
          </table:table-cell>
          <table:table-cell table:style-name="ce560" table:formula="of:=INT(DEC2BIN([.L146])/10^1)-10*INT(DEC2BIN([.L146])/10^2)" office:value-type="float" office:value="0" calcext:value-type="float">
            <text:p>0</text:p>
          </table:table-cell>
          <table:table-cell table:style-name="ce560" table:formula="of:=INT(DEC2BIN([.L146])/10^0)-10*INT(DEC2BIN([.L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6])/10^7)" office:value-type="float" office:value="0" calcext:value-type="float">
            <text:p>0</text:p>
          </table:table-cell>
          <table:table-cell table:style-name="ce560" table:formula="of:=INT(DEC2BIN([.U146])/10^6)-10*INT(DEC2BIN([.U146])/10^7)" office:value-type="float" office:value="0" calcext:value-type="float">
            <text:p>0</text:p>
          </table:table-cell>
          <table:table-cell table:style-name="ce560" table:formula="of:=INT(DEC2BIN([.U146])/10^5)-10*INT(DEC2BIN([.U146])/10^6)" office:value-type="float" office:value="0" calcext:value-type="float">
            <text:p>0</text:p>
          </table:table-cell>
          <table:table-cell table:style-name="ce560" table:formula="of:=INT(DEC2BIN([.U146])/10^4)-10*INT(DEC2BIN([.U146])/10^5)" office:value-type="float" office:value="0" calcext:value-type="float">
            <text:p>0</text:p>
          </table:table-cell>
          <table:table-cell table:style-name="ce560" table:formula="of:=INT(DEC2BIN([.U146])/10^3)-10*INT(DEC2BIN([.U146])/10^4)" office:value-type="float" office:value="0" calcext:value-type="float">
            <text:p>0</text:p>
          </table:table-cell>
          <table:table-cell table:style-name="ce560" table:formula="of:=INT(DEC2BIN([.U146])/10^2)-10*INT(DEC2BIN([.U146])/10^3)" office:value-type="float" office:value="0" calcext:value-type="float">
            <text:p>0</text:p>
          </table:table-cell>
          <table:table-cell table:style-name="ce560" table:formula="of:=INT(DEC2BIN([.U146])/10^1)-10*INT(DEC2BIN([.U146])/10^2)" office:value-type="float" office:value="0" calcext:value-type="float">
            <text:p>0</text:p>
          </table:table-cell>
          <table:table-cell table:style-name="ce560" table:formula="of:=INT(DEC2BIN([.U146])/10^0)-10*INT(DEC2BIN([.U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6])/10^7)" office:value-type="float" office:value="0" calcext:value-type="float">
            <text:p>0</text:p>
          </table:table-cell>
          <table:table-cell table:style-name="ce560" table:formula="of:=INT(DEC2BIN([.AD146])/10^6)-10*INT(DEC2BIN([.AD146])/10^7)" office:value-type="float" office:value="0" calcext:value-type="float">
            <text:p>0</text:p>
          </table:table-cell>
          <table:table-cell table:style-name="ce560" table:formula="of:=INT(DEC2BIN([.AD146])/10^5)-10*INT(DEC2BIN([.AD146])/10^6)" office:value-type="float" office:value="0" calcext:value-type="float">
            <text:p>0</text:p>
          </table:table-cell>
          <table:table-cell table:style-name="ce560" table:formula="of:=INT(DEC2BIN([.AD146])/10^4)-10*INT(DEC2BIN([.AD146])/10^5)" office:value-type="float" office:value="0" calcext:value-type="float">
            <text:p>0</text:p>
          </table:table-cell>
          <table:table-cell table:style-name="ce560" table:formula="of:=INT(DEC2BIN([.AD146])/10^3)-10*INT(DEC2BIN([.AD146])/10^4)" office:value-type="float" office:value="0" calcext:value-type="float">
            <text:p>0</text:p>
          </table:table-cell>
          <table:table-cell table:style-name="ce560" table:formula="of:=INT(DEC2BIN([.AD146])/10^2)-10*INT(DEC2BIN([.AD146])/10^3)" office:value-type="float" office:value="0" calcext:value-type="float">
            <text:p>0</text:p>
          </table:table-cell>
          <table:table-cell table:style-name="ce560" table:formula="of:=INT(DEC2BIN([.AD146])/10^1)-10*INT(DEC2BIN([.AD146])/10^2)" office:value-type="float" office:value="0" calcext:value-type="float">
            <text:p>0</text:p>
          </table:table-cell>
          <table:table-cell table:style-name="ce571" table:formula="of:=INT(DEC2BIN([.AD146])/10^0)-10*INT(DEC2BIN([.AD146])/10^1)" office:value-type="float" office:value="0" calcext:value-type="float">
            <text:p>0</text:p>
          </table:table-cell>
          <table:table-cell table:style-name="ce479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4">
          <table:table-cell table:style-name="ce467" office:value-type="float" office:value="0.414567719404765" calcext:value-type="float">
            <text:p>0,414567719404765</text:p>
          </table:table-cell>
          <table:table-cell table:style-name="ce467" table:formula="of:=RANK([.A147];[.$A$145:.$A$161];0)" office:value-type="float" office:value="9" calcext:value-type="float">
            <text:p>9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7])/10^7)" office:value-type="float" office:value="1" calcext:value-type="float">
            <text:p>1</text:p>
          </table:table-cell>
          <table:table-cell table:style-name="ce560" table:formula="of:=INT(DEC2BIN([.C147])/10^6)-10*INT(DEC2BIN([.C147])/10^7)" office:value-type="float" office:value="1" calcext:value-type="float">
            <text:p>1</text:p>
          </table:table-cell>
          <table:table-cell table:style-name="ce560" table:formula="of:=INT(DEC2BIN([.C147])/10^5)-10*INT(DEC2BIN([.C147])/10^6)" office:value-type="float" office:value="1" calcext:value-type="float">
            <text:p>1</text:p>
          </table:table-cell>
          <table:table-cell table:style-name="ce560" table:formula="of:=INT(DEC2BIN([.C147])/10^4)-10*INT(DEC2BIN([.C147])/10^5)" office:value-type="float" office:value="1" calcext:value-type="float">
            <text:p>1</text:p>
          </table:table-cell>
          <table:table-cell table:style-name="ce560" table:formula="of:=INT(DEC2BIN([.C147])/10^3)-10*INT(DEC2BIN([.C147])/10^4)" office:value-type="float" office:value="1" calcext:value-type="float">
            <text:p>1</text:p>
          </table:table-cell>
          <table:table-cell table:style-name="ce560" table:formula="of:=INT(DEC2BIN([.C147])/10^2)-10*INT(DEC2BIN([.C147])/10^3)" office:value-type="float" office:value="1" calcext:value-type="float">
            <text:p>1</text:p>
          </table:table-cell>
          <table:table-cell table:style-name="ce560" table:formula="of:=INT(DEC2BIN([.C147])/10^1)-10*INT(DEC2BIN([.C147])/10^2)" office:value-type="float" office:value="1" calcext:value-type="float">
            <text:p>1</text:p>
          </table:table-cell>
          <table:table-cell table:style-name="ce560" table:formula="of:=INT(DEC2BIN([.C147])/10^0)-10*INT(DEC2BIN([.C1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7])/10^7)" office:value-type="float" office:value="1" calcext:value-type="float">
            <text:p>1</text:p>
          </table:table-cell>
          <table:table-cell table:style-name="ce560" table:formula="of:=INT(DEC2BIN([.L147])/10^6)-10*INT(DEC2BIN([.L147])/10^7)" office:value-type="float" office:value="1" calcext:value-type="float">
            <text:p>1</text:p>
          </table:table-cell>
          <table:table-cell table:style-name="ce560" table:formula="of:=INT(DEC2BIN([.L147])/10^5)-10*INT(DEC2BIN([.L147])/10^6)" office:value-type="float" office:value="0" calcext:value-type="float">
            <text:p>0</text:p>
          </table:table-cell>
          <table:table-cell table:style-name="ce560" table:formula="of:=INT(DEC2BIN([.L147])/10^4)-10*INT(DEC2BIN([.L147])/10^5)" office:value-type="float" office:value="0" calcext:value-type="float">
            <text:p>0</text:p>
          </table:table-cell>
          <table:table-cell table:style-name="ce560" table:formula="of:=INT(DEC2BIN([.L147])/10^3)-10*INT(DEC2BIN([.L147])/10^4)" office:value-type="float" office:value="0" calcext:value-type="float">
            <text:p>0</text:p>
          </table:table-cell>
          <table:table-cell table:style-name="ce560" table:formula="of:=INT(DEC2BIN([.L147])/10^2)-10*INT(DEC2BIN([.L147])/10^3)" office:value-type="float" office:value="0" calcext:value-type="float">
            <text:p>0</text:p>
          </table:table-cell>
          <table:table-cell table:style-name="ce560" table:formula="of:=INT(DEC2BIN([.L147])/10^1)-10*INT(DEC2BIN([.L147])/10^2)" office:value-type="float" office:value="0" calcext:value-type="float">
            <text:p>0</text:p>
          </table:table-cell>
          <table:table-cell table:style-name="ce560" table:formula="of:=INT(DEC2BIN([.L147])/10^0)-10*INT(DEC2BIN([.L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7])/10^7)" office:value-type="float" office:value="0" calcext:value-type="float">
            <text:p>0</text:p>
          </table:table-cell>
          <table:table-cell table:style-name="ce560" table:formula="of:=INT(DEC2BIN([.U147])/10^6)-10*INT(DEC2BIN([.U147])/10^7)" office:value-type="float" office:value="0" calcext:value-type="float">
            <text:p>0</text:p>
          </table:table-cell>
          <table:table-cell table:style-name="ce560" table:formula="of:=INT(DEC2BIN([.U147])/10^5)-10*INT(DEC2BIN([.U147])/10^6)" office:value-type="float" office:value="0" calcext:value-type="float">
            <text:p>0</text:p>
          </table:table-cell>
          <table:table-cell table:style-name="ce560" table:formula="of:=INT(DEC2BIN([.U147])/10^4)-10*INT(DEC2BIN([.U147])/10^5)" office:value-type="float" office:value="0" calcext:value-type="float">
            <text:p>0</text:p>
          </table:table-cell>
          <table:table-cell table:style-name="ce560" table:formula="of:=INT(DEC2BIN([.U147])/10^3)-10*INT(DEC2BIN([.U147])/10^4)" office:value-type="float" office:value="0" calcext:value-type="float">
            <text:p>0</text:p>
          </table:table-cell>
          <table:table-cell table:style-name="ce560" table:formula="of:=INT(DEC2BIN([.U147])/10^2)-10*INT(DEC2BIN([.U147])/10^3)" office:value-type="float" office:value="0" calcext:value-type="float">
            <text:p>0</text:p>
          </table:table-cell>
          <table:table-cell table:style-name="ce560" table:formula="of:=INT(DEC2BIN([.U147])/10^1)-10*INT(DEC2BIN([.U147])/10^2)" office:value-type="float" office:value="0" calcext:value-type="float">
            <text:p>0</text:p>
          </table:table-cell>
          <table:table-cell table:style-name="ce560" table:formula="of:=INT(DEC2BIN([.U147])/10^0)-10*INT(DEC2BIN([.U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7])/10^7)" office:value-type="float" office:value="0" calcext:value-type="float">
            <text:p>0</text:p>
          </table:table-cell>
          <table:table-cell table:style-name="ce560" table:formula="of:=INT(DEC2BIN([.AD147])/10^6)-10*INT(DEC2BIN([.AD147])/10^7)" office:value-type="float" office:value="0" calcext:value-type="float">
            <text:p>0</text:p>
          </table:table-cell>
          <table:table-cell table:style-name="ce560" table:formula="of:=INT(DEC2BIN([.AD147])/10^5)-10*INT(DEC2BIN([.AD147])/10^6)" office:value-type="float" office:value="0" calcext:value-type="float">
            <text:p>0</text:p>
          </table:table-cell>
          <table:table-cell table:style-name="ce560" table:formula="of:=INT(DEC2BIN([.AD147])/10^4)-10*INT(DEC2BIN([.AD147])/10^5)" office:value-type="float" office:value="0" calcext:value-type="float">
            <text:p>0</text:p>
          </table:table-cell>
          <table:table-cell table:style-name="ce560" table:formula="of:=INT(DEC2BIN([.AD147])/10^3)-10*INT(DEC2BIN([.AD147])/10^4)" office:value-type="float" office:value="0" calcext:value-type="float">
            <text:p>0</text:p>
          </table:table-cell>
          <table:table-cell table:style-name="ce560" table:formula="of:=INT(DEC2BIN([.AD147])/10^2)-10*INT(DEC2BIN([.AD147])/10^3)" office:value-type="float" office:value="0" calcext:value-type="float">
            <text:p>0</text:p>
          </table:table-cell>
          <table:table-cell table:style-name="ce560" table:formula="of:=INT(DEC2BIN([.AD147])/10^1)-10*INT(DEC2BIN([.AD147])/10^2)" office:value-type="float" office:value="0" calcext:value-type="float">
            <text:p>0</text:p>
          </table:table-cell>
          <table:table-cell table:style-name="ce571" table:formula="of:=INT(DEC2BIN([.AD147])/10^0)-10*INT(DEC2BIN([.AD147])/10^1)" office:value-type="float" office:value="0" calcext:value-type="float">
            <text:p>0</text:p>
          </table:table-cell>
          <table:table-cell table:style-name="ce479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4">
          <table:table-cell table:style-name="ce467" office:value-type="float" office:value="0.000485135373503299" calcext:value-type="float">
            <text:p>0,000485135373503</text:p>
          </table:table-cell>
          <table:table-cell table:style-name="ce467" table:formula="of:=RANK([.A148];[.$A$145:.$A$161];0)" office:value-type="float" office:value="17" calcext:value-type="float">
            <text:p>17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8])/10^7)" office:value-type="float" office:value="1" calcext:value-type="float">
            <text:p>1</text:p>
          </table:table-cell>
          <table:table-cell table:style-name="ce560" table:formula="of:=INT(DEC2BIN([.C148])/10^6)-10*INT(DEC2BIN([.C148])/10^7)" office:value-type="float" office:value="1" calcext:value-type="float">
            <text:p>1</text:p>
          </table:table-cell>
          <table:table-cell table:style-name="ce560" table:formula="of:=INT(DEC2BIN([.C148])/10^5)-10*INT(DEC2BIN([.C148])/10^6)" office:value-type="float" office:value="1" calcext:value-type="float">
            <text:p>1</text:p>
          </table:table-cell>
          <table:table-cell table:style-name="ce560" table:formula="of:=INT(DEC2BIN([.C148])/10^4)-10*INT(DEC2BIN([.C148])/10^5)" office:value-type="float" office:value="1" calcext:value-type="float">
            <text:p>1</text:p>
          </table:table-cell>
          <table:table-cell table:style-name="ce560" table:formula="of:=INT(DEC2BIN([.C148])/10^3)-10*INT(DEC2BIN([.C148])/10^4)" office:value-type="float" office:value="1" calcext:value-type="float">
            <text:p>1</text:p>
          </table:table-cell>
          <table:table-cell table:style-name="ce560" table:formula="of:=INT(DEC2BIN([.C148])/10^2)-10*INT(DEC2BIN([.C148])/10^3)" office:value-type="float" office:value="1" calcext:value-type="float">
            <text:p>1</text:p>
          </table:table-cell>
          <table:table-cell table:style-name="ce560" table:formula="of:=INT(DEC2BIN([.C148])/10^1)-10*INT(DEC2BIN([.C148])/10^2)" office:value-type="float" office:value="1" calcext:value-type="float">
            <text:p>1</text:p>
          </table:table-cell>
          <table:table-cell table:style-name="ce560" table:formula="of:=INT(DEC2BIN([.C148])/10^0)-10*INT(DEC2BIN([.C1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8])/10^7)" office:value-type="float" office:value="1" calcext:value-type="float">
            <text:p>1</text:p>
          </table:table-cell>
          <table:table-cell table:style-name="ce560" table:formula="of:=INT(DEC2BIN([.L148])/10^6)-10*INT(DEC2BIN([.L148])/10^7)" office:value-type="float" office:value="1" calcext:value-type="float">
            <text:p>1</text:p>
          </table:table-cell>
          <table:table-cell table:style-name="ce560" table:formula="of:=INT(DEC2BIN([.L148])/10^5)-10*INT(DEC2BIN([.L148])/10^6)" office:value-type="float" office:value="1" calcext:value-type="float">
            <text:p>1</text:p>
          </table:table-cell>
          <table:table-cell table:style-name="ce560" table:formula="of:=INT(DEC2BIN([.L148])/10^4)-10*INT(DEC2BIN([.L148])/10^5)" office:value-type="float" office:value="0" calcext:value-type="float">
            <text:p>0</text:p>
          </table:table-cell>
          <table:table-cell table:style-name="ce560" table:formula="of:=INT(DEC2BIN([.L148])/10^3)-10*INT(DEC2BIN([.L148])/10^4)" office:value-type="float" office:value="0" calcext:value-type="float">
            <text:p>0</text:p>
          </table:table-cell>
          <table:table-cell table:style-name="ce560" table:formula="of:=INT(DEC2BIN([.L148])/10^2)-10*INT(DEC2BIN([.L148])/10^3)" office:value-type="float" office:value="0" calcext:value-type="float">
            <text:p>0</text:p>
          </table:table-cell>
          <table:table-cell table:style-name="ce560" table:formula="of:=INT(DEC2BIN([.L148])/10^1)-10*INT(DEC2BIN([.L148])/10^2)" office:value-type="float" office:value="0" calcext:value-type="float">
            <text:p>0</text:p>
          </table:table-cell>
          <table:table-cell table:style-name="ce560" table:formula="of:=INT(DEC2BIN([.L148])/10^0)-10*INT(DEC2BIN([.L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8])/10^7)" office:value-type="float" office:value="0" calcext:value-type="float">
            <text:p>0</text:p>
          </table:table-cell>
          <table:table-cell table:style-name="ce560" table:formula="of:=INT(DEC2BIN([.U148])/10^6)-10*INT(DEC2BIN([.U148])/10^7)" office:value-type="float" office:value="0" calcext:value-type="float">
            <text:p>0</text:p>
          </table:table-cell>
          <table:table-cell table:style-name="ce560" table:formula="of:=INT(DEC2BIN([.U148])/10^5)-10*INT(DEC2BIN([.U148])/10^6)" office:value-type="float" office:value="0" calcext:value-type="float">
            <text:p>0</text:p>
          </table:table-cell>
          <table:table-cell table:style-name="ce560" table:formula="of:=INT(DEC2BIN([.U148])/10^4)-10*INT(DEC2BIN([.U148])/10^5)" office:value-type="float" office:value="0" calcext:value-type="float">
            <text:p>0</text:p>
          </table:table-cell>
          <table:table-cell table:style-name="ce560" table:formula="of:=INT(DEC2BIN([.U148])/10^3)-10*INT(DEC2BIN([.U148])/10^4)" office:value-type="float" office:value="0" calcext:value-type="float">
            <text:p>0</text:p>
          </table:table-cell>
          <table:table-cell table:style-name="ce560" table:formula="of:=INT(DEC2BIN([.U148])/10^2)-10*INT(DEC2BIN([.U148])/10^3)" office:value-type="float" office:value="0" calcext:value-type="float">
            <text:p>0</text:p>
          </table:table-cell>
          <table:table-cell table:style-name="ce560" table:formula="of:=INT(DEC2BIN([.U148])/10^1)-10*INT(DEC2BIN([.U148])/10^2)" office:value-type="float" office:value="0" calcext:value-type="float">
            <text:p>0</text:p>
          </table:table-cell>
          <table:table-cell table:style-name="ce560" table:formula="of:=INT(DEC2BIN([.U148])/10^0)-10*INT(DEC2BIN([.U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8])/10^7)" office:value-type="float" office:value="0" calcext:value-type="float">
            <text:p>0</text:p>
          </table:table-cell>
          <table:table-cell table:style-name="ce560" table:formula="of:=INT(DEC2BIN([.AD148])/10^6)-10*INT(DEC2BIN([.AD148])/10^7)" office:value-type="float" office:value="0" calcext:value-type="float">
            <text:p>0</text:p>
          </table:table-cell>
          <table:table-cell table:style-name="ce560" table:formula="of:=INT(DEC2BIN([.AD148])/10^5)-10*INT(DEC2BIN([.AD148])/10^6)" office:value-type="float" office:value="0" calcext:value-type="float">
            <text:p>0</text:p>
          </table:table-cell>
          <table:table-cell table:style-name="ce560" table:formula="of:=INT(DEC2BIN([.AD148])/10^4)-10*INT(DEC2BIN([.AD148])/10^5)" office:value-type="float" office:value="0" calcext:value-type="float">
            <text:p>0</text:p>
          </table:table-cell>
          <table:table-cell table:style-name="ce560" table:formula="of:=INT(DEC2BIN([.AD148])/10^3)-10*INT(DEC2BIN([.AD148])/10^4)" office:value-type="float" office:value="0" calcext:value-type="float">
            <text:p>0</text:p>
          </table:table-cell>
          <table:table-cell table:style-name="ce560" table:formula="of:=INT(DEC2BIN([.AD148])/10^2)-10*INT(DEC2BIN([.AD148])/10^3)" office:value-type="float" office:value="0" calcext:value-type="float">
            <text:p>0</text:p>
          </table:table-cell>
          <table:table-cell table:style-name="ce560" table:formula="of:=INT(DEC2BIN([.AD148])/10^1)-10*INT(DEC2BIN([.AD148])/10^2)" office:value-type="float" office:value="0" calcext:value-type="float">
            <text:p>0</text:p>
          </table:table-cell>
          <table:table-cell table:style-name="ce571" table:formula="of:=INT(DEC2BIN([.AD148])/10^0)-10*INT(DEC2BIN([.AD148])/10^1)" office:value-type="float" office:value="0" calcext:value-type="float">
            <text:p>0</text:p>
          </table:table-cell>
          <table:table-cell table:style-name="ce479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4">
          <table:table-cell table:style-name="ce467" office:value-type="float" office:value="0.0941088939829085" calcext:value-type="float">
            <text:p>0,094108893982909</text:p>
          </table:table-cell>
          <table:table-cell table:style-name="ce467" table:formula="of:=RANK([.A149];[.$A$145:.$A$161];0)" office:value-type="float" office:value="15" calcext:value-type="float">
            <text:p>15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9])/10^7)" office:value-type="float" office:value="1" calcext:value-type="float">
            <text:p>1</text:p>
          </table:table-cell>
          <table:table-cell table:style-name="ce560" table:formula="of:=INT(DEC2BIN([.C149])/10^6)-10*INT(DEC2BIN([.C149])/10^7)" office:value-type="float" office:value="1" calcext:value-type="float">
            <text:p>1</text:p>
          </table:table-cell>
          <table:table-cell table:style-name="ce560" table:formula="of:=INT(DEC2BIN([.C149])/10^5)-10*INT(DEC2BIN([.C149])/10^6)" office:value-type="float" office:value="1" calcext:value-type="float">
            <text:p>1</text:p>
          </table:table-cell>
          <table:table-cell table:style-name="ce560" table:formula="of:=INT(DEC2BIN([.C149])/10^4)-10*INT(DEC2BIN([.C149])/10^5)" office:value-type="float" office:value="1" calcext:value-type="float">
            <text:p>1</text:p>
          </table:table-cell>
          <table:table-cell table:style-name="ce560" table:formula="of:=INT(DEC2BIN([.C149])/10^3)-10*INT(DEC2BIN([.C149])/10^4)" office:value-type="float" office:value="1" calcext:value-type="float">
            <text:p>1</text:p>
          </table:table-cell>
          <table:table-cell table:style-name="ce560" table:formula="of:=INT(DEC2BIN([.C149])/10^2)-10*INT(DEC2BIN([.C149])/10^3)" office:value-type="float" office:value="1" calcext:value-type="float">
            <text:p>1</text:p>
          </table:table-cell>
          <table:table-cell table:style-name="ce560" table:formula="of:=INT(DEC2BIN([.C149])/10^1)-10*INT(DEC2BIN([.C149])/10^2)" office:value-type="float" office:value="1" calcext:value-type="float">
            <text:p>1</text:p>
          </table:table-cell>
          <table:table-cell table:style-name="ce560" table:formula="of:=INT(DEC2BIN([.C149])/10^0)-10*INT(DEC2BIN([.C1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9])/10^7)" office:value-type="float" office:value="1" calcext:value-type="float">
            <text:p>1</text:p>
          </table:table-cell>
          <table:table-cell table:style-name="ce560" table:formula="of:=INT(DEC2BIN([.L149])/10^6)-10*INT(DEC2BIN([.L149])/10^7)" office:value-type="float" office:value="1" calcext:value-type="float">
            <text:p>1</text:p>
          </table:table-cell>
          <table:table-cell table:style-name="ce560" table:formula="of:=INT(DEC2BIN([.L149])/10^5)-10*INT(DEC2BIN([.L149])/10^6)" office:value-type="float" office:value="1" calcext:value-type="float">
            <text:p>1</text:p>
          </table:table-cell>
          <table:table-cell table:style-name="ce560" table:formula="of:=INT(DEC2BIN([.L149])/10^4)-10*INT(DEC2BIN([.L149])/10^5)" office:value-type="float" office:value="1" calcext:value-type="float">
            <text:p>1</text:p>
          </table:table-cell>
          <table:table-cell table:style-name="ce560" table:formula="of:=INT(DEC2BIN([.L149])/10^3)-10*INT(DEC2BIN([.L149])/10^4)" office:value-type="float" office:value="0" calcext:value-type="float">
            <text:p>0</text:p>
          </table:table-cell>
          <table:table-cell table:style-name="ce560" table:formula="of:=INT(DEC2BIN([.L149])/10^2)-10*INT(DEC2BIN([.L149])/10^3)" office:value-type="float" office:value="0" calcext:value-type="float">
            <text:p>0</text:p>
          </table:table-cell>
          <table:table-cell table:style-name="ce560" table:formula="of:=INT(DEC2BIN([.L149])/10^1)-10*INT(DEC2BIN([.L149])/10^2)" office:value-type="float" office:value="0" calcext:value-type="float">
            <text:p>0</text:p>
          </table:table-cell>
          <table:table-cell table:style-name="ce560" table:formula="of:=INT(DEC2BIN([.L149])/10^0)-10*INT(DEC2BIN([.L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9])/10^7)" office:value-type="float" office:value="0" calcext:value-type="float">
            <text:p>0</text:p>
          </table:table-cell>
          <table:table-cell table:style-name="ce560" table:formula="of:=INT(DEC2BIN([.U149])/10^6)-10*INT(DEC2BIN([.U149])/10^7)" office:value-type="float" office:value="0" calcext:value-type="float">
            <text:p>0</text:p>
          </table:table-cell>
          <table:table-cell table:style-name="ce560" table:formula="of:=INT(DEC2BIN([.U149])/10^5)-10*INT(DEC2BIN([.U149])/10^6)" office:value-type="float" office:value="0" calcext:value-type="float">
            <text:p>0</text:p>
          </table:table-cell>
          <table:table-cell table:style-name="ce560" table:formula="of:=INT(DEC2BIN([.U149])/10^4)-10*INT(DEC2BIN([.U149])/10^5)" office:value-type="float" office:value="0" calcext:value-type="float">
            <text:p>0</text:p>
          </table:table-cell>
          <table:table-cell table:style-name="ce560" table:formula="of:=INT(DEC2BIN([.U149])/10^3)-10*INT(DEC2BIN([.U149])/10^4)" office:value-type="float" office:value="0" calcext:value-type="float">
            <text:p>0</text:p>
          </table:table-cell>
          <table:table-cell table:style-name="ce560" table:formula="of:=INT(DEC2BIN([.U149])/10^2)-10*INT(DEC2BIN([.U149])/10^3)" office:value-type="float" office:value="0" calcext:value-type="float">
            <text:p>0</text:p>
          </table:table-cell>
          <table:table-cell table:style-name="ce560" table:formula="of:=INT(DEC2BIN([.U149])/10^1)-10*INT(DEC2BIN([.U149])/10^2)" office:value-type="float" office:value="0" calcext:value-type="float">
            <text:p>0</text:p>
          </table:table-cell>
          <table:table-cell table:style-name="ce560" table:formula="of:=INT(DEC2BIN([.U149])/10^0)-10*INT(DEC2BIN([.U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9])/10^7)" office:value-type="float" office:value="0" calcext:value-type="float">
            <text:p>0</text:p>
          </table:table-cell>
          <table:table-cell table:style-name="ce560" table:formula="of:=INT(DEC2BIN([.AD149])/10^6)-10*INT(DEC2BIN([.AD149])/10^7)" office:value-type="float" office:value="0" calcext:value-type="float">
            <text:p>0</text:p>
          </table:table-cell>
          <table:table-cell table:style-name="ce560" table:formula="of:=INT(DEC2BIN([.AD149])/10^5)-10*INT(DEC2BIN([.AD149])/10^6)" office:value-type="float" office:value="0" calcext:value-type="float">
            <text:p>0</text:p>
          </table:table-cell>
          <table:table-cell table:style-name="ce560" table:formula="of:=INT(DEC2BIN([.AD149])/10^4)-10*INT(DEC2BIN([.AD149])/10^5)" office:value-type="float" office:value="0" calcext:value-type="float">
            <text:p>0</text:p>
          </table:table-cell>
          <table:table-cell table:style-name="ce560" table:formula="of:=INT(DEC2BIN([.AD149])/10^3)-10*INT(DEC2BIN([.AD149])/10^4)" office:value-type="float" office:value="0" calcext:value-type="float">
            <text:p>0</text:p>
          </table:table-cell>
          <table:table-cell table:style-name="ce560" table:formula="of:=INT(DEC2BIN([.AD149])/10^2)-10*INT(DEC2BIN([.AD149])/10^3)" office:value-type="float" office:value="0" calcext:value-type="float">
            <text:p>0</text:p>
          </table:table-cell>
          <table:table-cell table:style-name="ce560" table:formula="of:=INT(DEC2BIN([.AD149])/10^1)-10*INT(DEC2BIN([.AD149])/10^2)" office:value-type="float" office:value="0" calcext:value-type="float">
            <text:p>0</text:p>
          </table:table-cell>
          <table:table-cell table:style-name="ce571" table:formula="of:=INT(DEC2BIN([.AD149])/10^0)-10*INT(DEC2BIN([.AD149])/10^1)" office:value-type="float" office:value="0" calcext:value-type="float">
            <text:p>0</text:p>
          </table:table-cell>
          <table:table-cell table:style-name="ce479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4">
          <table:table-cell table:style-name="ce467" office:value-type="float" office:value="0.950513426819137" calcext:value-type="float">
            <text:p>0,950513426819137</text:p>
          </table:table-cell>
          <table:table-cell table:style-name="ce467" table:formula="of:=RANK([.A150];[.$A$145:.$A$161];0)" office:value-type="float" office:value="1" calcext:value-type="float">
            <text:p>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0])/10^7)" office:value-type="float" office:value="1" calcext:value-type="float">
            <text:p>1</text:p>
          </table:table-cell>
          <table:table-cell table:style-name="ce560" table:formula="of:=INT(DEC2BIN([.C150])/10^6)-10*INT(DEC2BIN([.C150])/10^7)" office:value-type="float" office:value="1" calcext:value-type="float">
            <text:p>1</text:p>
          </table:table-cell>
          <table:table-cell table:style-name="ce560" table:formula="of:=INT(DEC2BIN([.C150])/10^5)-10*INT(DEC2BIN([.C150])/10^6)" office:value-type="float" office:value="1" calcext:value-type="float">
            <text:p>1</text:p>
          </table:table-cell>
          <table:table-cell table:style-name="ce560" table:formula="of:=INT(DEC2BIN([.C150])/10^4)-10*INT(DEC2BIN([.C150])/10^5)" office:value-type="float" office:value="1" calcext:value-type="float">
            <text:p>1</text:p>
          </table:table-cell>
          <table:table-cell table:style-name="ce560" table:formula="of:=INT(DEC2BIN([.C150])/10^3)-10*INT(DEC2BIN([.C150])/10^4)" office:value-type="float" office:value="1" calcext:value-type="float">
            <text:p>1</text:p>
          </table:table-cell>
          <table:table-cell table:style-name="ce560" table:formula="of:=INT(DEC2BIN([.C150])/10^2)-10*INT(DEC2BIN([.C150])/10^3)" office:value-type="float" office:value="1" calcext:value-type="float">
            <text:p>1</text:p>
          </table:table-cell>
          <table:table-cell table:style-name="ce560" table:formula="of:=INT(DEC2BIN([.C150])/10^1)-10*INT(DEC2BIN([.C150])/10^2)" office:value-type="float" office:value="1" calcext:value-type="float">
            <text:p>1</text:p>
          </table:table-cell>
          <table:table-cell table:style-name="ce560" table:formula="of:=INT(DEC2BIN([.C150])/10^0)-10*INT(DEC2BIN([.C1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0])/10^7)" office:value-type="float" office:value="1" calcext:value-type="float">
            <text:p>1</text:p>
          </table:table-cell>
          <table:table-cell table:style-name="ce560" table:formula="of:=INT(DEC2BIN([.L150])/10^6)-10*INT(DEC2BIN([.L150])/10^7)" office:value-type="float" office:value="1" calcext:value-type="float">
            <text:p>1</text:p>
          </table:table-cell>
          <table:table-cell table:style-name="ce560" table:formula="of:=INT(DEC2BIN([.L150])/10^5)-10*INT(DEC2BIN([.L150])/10^6)" office:value-type="float" office:value="1" calcext:value-type="float">
            <text:p>1</text:p>
          </table:table-cell>
          <table:table-cell table:style-name="ce560" table:formula="of:=INT(DEC2BIN([.L150])/10^4)-10*INT(DEC2BIN([.L150])/10^5)" office:value-type="float" office:value="1" calcext:value-type="float">
            <text:p>1</text:p>
          </table:table-cell>
          <table:table-cell table:style-name="ce560" table:formula="of:=INT(DEC2BIN([.L150])/10^3)-10*INT(DEC2BIN([.L150])/10^4)" office:value-type="float" office:value="1" calcext:value-type="float">
            <text:p>1</text:p>
          </table:table-cell>
          <table:table-cell table:style-name="ce560" table:formula="of:=INT(DEC2BIN([.L150])/10^2)-10*INT(DEC2BIN([.L150])/10^3)" office:value-type="float" office:value="0" calcext:value-type="float">
            <text:p>0</text:p>
          </table:table-cell>
          <table:table-cell table:style-name="ce560" table:formula="of:=INT(DEC2BIN([.L150])/10^1)-10*INT(DEC2BIN([.L150])/10^2)" office:value-type="float" office:value="0" calcext:value-type="float">
            <text:p>0</text:p>
          </table:table-cell>
          <table:table-cell table:style-name="ce560" table:formula="of:=INT(DEC2BIN([.L150])/10^0)-10*INT(DEC2BIN([.L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0])/10^7)" office:value-type="float" office:value="0" calcext:value-type="float">
            <text:p>0</text:p>
          </table:table-cell>
          <table:table-cell table:style-name="ce560" table:formula="of:=INT(DEC2BIN([.U150])/10^6)-10*INT(DEC2BIN([.U150])/10^7)" office:value-type="float" office:value="0" calcext:value-type="float">
            <text:p>0</text:p>
          </table:table-cell>
          <table:table-cell table:style-name="ce560" table:formula="of:=INT(DEC2BIN([.U150])/10^5)-10*INT(DEC2BIN([.U150])/10^6)" office:value-type="float" office:value="0" calcext:value-type="float">
            <text:p>0</text:p>
          </table:table-cell>
          <table:table-cell table:style-name="ce560" table:formula="of:=INT(DEC2BIN([.U150])/10^4)-10*INT(DEC2BIN([.U150])/10^5)" office:value-type="float" office:value="0" calcext:value-type="float">
            <text:p>0</text:p>
          </table:table-cell>
          <table:table-cell table:style-name="ce560" table:formula="of:=INT(DEC2BIN([.U150])/10^3)-10*INT(DEC2BIN([.U150])/10^4)" office:value-type="float" office:value="0" calcext:value-type="float">
            <text:p>0</text:p>
          </table:table-cell>
          <table:table-cell table:style-name="ce560" table:formula="of:=INT(DEC2BIN([.U150])/10^2)-10*INT(DEC2BIN([.U150])/10^3)" office:value-type="float" office:value="0" calcext:value-type="float">
            <text:p>0</text:p>
          </table:table-cell>
          <table:table-cell table:style-name="ce560" table:formula="of:=INT(DEC2BIN([.U150])/10^1)-10*INT(DEC2BIN([.U150])/10^2)" office:value-type="float" office:value="0" calcext:value-type="float">
            <text:p>0</text:p>
          </table:table-cell>
          <table:table-cell table:style-name="ce560" table:formula="of:=INT(DEC2BIN([.U150])/10^0)-10*INT(DEC2BIN([.U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0])/10^7)" office:value-type="float" office:value="0" calcext:value-type="float">
            <text:p>0</text:p>
          </table:table-cell>
          <table:table-cell table:style-name="ce560" table:formula="of:=INT(DEC2BIN([.AD150])/10^6)-10*INT(DEC2BIN([.AD150])/10^7)" office:value-type="float" office:value="0" calcext:value-type="float">
            <text:p>0</text:p>
          </table:table-cell>
          <table:table-cell table:style-name="ce560" table:formula="of:=INT(DEC2BIN([.AD150])/10^5)-10*INT(DEC2BIN([.AD150])/10^6)" office:value-type="float" office:value="0" calcext:value-type="float">
            <text:p>0</text:p>
          </table:table-cell>
          <table:table-cell table:style-name="ce560" table:formula="of:=INT(DEC2BIN([.AD150])/10^4)-10*INT(DEC2BIN([.AD150])/10^5)" office:value-type="float" office:value="0" calcext:value-type="float">
            <text:p>0</text:p>
          </table:table-cell>
          <table:table-cell table:style-name="ce560" table:formula="of:=INT(DEC2BIN([.AD150])/10^3)-10*INT(DEC2BIN([.AD150])/10^4)" office:value-type="float" office:value="0" calcext:value-type="float">
            <text:p>0</text:p>
          </table:table-cell>
          <table:table-cell table:style-name="ce560" table:formula="of:=INT(DEC2BIN([.AD150])/10^2)-10*INT(DEC2BIN([.AD150])/10^3)" office:value-type="float" office:value="0" calcext:value-type="float">
            <text:p>0</text:p>
          </table:table-cell>
          <table:table-cell table:style-name="ce560" table:formula="of:=INT(DEC2BIN([.AD150])/10^1)-10*INT(DEC2BIN([.AD150])/10^2)" office:value-type="float" office:value="0" calcext:value-type="float">
            <text:p>0</text:p>
          </table:table-cell>
          <table:table-cell table:style-name="ce571" table:formula="of:=INT(DEC2BIN([.AD150])/10^0)-10*INT(DEC2BIN([.AD150])/10^1)" office:value-type="float" office:value="0" calcext:value-type="float">
            <text:p>0</text:p>
          </table:table-cell>
          <table:table-cell table:style-name="ce479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4">
          <table:table-cell table:style-name="ce467" office:value-type="float" office:value="0.13497640156661" calcext:value-type="float">
            <text:p>0,13497640156661</text:p>
          </table:table-cell>
          <table:table-cell table:style-name="ce467" table:formula="of:=RANK([.A151];[.$A$145:.$A$161];0)" office:value-type="float" office:value="14" calcext:value-type="float">
            <text:p>1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1])/10^7)" office:value-type="float" office:value="1" calcext:value-type="float">
            <text:p>1</text:p>
          </table:table-cell>
          <table:table-cell table:style-name="ce560" table:formula="of:=INT(DEC2BIN([.C151])/10^6)-10*INT(DEC2BIN([.C151])/10^7)" office:value-type="float" office:value="1" calcext:value-type="float">
            <text:p>1</text:p>
          </table:table-cell>
          <table:table-cell table:style-name="ce560" table:formula="of:=INT(DEC2BIN([.C151])/10^5)-10*INT(DEC2BIN([.C151])/10^6)" office:value-type="float" office:value="1" calcext:value-type="float">
            <text:p>1</text:p>
          </table:table-cell>
          <table:table-cell table:style-name="ce560" table:formula="of:=INT(DEC2BIN([.C151])/10^4)-10*INT(DEC2BIN([.C151])/10^5)" office:value-type="float" office:value="1" calcext:value-type="float">
            <text:p>1</text:p>
          </table:table-cell>
          <table:table-cell table:style-name="ce560" table:formula="of:=INT(DEC2BIN([.C151])/10^3)-10*INT(DEC2BIN([.C151])/10^4)" office:value-type="float" office:value="1" calcext:value-type="float">
            <text:p>1</text:p>
          </table:table-cell>
          <table:table-cell table:style-name="ce560" table:formula="of:=INT(DEC2BIN([.C151])/10^2)-10*INT(DEC2BIN([.C151])/10^3)" office:value-type="float" office:value="1" calcext:value-type="float">
            <text:p>1</text:p>
          </table:table-cell>
          <table:table-cell table:style-name="ce560" table:formula="of:=INT(DEC2BIN([.C151])/10^1)-10*INT(DEC2BIN([.C151])/10^2)" office:value-type="float" office:value="1" calcext:value-type="float">
            <text:p>1</text:p>
          </table:table-cell>
          <table:table-cell table:style-name="ce560" table:formula="of:=INT(DEC2BIN([.C151])/10^0)-10*INT(DEC2BIN([.C1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1])/10^7)" office:value-type="float" office:value="1" calcext:value-type="float">
            <text:p>1</text:p>
          </table:table-cell>
          <table:table-cell table:style-name="ce560" table:formula="of:=INT(DEC2BIN([.L151])/10^6)-10*INT(DEC2BIN([.L151])/10^7)" office:value-type="float" office:value="1" calcext:value-type="float">
            <text:p>1</text:p>
          </table:table-cell>
          <table:table-cell table:style-name="ce560" table:formula="of:=INT(DEC2BIN([.L151])/10^5)-10*INT(DEC2BIN([.L151])/10^6)" office:value-type="float" office:value="1" calcext:value-type="float">
            <text:p>1</text:p>
          </table:table-cell>
          <table:table-cell table:style-name="ce560" table:formula="of:=INT(DEC2BIN([.L151])/10^4)-10*INT(DEC2BIN([.L151])/10^5)" office:value-type="float" office:value="1" calcext:value-type="float">
            <text:p>1</text:p>
          </table:table-cell>
          <table:table-cell table:style-name="ce560" table:formula="of:=INT(DEC2BIN([.L151])/10^3)-10*INT(DEC2BIN([.L151])/10^4)" office:value-type="float" office:value="1" calcext:value-type="float">
            <text:p>1</text:p>
          </table:table-cell>
          <table:table-cell table:style-name="ce560" table:formula="of:=INT(DEC2BIN([.L151])/10^2)-10*INT(DEC2BIN([.L151])/10^3)" office:value-type="float" office:value="1" calcext:value-type="float">
            <text:p>1</text:p>
          </table:table-cell>
          <table:table-cell table:style-name="ce560" table:formula="of:=INT(DEC2BIN([.L151])/10^1)-10*INT(DEC2BIN([.L151])/10^2)" office:value-type="float" office:value="0" calcext:value-type="float">
            <text:p>0</text:p>
          </table:table-cell>
          <table:table-cell table:style-name="ce560" table:formula="of:=INT(DEC2BIN([.L151])/10^0)-10*INT(DEC2BIN([.L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1])/10^7)" office:value-type="float" office:value="0" calcext:value-type="float">
            <text:p>0</text:p>
          </table:table-cell>
          <table:table-cell table:style-name="ce560" table:formula="of:=INT(DEC2BIN([.U151])/10^6)-10*INT(DEC2BIN([.U151])/10^7)" office:value-type="float" office:value="0" calcext:value-type="float">
            <text:p>0</text:p>
          </table:table-cell>
          <table:table-cell table:style-name="ce560" table:formula="of:=INT(DEC2BIN([.U151])/10^5)-10*INT(DEC2BIN([.U151])/10^6)" office:value-type="float" office:value="0" calcext:value-type="float">
            <text:p>0</text:p>
          </table:table-cell>
          <table:table-cell table:style-name="ce560" table:formula="of:=INT(DEC2BIN([.U151])/10^4)-10*INT(DEC2BIN([.U151])/10^5)" office:value-type="float" office:value="0" calcext:value-type="float">
            <text:p>0</text:p>
          </table:table-cell>
          <table:table-cell table:style-name="ce560" table:formula="of:=INT(DEC2BIN([.U151])/10^3)-10*INT(DEC2BIN([.U151])/10^4)" office:value-type="float" office:value="0" calcext:value-type="float">
            <text:p>0</text:p>
          </table:table-cell>
          <table:table-cell table:style-name="ce560" table:formula="of:=INT(DEC2BIN([.U151])/10^2)-10*INT(DEC2BIN([.U151])/10^3)" office:value-type="float" office:value="0" calcext:value-type="float">
            <text:p>0</text:p>
          </table:table-cell>
          <table:table-cell table:style-name="ce560" table:formula="of:=INT(DEC2BIN([.U151])/10^1)-10*INT(DEC2BIN([.U151])/10^2)" office:value-type="float" office:value="0" calcext:value-type="float">
            <text:p>0</text:p>
          </table:table-cell>
          <table:table-cell table:style-name="ce560" table:formula="of:=INT(DEC2BIN([.U151])/10^0)-10*INT(DEC2BIN([.U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1])/10^7)" office:value-type="float" office:value="0" calcext:value-type="float">
            <text:p>0</text:p>
          </table:table-cell>
          <table:table-cell table:style-name="ce560" table:formula="of:=INT(DEC2BIN([.AD151])/10^6)-10*INT(DEC2BIN([.AD151])/10^7)" office:value-type="float" office:value="0" calcext:value-type="float">
            <text:p>0</text:p>
          </table:table-cell>
          <table:table-cell table:style-name="ce560" table:formula="of:=INT(DEC2BIN([.AD151])/10^5)-10*INT(DEC2BIN([.AD151])/10^6)" office:value-type="float" office:value="0" calcext:value-type="float">
            <text:p>0</text:p>
          </table:table-cell>
          <table:table-cell table:style-name="ce560" table:formula="of:=INT(DEC2BIN([.AD151])/10^4)-10*INT(DEC2BIN([.AD151])/10^5)" office:value-type="float" office:value="0" calcext:value-type="float">
            <text:p>0</text:p>
          </table:table-cell>
          <table:table-cell table:style-name="ce560" table:formula="of:=INT(DEC2BIN([.AD151])/10^3)-10*INT(DEC2BIN([.AD151])/10^4)" office:value-type="float" office:value="0" calcext:value-type="float">
            <text:p>0</text:p>
          </table:table-cell>
          <table:table-cell table:style-name="ce560" table:formula="of:=INT(DEC2BIN([.AD151])/10^2)-10*INT(DEC2BIN([.AD151])/10^3)" office:value-type="float" office:value="0" calcext:value-type="float">
            <text:p>0</text:p>
          </table:table-cell>
          <table:table-cell table:style-name="ce560" table:formula="of:=INT(DEC2BIN([.AD151])/10^1)-10*INT(DEC2BIN([.AD151])/10^2)" office:value-type="float" office:value="0" calcext:value-type="float">
            <text:p>0</text:p>
          </table:table-cell>
          <table:table-cell table:style-name="ce571" table:formula="of:=INT(DEC2BIN([.AD151])/10^0)-10*INT(DEC2BIN([.AD151])/10^1)" office:value-type="float" office:value="0" calcext:value-type="float">
            <text:p>0</text:p>
          </table:table-cell>
          <table:table-cell table:style-name="ce479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4">
          <table:table-cell table:style-name="ce467" office:value-type="float" office:value="0.645767745547222" calcext:value-type="float">
            <text:p>0,645767745547222</text:p>
          </table:table-cell>
          <table:table-cell table:style-name="ce467" table:formula="of:=RANK([.A152];[.$A$145:.$A$161];0)" office:value-type="float" office:value="5" calcext:value-type="float">
            <text:p>5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2])/10^7)" office:value-type="float" office:value="1" calcext:value-type="float">
            <text:p>1</text:p>
          </table:table-cell>
          <table:table-cell table:style-name="ce560" table:formula="of:=INT(DEC2BIN([.C152])/10^6)-10*INT(DEC2BIN([.C152])/10^7)" office:value-type="float" office:value="1" calcext:value-type="float">
            <text:p>1</text:p>
          </table:table-cell>
          <table:table-cell table:style-name="ce560" table:formula="of:=INT(DEC2BIN([.C152])/10^5)-10*INT(DEC2BIN([.C152])/10^6)" office:value-type="float" office:value="1" calcext:value-type="float">
            <text:p>1</text:p>
          </table:table-cell>
          <table:table-cell table:style-name="ce560" table:formula="of:=INT(DEC2BIN([.C152])/10^4)-10*INT(DEC2BIN([.C152])/10^5)" office:value-type="float" office:value="1" calcext:value-type="float">
            <text:p>1</text:p>
          </table:table-cell>
          <table:table-cell table:style-name="ce560" table:formula="of:=INT(DEC2BIN([.C152])/10^3)-10*INT(DEC2BIN([.C152])/10^4)" office:value-type="float" office:value="1" calcext:value-type="float">
            <text:p>1</text:p>
          </table:table-cell>
          <table:table-cell table:style-name="ce560" table:formula="of:=INT(DEC2BIN([.C152])/10^2)-10*INT(DEC2BIN([.C152])/10^3)" office:value-type="float" office:value="1" calcext:value-type="float">
            <text:p>1</text:p>
          </table:table-cell>
          <table:table-cell table:style-name="ce560" table:formula="of:=INT(DEC2BIN([.C152])/10^1)-10*INT(DEC2BIN([.C152])/10^2)" office:value-type="float" office:value="1" calcext:value-type="float">
            <text:p>1</text:p>
          </table:table-cell>
          <table:table-cell table:style-name="ce560" table:formula="of:=INT(DEC2BIN([.C152])/10^0)-10*INT(DEC2BIN([.C1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2])/10^7)" office:value-type="float" office:value="1" calcext:value-type="float">
            <text:p>1</text:p>
          </table:table-cell>
          <table:table-cell table:style-name="ce560" table:formula="of:=INT(DEC2BIN([.L152])/10^6)-10*INT(DEC2BIN([.L152])/10^7)" office:value-type="float" office:value="1" calcext:value-type="float">
            <text:p>1</text:p>
          </table:table-cell>
          <table:table-cell table:style-name="ce560" table:formula="of:=INT(DEC2BIN([.L152])/10^5)-10*INT(DEC2BIN([.L152])/10^6)" office:value-type="float" office:value="1" calcext:value-type="float">
            <text:p>1</text:p>
          </table:table-cell>
          <table:table-cell table:style-name="ce560" table:formula="of:=INT(DEC2BIN([.L152])/10^4)-10*INT(DEC2BIN([.L152])/10^5)" office:value-type="float" office:value="1" calcext:value-type="float">
            <text:p>1</text:p>
          </table:table-cell>
          <table:table-cell table:style-name="ce560" table:formula="of:=INT(DEC2BIN([.L152])/10^3)-10*INT(DEC2BIN([.L152])/10^4)" office:value-type="float" office:value="1" calcext:value-type="float">
            <text:p>1</text:p>
          </table:table-cell>
          <table:table-cell table:style-name="ce560" table:formula="of:=INT(DEC2BIN([.L152])/10^2)-10*INT(DEC2BIN([.L152])/10^3)" office:value-type="float" office:value="1" calcext:value-type="float">
            <text:p>1</text:p>
          </table:table-cell>
          <table:table-cell table:style-name="ce560" table:formula="of:=INT(DEC2BIN([.L152])/10^1)-10*INT(DEC2BIN([.L152])/10^2)" office:value-type="float" office:value="1" calcext:value-type="float">
            <text:p>1</text:p>
          </table:table-cell>
          <table:table-cell table:style-name="ce560" table:formula="of:=INT(DEC2BIN([.L152])/10^0)-10*INT(DEC2BIN([.L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2])/10^7)" office:value-type="float" office:value="0" calcext:value-type="float">
            <text:p>0</text:p>
          </table:table-cell>
          <table:table-cell table:style-name="ce560" table:formula="of:=INT(DEC2BIN([.U152])/10^6)-10*INT(DEC2BIN([.U152])/10^7)" office:value-type="float" office:value="0" calcext:value-type="float">
            <text:p>0</text:p>
          </table:table-cell>
          <table:table-cell table:style-name="ce560" table:formula="of:=INT(DEC2BIN([.U152])/10^5)-10*INT(DEC2BIN([.U152])/10^6)" office:value-type="float" office:value="0" calcext:value-type="float">
            <text:p>0</text:p>
          </table:table-cell>
          <table:table-cell table:style-name="ce560" table:formula="of:=INT(DEC2BIN([.U152])/10^4)-10*INT(DEC2BIN([.U152])/10^5)" office:value-type="float" office:value="0" calcext:value-type="float">
            <text:p>0</text:p>
          </table:table-cell>
          <table:table-cell table:style-name="ce560" table:formula="of:=INT(DEC2BIN([.U152])/10^3)-10*INT(DEC2BIN([.U152])/10^4)" office:value-type="float" office:value="0" calcext:value-type="float">
            <text:p>0</text:p>
          </table:table-cell>
          <table:table-cell table:style-name="ce560" table:formula="of:=INT(DEC2BIN([.U152])/10^2)-10*INT(DEC2BIN([.U152])/10^3)" office:value-type="float" office:value="0" calcext:value-type="float">
            <text:p>0</text:p>
          </table:table-cell>
          <table:table-cell table:style-name="ce560" table:formula="of:=INT(DEC2BIN([.U152])/10^1)-10*INT(DEC2BIN([.U152])/10^2)" office:value-type="float" office:value="0" calcext:value-type="float">
            <text:p>0</text:p>
          </table:table-cell>
          <table:table-cell table:style-name="ce560" table:formula="of:=INT(DEC2BIN([.U152])/10^0)-10*INT(DEC2BIN([.U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2])/10^7)" office:value-type="float" office:value="0" calcext:value-type="float">
            <text:p>0</text:p>
          </table:table-cell>
          <table:table-cell table:style-name="ce560" table:formula="of:=INT(DEC2BIN([.AD152])/10^6)-10*INT(DEC2BIN([.AD152])/10^7)" office:value-type="float" office:value="0" calcext:value-type="float">
            <text:p>0</text:p>
          </table:table-cell>
          <table:table-cell table:style-name="ce560" table:formula="of:=INT(DEC2BIN([.AD152])/10^5)-10*INT(DEC2BIN([.AD152])/10^6)" office:value-type="float" office:value="0" calcext:value-type="float">
            <text:p>0</text:p>
          </table:table-cell>
          <table:table-cell table:style-name="ce560" table:formula="of:=INT(DEC2BIN([.AD152])/10^4)-10*INT(DEC2BIN([.AD152])/10^5)" office:value-type="float" office:value="0" calcext:value-type="float">
            <text:p>0</text:p>
          </table:table-cell>
          <table:table-cell table:style-name="ce560" table:formula="of:=INT(DEC2BIN([.AD152])/10^3)-10*INT(DEC2BIN([.AD152])/10^4)" office:value-type="float" office:value="0" calcext:value-type="float">
            <text:p>0</text:p>
          </table:table-cell>
          <table:table-cell table:style-name="ce560" table:formula="of:=INT(DEC2BIN([.AD152])/10^2)-10*INT(DEC2BIN([.AD152])/10^3)" office:value-type="float" office:value="0" calcext:value-type="float">
            <text:p>0</text:p>
          </table:table-cell>
          <table:table-cell table:style-name="ce560" table:formula="of:=INT(DEC2BIN([.AD152])/10^1)-10*INT(DEC2BIN([.AD152])/10^2)" office:value-type="float" office:value="0" calcext:value-type="float">
            <text:p>0</text:p>
          </table:table-cell>
          <table:table-cell table:style-name="ce571" table:formula="of:=INT(DEC2BIN([.AD152])/10^0)-10*INT(DEC2BIN([.AD152])/10^1)" office:value-type="float" office:value="0" calcext:value-type="float">
            <text:p>0</text:p>
          </table:table-cell>
          <table:table-cell table:style-name="ce479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4">
          <table:table-cell table:style-name="ce467" office:value-type="float" office:value="0.332849396829603" calcext:value-type="float">
            <text:p>0,332849396829603</text:p>
          </table:table-cell>
          <table:table-cell table:style-name="ce467" table:formula="of:=RANK([.A153];[.$A$145:.$A$161];0)" office:value-type="float" office:value="11" calcext:value-type="float">
            <text:p>1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3])/10^7)" office:value-type="float" office:value="1" calcext:value-type="float">
            <text:p>1</text:p>
          </table:table-cell>
          <table:table-cell table:style-name="ce560" table:formula="of:=INT(DEC2BIN([.C153])/10^6)-10*INT(DEC2BIN([.C153])/10^7)" office:value-type="float" office:value="1" calcext:value-type="float">
            <text:p>1</text:p>
          </table:table-cell>
          <table:table-cell table:style-name="ce560" table:formula="of:=INT(DEC2BIN([.C153])/10^5)-10*INT(DEC2BIN([.C153])/10^6)" office:value-type="float" office:value="1" calcext:value-type="float">
            <text:p>1</text:p>
          </table:table-cell>
          <table:table-cell table:style-name="ce560" table:formula="of:=INT(DEC2BIN([.C153])/10^4)-10*INT(DEC2BIN([.C153])/10^5)" office:value-type="float" office:value="1" calcext:value-type="float">
            <text:p>1</text:p>
          </table:table-cell>
          <table:table-cell table:style-name="ce560" table:formula="of:=INT(DEC2BIN([.C153])/10^3)-10*INT(DEC2BIN([.C153])/10^4)" office:value-type="float" office:value="1" calcext:value-type="float">
            <text:p>1</text:p>
          </table:table-cell>
          <table:table-cell table:style-name="ce560" table:formula="of:=INT(DEC2BIN([.C153])/10^2)-10*INT(DEC2BIN([.C153])/10^3)" office:value-type="float" office:value="1" calcext:value-type="float">
            <text:p>1</text:p>
          </table:table-cell>
          <table:table-cell table:style-name="ce560" table:formula="of:=INT(DEC2BIN([.C153])/10^1)-10*INT(DEC2BIN([.C153])/10^2)" office:value-type="float" office:value="1" calcext:value-type="float">
            <text:p>1</text:p>
          </table:table-cell>
          <table:table-cell table:style-name="ce560" table:formula="of:=INT(DEC2BIN([.C153])/10^0)-10*INT(DEC2BIN([.C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3])/10^7)" office:value-type="float" office:value="1" calcext:value-type="float">
            <text:p>1</text:p>
          </table:table-cell>
          <table:table-cell table:style-name="ce560" table:formula="of:=INT(DEC2BIN([.L153])/10^6)-10*INT(DEC2BIN([.L153])/10^7)" office:value-type="float" office:value="1" calcext:value-type="float">
            <text:p>1</text:p>
          </table:table-cell>
          <table:table-cell table:style-name="ce560" table:formula="of:=INT(DEC2BIN([.L153])/10^5)-10*INT(DEC2BIN([.L153])/10^6)" office:value-type="float" office:value="1" calcext:value-type="float">
            <text:p>1</text:p>
          </table:table-cell>
          <table:table-cell table:style-name="ce560" table:formula="of:=INT(DEC2BIN([.L153])/10^4)-10*INT(DEC2BIN([.L153])/10^5)" office:value-type="float" office:value="1" calcext:value-type="float">
            <text:p>1</text:p>
          </table:table-cell>
          <table:table-cell table:style-name="ce560" table:formula="of:=INT(DEC2BIN([.L153])/10^3)-10*INT(DEC2BIN([.L153])/10^4)" office:value-type="float" office:value="1" calcext:value-type="float">
            <text:p>1</text:p>
          </table:table-cell>
          <table:table-cell table:style-name="ce560" table:formula="of:=INT(DEC2BIN([.L153])/10^2)-10*INT(DEC2BIN([.L153])/10^3)" office:value-type="float" office:value="1" calcext:value-type="float">
            <text:p>1</text:p>
          </table:table-cell>
          <table:table-cell table:style-name="ce560" table:formula="of:=INT(DEC2BIN([.L153])/10^1)-10*INT(DEC2BIN([.L153])/10^2)" office:value-type="float" office:value="1" calcext:value-type="float">
            <text:p>1</text:p>
          </table:table-cell>
          <table:table-cell table:style-name="ce560" table:formula="of:=INT(DEC2BIN([.L153])/10^0)-10*INT(DEC2BIN([.L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3])/10^7)" office:value-type="float" office:value="0" calcext:value-type="float">
            <text:p>0</text:p>
          </table:table-cell>
          <table:table-cell table:style-name="ce560" table:formula="of:=INT(DEC2BIN([.U153])/10^6)-10*INT(DEC2BIN([.U153])/10^7)" office:value-type="float" office:value="0" calcext:value-type="float">
            <text:p>0</text:p>
          </table:table-cell>
          <table:table-cell table:style-name="ce560" table:formula="of:=INT(DEC2BIN([.U153])/10^5)-10*INT(DEC2BIN([.U153])/10^6)" office:value-type="float" office:value="0" calcext:value-type="float">
            <text:p>0</text:p>
          </table:table-cell>
          <table:table-cell table:style-name="ce560" table:formula="of:=INT(DEC2BIN([.U153])/10^4)-10*INT(DEC2BIN([.U153])/10^5)" office:value-type="float" office:value="0" calcext:value-type="float">
            <text:p>0</text:p>
          </table:table-cell>
          <table:table-cell table:style-name="ce560" table:formula="of:=INT(DEC2BIN([.U153])/10^3)-10*INT(DEC2BIN([.U153])/10^4)" office:value-type="float" office:value="0" calcext:value-type="float">
            <text:p>0</text:p>
          </table:table-cell>
          <table:table-cell table:style-name="ce560" table:formula="of:=INT(DEC2BIN([.U153])/10^2)-10*INT(DEC2BIN([.U153])/10^3)" office:value-type="float" office:value="0" calcext:value-type="float">
            <text:p>0</text:p>
          </table:table-cell>
          <table:table-cell table:style-name="ce560" table:formula="of:=INT(DEC2BIN([.U153])/10^1)-10*INT(DEC2BIN([.U153])/10^2)" office:value-type="float" office:value="0" calcext:value-type="float">
            <text:p>0</text:p>
          </table:table-cell>
          <table:table-cell table:style-name="ce560" table:formula="of:=INT(DEC2BIN([.U153])/10^0)-10*INT(DEC2BIN([.U15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3])/10^7)" office:value-type="float" office:value="0" calcext:value-type="float">
            <text:p>0</text:p>
          </table:table-cell>
          <table:table-cell table:style-name="ce560" table:formula="of:=INT(DEC2BIN([.AD153])/10^6)-10*INT(DEC2BIN([.AD153])/10^7)" office:value-type="float" office:value="0" calcext:value-type="float">
            <text:p>0</text:p>
          </table:table-cell>
          <table:table-cell table:style-name="ce560" table:formula="of:=INT(DEC2BIN([.AD153])/10^5)-10*INT(DEC2BIN([.AD153])/10^6)" office:value-type="float" office:value="0" calcext:value-type="float">
            <text:p>0</text:p>
          </table:table-cell>
          <table:table-cell table:style-name="ce560" table:formula="of:=INT(DEC2BIN([.AD153])/10^4)-10*INT(DEC2BIN([.AD153])/10^5)" office:value-type="float" office:value="0" calcext:value-type="float">
            <text:p>0</text:p>
          </table:table-cell>
          <table:table-cell table:style-name="ce560" table:formula="of:=INT(DEC2BIN([.AD153])/10^3)-10*INT(DEC2BIN([.AD153])/10^4)" office:value-type="float" office:value="0" calcext:value-type="float">
            <text:p>0</text:p>
          </table:table-cell>
          <table:table-cell table:style-name="ce560" table:formula="of:=INT(DEC2BIN([.AD153])/10^2)-10*INT(DEC2BIN([.AD153])/10^3)" office:value-type="float" office:value="0" calcext:value-type="float">
            <text:p>0</text:p>
          </table:table-cell>
          <table:table-cell table:style-name="ce560" table:formula="of:=INT(DEC2BIN([.AD153])/10^1)-10*INT(DEC2BIN([.AD153])/10^2)" office:value-type="float" office:value="0" calcext:value-type="float">
            <text:p>0</text:p>
          </table:table-cell>
          <table:table-cell table:style-name="ce571" table:formula="of:=INT(DEC2BIN([.AD153])/10^0)-10*INT(DEC2BIN([.AD153])/10^1)" office:value-type="float" office:value="0" calcext:value-type="float">
            <text:p>0</text:p>
          </table:table-cell>
          <table:table-cell table:style-name="ce479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360608733558849" calcext:value-type="float">
            <text:p>0,360608733558849</text:p>
          </table:table-cell>
          <table:table-cell table:style-name="ce467" table:formula="of:=RANK([.A154];[.$A$145:.$A$161];0)" office:value-type="float" office:value="10" calcext:value-type="float">
            <text:p>10</text:p>
          </table:table-cell>
          <table:table-cell table:style-name="ce49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4])/10^7)" office:value-type="float" office:value="1" calcext:value-type="float">
            <text:p>1</text:p>
          </table:table-cell>
          <table:table-cell table:style-name="ce560" table:formula="of:=INT(DEC2BIN([.C154])/10^6)-10*INT(DEC2BIN([.C154])/10^7)" office:value-type="float" office:value="0" calcext:value-type="float">
            <text:p>0</text:p>
          </table:table-cell>
          <table:table-cell table:style-name="ce560" table:formula="of:=INT(DEC2BIN([.C154])/10^5)-10*INT(DEC2BIN([.C154])/10^6)" office:value-type="float" office:value="0" calcext:value-type="float">
            <text:p>0</text:p>
          </table:table-cell>
          <table:table-cell table:style-name="ce560" table:formula="of:=INT(DEC2BIN([.C154])/10^4)-10*INT(DEC2BIN([.C154])/10^5)" office:value-type="float" office:value="0" calcext:value-type="float">
            <text:p>0</text:p>
          </table:table-cell>
          <table:table-cell table:style-name="ce560" table:formula="of:=INT(DEC2BIN([.C154])/10^3)-10*INT(DEC2BIN([.C154])/10^4)" office:value-type="float" office:value="0" calcext:value-type="float">
            <text:p>0</text:p>
          </table:table-cell>
          <table:table-cell table:style-name="ce560" table:formula="of:=INT(DEC2BIN([.C154])/10^2)-10*INT(DEC2BIN([.C154])/10^3)" office:value-type="float" office:value="0" calcext:value-type="float">
            <text:p>0</text:p>
          </table:table-cell>
          <table:table-cell table:style-name="ce560" table:formula="of:=INT(DEC2BIN([.C154])/10^1)-10*INT(DEC2BIN([.C154])/10^2)" office:value-type="float" office:value="0" calcext:value-type="float">
            <text:p>0</text:p>
          </table:table-cell>
          <table:table-cell table:style-name="ce560" table:formula="of:=INT(DEC2BIN([.C154])/10^0)-10*INT(DEC2BIN([.C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4])/10^7)" office:value-type="float" office:value="0" calcext:value-type="float">
            <text:p>0</text:p>
          </table:table-cell>
          <table:table-cell table:style-name="ce560" table:formula="of:=INT(DEC2BIN([.L154])/10^6)-10*INT(DEC2BIN([.L154])/10^7)" office:value-type="float" office:value="0" calcext:value-type="float">
            <text:p>0</text:p>
          </table:table-cell>
          <table:table-cell table:style-name="ce560" table:formula="of:=INT(DEC2BIN([.L154])/10^5)-10*INT(DEC2BIN([.L154])/10^6)" office:value-type="float" office:value="0" calcext:value-type="float">
            <text:p>0</text:p>
          </table:table-cell>
          <table:table-cell table:style-name="ce560" table:formula="of:=INT(DEC2BIN([.L154])/10^4)-10*INT(DEC2BIN([.L154])/10^5)" office:value-type="float" office:value="0" calcext:value-type="float">
            <text:p>0</text:p>
          </table:table-cell>
          <table:table-cell table:style-name="ce560" table:formula="of:=INT(DEC2BIN([.L154])/10^3)-10*INT(DEC2BIN([.L154])/10^4)" office:value-type="float" office:value="0" calcext:value-type="float">
            <text:p>0</text:p>
          </table:table-cell>
          <table:table-cell table:style-name="ce560" table:formula="of:=INT(DEC2BIN([.L154])/10^2)-10*INT(DEC2BIN([.L154])/10^3)" office:value-type="float" office:value="0" calcext:value-type="float">
            <text:p>0</text:p>
          </table:table-cell>
          <table:table-cell table:style-name="ce560" table:formula="of:=INT(DEC2BIN([.L154])/10^1)-10*INT(DEC2BIN([.L154])/10^2)" office:value-type="float" office:value="0" calcext:value-type="float">
            <text:p>0</text:p>
          </table:table-cell>
          <table:table-cell table:style-name="ce560" table:formula="of:=INT(DEC2BIN([.L154])/10^0)-10*INT(DEC2BIN([.L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4])/10^7)" office:value-type="float" office:value="0" calcext:value-type="float">
            <text:p>0</text:p>
          </table:table-cell>
          <table:table-cell table:style-name="ce560" table:formula="of:=INT(DEC2BIN([.U154])/10^6)-10*INT(DEC2BIN([.U154])/10^7)" office:value-type="float" office:value="0" calcext:value-type="float">
            <text:p>0</text:p>
          </table:table-cell>
          <table:table-cell table:style-name="ce560" table:formula="of:=INT(DEC2BIN([.U154])/10^5)-10*INT(DEC2BIN([.U154])/10^6)" office:value-type="float" office:value="0" calcext:value-type="float">
            <text:p>0</text:p>
          </table:table-cell>
          <table:table-cell table:style-name="ce560" table:formula="of:=INT(DEC2BIN([.U154])/10^4)-10*INT(DEC2BIN([.U154])/10^5)" office:value-type="float" office:value="0" calcext:value-type="float">
            <text:p>0</text:p>
          </table:table-cell>
          <table:table-cell table:style-name="ce560" table:formula="of:=INT(DEC2BIN([.U154])/10^3)-10*INT(DEC2BIN([.U154])/10^4)" office:value-type="float" office:value="0" calcext:value-type="float">
            <text:p>0</text:p>
          </table:table-cell>
          <table:table-cell table:style-name="ce560" table:formula="of:=INT(DEC2BIN([.U154])/10^2)-10*INT(DEC2BIN([.U154])/10^3)" office:value-type="float" office:value="0" calcext:value-type="float">
            <text:p>0</text:p>
          </table:table-cell>
          <table:table-cell table:style-name="ce560" table:formula="of:=INT(DEC2BIN([.U154])/10^1)-10*INT(DEC2BIN([.U154])/10^2)" office:value-type="float" office:value="0" calcext:value-type="float">
            <text:p>0</text:p>
          </table:table-cell>
          <table:table-cell table:style-name="ce560" table:formula="of:=INT(DEC2BIN([.U154])/10^0)-10*INT(DEC2BIN([.U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4])/10^7)" office:value-type="float" office:value="0" calcext:value-type="float">
            <text:p>0</text:p>
          </table:table-cell>
          <table:table-cell table:style-name="ce560" table:formula="of:=INT(DEC2BIN([.AD154])/10^6)-10*INT(DEC2BIN([.AD154])/10^7)" office:value-type="float" office:value="0" calcext:value-type="float">
            <text:p>0</text:p>
          </table:table-cell>
          <table:table-cell table:style-name="ce560" table:formula="of:=INT(DEC2BIN([.AD154])/10^5)-10*INT(DEC2BIN([.AD154])/10^6)" office:value-type="float" office:value="0" calcext:value-type="float">
            <text:p>0</text:p>
          </table:table-cell>
          <table:table-cell table:style-name="ce560" table:formula="of:=INT(DEC2BIN([.AD154])/10^4)-10*INT(DEC2BIN([.AD154])/10^5)" office:value-type="float" office:value="0" calcext:value-type="float">
            <text:p>0</text:p>
          </table:table-cell>
          <table:table-cell table:style-name="ce560" table:formula="of:=INT(DEC2BIN([.AD154])/10^3)-10*INT(DEC2BIN([.AD154])/10^4)" office:value-type="float" office:value="0" calcext:value-type="float">
            <text:p>0</text:p>
          </table:table-cell>
          <table:table-cell table:style-name="ce560" table:formula="of:=INT(DEC2BIN([.AD154])/10^2)-10*INT(DEC2BIN([.AD154])/10^3)" office:value-type="float" office:value="0" calcext:value-type="float">
            <text:p>0</text:p>
          </table:table-cell>
          <table:table-cell table:style-name="ce560" table:formula="of:=INT(DEC2BIN([.AD154])/10^1)-10*INT(DEC2BIN([.AD154])/10^2)" office:value-type="float" office:value="0" calcext:value-type="float">
            <text:p>0</text:p>
          </table:table-cell>
          <table:table-cell table:style-name="ce571" table:formula="of:=INT(DEC2BIN([.AD154])/10^0)-10*INT(DEC2BIN([.AD154])/10^1)" office:value-type="float" office:value="0" calcext:value-type="float">
            <text:p>0</text:p>
          </table:table-cell>
          <table:table-cell table:style-name="ce479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4">
          <table:table-cell table:style-name="ce467" office:value-type="float" office:value="0.901906911051944" calcext:value-type="float">
            <text:p>0,901906911051944</text:p>
          </table:table-cell>
          <table:table-cell table:style-name="ce467" table:formula="of:=RANK([.A155];[.$A$145:.$A$161];0)" office:value-type="float" office:value="3" calcext:value-type="float">
            <text:p>3</text:p>
          </table:table-cell>
          <table:table-cell table:style-name="ce49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5])/10^7)" office:value-type="float" office:value="1" calcext:value-type="float">
            <text:p>1</text:p>
          </table:table-cell>
          <table:table-cell table:style-name="ce560" table:formula="of:=INT(DEC2BIN([.C155])/10^6)-10*INT(DEC2BIN([.C155])/10^7)" office:value-type="float" office:value="1" calcext:value-type="float">
            <text:p>1</text:p>
          </table:table-cell>
          <table:table-cell table:style-name="ce560" table:formula="of:=INT(DEC2BIN([.C155])/10^5)-10*INT(DEC2BIN([.C155])/10^6)" office:value-type="float" office:value="0" calcext:value-type="float">
            <text:p>0</text:p>
          </table:table-cell>
          <table:table-cell table:style-name="ce560" table:formula="of:=INT(DEC2BIN([.C155])/10^4)-10*INT(DEC2BIN([.C155])/10^5)" office:value-type="float" office:value="0" calcext:value-type="float">
            <text:p>0</text:p>
          </table:table-cell>
          <table:table-cell table:style-name="ce560" table:formula="of:=INT(DEC2BIN([.C155])/10^3)-10*INT(DEC2BIN([.C155])/10^4)" office:value-type="float" office:value="0" calcext:value-type="float">
            <text:p>0</text:p>
          </table:table-cell>
          <table:table-cell table:style-name="ce560" table:formula="of:=INT(DEC2BIN([.C155])/10^2)-10*INT(DEC2BIN([.C155])/10^3)" office:value-type="float" office:value="0" calcext:value-type="float">
            <text:p>0</text:p>
          </table:table-cell>
          <table:table-cell table:style-name="ce560" table:formula="of:=INT(DEC2BIN([.C155])/10^1)-10*INT(DEC2BIN([.C155])/10^2)" office:value-type="float" office:value="0" calcext:value-type="float">
            <text:p>0</text:p>
          </table:table-cell>
          <table:table-cell table:style-name="ce560" table:formula="of:=INT(DEC2BIN([.C155])/10^0)-10*INT(DEC2BIN([.C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5])/10^7)" office:value-type="float" office:value="0" calcext:value-type="float">
            <text:p>0</text:p>
          </table:table-cell>
          <table:table-cell table:style-name="ce560" table:formula="of:=INT(DEC2BIN([.L155])/10^6)-10*INT(DEC2BIN([.L155])/10^7)" office:value-type="float" office:value="0" calcext:value-type="float">
            <text:p>0</text:p>
          </table:table-cell>
          <table:table-cell table:style-name="ce560" table:formula="of:=INT(DEC2BIN([.L155])/10^5)-10*INT(DEC2BIN([.L155])/10^6)" office:value-type="float" office:value="0" calcext:value-type="float">
            <text:p>0</text:p>
          </table:table-cell>
          <table:table-cell table:style-name="ce560" table:formula="of:=INT(DEC2BIN([.L155])/10^4)-10*INT(DEC2BIN([.L155])/10^5)" office:value-type="float" office:value="0" calcext:value-type="float">
            <text:p>0</text:p>
          </table:table-cell>
          <table:table-cell table:style-name="ce560" table:formula="of:=INT(DEC2BIN([.L155])/10^3)-10*INT(DEC2BIN([.L155])/10^4)" office:value-type="float" office:value="0" calcext:value-type="float">
            <text:p>0</text:p>
          </table:table-cell>
          <table:table-cell table:style-name="ce560" table:formula="of:=INT(DEC2BIN([.L155])/10^2)-10*INT(DEC2BIN([.L155])/10^3)" office:value-type="float" office:value="0" calcext:value-type="float">
            <text:p>0</text:p>
          </table:table-cell>
          <table:table-cell table:style-name="ce560" table:formula="of:=INT(DEC2BIN([.L155])/10^1)-10*INT(DEC2BIN([.L155])/10^2)" office:value-type="float" office:value="0" calcext:value-type="float">
            <text:p>0</text:p>
          </table:table-cell>
          <table:table-cell table:style-name="ce560" table:formula="of:=INT(DEC2BIN([.L155])/10^0)-10*INT(DEC2BIN([.L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5])/10^7)" office:value-type="float" office:value="0" calcext:value-type="float">
            <text:p>0</text:p>
          </table:table-cell>
          <table:table-cell table:style-name="ce560" table:formula="of:=INT(DEC2BIN([.U155])/10^6)-10*INT(DEC2BIN([.U155])/10^7)" office:value-type="float" office:value="0" calcext:value-type="float">
            <text:p>0</text:p>
          </table:table-cell>
          <table:table-cell table:style-name="ce560" table:formula="of:=INT(DEC2BIN([.U155])/10^5)-10*INT(DEC2BIN([.U155])/10^6)" office:value-type="float" office:value="0" calcext:value-type="float">
            <text:p>0</text:p>
          </table:table-cell>
          <table:table-cell table:style-name="ce560" table:formula="of:=INT(DEC2BIN([.U155])/10^4)-10*INT(DEC2BIN([.U155])/10^5)" office:value-type="float" office:value="0" calcext:value-type="float">
            <text:p>0</text:p>
          </table:table-cell>
          <table:table-cell table:style-name="ce560" table:formula="of:=INT(DEC2BIN([.U155])/10^3)-10*INT(DEC2BIN([.U155])/10^4)" office:value-type="float" office:value="0" calcext:value-type="float">
            <text:p>0</text:p>
          </table:table-cell>
          <table:table-cell table:style-name="ce560" table:formula="of:=INT(DEC2BIN([.U155])/10^2)-10*INT(DEC2BIN([.U155])/10^3)" office:value-type="float" office:value="0" calcext:value-type="float">
            <text:p>0</text:p>
          </table:table-cell>
          <table:table-cell table:style-name="ce560" table:formula="of:=INT(DEC2BIN([.U155])/10^1)-10*INT(DEC2BIN([.U155])/10^2)" office:value-type="float" office:value="0" calcext:value-type="float">
            <text:p>0</text:p>
          </table:table-cell>
          <table:table-cell table:style-name="ce560" table:formula="of:=INT(DEC2BIN([.U155])/10^0)-10*INT(DEC2BIN([.U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5])/10^7)" office:value-type="float" office:value="0" calcext:value-type="float">
            <text:p>0</text:p>
          </table:table-cell>
          <table:table-cell table:style-name="ce560" table:formula="of:=INT(DEC2BIN([.AD155])/10^6)-10*INT(DEC2BIN([.AD155])/10^7)" office:value-type="float" office:value="0" calcext:value-type="float">
            <text:p>0</text:p>
          </table:table-cell>
          <table:table-cell table:style-name="ce560" table:formula="of:=INT(DEC2BIN([.AD155])/10^5)-10*INT(DEC2BIN([.AD155])/10^6)" office:value-type="float" office:value="0" calcext:value-type="float">
            <text:p>0</text:p>
          </table:table-cell>
          <table:table-cell table:style-name="ce560" table:formula="of:=INT(DEC2BIN([.AD155])/10^4)-10*INT(DEC2BIN([.AD155])/10^5)" office:value-type="float" office:value="0" calcext:value-type="float">
            <text:p>0</text:p>
          </table:table-cell>
          <table:table-cell table:style-name="ce560" table:formula="of:=INT(DEC2BIN([.AD155])/10^3)-10*INT(DEC2BIN([.AD155])/10^4)" office:value-type="float" office:value="0" calcext:value-type="float">
            <text:p>0</text:p>
          </table:table-cell>
          <table:table-cell table:style-name="ce560" table:formula="of:=INT(DEC2BIN([.AD155])/10^2)-10*INT(DEC2BIN([.AD155])/10^3)" office:value-type="float" office:value="0" calcext:value-type="float">
            <text:p>0</text:p>
          </table:table-cell>
          <table:table-cell table:style-name="ce560" table:formula="of:=INT(DEC2BIN([.AD155])/10^1)-10*INT(DEC2BIN([.AD155])/10^2)" office:value-type="float" office:value="0" calcext:value-type="float">
            <text:p>0</text:p>
          </table:table-cell>
          <table:table-cell table:style-name="ce571" table:formula="of:=INT(DEC2BIN([.AD155])/10^0)-10*INT(DEC2BIN([.AD155])/10^1)" office:value-type="float" office:value="0" calcext:value-type="float">
            <text:p>0</text:p>
          </table:table-cell>
          <table:table-cell table:style-name="ce479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4">
          <table:table-cell table:style-name="ce467" office:value-type="float" office:value="0.192371925934934" calcext:value-type="float">
            <text:p>0,192371925934934</text:p>
          </table:table-cell>
          <table:table-cell table:style-name="ce467" table:formula="of:=RANK([.A156];[.$A$145:.$A$161];0)" office:value-type="float" office:value="12" calcext:value-type="float">
            <text:p>12</text:p>
          </table:table-cell>
          <table:table-cell table:style-name="ce49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6])/10^7)" office:value-type="float" office:value="1" calcext:value-type="float">
            <text:p>1</text:p>
          </table:table-cell>
          <table:table-cell table:style-name="ce560" table:formula="of:=INT(DEC2BIN([.C156])/10^6)-10*INT(DEC2BIN([.C156])/10^7)" office:value-type="float" office:value="1" calcext:value-type="float">
            <text:p>1</text:p>
          </table:table-cell>
          <table:table-cell table:style-name="ce560" table:formula="of:=INT(DEC2BIN([.C156])/10^5)-10*INT(DEC2BIN([.C156])/10^6)" office:value-type="float" office:value="1" calcext:value-type="float">
            <text:p>1</text:p>
          </table:table-cell>
          <table:table-cell table:style-name="ce560" table:formula="of:=INT(DEC2BIN([.C156])/10^4)-10*INT(DEC2BIN([.C156])/10^5)" office:value-type="float" office:value="0" calcext:value-type="float">
            <text:p>0</text:p>
          </table:table-cell>
          <table:table-cell table:style-name="ce560" table:formula="of:=INT(DEC2BIN([.C156])/10^3)-10*INT(DEC2BIN([.C156])/10^4)" office:value-type="float" office:value="0" calcext:value-type="float">
            <text:p>0</text:p>
          </table:table-cell>
          <table:table-cell table:style-name="ce560" table:formula="of:=INT(DEC2BIN([.C156])/10^2)-10*INT(DEC2BIN([.C156])/10^3)" office:value-type="float" office:value="0" calcext:value-type="float">
            <text:p>0</text:p>
          </table:table-cell>
          <table:table-cell table:style-name="ce560" table:formula="of:=INT(DEC2BIN([.C156])/10^1)-10*INT(DEC2BIN([.C156])/10^2)" office:value-type="float" office:value="0" calcext:value-type="float">
            <text:p>0</text:p>
          </table:table-cell>
          <table:table-cell table:style-name="ce560" table:formula="of:=INT(DEC2BIN([.C156])/10^0)-10*INT(DEC2BIN([.C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6])/10^7)" office:value-type="float" office:value="0" calcext:value-type="float">
            <text:p>0</text:p>
          </table:table-cell>
          <table:table-cell table:style-name="ce560" table:formula="of:=INT(DEC2BIN([.L156])/10^6)-10*INT(DEC2BIN([.L156])/10^7)" office:value-type="float" office:value="0" calcext:value-type="float">
            <text:p>0</text:p>
          </table:table-cell>
          <table:table-cell table:style-name="ce560" table:formula="of:=INT(DEC2BIN([.L156])/10^5)-10*INT(DEC2BIN([.L156])/10^6)" office:value-type="float" office:value="0" calcext:value-type="float">
            <text:p>0</text:p>
          </table:table-cell>
          <table:table-cell table:style-name="ce560" table:formula="of:=INT(DEC2BIN([.L156])/10^4)-10*INT(DEC2BIN([.L156])/10^5)" office:value-type="float" office:value="0" calcext:value-type="float">
            <text:p>0</text:p>
          </table:table-cell>
          <table:table-cell table:style-name="ce560" table:formula="of:=INT(DEC2BIN([.L156])/10^3)-10*INT(DEC2BIN([.L156])/10^4)" office:value-type="float" office:value="0" calcext:value-type="float">
            <text:p>0</text:p>
          </table:table-cell>
          <table:table-cell table:style-name="ce560" table:formula="of:=INT(DEC2BIN([.L156])/10^2)-10*INT(DEC2BIN([.L156])/10^3)" office:value-type="float" office:value="0" calcext:value-type="float">
            <text:p>0</text:p>
          </table:table-cell>
          <table:table-cell table:style-name="ce560" table:formula="of:=INT(DEC2BIN([.L156])/10^1)-10*INT(DEC2BIN([.L156])/10^2)" office:value-type="float" office:value="0" calcext:value-type="float">
            <text:p>0</text:p>
          </table:table-cell>
          <table:table-cell table:style-name="ce560" table:formula="of:=INT(DEC2BIN([.L156])/10^0)-10*INT(DEC2BIN([.L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6])/10^7)" office:value-type="float" office:value="0" calcext:value-type="float">
            <text:p>0</text:p>
          </table:table-cell>
          <table:table-cell table:style-name="ce560" table:formula="of:=INT(DEC2BIN([.U156])/10^6)-10*INT(DEC2BIN([.U156])/10^7)" office:value-type="float" office:value="0" calcext:value-type="float">
            <text:p>0</text:p>
          </table:table-cell>
          <table:table-cell table:style-name="ce560" table:formula="of:=INT(DEC2BIN([.U156])/10^5)-10*INT(DEC2BIN([.U156])/10^6)" office:value-type="float" office:value="0" calcext:value-type="float">
            <text:p>0</text:p>
          </table:table-cell>
          <table:table-cell table:style-name="ce560" table:formula="of:=INT(DEC2BIN([.U156])/10^4)-10*INT(DEC2BIN([.U156])/10^5)" office:value-type="float" office:value="0" calcext:value-type="float">
            <text:p>0</text:p>
          </table:table-cell>
          <table:table-cell table:style-name="ce560" table:formula="of:=INT(DEC2BIN([.U156])/10^3)-10*INT(DEC2BIN([.U156])/10^4)" office:value-type="float" office:value="0" calcext:value-type="float">
            <text:p>0</text:p>
          </table:table-cell>
          <table:table-cell table:style-name="ce560" table:formula="of:=INT(DEC2BIN([.U156])/10^2)-10*INT(DEC2BIN([.U156])/10^3)" office:value-type="float" office:value="0" calcext:value-type="float">
            <text:p>0</text:p>
          </table:table-cell>
          <table:table-cell table:style-name="ce560" table:formula="of:=INT(DEC2BIN([.U156])/10^1)-10*INT(DEC2BIN([.U156])/10^2)" office:value-type="float" office:value="0" calcext:value-type="float">
            <text:p>0</text:p>
          </table:table-cell>
          <table:table-cell table:style-name="ce560" table:formula="of:=INT(DEC2BIN([.U156])/10^0)-10*INT(DEC2BIN([.U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6])/10^7)" office:value-type="float" office:value="0" calcext:value-type="float">
            <text:p>0</text:p>
          </table:table-cell>
          <table:table-cell table:style-name="ce560" table:formula="of:=INT(DEC2BIN([.AD156])/10^6)-10*INT(DEC2BIN([.AD156])/10^7)" office:value-type="float" office:value="0" calcext:value-type="float">
            <text:p>0</text:p>
          </table:table-cell>
          <table:table-cell table:style-name="ce560" table:formula="of:=INT(DEC2BIN([.AD156])/10^5)-10*INT(DEC2BIN([.AD156])/10^6)" office:value-type="float" office:value="0" calcext:value-type="float">
            <text:p>0</text:p>
          </table:table-cell>
          <table:table-cell table:style-name="ce560" table:formula="of:=INT(DEC2BIN([.AD156])/10^4)-10*INT(DEC2BIN([.AD156])/10^5)" office:value-type="float" office:value="0" calcext:value-type="float">
            <text:p>0</text:p>
          </table:table-cell>
          <table:table-cell table:style-name="ce560" table:formula="of:=INT(DEC2BIN([.AD156])/10^3)-10*INT(DEC2BIN([.AD156])/10^4)" office:value-type="float" office:value="0" calcext:value-type="float">
            <text:p>0</text:p>
          </table:table-cell>
          <table:table-cell table:style-name="ce560" table:formula="of:=INT(DEC2BIN([.AD156])/10^2)-10*INT(DEC2BIN([.AD156])/10^3)" office:value-type="float" office:value="0" calcext:value-type="float">
            <text:p>0</text:p>
          </table:table-cell>
          <table:table-cell table:style-name="ce560" table:formula="of:=INT(DEC2BIN([.AD156])/10^1)-10*INT(DEC2BIN([.AD156])/10^2)" office:value-type="float" office:value="0" calcext:value-type="float">
            <text:p>0</text:p>
          </table:table-cell>
          <table:table-cell table:style-name="ce571" table:formula="of:=INT(DEC2BIN([.AD156])/10^0)-10*INT(DEC2BIN([.AD156])/10^1)" office:value-type="float" office:value="0" calcext:value-type="float">
            <text:p>0</text:p>
          </table:table-cell>
          <table:table-cell table:style-name="ce479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4">
          <table:table-cell table:style-name="ce467" office:value-type="float" office:value="0.90957359643104" calcext:value-type="float">
            <text:p>0,90957359643104</text:p>
          </table:table-cell>
          <table:table-cell table:style-name="ce467" table:formula="of:=RANK([.A157];[.$A$145:.$A$161];0)" office:value-type="float" office:value="2" calcext:value-type="float">
            <text:p>2</text:p>
          </table:table-cell>
          <table:table-cell table:style-name="ce49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7])/10^7)" office:value-type="float" office:value="1" calcext:value-type="float">
            <text:p>1</text:p>
          </table:table-cell>
          <table:table-cell table:style-name="ce560" table:formula="of:=INT(DEC2BIN([.C157])/10^6)-10*INT(DEC2BIN([.C157])/10^7)" office:value-type="float" office:value="1" calcext:value-type="float">
            <text:p>1</text:p>
          </table:table-cell>
          <table:table-cell table:style-name="ce560" table:formula="of:=INT(DEC2BIN([.C157])/10^5)-10*INT(DEC2BIN([.C157])/10^6)" office:value-type="float" office:value="1" calcext:value-type="float">
            <text:p>1</text:p>
          </table:table-cell>
          <table:table-cell table:style-name="ce560" table:formula="of:=INT(DEC2BIN([.C157])/10^4)-10*INT(DEC2BIN([.C157])/10^5)" office:value-type="float" office:value="1" calcext:value-type="float">
            <text:p>1</text:p>
          </table:table-cell>
          <table:table-cell table:style-name="ce560" table:formula="of:=INT(DEC2BIN([.C157])/10^3)-10*INT(DEC2BIN([.C157])/10^4)" office:value-type="float" office:value="0" calcext:value-type="float">
            <text:p>0</text:p>
          </table:table-cell>
          <table:table-cell table:style-name="ce560" table:formula="of:=INT(DEC2BIN([.C157])/10^2)-10*INT(DEC2BIN([.C157])/10^3)" office:value-type="float" office:value="0" calcext:value-type="float">
            <text:p>0</text:p>
          </table:table-cell>
          <table:table-cell table:style-name="ce560" table:formula="of:=INT(DEC2BIN([.C157])/10^1)-10*INT(DEC2BIN([.C157])/10^2)" office:value-type="float" office:value="0" calcext:value-type="float">
            <text:p>0</text:p>
          </table:table-cell>
          <table:table-cell table:style-name="ce560" table:formula="of:=INT(DEC2BIN([.C157])/10^0)-10*INT(DEC2BIN([.C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7])/10^7)" office:value-type="float" office:value="0" calcext:value-type="float">
            <text:p>0</text:p>
          </table:table-cell>
          <table:table-cell table:style-name="ce560" table:formula="of:=INT(DEC2BIN([.L157])/10^6)-10*INT(DEC2BIN([.L157])/10^7)" office:value-type="float" office:value="0" calcext:value-type="float">
            <text:p>0</text:p>
          </table:table-cell>
          <table:table-cell table:style-name="ce560" table:formula="of:=INT(DEC2BIN([.L157])/10^5)-10*INT(DEC2BIN([.L157])/10^6)" office:value-type="float" office:value="0" calcext:value-type="float">
            <text:p>0</text:p>
          </table:table-cell>
          <table:table-cell table:style-name="ce560" table:formula="of:=INT(DEC2BIN([.L157])/10^4)-10*INT(DEC2BIN([.L157])/10^5)" office:value-type="float" office:value="0" calcext:value-type="float">
            <text:p>0</text:p>
          </table:table-cell>
          <table:table-cell table:style-name="ce560" table:formula="of:=INT(DEC2BIN([.L157])/10^3)-10*INT(DEC2BIN([.L157])/10^4)" office:value-type="float" office:value="0" calcext:value-type="float">
            <text:p>0</text:p>
          </table:table-cell>
          <table:table-cell table:style-name="ce560" table:formula="of:=INT(DEC2BIN([.L157])/10^2)-10*INT(DEC2BIN([.L157])/10^3)" office:value-type="float" office:value="0" calcext:value-type="float">
            <text:p>0</text:p>
          </table:table-cell>
          <table:table-cell table:style-name="ce560" table:formula="of:=INT(DEC2BIN([.L157])/10^1)-10*INT(DEC2BIN([.L157])/10^2)" office:value-type="float" office:value="0" calcext:value-type="float">
            <text:p>0</text:p>
          </table:table-cell>
          <table:table-cell table:style-name="ce560" table:formula="of:=INT(DEC2BIN([.L157])/10^0)-10*INT(DEC2BIN([.L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7])/10^7)" office:value-type="float" office:value="0" calcext:value-type="float">
            <text:p>0</text:p>
          </table:table-cell>
          <table:table-cell table:style-name="ce560" table:formula="of:=INT(DEC2BIN([.U157])/10^6)-10*INT(DEC2BIN([.U157])/10^7)" office:value-type="float" office:value="0" calcext:value-type="float">
            <text:p>0</text:p>
          </table:table-cell>
          <table:table-cell table:style-name="ce560" table:formula="of:=INT(DEC2BIN([.U157])/10^5)-10*INT(DEC2BIN([.U157])/10^6)" office:value-type="float" office:value="0" calcext:value-type="float">
            <text:p>0</text:p>
          </table:table-cell>
          <table:table-cell table:style-name="ce560" table:formula="of:=INT(DEC2BIN([.U157])/10^4)-10*INT(DEC2BIN([.U157])/10^5)" office:value-type="float" office:value="0" calcext:value-type="float">
            <text:p>0</text:p>
          </table:table-cell>
          <table:table-cell table:style-name="ce560" table:formula="of:=INT(DEC2BIN([.U157])/10^3)-10*INT(DEC2BIN([.U157])/10^4)" office:value-type="float" office:value="0" calcext:value-type="float">
            <text:p>0</text:p>
          </table:table-cell>
          <table:table-cell table:style-name="ce560" table:formula="of:=INT(DEC2BIN([.U157])/10^2)-10*INT(DEC2BIN([.U157])/10^3)" office:value-type="float" office:value="0" calcext:value-type="float">
            <text:p>0</text:p>
          </table:table-cell>
          <table:table-cell table:style-name="ce560" table:formula="of:=INT(DEC2BIN([.U157])/10^1)-10*INT(DEC2BIN([.U157])/10^2)" office:value-type="float" office:value="0" calcext:value-type="float">
            <text:p>0</text:p>
          </table:table-cell>
          <table:table-cell table:style-name="ce560" table:formula="of:=INT(DEC2BIN([.U157])/10^0)-10*INT(DEC2BIN([.U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7])/10^7)" office:value-type="float" office:value="0" calcext:value-type="float">
            <text:p>0</text:p>
          </table:table-cell>
          <table:table-cell table:style-name="ce560" table:formula="of:=INT(DEC2BIN([.AD157])/10^6)-10*INT(DEC2BIN([.AD157])/10^7)" office:value-type="float" office:value="0" calcext:value-type="float">
            <text:p>0</text:p>
          </table:table-cell>
          <table:table-cell table:style-name="ce560" table:formula="of:=INT(DEC2BIN([.AD157])/10^5)-10*INT(DEC2BIN([.AD157])/10^6)" office:value-type="float" office:value="0" calcext:value-type="float">
            <text:p>0</text:p>
          </table:table-cell>
          <table:table-cell table:style-name="ce560" table:formula="of:=INT(DEC2BIN([.AD157])/10^4)-10*INT(DEC2BIN([.AD157])/10^5)" office:value-type="float" office:value="0" calcext:value-type="float">
            <text:p>0</text:p>
          </table:table-cell>
          <table:table-cell table:style-name="ce560" table:formula="of:=INT(DEC2BIN([.AD157])/10^3)-10*INT(DEC2BIN([.AD157])/10^4)" office:value-type="float" office:value="0" calcext:value-type="float">
            <text:p>0</text:p>
          </table:table-cell>
          <table:table-cell table:style-name="ce560" table:formula="of:=INT(DEC2BIN([.AD157])/10^2)-10*INT(DEC2BIN([.AD157])/10^3)" office:value-type="float" office:value="0" calcext:value-type="float">
            <text:p>0</text:p>
          </table:table-cell>
          <table:table-cell table:style-name="ce560" table:formula="of:=INT(DEC2BIN([.AD157])/10^1)-10*INT(DEC2BIN([.AD157])/10^2)" office:value-type="float" office:value="0" calcext:value-type="float">
            <text:p>0</text:p>
          </table:table-cell>
          <table:table-cell table:style-name="ce571" table:formula="of:=INT(DEC2BIN([.AD157])/10^0)-10*INT(DEC2BIN([.AD157])/10^1)" office:value-type="float" office:value="0" calcext:value-type="float">
            <text:p>0</text:p>
          </table:table-cell>
          <table:table-cell table:style-name="ce479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4">
          <table:table-cell table:style-name="ce467" office:value-type="float" office:value="0.580869829375765" calcext:value-type="float">
            <text:p>0,580869829375765</text:p>
          </table:table-cell>
          <table:table-cell table:style-name="ce467" table:formula="of:=RANK([.A158];[.$A$145:.$A$161];0)" office:value-type="float" office:value="6" calcext:value-type="float">
            <text:p>6</text:p>
          </table:table-cell>
          <table:table-cell table:style-name="ce49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8])/10^7)" office:value-type="float" office:value="1" calcext:value-type="float">
            <text:p>1</text:p>
          </table:table-cell>
          <table:table-cell table:style-name="ce560" table:formula="of:=INT(DEC2BIN([.C158])/10^6)-10*INT(DEC2BIN([.C158])/10^7)" office:value-type="float" office:value="1" calcext:value-type="float">
            <text:p>1</text:p>
          </table:table-cell>
          <table:table-cell table:style-name="ce560" table:formula="of:=INT(DEC2BIN([.C158])/10^5)-10*INT(DEC2BIN([.C158])/10^6)" office:value-type="float" office:value="1" calcext:value-type="float">
            <text:p>1</text:p>
          </table:table-cell>
          <table:table-cell table:style-name="ce560" table:formula="of:=INT(DEC2BIN([.C158])/10^4)-10*INT(DEC2BIN([.C158])/10^5)" office:value-type="float" office:value="1" calcext:value-type="float">
            <text:p>1</text:p>
          </table:table-cell>
          <table:table-cell table:style-name="ce560" table:formula="of:=INT(DEC2BIN([.C158])/10^3)-10*INT(DEC2BIN([.C158])/10^4)" office:value-type="float" office:value="1" calcext:value-type="float">
            <text:p>1</text:p>
          </table:table-cell>
          <table:table-cell table:style-name="ce560" table:formula="of:=INT(DEC2BIN([.C158])/10^2)-10*INT(DEC2BIN([.C158])/10^3)" office:value-type="float" office:value="0" calcext:value-type="float">
            <text:p>0</text:p>
          </table:table-cell>
          <table:table-cell table:style-name="ce560" table:formula="of:=INT(DEC2BIN([.C158])/10^1)-10*INT(DEC2BIN([.C158])/10^2)" office:value-type="float" office:value="0" calcext:value-type="float">
            <text:p>0</text:p>
          </table:table-cell>
          <table:table-cell table:style-name="ce560" table:formula="of:=INT(DEC2BIN([.C158])/10^0)-10*INT(DEC2BIN([.C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8])/10^7)" office:value-type="float" office:value="0" calcext:value-type="float">
            <text:p>0</text:p>
          </table:table-cell>
          <table:table-cell table:style-name="ce560" table:formula="of:=INT(DEC2BIN([.L158])/10^6)-10*INT(DEC2BIN([.L158])/10^7)" office:value-type="float" office:value="0" calcext:value-type="float">
            <text:p>0</text:p>
          </table:table-cell>
          <table:table-cell table:style-name="ce560" table:formula="of:=INT(DEC2BIN([.L158])/10^5)-10*INT(DEC2BIN([.L158])/10^6)" office:value-type="float" office:value="0" calcext:value-type="float">
            <text:p>0</text:p>
          </table:table-cell>
          <table:table-cell table:style-name="ce560" table:formula="of:=INT(DEC2BIN([.L158])/10^4)-10*INT(DEC2BIN([.L158])/10^5)" office:value-type="float" office:value="0" calcext:value-type="float">
            <text:p>0</text:p>
          </table:table-cell>
          <table:table-cell table:style-name="ce560" table:formula="of:=INT(DEC2BIN([.L158])/10^3)-10*INT(DEC2BIN([.L158])/10^4)" office:value-type="float" office:value="0" calcext:value-type="float">
            <text:p>0</text:p>
          </table:table-cell>
          <table:table-cell table:style-name="ce560" table:formula="of:=INT(DEC2BIN([.L158])/10^2)-10*INT(DEC2BIN([.L158])/10^3)" office:value-type="float" office:value="0" calcext:value-type="float">
            <text:p>0</text:p>
          </table:table-cell>
          <table:table-cell table:style-name="ce560" table:formula="of:=INT(DEC2BIN([.L158])/10^1)-10*INT(DEC2BIN([.L158])/10^2)" office:value-type="float" office:value="0" calcext:value-type="float">
            <text:p>0</text:p>
          </table:table-cell>
          <table:table-cell table:style-name="ce560" table:formula="of:=INT(DEC2BIN([.L158])/10^0)-10*INT(DEC2BIN([.L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8])/10^7)" office:value-type="float" office:value="0" calcext:value-type="float">
            <text:p>0</text:p>
          </table:table-cell>
          <table:table-cell table:style-name="ce560" table:formula="of:=INT(DEC2BIN([.U158])/10^6)-10*INT(DEC2BIN([.U158])/10^7)" office:value-type="float" office:value="0" calcext:value-type="float">
            <text:p>0</text:p>
          </table:table-cell>
          <table:table-cell table:style-name="ce560" table:formula="of:=INT(DEC2BIN([.U158])/10^5)-10*INT(DEC2BIN([.U158])/10^6)" office:value-type="float" office:value="0" calcext:value-type="float">
            <text:p>0</text:p>
          </table:table-cell>
          <table:table-cell table:style-name="ce560" table:formula="of:=INT(DEC2BIN([.U158])/10^4)-10*INT(DEC2BIN([.U158])/10^5)" office:value-type="float" office:value="0" calcext:value-type="float">
            <text:p>0</text:p>
          </table:table-cell>
          <table:table-cell table:style-name="ce560" table:formula="of:=INT(DEC2BIN([.U158])/10^3)-10*INT(DEC2BIN([.U158])/10^4)" office:value-type="float" office:value="0" calcext:value-type="float">
            <text:p>0</text:p>
          </table:table-cell>
          <table:table-cell table:style-name="ce560" table:formula="of:=INT(DEC2BIN([.U158])/10^2)-10*INT(DEC2BIN([.U158])/10^3)" office:value-type="float" office:value="0" calcext:value-type="float">
            <text:p>0</text:p>
          </table:table-cell>
          <table:table-cell table:style-name="ce560" table:formula="of:=INT(DEC2BIN([.U158])/10^1)-10*INT(DEC2BIN([.U158])/10^2)" office:value-type="float" office:value="0" calcext:value-type="float">
            <text:p>0</text:p>
          </table:table-cell>
          <table:table-cell table:style-name="ce560" table:formula="of:=INT(DEC2BIN([.U158])/10^0)-10*INT(DEC2BIN([.U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8])/10^7)" office:value-type="float" office:value="0" calcext:value-type="float">
            <text:p>0</text:p>
          </table:table-cell>
          <table:table-cell table:style-name="ce560" table:formula="of:=INT(DEC2BIN([.AD158])/10^6)-10*INT(DEC2BIN([.AD158])/10^7)" office:value-type="float" office:value="0" calcext:value-type="float">
            <text:p>0</text:p>
          </table:table-cell>
          <table:table-cell table:style-name="ce560" table:formula="of:=INT(DEC2BIN([.AD158])/10^5)-10*INT(DEC2BIN([.AD158])/10^6)" office:value-type="float" office:value="0" calcext:value-type="float">
            <text:p>0</text:p>
          </table:table-cell>
          <table:table-cell table:style-name="ce560" table:formula="of:=INT(DEC2BIN([.AD158])/10^4)-10*INT(DEC2BIN([.AD158])/10^5)" office:value-type="float" office:value="0" calcext:value-type="float">
            <text:p>0</text:p>
          </table:table-cell>
          <table:table-cell table:style-name="ce560" table:formula="of:=INT(DEC2BIN([.AD158])/10^3)-10*INT(DEC2BIN([.AD158])/10^4)" office:value-type="float" office:value="0" calcext:value-type="float">
            <text:p>0</text:p>
          </table:table-cell>
          <table:table-cell table:style-name="ce560" table:formula="of:=INT(DEC2BIN([.AD158])/10^2)-10*INT(DEC2BIN([.AD158])/10^3)" office:value-type="float" office:value="0" calcext:value-type="float">
            <text:p>0</text:p>
          </table:table-cell>
          <table:table-cell table:style-name="ce560" table:formula="of:=INT(DEC2BIN([.AD158])/10^1)-10*INT(DEC2BIN([.AD158])/10^2)" office:value-type="float" office:value="0" calcext:value-type="float">
            <text:p>0</text:p>
          </table:table-cell>
          <table:table-cell table:style-name="ce571" table:formula="of:=INT(DEC2BIN([.AD158])/10^0)-10*INT(DEC2BIN([.AD158])/10^1)" office:value-type="float" office:value="0" calcext:value-type="float">
            <text:p>0</text:p>
          </table:table-cell>
          <table:table-cell table:style-name="ce479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4">
          <table:table-cell table:style-name="ce467" office:value-type="float" office:value="0.0819509235408128" calcext:value-type="float">
            <text:p>0,081950923540813</text:p>
          </table:table-cell>
          <table:table-cell table:style-name="ce467" table:formula="of:=RANK([.A159];[.$A$145:.$A$161];0)" office:value-type="float" office:value="16" calcext:value-type="float">
            <text:p>16</text:p>
          </table:table-cell>
          <table:table-cell table:style-name="ce49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9])/10^7)" office:value-type="float" office:value="1" calcext:value-type="float">
            <text:p>1</text:p>
          </table:table-cell>
          <table:table-cell table:style-name="ce560" table:formula="of:=INT(DEC2BIN([.C159])/10^6)-10*INT(DEC2BIN([.C159])/10^7)" office:value-type="float" office:value="1" calcext:value-type="float">
            <text:p>1</text:p>
          </table:table-cell>
          <table:table-cell table:style-name="ce560" table:formula="of:=INT(DEC2BIN([.C159])/10^5)-10*INT(DEC2BIN([.C159])/10^6)" office:value-type="float" office:value="1" calcext:value-type="float">
            <text:p>1</text:p>
          </table:table-cell>
          <table:table-cell table:style-name="ce560" table:formula="of:=INT(DEC2BIN([.C159])/10^4)-10*INT(DEC2BIN([.C159])/10^5)" office:value-type="float" office:value="1" calcext:value-type="float">
            <text:p>1</text:p>
          </table:table-cell>
          <table:table-cell table:style-name="ce560" table:formula="of:=INT(DEC2BIN([.C159])/10^3)-10*INT(DEC2BIN([.C159])/10^4)" office:value-type="float" office:value="1" calcext:value-type="float">
            <text:p>1</text:p>
          </table:table-cell>
          <table:table-cell table:style-name="ce560" table:formula="of:=INT(DEC2BIN([.C159])/10^2)-10*INT(DEC2BIN([.C159])/10^3)" office:value-type="float" office:value="1" calcext:value-type="float">
            <text:p>1</text:p>
          </table:table-cell>
          <table:table-cell table:style-name="ce560" table:formula="of:=INT(DEC2BIN([.C159])/10^1)-10*INT(DEC2BIN([.C159])/10^2)" office:value-type="float" office:value="0" calcext:value-type="float">
            <text:p>0</text:p>
          </table:table-cell>
          <table:table-cell table:style-name="ce560" table:formula="of:=INT(DEC2BIN([.C159])/10^0)-10*INT(DEC2BIN([.C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9])/10^7)" office:value-type="float" office:value="0" calcext:value-type="float">
            <text:p>0</text:p>
          </table:table-cell>
          <table:table-cell table:style-name="ce560" table:formula="of:=INT(DEC2BIN([.L159])/10^6)-10*INT(DEC2BIN([.L159])/10^7)" office:value-type="float" office:value="0" calcext:value-type="float">
            <text:p>0</text:p>
          </table:table-cell>
          <table:table-cell table:style-name="ce560" table:formula="of:=INT(DEC2BIN([.L159])/10^5)-10*INT(DEC2BIN([.L159])/10^6)" office:value-type="float" office:value="0" calcext:value-type="float">
            <text:p>0</text:p>
          </table:table-cell>
          <table:table-cell table:style-name="ce560" table:formula="of:=INT(DEC2BIN([.L159])/10^4)-10*INT(DEC2BIN([.L159])/10^5)" office:value-type="float" office:value="0" calcext:value-type="float">
            <text:p>0</text:p>
          </table:table-cell>
          <table:table-cell table:style-name="ce560" table:formula="of:=INT(DEC2BIN([.L159])/10^3)-10*INT(DEC2BIN([.L159])/10^4)" office:value-type="float" office:value="0" calcext:value-type="float">
            <text:p>0</text:p>
          </table:table-cell>
          <table:table-cell table:style-name="ce560" table:formula="of:=INT(DEC2BIN([.L159])/10^2)-10*INT(DEC2BIN([.L159])/10^3)" office:value-type="float" office:value="0" calcext:value-type="float">
            <text:p>0</text:p>
          </table:table-cell>
          <table:table-cell table:style-name="ce560" table:formula="of:=INT(DEC2BIN([.L159])/10^1)-10*INT(DEC2BIN([.L159])/10^2)" office:value-type="float" office:value="0" calcext:value-type="float">
            <text:p>0</text:p>
          </table:table-cell>
          <table:table-cell table:style-name="ce560" table:formula="of:=INT(DEC2BIN([.L159])/10^0)-10*INT(DEC2BIN([.L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9])/10^7)" office:value-type="float" office:value="0" calcext:value-type="float">
            <text:p>0</text:p>
          </table:table-cell>
          <table:table-cell table:style-name="ce560" table:formula="of:=INT(DEC2BIN([.U159])/10^6)-10*INT(DEC2BIN([.U159])/10^7)" office:value-type="float" office:value="0" calcext:value-type="float">
            <text:p>0</text:p>
          </table:table-cell>
          <table:table-cell table:style-name="ce560" table:formula="of:=INT(DEC2BIN([.U159])/10^5)-10*INT(DEC2BIN([.U159])/10^6)" office:value-type="float" office:value="0" calcext:value-type="float">
            <text:p>0</text:p>
          </table:table-cell>
          <table:table-cell table:style-name="ce560" table:formula="of:=INT(DEC2BIN([.U159])/10^4)-10*INT(DEC2BIN([.U159])/10^5)" office:value-type="float" office:value="0" calcext:value-type="float">
            <text:p>0</text:p>
          </table:table-cell>
          <table:table-cell table:style-name="ce560" table:formula="of:=INT(DEC2BIN([.U159])/10^3)-10*INT(DEC2BIN([.U159])/10^4)" office:value-type="float" office:value="0" calcext:value-type="float">
            <text:p>0</text:p>
          </table:table-cell>
          <table:table-cell table:style-name="ce560" table:formula="of:=INT(DEC2BIN([.U159])/10^2)-10*INT(DEC2BIN([.U159])/10^3)" office:value-type="float" office:value="0" calcext:value-type="float">
            <text:p>0</text:p>
          </table:table-cell>
          <table:table-cell table:style-name="ce560" table:formula="of:=INT(DEC2BIN([.U159])/10^1)-10*INT(DEC2BIN([.U159])/10^2)" office:value-type="float" office:value="0" calcext:value-type="float">
            <text:p>0</text:p>
          </table:table-cell>
          <table:table-cell table:style-name="ce560" table:formula="of:=INT(DEC2BIN([.U159])/10^0)-10*INT(DEC2BIN([.U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9])/10^7)" office:value-type="float" office:value="0" calcext:value-type="float">
            <text:p>0</text:p>
          </table:table-cell>
          <table:table-cell table:style-name="ce560" table:formula="of:=INT(DEC2BIN([.AD159])/10^6)-10*INT(DEC2BIN([.AD159])/10^7)" office:value-type="float" office:value="0" calcext:value-type="float">
            <text:p>0</text:p>
          </table:table-cell>
          <table:table-cell table:style-name="ce560" table:formula="of:=INT(DEC2BIN([.AD159])/10^5)-10*INT(DEC2BIN([.AD159])/10^6)" office:value-type="float" office:value="0" calcext:value-type="float">
            <text:p>0</text:p>
          </table:table-cell>
          <table:table-cell table:style-name="ce560" table:formula="of:=INT(DEC2BIN([.AD159])/10^4)-10*INT(DEC2BIN([.AD159])/10^5)" office:value-type="float" office:value="0" calcext:value-type="float">
            <text:p>0</text:p>
          </table:table-cell>
          <table:table-cell table:style-name="ce560" table:formula="of:=INT(DEC2BIN([.AD159])/10^3)-10*INT(DEC2BIN([.AD159])/10^4)" office:value-type="float" office:value="0" calcext:value-type="float">
            <text:p>0</text:p>
          </table:table-cell>
          <table:table-cell table:style-name="ce560" table:formula="of:=INT(DEC2BIN([.AD159])/10^2)-10*INT(DEC2BIN([.AD159])/10^3)" office:value-type="float" office:value="0" calcext:value-type="float">
            <text:p>0</text:p>
          </table:table-cell>
          <table:table-cell table:style-name="ce560" table:formula="of:=INT(DEC2BIN([.AD159])/10^1)-10*INT(DEC2BIN([.AD159])/10^2)" office:value-type="float" office:value="0" calcext:value-type="float">
            <text:p>0</text:p>
          </table:table-cell>
          <table:table-cell table:style-name="ce571" table:formula="of:=INT(DEC2BIN([.AD159])/10^0)-10*INT(DEC2BIN([.AD159])/10^1)" office:value-type="float" office:value="0" calcext:value-type="float">
            <text:p>0</text:p>
          </table:table-cell>
          <table:table-cell table:style-name="ce479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4">
          <table:table-cell table:style-name="ce467" office:value-type="float" office:value="0.483779948510391" calcext:value-type="float">
            <text:p>0,483779948510391</text:p>
          </table:table-cell>
          <table:table-cell table:style-name="ce467" table:formula="of:=RANK([.A160];[.$A$145:.$A$161];0)" office:value-type="float" office:value="8" calcext:value-type="float">
            <text:p>8</text:p>
          </table:table-cell>
          <table:table-cell table:style-name="ce49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0])/10^7)" office:value-type="float" office:value="1" calcext:value-type="float">
            <text:p>1</text:p>
          </table:table-cell>
          <table:table-cell table:style-name="ce560" table:formula="of:=INT(DEC2BIN([.C160])/10^6)-10*INT(DEC2BIN([.C160])/10^7)" office:value-type="float" office:value="1" calcext:value-type="float">
            <text:p>1</text:p>
          </table:table-cell>
          <table:table-cell table:style-name="ce560" table:formula="of:=INT(DEC2BIN([.C160])/10^5)-10*INT(DEC2BIN([.C160])/10^6)" office:value-type="float" office:value="1" calcext:value-type="float">
            <text:p>1</text:p>
          </table:table-cell>
          <table:table-cell table:style-name="ce560" table:formula="of:=INT(DEC2BIN([.C160])/10^4)-10*INT(DEC2BIN([.C160])/10^5)" office:value-type="float" office:value="1" calcext:value-type="float">
            <text:p>1</text:p>
          </table:table-cell>
          <table:table-cell table:style-name="ce560" table:formula="of:=INT(DEC2BIN([.C160])/10^3)-10*INT(DEC2BIN([.C160])/10^4)" office:value-type="float" office:value="1" calcext:value-type="float">
            <text:p>1</text:p>
          </table:table-cell>
          <table:table-cell table:style-name="ce560" table:formula="of:=INT(DEC2BIN([.C160])/10^2)-10*INT(DEC2BIN([.C160])/10^3)" office:value-type="float" office:value="1" calcext:value-type="float">
            <text:p>1</text:p>
          </table:table-cell>
          <table:table-cell table:style-name="ce560" table:formula="of:=INT(DEC2BIN([.C160])/10^1)-10*INT(DEC2BIN([.C160])/10^2)" office:value-type="float" office:value="1" calcext:value-type="float">
            <text:p>1</text:p>
          </table:table-cell>
          <table:table-cell table:style-name="ce560" table:formula="of:=INT(DEC2BIN([.C160])/10^0)-10*INT(DEC2BIN([.C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0])/10^7)" office:value-type="float" office:value="0" calcext:value-type="float">
            <text:p>0</text:p>
          </table:table-cell>
          <table:table-cell table:style-name="ce560" table:formula="of:=INT(DEC2BIN([.L160])/10^6)-10*INT(DEC2BIN([.L160])/10^7)" office:value-type="float" office:value="0" calcext:value-type="float">
            <text:p>0</text:p>
          </table:table-cell>
          <table:table-cell table:style-name="ce560" table:formula="of:=INT(DEC2BIN([.L160])/10^5)-10*INT(DEC2BIN([.L160])/10^6)" office:value-type="float" office:value="0" calcext:value-type="float">
            <text:p>0</text:p>
          </table:table-cell>
          <table:table-cell table:style-name="ce560" table:formula="of:=INT(DEC2BIN([.L160])/10^4)-10*INT(DEC2BIN([.L160])/10^5)" office:value-type="float" office:value="0" calcext:value-type="float">
            <text:p>0</text:p>
          </table:table-cell>
          <table:table-cell table:style-name="ce560" table:formula="of:=INT(DEC2BIN([.L160])/10^3)-10*INT(DEC2BIN([.L160])/10^4)" office:value-type="float" office:value="0" calcext:value-type="float">
            <text:p>0</text:p>
          </table:table-cell>
          <table:table-cell table:style-name="ce560" table:formula="of:=INT(DEC2BIN([.L160])/10^2)-10*INT(DEC2BIN([.L160])/10^3)" office:value-type="float" office:value="0" calcext:value-type="float">
            <text:p>0</text:p>
          </table:table-cell>
          <table:table-cell table:style-name="ce560" table:formula="of:=INT(DEC2BIN([.L160])/10^1)-10*INT(DEC2BIN([.L160])/10^2)" office:value-type="float" office:value="0" calcext:value-type="float">
            <text:p>0</text:p>
          </table:table-cell>
          <table:table-cell table:style-name="ce560" table:formula="of:=INT(DEC2BIN([.L160])/10^0)-10*INT(DEC2BIN([.L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0])/10^7)" office:value-type="float" office:value="0" calcext:value-type="float">
            <text:p>0</text:p>
          </table:table-cell>
          <table:table-cell table:style-name="ce560" table:formula="of:=INT(DEC2BIN([.U160])/10^6)-10*INT(DEC2BIN([.U160])/10^7)" office:value-type="float" office:value="0" calcext:value-type="float">
            <text:p>0</text:p>
          </table:table-cell>
          <table:table-cell table:style-name="ce560" table:formula="of:=INT(DEC2BIN([.U160])/10^5)-10*INT(DEC2BIN([.U160])/10^6)" office:value-type="float" office:value="0" calcext:value-type="float">
            <text:p>0</text:p>
          </table:table-cell>
          <table:table-cell table:style-name="ce560" table:formula="of:=INT(DEC2BIN([.U160])/10^4)-10*INT(DEC2BIN([.U160])/10^5)" office:value-type="float" office:value="0" calcext:value-type="float">
            <text:p>0</text:p>
          </table:table-cell>
          <table:table-cell table:style-name="ce560" table:formula="of:=INT(DEC2BIN([.U160])/10^3)-10*INT(DEC2BIN([.U160])/10^4)" office:value-type="float" office:value="0" calcext:value-type="float">
            <text:p>0</text:p>
          </table:table-cell>
          <table:table-cell table:style-name="ce560" table:formula="of:=INT(DEC2BIN([.U160])/10^2)-10*INT(DEC2BIN([.U160])/10^3)" office:value-type="float" office:value="0" calcext:value-type="float">
            <text:p>0</text:p>
          </table:table-cell>
          <table:table-cell table:style-name="ce560" table:formula="of:=INT(DEC2BIN([.U160])/10^1)-10*INT(DEC2BIN([.U160])/10^2)" office:value-type="float" office:value="0" calcext:value-type="float">
            <text:p>0</text:p>
          </table:table-cell>
          <table:table-cell table:style-name="ce560" table:formula="of:=INT(DEC2BIN([.U160])/10^0)-10*INT(DEC2BIN([.U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0])/10^7)" office:value-type="float" office:value="0" calcext:value-type="float">
            <text:p>0</text:p>
          </table:table-cell>
          <table:table-cell table:style-name="ce560" table:formula="of:=INT(DEC2BIN([.AD160])/10^6)-10*INT(DEC2BIN([.AD160])/10^7)" office:value-type="float" office:value="0" calcext:value-type="float">
            <text:p>0</text:p>
          </table:table-cell>
          <table:table-cell table:style-name="ce560" table:formula="of:=INT(DEC2BIN([.AD160])/10^5)-10*INT(DEC2BIN([.AD160])/10^6)" office:value-type="float" office:value="0" calcext:value-type="float">
            <text:p>0</text:p>
          </table:table-cell>
          <table:table-cell table:style-name="ce560" table:formula="of:=INT(DEC2BIN([.AD160])/10^4)-10*INT(DEC2BIN([.AD160])/10^5)" office:value-type="float" office:value="0" calcext:value-type="float">
            <text:p>0</text:p>
          </table:table-cell>
          <table:table-cell table:style-name="ce560" table:formula="of:=INT(DEC2BIN([.AD160])/10^3)-10*INT(DEC2BIN([.AD160])/10^4)" office:value-type="float" office:value="0" calcext:value-type="float">
            <text:p>0</text:p>
          </table:table-cell>
          <table:table-cell table:style-name="ce560" table:formula="of:=INT(DEC2BIN([.AD160])/10^2)-10*INT(DEC2BIN([.AD160])/10^3)" office:value-type="float" office:value="0" calcext:value-type="float">
            <text:p>0</text:p>
          </table:table-cell>
          <table:table-cell table:style-name="ce560" table:formula="of:=INT(DEC2BIN([.AD160])/10^1)-10*INT(DEC2BIN([.AD160])/10^2)" office:value-type="float" office:value="0" calcext:value-type="float">
            <text:p>0</text:p>
          </table:table-cell>
          <table:table-cell table:style-name="ce571" table:formula="of:=INT(DEC2BIN([.AD160])/10^0)-10*INT(DEC2BIN([.AD160])/10^1)" office:value-type="float" office:value="0" calcext:value-type="float">
            <text:p>0</text:p>
          </table:table-cell>
          <table:table-cell table:style-name="ce479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4">
          <table:table-cell table:style-name="ce467" office:value-type="float" office:value="0.564205667885016" calcext:value-type="float">
            <text:p>0,564205667885016</text:p>
          </table:table-cell>
          <table:table-cell table:style-name="ce467" table:formula="of:=RANK([.A161];[.$A$145:.$A$161];0)" office:value-type="float" office:value="7" calcext:value-type="float">
            <text:p>7</text:p>
          </table:table-cell>
          <table:table-cell table:style-name="ce49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7" calcext:value-type="float">
            <text:p>1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1])/10^7)" office:value-type="float" office:value="1" calcext:value-type="float">
            <text:p>1</text:p>
          </table:table-cell>
          <table:table-cell table:style-name="ce560" table:formula="of:=INT(DEC2BIN([.C161])/10^6)-10*INT(DEC2BIN([.C161])/10^7)" office:value-type="float" office:value="1" calcext:value-type="float">
            <text:p>1</text:p>
          </table:table-cell>
          <table:table-cell table:style-name="ce560" table:formula="of:=INT(DEC2BIN([.C161])/10^5)-10*INT(DEC2BIN([.C161])/10^6)" office:value-type="float" office:value="1" calcext:value-type="float">
            <text:p>1</text:p>
          </table:table-cell>
          <table:table-cell table:style-name="ce560" table:formula="of:=INT(DEC2BIN([.C161])/10^4)-10*INT(DEC2BIN([.C161])/10^5)" office:value-type="float" office:value="1" calcext:value-type="float">
            <text:p>1</text:p>
          </table:table-cell>
          <table:table-cell table:style-name="ce560" table:formula="of:=INT(DEC2BIN([.C161])/10^3)-10*INT(DEC2BIN([.C161])/10^4)" office:value-type="float" office:value="1" calcext:value-type="float">
            <text:p>1</text:p>
          </table:table-cell>
          <table:table-cell table:style-name="ce560" table:formula="of:=INT(DEC2BIN([.C161])/10^2)-10*INT(DEC2BIN([.C161])/10^3)" office:value-type="float" office:value="1" calcext:value-type="float">
            <text:p>1</text:p>
          </table:table-cell>
          <table:table-cell table:style-name="ce560" table:formula="of:=INT(DEC2BIN([.C161])/10^1)-10*INT(DEC2BIN([.C161])/10^2)" office:value-type="float" office:value="1" calcext:value-type="float">
            <text:p>1</text:p>
          </table:table-cell>
          <table:table-cell table:style-name="ce560" table:formula="of:=INT(DEC2BIN([.C161])/10^0)-10*INT(DEC2BIN([.C16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1])/10^7)" office:value-type="float" office:value="0" calcext:value-type="float">
            <text:p>0</text:p>
          </table:table-cell>
          <table:table-cell table:style-name="ce560" table:formula="of:=INT(DEC2BIN([.L161])/10^6)-10*INT(DEC2BIN([.L161])/10^7)" office:value-type="float" office:value="0" calcext:value-type="float">
            <text:p>0</text:p>
          </table:table-cell>
          <table:table-cell table:style-name="ce560" table:formula="of:=INT(DEC2BIN([.L161])/10^5)-10*INT(DEC2BIN([.L161])/10^6)" office:value-type="float" office:value="0" calcext:value-type="float">
            <text:p>0</text:p>
          </table:table-cell>
          <table:table-cell table:style-name="ce560" table:formula="of:=INT(DEC2BIN([.L161])/10^4)-10*INT(DEC2BIN([.L161])/10^5)" office:value-type="float" office:value="0" calcext:value-type="float">
            <text:p>0</text:p>
          </table:table-cell>
          <table:table-cell table:style-name="ce560" table:formula="of:=INT(DEC2BIN([.L161])/10^3)-10*INT(DEC2BIN([.L161])/10^4)" office:value-type="float" office:value="0" calcext:value-type="float">
            <text:p>0</text:p>
          </table:table-cell>
          <table:table-cell table:style-name="ce560" table:formula="of:=INT(DEC2BIN([.L161])/10^2)-10*INT(DEC2BIN([.L161])/10^3)" office:value-type="float" office:value="0" calcext:value-type="float">
            <text:p>0</text:p>
          </table:table-cell>
          <table:table-cell table:style-name="ce560" table:formula="of:=INT(DEC2BIN([.L161])/10^1)-10*INT(DEC2BIN([.L161])/10^2)" office:value-type="float" office:value="0" calcext:value-type="float">
            <text:p>0</text:p>
          </table:table-cell>
          <table:table-cell table:style-name="ce560" table:formula="of:=INT(DEC2BIN([.L161])/10^0)-10*INT(DEC2BIN([.L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1])/10^7)" office:value-type="float" office:value="0" calcext:value-type="float">
            <text:p>0</text:p>
          </table:table-cell>
          <table:table-cell table:style-name="ce560" table:formula="of:=INT(DEC2BIN([.U161])/10^6)-10*INT(DEC2BIN([.U161])/10^7)" office:value-type="float" office:value="0" calcext:value-type="float">
            <text:p>0</text:p>
          </table:table-cell>
          <table:table-cell table:style-name="ce560" table:formula="of:=INT(DEC2BIN([.U161])/10^5)-10*INT(DEC2BIN([.U161])/10^6)" office:value-type="float" office:value="0" calcext:value-type="float">
            <text:p>0</text:p>
          </table:table-cell>
          <table:table-cell table:style-name="ce560" table:formula="of:=INT(DEC2BIN([.U161])/10^4)-10*INT(DEC2BIN([.U161])/10^5)" office:value-type="float" office:value="0" calcext:value-type="float">
            <text:p>0</text:p>
          </table:table-cell>
          <table:table-cell table:style-name="ce560" table:formula="of:=INT(DEC2BIN([.U161])/10^3)-10*INT(DEC2BIN([.U161])/10^4)" office:value-type="float" office:value="0" calcext:value-type="float">
            <text:p>0</text:p>
          </table:table-cell>
          <table:table-cell table:style-name="ce560" table:formula="of:=INT(DEC2BIN([.U161])/10^2)-10*INT(DEC2BIN([.U161])/10^3)" office:value-type="float" office:value="0" calcext:value-type="float">
            <text:p>0</text:p>
          </table:table-cell>
          <table:table-cell table:style-name="ce560" table:formula="of:=INT(DEC2BIN([.U161])/10^1)-10*INT(DEC2BIN([.U161])/10^2)" office:value-type="float" office:value="0" calcext:value-type="float">
            <text:p>0</text:p>
          </table:table-cell>
          <table:table-cell table:style-name="ce560" table:formula="of:=INT(DEC2BIN([.U161])/10^0)-10*INT(DEC2BIN([.U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1])/10^7)" office:value-type="float" office:value="0" calcext:value-type="float">
            <text:p>0</text:p>
          </table:table-cell>
          <table:table-cell table:style-name="ce560" table:formula="of:=INT(DEC2BIN([.AD161])/10^6)-10*INT(DEC2BIN([.AD161])/10^7)" office:value-type="float" office:value="0" calcext:value-type="float">
            <text:p>0</text:p>
          </table:table-cell>
          <table:table-cell table:style-name="ce560" table:formula="of:=INT(DEC2BIN([.AD161])/10^5)-10*INT(DEC2BIN([.AD161])/10^6)" office:value-type="float" office:value="0" calcext:value-type="float">
            <text:p>0</text:p>
          </table:table-cell>
          <table:table-cell table:style-name="ce560" table:formula="of:=INT(DEC2BIN([.AD161])/10^4)-10*INT(DEC2BIN([.AD161])/10^5)" office:value-type="float" office:value="0" calcext:value-type="float">
            <text:p>0</text:p>
          </table:table-cell>
          <table:table-cell table:style-name="ce560" table:formula="of:=INT(DEC2BIN([.AD161])/10^3)-10*INT(DEC2BIN([.AD161])/10^4)" office:value-type="float" office:value="0" calcext:value-type="float">
            <text:p>0</text:p>
          </table:table-cell>
          <table:table-cell table:style-name="ce560" table:formula="of:=INT(DEC2BIN([.AD161])/10^2)-10*INT(DEC2BIN([.AD161])/10^3)" office:value-type="float" office:value="0" calcext:value-type="float">
            <text:p>0</text:p>
          </table:table-cell>
          <table:table-cell table:style-name="ce560" table:formula="of:=INT(DEC2BIN([.AD161])/10^1)-10*INT(DEC2BIN([.AD161])/10^2)" office:value-type="float" office:value="0" calcext:value-type="float">
            <text:p>0</text:p>
          </table:table-cell>
          <table:table-cell table:style-name="ce571" table:formula="of:=INT(DEC2BIN([.AD161])/10^0)-10*INT(DEC2BIN([.AD161])/10^1)" office:value-type="float" office:value="0" calcext:value-type="float">
            <text:p>0</text:p>
          </table:table-cell>
          <table:table-cell table:style-name="ce479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75" office:value-type="string" calcext:value-type="string">
            <text:p>Subnet mask</text:p>
          </table:table-cell>
          <table:table-cell table:style-name="ce479" table:formula="of:=INDEX([.$BW$127:.$BW$133];[.B127])" office:value-type="float" office:value="30" calcext:value-type="float">
            <text:p>/30</text:p>
          </table:table-cell>
          <table:table-cell table:style-name="ce492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27:.$AD$133];[.B127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INDEX([.$BW$145:.$BW$161];[.B145])" office:value-type="float" office:value="4" calcext:value-type="float">
            <text:p>/4</text:p>
          </table:table-cell>
          <table:table-cell table:style-name="ce492" table:formula="of:=INDEX([.$C$145:.$C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45:.$CL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[.B164]" office:value-type="float" office:value="30" calcext:value-type="float">
            <text:p>/30</text:p>
          </table:table-cell>
          <table:table-cell table:style-name="ce499" table:formula="of:=COM.MICROSOFT.CONCAT([.C164:.AD164])" office:value-type="string" office:string-value="255.255.255.252" calcext:value-type="string" table:number-columns-spanned="8" table:number-rows-spanned="1">
            <text:p>255.255.255.252</text:p>
          </table:table-cell>
          <table:covered-table-cell table:number-columns-repeated="7" table:style-name="ce513"/>
          <table:table-cell table:style-name="ce395" table:number-columns-repeated="2"/>
          <table:table-cell table:style-name="ce401" table:number-columns-repeated="7"/>
          <table:table-cell table:style-name="ce395" table:number-columns-repeated="11"/>
          <table:table-cell table:style-name="ce401" table:number-columns-repeated="7"/>
          <table:table-cell table:number-columns-repeated="987"/>
        </table:table-row>
        <table:table-row table:style-name="ro4">
          <table:table-cell table:style-name="ce475"/>
          <table:table-cell table:style-name="ce479" table:formula="of:=[.B165]" office:value-type="float" office:value="4" calcext:value-type="float">
            <text:p>/4</text:p>
          </table:table-cell>
          <table:table-cell table:style-name="ce499" table:formula="of:=COM.MICROSOFT.CONCAT([.C165:.AD165])" office:value-type="string" office:string-value="240.0.0.0" calcext:value-type="string" table:number-columns-spanned="8" table:number-rows-spanned="1">
            <text:p>240.0.0.0</text:p>
          </table:table-cell>
          <table:covered-table-cell table:number-columns-repeated="7" table:style-name="ce513"/>
          <table:table-cell table:style-name="ce395" table:number-columns-repeated="2"/>
          <table:table-cell table:style-name="ce401" table:number-columns-repeated="7"/>
          <table:table-cell table:style-name="ce395" table:number-columns-repeated="11"/>
          <table:table-cell table:style-name="ce401" table:number-columns-repeated="7"/>
          <table:table-cell table:number-columns-repeated="987"/>
        </table:table-row>
        <table:table-row table:style-name="ro4">
          <table:table-cell/>
          <table:table-cell table:style-name="ce479" table:formula="of:=INDEX([.$BW$135:.$BW$143];[.B135])" office:value-type="float" office:value="18" calcext:value-type="float">
            <text:p>/18</text:p>
          </table:table-cell>
          <table:table-cell table:style-name="ce499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5])" office:value-type="float" office:value="192" calcext:value-type="float" table:number-columns-spanned="8" table:number-rows-spanned="1">
            <text:p>192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79" table:formula="of:=INDEX([.$BW$135:.$BW$143];[.B136])" office:value-type="float" office:value="21" calcext:value-type="float">
            <text:p>/21</text:p>
          </table:table-cell>
          <table:table-cell table:style-name="ce499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6])" office:value-type="float" office:value="248" calcext:value-type="float" table:number-columns-spanned="8" table:number-rows-spanned="1">
            <text:p>248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07"/>
          <table:table-cell table:style-name="ce499" table:formula="of:=COM.MICROSOFT.CONCAT([.C168:.AD168])" office:value-type="string" office:string-value="255.255.192.0" calcext:value-type="string" table:number-columns-spanned="8" table:number-rows-spanned="1">
            <text:p>255.255.192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>
          <table:table-cell/>
          <table:table-cell table:style-name="ce407"/>
          <table:table-cell table:style-name="ce499" table:formula="of:=COM.MICROSOFT.CONCAT([.C169:.AD169])" office:value-type="string" office:string-value="255.255.248.0" calcext:value-type="string" table:number-columns-spanned="8" table:number-rows-spanned="1">
            <text:p>255.255.248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 table:number-rows-repeated="10484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kNbX5X4eqM2VoVDPl90qsZnnMN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1" table:default-cell-style-name="ce598"/>
        <table:table-column table:style-name="co22" table:default-cell-style-name="ce598"/>
        <table:table-column table:style-name="co23" table:default-cell-style-name="ce598"/>
        <table:table-column table:style-name="co24" table:default-cell-style-name="ce598"/>
        <table:table-column table:style-name="co25" table:number-columns-repeated="3" table:default-cell-style-name="ce598"/>
        <table:table-column table:style-name="co26" table:default-cell-style-name="ce598"/>
        <table:table-column table:style-name="co1" table:default-cell-style-name="ce598"/>
        <table:table-column table:style-name="co27" table:number-columns-repeated="4" table:default-cell-style-name="ce598"/>
        <table:table-column table:style-name="co28" table:default-cell-style-name="ce598"/>
        <table:table-column table:style-name="co29" table:number-columns-repeated="35" table:default-cell-style-name="ce598"/>
        <table:table-column table:style-name="co30" table:default-cell-style-name="ce598"/>
        <table:table-column table:style-name="co31" table:default-cell-style-name="ce598"/>
        <table:table-column table:style-name="co32" table:number-columns-repeated="8" table:default-cell-style-name="ce598"/>
        <table:table-column table:style-name="co33" table:default-cell-style-name="ce598"/>
        <table:table-column table:style-name="co32" table:number-columns-repeated="8" table:default-cell-style-name="ce598"/>
        <table:table-column table:style-name="co33" table:default-cell-style-name="ce598"/>
        <table:table-column table:style-name="co32" table:number-columns-repeated="8" table:default-cell-style-name="ce598"/>
        <table:table-column table:style-name="co33" table:default-cell-style-name="ce598"/>
        <table:table-column table:style-name="co32" table:number-columns-repeated="8" table:default-cell-style-name="ce598"/>
        <table:table-column table:style-name="co34" table:default-cell-style-name="ce598"/>
        <table:table-column table:style-name="co1" table:default-cell-style-name="ce598"/>
        <table:table-column table:style-name="co35" table:default-cell-style-name="ce598"/>
        <table:table-column table:style-name="co36" table:default-cell-style-name="ce598"/>
        <table:table-column table:style-name="co37" table:default-cell-style-name="ce598"/>
        <table:table-column table:style-name="co1" table:default-cell-style-name="ce598"/>
        <table:table-column table:style-name="co38" table:default-cell-style-name="ce598"/>
        <table:table-column table:style-name="co1" table:number-columns-repeated="931" table:default-cell-style-name="ce378"/>
        <table:table-row table:style-name="ro6">
          <table:table-cell table:style-name="ce602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08" table:formula="of:=IF([.$H$1];&quot;Notes&quot;;&quot;&quot;)" office:value-type="string" office:string-value="Notes" calcext:value-type="string">
            <text:p>Notes</text:p>
          </table:table-cell>
          <table:table-cell table:style-name="ce602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608"/>
          <table:table-cell table:style-name="ce608" table:formula="of:=IF([.$H$1];&quot;A Faire&quot;;&quot;&quot;)" office:value-type="string" office:string-value="A Faire" calcext:value-type="string">
            <text:p>A Faire</text:p>
          </table:table-cell>
          <table:table-cell table:style-name="ce608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642" table:formula="of:=IF([.A7]=[.B100];1;0)" office:value-type="float" office:value="1" calcext:value-type="float">
            <text:p>1</text:p>
          </table:table-cell>
          <table:table-cell table:style-name="ce378"/>
          <table:table-cell table:style-name="ce629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42"/>
          <table:table-cell table:style-name="ce649" office:value-type="string" calcext:value-type="string" table:number-columns-spanned="37" table:number-rows-spanned="1">
            <text:p>GABARIT</text:p>
          </table:table-cell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number-columns-repeated="8" table:style-name="ce379"/>
          <table:covered-table-cell table:style-name="ce55"/>
          <table:covered-table-cell table:style-name="ce379"/>
          <table:covered-table-cell table:number-columns-repeated="7" table:style-name="ce670"/>
          <table:table-cell table:style-name="ce82" table:number-columns-repeated="38"/>
          <table:table-cell/>
          <table:table-cell table:style-name="ce751" office:value-type="string" calcext:value-type="string">
            <text:p>CIDR :</text:p>
          </table:table-cell>
          <table:table-cell table:style-name="ce71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51"/>
          <table:table-cell table:style-name="ce603"/>
          <table:table-cell table:number-columns-repeated="931"/>
        </table:table-row>
        <table:table-row table:style-name="ro6">
          <table:table-cell table:style-name="ce605" table:formula="of:=IF([.$H$1];&quot;1&quot;;&quot;&quot;)" office:value-type="string" office:string-value="1" calcext:value-type="string">
            <text:p>1</text:p>
          </table:table-cell>
          <table:table-cell table:style-name="ce605" table:formula="of:=IF([.$H$1];&quot;Niveau 1&quot;;&quot;&quot;)" office:value-type="string" office:string-value="Niveau 1" calcext:value-type="string">
            <text:p>Niveau 1</text:p>
          </table:table-cell>
          <table:table-cell table:style-name="ce632" table:formula="of:=IF([.$H$1];[$Données.BC2];&quot;&quot;)" office:value-type="float" office:value="1.41666666666667" calcext:value-type="float">
            <text:p>1,42</text:p>
          </table:table-cell>
          <table:table-cell table:style-name="ce638" table:formula="of:=IF([.$H$1];IF(COUNTA([$'Niveau 1'.$C$7:$'Niveau 1'.$AK$15];[$'Niveau 1'.$AL$7];[$'Niveau 1'.$C$16])&lt;&gt;0;&quot;Oui&quot;;&quot;Non&quot;);&quot;&quot;)" office:value-type="string" office:string-value="Oui" calcext:value-type="string">
            <text:p>Oui</text:p>
          </table:table-cell>
          <table:table-cell table:style-name="ce638" table:formula="of:=IF([.$H$1];IF(COUNTA([$'Niveau 1'.$C$7:$'Niveau 1'.$AK$15];[$'Niveau 1'.$AL$7];[$'Niveau 1'.$C$16])&lt;&gt;0;1;0);&quot;&quot;)" office:value-type="float" office:value="1" calcext:value-type="float">
            <text:p>1</text:p>
          </table:table-cell>
          <table:table-cell table:style-name="ce638" office:value-type="float" office:value="1" calcext:value-type="float">
            <text:p>1</text:p>
          </table:table-cell>
          <table:table-cell table:style-name="ce638" table:formula="of:=IF([.$H$1];[.F2];&quot;&quot;)" office:value-type="float" office:value="1" calcext:value-type="float">
            <text:p>1</text:p>
          </table:table-cell>
          <table:table-cell table:style-name="ce643"/>
          <table:table-cell/>
          <table:covered-table-cell table:style-name="ce608"/>
          <table:covered-table-cell table:style-name="ce647"/>
          <table:table-cell/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663" table:number-columns-spanned="8" table:number-rows-spanned="1"/>
          <table:covered-table-cell table:number-columns-repeated="7" table:style-name="ce671"/>
          <table:table-cell table:style-name="ce663"/>
          <table:table-cell table:style-name="ce663" table:number-columns-spanned="8" table:number-rows-spanned="1"/>
          <table:covered-table-cell table:number-columns-repeated="7" table:style-name="ce671"/>
          <table:table-cell table:style-name="ce663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63"/>
          <table:table-cell table:style-name="ce663" table:number-columns-spanned="8" table:number-rows-spanned="1"/>
          <table:covered-table-cell table:number-columns-repeated="7" table:style-name="ce671"/>
          <table:table-cell table:style-name="ce82" table:number-columns-repeated="38"/>
          <table:table-cell/>
          <table:table-cell table:style-name="ce378" table:number-columns-repeated="4"/>
          <table:table-cell table:style-name="ce603"/>
          <table:table-cell table:number-columns-repeated="931"/>
        </table:table-row>
        <table:table-row table:style-name="ro6">
          <table:table-cell table:style-name="ce607" table:formula="of:=IF([.$H$1];&quot;2&quot;;&quot;&quot;)" office:value-type="string" office:string-value="2" calcext:value-type="string">
            <text:p>2</text:p>
          </table:table-cell>
          <table:table-cell table:style-name="ce607" table:formula="of:=IF([.$H$1];&quot;Niveau 2&quot;;&quot;&quot;)" office:value-type="string" office:string-value="Niveau 2" calcext:value-type="string">
            <text:p>Niveau 2</text:p>
          </table:table-cell>
          <table:table-cell table:style-name="ce633" table:formula="of:=IF([.$H$1];[$Données.BC29];&quot;&quot;)" office:value-type="float" office:value="0" calcext:value-type="float">
            <text:p>0,00</text:p>
          </table:table-cell>
          <table:table-cell table:style-name="ce639" table:formula="of:=IF([.$H$1];IF(COUNTA([$'Niveau 2'.$C$7:$'Niveau 2'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639" table:formula="of:=IF([.$H$1];IF(COUNTA([$'Niveau 2'.$C$7:$'Niveau 2'.$AK$15];[$'Niveau 2'.$AL$7];[$'Niveau 2'.$C$16])&lt;&gt;0;1;0);&quot;&quot;)" office:value-type="float" office:value="0" calcext:value-type="float">
            <text:p>0</text:p>
          </table:table-cell>
          <table:table-cell table:style-name="ce639" office:value-type="float" office:value="1" calcext:value-type="float">
            <text:p>1</text:p>
          </table:table-cell>
          <table:table-cell table:style-name="ce607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646" table:formula="of:=IF([.$H$1];IF(SUM([.G2:.G5])=0;0;ROUND(2*SUMPRODUCT([.C2:.C5];[.G2:.G5])/SUM([.G2:.G5]);0)/2);&quot;&quot;)" office:value-type="float" office:value="0.5" calcext:value-type="float" table:number-columns-spanned="1" table:number-rows-spanned="2">
            <text:p>0,5</text:p>
          </table:table-cell>
          <table:table-cell table:style-name="ce629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82" table:number-columns-repeated="38"/>
          <table:table-cell/>
          <table:table-cell table:style-name="ce751" office:value-type="string" calcext:value-type="string">
            <text:p>CIDR</text:p>
          </table:table-cell>
          <table:table-cell table:style-name="ce751" office:value-type="string" calcext:value-type="string">
            <text:p><text:a xlink:href="https://fr.wikipedia.org/wiki/Bit" xlink:type="simple">bits</text:a> disponibles</text:p>
          </table:table-cell>
          <table:table-cell table:style-name="ce751" office:value-type="string" calcext:value-type="string">
            <text:p>Masque de sous-réseau</text:p>
          </table:table-cell>
          <table:table-cell table:style-name="ce751" office:value-type="string" calcext:value-type="string" table:number-columns-spanned="2" table:number-rows-spanned="1">
            <text:p>Nombre d'hôtes par sous-réseau </text:p>
          </table:table-cell>
          <table:covered-table-cell table:style-name="ce603"/>
          <table:table-cell table:number-columns-repeated="931"/>
        </table:table-row>
        <table:table-row table:style-name="ro6">
          <table:table-cell table:style-name="ce611" table:formula="of:=IF([.$H$1];&quot;3&quot;;&quot;&quot;)" office:value-type="string" office:string-value="3" calcext:value-type="string">
            <text:p>3</text:p>
          </table:table-cell>
          <table:table-cell table:style-name="ce611" table:formula="of:=IF([.$H$1];&quot;Niveau 3&quot;;&quot;&quot;)" office:value-type="string" office:string-value="Niveau 3" calcext:value-type="string">
            <text:p>Niveau 3</text:p>
          </table:table-cell>
          <table:table-cell table:style-name="ce634" table:formula="of:=IF([.$H$1];[$Données.BC55];&quot;&quot;)" office:value-type="float" office:value="0" calcext:value-type="float">
            <text:p>0,00</text:p>
          </table:table-cell>
          <table:table-cell table:style-name="ce638" table:formula="of:=IF([.$H$1];IF(COUNTA([$'Niveau 3'.$C$7:$'Niveau 3'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3'.$C$7:$'Niveau 3'.$AK$15];[$'Niveau 3'.$AL$7];[$'Niveau 3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11" table:formula="of:=IF([.$H$1];[.F4];&quot;&quot;)" office:value-type="float" office:value="1" calcext:value-type="float">
            <text:p>1</text:p>
          </table:table-cell>
          <table:table-cell table:style-name="ce644"/>
          <table:table-cell/>
          <table:covered-table-cell table:style-name="ce378"/>
          <table:covered-table-cell table:style-name="ce648"/>
          <table:table-cell/>
          <table:table-cell table:style-name="ce72" table:number-columns-repeated="2"/>
          <table:table-cell table:style-name="ce655"/>
          <table:table-cell table:style-name="ce82" table:number-columns-repeated="7"/>
          <table:table-cell table:style-name="ce645"/>
          <table:table-cell table:style-name="ce655"/>
          <table:table-cell table:style-name="ce82" table:number-columns-repeated="7"/>
          <table:table-cell table:style-name="ce645"/>
          <table:table-cell table:style-name="ce655" table:number-columns-repeated="8"/>
          <table:table-cell table:style-name="ce645"/>
          <table:table-cell table:style-name="ce655"/>
          <table:table-cell table:style-name="ce82" table:number-columns-repeated="45"/>
          <table:table-cell/>
          <table:table-cell table:style-name="ce717" office:value-type="float" office:value="1" calcext:value-type="float">
            <text:p>1</text:p>
          </table:table-cell>
          <table:table-cell table:style-name="ce717" office:value-type="float" office:value="31" calcext:value-type="float">
            <text:p>31</text:p>
          </table:table-cell>
          <table:table-cell table:style-name="ce717" office:value-type="string" calcext:value-type="string">
            <text:p>128.0.0.0</text:p>
          </table:table-cell>
          <table:table-cell table:style-name="ce717" office:value-type="string" calcext:value-type="string" table:number-columns-spanned="2" table:number-rows-spanned="1">
            <text:p>2<text:span text:style-name="T16">31</text:span>-2 = 2 147 483 646 </text:p>
          </table:table-cell>
          <table:covered-table-cell table:style-name="ce603"/>
          <table:table-cell table:number-columns-repeated="931"/>
        </table:table-row>
        <table:table-row table:style-name="ro6">
          <table:table-cell table:style-name="ce607" table:formula="of:=IF([.$H$1];&quot;4&quot;;&quot;&quot;)" office:value-type="string" office:string-value="4" calcext:value-type="string">
            <text:p>4</text:p>
          </table:table-cell>
          <table:table-cell table:style-name="ce607" table:formula="of:=IF([.$H$1];&quot;Niveau 4&quot;;&quot;&quot;)" office:value-type="string" office:string-value="Niveau 4" calcext:value-type="string">
            <text:p>Niveau 4</text:p>
          </table:table-cell>
          <table:table-cell table:style-name="ce633" table:formula="of:=IF([.$H$1];[$Données.BC90];&quot;&quot;)" office:value-type="float" office:value="0" calcext:value-type="float">
            <text:p>0,00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&quot;Oui&quot;;&quot;Non&quot;);&quot;&quot;)" office:value-type="string" office:string-value="Non" calcext:value-type="string">
            <text:p>Non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1;0);&quot;&quot;)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07" table:formula="of:=IF([.$H$1];[.F5];&quot;&quot;)" office:value-type="float" office:value="0" calcext:value-type="float">
            <text:p>0</text:p>
          </table: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663" table:number-columns-spanned="8" table:number-rows-spanned="1"/>
          <table:covered-table-cell table:number-columns-repeated="7" table:style-name="ce671"/>
          <table:table-cell table:style-name="ce663"/>
          <table:table-cell table:style-name="ce663" table:number-columns-spanned="8" table:number-rows-spanned="1"/>
          <table:covered-table-cell table:number-columns-repeated="7" table:style-name="ce671"/>
          <table:table-cell table:style-name="ce663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63"/>
          <table:table-cell table:style-name="ce663" table:number-columns-spanned="8" table:number-rows-spanned="1"/>
          <table:covered-table-cell table:number-columns-repeated="7" table:style-name="ce671"/>
          <table:table-cell table:style-name="ce72" table:number-columns-repeated="38"/>
          <table:table-cell/>
          <table:table-cell table:style-name="ce717" office:value-type="float" office:value="2" calcext:value-type="float">
            <text:p>2</text:p>
          </table:table-cell>
          <table:table-cell table:style-name="ce717" office:value-type="float" office:value="30" calcext:value-type="float">
            <text:p>30</text:p>
          </table:table-cell>
          <table:table-cell table:style-name="ce717" office:value-type="string" calcext:value-type="string">
            <text:p>192.0.0.0</text:p>
          </table:table-cell>
          <table:table-cell table:style-name="ce717" office:value-type="string" calcext:value-type="string" table:number-columns-spanned="2" table:number-rows-spanned="1">
            <text:p>2<text:span text:style-name="T16">30</text:span>-2 = 1 073 741 822 </text:p>
          </table:table-cell>
          <table:covered-table-cell table:style-name="ce603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4"/>
          <table:table-cell table:number-columns-repeated="4"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373" table:formula="of:=COUNTIF([.O6:.AW6];&quot;1&quot;)" office:value-type="float" office:value="0" calcext:value-type="float">
            <text:p>/</text:p>
          </table:table-cell>
          <table:table-cell table:style-name="ce82" table:number-columns-repeated="37"/>
          <table:table-cell/>
          <table:table-cell table:style-name="ce717" office:value-type="float" office:value="3" calcext:value-type="float">
            <text:p>3</text:p>
          </table:table-cell>
          <table:table-cell table:style-name="ce717" office:value-type="float" office:value="29" calcext:value-type="float">
            <text:p>29</text:p>
          </table:table-cell>
          <table:table-cell table:style-name="ce717" office:value-type="string" calcext:value-type="string">
            <text:p>224.0.0.0</text:p>
          </table:table-cell>
          <table:table-cell table:style-name="ce717" office:value-type="string" calcext:value-type="string" table:number-columns-spanned="2" table:number-rows-spanned="1">
            <text:p>2<text:span text:style-name="T16">29</text:span>-2 = 536 870 910 </text:p>
          </table:table-cell>
          <table:covered-table-cell table:style-name="ce603"/>
          <table:table-cell table:number-columns-repeated="931"/>
        </table:table-row>
        <table:table-row table:style-name="ro6">
          <table:table-cell table:style-name="ce593" office:value-type="string" calcext:value-type="string" table:number-columns-spanned="7" table:number-rows-spanned="2">
            <text:p>KELLER Stéphane</text:p>
          </table:table-cell>
          <table:covered-table-cell table:number-columns-repeated="3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72" table:number-columns-repeated="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46"/>
          <table:table-cell/>
          <table:table-cell table:style-name="ce717" office:value-type="float" office:value="4" calcext:value-type="float">
            <text:p>4</text:p>
          </table:table-cell>
          <table:table-cell table:style-name="ce717" office:value-type="float" office:value="28" calcext:value-type="float">
            <text:p>28</text:p>
          </table:table-cell>
          <table:table-cell table:style-name="ce717" office:value-type="string" calcext:value-type="string">
            <text:p>240.0.0.0</text:p>
          </table:table-cell>
          <table:table-cell table:style-name="ce717" office:value-type="string" calcext:value-type="string" table:number-columns-spanned="2" table:number-rows-spanned="1">
            <text:p>2<text:span text:style-name="T16">28</text:span>-2 = 268 435 454 </text:p>
          </table:table-cell>
          <table:covered-table-cell table:style-name="ce603"/>
          <table:table-cell table:number-columns-repeated="931"/>
        </table:table-row>
        <table:table-row table:style-name="ro6">
          <table:covered-table-cell table:number-columns-repeated="4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82" table:number-columns-repeated="38"/>
          <table:table-cell/>
          <table:table-cell table:style-name="ce717" office:value-type="float" office:value="5" calcext:value-type="float">
            <text:p>5</text:p>
          </table:table-cell>
          <table:table-cell table:style-name="ce717" office:value-type="float" office:value="27" calcext:value-type="float">
            <text:p>27</text:p>
          </table:table-cell>
          <table:table-cell table:style-name="ce717" office:value-type="string" calcext:value-type="string">
            <text:p>248.0.0.0</text:p>
          </table:table-cell>
          <table:table-cell table:style-name="ce717" office:value-type="string" calcext:value-type="string" table:number-columns-spanned="2" table:number-rows-spanned="1">
            <text:p>2<text:span text:style-name="T16">27</text:span>-2 = 134 217 726 </text:p>
          </table:table-cell>
          <table:covered-table-cell table:style-name="ce603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3"/>
          <table:table-cell table:number-columns-repeated="4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72" table:number-columns-repeated="38"/>
          <table:table-cell/>
          <table:table-cell table:style-name="ce717" office:value-type="float" office:value="6" calcext:value-type="float">
            <text:p>6</text:p>
          </table:table-cell>
          <table:table-cell table:style-name="ce717" office:value-type="float" office:value="26" calcext:value-type="float">
            <text:p>26</text:p>
          </table:table-cell>
          <table:table-cell table:style-name="ce717" office:value-type="string" calcext:value-type="string">
            <text:p>252.0.0.0</text:p>
          </table:table-cell>
          <table:table-cell table:style-name="ce717" office:value-type="string" calcext:value-type="string" table:number-columns-spanned="2" table:number-rows-spanned="1">
            <text:p>2<text:span text:style-name="T16">26</text:span>-2 = 67 108 862 </text:p>
          </table:table-cell>
          <table:covered-table-cell table:style-name="ce603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Rang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style-name="ce643"/>
          <table:table-cell table:number-columns-repeated="4"/>
          <table:table-cell table:style-name="ce72" table:number-columns-repeated="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82" table:number-columns-repeated="46"/>
          <table:table-cell/>
          <table:table-cell table:style-name="ce717" office:value-type="float" office:value="7" calcext:value-type="float">
            <text:p>7</text:p>
          </table:table-cell>
          <table:table-cell table:style-name="ce717" office:value-type="float" office:value="25" calcext:value-type="float">
            <text:p>25</text:p>
          </table:table-cell>
          <table:table-cell table:style-name="ce717" office:value-type="string" calcext:value-type="string">
            <text:p>254.0.0.0</text:p>
          </table:table-cell>
          <table:table-cell table:style-name="ce717" office:value-type="string" calcext:value-type="string" table:number-columns-spanned="2" table:number-rows-spanned="1">
            <text:p>2<text:span text:style-name="T16">25</text:span>-2 = 33 554 430 </text:p>
          </table:table-cell>
          <table:covered-table-cell table:style-name="ce603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Nom :</text:p>
          </table:table-cell>
          <table:covered-table-cell table:style-name="ce609"/>
          <table:table-cell table:style-name="ce619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7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374"/>
          <table:table-cell table:style-name="ce72" table:number-columns-repeated="37"/>
          <table:table-cell/>
          <table:table-cell table:style-name="ce717" office:value-type="float" office:value="8" calcext:value-type="float">
            <text:p>8</text:p>
          </table:table-cell>
          <table:table-cell table:style-name="ce717" office:value-type="float" office:value="24" calcext:value-type="float">
            <text:p>24</text:p>
          </table:table-cell>
          <table:table-cell table:style-name="ce717" office:value-type="string" calcext:value-type="string">
            <text:p>255.0.0.0</text:p>
          </table:table-cell>
          <table:table-cell table:style-name="ce717" office:value-type="string" calcext:value-type="string" table:number-columns-spanned="2" table:number-rows-spanned="1">
            <text:p>2<text:span text:style-name="T16">24</text:span>-2 = 16 777 214 </text:p>
          </table:table-cell>
          <table:covered-table-cell table:style-name="ce603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Prénom :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9" calcext:value-type="float">
            <text:p>9</text:p>
          </table:table-cell>
          <table:table-cell table:style-name="ce717" office:value-type="float" office:value="23" calcext:value-type="float">
            <text:p>23</text:p>
          </table:table-cell>
          <table:table-cell table:style-name="ce717" office:value-type="string" calcext:value-type="string">
            <text:p>255.128.0.0</text:p>
          </table:table-cell>
          <table:table-cell table:style-name="ce717" office:value-type="string" calcext:value-type="string" table:number-columns-spanned="2" table:number-rows-spanned="1">
            <text:p>2<text:span text:style-name="T16">23</text:span>-2 = 8 388 606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number-columns-repeated="12"/>
          <table:table-cell table:style-name="ce645" table:number-columns-repeated="2"/>
          <table:table-cell table:style-name="ce658" table:number-columns-repeated="35"/>
          <table:table-cell table:style-name="ce82" table:number-columns-repeated="38"/>
          <table:table-cell/>
          <table:table-cell table:style-name="ce717" office:value-type="float" office:value="10" calcext:value-type="float">
            <text:p>10</text:p>
          </table:table-cell>
          <table:table-cell table:style-name="ce717" office:value-type="float" office:value="22" calcext:value-type="float">
            <text:p>22</text:p>
          </table:table-cell>
          <table:table-cell table:style-name="ce717" office:value-type="string" calcext:value-type="string">
            <text:p>255.192.0.0</text:p>
          </table:table-cell>
          <table:table-cell table:style-name="ce717" office:value-type="string" calcext:value-type="string" table:number-columns-spanned="2" table:number-rows-spanned="1">
            <text:p>2<text:span text:style-name="T16">22</text:span>-2 = 4 194 302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706"/>
          <table:table-cell table:style-name="ce708" table:number-columns-repeated="6"/>
          <table:table-cell table:style-name="ce709"/>
          <table:table-cell table:style-name="ce72" table:number-columns-repeated="38"/>
          <table:table-cell/>
          <table:table-cell table:style-name="ce717" office:value-type="float" office:value="11" calcext:value-type="float">
            <text:p>11</text:p>
          </table:table-cell>
          <table:table-cell table:style-name="ce717" office:value-type="float" office:value="21" calcext:value-type="float">
            <text:p>21</text:p>
          </table:table-cell>
          <table:table-cell table:style-name="ce717" office:value-type="string" calcext:value-type="string">
            <text:p>255.224.0.0</text:p>
          </table:table-cell>
          <table:table-cell table:style-name="ce717" office:value-type="string" calcext:value-type="string" table:number-columns-spanned="2" table:number-rows-spanned="1">
            <text:p>2<text:span text:style-name="T16">21</text:span>-2 = 2 097 150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2" calcext:value-type="float">
            <text:p>12</text:p>
          </table:table-cell>
          <table:table-cell table:style-name="ce717" office:value-type="float" office:value="20" calcext:value-type="float">
            <text:p>20</text:p>
          </table:table-cell>
          <table:table-cell table:style-name="ce717" office:value-type="string" calcext:value-type="string">
            <text:p>255.240.0.0</text:p>
          </table:table-cell>
          <table:table-cell table:style-name="ce717" office:value-type="string" calcext:value-type="string" table:number-columns-spanned="2" table:number-rows-spanned="1">
            <text:p>2<text:span text:style-name="T16">20</text:span>-2 = 1 048 574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12"/>
          <table:table-cell table:style-name="ce651" table:number-columns-repeated="2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82" table:number-columns-repeated="38"/>
          <table:table-cell/>
          <table:table-cell table:style-name="ce717" office:value-type="float" office:value="13" calcext:value-type="float">
            <text:p>13</text:p>
          </table:table-cell>
          <table:table-cell table:style-name="ce717" office:value-type="float" office:value="19" calcext:value-type="float">
            <text:p>19</text:p>
          </table:table-cell>
          <table:table-cell table:style-name="ce717" office:value-type="string" calcext:value-type="string">
            <text:p>255.248.0.0</text:p>
          </table:table-cell>
          <table:table-cell table:style-name="ce717" office:value-type="string" calcext:value-type="string" table:number-columns-spanned="2" table:number-rows-spanned="1">
            <text:p>2<text:span text:style-name="T16">19</text:span>-2 = 524 286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603" table:number-columns-repeated="12"/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82" table:number-columns-repeated="38"/>
          <table:table-cell/>
          <table:table-cell table:style-name="ce717" office:value-type="float" office:value="14" calcext:value-type="float">
            <text:p>14</text:p>
          </table:table-cell>
          <table:table-cell table:style-name="ce717" office:value-type="float" office:value="18" calcext:value-type="float">
            <text:p>18</text:p>
          </table:table-cell>
          <table:table-cell table:style-name="ce717" office:value-type="string" calcext:value-type="string">
            <text:p>255.252.0.0</text:p>
          </table:table-cell>
          <table:table-cell table:style-name="ce717" office:value-type="string" calcext:value-type="string" table:number-columns-spanned="2" table:number-rows-spanned="1">
            <text:p>2<text:span text:style-name="T16">18</text:span>-2 = 262 142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5" calcext:value-type="float">
            <text:p>15</text:p>
          </table:table-cell>
          <table:table-cell table:style-name="ce717" office:value-type="float" office:value="17" calcext:value-type="float">
            <text:p>17</text:p>
          </table:table-cell>
          <table:table-cell table:style-name="ce717" office:value-type="string" calcext:value-type="string">
            <text:p>255.254.0.0</text:p>
          </table:table-cell>
          <table:table-cell table:style-name="ce717" office:value-type="string" calcext:value-type="string" table:number-columns-spanned="2" table:number-rows-spanned="1">
            <text:p>2<text:span text:style-name="T16">17</text:span>-2 = 131 070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72" table:number-columns-repeated="75"/>
          <table:table-cell/>
          <table:table-cell table:number-columns-repeated="2" table:style-name="ce717" office:value-type="float" office:value="16" calcext:value-type="float">
            <text:p>16</text:p>
          </table:table-cell>
          <table:table-cell table:style-name="ce717" office:value-type="string" calcext:value-type="string">
            <text:p>255.255.0.0</text:p>
          </table:table-cell>
          <table:table-cell table:style-name="ce717" office:value-type="string" calcext:value-type="string" table:number-columns-spanned="2" table:number-rows-spanned="1">
            <text:p>2<text:span text:style-name="T16">16</text:span>-2 = 65 534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664" table:number-columns-spanned="8" table:number-rows-spanned="1"/>
          <table:covered-table-cell table:number-columns-repeated="7" table:style-name="ce72"/>
          <table:table-cell table:style-name="ce72" table:number-columns-repeated="65"/>
          <table:table-cell/>
          <table:table-cell table:style-name="ce717" office:value-type="float" office:value="17" calcext:value-type="float">
            <text:p>17</text:p>
          </table:table-cell>
          <table:table-cell table:style-name="ce717" office:value-type="float" office:value="15" calcext:value-type="float">
            <text:p>15</text:p>
          </table:table-cell>
          <table:table-cell table:style-name="ce717" office:value-type="string" calcext:value-type="string">
            <text:p>255.255.128.0</text:p>
          </table:table-cell>
          <table:table-cell table:style-name="ce717" office:value-type="string" calcext:value-type="string" table:number-columns-spanned="2" table:number-rows-spanned="1">
            <text:p>2<text:span text:style-name="T16">15</text:span>-2 = 32 766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6"/>
          <table:table-cell/>
          <table:table-cell table:style-name="ce717" office:value-type="float" office:value="18" calcext:value-type="float">
            <text:p>18</text:p>
          </table:table-cell>
          <table:table-cell table:style-name="ce717" office:value-type="float" office:value="14" calcext:value-type="float">
            <text:p>14</text:p>
          </table:table-cell>
          <table:table-cell table:style-name="ce717" office:value-type="string" calcext:value-type="string">
            <text:p>255.255.192.0</text:p>
          </table:table-cell>
          <table:table-cell table:style-name="ce717" office:value-type="string" calcext:value-type="string" table:number-columns-spanned="2" table:number-rows-spanned="1">
            <text:p>2<text:span text:style-name="T16">14</text:span>-2 = 16 382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52" office:value-type="string" calcext:value-type="string">
            <text:p>Aléatoire 1</text:p>
          </table:table-cell>
          <table:table-cell table:style-name="ce652" office:value-type="string" calcext:value-type="string">
            <text:p>Choix</text:p>
          </table:table-cell>
          <table:table-cell table:style-name="ce663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72"/>
          <table:table-cell table:style-name="ce663" office:value-type="string" calcext:value-type="string">
            <text:p>Rang</text:p>
          </table:table-cell>
          <table:table-cell table:style-name="ce72" table:number-columns-repeated="37"/>
          <table:table-cell/>
          <table:table-cell table:style-name="ce717" office:value-type="float" office:value="19" calcext:value-type="float">
            <text:p>19</text:p>
          </table:table-cell>
          <table:table-cell table:style-name="ce717" office:value-type="float" office:value="13" calcext:value-type="float">
            <text:p>13</text:p>
          </table:table-cell>
          <table:table-cell table:style-name="ce717" office:value-type="string" calcext:value-type="string">
            <text:p>255.255.224.0</text:p>
          </table:table-cell>
          <table:table-cell table:style-name="ce717" office:value-type="string" calcext:value-type="string" table:number-columns-spanned="2" table:number-rows-spanned="1">
            <text:p>2<text:span text:style-name="T16">13</text:span>-2 = 8 190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5"/>
          <table:table-cell table:style-name="ce711" office:value-type="float" office:value="1" calcext:value-type="float">
            <text:p>1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23])/10^7)" office:value-type="float" office:value="1" calcext:value-type="float">
            <text:p>1</text:p>
          </table:table-cell>
          <table:table-cell table:style-name="ce748" table:formula="of:=INT(DEC2BIN([.O23])/10^6)-10*INT(DEC2BIN([.O23])/10^7)" office:value-type="float" office:value="1" calcext:value-type="float">
            <text:p>1</text:p>
          </table:table-cell>
          <table:table-cell table:style-name="ce748" table:formula="of:=INT(DEC2BIN([.O23])/10^5)-10*INT(DEC2BIN([.O23])/10^6)" office:value-type="float" office:value="1" calcext:value-type="float">
            <text:p>1</text:p>
          </table:table-cell>
          <table:table-cell table:style-name="ce748" table:formula="of:=INT(DEC2BIN([.O23])/10^4)-10*INT(DEC2BIN([.O23])/10^5)" office:value-type="float" office:value="1" calcext:value-type="float">
            <text:p>1</text:p>
          </table:table-cell>
          <table:table-cell table:style-name="ce748" table:formula="of:=INT(DEC2BIN([.O23])/10^3)-10*INT(DEC2BIN([.O23])/10^4)" office:value-type="float" office:value="1" calcext:value-type="float">
            <text:p>1</text:p>
          </table:table-cell>
          <table:table-cell table:style-name="ce748" table:formula="of:=INT(DEC2BIN([.O23])/10^2)-10*INT(DEC2BIN([.O23])/10^3)" office:value-type="float" office:value="1" calcext:value-type="float">
            <text:p>1</text:p>
          </table:table-cell>
          <table:table-cell table:style-name="ce748" table:formula="of:=INT(DEC2BIN([.O23])/10^1)-10*INT(DEC2BIN([.O23])/10^2)" office:value-type="float" office:value="1" calcext:value-type="float">
            <text:p>1</text:p>
          </table:table-cell>
          <table:table-cell table:style-name="ce748" table:formula="of:=INT(DEC2BIN([.O23])/10^0)-10*INT(DEC2BIN([.O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23])/10^7)" office:value-type="float" office:value="1" calcext:value-type="float">
            <text:p>1</text:p>
          </table:table-cell>
          <table:table-cell table:style-name="ce748" table:formula="of:=INT(DEC2BIN([.X23])/10^6)-10*INT(DEC2BIN([.X23])/10^7)" office:value-type="float" office:value="1" calcext:value-type="float">
            <text:p>1</text:p>
          </table:table-cell>
          <table:table-cell table:style-name="ce748" table:formula="of:=INT(DEC2BIN([.X23])/10^5)-10*INT(DEC2BIN([.X23])/10^6)" office:value-type="float" office:value="1" calcext:value-type="float">
            <text:p>1</text:p>
          </table:table-cell>
          <table:table-cell table:style-name="ce748" table:formula="of:=INT(DEC2BIN([.X23])/10^4)-10*INT(DEC2BIN([.X23])/10^5)" office:value-type="float" office:value="1" calcext:value-type="float">
            <text:p>1</text:p>
          </table:table-cell>
          <table:table-cell table:style-name="ce748" table:formula="of:=INT(DEC2BIN([.X23])/10^3)-10*INT(DEC2BIN([.X23])/10^4)" office:value-type="float" office:value="1" calcext:value-type="float">
            <text:p>1</text:p>
          </table:table-cell>
          <table:table-cell table:style-name="ce748" table:formula="of:=INT(DEC2BIN([.X23])/10^2)-10*INT(DEC2BIN([.X23])/10^3)" office:value-type="float" office:value="1" calcext:value-type="float">
            <text:p>1</text:p>
          </table:table-cell>
          <table:table-cell table:style-name="ce748" table:formula="of:=INT(DEC2BIN([.X23])/10^1)-10*INT(DEC2BIN([.X23])/10^2)" office:value-type="float" office:value="1" calcext:value-type="float">
            <text:p>1</text:p>
          </table:table-cell>
          <table:table-cell table:style-name="ce748" table:formula="of:=INT(DEC2BIN([.X23])/10^0)-10*INT(DEC2BIN([.X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23])/10^7)" office:value-type="float" office:value="1" calcext:value-type="float">
            <text:p>1</text:p>
          </table:table-cell>
          <table:table-cell table:style-name="ce748" table:formula="of:=INT(DEC2BIN([.AG23])/10^6)-10*INT(DEC2BIN([.AG23])/10^7)" office:value-type="float" office:value="1" calcext:value-type="float">
            <text:p>1</text:p>
          </table:table-cell>
          <table:table-cell table:style-name="ce748" table:formula="of:=INT(DEC2BIN([.AG23])/10^5)-10*INT(DEC2BIN([.AG23])/10^6)" office:value-type="float" office:value="1" calcext:value-type="float">
            <text:p>1</text:p>
          </table:table-cell>
          <table:table-cell table:style-name="ce748" table:formula="of:=INT(DEC2BIN([.AG23])/10^4)-10*INT(DEC2BIN([.AG23])/10^5)" office:value-type="float" office:value="1" calcext:value-type="float">
            <text:p>1</text:p>
          </table:table-cell>
          <table:table-cell table:style-name="ce748" table:formula="of:=INT(DEC2BIN([.AG23])/10^3)-10*INT(DEC2BIN([.AG23])/10^4)" office:value-type="float" office:value="1" calcext:value-type="float">
            <text:p>1</text:p>
          </table:table-cell>
          <table:table-cell table:style-name="ce748" table:formula="of:=INT(DEC2BIN([.AG23])/10^2)-10*INT(DEC2BIN([.AG23])/10^3)" office:value-type="float" office:value="1" calcext:value-type="float">
            <text:p>1</text:p>
          </table:table-cell>
          <table:table-cell table:style-name="ce748" table:formula="of:=INT(DEC2BIN([.AG23])/10^1)-10*INT(DEC2BIN([.AG23])/10^2)" office:value-type="float" office:value="1" calcext:value-type="float">
            <text:p>1</text:p>
          </table:table-cell>
          <table:table-cell table:style-name="ce748" table:formula="of:=INT(DEC2BIN([.AG23])/10^0)-10*INT(DEC2BIN([.AG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23])/10^7)" office:value-type="float" office:value="0" calcext:value-type="float">
            <text:p>0</text:p>
          </table:table-cell>
          <table:table-cell table:style-name="ce748" table:formula="of:=INT(DEC2BIN([.AP23])/10^6)-10*INT(DEC2BIN([.AP23])/10^7)" office:value-type="float" office:value="0" calcext:value-type="float">
            <text:p>0</text:p>
          </table:table-cell>
          <table:table-cell table:style-name="ce748" table:formula="of:=INT(DEC2BIN([.AP23])/10^5)-10*INT(DEC2BIN([.AP23])/10^6)" office:value-type="float" office:value="0" calcext:value-type="float">
            <text:p>0</text:p>
          </table:table-cell>
          <table:table-cell table:style-name="ce748" table:formula="of:=INT(DEC2BIN([.AP23])/10^4)-10*INT(DEC2BIN([.AP23])/10^5)" office:value-type="float" office:value="0" calcext:value-type="float">
            <text:p>0</text:p>
          </table:table-cell>
          <table:table-cell table:style-name="ce748" table:formula="of:=INT(DEC2BIN([.AP23])/10^3)-10*INT(DEC2BIN([.AP23])/10^4)" office:value-type="float" office:value="0" calcext:value-type="float">
            <text:p>0</text:p>
          </table:table-cell>
          <table:table-cell table:style-name="ce748" table:formula="of:=INT(DEC2BIN([.AP23])/10^2)-10*INT(DEC2BIN([.AP23])/10^3)" office:value-type="float" office:value="0" calcext:value-type="float">
            <text:p>0</text:p>
          </table:table-cell>
          <table:table-cell table:style-name="ce748" table:formula="of:=INT(DEC2BIN([.AP23])/10^1)-10*INT(DEC2BIN([.AP23])/10^2)" office:value-type="float" office:value="0" calcext:value-type="float">
            <text:p>0</text:p>
          </table:table-cell>
          <table:table-cell table:style-name="ce715" table:formula="of:=INT(DEC2BIN([.AP23])/10^0)-10*INT(DEC2BIN([.AP23])/10^1)" office:value-type="float" office:value="0" calcext:value-type="float">
            <text:p>0</text:p>
          </table:table-cell>
          <table:table-cell table:style-name="ce373" table:formula="of:=COUNTIF([.AZ23:.CH23];&quot;1&quot;)" office:value-type="float" office:value="24" calcext:value-type="float">
            <text:p>/24</text:p>
          </table:table-cell>
          <table:table-cell/>
          <table:table-cell table:style-name="ce717" office:value-type="float" office:value="20" calcext:value-type="float">
            <text:p>20</text:p>
          </table:table-cell>
          <table:table-cell table:style-name="ce717" office:value-type="float" office:value="12" calcext:value-type="float">
            <text:p>12</text:p>
          </table:table-cell>
          <table:table-cell table:style-name="ce717" office:value-type="string" calcext:value-type="string">
            <text:p>255.255.240.0</text:p>
          </table:table-cell>
          <table:table-cell table:style-name="ce717" office:value-type="string" calcext:value-type="string" table:number-columns-spanned="2" table:number-rows-spanned="1">
            <text:p>2<text:span text:style-name="T16">12</text:span>-2 = 4 094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5"/>
          <table:table-cell table:style-name="ce711" office:value-type="float" office:value="2" calcext:value-type="float">
            <text:p>2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24])/10^7)" office:value-type="float" office:value="1" calcext:value-type="float">
            <text:p>1</text:p>
          </table:table-cell>
          <table:table-cell table:style-name="ce748" table:formula="of:=INT(DEC2BIN([.O24])/10^6)-10*INT(DEC2BIN([.O24])/10^7)" office:value-type="float" office:value="1" calcext:value-type="float">
            <text:p>1</text:p>
          </table:table-cell>
          <table:table-cell table:style-name="ce748" table:formula="of:=INT(DEC2BIN([.O24])/10^5)-10*INT(DEC2BIN([.O24])/10^6)" office:value-type="float" office:value="1" calcext:value-type="float">
            <text:p>1</text:p>
          </table:table-cell>
          <table:table-cell table:style-name="ce748" table:formula="of:=INT(DEC2BIN([.O24])/10^4)-10*INT(DEC2BIN([.O24])/10^5)" office:value-type="float" office:value="1" calcext:value-type="float">
            <text:p>1</text:p>
          </table:table-cell>
          <table:table-cell table:style-name="ce748" table:formula="of:=INT(DEC2BIN([.O24])/10^3)-10*INT(DEC2BIN([.O24])/10^4)" office:value-type="float" office:value="1" calcext:value-type="float">
            <text:p>1</text:p>
          </table:table-cell>
          <table:table-cell table:style-name="ce748" table:formula="of:=INT(DEC2BIN([.O24])/10^2)-10*INT(DEC2BIN([.O24])/10^3)" office:value-type="float" office:value="1" calcext:value-type="float">
            <text:p>1</text:p>
          </table:table-cell>
          <table:table-cell table:style-name="ce748" table:formula="of:=INT(DEC2BIN([.O24])/10^1)-10*INT(DEC2BIN([.O24])/10^2)" office:value-type="float" office:value="1" calcext:value-type="float">
            <text:p>1</text:p>
          </table:table-cell>
          <table:table-cell table:style-name="ce748" table:formula="of:=INT(DEC2BIN([.O24])/10^0)-10*INT(DEC2BIN([.O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24])/10^7)" office:value-type="float" office:value="1" calcext:value-type="float">
            <text:p>1</text:p>
          </table:table-cell>
          <table:table-cell table:style-name="ce748" table:formula="of:=INT(DEC2BIN([.X24])/10^6)-10*INT(DEC2BIN([.X24])/10^7)" office:value-type="float" office:value="1" calcext:value-type="float">
            <text:p>1</text:p>
          </table:table-cell>
          <table:table-cell table:style-name="ce748" table:formula="of:=INT(DEC2BIN([.X24])/10^5)-10*INT(DEC2BIN([.X24])/10^6)" office:value-type="float" office:value="1" calcext:value-type="float">
            <text:p>1</text:p>
          </table:table-cell>
          <table:table-cell table:style-name="ce748" table:formula="of:=INT(DEC2BIN([.X24])/10^4)-10*INT(DEC2BIN([.X24])/10^5)" office:value-type="float" office:value="1" calcext:value-type="float">
            <text:p>1</text:p>
          </table:table-cell>
          <table:table-cell table:style-name="ce748" table:formula="of:=INT(DEC2BIN([.X24])/10^3)-10*INT(DEC2BIN([.X24])/10^4)" office:value-type="float" office:value="1" calcext:value-type="float">
            <text:p>1</text:p>
          </table:table-cell>
          <table:table-cell table:style-name="ce748" table:formula="of:=INT(DEC2BIN([.X24])/10^2)-10*INT(DEC2BIN([.X24])/10^3)" office:value-type="float" office:value="1" calcext:value-type="float">
            <text:p>1</text:p>
          </table:table-cell>
          <table:table-cell table:style-name="ce748" table:formula="of:=INT(DEC2BIN([.X24])/10^1)-10*INT(DEC2BIN([.X24])/10^2)" office:value-type="float" office:value="1" calcext:value-type="float">
            <text:p>1</text:p>
          </table:table-cell>
          <table:table-cell table:style-name="ce748" table:formula="of:=INT(DEC2BIN([.X24])/10^0)-10*INT(DEC2BIN([.X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24])/10^7)" office:value-type="float" office:value="1" calcext:value-type="float">
            <text:p>1</text:p>
          </table:table-cell>
          <table:table-cell table:style-name="ce748" table:formula="of:=INT(DEC2BIN([.AG24])/10^6)-10*INT(DEC2BIN([.AG24])/10^7)" office:value-type="float" office:value="1" calcext:value-type="float">
            <text:p>1</text:p>
          </table:table-cell>
          <table:table-cell table:style-name="ce748" table:formula="of:=INT(DEC2BIN([.AG24])/10^5)-10*INT(DEC2BIN([.AG24])/10^6)" office:value-type="float" office:value="1" calcext:value-type="float">
            <text:p>1</text:p>
          </table:table-cell>
          <table:table-cell table:style-name="ce748" table:formula="of:=INT(DEC2BIN([.AG24])/10^4)-10*INT(DEC2BIN([.AG24])/10^5)" office:value-type="float" office:value="1" calcext:value-type="float">
            <text:p>1</text:p>
          </table:table-cell>
          <table:table-cell table:style-name="ce748" table:formula="of:=INT(DEC2BIN([.AG24])/10^3)-10*INT(DEC2BIN([.AG24])/10^4)" office:value-type="float" office:value="1" calcext:value-type="float">
            <text:p>1</text:p>
          </table:table-cell>
          <table:table-cell table:style-name="ce748" table:formula="of:=INT(DEC2BIN([.AG24])/10^2)-10*INT(DEC2BIN([.AG24])/10^3)" office:value-type="float" office:value="1" calcext:value-type="float">
            <text:p>1</text:p>
          </table:table-cell>
          <table:table-cell table:style-name="ce748" table:formula="of:=INT(DEC2BIN([.AG24])/10^1)-10*INT(DEC2BIN([.AG24])/10^2)" office:value-type="float" office:value="1" calcext:value-type="float">
            <text:p>1</text:p>
          </table:table-cell>
          <table:table-cell table:style-name="ce748" table:formula="of:=INT(DEC2BIN([.AG24])/10^0)-10*INT(DEC2BIN([.AG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24])/10^7)" office:value-type="float" office:value="1" calcext:value-type="float">
            <text:p>1</text:p>
          </table:table-cell>
          <table:table-cell table:style-name="ce748" table:formula="of:=INT(DEC2BIN([.AP24])/10^6)-10*INT(DEC2BIN([.AP24])/10^7)" office:value-type="float" office:value="0" calcext:value-type="float">
            <text:p>0</text:p>
          </table:table-cell>
          <table:table-cell table:style-name="ce748" table:formula="of:=INT(DEC2BIN([.AP24])/10^5)-10*INT(DEC2BIN([.AP24])/10^6)" office:value-type="float" office:value="0" calcext:value-type="float">
            <text:p>0</text:p>
          </table:table-cell>
          <table:table-cell table:style-name="ce748" table:formula="of:=INT(DEC2BIN([.AP24])/10^4)-10*INT(DEC2BIN([.AP24])/10^5)" office:value-type="float" office:value="0" calcext:value-type="float">
            <text:p>0</text:p>
          </table:table-cell>
          <table:table-cell table:style-name="ce748" table:formula="of:=INT(DEC2BIN([.AP24])/10^3)-10*INT(DEC2BIN([.AP24])/10^4)" office:value-type="float" office:value="0" calcext:value-type="float">
            <text:p>0</text:p>
          </table:table-cell>
          <table:table-cell table:style-name="ce748" table:formula="of:=INT(DEC2BIN([.AP24])/10^2)-10*INT(DEC2BIN([.AP24])/10^3)" office:value-type="float" office:value="0" calcext:value-type="float">
            <text:p>0</text:p>
          </table:table-cell>
          <table:table-cell table:style-name="ce748" table:formula="of:=INT(DEC2BIN([.AP24])/10^1)-10*INT(DEC2BIN([.AP24])/10^2)" office:value-type="float" office:value="0" calcext:value-type="float">
            <text:p>0</text:p>
          </table:table-cell>
          <table:table-cell table:style-name="ce715" table:formula="of:=INT(DEC2BIN([.AP24])/10^0)-10*INT(DEC2BIN([.AP24])/10^1)" office:value-type="float" office:value="0" calcext:value-type="float">
            <text:p>0</text:p>
          </table:table-cell>
          <table:table-cell table:style-name="ce373" table:formula="of:=COUNTIF([.AZ24:.CH24];&quot;1&quot;)" office:value-type="float" office:value="25" calcext:value-type="float">
            <text:p>/25</text:p>
          </table:table-cell>
          <table:table-cell/>
          <table:table-cell table:style-name="ce717" office:value-type="float" office:value="21" calcext:value-type="float">
            <text:p>21</text:p>
          </table:table-cell>
          <table:table-cell table:style-name="ce717" office:value-type="float" office:value="11" calcext:value-type="float">
            <text:p>11</text:p>
          </table:table-cell>
          <table:table-cell table:style-name="ce717" office:value-type="string" calcext:value-type="string">
            <text:p>255.255.248.0</text:p>
          </table:table-cell>
          <table:table-cell table:style-name="ce717" office:value-type="string" calcext:value-type="string" table:number-columns-spanned="2" table:number-rows-spanned="1">
            <text:p>2<text:span text:style-name="T16">11</text:span>-2 = 2 046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5"/>
          <table:table-cell table:style-name="ce711" office:value-type="float" office:value="3" calcext:value-type="float">
            <text:p>3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25])/10^7)" office:value-type="float" office:value="1" calcext:value-type="float">
            <text:p>1</text:p>
          </table:table-cell>
          <table:table-cell table:style-name="ce748" table:formula="of:=INT(DEC2BIN([.O25])/10^6)-10*INT(DEC2BIN([.O25])/10^7)" office:value-type="float" office:value="1" calcext:value-type="float">
            <text:p>1</text:p>
          </table:table-cell>
          <table:table-cell table:style-name="ce748" table:formula="of:=INT(DEC2BIN([.O25])/10^5)-10*INT(DEC2BIN([.O25])/10^6)" office:value-type="float" office:value="1" calcext:value-type="float">
            <text:p>1</text:p>
          </table:table-cell>
          <table:table-cell table:style-name="ce748" table:formula="of:=INT(DEC2BIN([.O25])/10^4)-10*INT(DEC2BIN([.O25])/10^5)" office:value-type="float" office:value="1" calcext:value-type="float">
            <text:p>1</text:p>
          </table:table-cell>
          <table:table-cell table:style-name="ce748" table:formula="of:=INT(DEC2BIN([.O25])/10^3)-10*INT(DEC2BIN([.O25])/10^4)" office:value-type="float" office:value="1" calcext:value-type="float">
            <text:p>1</text:p>
          </table:table-cell>
          <table:table-cell table:style-name="ce748" table:formula="of:=INT(DEC2BIN([.O25])/10^2)-10*INT(DEC2BIN([.O25])/10^3)" office:value-type="float" office:value="1" calcext:value-type="float">
            <text:p>1</text:p>
          </table:table-cell>
          <table:table-cell table:style-name="ce748" table:formula="of:=INT(DEC2BIN([.O25])/10^1)-10*INT(DEC2BIN([.O25])/10^2)" office:value-type="float" office:value="1" calcext:value-type="float">
            <text:p>1</text:p>
          </table:table-cell>
          <table:table-cell table:style-name="ce748" table:formula="of:=INT(DEC2BIN([.O25])/10^0)-10*INT(DEC2BIN([.O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25])/10^7)" office:value-type="float" office:value="1" calcext:value-type="float">
            <text:p>1</text:p>
          </table:table-cell>
          <table:table-cell table:style-name="ce748" table:formula="of:=INT(DEC2BIN([.X25])/10^6)-10*INT(DEC2BIN([.X25])/10^7)" office:value-type="float" office:value="1" calcext:value-type="float">
            <text:p>1</text:p>
          </table:table-cell>
          <table:table-cell table:style-name="ce748" table:formula="of:=INT(DEC2BIN([.X25])/10^5)-10*INT(DEC2BIN([.X25])/10^6)" office:value-type="float" office:value="1" calcext:value-type="float">
            <text:p>1</text:p>
          </table:table-cell>
          <table:table-cell table:style-name="ce748" table:formula="of:=INT(DEC2BIN([.X25])/10^4)-10*INT(DEC2BIN([.X25])/10^5)" office:value-type="float" office:value="1" calcext:value-type="float">
            <text:p>1</text:p>
          </table:table-cell>
          <table:table-cell table:style-name="ce748" table:formula="of:=INT(DEC2BIN([.X25])/10^3)-10*INT(DEC2BIN([.X25])/10^4)" office:value-type="float" office:value="1" calcext:value-type="float">
            <text:p>1</text:p>
          </table:table-cell>
          <table:table-cell table:style-name="ce748" table:formula="of:=INT(DEC2BIN([.X25])/10^2)-10*INT(DEC2BIN([.X25])/10^3)" office:value-type="float" office:value="1" calcext:value-type="float">
            <text:p>1</text:p>
          </table:table-cell>
          <table:table-cell table:style-name="ce748" table:formula="of:=INT(DEC2BIN([.X25])/10^1)-10*INT(DEC2BIN([.X25])/10^2)" office:value-type="float" office:value="1" calcext:value-type="float">
            <text:p>1</text:p>
          </table:table-cell>
          <table:table-cell table:style-name="ce748" table:formula="of:=INT(DEC2BIN([.X25])/10^0)-10*INT(DEC2BIN([.X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25])/10^7)" office:value-type="float" office:value="1" calcext:value-type="float">
            <text:p>1</text:p>
          </table:table-cell>
          <table:table-cell table:style-name="ce748" table:formula="of:=INT(DEC2BIN([.AG25])/10^6)-10*INT(DEC2BIN([.AG25])/10^7)" office:value-type="float" office:value="1" calcext:value-type="float">
            <text:p>1</text:p>
          </table:table-cell>
          <table:table-cell table:style-name="ce748" table:formula="of:=INT(DEC2BIN([.AG25])/10^5)-10*INT(DEC2BIN([.AG25])/10^6)" office:value-type="float" office:value="1" calcext:value-type="float">
            <text:p>1</text:p>
          </table:table-cell>
          <table:table-cell table:style-name="ce748" table:formula="of:=INT(DEC2BIN([.AG25])/10^4)-10*INT(DEC2BIN([.AG25])/10^5)" office:value-type="float" office:value="1" calcext:value-type="float">
            <text:p>1</text:p>
          </table:table-cell>
          <table:table-cell table:style-name="ce748" table:formula="of:=INT(DEC2BIN([.AG25])/10^3)-10*INT(DEC2BIN([.AG25])/10^4)" office:value-type="float" office:value="1" calcext:value-type="float">
            <text:p>1</text:p>
          </table:table-cell>
          <table:table-cell table:style-name="ce748" table:formula="of:=INT(DEC2BIN([.AG25])/10^2)-10*INT(DEC2BIN([.AG25])/10^3)" office:value-type="float" office:value="1" calcext:value-type="float">
            <text:p>1</text:p>
          </table:table-cell>
          <table:table-cell table:style-name="ce748" table:formula="of:=INT(DEC2BIN([.AG25])/10^1)-10*INT(DEC2BIN([.AG25])/10^2)" office:value-type="float" office:value="1" calcext:value-type="float">
            <text:p>1</text:p>
          </table:table-cell>
          <table:table-cell table:style-name="ce748" table:formula="of:=INT(DEC2BIN([.AG25])/10^0)-10*INT(DEC2BIN([.AG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25])/10^7)" office:value-type="float" office:value="1" calcext:value-type="float">
            <text:p>1</text:p>
          </table:table-cell>
          <table:table-cell table:style-name="ce748" table:formula="of:=INT(DEC2BIN([.AP25])/10^6)-10*INT(DEC2BIN([.AP25])/10^7)" office:value-type="float" office:value="1" calcext:value-type="float">
            <text:p>1</text:p>
          </table:table-cell>
          <table:table-cell table:style-name="ce748" table:formula="of:=INT(DEC2BIN([.AP25])/10^5)-10*INT(DEC2BIN([.AP25])/10^6)" office:value-type="float" office:value="0" calcext:value-type="float">
            <text:p>0</text:p>
          </table:table-cell>
          <table:table-cell table:style-name="ce748" table:formula="of:=INT(DEC2BIN([.AP25])/10^4)-10*INT(DEC2BIN([.AP25])/10^5)" office:value-type="float" office:value="0" calcext:value-type="float">
            <text:p>0</text:p>
          </table:table-cell>
          <table:table-cell table:style-name="ce748" table:formula="of:=INT(DEC2BIN([.AP25])/10^3)-10*INT(DEC2BIN([.AP25])/10^4)" office:value-type="float" office:value="0" calcext:value-type="float">
            <text:p>0</text:p>
          </table:table-cell>
          <table:table-cell table:style-name="ce748" table:formula="of:=INT(DEC2BIN([.AP25])/10^2)-10*INT(DEC2BIN([.AP25])/10^3)" office:value-type="float" office:value="0" calcext:value-type="float">
            <text:p>0</text:p>
          </table:table-cell>
          <table:table-cell table:style-name="ce748" table:formula="of:=INT(DEC2BIN([.AP25])/10^1)-10*INT(DEC2BIN([.AP25])/10^2)" office:value-type="float" office:value="0" calcext:value-type="float">
            <text:p>0</text:p>
          </table:table-cell>
          <table:table-cell table:style-name="ce715" table:formula="of:=INT(DEC2BIN([.AP25])/10^0)-10*INT(DEC2BIN([.AP25])/10^1)" office:value-type="float" office:value="0" calcext:value-type="float">
            <text:p>0</text:p>
          </table:table-cell>
          <table:table-cell table:style-name="ce373" table:formula="of:=COUNTIF([.AZ25:.CH25];&quot;1&quot;)" office:value-type="float" office:value="26" calcext:value-type="float">
            <text:p>/26</text:p>
          </table:table-cell>
          <table:table-cell/>
          <table:table-cell table:style-name="ce717" office:value-type="float" office:value="22" calcext:value-type="float">
            <text:p>22</text:p>
          </table:table-cell>
          <table:table-cell table:style-name="ce717" office:value-type="float" office:value="10" calcext:value-type="float">
            <text:p>10</text:p>
          </table:table-cell>
          <table:table-cell table:style-name="ce717" office:value-type="string" calcext:value-type="string">
            <text:p>255.255.252.0</text:p>
          </table:table-cell>
          <table:table-cell table:style-name="ce717" office:value-type="string" calcext:value-type="string" table:number-columns-spanned="2" table:number-rows-spanned="1">
            <text:p>2<text:span text:style-name="T16">10</text:span>-2 = 1 022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5"/>
          <table:table-cell table:style-name="ce711" office:value-type="float" office:value="4" calcext:value-type="float">
            <text:p>4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26])/10^7)" office:value-type="float" office:value="1" calcext:value-type="float">
            <text:p>1</text:p>
          </table:table-cell>
          <table:table-cell table:style-name="ce748" table:formula="of:=INT(DEC2BIN([.O26])/10^6)-10*INT(DEC2BIN([.O26])/10^7)" office:value-type="float" office:value="1" calcext:value-type="float">
            <text:p>1</text:p>
          </table:table-cell>
          <table:table-cell table:style-name="ce748" table:formula="of:=INT(DEC2BIN([.O26])/10^5)-10*INT(DEC2BIN([.O26])/10^6)" office:value-type="float" office:value="1" calcext:value-type="float">
            <text:p>1</text:p>
          </table:table-cell>
          <table:table-cell table:style-name="ce748" table:formula="of:=INT(DEC2BIN([.O26])/10^4)-10*INT(DEC2BIN([.O26])/10^5)" office:value-type="float" office:value="1" calcext:value-type="float">
            <text:p>1</text:p>
          </table:table-cell>
          <table:table-cell table:style-name="ce748" table:formula="of:=INT(DEC2BIN([.O26])/10^3)-10*INT(DEC2BIN([.O26])/10^4)" office:value-type="float" office:value="1" calcext:value-type="float">
            <text:p>1</text:p>
          </table:table-cell>
          <table:table-cell table:style-name="ce748" table:formula="of:=INT(DEC2BIN([.O26])/10^2)-10*INT(DEC2BIN([.O26])/10^3)" office:value-type="float" office:value="1" calcext:value-type="float">
            <text:p>1</text:p>
          </table:table-cell>
          <table:table-cell table:style-name="ce748" table:formula="of:=INT(DEC2BIN([.O26])/10^1)-10*INT(DEC2BIN([.O26])/10^2)" office:value-type="float" office:value="1" calcext:value-type="float">
            <text:p>1</text:p>
          </table:table-cell>
          <table:table-cell table:style-name="ce748" table:formula="of:=INT(DEC2BIN([.O26])/10^0)-10*INT(DEC2BIN([.O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26])/10^7)" office:value-type="float" office:value="1" calcext:value-type="float">
            <text:p>1</text:p>
          </table:table-cell>
          <table:table-cell table:style-name="ce748" table:formula="of:=INT(DEC2BIN([.X26])/10^6)-10*INT(DEC2BIN([.X26])/10^7)" office:value-type="float" office:value="1" calcext:value-type="float">
            <text:p>1</text:p>
          </table:table-cell>
          <table:table-cell table:style-name="ce748" table:formula="of:=INT(DEC2BIN([.X26])/10^5)-10*INT(DEC2BIN([.X26])/10^6)" office:value-type="float" office:value="1" calcext:value-type="float">
            <text:p>1</text:p>
          </table:table-cell>
          <table:table-cell table:style-name="ce748" table:formula="of:=INT(DEC2BIN([.X26])/10^4)-10*INT(DEC2BIN([.X26])/10^5)" office:value-type="float" office:value="1" calcext:value-type="float">
            <text:p>1</text:p>
          </table:table-cell>
          <table:table-cell table:style-name="ce748" table:formula="of:=INT(DEC2BIN([.X26])/10^3)-10*INT(DEC2BIN([.X26])/10^4)" office:value-type="float" office:value="1" calcext:value-type="float">
            <text:p>1</text:p>
          </table:table-cell>
          <table:table-cell table:style-name="ce748" table:formula="of:=INT(DEC2BIN([.X26])/10^2)-10*INT(DEC2BIN([.X26])/10^3)" office:value-type="float" office:value="1" calcext:value-type="float">
            <text:p>1</text:p>
          </table:table-cell>
          <table:table-cell table:style-name="ce748" table:formula="of:=INT(DEC2BIN([.X26])/10^1)-10*INT(DEC2BIN([.X26])/10^2)" office:value-type="float" office:value="1" calcext:value-type="float">
            <text:p>1</text:p>
          </table:table-cell>
          <table:table-cell table:style-name="ce748" table:formula="of:=INT(DEC2BIN([.X26])/10^0)-10*INT(DEC2BIN([.X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26])/10^7)" office:value-type="float" office:value="1" calcext:value-type="float">
            <text:p>1</text:p>
          </table:table-cell>
          <table:table-cell table:style-name="ce748" table:formula="of:=INT(DEC2BIN([.AG26])/10^6)-10*INT(DEC2BIN([.AG26])/10^7)" office:value-type="float" office:value="1" calcext:value-type="float">
            <text:p>1</text:p>
          </table:table-cell>
          <table:table-cell table:style-name="ce748" table:formula="of:=INT(DEC2BIN([.AG26])/10^5)-10*INT(DEC2BIN([.AG26])/10^6)" office:value-type="float" office:value="1" calcext:value-type="float">
            <text:p>1</text:p>
          </table:table-cell>
          <table:table-cell table:style-name="ce748" table:formula="of:=INT(DEC2BIN([.AG26])/10^4)-10*INT(DEC2BIN([.AG26])/10^5)" office:value-type="float" office:value="1" calcext:value-type="float">
            <text:p>1</text:p>
          </table:table-cell>
          <table:table-cell table:style-name="ce748" table:formula="of:=INT(DEC2BIN([.AG26])/10^3)-10*INT(DEC2BIN([.AG26])/10^4)" office:value-type="float" office:value="1" calcext:value-type="float">
            <text:p>1</text:p>
          </table:table-cell>
          <table:table-cell table:style-name="ce748" table:formula="of:=INT(DEC2BIN([.AG26])/10^2)-10*INT(DEC2BIN([.AG26])/10^3)" office:value-type="float" office:value="1" calcext:value-type="float">
            <text:p>1</text:p>
          </table:table-cell>
          <table:table-cell table:style-name="ce748" table:formula="of:=INT(DEC2BIN([.AG26])/10^1)-10*INT(DEC2BIN([.AG26])/10^2)" office:value-type="float" office:value="1" calcext:value-type="float">
            <text:p>1</text:p>
          </table:table-cell>
          <table:table-cell table:style-name="ce748" table:formula="of:=INT(DEC2BIN([.AG26])/10^0)-10*INT(DEC2BIN([.AG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26])/10^7)" office:value-type="float" office:value="1" calcext:value-type="float">
            <text:p>1</text:p>
          </table:table-cell>
          <table:table-cell table:style-name="ce748" table:formula="of:=INT(DEC2BIN([.AP26])/10^6)-10*INT(DEC2BIN([.AP26])/10^7)" office:value-type="float" office:value="1" calcext:value-type="float">
            <text:p>1</text:p>
          </table:table-cell>
          <table:table-cell table:style-name="ce748" table:formula="of:=INT(DEC2BIN([.AP26])/10^5)-10*INT(DEC2BIN([.AP26])/10^6)" office:value-type="float" office:value="1" calcext:value-type="float">
            <text:p>1</text:p>
          </table:table-cell>
          <table:table-cell table:style-name="ce748" table:formula="of:=INT(DEC2BIN([.AP26])/10^4)-10*INT(DEC2BIN([.AP26])/10^5)" office:value-type="float" office:value="0" calcext:value-type="float">
            <text:p>0</text:p>
          </table:table-cell>
          <table:table-cell table:style-name="ce748" table:formula="of:=INT(DEC2BIN([.AP26])/10^3)-10*INT(DEC2BIN([.AP26])/10^4)" office:value-type="float" office:value="0" calcext:value-type="float">
            <text:p>0</text:p>
          </table:table-cell>
          <table:table-cell table:style-name="ce748" table:formula="of:=INT(DEC2BIN([.AP26])/10^2)-10*INT(DEC2BIN([.AP26])/10^3)" office:value-type="float" office:value="0" calcext:value-type="float">
            <text:p>0</text:p>
          </table:table-cell>
          <table:table-cell table:style-name="ce748" table:formula="of:=INT(DEC2BIN([.AP26])/10^1)-10*INT(DEC2BIN([.AP26])/10^2)" office:value-type="float" office:value="0" calcext:value-type="float">
            <text:p>0</text:p>
          </table:table-cell>
          <table:table-cell table:style-name="ce715" table:formula="of:=INT(DEC2BIN([.AP26])/10^0)-10*INT(DEC2BIN([.AP26])/10^1)" office:value-type="float" office:value="0" calcext:value-type="float">
            <text:p>0</text:p>
          </table:table-cell>
          <table:table-cell table:style-name="ce373" table:formula="of:=COUNTIF([.AZ26:.CH26];&quot;1&quot;)" office:value-type="float" office:value="27" calcext:value-type="float">
            <text:p>/27</text:p>
          </table:table-cell>
          <table:table-cell/>
          <table:table-cell table:style-name="ce717" office:value-type="float" office:value="23" calcext:value-type="float">
            <text:p>23</text:p>
          </table:table-cell>
          <table:table-cell table:style-name="ce717" office:value-type="float" office:value="9" calcext:value-type="float">
            <text:p>9</text:p>
          </table:table-cell>
          <table:table-cell table:style-name="ce717" office:value-type="string" calcext:value-type="string">
            <text:p>255.255.254.0</text:p>
          </table:table-cell>
          <table:table-cell table:style-name="ce717" office:value-type="string" calcext:value-type="string" table:number-columns-spanned="2" table:number-rows-spanned="1">
            <text:p>2<text:span text:style-name="T16">9</text:span>-2 = 510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5"/>
          <table:table-cell table:style-name="ce711" office:value-type="float" office:value="5" calcext:value-type="float">
            <text:p>5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27])/10^7)" office:value-type="float" office:value="1" calcext:value-type="float">
            <text:p>1</text:p>
          </table:table-cell>
          <table:table-cell table:style-name="ce748" table:formula="of:=INT(DEC2BIN([.O27])/10^6)-10*INT(DEC2BIN([.O27])/10^7)" office:value-type="float" office:value="1" calcext:value-type="float">
            <text:p>1</text:p>
          </table:table-cell>
          <table:table-cell table:style-name="ce748" table:formula="of:=INT(DEC2BIN([.O27])/10^5)-10*INT(DEC2BIN([.O27])/10^6)" office:value-type="float" office:value="1" calcext:value-type="float">
            <text:p>1</text:p>
          </table:table-cell>
          <table:table-cell table:style-name="ce748" table:formula="of:=INT(DEC2BIN([.O27])/10^4)-10*INT(DEC2BIN([.O27])/10^5)" office:value-type="float" office:value="1" calcext:value-type="float">
            <text:p>1</text:p>
          </table:table-cell>
          <table:table-cell table:style-name="ce748" table:formula="of:=INT(DEC2BIN([.O27])/10^3)-10*INT(DEC2BIN([.O27])/10^4)" office:value-type="float" office:value="1" calcext:value-type="float">
            <text:p>1</text:p>
          </table:table-cell>
          <table:table-cell table:style-name="ce748" table:formula="of:=INT(DEC2BIN([.O27])/10^2)-10*INT(DEC2BIN([.O27])/10^3)" office:value-type="float" office:value="1" calcext:value-type="float">
            <text:p>1</text:p>
          </table:table-cell>
          <table:table-cell table:style-name="ce748" table:formula="of:=INT(DEC2BIN([.O27])/10^1)-10*INT(DEC2BIN([.O27])/10^2)" office:value-type="float" office:value="1" calcext:value-type="float">
            <text:p>1</text:p>
          </table:table-cell>
          <table:table-cell table:style-name="ce748" table:formula="of:=INT(DEC2BIN([.O27])/10^0)-10*INT(DEC2BIN([.O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27])/10^7)" office:value-type="float" office:value="1" calcext:value-type="float">
            <text:p>1</text:p>
          </table:table-cell>
          <table:table-cell table:style-name="ce748" table:formula="of:=INT(DEC2BIN([.X27])/10^6)-10*INT(DEC2BIN([.X27])/10^7)" office:value-type="float" office:value="1" calcext:value-type="float">
            <text:p>1</text:p>
          </table:table-cell>
          <table:table-cell table:style-name="ce748" table:formula="of:=INT(DEC2BIN([.X27])/10^5)-10*INT(DEC2BIN([.X27])/10^6)" office:value-type="float" office:value="1" calcext:value-type="float">
            <text:p>1</text:p>
          </table:table-cell>
          <table:table-cell table:style-name="ce748" table:formula="of:=INT(DEC2BIN([.X27])/10^4)-10*INT(DEC2BIN([.X27])/10^5)" office:value-type="float" office:value="1" calcext:value-type="float">
            <text:p>1</text:p>
          </table:table-cell>
          <table:table-cell table:style-name="ce748" table:formula="of:=INT(DEC2BIN([.X27])/10^3)-10*INT(DEC2BIN([.X27])/10^4)" office:value-type="float" office:value="1" calcext:value-type="float">
            <text:p>1</text:p>
          </table:table-cell>
          <table:table-cell table:style-name="ce748" table:formula="of:=INT(DEC2BIN([.X27])/10^2)-10*INT(DEC2BIN([.X27])/10^3)" office:value-type="float" office:value="1" calcext:value-type="float">
            <text:p>1</text:p>
          </table:table-cell>
          <table:table-cell table:style-name="ce748" table:formula="of:=INT(DEC2BIN([.X27])/10^1)-10*INT(DEC2BIN([.X27])/10^2)" office:value-type="float" office:value="1" calcext:value-type="float">
            <text:p>1</text:p>
          </table:table-cell>
          <table:table-cell table:style-name="ce748" table:formula="of:=INT(DEC2BIN([.X27])/10^0)-10*INT(DEC2BIN([.X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27])/10^7)" office:value-type="float" office:value="1" calcext:value-type="float">
            <text:p>1</text:p>
          </table:table-cell>
          <table:table-cell table:style-name="ce748" table:formula="of:=INT(DEC2BIN([.AG27])/10^6)-10*INT(DEC2BIN([.AG27])/10^7)" office:value-type="float" office:value="1" calcext:value-type="float">
            <text:p>1</text:p>
          </table:table-cell>
          <table:table-cell table:style-name="ce748" table:formula="of:=INT(DEC2BIN([.AG27])/10^5)-10*INT(DEC2BIN([.AG27])/10^6)" office:value-type="float" office:value="1" calcext:value-type="float">
            <text:p>1</text:p>
          </table:table-cell>
          <table:table-cell table:style-name="ce748" table:formula="of:=INT(DEC2BIN([.AG27])/10^4)-10*INT(DEC2BIN([.AG27])/10^5)" office:value-type="float" office:value="1" calcext:value-type="float">
            <text:p>1</text:p>
          </table:table-cell>
          <table:table-cell table:style-name="ce748" table:formula="of:=INT(DEC2BIN([.AG27])/10^3)-10*INT(DEC2BIN([.AG27])/10^4)" office:value-type="float" office:value="1" calcext:value-type="float">
            <text:p>1</text:p>
          </table:table-cell>
          <table:table-cell table:style-name="ce748" table:formula="of:=INT(DEC2BIN([.AG27])/10^2)-10*INT(DEC2BIN([.AG27])/10^3)" office:value-type="float" office:value="1" calcext:value-type="float">
            <text:p>1</text:p>
          </table:table-cell>
          <table:table-cell table:style-name="ce748" table:formula="of:=INT(DEC2BIN([.AG27])/10^1)-10*INT(DEC2BIN([.AG27])/10^2)" office:value-type="float" office:value="1" calcext:value-type="float">
            <text:p>1</text:p>
          </table:table-cell>
          <table:table-cell table:style-name="ce748" table:formula="of:=INT(DEC2BIN([.AG27])/10^0)-10*INT(DEC2BIN([.AG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27])/10^7)" office:value-type="float" office:value="1" calcext:value-type="float">
            <text:p>1</text:p>
          </table:table-cell>
          <table:table-cell table:style-name="ce748" table:formula="of:=INT(DEC2BIN([.AP27])/10^6)-10*INT(DEC2BIN([.AP27])/10^7)" office:value-type="float" office:value="1" calcext:value-type="float">
            <text:p>1</text:p>
          </table:table-cell>
          <table:table-cell table:style-name="ce748" table:formula="of:=INT(DEC2BIN([.AP27])/10^5)-10*INT(DEC2BIN([.AP27])/10^6)" office:value-type="float" office:value="1" calcext:value-type="float">
            <text:p>1</text:p>
          </table:table-cell>
          <table:table-cell table:style-name="ce748" table:formula="of:=INT(DEC2BIN([.AP27])/10^4)-10*INT(DEC2BIN([.AP27])/10^5)" office:value-type="float" office:value="1" calcext:value-type="float">
            <text:p>1</text:p>
          </table:table-cell>
          <table:table-cell table:style-name="ce748" table:formula="of:=INT(DEC2BIN([.AP27])/10^3)-10*INT(DEC2BIN([.AP27])/10^4)" office:value-type="float" office:value="0" calcext:value-type="float">
            <text:p>0</text:p>
          </table:table-cell>
          <table:table-cell table:style-name="ce748" table:formula="of:=INT(DEC2BIN([.AP27])/10^2)-10*INT(DEC2BIN([.AP27])/10^3)" office:value-type="float" office:value="0" calcext:value-type="float">
            <text:p>0</text:p>
          </table:table-cell>
          <table:table-cell table:style-name="ce748" table:formula="of:=INT(DEC2BIN([.AP27])/10^1)-10*INT(DEC2BIN([.AP27])/10^2)" office:value-type="float" office:value="0" calcext:value-type="float">
            <text:p>0</text:p>
          </table:table-cell>
          <table:table-cell table:style-name="ce715" table:formula="of:=INT(DEC2BIN([.AP27])/10^0)-10*INT(DEC2BIN([.AP27])/10^1)" office:value-type="float" office:value="0" calcext:value-type="float">
            <text:p>0</text:p>
          </table:table-cell>
          <table:table-cell table:style-name="ce373" table:formula="of:=COUNTIF([.AZ27:.CH27];&quot;1&quot;)" office:value-type="float" office:value="28" calcext:value-type="float">
            <text:p>/28</text:p>
          </table:table-cell>
          <table:table-cell/>
          <table:table-cell table:style-name="ce717" office:value-type="float" office:value="24" calcext:value-type="float">
            <text:p>24</text:p>
          </table:table-cell>
          <table:table-cell table:style-name="ce717" office:value-type="float" office:value="8" calcext:value-type="float">
            <text:p>8</text:p>
          </table:table-cell>
          <table:table-cell table:style-name="ce717" office:value-type="string" calcext:value-type="string">
            <text:p>255.255.255.0</text:p>
          </table:table-cell>
          <table:table-cell table:style-name="ce717" office:value-type="string" calcext:value-type="string" table:number-columns-spanned="2" table:number-rows-spanned="1">
            <text:p>2<text:span text:style-name="T16">8</text:span>-2 = 254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5"/>
          <table:table-cell table:style-name="ce711" office:value-type="float" office:value="6" calcext:value-type="float">
            <text:p>6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28])/10^7)" office:value-type="float" office:value="1" calcext:value-type="float">
            <text:p>1</text:p>
          </table:table-cell>
          <table:table-cell table:style-name="ce748" table:formula="of:=INT(DEC2BIN([.O28])/10^6)-10*INT(DEC2BIN([.O28])/10^7)" office:value-type="float" office:value="1" calcext:value-type="float">
            <text:p>1</text:p>
          </table:table-cell>
          <table:table-cell table:style-name="ce748" table:formula="of:=INT(DEC2BIN([.O28])/10^5)-10*INT(DEC2BIN([.O28])/10^6)" office:value-type="float" office:value="1" calcext:value-type="float">
            <text:p>1</text:p>
          </table:table-cell>
          <table:table-cell table:style-name="ce748" table:formula="of:=INT(DEC2BIN([.O28])/10^4)-10*INT(DEC2BIN([.O28])/10^5)" office:value-type="float" office:value="1" calcext:value-type="float">
            <text:p>1</text:p>
          </table:table-cell>
          <table:table-cell table:style-name="ce748" table:formula="of:=INT(DEC2BIN([.O28])/10^3)-10*INT(DEC2BIN([.O28])/10^4)" office:value-type="float" office:value="1" calcext:value-type="float">
            <text:p>1</text:p>
          </table:table-cell>
          <table:table-cell table:style-name="ce748" table:formula="of:=INT(DEC2BIN([.O28])/10^2)-10*INT(DEC2BIN([.O28])/10^3)" office:value-type="float" office:value="1" calcext:value-type="float">
            <text:p>1</text:p>
          </table:table-cell>
          <table:table-cell table:style-name="ce748" table:formula="of:=INT(DEC2BIN([.O28])/10^1)-10*INT(DEC2BIN([.O28])/10^2)" office:value-type="float" office:value="1" calcext:value-type="float">
            <text:p>1</text:p>
          </table:table-cell>
          <table:table-cell table:style-name="ce748" table:formula="of:=INT(DEC2BIN([.O28])/10^0)-10*INT(DEC2BIN([.O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28])/10^7)" office:value-type="float" office:value="1" calcext:value-type="float">
            <text:p>1</text:p>
          </table:table-cell>
          <table:table-cell table:style-name="ce748" table:formula="of:=INT(DEC2BIN([.X28])/10^6)-10*INT(DEC2BIN([.X28])/10^7)" office:value-type="float" office:value="1" calcext:value-type="float">
            <text:p>1</text:p>
          </table:table-cell>
          <table:table-cell table:style-name="ce748" table:formula="of:=INT(DEC2BIN([.X28])/10^5)-10*INT(DEC2BIN([.X28])/10^6)" office:value-type="float" office:value="1" calcext:value-type="float">
            <text:p>1</text:p>
          </table:table-cell>
          <table:table-cell table:style-name="ce748" table:formula="of:=INT(DEC2BIN([.X28])/10^4)-10*INT(DEC2BIN([.X28])/10^5)" office:value-type="float" office:value="1" calcext:value-type="float">
            <text:p>1</text:p>
          </table:table-cell>
          <table:table-cell table:style-name="ce748" table:formula="of:=INT(DEC2BIN([.X28])/10^3)-10*INT(DEC2BIN([.X28])/10^4)" office:value-type="float" office:value="1" calcext:value-type="float">
            <text:p>1</text:p>
          </table:table-cell>
          <table:table-cell table:style-name="ce748" table:formula="of:=INT(DEC2BIN([.X28])/10^2)-10*INT(DEC2BIN([.X28])/10^3)" office:value-type="float" office:value="1" calcext:value-type="float">
            <text:p>1</text:p>
          </table:table-cell>
          <table:table-cell table:style-name="ce748" table:formula="of:=INT(DEC2BIN([.X28])/10^1)-10*INT(DEC2BIN([.X28])/10^2)" office:value-type="float" office:value="1" calcext:value-type="float">
            <text:p>1</text:p>
          </table:table-cell>
          <table:table-cell table:style-name="ce748" table:formula="of:=INT(DEC2BIN([.X28])/10^0)-10*INT(DEC2BIN([.X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28])/10^7)" office:value-type="float" office:value="1" calcext:value-type="float">
            <text:p>1</text:p>
          </table:table-cell>
          <table:table-cell table:style-name="ce748" table:formula="of:=INT(DEC2BIN([.AG28])/10^6)-10*INT(DEC2BIN([.AG28])/10^7)" office:value-type="float" office:value="1" calcext:value-type="float">
            <text:p>1</text:p>
          </table:table-cell>
          <table:table-cell table:style-name="ce748" table:formula="of:=INT(DEC2BIN([.AG28])/10^5)-10*INT(DEC2BIN([.AG28])/10^6)" office:value-type="float" office:value="1" calcext:value-type="float">
            <text:p>1</text:p>
          </table:table-cell>
          <table:table-cell table:style-name="ce748" table:formula="of:=INT(DEC2BIN([.AG28])/10^4)-10*INT(DEC2BIN([.AG28])/10^5)" office:value-type="float" office:value="1" calcext:value-type="float">
            <text:p>1</text:p>
          </table:table-cell>
          <table:table-cell table:style-name="ce748" table:formula="of:=INT(DEC2BIN([.AG28])/10^3)-10*INT(DEC2BIN([.AG28])/10^4)" office:value-type="float" office:value="1" calcext:value-type="float">
            <text:p>1</text:p>
          </table:table-cell>
          <table:table-cell table:style-name="ce748" table:formula="of:=INT(DEC2BIN([.AG28])/10^2)-10*INT(DEC2BIN([.AG28])/10^3)" office:value-type="float" office:value="1" calcext:value-type="float">
            <text:p>1</text:p>
          </table:table-cell>
          <table:table-cell table:style-name="ce748" table:formula="of:=INT(DEC2BIN([.AG28])/10^1)-10*INT(DEC2BIN([.AG28])/10^2)" office:value-type="float" office:value="1" calcext:value-type="float">
            <text:p>1</text:p>
          </table:table-cell>
          <table:table-cell table:style-name="ce748" table:formula="of:=INT(DEC2BIN([.AG28])/10^0)-10*INT(DEC2BIN([.AG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28])/10^7)" office:value-type="float" office:value="1" calcext:value-type="float">
            <text:p>1</text:p>
          </table:table-cell>
          <table:table-cell table:style-name="ce748" table:formula="of:=INT(DEC2BIN([.AP28])/10^6)-10*INT(DEC2BIN([.AP28])/10^7)" office:value-type="float" office:value="1" calcext:value-type="float">
            <text:p>1</text:p>
          </table:table-cell>
          <table:table-cell table:style-name="ce748" table:formula="of:=INT(DEC2BIN([.AP28])/10^5)-10*INT(DEC2BIN([.AP28])/10^6)" office:value-type="float" office:value="1" calcext:value-type="float">
            <text:p>1</text:p>
          </table:table-cell>
          <table:table-cell table:style-name="ce748" table:formula="of:=INT(DEC2BIN([.AP28])/10^4)-10*INT(DEC2BIN([.AP28])/10^5)" office:value-type="float" office:value="1" calcext:value-type="float">
            <text:p>1</text:p>
          </table:table-cell>
          <table:table-cell table:style-name="ce748" table:formula="of:=INT(DEC2BIN([.AP28])/10^3)-10*INT(DEC2BIN([.AP28])/10^4)" office:value-type="float" office:value="1" calcext:value-type="float">
            <text:p>1</text:p>
          </table:table-cell>
          <table:table-cell table:style-name="ce748" table:formula="of:=INT(DEC2BIN([.AP28])/10^2)-10*INT(DEC2BIN([.AP28])/10^3)" office:value-type="float" office:value="0" calcext:value-type="float">
            <text:p>0</text:p>
          </table:table-cell>
          <table:table-cell table:style-name="ce748" table:formula="of:=INT(DEC2BIN([.AP28])/10^1)-10*INT(DEC2BIN([.AP28])/10^2)" office:value-type="float" office:value="0" calcext:value-type="float">
            <text:p>0</text:p>
          </table:table-cell>
          <table:table-cell table:style-name="ce715" table:formula="of:=INT(DEC2BIN([.AP28])/10^0)-10*INT(DEC2BIN([.AP28])/10^1)" office:value-type="float" office:value="0" calcext:value-type="float">
            <text:p>0</text:p>
          </table:table-cell>
          <table:table-cell table:style-name="ce373" table:formula="of:=COUNTIF([.AZ28:.CH28];&quot;1&quot;)" office:value-type="float" office:value="29" calcext:value-type="float">
            <text:p>/29</text:p>
          </table:table-cell>
          <table:table-cell/>
          <table:table-cell table:style-name="ce717" office:value-type="float" office:value="25" calcext:value-type="float">
            <text:p>25</text:p>
          </table:table-cell>
          <table:table-cell table:style-name="ce717" office:value-type="float" office:value="7" calcext:value-type="float">
            <text:p>7</text:p>
          </table:table-cell>
          <table:table-cell table:style-name="ce717" office:value-type="string" calcext:value-type="string">
            <text:p>255.255.255.128</text:p>
          </table:table-cell>
          <table:table-cell table:style-name="ce717" office:value-type="string" calcext:value-type="string" table:number-columns-spanned="2" table:number-rows-spanned="1">
            <text:p>2<text:span text:style-name="T16">7</text:span>-2 = 126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5"/>
          <table:table-cell table:style-name="ce711" office:value-type="float" office:value="7" calcext:value-type="float">
            <text:p>7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29])/10^7)" office:value-type="float" office:value="1" calcext:value-type="float">
            <text:p>1</text:p>
          </table:table-cell>
          <table:table-cell table:style-name="ce748" table:formula="of:=INT(DEC2BIN([.O29])/10^6)-10*INT(DEC2BIN([.O29])/10^7)" office:value-type="float" office:value="1" calcext:value-type="float">
            <text:p>1</text:p>
          </table:table-cell>
          <table:table-cell table:style-name="ce748" table:formula="of:=INT(DEC2BIN([.O29])/10^5)-10*INT(DEC2BIN([.O29])/10^6)" office:value-type="float" office:value="1" calcext:value-type="float">
            <text:p>1</text:p>
          </table:table-cell>
          <table:table-cell table:style-name="ce748" table:formula="of:=INT(DEC2BIN([.O29])/10^4)-10*INT(DEC2BIN([.O29])/10^5)" office:value-type="float" office:value="1" calcext:value-type="float">
            <text:p>1</text:p>
          </table:table-cell>
          <table:table-cell table:style-name="ce748" table:formula="of:=INT(DEC2BIN([.O29])/10^3)-10*INT(DEC2BIN([.O29])/10^4)" office:value-type="float" office:value="1" calcext:value-type="float">
            <text:p>1</text:p>
          </table:table-cell>
          <table:table-cell table:style-name="ce748" table:formula="of:=INT(DEC2BIN([.O29])/10^2)-10*INT(DEC2BIN([.O29])/10^3)" office:value-type="float" office:value="1" calcext:value-type="float">
            <text:p>1</text:p>
          </table:table-cell>
          <table:table-cell table:style-name="ce748" table:formula="of:=INT(DEC2BIN([.O29])/10^1)-10*INT(DEC2BIN([.O29])/10^2)" office:value-type="float" office:value="1" calcext:value-type="float">
            <text:p>1</text:p>
          </table:table-cell>
          <table:table-cell table:style-name="ce748" table:formula="of:=INT(DEC2BIN([.O29])/10^0)-10*INT(DEC2BIN([.O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29])/10^7)" office:value-type="float" office:value="1" calcext:value-type="float">
            <text:p>1</text:p>
          </table:table-cell>
          <table:table-cell table:style-name="ce748" table:formula="of:=INT(DEC2BIN([.X29])/10^6)-10*INT(DEC2BIN([.X29])/10^7)" office:value-type="float" office:value="1" calcext:value-type="float">
            <text:p>1</text:p>
          </table:table-cell>
          <table:table-cell table:style-name="ce748" table:formula="of:=INT(DEC2BIN([.X29])/10^5)-10*INT(DEC2BIN([.X29])/10^6)" office:value-type="float" office:value="1" calcext:value-type="float">
            <text:p>1</text:p>
          </table:table-cell>
          <table:table-cell table:style-name="ce748" table:formula="of:=INT(DEC2BIN([.X29])/10^4)-10*INT(DEC2BIN([.X29])/10^5)" office:value-type="float" office:value="1" calcext:value-type="float">
            <text:p>1</text:p>
          </table:table-cell>
          <table:table-cell table:style-name="ce748" table:formula="of:=INT(DEC2BIN([.X29])/10^3)-10*INT(DEC2BIN([.X29])/10^4)" office:value-type="float" office:value="1" calcext:value-type="float">
            <text:p>1</text:p>
          </table:table-cell>
          <table:table-cell table:style-name="ce748" table:formula="of:=INT(DEC2BIN([.X29])/10^2)-10*INT(DEC2BIN([.X29])/10^3)" office:value-type="float" office:value="1" calcext:value-type="float">
            <text:p>1</text:p>
          </table:table-cell>
          <table:table-cell table:style-name="ce748" table:formula="of:=INT(DEC2BIN([.X29])/10^1)-10*INT(DEC2BIN([.X29])/10^2)" office:value-type="float" office:value="1" calcext:value-type="float">
            <text:p>1</text:p>
          </table:table-cell>
          <table:table-cell table:style-name="ce748" table:formula="of:=INT(DEC2BIN([.X29])/10^0)-10*INT(DEC2BIN([.X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29])/10^7)" office:value-type="float" office:value="1" calcext:value-type="float">
            <text:p>1</text:p>
          </table:table-cell>
          <table:table-cell table:style-name="ce748" table:formula="of:=INT(DEC2BIN([.AG29])/10^6)-10*INT(DEC2BIN([.AG29])/10^7)" office:value-type="float" office:value="1" calcext:value-type="float">
            <text:p>1</text:p>
          </table:table-cell>
          <table:table-cell table:style-name="ce748" table:formula="of:=INT(DEC2BIN([.AG29])/10^5)-10*INT(DEC2BIN([.AG29])/10^6)" office:value-type="float" office:value="1" calcext:value-type="float">
            <text:p>1</text:p>
          </table:table-cell>
          <table:table-cell table:style-name="ce748" table:formula="of:=INT(DEC2BIN([.AG29])/10^4)-10*INT(DEC2BIN([.AG29])/10^5)" office:value-type="float" office:value="1" calcext:value-type="float">
            <text:p>1</text:p>
          </table:table-cell>
          <table:table-cell table:style-name="ce748" table:formula="of:=INT(DEC2BIN([.AG29])/10^3)-10*INT(DEC2BIN([.AG29])/10^4)" office:value-type="float" office:value="1" calcext:value-type="float">
            <text:p>1</text:p>
          </table:table-cell>
          <table:table-cell table:style-name="ce748" table:formula="of:=INT(DEC2BIN([.AG29])/10^2)-10*INT(DEC2BIN([.AG29])/10^3)" office:value-type="float" office:value="1" calcext:value-type="float">
            <text:p>1</text:p>
          </table:table-cell>
          <table:table-cell table:style-name="ce748" table:formula="of:=INT(DEC2BIN([.AG29])/10^1)-10*INT(DEC2BIN([.AG29])/10^2)" office:value-type="float" office:value="1" calcext:value-type="float">
            <text:p>1</text:p>
          </table:table-cell>
          <table:table-cell table:style-name="ce748" table:formula="of:=INT(DEC2BIN([.AG29])/10^0)-10*INT(DEC2BIN([.AG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29])/10^7)" office:value-type="float" office:value="1" calcext:value-type="float">
            <text:p>1</text:p>
          </table:table-cell>
          <table:table-cell table:style-name="ce748" table:formula="of:=INT(DEC2BIN([.AP29])/10^6)-10*INT(DEC2BIN([.AP29])/10^7)" office:value-type="float" office:value="1" calcext:value-type="float">
            <text:p>1</text:p>
          </table:table-cell>
          <table:table-cell table:style-name="ce748" table:formula="of:=INT(DEC2BIN([.AP29])/10^5)-10*INT(DEC2BIN([.AP29])/10^6)" office:value-type="float" office:value="1" calcext:value-type="float">
            <text:p>1</text:p>
          </table:table-cell>
          <table:table-cell table:style-name="ce748" table:formula="of:=INT(DEC2BIN([.AP29])/10^4)-10*INT(DEC2BIN([.AP29])/10^5)" office:value-type="float" office:value="1" calcext:value-type="float">
            <text:p>1</text:p>
          </table:table-cell>
          <table:table-cell table:style-name="ce748" table:formula="of:=INT(DEC2BIN([.AP29])/10^3)-10*INT(DEC2BIN([.AP29])/10^4)" office:value-type="float" office:value="1" calcext:value-type="float">
            <text:p>1</text:p>
          </table:table-cell>
          <table:table-cell table:style-name="ce748" table:formula="of:=INT(DEC2BIN([.AP29])/10^2)-10*INT(DEC2BIN([.AP29])/10^3)" office:value-type="float" office:value="1" calcext:value-type="float">
            <text:p>1</text:p>
          </table:table-cell>
          <table:table-cell table:style-name="ce748" table:formula="of:=INT(DEC2BIN([.AP29])/10^1)-10*INT(DEC2BIN([.AP29])/10^2)" office:value-type="float" office:value="0" calcext:value-type="float">
            <text:p>0</text:p>
          </table:table-cell>
          <table:table-cell table:style-name="ce715" table:formula="of:=INT(DEC2BIN([.AP29])/10^0)-10*INT(DEC2BIN([.AP29])/10^1)" office:value-type="float" office:value="0" calcext:value-type="float">
            <text:p>0</text:p>
          </table:table-cell>
          <table:table-cell table:style-name="ce373" table:formula="of:=COUNTIF([.AZ29:.CH29];&quot;1&quot;)" office:value-type="float" office:value="30" calcext:value-type="float">
            <text:p>/30</text:p>
          </table:table-cell>
          <table:table-cell/>
          <table:table-cell table:style-name="ce717" office:value-type="float" office:value="26" calcext:value-type="float">
            <text:p>26</text:p>
          </table:table-cell>
          <table:table-cell table:style-name="ce717" office:value-type="float" office:value="6" calcext:value-type="float">
            <text:p>6</text:p>
          </table:table-cell>
          <table:table-cell table:style-name="ce717" office:value-type="string" calcext:value-type="string">
            <text:p>255.255.255.192</text:p>
          </table:table-cell>
          <table:table-cell table:style-name="ce717" office:value-type="string" calcext:value-type="string" table:number-columns-spanned="2" table:number-rows-spanned="1">
            <text:p>2<text:span text:style-name="T16">6</text:span>-2 = 62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5"/>
          <table:table-cell table:style-name="ce711" office:value-type="float" office:value="8" calcext:value-type="float">
            <text:p>8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30])/10^7)" office:value-type="float" office:value="1" calcext:value-type="float">
            <text:p>1</text:p>
          </table:table-cell>
          <table:table-cell table:style-name="ce748" table:formula="of:=INT(DEC2BIN([.O30])/10^6)-10*INT(DEC2BIN([.O30])/10^7)" office:value-type="float" office:value="1" calcext:value-type="float">
            <text:p>1</text:p>
          </table:table-cell>
          <table:table-cell table:style-name="ce748" table:formula="of:=INT(DEC2BIN([.O30])/10^5)-10*INT(DEC2BIN([.O30])/10^6)" office:value-type="float" office:value="1" calcext:value-type="float">
            <text:p>1</text:p>
          </table:table-cell>
          <table:table-cell table:style-name="ce748" table:formula="of:=INT(DEC2BIN([.O30])/10^4)-10*INT(DEC2BIN([.O30])/10^5)" office:value-type="float" office:value="1" calcext:value-type="float">
            <text:p>1</text:p>
          </table:table-cell>
          <table:table-cell table:style-name="ce748" table:formula="of:=INT(DEC2BIN([.O30])/10^3)-10*INT(DEC2BIN([.O30])/10^4)" office:value-type="float" office:value="1" calcext:value-type="float">
            <text:p>1</text:p>
          </table:table-cell>
          <table:table-cell table:style-name="ce748" table:formula="of:=INT(DEC2BIN([.O30])/10^2)-10*INT(DEC2BIN([.O30])/10^3)" office:value-type="float" office:value="1" calcext:value-type="float">
            <text:p>1</text:p>
          </table:table-cell>
          <table:table-cell table:style-name="ce748" table:formula="of:=INT(DEC2BIN([.O30])/10^1)-10*INT(DEC2BIN([.O30])/10^2)" office:value-type="float" office:value="1" calcext:value-type="float">
            <text:p>1</text:p>
          </table:table-cell>
          <table:table-cell table:style-name="ce748" table:formula="of:=INT(DEC2BIN([.O30])/10^0)-10*INT(DEC2BIN([.O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30])/10^7)" office:value-type="float" office:value="1" calcext:value-type="float">
            <text:p>1</text:p>
          </table:table-cell>
          <table:table-cell table:style-name="ce748" table:formula="of:=INT(DEC2BIN([.X30])/10^6)-10*INT(DEC2BIN([.X30])/10^7)" office:value-type="float" office:value="1" calcext:value-type="float">
            <text:p>1</text:p>
          </table:table-cell>
          <table:table-cell table:style-name="ce748" table:formula="of:=INT(DEC2BIN([.X30])/10^5)-10*INT(DEC2BIN([.X30])/10^6)" office:value-type="float" office:value="1" calcext:value-type="float">
            <text:p>1</text:p>
          </table:table-cell>
          <table:table-cell table:style-name="ce748" table:formula="of:=INT(DEC2BIN([.X30])/10^4)-10*INT(DEC2BIN([.X30])/10^5)" office:value-type="float" office:value="1" calcext:value-type="float">
            <text:p>1</text:p>
          </table:table-cell>
          <table:table-cell table:style-name="ce748" table:formula="of:=INT(DEC2BIN([.X30])/10^3)-10*INT(DEC2BIN([.X30])/10^4)" office:value-type="float" office:value="1" calcext:value-type="float">
            <text:p>1</text:p>
          </table:table-cell>
          <table:table-cell table:style-name="ce748" table:formula="of:=INT(DEC2BIN([.X30])/10^2)-10*INT(DEC2BIN([.X30])/10^3)" office:value-type="float" office:value="1" calcext:value-type="float">
            <text:p>1</text:p>
          </table:table-cell>
          <table:table-cell table:style-name="ce748" table:formula="of:=INT(DEC2BIN([.X30])/10^1)-10*INT(DEC2BIN([.X30])/10^2)" office:value-type="float" office:value="1" calcext:value-type="float">
            <text:p>1</text:p>
          </table:table-cell>
          <table:table-cell table:style-name="ce748" table:formula="of:=INT(DEC2BIN([.X30])/10^0)-10*INT(DEC2BIN([.X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30])/10^7)" office:value-type="float" office:value="1" calcext:value-type="float">
            <text:p>1</text:p>
          </table:table-cell>
          <table:table-cell table:style-name="ce748" table:formula="of:=INT(DEC2BIN([.AG30])/10^6)-10*INT(DEC2BIN([.AG30])/10^7)" office:value-type="float" office:value="1" calcext:value-type="float">
            <text:p>1</text:p>
          </table:table-cell>
          <table:table-cell table:style-name="ce748" table:formula="of:=INT(DEC2BIN([.AG30])/10^5)-10*INT(DEC2BIN([.AG30])/10^6)" office:value-type="float" office:value="1" calcext:value-type="float">
            <text:p>1</text:p>
          </table:table-cell>
          <table:table-cell table:style-name="ce748" table:formula="of:=INT(DEC2BIN([.AG30])/10^4)-10*INT(DEC2BIN([.AG30])/10^5)" office:value-type="float" office:value="1" calcext:value-type="float">
            <text:p>1</text:p>
          </table:table-cell>
          <table:table-cell table:style-name="ce748" table:formula="of:=INT(DEC2BIN([.AG30])/10^3)-10*INT(DEC2BIN([.AG30])/10^4)" office:value-type="float" office:value="1" calcext:value-type="float">
            <text:p>1</text:p>
          </table:table-cell>
          <table:table-cell table:style-name="ce748" table:formula="of:=INT(DEC2BIN([.AG30])/10^2)-10*INT(DEC2BIN([.AG30])/10^3)" office:value-type="float" office:value="1" calcext:value-type="float">
            <text:p>1</text:p>
          </table:table-cell>
          <table:table-cell table:style-name="ce748" table:formula="of:=INT(DEC2BIN([.AG30])/10^1)-10*INT(DEC2BIN([.AG30])/10^2)" office:value-type="float" office:value="1" calcext:value-type="float">
            <text:p>1</text:p>
          </table:table-cell>
          <table:table-cell table:style-name="ce748" table:formula="of:=INT(DEC2BIN([.AG30])/10^0)-10*INT(DEC2BIN([.AG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30])/10^7)" office:value-type="float" office:value="1" calcext:value-type="float">
            <text:p>1</text:p>
          </table:table-cell>
          <table:table-cell table:style-name="ce748" table:formula="of:=INT(DEC2BIN([.AP30])/10^6)-10*INT(DEC2BIN([.AP30])/10^7)" office:value-type="float" office:value="1" calcext:value-type="float">
            <text:p>1</text:p>
          </table:table-cell>
          <table:table-cell table:style-name="ce748" table:formula="of:=INT(DEC2BIN([.AP30])/10^5)-10*INT(DEC2BIN([.AP30])/10^6)" office:value-type="float" office:value="1" calcext:value-type="float">
            <text:p>1</text:p>
          </table:table-cell>
          <table:table-cell table:style-name="ce748" table:formula="of:=INT(DEC2BIN([.AP30])/10^4)-10*INT(DEC2BIN([.AP30])/10^5)" office:value-type="float" office:value="1" calcext:value-type="float">
            <text:p>1</text:p>
          </table:table-cell>
          <table:table-cell table:style-name="ce748" table:formula="of:=INT(DEC2BIN([.AP30])/10^3)-10*INT(DEC2BIN([.AP30])/10^4)" office:value-type="float" office:value="1" calcext:value-type="float">
            <text:p>1</text:p>
          </table:table-cell>
          <table:table-cell table:style-name="ce748" table:formula="of:=INT(DEC2BIN([.AP30])/10^2)-10*INT(DEC2BIN([.AP30])/10^3)" office:value-type="float" office:value="1" calcext:value-type="float">
            <text:p>1</text:p>
          </table:table-cell>
          <table:table-cell table:style-name="ce748" table:formula="of:=INT(DEC2BIN([.AP30])/10^1)-10*INT(DEC2BIN([.AP30])/10^2)" office:value-type="float" office:value="1" calcext:value-type="float">
            <text:p>1</text:p>
          </table:table-cell>
          <table:table-cell table:style-name="ce715" table:formula="of:=INT(DEC2BIN([.AP30])/10^0)-10*INT(DEC2BIN([.AP30])/10^1)" office:value-type="float" office:value="0" calcext:value-type="float">
            <text:p>0</text:p>
          </table:table-cell>
          <table:table-cell table:style-name="ce373" table:formula="of:=COUNTIF([.AZ30:.CH30];&quot;1&quot;)" office:value-type="float" office:value="31" calcext:value-type="float">
            <text:p>/31</text:p>
          </table:table-cell>
          <table:table-cell/>
          <table:table-cell table:style-name="ce717" office:value-type="float" office:value="27" calcext:value-type="float">
            <text:p>27</text:p>
          </table:table-cell>
          <table:table-cell table:style-name="ce717" office:value-type="float" office:value="5" calcext:value-type="float">
            <text:p>5</text:p>
          </table:table-cell>
          <table:table-cell table:style-name="ce717" office:value-type="string" calcext:value-type="string">
            <text:p>255.255.255.224</text:p>
          </table:table-cell>
          <table:table-cell table:style-name="ce717" office:value-type="string" calcext:value-type="string" table:number-columns-spanned="2" table:number-rows-spanned="1">
            <text:p>2<text:span text:style-name="T16">5</text:span>-2 = 30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711" office:value-type="float" office:value="9" calcext:value-type="float">
            <text:p>9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31])/10^7)" office:value-type="float" office:value="1" calcext:value-type="float">
            <text:p>1</text:p>
          </table:table-cell>
          <table:table-cell table:style-name="ce748" table:formula="of:=INT(DEC2BIN([.O31])/10^6)-10*INT(DEC2BIN([.O31])/10^7)" office:value-type="float" office:value="1" calcext:value-type="float">
            <text:p>1</text:p>
          </table:table-cell>
          <table:table-cell table:style-name="ce748" table:formula="of:=INT(DEC2BIN([.O31])/10^5)-10*INT(DEC2BIN([.O31])/10^6)" office:value-type="float" office:value="1" calcext:value-type="float">
            <text:p>1</text:p>
          </table:table-cell>
          <table:table-cell table:style-name="ce748" table:formula="of:=INT(DEC2BIN([.O31])/10^4)-10*INT(DEC2BIN([.O31])/10^5)" office:value-type="float" office:value="1" calcext:value-type="float">
            <text:p>1</text:p>
          </table:table-cell>
          <table:table-cell table:style-name="ce748" table:formula="of:=INT(DEC2BIN([.O31])/10^3)-10*INT(DEC2BIN([.O31])/10^4)" office:value-type="float" office:value="1" calcext:value-type="float">
            <text:p>1</text:p>
          </table:table-cell>
          <table:table-cell table:style-name="ce748" table:formula="of:=INT(DEC2BIN([.O31])/10^2)-10*INT(DEC2BIN([.O31])/10^3)" office:value-type="float" office:value="1" calcext:value-type="float">
            <text:p>1</text:p>
          </table:table-cell>
          <table:table-cell table:style-name="ce748" table:formula="of:=INT(DEC2BIN([.O31])/10^1)-10*INT(DEC2BIN([.O31])/10^2)" office:value-type="float" office:value="1" calcext:value-type="float">
            <text:p>1</text:p>
          </table:table-cell>
          <table:table-cell table:style-name="ce748" table:formula="of:=INT(DEC2BIN([.O31])/10^0)-10*INT(DEC2BIN([.O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31])/10^7)" office:value-type="float" office:value="1" calcext:value-type="float">
            <text:p>1</text:p>
          </table:table-cell>
          <table:table-cell table:style-name="ce748" table:formula="of:=INT(DEC2BIN([.X31])/10^6)-10*INT(DEC2BIN([.X31])/10^7)" office:value-type="float" office:value="1" calcext:value-type="float">
            <text:p>1</text:p>
          </table:table-cell>
          <table:table-cell table:style-name="ce748" table:formula="of:=INT(DEC2BIN([.X31])/10^5)-10*INT(DEC2BIN([.X31])/10^6)" office:value-type="float" office:value="1" calcext:value-type="float">
            <text:p>1</text:p>
          </table:table-cell>
          <table:table-cell table:style-name="ce748" table:formula="of:=INT(DEC2BIN([.X31])/10^4)-10*INT(DEC2BIN([.X31])/10^5)" office:value-type="float" office:value="1" calcext:value-type="float">
            <text:p>1</text:p>
          </table:table-cell>
          <table:table-cell table:style-name="ce748" table:formula="of:=INT(DEC2BIN([.X31])/10^3)-10*INT(DEC2BIN([.X31])/10^4)" office:value-type="float" office:value="1" calcext:value-type="float">
            <text:p>1</text:p>
          </table:table-cell>
          <table:table-cell table:style-name="ce748" table:formula="of:=INT(DEC2BIN([.X31])/10^2)-10*INT(DEC2BIN([.X31])/10^3)" office:value-type="float" office:value="1" calcext:value-type="float">
            <text:p>1</text:p>
          </table:table-cell>
          <table:table-cell table:style-name="ce748" table:formula="of:=INT(DEC2BIN([.X31])/10^1)-10*INT(DEC2BIN([.X31])/10^2)" office:value-type="float" office:value="1" calcext:value-type="float">
            <text:p>1</text:p>
          </table:table-cell>
          <table:table-cell table:style-name="ce748" table:formula="of:=INT(DEC2BIN([.X31])/10^0)-10*INT(DEC2BIN([.X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31])/10^7)" office:value-type="float" office:value="1" calcext:value-type="float">
            <text:p>1</text:p>
          </table:table-cell>
          <table:table-cell table:style-name="ce748" table:formula="of:=INT(DEC2BIN([.AG31])/10^6)-10*INT(DEC2BIN([.AG31])/10^7)" office:value-type="float" office:value="1" calcext:value-type="float">
            <text:p>1</text:p>
          </table:table-cell>
          <table:table-cell table:style-name="ce748" table:formula="of:=INT(DEC2BIN([.AG31])/10^5)-10*INT(DEC2BIN([.AG31])/10^6)" office:value-type="float" office:value="1" calcext:value-type="float">
            <text:p>1</text:p>
          </table:table-cell>
          <table:table-cell table:style-name="ce748" table:formula="of:=INT(DEC2BIN([.AG31])/10^4)-10*INT(DEC2BIN([.AG31])/10^5)" office:value-type="float" office:value="1" calcext:value-type="float">
            <text:p>1</text:p>
          </table:table-cell>
          <table:table-cell table:style-name="ce748" table:formula="of:=INT(DEC2BIN([.AG31])/10^3)-10*INT(DEC2BIN([.AG31])/10^4)" office:value-type="float" office:value="1" calcext:value-type="float">
            <text:p>1</text:p>
          </table:table-cell>
          <table:table-cell table:style-name="ce748" table:formula="of:=INT(DEC2BIN([.AG31])/10^2)-10*INT(DEC2BIN([.AG31])/10^3)" office:value-type="float" office:value="1" calcext:value-type="float">
            <text:p>1</text:p>
          </table:table-cell>
          <table:table-cell table:style-name="ce748" table:formula="of:=INT(DEC2BIN([.AG31])/10^1)-10*INT(DEC2BIN([.AG31])/10^2)" office:value-type="float" office:value="1" calcext:value-type="float">
            <text:p>1</text:p>
          </table:table-cell>
          <table:table-cell table:style-name="ce748" table:formula="of:=INT(DEC2BIN([.AG31])/10^0)-10*INT(DEC2BIN([.AG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31])/10^7)" office:value-type="float" office:value="1" calcext:value-type="float">
            <text:p>1</text:p>
          </table:table-cell>
          <table:table-cell table:style-name="ce748" table:formula="of:=INT(DEC2BIN([.AP31])/10^6)-10*INT(DEC2BIN([.AP31])/10^7)" office:value-type="float" office:value="1" calcext:value-type="float">
            <text:p>1</text:p>
          </table:table-cell>
          <table:table-cell table:style-name="ce748" table:formula="of:=INT(DEC2BIN([.AP31])/10^5)-10*INT(DEC2BIN([.AP31])/10^6)" office:value-type="float" office:value="1" calcext:value-type="float">
            <text:p>1</text:p>
          </table:table-cell>
          <table:table-cell table:style-name="ce748" table:formula="of:=INT(DEC2BIN([.AP31])/10^4)-10*INT(DEC2BIN([.AP31])/10^5)" office:value-type="float" office:value="1" calcext:value-type="float">
            <text:p>1</text:p>
          </table:table-cell>
          <table:table-cell table:style-name="ce748" table:formula="of:=INT(DEC2BIN([.AP31])/10^3)-10*INT(DEC2BIN([.AP31])/10^4)" office:value-type="float" office:value="1" calcext:value-type="float">
            <text:p>1</text:p>
          </table:table-cell>
          <table:table-cell table:style-name="ce748" table:formula="of:=INT(DEC2BIN([.AP31])/10^2)-10*INT(DEC2BIN([.AP31])/10^3)" office:value-type="float" office:value="1" calcext:value-type="float">
            <text:p>1</text:p>
          </table:table-cell>
          <table:table-cell table:style-name="ce748" table:formula="of:=INT(DEC2BIN([.AP31])/10^1)-10*INT(DEC2BIN([.AP31])/10^2)" office:value-type="float" office:value="1" calcext:value-type="float">
            <text:p>1</text:p>
          </table:table-cell>
          <table:table-cell table:style-name="ce715" table:formula="of:=INT(DEC2BIN([.AP31])/10^0)-10*INT(DEC2BIN([.AP31])/10^1)" office:value-type="float" office:value="1" calcext:value-type="float">
            <text:p>1</text:p>
          </table:table-cell>
          <table:table-cell table:style-name="ce373" table:formula="of:=COUNTIF([.AZ31:.CH31];&quot;1&quot;)" office:value-type="float" office:value="32" calcext:value-type="float">
            <text:p>/32</text:p>
          </table:table-cell>
          <table:table-cell/>
          <table:table-cell table:style-name="ce717" office:value-type="float" office:value="28" calcext:value-type="float">
            <text:p>28</text:p>
          </table:table-cell>
          <table:table-cell table:style-name="ce717" office:value-type="float" office:value="4" calcext:value-type="float">
            <text:p>4</text:p>
          </table:table-cell>
          <table:table-cell table:style-name="ce717" office:value-type="string" calcext:value-type="string">
            <text:p>255.255.255.240</text:p>
          </table:table-cell>
          <table:table-cell table:style-name="ce717" office:value-type="string" calcext:value-type="string" table:number-columns-spanned="2" table:number-rows-spanned="1">
            <text:p>2<text:span text:style-name="T16">4</text:span>-2 = 14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0" calcext:value-type="float">
            <text:p>10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32])/10^7)" office:value-type="float" office:value="1" calcext:value-type="float">
            <text:p>1</text:p>
          </table:table-cell>
          <table:table-cell table:style-name="ce748" table:formula="of:=INT(DEC2BIN([.O32])/10^6)-10*INT(DEC2BIN([.O32])/10^7)" office:value-type="float" office:value="1" calcext:value-type="float">
            <text:p>1</text:p>
          </table:table-cell>
          <table:table-cell table:style-name="ce748" table:formula="of:=INT(DEC2BIN([.O32])/10^5)-10*INT(DEC2BIN([.O32])/10^6)" office:value-type="float" office:value="1" calcext:value-type="float">
            <text:p>1</text:p>
          </table:table-cell>
          <table:table-cell table:style-name="ce748" table:formula="of:=INT(DEC2BIN([.O32])/10^4)-10*INT(DEC2BIN([.O32])/10^5)" office:value-type="float" office:value="1" calcext:value-type="float">
            <text:p>1</text:p>
          </table:table-cell>
          <table:table-cell table:style-name="ce748" table:formula="of:=INT(DEC2BIN([.O32])/10^3)-10*INT(DEC2BIN([.O32])/10^4)" office:value-type="float" office:value="1" calcext:value-type="float">
            <text:p>1</text:p>
          </table:table-cell>
          <table:table-cell table:style-name="ce748" table:formula="of:=INT(DEC2BIN([.O32])/10^2)-10*INT(DEC2BIN([.O32])/10^3)" office:value-type="float" office:value="1" calcext:value-type="float">
            <text:p>1</text:p>
          </table:table-cell>
          <table:table-cell table:style-name="ce748" table:formula="of:=INT(DEC2BIN([.O32])/10^1)-10*INT(DEC2BIN([.O32])/10^2)" office:value-type="float" office:value="1" calcext:value-type="float">
            <text:p>1</text:p>
          </table:table-cell>
          <table:table-cell table:style-name="ce748" table:formula="of:=INT(DEC2BIN([.O32])/10^0)-10*INT(DEC2BIN([.O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32])/10^7)" office:value-type="float" office:value="1" calcext:value-type="float">
            <text:p>1</text:p>
          </table:table-cell>
          <table:table-cell table:style-name="ce748" table:formula="of:=INT(DEC2BIN([.X32])/10^6)-10*INT(DEC2BIN([.X32])/10^7)" office:value-type="float" office:value="1" calcext:value-type="float">
            <text:p>1</text:p>
          </table:table-cell>
          <table:table-cell table:style-name="ce748" table:formula="of:=INT(DEC2BIN([.X32])/10^5)-10*INT(DEC2BIN([.X32])/10^6)" office:value-type="float" office:value="1" calcext:value-type="float">
            <text:p>1</text:p>
          </table:table-cell>
          <table:table-cell table:style-name="ce748" table:formula="of:=INT(DEC2BIN([.X32])/10^4)-10*INT(DEC2BIN([.X32])/10^5)" office:value-type="float" office:value="1" calcext:value-type="float">
            <text:p>1</text:p>
          </table:table-cell>
          <table:table-cell table:style-name="ce748" table:formula="of:=INT(DEC2BIN([.X32])/10^3)-10*INT(DEC2BIN([.X32])/10^4)" office:value-type="float" office:value="1" calcext:value-type="float">
            <text:p>1</text:p>
          </table:table-cell>
          <table:table-cell table:style-name="ce748" table:formula="of:=INT(DEC2BIN([.X32])/10^2)-10*INT(DEC2BIN([.X32])/10^3)" office:value-type="float" office:value="1" calcext:value-type="float">
            <text:p>1</text:p>
          </table:table-cell>
          <table:table-cell table:style-name="ce748" table:formula="of:=INT(DEC2BIN([.X32])/10^1)-10*INT(DEC2BIN([.X32])/10^2)" office:value-type="float" office:value="1" calcext:value-type="float">
            <text:p>1</text:p>
          </table:table-cell>
          <table:table-cell table:style-name="ce748" table:formula="of:=INT(DEC2BIN([.X32])/10^0)-10*INT(DEC2BIN([.X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32])/10^7)" office:value-type="float" office:value="0" calcext:value-type="float">
            <text:p>0</text:p>
          </table:table-cell>
          <table:table-cell table:style-name="ce748" table:formula="of:=INT(DEC2BIN([.AG32])/10^6)-10*INT(DEC2BIN([.AG32])/10^7)" office:value-type="float" office:value="0" calcext:value-type="float">
            <text:p>0</text:p>
          </table:table-cell>
          <table:table-cell table:style-name="ce748" table:formula="of:=INT(DEC2BIN([.AG32])/10^5)-10*INT(DEC2BIN([.AG32])/10^6)" office:value-type="float" office:value="0" calcext:value-type="float">
            <text:p>0</text:p>
          </table:table-cell>
          <table:table-cell table:style-name="ce748" table:formula="of:=INT(DEC2BIN([.AG32])/10^4)-10*INT(DEC2BIN([.AG32])/10^5)" office:value-type="float" office:value="0" calcext:value-type="float">
            <text:p>0</text:p>
          </table:table-cell>
          <table:table-cell table:style-name="ce748" table:formula="of:=INT(DEC2BIN([.AG32])/10^3)-10*INT(DEC2BIN([.AG32])/10^4)" office:value-type="float" office:value="0" calcext:value-type="float">
            <text:p>0</text:p>
          </table:table-cell>
          <table:table-cell table:style-name="ce748" table:formula="of:=INT(DEC2BIN([.AG32])/10^2)-10*INT(DEC2BIN([.AG32])/10^3)" office:value-type="float" office:value="0" calcext:value-type="float">
            <text:p>0</text:p>
          </table:table-cell>
          <table:table-cell table:style-name="ce748" table:formula="of:=INT(DEC2BIN([.AG32])/10^1)-10*INT(DEC2BIN([.AG32])/10^2)" office:value-type="float" office:value="0" calcext:value-type="float">
            <text:p>0</text:p>
          </table:table-cell>
          <table:table-cell table:style-name="ce748" table:formula="of:=INT(DEC2BIN([.AG32])/10^0)-10*INT(DEC2BIN([.AG3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32])/10^7)" office:value-type="float" office:value="0" calcext:value-type="float">
            <text:p>0</text:p>
          </table:table-cell>
          <table:table-cell table:style-name="ce748" table:formula="of:=INT(DEC2BIN([.AP32])/10^6)-10*INT(DEC2BIN([.AP32])/10^7)" office:value-type="float" office:value="0" calcext:value-type="float">
            <text:p>0</text:p>
          </table:table-cell>
          <table:table-cell table:style-name="ce748" table:formula="of:=INT(DEC2BIN([.AP32])/10^5)-10*INT(DEC2BIN([.AP32])/10^6)" office:value-type="float" office:value="0" calcext:value-type="float">
            <text:p>0</text:p>
          </table:table-cell>
          <table:table-cell table:style-name="ce748" table:formula="of:=INT(DEC2BIN([.AP32])/10^4)-10*INT(DEC2BIN([.AP32])/10^5)" office:value-type="float" office:value="0" calcext:value-type="float">
            <text:p>0</text:p>
          </table:table-cell>
          <table:table-cell table:style-name="ce748" table:formula="of:=INT(DEC2BIN([.AP32])/10^3)-10*INT(DEC2BIN([.AP32])/10^4)" office:value-type="float" office:value="0" calcext:value-type="float">
            <text:p>0</text:p>
          </table:table-cell>
          <table:table-cell table:style-name="ce748" table:formula="of:=INT(DEC2BIN([.AP32])/10^2)-10*INT(DEC2BIN([.AP32])/10^3)" office:value-type="float" office:value="0" calcext:value-type="float">
            <text:p>0</text:p>
          </table:table-cell>
          <table:table-cell table:style-name="ce748" table:formula="of:=INT(DEC2BIN([.AP32])/10^1)-10*INT(DEC2BIN([.AP32])/10^2)" office:value-type="float" office:value="0" calcext:value-type="float">
            <text:p>0</text:p>
          </table:table-cell>
          <table:table-cell table:style-name="ce715" table:formula="of:=INT(DEC2BIN([.AP32])/10^0)-10*INT(DEC2BIN([.AP32])/10^1)" office:value-type="float" office:value="0" calcext:value-type="float">
            <text:p>0</text:p>
          </table:table-cell>
          <table:table-cell table:style-name="ce373" table:formula="of:=COUNTIF([.AZ32:.CH32];&quot;1&quot;)" office:value-type="float" office:value="16" calcext:value-type="float">
            <text:p>/16</text:p>
          </table:table-cell>
          <table:table-cell/>
          <table:table-cell table:style-name="ce717" office:value-type="float" office:value="29" calcext:value-type="float">
            <text:p>29</text:p>
          </table:table-cell>
          <table:table-cell table:style-name="ce717" office:value-type="float" office:value="3" calcext:value-type="float">
            <text:p>3</text:p>
          </table:table-cell>
          <table:table-cell table:style-name="ce717" office:value-type="string" calcext:value-type="string">
            <text:p>255.255.255.248</text:p>
          </table:table-cell>
          <table:table-cell table:style-name="ce717" office:value-type="string" calcext:value-type="string" table:number-columns-spanned="2" table:number-rows-spanned="1">
            <text:p>2<text:span text:style-name="T16">3</text:span>-2 = 6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1" calcext:value-type="float">
            <text:p>11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33])/10^7)" office:value-type="float" office:value="1" calcext:value-type="float">
            <text:p>1</text:p>
          </table:table-cell>
          <table:table-cell table:style-name="ce748" table:formula="of:=INT(DEC2BIN([.O33])/10^6)-10*INT(DEC2BIN([.O33])/10^7)" office:value-type="float" office:value="1" calcext:value-type="float">
            <text:p>1</text:p>
          </table:table-cell>
          <table:table-cell table:style-name="ce748" table:formula="of:=INT(DEC2BIN([.O33])/10^5)-10*INT(DEC2BIN([.O33])/10^6)" office:value-type="float" office:value="1" calcext:value-type="float">
            <text:p>1</text:p>
          </table:table-cell>
          <table:table-cell table:style-name="ce748" table:formula="of:=INT(DEC2BIN([.O33])/10^4)-10*INT(DEC2BIN([.O33])/10^5)" office:value-type="float" office:value="1" calcext:value-type="float">
            <text:p>1</text:p>
          </table:table-cell>
          <table:table-cell table:style-name="ce748" table:formula="of:=INT(DEC2BIN([.O33])/10^3)-10*INT(DEC2BIN([.O33])/10^4)" office:value-type="float" office:value="1" calcext:value-type="float">
            <text:p>1</text:p>
          </table:table-cell>
          <table:table-cell table:style-name="ce748" table:formula="of:=INT(DEC2BIN([.O33])/10^2)-10*INT(DEC2BIN([.O33])/10^3)" office:value-type="float" office:value="1" calcext:value-type="float">
            <text:p>1</text:p>
          </table:table-cell>
          <table:table-cell table:style-name="ce748" table:formula="of:=INT(DEC2BIN([.O33])/10^1)-10*INT(DEC2BIN([.O33])/10^2)" office:value-type="float" office:value="1" calcext:value-type="float">
            <text:p>1</text:p>
          </table:table-cell>
          <table:table-cell table:style-name="ce748" table:formula="of:=INT(DEC2BIN([.O33])/10^0)-10*INT(DEC2BIN([.O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33])/10^7)" office:value-type="float" office:value="1" calcext:value-type="float">
            <text:p>1</text:p>
          </table:table-cell>
          <table:table-cell table:style-name="ce748" table:formula="of:=INT(DEC2BIN([.X33])/10^6)-10*INT(DEC2BIN([.X33])/10^7)" office:value-type="float" office:value="1" calcext:value-type="float">
            <text:p>1</text:p>
          </table:table-cell>
          <table:table-cell table:style-name="ce748" table:formula="of:=INT(DEC2BIN([.X33])/10^5)-10*INT(DEC2BIN([.X33])/10^6)" office:value-type="float" office:value="1" calcext:value-type="float">
            <text:p>1</text:p>
          </table:table-cell>
          <table:table-cell table:style-name="ce748" table:formula="of:=INT(DEC2BIN([.X33])/10^4)-10*INT(DEC2BIN([.X33])/10^5)" office:value-type="float" office:value="1" calcext:value-type="float">
            <text:p>1</text:p>
          </table:table-cell>
          <table:table-cell table:style-name="ce748" table:formula="of:=INT(DEC2BIN([.X33])/10^3)-10*INT(DEC2BIN([.X33])/10^4)" office:value-type="float" office:value="1" calcext:value-type="float">
            <text:p>1</text:p>
          </table:table-cell>
          <table:table-cell table:style-name="ce748" table:formula="of:=INT(DEC2BIN([.X33])/10^2)-10*INT(DEC2BIN([.X33])/10^3)" office:value-type="float" office:value="1" calcext:value-type="float">
            <text:p>1</text:p>
          </table:table-cell>
          <table:table-cell table:style-name="ce748" table:formula="of:=INT(DEC2BIN([.X33])/10^1)-10*INT(DEC2BIN([.X33])/10^2)" office:value-type="float" office:value="1" calcext:value-type="float">
            <text:p>1</text:p>
          </table:table-cell>
          <table:table-cell table:style-name="ce748" table:formula="of:=INT(DEC2BIN([.X33])/10^0)-10*INT(DEC2BIN([.X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33])/10^7)" office:value-type="float" office:value="1" calcext:value-type="float">
            <text:p>1</text:p>
          </table:table-cell>
          <table:table-cell table:style-name="ce748" table:formula="of:=INT(DEC2BIN([.AG33])/10^6)-10*INT(DEC2BIN([.AG33])/10^7)" office:value-type="float" office:value="0" calcext:value-type="float">
            <text:p>0</text:p>
          </table:table-cell>
          <table:table-cell table:style-name="ce748" table:formula="of:=INT(DEC2BIN([.AG33])/10^5)-10*INT(DEC2BIN([.AG33])/10^6)" office:value-type="float" office:value="0" calcext:value-type="float">
            <text:p>0</text:p>
          </table:table-cell>
          <table:table-cell table:style-name="ce748" table:formula="of:=INT(DEC2BIN([.AG33])/10^4)-10*INT(DEC2BIN([.AG33])/10^5)" office:value-type="float" office:value="0" calcext:value-type="float">
            <text:p>0</text:p>
          </table:table-cell>
          <table:table-cell table:style-name="ce748" table:formula="of:=INT(DEC2BIN([.AG33])/10^3)-10*INT(DEC2BIN([.AG33])/10^4)" office:value-type="float" office:value="0" calcext:value-type="float">
            <text:p>0</text:p>
          </table:table-cell>
          <table:table-cell table:style-name="ce748" table:formula="of:=INT(DEC2BIN([.AG33])/10^2)-10*INT(DEC2BIN([.AG33])/10^3)" office:value-type="float" office:value="0" calcext:value-type="float">
            <text:p>0</text:p>
          </table:table-cell>
          <table:table-cell table:style-name="ce748" table:formula="of:=INT(DEC2BIN([.AG33])/10^1)-10*INT(DEC2BIN([.AG33])/10^2)" office:value-type="float" office:value="0" calcext:value-type="float">
            <text:p>0</text:p>
          </table:table-cell>
          <table:table-cell table:style-name="ce748" table:formula="of:=INT(DEC2BIN([.AG33])/10^0)-10*INT(DEC2BIN([.AG3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33])/10^7)" office:value-type="float" office:value="0" calcext:value-type="float">
            <text:p>0</text:p>
          </table:table-cell>
          <table:table-cell table:style-name="ce748" table:formula="of:=INT(DEC2BIN([.AP33])/10^6)-10*INT(DEC2BIN([.AP33])/10^7)" office:value-type="float" office:value="0" calcext:value-type="float">
            <text:p>0</text:p>
          </table:table-cell>
          <table:table-cell table:style-name="ce748" table:formula="of:=INT(DEC2BIN([.AP33])/10^5)-10*INT(DEC2BIN([.AP33])/10^6)" office:value-type="float" office:value="0" calcext:value-type="float">
            <text:p>0</text:p>
          </table:table-cell>
          <table:table-cell table:style-name="ce748" table:formula="of:=INT(DEC2BIN([.AP33])/10^4)-10*INT(DEC2BIN([.AP33])/10^5)" office:value-type="float" office:value="0" calcext:value-type="float">
            <text:p>0</text:p>
          </table:table-cell>
          <table:table-cell table:style-name="ce748" table:formula="of:=INT(DEC2BIN([.AP33])/10^3)-10*INT(DEC2BIN([.AP33])/10^4)" office:value-type="float" office:value="0" calcext:value-type="float">
            <text:p>0</text:p>
          </table:table-cell>
          <table:table-cell table:style-name="ce748" table:formula="of:=INT(DEC2BIN([.AP33])/10^2)-10*INT(DEC2BIN([.AP33])/10^3)" office:value-type="float" office:value="0" calcext:value-type="float">
            <text:p>0</text:p>
          </table:table-cell>
          <table:table-cell table:style-name="ce748" table:formula="of:=INT(DEC2BIN([.AP33])/10^1)-10*INT(DEC2BIN([.AP33])/10^2)" office:value-type="float" office:value="0" calcext:value-type="float">
            <text:p>0</text:p>
          </table:table-cell>
          <table:table-cell table:style-name="ce715" table:formula="of:=INT(DEC2BIN([.AP33])/10^0)-10*INT(DEC2BIN([.AP33])/10^1)" office:value-type="float" office:value="0" calcext:value-type="float">
            <text:p>0</text:p>
          </table:table-cell>
          <table:table-cell table:style-name="ce373" table:formula="of:=COUNTIF([.AZ33:.CH33];&quot;1&quot;)" office:value-type="float" office:value="17" calcext:value-type="float">
            <text:p>/17</text:p>
          </table:table-cell>
          <table:table-cell/>
          <table:table-cell table:style-name="ce717" office:value-type="float" office:value="30" calcext:value-type="float">
            <text:p>30</text:p>
          </table:table-cell>
          <table:table-cell table:style-name="ce717" office:value-type="float" office:value="2" calcext:value-type="float">
            <text:p>2</text:p>
          </table:table-cell>
          <table:table-cell table:style-name="ce717" office:value-type="string" calcext:value-type="string">
            <text:p>255.255.255.252</text:p>
          </table:table-cell>
          <table:table-cell table:style-name="ce717" office:value-type="string" calcext:value-type="string" table:number-columns-spanned="2" table:number-rows-spanned="1">
            <text:p>2<text:span text:style-name="T16">2</text:span>-2 = 2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2" calcext:value-type="float">
            <text:p>12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34])/10^7)" office:value-type="float" office:value="1" calcext:value-type="float">
            <text:p>1</text:p>
          </table:table-cell>
          <table:table-cell table:style-name="ce748" table:formula="of:=INT(DEC2BIN([.O34])/10^6)-10*INT(DEC2BIN([.O34])/10^7)" office:value-type="float" office:value="1" calcext:value-type="float">
            <text:p>1</text:p>
          </table:table-cell>
          <table:table-cell table:style-name="ce748" table:formula="of:=INT(DEC2BIN([.O34])/10^5)-10*INT(DEC2BIN([.O34])/10^6)" office:value-type="float" office:value="1" calcext:value-type="float">
            <text:p>1</text:p>
          </table:table-cell>
          <table:table-cell table:style-name="ce748" table:formula="of:=INT(DEC2BIN([.O34])/10^4)-10*INT(DEC2BIN([.O34])/10^5)" office:value-type="float" office:value="1" calcext:value-type="float">
            <text:p>1</text:p>
          </table:table-cell>
          <table:table-cell table:style-name="ce748" table:formula="of:=INT(DEC2BIN([.O34])/10^3)-10*INT(DEC2BIN([.O34])/10^4)" office:value-type="float" office:value="1" calcext:value-type="float">
            <text:p>1</text:p>
          </table:table-cell>
          <table:table-cell table:style-name="ce748" table:formula="of:=INT(DEC2BIN([.O34])/10^2)-10*INT(DEC2BIN([.O34])/10^3)" office:value-type="float" office:value="1" calcext:value-type="float">
            <text:p>1</text:p>
          </table:table-cell>
          <table:table-cell table:style-name="ce748" table:formula="of:=INT(DEC2BIN([.O34])/10^1)-10*INT(DEC2BIN([.O34])/10^2)" office:value-type="float" office:value="1" calcext:value-type="float">
            <text:p>1</text:p>
          </table:table-cell>
          <table:table-cell table:style-name="ce748" table:formula="of:=INT(DEC2BIN([.O34])/10^0)-10*INT(DEC2BIN([.O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34])/10^7)" office:value-type="float" office:value="1" calcext:value-type="float">
            <text:p>1</text:p>
          </table:table-cell>
          <table:table-cell table:style-name="ce748" table:formula="of:=INT(DEC2BIN([.X34])/10^6)-10*INT(DEC2BIN([.X34])/10^7)" office:value-type="float" office:value="1" calcext:value-type="float">
            <text:p>1</text:p>
          </table:table-cell>
          <table:table-cell table:style-name="ce748" table:formula="of:=INT(DEC2BIN([.X34])/10^5)-10*INT(DEC2BIN([.X34])/10^6)" office:value-type="float" office:value="1" calcext:value-type="float">
            <text:p>1</text:p>
          </table:table-cell>
          <table:table-cell table:style-name="ce748" table:formula="of:=INT(DEC2BIN([.X34])/10^4)-10*INT(DEC2BIN([.X34])/10^5)" office:value-type="float" office:value="1" calcext:value-type="float">
            <text:p>1</text:p>
          </table:table-cell>
          <table:table-cell table:style-name="ce748" table:formula="of:=INT(DEC2BIN([.X34])/10^3)-10*INT(DEC2BIN([.X34])/10^4)" office:value-type="float" office:value="1" calcext:value-type="float">
            <text:p>1</text:p>
          </table:table-cell>
          <table:table-cell table:style-name="ce748" table:formula="of:=INT(DEC2BIN([.X34])/10^2)-10*INT(DEC2BIN([.X34])/10^3)" office:value-type="float" office:value="1" calcext:value-type="float">
            <text:p>1</text:p>
          </table:table-cell>
          <table:table-cell table:style-name="ce748" table:formula="of:=INT(DEC2BIN([.X34])/10^1)-10*INT(DEC2BIN([.X34])/10^2)" office:value-type="float" office:value="1" calcext:value-type="float">
            <text:p>1</text:p>
          </table:table-cell>
          <table:table-cell table:style-name="ce748" table:formula="of:=INT(DEC2BIN([.X34])/10^0)-10*INT(DEC2BIN([.X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34])/10^7)" office:value-type="float" office:value="1" calcext:value-type="float">
            <text:p>1</text:p>
          </table:table-cell>
          <table:table-cell table:style-name="ce748" table:formula="of:=INT(DEC2BIN([.AG34])/10^6)-10*INT(DEC2BIN([.AG34])/10^7)" office:value-type="float" office:value="1" calcext:value-type="float">
            <text:p>1</text:p>
          </table:table-cell>
          <table:table-cell table:style-name="ce748" table:formula="of:=INT(DEC2BIN([.AG34])/10^5)-10*INT(DEC2BIN([.AG34])/10^6)" office:value-type="float" office:value="0" calcext:value-type="float">
            <text:p>0</text:p>
          </table:table-cell>
          <table:table-cell table:style-name="ce748" table:formula="of:=INT(DEC2BIN([.AG34])/10^4)-10*INT(DEC2BIN([.AG34])/10^5)" office:value-type="float" office:value="0" calcext:value-type="float">
            <text:p>0</text:p>
          </table:table-cell>
          <table:table-cell table:style-name="ce748" table:formula="of:=INT(DEC2BIN([.AG34])/10^3)-10*INT(DEC2BIN([.AG34])/10^4)" office:value-type="float" office:value="0" calcext:value-type="float">
            <text:p>0</text:p>
          </table:table-cell>
          <table:table-cell table:style-name="ce748" table:formula="of:=INT(DEC2BIN([.AG34])/10^2)-10*INT(DEC2BIN([.AG34])/10^3)" office:value-type="float" office:value="0" calcext:value-type="float">
            <text:p>0</text:p>
          </table:table-cell>
          <table:table-cell table:style-name="ce748" table:formula="of:=INT(DEC2BIN([.AG34])/10^1)-10*INT(DEC2BIN([.AG34])/10^2)" office:value-type="float" office:value="0" calcext:value-type="float">
            <text:p>0</text:p>
          </table:table-cell>
          <table:table-cell table:style-name="ce748" table:formula="of:=INT(DEC2BIN([.AG34])/10^0)-10*INT(DEC2BIN([.AG3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34])/10^7)" office:value-type="float" office:value="0" calcext:value-type="float">
            <text:p>0</text:p>
          </table:table-cell>
          <table:table-cell table:style-name="ce748" table:formula="of:=INT(DEC2BIN([.AP34])/10^6)-10*INT(DEC2BIN([.AP34])/10^7)" office:value-type="float" office:value="0" calcext:value-type="float">
            <text:p>0</text:p>
          </table:table-cell>
          <table:table-cell table:style-name="ce748" table:formula="of:=INT(DEC2BIN([.AP34])/10^5)-10*INT(DEC2BIN([.AP34])/10^6)" office:value-type="float" office:value="0" calcext:value-type="float">
            <text:p>0</text:p>
          </table:table-cell>
          <table:table-cell table:style-name="ce748" table:formula="of:=INT(DEC2BIN([.AP34])/10^4)-10*INT(DEC2BIN([.AP34])/10^5)" office:value-type="float" office:value="0" calcext:value-type="float">
            <text:p>0</text:p>
          </table:table-cell>
          <table:table-cell table:style-name="ce748" table:formula="of:=INT(DEC2BIN([.AP34])/10^3)-10*INT(DEC2BIN([.AP34])/10^4)" office:value-type="float" office:value="0" calcext:value-type="float">
            <text:p>0</text:p>
          </table:table-cell>
          <table:table-cell table:style-name="ce748" table:formula="of:=INT(DEC2BIN([.AP34])/10^2)-10*INT(DEC2BIN([.AP34])/10^3)" office:value-type="float" office:value="0" calcext:value-type="float">
            <text:p>0</text:p>
          </table:table-cell>
          <table:table-cell table:style-name="ce748" table:formula="of:=INT(DEC2BIN([.AP34])/10^1)-10*INT(DEC2BIN([.AP34])/10^2)" office:value-type="float" office:value="0" calcext:value-type="float">
            <text:p>0</text:p>
          </table:table-cell>
          <table:table-cell table:style-name="ce715" table:formula="of:=INT(DEC2BIN([.AP34])/10^0)-10*INT(DEC2BIN([.AP34])/10^1)" office:value-type="float" office:value="0" calcext:value-type="float">
            <text:p>0</text:p>
          </table:table-cell>
          <table:table-cell table:style-name="ce373" table:formula="of:=COUNTIF([.AZ34:.CH34];&quot;1&quot;)" office:value-type="float" office:value="18" calcext:value-type="float">
            <text:p>/18</text:p>
          </table:table-cell>
          <table:table-cell/>
          <table:table-cell table:style-name="ce717" office:value-type="float" office:value="31" calcext:value-type="float">
            <text:p>31</text:p>
          </table:table-cell>
          <table:table-cell table:style-name="ce717" office:value-type="float" office:value="1" calcext:value-type="float">
            <text:p>1</text:p>
          </table:table-cell>
          <table:table-cell table:style-name="ce717" office:value-type="string" calcext:value-type="string">
            <text:p>255.255.255.254</text:p>
          </table:table-cell>
          <table:table-cell table:style-name="ce717" office:value-type="string" calcext:value-type="string" table:number-columns-spanned="2" table:number-rows-spanned="1">
            <text:p>2<text:span text:style-name="T16">1 </text:span>= 2 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3" calcext:value-type="float">
            <text:p>13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35])/10^7)" office:value-type="float" office:value="1" calcext:value-type="float">
            <text:p>1</text:p>
          </table:table-cell>
          <table:table-cell table:style-name="ce748" table:formula="of:=INT(DEC2BIN([.O35])/10^6)-10*INT(DEC2BIN([.O35])/10^7)" office:value-type="float" office:value="1" calcext:value-type="float">
            <text:p>1</text:p>
          </table:table-cell>
          <table:table-cell table:style-name="ce748" table:formula="of:=INT(DEC2BIN([.O35])/10^5)-10*INT(DEC2BIN([.O35])/10^6)" office:value-type="float" office:value="1" calcext:value-type="float">
            <text:p>1</text:p>
          </table:table-cell>
          <table:table-cell table:style-name="ce748" table:formula="of:=INT(DEC2BIN([.O35])/10^4)-10*INT(DEC2BIN([.O35])/10^5)" office:value-type="float" office:value="1" calcext:value-type="float">
            <text:p>1</text:p>
          </table:table-cell>
          <table:table-cell table:style-name="ce748" table:formula="of:=INT(DEC2BIN([.O35])/10^3)-10*INT(DEC2BIN([.O35])/10^4)" office:value-type="float" office:value="1" calcext:value-type="float">
            <text:p>1</text:p>
          </table:table-cell>
          <table:table-cell table:style-name="ce748" table:formula="of:=INT(DEC2BIN([.O35])/10^2)-10*INT(DEC2BIN([.O35])/10^3)" office:value-type="float" office:value="1" calcext:value-type="float">
            <text:p>1</text:p>
          </table:table-cell>
          <table:table-cell table:style-name="ce748" table:formula="of:=INT(DEC2BIN([.O35])/10^1)-10*INT(DEC2BIN([.O35])/10^2)" office:value-type="float" office:value="1" calcext:value-type="float">
            <text:p>1</text:p>
          </table:table-cell>
          <table:table-cell table:style-name="ce748" table:formula="of:=INT(DEC2BIN([.O35])/10^0)-10*INT(DEC2BIN([.O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35])/10^7)" office:value-type="float" office:value="1" calcext:value-type="float">
            <text:p>1</text:p>
          </table:table-cell>
          <table:table-cell table:style-name="ce748" table:formula="of:=INT(DEC2BIN([.X35])/10^6)-10*INT(DEC2BIN([.X35])/10^7)" office:value-type="float" office:value="1" calcext:value-type="float">
            <text:p>1</text:p>
          </table:table-cell>
          <table:table-cell table:style-name="ce748" table:formula="of:=INT(DEC2BIN([.X35])/10^5)-10*INT(DEC2BIN([.X35])/10^6)" office:value-type="float" office:value="1" calcext:value-type="float">
            <text:p>1</text:p>
          </table:table-cell>
          <table:table-cell table:style-name="ce748" table:formula="of:=INT(DEC2BIN([.X35])/10^4)-10*INT(DEC2BIN([.X35])/10^5)" office:value-type="float" office:value="1" calcext:value-type="float">
            <text:p>1</text:p>
          </table:table-cell>
          <table:table-cell table:style-name="ce748" table:formula="of:=INT(DEC2BIN([.X35])/10^3)-10*INT(DEC2BIN([.X35])/10^4)" office:value-type="float" office:value="1" calcext:value-type="float">
            <text:p>1</text:p>
          </table:table-cell>
          <table:table-cell table:style-name="ce748" table:formula="of:=INT(DEC2BIN([.X35])/10^2)-10*INT(DEC2BIN([.X35])/10^3)" office:value-type="float" office:value="1" calcext:value-type="float">
            <text:p>1</text:p>
          </table:table-cell>
          <table:table-cell table:style-name="ce748" table:formula="of:=INT(DEC2BIN([.X35])/10^1)-10*INT(DEC2BIN([.X35])/10^2)" office:value-type="float" office:value="1" calcext:value-type="float">
            <text:p>1</text:p>
          </table:table-cell>
          <table:table-cell table:style-name="ce748" table:formula="of:=INT(DEC2BIN([.X35])/10^0)-10*INT(DEC2BIN([.X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35])/10^7)" office:value-type="float" office:value="1" calcext:value-type="float">
            <text:p>1</text:p>
          </table:table-cell>
          <table:table-cell table:style-name="ce748" table:formula="of:=INT(DEC2BIN([.AG35])/10^6)-10*INT(DEC2BIN([.AG35])/10^7)" office:value-type="float" office:value="1" calcext:value-type="float">
            <text:p>1</text:p>
          </table:table-cell>
          <table:table-cell table:style-name="ce748" table:formula="of:=INT(DEC2BIN([.AG35])/10^5)-10*INT(DEC2BIN([.AG35])/10^6)" office:value-type="float" office:value="1" calcext:value-type="float">
            <text:p>1</text:p>
          </table:table-cell>
          <table:table-cell table:style-name="ce748" table:formula="of:=INT(DEC2BIN([.AG35])/10^4)-10*INT(DEC2BIN([.AG35])/10^5)" office:value-type="float" office:value="0" calcext:value-type="float">
            <text:p>0</text:p>
          </table:table-cell>
          <table:table-cell table:style-name="ce748" table:formula="of:=INT(DEC2BIN([.AG35])/10^3)-10*INT(DEC2BIN([.AG35])/10^4)" office:value-type="float" office:value="0" calcext:value-type="float">
            <text:p>0</text:p>
          </table:table-cell>
          <table:table-cell table:style-name="ce748" table:formula="of:=INT(DEC2BIN([.AG35])/10^2)-10*INT(DEC2BIN([.AG35])/10^3)" office:value-type="float" office:value="0" calcext:value-type="float">
            <text:p>0</text:p>
          </table:table-cell>
          <table:table-cell table:style-name="ce748" table:formula="of:=INT(DEC2BIN([.AG35])/10^1)-10*INT(DEC2BIN([.AG35])/10^2)" office:value-type="float" office:value="0" calcext:value-type="float">
            <text:p>0</text:p>
          </table:table-cell>
          <table:table-cell table:style-name="ce748" table:formula="of:=INT(DEC2BIN([.AG35])/10^0)-10*INT(DEC2BIN([.AG3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35])/10^7)" office:value-type="float" office:value="0" calcext:value-type="float">
            <text:p>0</text:p>
          </table:table-cell>
          <table:table-cell table:style-name="ce748" table:formula="of:=INT(DEC2BIN([.AP35])/10^6)-10*INT(DEC2BIN([.AP35])/10^7)" office:value-type="float" office:value="0" calcext:value-type="float">
            <text:p>0</text:p>
          </table:table-cell>
          <table:table-cell table:style-name="ce748" table:formula="of:=INT(DEC2BIN([.AP35])/10^5)-10*INT(DEC2BIN([.AP35])/10^6)" office:value-type="float" office:value="0" calcext:value-type="float">
            <text:p>0</text:p>
          </table:table-cell>
          <table:table-cell table:style-name="ce748" table:formula="of:=INT(DEC2BIN([.AP35])/10^4)-10*INT(DEC2BIN([.AP35])/10^5)" office:value-type="float" office:value="0" calcext:value-type="float">
            <text:p>0</text:p>
          </table:table-cell>
          <table:table-cell table:style-name="ce748" table:formula="of:=INT(DEC2BIN([.AP35])/10^3)-10*INT(DEC2BIN([.AP35])/10^4)" office:value-type="float" office:value="0" calcext:value-type="float">
            <text:p>0</text:p>
          </table:table-cell>
          <table:table-cell table:style-name="ce748" table:formula="of:=INT(DEC2BIN([.AP35])/10^2)-10*INT(DEC2BIN([.AP35])/10^3)" office:value-type="float" office:value="0" calcext:value-type="float">
            <text:p>0</text:p>
          </table:table-cell>
          <table:table-cell table:style-name="ce748" table:formula="of:=INT(DEC2BIN([.AP35])/10^1)-10*INT(DEC2BIN([.AP35])/10^2)" office:value-type="float" office:value="0" calcext:value-type="float">
            <text:p>0</text:p>
          </table:table-cell>
          <table:table-cell table:style-name="ce715" table:formula="of:=INT(DEC2BIN([.AP35])/10^0)-10*INT(DEC2BIN([.AP35])/10^1)" office:value-type="float" office:value="0" calcext:value-type="float">
            <text:p>0</text:p>
          </table:table-cell>
          <table:table-cell table:style-name="ce373" table:formula="of:=COUNTIF([.AZ35:.CH35];&quot;1&quot;)" office:value-type="float" office:value="19" calcext:value-type="float">
            <text:p>/19</text:p>
          </table:table-cell>
          <table:table-cell/>
          <table:table-cell table:style-name="ce717" office:value-type="float" office:value="32" calcext:value-type="float">
            <text:p>32</text:p>
          </table:table-cell>
          <table:table-cell table:style-name="ce717" office:value-type="float" office:value="0" calcext:value-type="float">
            <text:p>0</text:p>
          </table:table-cell>
          <table:table-cell table:style-name="ce717" office:value-type="string" calcext:value-type="string">
            <text:p>255.255.255.255</text:p>
          </table:table-cell>
          <table:table-cell table:style-name="ce717" office:value-type="string" calcext:value-type="string" table:number-columns-spanned="2" table:number-rows-spanned="1">
            <text:p>2<text:span text:style-name="T16">0 </text:span>= 1</text:p>
          </table:table-cell>
          <table:covered-table-cell table:style-name="ce603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4" calcext:value-type="float">
            <text:p>14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36])/10^7)" office:value-type="float" office:value="1" calcext:value-type="float">
            <text:p>1</text:p>
          </table:table-cell>
          <table:table-cell table:style-name="ce748" table:formula="of:=INT(DEC2BIN([.O36])/10^6)-10*INT(DEC2BIN([.O36])/10^7)" office:value-type="float" office:value="1" calcext:value-type="float">
            <text:p>1</text:p>
          </table:table-cell>
          <table:table-cell table:style-name="ce748" table:formula="of:=INT(DEC2BIN([.O36])/10^5)-10*INT(DEC2BIN([.O36])/10^6)" office:value-type="float" office:value="1" calcext:value-type="float">
            <text:p>1</text:p>
          </table:table-cell>
          <table:table-cell table:style-name="ce748" table:formula="of:=INT(DEC2BIN([.O36])/10^4)-10*INT(DEC2BIN([.O36])/10^5)" office:value-type="float" office:value="1" calcext:value-type="float">
            <text:p>1</text:p>
          </table:table-cell>
          <table:table-cell table:style-name="ce748" table:formula="of:=INT(DEC2BIN([.O36])/10^3)-10*INT(DEC2BIN([.O36])/10^4)" office:value-type="float" office:value="1" calcext:value-type="float">
            <text:p>1</text:p>
          </table:table-cell>
          <table:table-cell table:style-name="ce748" table:formula="of:=INT(DEC2BIN([.O36])/10^2)-10*INT(DEC2BIN([.O36])/10^3)" office:value-type="float" office:value="1" calcext:value-type="float">
            <text:p>1</text:p>
          </table:table-cell>
          <table:table-cell table:style-name="ce748" table:formula="of:=INT(DEC2BIN([.O36])/10^1)-10*INT(DEC2BIN([.O36])/10^2)" office:value-type="float" office:value="1" calcext:value-type="float">
            <text:p>1</text:p>
          </table:table-cell>
          <table:table-cell table:style-name="ce748" table:formula="of:=INT(DEC2BIN([.O36])/10^0)-10*INT(DEC2BIN([.O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36])/10^7)" office:value-type="float" office:value="1" calcext:value-type="float">
            <text:p>1</text:p>
          </table:table-cell>
          <table:table-cell table:style-name="ce748" table:formula="of:=INT(DEC2BIN([.X36])/10^6)-10*INT(DEC2BIN([.X36])/10^7)" office:value-type="float" office:value="1" calcext:value-type="float">
            <text:p>1</text:p>
          </table:table-cell>
          <table:table-cell table:style-name="ce748" table:formula="of:=INT(DEC2BIN([.X36])/10^5)-10*INT(DEC2BIN([.X36])/10^6)" office:value-type="float" office:value="1" calcext:value-type="float">
            <text:p>1</text:p>
          </table:table-cell>
          <table:table-cell table:style-name="ce748" table:formula="of:=INT(DEC2BIN([.X36])/10^4)-10*INT(DEC2BIN([.X36])/10^5)" office:value-type="float" office:value="1" calcext:value-type="float">
            <text:p>1</text:p>
          </table:table-cell>
          <table:table-cell table:style-name="ce748" table:formula="of:=INT(DEC2BIN([.X36])/10^3)-10*INT(DEC2BIN([.X36])/10^4)" office:value-type="float" office:value="1" calcext:value-type="float">
            <text:p>1</text:p>
          </table:table-cell>
          <table:table-cell table:style-name="ce748" table:formula="of:=INT(DEC2BIN([.X36])/10^2)-10*INT(DEC2BIN([.X36])/10^3)" office:value-type="float" office:value="1" calcext:value-type="float">
            <text:p>1</text:p>
          </table:table-cell>
          <table:table-cell table:style-name="ce748" table:formula="of:=INT(DEC2BIN([.X36])/10^1)-10*INT(DEC2BIN([.X36])/10^2)" office:value-type="float" office:value="1" calcext:value-type="float">
            <text:p>1</text:p>
          </table:table-cell>
          <table:table-cell table:style-name="ce748" table:formula="of:=INT(DEC2BIN([.X36])/10^0)-10*INT(DEC2BIN([.X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36])/10^7)" office:value-type="float" office:value="1" calcext:value-type="float">
            <text:p>1</text:p>
          </table:table-cell>
          <table:table-cell table:style-name="ce748" table:formula="of:=INT(DEC2BIN([.AG36])/10^6)-10*INT(DEC2BIN([.AG36])/10^7)" office:value-type="float" office:value="1" calcext:value-type="float">
            <text:p>1</text:p>
          </table:table-cell>
          <table:table-cell table:style-name="ce748" table:formula="of:=INT(DEC2BIN([.AG36])/10^5)-10*INT(DEC2BIN([.AG36])/10^6)" office:value-type="float" office:value="1" calcext:value-type="float">
            <text:p>1</text:p>
          </table:table-cell>
          <table:table-cell table:style-name="ce748" table:formula="of:=INT(DEC2BIN([.AG36])/10^4)-10*INT(DEC2BIN([.AG36])/10^5)" office:value-type="float" office:value="1" calcext:value-type="float">
            <text:p>1</text:p>
          </table:table-cell>
          <table:table-cell table:style-name="ce748" table:formula="of:=INT(DEC2BIN([.AG36])/10^3)-10*INT(DEC2BIN([.AG36])/10^4)" office:value-type="float" office:value="0" calcext:value-type="float">
            <text:p>0</text:p>
          </table:table-cell>
          <table:table-cell table:style-name="ce748" table:formula="of:=INT(DEC2BIN([.AG36])/10^2)-10*INT(DEC2BIN([.AG36])/10^3)" office:value-type="float" office:value="0" calcext:value-type="float">
            <text:p>0</text:p>
          </table:table-cell>
          <table:table-cell table:style-name="ce748" table:formula="of:=INT(DEC2BIN([.AG36])/10^1)-10*INT(DEC2BIN([.AG36])/10^2)" office:value-type="float" office:value="0" calcext:value-type="float">
            <text:p>0</text:p>
          </table:table-cell>
          <table:table-cell table:style-name="ce748" table:formula="of:=INT(DEC2BIN([.AG36])/10^0)-10*INT(DEC2BIN([.AG3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36])/10^7)" office:value-type="float" office:value="0" calcext:value-type="float">
            <text:p>0</text:p>
          </table:table-cell>
          <table:table-cell table:style-name="ce748" table:formula="of:=INT(DEC2BIN([.AP36])/10^6)-10*INT(DEC2BIN([.AP36])/10^7)" office:value-type="float" office:value="0" calcext:value-type="float">
            <text:p>0</text:p>
          </table:table-cell>
          <table:table-cell table:style-name="ce748" table:formula="of:=INT(DEC2BIN([.AP36])/10^5)-10*INT(DEC2BIN([.AP36])/10^6)" office:value-type="float" office:value="0" calcext:value-type="float">
            <text:p>0</text:p>
          </table:table-cell>
          <table:table-cell table:style-name="ce748" table:formula="of:=INT(DEC2BIN([.AP36])/10^4)-10*INT(DEC2BIN([.AP36])/10^5)" office:value-type="float" office:value="0" calcext:value-type="float">
            <text:p>0</text:p>
          </table:table-cell>
          <table:table-cell table:style-name="ce748" table:formula="of:=INT(DEC2BIN([.AP36])/10^3)-10*INT(DEC2BIN([.AP36])/10^4)" office:value-type="float" office:value="0" calcext:value-type="float">
            <text:p>0</text:p>
          </table:table-cell>
          <table:table-cell table:style-name="ce748" table:formula="of:=INT(DEC2BIN([.AP36])/10^2)-10*INT(DEC2BIN([.AP36])/10^3)" office:value-type="float" office:value="0" calcext:value-type="float">
            <text:p>0</text:p>
          </table:table-cell>
          <table:table-cell table:style-name="ce748" table:formula="of:=INT(DEC2BIN([.AP36])/10^1)-10*INT(DEC2BIN([.AP36])/10^2)" office:value-type="float" office:value="0" calcext:value-type="float">
            <text:p>0</text:p>
          </table:table-cell>
          <table:table-cell table:style-name="ce715" table:formula="of:=INT(DEC2BIN([.AP36])/10^0)-10*INT(DEC2BIN([.AP36])/10^1)" office:value-type="float" office:value="0" calcext:value-type="float">
            <text:p>0</text:p>
          </table:table-cell>
          <table:table-cell table:style-name="ce373" table:formula="of:=COUNTIF([.AZ36:.CH36];&quot;1&quot;)" office:value-type="float" office:value="20" calcext:value-type="float">
            <text:p>/20</text:p>
          </table:table-cell>
          <table:table-cell/>
          <table:table-cell table:style-name="ce378" table:number-columns-repeated="5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5" calcext:value-type="float">
            <text:p>15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37])/10^7)" office:value-type="float" office:value="1" calcext:value-type="float">
            <text:p>1</text:p>
          </table:table-cell>
          <table:table-cell table:style-name="ce748" table:formula="of:=INT(DEC2BIN([.O37])/10^6)-10*INT(DEC2BIN([.O37])/10^7)" office:value-type="float" office:value="1" calcext:value-type="float">
            <text:p>1</text:p>
          </table:table-cell>
          <table:table-cell table:style-name="ce748" table:formula="of:=INT(DEC2BIN([.O37])/10^5)-10*INT(DEC2BIN([.O37])/10^6)" office:value-type="float" office:value="1" calcext:value-type="float">
            <text:p>1</text:p>
          </table:table-cell>
          <table:table-cell table:style-name="ce748" table:formula="of:=INT(DEC2BIN([.O37])/10^4)-10*INT(DEC2BIN([.O37])/10^5)" office:value-type="float" office:value="1" calcext:value-type="float">
            <text:p>1</text:p>
          </table:table-cell>
          <table:table-cell table:style-name="ce748" table:formula="of:=INT(DEC2BIN([.O37])/10^3)-10*INT(DEC2BIN([.O37])/10^4)" office:value-type="float" office:value="1" calcext:value-type="float">
            <text:p>1</text:p>
          </table:table-cell>
          <table:table-cell table:style-name="ce748" table:formula="of:=INT(DEC2BIN([.O37])/10^2)-10*INT(DEC2BIN([.O37])/10^3)" office:value-type="float" office:value="1" calcext:value-type="float">
            <text:p>1</text:p>
          </table:table-cell>
          <table:table-cell table:style-name="ce748" table:formula="of:=INT(DEC2BIN([.O37])/10^1)-10*INT(DEC2BIN([.O37])/10^2)" office:value-type="float" office:value="1" calcext:value-type="float">
            <text:p>1</text:p>
          </table:table-cell>
          <table:table-cell table:style-name="ce748" table:formula="of:=INT(DEC2BIN([.O37])/10^0)-10*INT(DEC2BIN([.O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37])/10^7)" office:value-type="float" office:value="1" calcext:value-type="float">
            <text:p>1</text:p>
          </table:table-cell>
          <table:table-cell table:style-name="ce748" table:formula="of:=INT(DEC2BIN([.X37])/10^6)-10*INT(DEC2BIN([.X37])/10^7)" office:value-type="float" office:value="1" calcext:value-type="float">
            <text:p>1</text:p>
          </table:table-cell>
          <table:table-cell table:style-name="ce748" table:formula="of:=INT(DEC2BIN([.X37])/10^5)-10*INT(DEC2BIN([.X37])/10^6)" office:value-type="float" office:value="1" calcext:value-type="float">
            <text:p>1</text:p>
          </table:table-cell>
          <table:table-cell table:style-name="ce748" table:formula="of:=INT(DEC2BIN([.X37])/10^4)-10*INT(DEC2BIN([.X37])/10^5)" office:value-type="float" office:value="1" calcext:value-type="float">
            <text:p>1</text:p>
          </table:table-cell>
          <table:table-cell table:style-name="ce748" table:formula="of:=INT(DEC2BIN([.X37])/10^3)-10*INT(DEC2BIN([.X37])/10^4)" office:value-type="float" office:value="1" calcext:value-type="float">
            <text:p>1</text:p>
          </table:table-cell>
          <table:table-cell table:style-name="ce748" table:formula="of:=INT(DEC2BIN([.X37])/10^2)-10*INT(DEC2BIN([.X37])/10^3)" office:value-type="float" office:value="1" calcext:value-type="float">
            <text:p>1</text:p>
          </table:table-cell>
          <table:table-cell table:style-name="ce748" table:formula="of:=INT(DEC2BIN([.X37])/10^1)-10*INT(DEC2BIN([.X37])/10^2)" office:value-type="float" office:value="1" calcext:value-type="float">
            <text:p>1</text:p>
          </table:table-cell>
          <table:table-cell table:style-name="ce748" table:formula="of:=INT(DEC2BIN([.X37])/10^0)-10*INT(DEC2BIN([.X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37])/10^7)" office:value-type="float" office:value="1" calcext:value-type="float">
            <text:p>1</text:p>
          </table:table-cell>
          <table:table-cell table:style-name="ce748" table:formula="of:=INT(DEC2BIN([.AG37])/10^6)-10*INT(DEC2BIN([.AG37])/10^7)" office:value-type="float" office:value="1" calcext:value-type="float">
            <text:p>1</text:p>
          </table:table-cell>
          <table:table-cell table:style-name="ce748" table:formula="of:=INT(DEC2BIN([.AG37])/10^5)-10*INT(DEC2BIN([.AG37])/10^6)" office:value-type="float" office:value="1" calcext:value-type="float">
            <text:p>1</text:p>
          </table:table-cell>
          <table:table-cell table:style-name="ce748" table:formula="of:=INT(DEC2BIN([.AG37])/10^4)-10*INT(DEC2BIN([.AG37])/10^5)" office:value-type="float" office:value="1" calcext:value-type="float">
            <text:p>1</text:p>
          </table:table-cell>
          <table:table-cell table:style-name="ce748" table:formula="of:=INT(DEC2BIN([.AG37])/10^3)-10*INT(DEC2BIN([.AG37])/10^4)" office:value-type="float" office:value="1" calcext:value-type="float">
            <text:p>1</text:p>
          </table:table-cell>
          <table:table-cell table:style-name="ce748" table:formula="of:=INT(DEC2BIN([.AG37])/10^2)-10*INT(DEC2BIN([.AG37])/10^3)" office:value-type="float" office:value="0" calcext:value-type="float">
            <text:p>0</text:p>
          </table:table-cell>
          <table:table-cell table:style-name="ce748" table:formula="of:=INT(DEC2BIN([.AG37])/10^1)-10*INT(DEC2BIN([.AG37])/10^2)" office:value-type="float" office:value="0" calcext:value-type="float">
            <text:p>0</text:p>
          </table:table-cell>
          <table:table-cell table:style-name="ce748" table:formula="of:=INT(DEC2BIN([.AG37])/10^0)-10*INT(DEC2BIN([.AG3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37])/10^7)" office:value-type="float" office:value="0" calcext:value-type="float">
            <text:p>0</text:p>
          </table:table-cell>
          <table:table-cell table:style-name="ce748" table:formula="of:=INT(DEC2BIN([.AP37])/10^6)-10*INT(DEC2BIN([.AP37])/10^7)" office:value-type="float" office:value="0" calcext:value-type="float">
            <text:p>0</text:p>
          </table:table-cell>
          <table:table-cell table:style-name="ce748" table:formula="of:=INT(DEC2BIN([.AP37])/10^5)-10*INT(DEC2BIN([.AP37])/10^6)" office:value-type="float" office:value="0" calcext:value-type="float">
            <text:p>0</text:p>
          </table:table-cell>
          <table:table-cell table:style-name="ce748" table:formula="of:=INT(DEC2BIN([.AP37])/10^4)-10*INT(DEC2BIN([.AP37])/10^5)" office:value-type="float" office:value="0" calcext:value-type="float">
            <text:p>0</text:p>
          </table:table-cell>
          <table:table-cell table:style-name="ce748" table:formula="of:=INT(DEC2BIN([.AP37])/10^3)-10*INT(DEC2BIN([.AP37])/10^4)" office:value-type="float" office:value="0" calcext:value-type="float">
            <text:p>0</text:p>
          </table:table-cell>
          <table:table-cell table:style-name="ce748" table:formula="of:=INT(DEC2BIN([.AP37])/10^2)-10*INT(DEC2BIN([.AP37])/10^3)" office:value-type="float" office:value="0" calcext:value-type="float">
            <text:p>0</text:p>
          </table:table-cell>
          <table:table-cell table:style-name="ce748" table:formula="of:=INT(DEC2BIN([.AP37])/10^1)-10*INT(DEC2BIN([.AP37])/10^2)" office:value-type="float" office:value="0" calcext:value-type="float">
            <text:p>0</text:p>
          </table:table-cell>
          <table:table-cell table:style-name="ce715" table:formula="of:=INT(DEC2BIN([.AP37])/10^0)-10*INT(DEC2BIN([.AP37])/10^1)" office:value-type="float" office:value="0" calcext:value-type="float">
            <text:p>0</text:p>
          </table:table-cell>
          <table:table-cell table:style-name="ce373" table:formula="of:=COUNTIF([.AZ37:.CH37];&quot;1&quot;)" office:value-type="float" office:value="21" calcext:value-type="float">
            <text:p>/2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6" calcext:value-type="float">
            <text:p>16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38])/10^7)" office:value-type="float" office:value="1" calcext:value-type="float">
            <text:p>1</text:p>
          </table:table-cell>
          <table:table-cell table:style-name="ce748" table:formula="of:=INT(DEC2BIN([.O38])/10^6)-10*INT(DEC2BIN([.O38])/10^7)" office:value-type="float" office:value="1" calcext:value-type="float">
            <text:p>1</text:p>
          </table:table-cell>
          <table:table-cell table:style-name="ce748" table:formula="of:=INT(DEC2BIN([.O38])/10^5)-10*INT(DEC2BIN([.O38])/10^6)" office:value-type="float" office:value="1" calcext:value-type="float">
            <text:p>1</text:p>
          </table:table-cell>
          <table:table-cell table:style-name="ce748" table:formula="of:=INT(DEC2BIN([.O38])/10^4)-10*INT(DEC2BIN([.O38])/10^5)" office:value-type="float" office:value="1" calcext:value-type="float">
            <text:p>1</text:p>
          </table:table-cell>
          <table:table-cell table:style-name="ce748" table:formula="of:=INT(DEC2BIN([.O38])/10^3)-10*INT(DEC2BIN([.O38])/10^4)" office:value-type="float" office:value="1" calcext:value-type="float">
            <text:p>1</text:p>
          </table:table-cell>
          <table:table-cell table:style-name="ce748" table:formula="of:=INT(DEC2BIN([.O38])/10^2)-10*INT(DEC2BIN([.O38])/10^3)" office:value-type="float" office:value="1" calcext:value-type="float">
            <text:p>1</text:p>
          </table:table-cell>
          <table:table-cell table:style-name="ce748" table:formula="of:=INT(DEC2BIN([.O38])/10^1)-10*INT(DEC2BIN([.O38])/10^2)" office:value-type="float" office:value="1" calcext:value-type="float">
            <text:p>1</text:p>
          </table:table-cell>
          <table:table-cell table:style-name="ce748" table:formula="of:=INT(DEC2BIN([.O38])/10^0)-10*INT(DEC2BIN([.O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38])/10^7)" office:value-type="float" office:value="1" calcext:value-type="float">
            <text:p>1</text:p>
          </table:table-cell>
          <table:table-cell table:style-name="ce748" table:formula="of:=INT(DEC2BIN([.X38])/10^6)-10*INT(DEC2BIN([.X38])/10^7)" office:value-type="float" office:value="1" calcext:value-type="float">
            <text:p>1</text:p>
          </table:table-cell>
          <table:table-cell table:style-name="ce748" table:formula="of:=INT(DEC2BIN([.X38])/10^5)-10*INT(DEC2BIN([.X38])/10^6)" office:value-type="float" office:value="1" calcext:value-type="float">
            <text:p>1</text:p>
          </table:table-cell>
          <table:table-cell table:style-name="ce748" table:formula="of:=INT(DEC2BIN([.X38])/10^4)-10*INT(DEC2BIN([.X38])/10^5)" office:value-type="float" office:value="1" calcext:value-type="float">
            <text:p>1</text:p>
          </table:table-cell>
          <table:table-cell table:style-name="ce748" table:formula="of:=INT(DEC2BIN([.X38])/10^3)-10*INT(DEC2BIN([.X38])/10^4)" office:value-type="float" office:value="1" calcext:value-type="float">
            <text:p>1</text:p>
          </table:table-cell>
          <table:table-cell table:style-name="ce748" table:formula="of:=INT(DEC2BIN([.X38])/10^2)-10*INT(DEC2BIN([.X38])/10^3)" office:value-type="float" office:value="1" calcext:value-type="float">
            <text:p>1</text:p>
          </table:table-cell>
          <table:table-cell table:style-name="ce748" table:formula="of:=INT(DEC2BIN([.X38])/10^1)-10*INT(DEC2BIN([.X38])/10^2)" office:value-type="float" office:value="1" calcext:value-type="float">
            <text:p>1</text:p>
          </table:table-cell>
          <table:table-cell table:style-name="ce748" table:formula="of:=INT(DEC2BIN([.X38])/10^0)-10*INT(DEC2BIN([.X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38])/10^7)" office:value-type="float" office:value="1" calcext:value-type="float">
            <text:p>1</text:p>
          </table:table-cell>
          <table:table-cell table:style-name="ce748" table:formula="of:=INT(DEC2BIN([.AG38])/10^6)-10*INT(DEC2BIN([.AG38])/10^7)" office:value-type="float" office:value="1" calcext:value-type="float">
            <text:p>1</text:p>
          </table:table-cell>
          <table:table-cell table:style-name="ce748" table:formula="of:=INT(DEC2BIN([.AG38])/10^5)-10*INT(DEC2BIN([.AG38])/10^6)" office:value-type="float" office:value="1" calcext:value-type="float">
            <text:p>1</text:p>
          </table:table-cell>
          <table:table-cell table:style-name="ce748" table:formula="of:=INT(DEC2BIN([.AG38])/10^4)-10*INT(DEC2BIN([.AG38])/10^5)" office:value-type="float" office:value="1" calcext:value-type="float">
            <text:p>1</text:p>
          </table:table-cell>
          <table:table-cell table:style-name="ce748" table:formula="of:=INT(DEC2BIN([.AG38])/10^3)-10*INT(DEC2BIN([.AG38])/10^4)" office:value-type="float" office:value="1" calcext:value-type="float">
            <text:p>1</text:p>
          </table:table-cell>
          <table:table-cell table:style-name="ce748" table:formula="of:=INT(DEC2BIN([.AG38])/10^2)-10*INT(DEC2BIN([.AG38])/10^3)" office:value-type="float" office:value="1" calcext:value-type="float">
            <text:p>1</text:p>
          </table:table-cell>
          <table:table-cell table:style-name="ce748" table:formula="of:=INT(DEC2BIN([.AG38])/10^1)-10*INT(DEC2BIN([.AG38])/10^2)" office:value-type="float" office:value="0" calcext:value-type="float">
            <text:p>0</text:p>
          </table:table-cell>
          <table:table-cell table:style-name="ce748" table:formula="of:=INT(DEC2BIN([.AG38])/10^0)-10*INT(DEC2BIN([.AG3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38])/10^7)" office:value-type="float" office:value="0" calcext:value-type="float">
            <text:p>0</text:p>
          </table:table-cell>
          <table:table-cell table:style-name="ce748" table:formula="of:=INT(DEC2BIN([.AP38])/10^6)-10*INT(DEC2BIN([.AP38])/10^7)" office:value-type="float" office:value="0" calcext:value-type="float">
            <text:p>0</text:p>
          </table:table-cell>
          <table:table-cell table:style-name="ce748" table:formula="of:=INT(DEC2BIN([.AP38])/10^5)-10*INT(DEC2BIN([.AP38])/10^6)" office:value-type="float" office:value="0" calcext:value-type="float">
            <text:p>0</text:p>
          </table:table-cell>
          <table:table-cell table:style-name="ce748" table:formula="of:=INT(DEC2BIN([.AP38])/10^4)-10*INT(DEC2BIN([.AP38])/10^5)" office:value-type="float" office:value="0" calcext:value-type="float">
            <text:p>0</text:p>
          </table:table-cell>
          <table:table-cell table:style-name="ce748" table:formula="of:=INT(DEC2BIN([.AP38])/10^3)-10*INT(DEC2BIN([.AP38])/10^4)" office:value-type="float" office:value="0" calcext:value-type="float">
            <text:p>0</text:p>
          </table:table-cell>
          <table:table-cell table:style-name="ce748" table:formula="of:=INT(DEC2BIN([.AP38])/10^2)-10*INT(DEC2BIN([.AP38])/10^3)" office:value-type="float" office:value="0" calcext:value-type="float">
            <text:p>0</text:p>
          </table:table-cell>
          <table:table-cell table:style-name="ce748" table:formula="of:=INT(DEC2BIN([.AP38])/10^1)-10*INT(DEC2BIN([.AP38])/10^2)" office:value-type="float" office:value="0" calcext:value-type="float">
            <text:p>0</text:p>
          </table:table-cell>
          <table:table-cell table:style-name="ce715" table:formula="of:=INT(DEC2BIN([.AP38])/10^0)-10*INT(DEC2BIN([.AP38])/10^1)" office:value-type="float" office:value="0" calcext:value-type="float">
            <text:p>0</text:p>
          </table:table-cell>
          <table:table-cell table:style-name="ce373" table:formula="of:=COUNTIF([.AZ38:.CH38];&quot;1&quot;)" office:value-type="float" office:value="22" calcext:value-type="float">
            <text:p>/2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7" calcext:value-type="float">
            <text:p>17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39])/10^7)" office:value-type="float" office:value="1" calcext:value-type="float">
            <text:p>1</text:p>
          </table:table-cell>
          <table:table-cell table:style-name="ce748" table:formula="of:=INT(DEC2BIN([.O39])/10^6)-10*INT(DEC2BIN([.O39])/10^7)" office:value-type="float" office:value="1" calcext:value-type="float">
            <text:p>1</text:p>
          </table:table-cell>
          <table:table-cell table:style-name="ce748" table:formula="of:=INT(DEC2BIN([.O39])/10^5)-10*INT(DEC2BIN([.O39])/10^6)" office:value-type="float" office:value="1" calcext:value-type="float">
            <text:p>1</text:p>
          </table:table-cell>
          <table:table-cell table:style-name="ce748" table:formula="of:=INT(DEC2BIN([.O39])/10^4)-10*INT(DEC2BIN([.O39])/10^5)" office:value-type="float" office:value="1" calcext:value-type="float">
            <text:p>1</text:p>
          </table:table-cell>
          <table:table-cell table:style-name="ce748" table:formula="of:=INT(DEC2BIN([.O39])/10^3)-10*INT(DEC2BIN([.O39])/10^4)" office:value-type="float" office:value="1" calcext:value-type="float">
            <text:p>1</text:p>
          </table:table-cell>
          <table:table-cell table:style-name="ce748" table:formula="of:=INT(DEC2BIN([.O39])/10^2)-10*INT(DEC2BIN([.O39])/10^3)" office:value-type="float" office:value="1" calcext:value-type="float">
            <text:p>1</text:p>
          </table:table-cell>
          <table:table-cell table:style-name="ce748" table:formula="of:=INT(DEC2BIN([.O39])/10^1)-10*INT(DEC2BIN([.O39])/10^2)" office:value-type="float" office:value="1" calcext:value-type="float">
            <text:p>1</text:p>
          </table:table-cell>
          <table:table-cell table:style-name="ce748" table:formula="of:=INT(DEC2BIN([.O39])/10^0)-10*INT(DEC2BIN([.O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39])/10^7)" office:value-type="float" office:value="1" calcext:value-type="float">
            <text:p>1</text:p>
          </table:table-cell>
          <table:table-cell table:style-name="ce748" table:formula="of:=INT(DEC2BIN([.X39])/10^6)-10*INT(DEC2BIN([.X39])/10^7)" office:value-type="float" office:value="1" calcext:value-type="float">
            <text:p>1</text:p>
          </table:table-cell>
          <table:table-cell table:style-name="ce748" table:formula="of:=INT(DEC2BIN([.X39])/10^5)-10*INT(DEC2BIN([.X39])/10^6)" office:value-type="float" office:value="1" calcext:value-type="float">
            <text:p>1</text:p>
          </table:table-cell>
          <table:table-cell table:style-name="ce748" table:formula="of:=INT(DEC2BIN([.X39])/10^4)-10*INT(DEC2BIN([.X39])/10^5)" office:value-type="float" office:value="1" calcext:value-type="float">
            <text:p>1</text:p>
          </table:table-cell>
          <table:table-cell table:style-name="ce748" table:formula="of:=INT(DEC2BIN([.X39])/10^3)-10*INT(DEC2BIN([.X39])/10^4)" office:value-type="float" office:value="1" calcext:value-type="float">
            <text:p>1</text:p>
          </table:table-cell>
          <table:table-cell table:style-name="ce748" table:formula="of:=INT(DEC2BIN([.X39])/10^2)-10*INT(DEC2BIN([.X39])/10^3)" office:value-type="float" office:value="1" calcext:value-type="float">
            <text:p>1</text:p>
          </table:table-cell>
          <table:table-cell table:style-name="ce748" table:formula="of:=INT(DEC2BIN([.X39])/10^1)-10*INT(DEC2BIN([.X39])/10^2)" office:value-type="float" office:value="1" calcext:value-type="float">
            <text:p>1</text:p>
          </table:table-cell>
          <table:table-cell table:style-name="ce748" table:formula="of:=INT(DEC2BIN([.X39])/10^0)-10*INT(DEC2BIN([.X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39])/10^7)" office:value-type="float" office:value="1" calcext:value-type="float">
            <text:p>1</text:p>
          </table:table-cell>
          <table:table-cell table:style-name="ce748" table:formula="of:=INT(DEC2BIN([.AG39])/10^6)-10*INT(DEC2BIN([.AG39])/10^7)" office:value-type="float" office:value="1" calcext:value-type="float">
            <text:p>1</text:p>
          </table:table-cell>
          <table:table-cell table:style-name="ce748" table:formula="of:=INT(DEC2BIN([.AG39])/10^5)-10*INT(DEC2BIN([.AG39])/10^6)" office:value-type="float" office:value="1" calcext:value-type="float">
            <text:p>1</text:p>
          </table:table-cell>
          <table:table-cell table:style-name="ce748" table:formula="of:=INT(DEC2BIN([.AG39])/10^4)-10*INT(DEC2BIN([.AG39])/10^5)" office:value-type="float" office:value="1" calcext:value-type="float">
            <text:p>1</text:p>
          </table:table-cell>
          <table:table-cell table:style-name="ce748" table:formula="of:=INT(DEC2BIN([.AG39])/10^3)-10*INT(DEC2BIN([.AG39])/10^4)" office:value-type="float" office:value="1" calcext:value-type="float">
            <text:p>1</text:p>
          </table:table-cell>
          <table:table-cell table:style-name="ce748" table:formula="of:=INT(DEC2BIN([.AG39])/10^2)-10*INT(DEC2BIN([.AG39])/10^3)" office:value-type="float" office:value="1" calcext:value-type="float">
            <text:p>1</text:p>
          </table:table-cell>
          <table:table-cell table:style-name="ce748" table:formula="of:=INT(DEC2BIN([.AG39])/10^1)-10*INT(DEC2BIN([.AG39])/10^2)" office:value-type="float" office:value="1" calcext:value-type="float">
            <text:p>1</text:p>
          </table:table-cell>
          <table:table-cell table:style-name="ce748" table:formula="of:=INT(DEC2BIN([.AG39])/10^0)-10*INT(DEC2BIN([.AG3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39])/10^7)" office:value-type="float" office:value="0" calcext:value-type="float">
            <text:p>0</text:p>
          </table:table-cell>
          <table:table-cell table:style-name="ce748" table:formula="of:=INT(DEC2BIN([.AP39])/10^6)-10*INT(DEC2BIN([.AP39])/10^7)" office:value-type="float" office:value="0" calcext:value-type="float">
            <text:p>0</text:p>
          </table:table-cell>
          <table:table-cell table:style-name="ce748" table:formula="of:=INT(DEC2BIN([.AP39])/10^5)-10*INT(DEC2BIN([.AP39])/10^6)" office:value-type="float" office:value="0" calcext:value-type="float">
            <text:p>0</text:p>
          </table:table-cell>
          <table:table-cell table:style-name="ce748" table:formula="of:=INT(DEC2BIN([.AP39])/10^4)-10*INT(DEC2BIN([.AP39])/10^5)" office:value-type="float" office:value="0" calcext:value-type="float">
            <text:p>0</text:p>
          </table:table-cell>
          <table:table-cell table:style-name="ce748" table:formula="of:=INT(DEC2BIN([.AP39])/10^3)-10*INT(DEC2BIN([.AP39])/10^4)" office:value-type="float" office:value="0" calcext:value-type="float">
            <text:p>0</text:p>
          </table:table-cell>
          <table:table-cell table:style-name="ce748" table:formula="of:=INT(DEC2BIN([.AP39])/10^2)-10*INT(DEC2BIN([.AP39])/10^3)" office:value-type="float" office:value="0" calcext:value-type="float">
            <text:p>0</text:p>
          </table:table-cell>
          <table:table-cell table:style-name="ce748" table:formula="of:=INT(DEC2BIN([.AP39])/10^1)-10*INT(DEC2BIN([.AP39])/10^2)" office:value-type="float" office:value="0" calcext:value-type="float">
            <text:p>0</text:p>
          </table:table-cell>
          <table:table-cell table:style-name="ce715" table:formula="of:=INT(DEC2BIN([.AP39])/10^0)-10*INT(DEC2BIN([.AP39])/10^1)" office:value-type="float" office:value="0" calcext:value-type="float">
            <text:p>0</text:p>
          </table:table-cell>
          <table:table-cell table:style-name="ce373" table:formula="of:=COUNTIF([.AZ39:.CH39];&quot;1&quot;)" office:value-type="float" office:value="23" calcext:value-type="float">
            <text:p>/2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8" calcext:value-type="float">
            <text:p>18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40])/10^7)" office:value-type="float" office:value="1" calcext:value-type="float">
            <text:p>1</text:p>
          </table:table-cell>
          <table:table-cell table:style-name="ce748" table:formula="of:=INT(DEC2BIN([.O40])/10^6)-10*INT(DEC2BIN([.O40])/10^7)" office:value-type="float" office:value="1" calcext:value-type="float">
            <text:p>1</text:p>
          </table:table-cell>
          <table:table-cell table:style-name="ce748" table:formula="of:=INT(DEC2BIN([.O40])/10^5)-10*INT(DEC2BIN([.O40])/10^6)" office:value-type="float" office:value="1" calcext:value-type="float">
            <text:p>1</text:p>
          </table:table-cell>
          <table:table-cell table:style-name="ce748" table:formula="of:=INT(DEC2BIN([.O40])/10^4)-10*INT(DEC2BIN([.O40])/10^5)" office:value-type="float" office:value="1" calcext:value-type="float">
            <text:p>1</text:p>
          </table:table-cell>
          <table:table-cell table:style-name="ce748" table:formula="of:=INT(DEC2BIN([.O40])/10^3)-10*INT(DEC2BIN([.O40])/10^4)" office:value-type="float" office:value="1" calcext:value-type="float">
            <text:p>1</text:p>
          </table:table-cell>
          <table:table-cell table:style-name="ce748" table:formula="of:=INT(DEC2BIN([.O40])/10^2)-10*INT(DEC2BIN([.O40])/10^3)" office:value-type="float" office:value="1" calcext:value-type="float">
            <text:p>1</text:p>
          </table:table-cell>
          <table:table-cell table:style-name="ce748" table:formula="of:=INT(DEC2BIN([.O40])/10^1)-10*INT(DEC2BIN([.O40])/10^2)" office:value-type="float" office:value="1" calcext:value-type="float">
            <text:p>1</text:p>
          </table:table-cell>
          <table:table-cell table:style-name="ce748" table:formula="of:=INT(DEC2BIN([.O40])/10^0)-10*INT(DEC2BIN([.O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40])/10^7)" office:value-type="float" office:value="1" calcext:value-type="float">
            <text:p>1</text:p>
          </table:table-cell>
          <table:table-cell table:style-name="ce748" table:formula="of:=INT(DEC2BIN([.X40])/10^6)-10*INT(DEC2BIN([.X40])/10^7)" office:value-type="float" office:value="1" calcext:value-type="float">
            <text:p>1</text:p>
          </table:table-cell>
          <table:table-cell table:style-name="ce748" table:formula="of:=INT(DEC2BIN([.X40])/10^5)-10*INT(DEC2BIN([.X40])/10^6)" office:value-type="float" office:value="1" calcext:value-type="float">
            <text:p>1</text:p>
          </table:table-cell>
          <table:table-cell table:style-name="ce748" table:formula="of:=INT(DEC2BIN([.X40])/10^4)-10*INT(DEC2BIN([.X40])/10^5)" office:value-type="float" office:value="1" calcext:value-type="float">
            <text:p>1</text:p>
          </table:table-cell>
          <table:table-cell table:style-name="ce748" table:formula="of:=INT(DEC2BIN([.X40])/10^3)-10*INT(DEC2BIN([.X40])/10^4)" office:value-type="float" office:value="1" calcext:value-type="float">
            <text:p>1</text:p>
          </table:table-cell>
          <table:table-cell table:style-name="ce748" table:formula="of:=INT(DEC2BIN([.X40])/10^2)-10*INT(DEC2BIN([.X40])/10^3)" office:value-type="float" office:value="1" calcext:value-type="float">
            <text:p>1</text:p>
          </table:table-cell>
          <table:table-cell table:style-name="ce748" table:formula="of:=INT(DEC2BIN([.X40])/10^1)-10*INT(DEC2BIN([.X40])/10^2)" office:value-type="float" office:value="1" calcext:value-type="float">
            <text:p>1</text:p>
          </table:table-cell>
          <table:table-cell table:style-name="ce748" table:formula="of:=INT(DEC2BIN([.X40])/10^0)-10*INT(DEC2BIN([.X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40])/10^7)" office:value-type="float" office:value="1" calcext:value-type="float">
            <text:p>1</text:p>
          </table:table-cell>
          <table:table-cell table:style-name="ce748" table:formula="of:=INT(DEC2BIN([.AG40])/10^6)-10*INT(DEC2BIN([.AG40])/10^7)" office:value-type="float" office:value="1" calcext:value-type="float">
            <text:p>1</text:p>
          </table:table-cell>
          <table:table-cell table:style-name="ce748" table:formula="of:=INT(DEC2BIN([.AG40])/10^5)-10*INT(DEC2BIN([.AG40])/10^6)" office:value-type="float" office:value="1" calcext:value-type="float">
            <text:p>1</text:p>
          </table:table-cell>
          <table:table-cell table:style-name="ce748" table:formula="of:=INT(DEC2BIN([.AG40])/10^4)-10*INT(DEC2BIN([.AG40])/10^5)" office:value-type="float" office:value="1" calcext:value-type="float">
            <text:p>1</text:p>
          </table:table-cell>
          <table:table-cell table:style-name="ce748" table:formula="of:=INT(DEC2BIN([.AG40])/10^3)-10*INT(DEC2BIN([.AG40])/10^4)" office:value-type="float" office:value="1" calcext:value-type="float">
            <text:p>1</text:p>
          </table:table-cell>
          <table:table-cell table:style-name="ce748" table:formula="of:=INT(DEC2BIN([.AG40])/10^2)-10*INT(DEC2BIN([.AG40])/10^3)" office:value-type="float" office:value="1" calcext:value-type="float">
            <text:p>1</text:p>
          </table:table-cell>
          <table:table-cell table:style-name="ce748" table:formula="of:=INT(DEC2BIN([.AG40])/10^1)-10*INT(DEC2BIN([.AG40])/10^2)" office:value-type="float" office:value="1" calcext:value-type="float">
            <text:p>1</text:p>
          </table:table-cell>
          <table:table-cell table:style-name="ce748" table:formula="of:=INT(DEC2BIN([.AG40])/10^0)-10*INT(DEC2BIN([.AG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40])/10^7)" office:value-type="float" office:value="0" calcext:value-type="float">
            <text:p>0</text:p>
          </table:table-cell>
          <table:table-cell table:style-name="ce748" table:formula="of:=INT(DEC2BIN([.AP40])/10^6)-10*INT(DEC2BIN([.AP40])/10^7)" office:value-type="float" office:value="0" calcext:value-type="float">
            <text:p>0</text:p>
          </table:table-cell>
          <table:table-cell table:style-name="ce748" table:formula="of:=INT(DEC2BIN([.AP40])/10^5)-10*INT(DEC2BIN([.AP40])/10^6)" office:value-type="float" office:value="0" calcext:value-type="float">
            <text:p>0</text:p>
          </table:table-cell>
          <table:table-cell table:style-name="ce748" table:formula="of:=INT(DEC2BIN([.AP40])/10^4)-10*INT(DEC2BIN([.AP40])/10^5)" office:value-type="float" office:value="0" calcext:value-type="float">
            <text:p>0</text:p>
          </table:table-cell>
          <table:table-cell table:style-name="ce748" table:formula="of:=INT(DEC2BIN([.AP40])/10^3)-10*INT(DEC2BIN([.AP40])/10^4)" office:value-type="float" office:value="0" calcext:value-type="float">
            <text:p>0</text:p>
          </table:table-cell>
          <table:table-cell table:style-name="ce748" table:formula="of:=INT(DEC2BIN([.AP40])/10^2)-10*INT(DEC2BIN([.AP40])/10^3)" office:value-type="float" office:value="0" calcext:value-type="float">
            <text:p>0</text:p>
          </table:table-cell>
          <table:table-cell table:style-name="ce748" table:formula="of:=INT(DEC2BIN([.AP40])/10^1)-10*INT(DEC2BIN([.AP40])/10^2)" office:value-type="float" office:value="0" calcext:value-type="float">
            <text:p>0</text:p>
          </table:table-cell>
          <table:table-cell table:style-name="ce715" table:formula="of:=INT(DEC2BIN([.AP40])/10^0)-10*INT(DEC2BIN([.AP40])/10^1)" office:value-type="float" office:value="0" calcext:value-type="float">
            <text:p>0</text:p>
          </table:table-cell>
          <table:table-cell table:style-name="ce373" table:formula="of:=COUNTIF([.AZ40:.CH40];&quot;1&quot;)" office:value-type="float" office:value="24" calcext:value-type="float">
            <text:p>/2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19" calcext:value-type="float">
            <text:p>19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41])/10^7)" office:value-type="float" office:value="1" calcext:value-type="float">
            <text:p>1</text:p>
          </table:table-cell>
          <table:table-cell table:style-name="ce748" table:formula="of:=INT(DEC2BIN([.O41])/10^6)-10*INT(DEC2BIN([.O41])/10^7)" office:value-type="float" office:value="1" calcext:value-type="float">
            <text:p>1</text:p>
          </table:table-cell>
          <table:table-cell table:style-name="ce748" table:formula="of:=INT(DEC2BIN([.O41])/10^5)-10*INT(DEC2BIN([.O41])/10^6)" office:value-type="float" office:value="1" calcext:value-type="float">
            <text:p>1</text:p>
          </table:table-cell>
          <table:table-cell table:style-name="ce748" table:formula="of:=INT(DEC2BIN([.O41])/10^4)-10*INT(DEC2BIN([.O41])/10^5)" office:value-type="float" office:value="1" calcext:value-type="float">
            <text:p>1</text:p>
          </table:table-cell>
          <table:table-cell table:style-name="ce748" table:formula="of:=INT(DEC2BIN([.O41])/10^3)-10*INT(DEC2BIN([.O41])/10^4)" office:value-type="float" office:value="1" calcext:value-type="float">
            <text:p>1</text:p>
          </table:table-cell>
          <table:table-cell table:style-name="ce748" table:formula="of:=INT(DEC2BIN([.O41])/10^2)-10*INT(DEC2BIN([.O41])/10^3)" office:value-type="float" office:value="1" calcext:value-type="float">
            <text:p>1</text:p>
          </table:table-cell>
          <table:table-cell table:style-name="ce748" table:formula="of:=INT(DEC2BIN([.O41])/10^1)-10*INT(DEC2BIN([.O41])/10^2)" office:value-type="float" office:value="1" calcext:value-type="float">
            <text:p>1</text:p>
          </table:table-cell>
          <table:table-cell table:style-name="ce748" table:formula="of:=INT(DEC2BIN([.O41])/10^0)-10*INT(DEC2BIN([.O4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41])/10^7)" office:value-type="float" office:value="0" calcext:value-type="float">
            <text:p>0</text:p>
          </table:table-cell>
          <table:table-cell table:style-name="ce748" table:formula="of:=INT(DEC2BIN([.X41])/10^6)-10*INT(DEC2BIN([.X41])/10^7)" office:value-type="float" office:value="0" calcext:value-type="float">
            <text:p>0</text:p>
          </table:table-cell>
          <table:table-cell table:style-name="ce748" table:formula="of:=INT(DEC2BIN([.X41])/10^5)-10*INT(DEC2BIN([.X41])/10^6)" office:value-type="float" office:value="0" calcext:value-type="float">
            <text:p>0</text:p>
          </table:table-cell>
          <table:table-cell table:style-name="ce748" table:formula="of:=INT(DEC2BIN([.X41])/10^4)-10*INT(DEC2BIN([.X41])/10^5)" office:value-type="float" office:value="0" calcext:value-type="float">
            <text:p>0</text:p>
          </table:table-cell>
          <table:table-cell table:style-name="ce748" table:formula="of:=INT(DEC2BIN([.X41])/10^3)-10*INT(DEC2BIN([.X41])/10^4)" office:value-type="float" office:value="0" calcext:value-type="float">
            <text:p>0</text:p>
          </table:table-cell>
          <table:table-cell table:style-name="ce748" table:formula="of:=INT(DEC2BIN([.X41])/10^2)-10*INT(DEC2BIN([.X41])/10^3)" office:value-type="float" office:value="0" calcext:value-type="float">
            <text:p>0</text:p>
          </table:table-cell>
          <table:table-cell table:style-name="ce748" table:formula="of:=INT(DEC2BIN([.X41])/10^1)-10*INT(DEC2BIN([.X41])/10^2)" office:value-type="float" office:value="0" calcext:value-type="float">
            <text:p>0</text:p>
          </table:table-cell>
          <table:table-cell table:style-name="ce748" table:formula="of:=INT(DEC2BIN([.X41])/10^0)-10*INT(DEC2BIN([.X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41])/10^7)" office:value-type="float" office:value="0" calcext:value-type="float">
            <text:p>0</text:p>
          </table:table-cell>
          <table:table-cell table:style-name="ce748" table:formula="of:=INT(DEC2BIN([.AG41])/10^6)-10*INT(DEC2BIN([.AG41])/10^7)" office:value-type="float" office:value="0" calcext:value-type="float">
            <text:p>0</text:p>
          </table:table-cell>
          <table:table-cell table:style-name="ce748" table:formula="of:=INT(DEC2BIN([.AG41])/10^5)-10*INT(DEC2BIN([.AG41])/10^6)" office:value-type="float" office:value="0" calcext:value-type="float">
            <text:p>0</text:p>
          </table:table-cell>
          <table:table-cell table:style-name="ce748" table:formula="of:=INT(DEC2BIN([.AG41])/10^4)-10*INT(DEC2BIN([.AG41])/10^5)" office:value-type="float" office:value="0" calcext:value-type="float">
            <text:p>0</text:p>
          </table:table-cell>
          <table:table-cell table:style-name="ce748" table:formula="of:=INT(DEC2BIN([.AG41])/10^3)-10*INT(DEC2BIN([.AG41])/10^4)" office:value-type="float" office:value="0" calcext:value-type="float">
            <text:p>0</text:p>
          </table:table-cell>
          <table:table-cell table:style-name="ce748" table:formula="of:=INT(DEC2BIN([.AG41])/10^2)-10*INT(DEC2BIN([.AG41])/10^3)" office:value-type="float" office:value="0" calcext:value-type="float">
            <text:p>0</text:p>
          </table:table-cell>
          <table:table-cell table:style-name="ce748" table:formula="of:=INT(DEC2BIN([.AG41])/10^1)-10*INT(DEC2BIN([.AG41])/10^2)" office:value-type="float" office:value="0" calcext:value-type="float">
            <text:p>0</text:p>
          </table:table-cell>
          <table:table-cell table:style-name="ce748" table:formula="of:=INT(DEC2BIN([.AG41])/10^0)-10*INT(DEC2BIN([.AG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41])/10^7)" office:value-type="float" office:value="0" calcext:value-type="float">
            <text:p>0</text:p>
          </table:table-cell>
          <table:table-cell table:style-name="ce748" table:formula="of:=INT(DEC2BIN([.AP41])/10^6)-10*INT(DEC2BIN([.AP41])/10^7)" office:value-type="float" office:value="0" calcext:value-type="float">
            <text:p>0</text:p>
          </table:table-cell>
          <table:table-cell table:style-name="ce748" table:formula="of:=INT(DEC2BIN([.AP41])/10^5)-10*INT(DEC2BIN([.AP41])/10^6)" office:value-type="float" office:value="0" calcext:value-type="float">
            <text:p>0</text:p>
          </table:table-cell>
          <table:table-cell table:style-name="ce748" table:formula="of:=INT(DEC2BIN([.AP41])/10^4)-10*INT(DEC2BIN([.AP41])/10^5)" office:value-type="float" office:value="0" calcext:value-type="float">
            <text:p>0</text:p>
          </table:table-cell>
          <table:table-cell table:style-name="ce748" table:formula="of:=INT(DEC2BIN([.AP41])/10^3)-10*INT(DEC2BIN([.AP41])/10^4)" office:value-type="float" office:value="0" calcext:value-type="float">
            <text:p>0</text:p>
          </table:table-cell>
          <table:table-cell table:style-name="ce748" table:formula="of:=INT(DEC2BIN([.AP41])/10^2)-10*INT(DEC2BIN([.AP41])/10^3)" office:value-type="float" office:value="0" calcext:value-type="float">
            <text:p>0</text:p>
          </table:table-cell>
          <table:table-cell table:style-name="ce748" table:formula="of:=INT(DEC2BIN([.AP41])/10^1)-10*INT(DEC2BIN([.AP41])/10^2)" office:value-type="float" office:value="0" calcext:value-type="float">
            <text:p>0</text:p>
          </table:table-cell>
          <table:table-cell table:style-name="ce715" table:formula="of:=INT(DEC2BIN([.AP41])/10^0)-10*INT(DEC2BIN([.AP41])/10^1)" office:value-type="float" office:value="0" calcext:value-type="float">
            <text:p>0</text:p>
          </table:table-cell>
          <table:table-cell table:style-name="ce373" table:formula="of:=COUNTIF([.AZ41:.CH41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0" calcext:value-type="float">
            <text:p>20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42])/10^7)" office:value-type="float" office:value="1" calcext:value-type="float">
            <text:p>1</text:p>
          </table:table-cell>
          <table:table-cell table:style-name="ce748" table:formula="of:=INT(DEC2BIN([.O42])/10^6)-10*INT(DEC2BIN([.O42])/10^7)" office:value-type="float" office:value="1" calcext:value-type="float">
            <text:p>1</text:p>
          </table:table-cell>
          <table:table-cell table:style-name="ce748" table:formula="of:=INT(DEC2BIN([.O42])/10^5)-10*INT(DEC2BIN([.O42])/10^6)" office:value-type="float" office:value="1" calcext:value-type="float">
            <text:p>1</text:p>
          </table:table-cell>
          <table:table-cell table:style-name="ce748" table:formula="of:=INT(DEC2BIN([.O42])/10^4)-10*INT(DEC2BIN([.O42])/10^5)" office:value-type="float" office:value="1" calcext:value-type="float">
            <text:p>1</text:p>
          </table:table-cell>
          <table:table-cell table:style-name="ce748" table:formula="of:=INT(DEC2BIN([.O42])/10^3)-10*INT(DEC2BIN([.O42])/10^4)" office:value-type="float" office:value="1" calcext:value-type="float">
            <text:p>1</text:p>
          </table:table-cell>
          <table:table-cell table:style-name="ce748" table:formula="of:=INT(DEC2BIN([.O42])/10^2)-10*INT(DEC2BIN([.O42])/10^3)" office:value-type="float" office:value="1" calcext:value-type="float">
            <text:p>1</text:p>
          </table:table-cell>
          <table:table-cell table:style-name="ce748" table:formula="of:=INT(DEC2BIN([.O42])/10^1)-10*INT(DEC2BIN([.O42])/10^2)" office:value-type="float" office:value="1" calcext:value-type="float">
            <text:p>1</text:p>
          </table:table-cell>
          <table:table-cell table:style-name="ce748" table:formula="of:=INT(DEC2BIN([.O42])/10^0)-10*INT(DEC2BIN([.O4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42])/10^7)" office:value-type="float" office:value="1" calcext:value-type="float">
            <text:p>1</text:p>
          </table:table-cell>
          <table:table-cell table:style-name="ce748" table:formula="of:=INT(DEC2BIN([.X42])/10^6)-10*INT(DEC2BIN([.X42])/10^7)" office:value-type="float" office:value="0" calcext:value-type="float">
            <text:p>0</text:p>
          </table:table-cell>
          <table:table-cell table:style-name="ce748" table:formula="of:=INT(DEC2BIN([.X42])/10^5)-10*INT(DEC2BIN([.X42])/10^6)" office:value-type="float" office:value="0" calcext:value-type="float">
            <text:p>0</text:p>
          </table:table-cell>
          <table:table-cell table:style-name="ce748" table:formula="of:=INT(DEC2BIN([.X42])/10^4)-10*INT(DEC2BIN([.X42])/10^5)" office:value-type="float" office:value="0" calcext:value-type="float">
            <text:p>0</text:p>
          </table:table-cell>
          <table:table-cell table:style-name="ce748" table:formula="of:=INT(DEC2BIN([.X42])/10^3)-10*INT(DEC2BIN([.X42])/10^4)" office:value-type="float" office:value="0" calcext:value-type="float">
            <text:p>0</text:p>
          </table:table-cell>
          <table:table-cell table:style-name="ce748" table:formula="of:=INT(DEC2BIN([.X42])/10^2)-10*INT(DEC2BIN([.X42])/10^3)" office:value-type="float" office:value="0" calcext:value-type="float">
            <text:p>0</text:p>
          </table:table-cell>
          <table:table-cell table:style-name="ce748" table:formula="of:=INT(DEC2BIN([.X42])/10^1)-10*INT(DEC2BIN([.X42])/10^2)" office:value-type="float" office:value="0" calcext:value-type="float">
            <text:p>0</text:p>
          </table:table-cell>
          <table:table-cell table:style-name="ce748" table:formula="of:=INT(DEC2BIN([.X42])/10^0)-10*INT(DEC2BIN([.X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42])/10^7)" office:value-type="float" office:value="0" calcext:value-type="float">
            <text:p>0</text:p>
          </table:table-cell>
          <table:table-cell table:style-name="ce748" table:formula="of:=INT(DEC2BIN([.AG42])/10^6)-10*INT(DEC2BIN([.AG42])/10^7)" office:value-type="float" office:value="0" calcext:value-type="float">
            <text:p>0</text:p>
          </table:table-cell>
          <table:table-cell table:style-name="ce748" table:formula="of:=INT(DEC2BIN([.AG42])/10^5)-10*INT(DEC2BIN([.AG42])/10^6)" office:value-type="float" office:value="0" calcext:value-type="float">
            <text:p>0</text:p>
          </table:table-cell>
          <table:table-cell table:style-name="ce748" table:formula="of:=INT(DEC2BIN([.AG42])/10^4)-10*INT(DEC2BIN([.AG42])/10^5)" office:value-type="float" office:value="0" calcext:value-type="float">
            <text:p>0</text:p>
          </table:table-cell>
          <table:table-cell table:style-name="ce748" table:formula="of:=INT(DEC2BIN([.AG42])/10^3)-10*INT(DEC2BIN([.AG42])/10^4)" office:value-type="float" office:value="0" calcext:value-type="float">
            <text:p>0</text:p>
          </table:table-cell>
          <table:table-cell table:style-name="ce748" table:formula="of:=INT(DEC2BIN([.AG42])/10^2)-10*INT(DEC2BIN([.AG42])/10^3)" office:value-type="float" office:value="0" calcext:value-type="float">
            <text:p>0</text:p>
          </table:table-cell>
          <table:table-cell table:style-name="ce748" table:formula="of:=INT(DEC2BIN([.AG42])/10^1)-10*INT(DEC2BIN([.AG42])/10^2)" office:value-type="float" office:value="0" calcext:value-type="float">
            <text:p>0</text:p>
          </table:table-cell>
          <table:table-cell table:style-name="ce748" table:formula="of:=INT(DEC2BIN([.AG42])/10^0)-10*INT(DEC2BIN([.AG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42])/10^7)" office:value-type="float" office:value="0" calcext:value-type="float">
            <text:p>0</text:p>
          </table:table-cell>
          <table:table-cell table:style-name="ce748" table:formula="of:=INT(DEC2BIN([.AP42])/10^6)-10*INT(DEC2BIN([.AP42])/10^7)" office:value-type="float" office:value="0" calcext:value-type="float">
            <text:p>0</text:p>
          </table:table-cell>
          <table:table-cell table:style-name="ce748" table:formula="of:=INT(DEC2BIN([.AP42])/10^5)-10*INT(DEC2BIN([.AP42])/10^6)" office:value-type="float" office:value="0" calcext:value-type="float">
            <text:p>0</text:p>
          </table:table-cell>
          <table:table-cell table:style-name="ce748" table:formula="of:=INT(DEC2BIN([.AP42])/10^4)-10*INT(DEC2BIN([.AP42])/10^5)" office:value-type="float" office:value="0" calcext:value-type="float">
            <text:p>0</text:p>
          </table:table-cell>
          <table:table-cell table:style-name="ce748" table:formula="of:=INT(DEC2BIN([.AP42])/10^3)-10*INT(DEC2BIN([.AP42])/10^4)" office:value-type="float" office:value="0" calcext:value-type="float">
            <text:p>0</text:p>
          </table:table-cell>
          <table:table-cell table:style-name="ce748" table:formula="of:=INT(DEC2BIN([.AP42])/10^2)-10*INT(DEC2BIN([.AP42])/10^3)" office:value-type="float" office:value="0" calcext:value-type="float">
            <text:p>0</text:p>
          </table:table-cell>
          <table:table-cell table:style-name="ce748" table:formula="of:=INT(DEC2BIN([.AP42])/10^1)-10*INT(DEC2BIN([.AP42])/10^2)" office:value-type="float" office:value="0" calcext:value-type="float">
            <text:p>0</text:p>
          </table:table-cell>
          <table:table-cell table:style-name="ce715" table:formula="of:=INT(DEC2BIN([.AP42])/10^0)-10*INT(DEC2BIN([.AP42])/10^1)" office:value-type="float" office:value="0" calcext:value-type="float">
            <text:p>0</text:p>
          </table:table-cell>
          <table:table-cell table:style-name="ce373" table:formula="of:=COUNTIF([.AZ42:.CH42];&quot;1&quot;)" office:value-type="float" office:value="9" calcext:value-type="float">
            <text:p>/9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1" calcext:value-type="float">
            <text:p>21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43])/10^7)" office:value-type="float" office:value="1" calcext:value-type="float">
            <text:p>1</text:p>
          </table:table-cell>
          <table:table-cell table:style-name="ce748" table:formula="of:=INT(DEC2BIN([.O43])/10^6)-10*INT(DEC2BIN([.O43])/10^7)" office:value-type="float" office:value="1" calcext:value-type="float">
            <text:p>1</text:p>
          </table:table-cell>
          <table:table-cell table:style-name="ce748" table:formula="of:=INT(DEC2BIN([.O43])/10^5)-10*INT(DEC2BIN([.O43])/10^6)" office:value-type="float" office:value="1" calcext:value-type="float">
            <text:p>1</text:p>
          </table:table-cell>
          <table:table-cell table:style-name="ce748" table:formula="of:=INT(DEC2BIN([.O43])/10^4)-10*INT(DEC2BIN([.O43])/10^5)" office:value-type="float" office:value="1" calcext:value-type="float">
            <text:p>1</text:p>
          </table:table-cell>
          <table:table-cell table:style-name="ce748" table:formula="of:=INT(DEC2BIN([.O43])/10^3)-10*INT(DEC2BIN([.O43])/10^4)" office:value-type="float" office:value="1" calcext:value-type="float">
            <text:p>1</text:p>
          </table:table-cell>
          <table:table-cell table:style-name="ce748" table:formula="of:=INT(DEC2BIN([.O43])/10^2)-10*INT(DEC2BIN([.O43])/10^3)" office:value-type="float" office:value="1" calcext:value-type="float">
            <text:p>1</text:p>
          </table:table-cell>
          <table:table-cell table:style-name="ce748" table:formula="of:=INT(DEC2BIN([.O43])/10^1)-10*INT(DEC2BIN([.O43])/10^2)" office:value-type="float" office:value="1" calcext:value-type="float">
            <text:p>1</text:p>
          </table:table-cell>
          <table:table-cell table:style-name="ce748" table:formula="of:=INT(DEC2BIN([.O43])/10^0)-10*INT(DEC2BIN([.O4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43])/10^7)" office:value-type="float" office:value="1" calcext:value-type="float">
            <text:p>1</text:p>
          </table:table-cell>
          <table:table-cell table:style-name="ce748" table:formula="of:=INT(DEC2BIN([.X43])/10^6)-10*INT(DEC2BIN([.X43])/10^7)" office:value-type="float" office:value="1" calcext:value-type="float">
            <text:p>1</text:p>
          </table:table-cell>
          <table:table-cell table:style-name="ce748" table:formula="of:=INT(DEC2BIN([.X43])/10^5)-10*INT(DEC2BIN([.X43])/10^6)" office:value-type="float" office:value="0" calcext:value-type="float">
            <text:p>0</text:p>
          </table:table-cell>
          <table:table-cell table:style-name="ce748" table:formula="of:=INT(DEC2BIN([.X43])/10^4)-10*INT(DEC2BIN([.X43])/10^5)" office:value-type="float" office:value="0" calcext:value-type="float">
            <text:p>0</text:p>
          </table:table-cell>
          <table:table-cell table:style-name="ce748" table:formula="of:=INT(DEC2BIN([.X43])/10^3)-10*INT(DEC2BIN([.X43])/10^4)" office:value-type="float" office:value="0" calcext:value-type="float">
            <text:p>0</text:p>
          </table:table-cell>
          <table:table-cell table:style-name="ce748" table:formula="of:=INT(DEC2BIN([.X43])/10^2)-10*INT(DEC2BIN([.X43])/10^3)" office:value-type="float" office:value="0" calcext:value-type="float">
            <text:p>0</text:p>
          </table:table-cell>
          <table:table-cell table:style-name="ce748" table:formula="of:=INT(DEC2BIN([.X43])/10^1)-10*INT(DEC2BIN([.X43])/10^2)" office:value-type="float" office:value="0" calcext:value-type="float">
            <text:p>0</text:p>
          </table:table-cell>
          <table:table-cell table:style-name="ce748" table:formula="of:=INT(DEC2BIN([.X43])/10^0)-10*INT(DEC2BIN([.X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43])/10^7)" office:value-type="float" office:value="0" calcext:value-type="float">
            <text:p>0</text:p>
          </table:table-cell>
          <table:table-cell table:style-name="ce748" table:formula="of:=INT(DEC2BIN([.AG43])/10^6)-10*INT(DEC2BIN([.AG43])/10^7)" office:value-type="float" office:value="0" calcext:value-type="float">
            <text:p>0</text:p>
          </table:table-cell>
          <table:table-cell table:style-name="ce748" table:formula="of:=INT(DEC2BIN([.AG43])/10^5)-10*INT(DEC2BIN([.AG43])/10^6)" office:value-type="float" office:value="0" calcext:value-type="float">
            <text:p>0</text:p>
          </table:table-cell>
          <table:table-cell table:style-name="ce748" table:formula="of:=INT(DEC2BIN([.AG43])/10^4)-10*INT(DEC2BIN([.AG43])/10^5)" office:value-type="float" office:value="0" calcext:value-type="float">
            <text:p>0</text:p>
          </table:table-cell>
          <table:table-cell table:style-name="ce748" table:formula="of:=INT(DEC2BIN([.AG43])/10^3)-10*INT(DEC2BIN([.AG43])/10^4)" office:value-type="float" office:value="0" calcext:value-type="float">
            <text:p>0</text:p>
          </table:table-cell>
          <table:table-cell table:style-name="ce748" table:formula="of:=INT(DEC2BIN([.AG43])/10^2)-10*INT(DEC2BIN([.AG43])/10^3)" office:value-type="float" office:value="0" calcext:value-type="float">
            <text:p>0</text:p>
          </table:table-cell>
          <table:table-cell table:style-name="ce748" table:formula="of:=INT(DEC2BIN([.AG43])/10^1)-10*INT(DEC2BIN([.AG43])/10^2)" office:value-type="float" office:value="0" calcext:value-type="float">
            <text:p>0</text:p>
          </table:table-cell>
          <table:table-cell table:style-name="ce748" table:formula="of:=INT(DEC2BIN([.AG43])/10^0)-10*INT(DEC2BIN([.AG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43])/10^7)" office:value-type="float" office:value="0" calcext:value-type="float">
            <text:p>0</text:p>
          </table:table-cell>
          <table:table-cell table:style-name="ce748" table:formula="of:=INT(DEC2BIN([.AP43])/10^6)-10*INT(DEC2BIN([.AP43])/10^7)" office:value-type="float" office:value="0" calcext:value-type="float">
            <text:p>0</text:p>
          </table:table-cell>
          <table:table-cell table:style-name="ce748" table:formula="of:=INT(DEC2BIN([.AP43])/10^5)-10*INT(DEC2BIN([.AP43])/10^6)" office:value-type="float" office:value="0" calcext:value-type="float">
            <text:p>0</text:p>
          </table:table-cell>
          <table:table-cell table:style-name="ce748" table:formula="of:=INT(DEC2BIN([.AP43])/10^4)-10*INT(DEC2BIN([.AP43])/10^5)" office:value-type="float" office:value="0" calcext:value-type="float">
            <text:p>0</text:p>
          </table:table-cell>
          <table:table-cell table:style-name="ce748" table:formula="of:=INT(DEC2BIN([.AP43])/10^3)-10*INT(DEC2BIN([.AP43])/10^4)" office:value-type="float" office:value="0" calcext:value-type="float">
            <text:p>0</text:p>
          </table:table-cell>
          <table:table-cell table:style-name="ce748" table:formula="of:=INT(DEC2BIN([.AP43])/10^2)-10*INT(DEC2BIN([.AP43])/10^3)" office:value-type="float" office:value="0" calcext:value-type="float">
            <text:p>0</text:p>
          </table:table-cell>
          <table:table-cell table:style-name="ce748" table:formula="of:=INT(DEC2BIN([.AP43])/10^1)-10*INT(DEC2BIN([.AP43])/10^2)" office:value-type="float" office:value="0" calcext:value-type="float">
            <text:p>0</text:p>
          </table:table-cell>
          <table:table-cell table:style-name="ce715" table:formula="of:=INT(DEC2BIN([.AP43])/10^0)-10*INT(DEC2BIN([.AP43])/10^1)" office:value-type="float" office:value="0" calcext:value-type="float">
            <text:p>0</text:p>
          </table:table-cell>
          <table:table-cell table:style-name="ce373" table:formula="of:=COUNTIF([.AZ43:.CH43];&quot;1&quot;)" office:value-type="float" office:value="10" calcext:value-type="float">
            <text:p>/10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2" calcext:value-type="float">
            <text:p>22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44])/10^7)" office:value-type="float" office:value="1" calcext:value-type="float">
            <text:p>1</text:p>
          </table:table-cell>
          <table:table-cell table:style-name="ce748" table:formula="of:=INT(DEC2BIN([.O44])/10^6)-10*INT(DEC2BIN([.O44])/10^7)" office:value-type="float" office:value="1" calcext:value-type="float">
            <text:p>1</text:p>
          </table:table-cell>
          <table:table-cell table:style-name="ce748" table:formula="of:=INT(DEC2BIN([.O44])/10^5)-10*INT(DEC2BIN([.O44])/10^6)" office:value-type="float" office:value="1" calcext:value-type="float">
            <text:p>1</text:p>
          </table:table-cell>
          <table:table-cell table:style-name="ce748" table:formula="of:=INT(DEC2BIN([.O44])/10^4)-10*INT(DEC2BIN([.O44])/10^5)" office:value-type="float" office:value="1" calcext:value-type="float">
            <text:p>1</text:p>
          </table:table-cell>
          <table:table-cell table:style-name="ce748" table:formula="of:=INT(DEC2BIN([.O44])/10^3)-10*INT(DEC2BIN([.O44])/10^4)" office:value-type="float" office:value="1" calcext:value-type="float">
            <text:p>1</text:p>
          </table:table-cell>
          <table:table-cell table:style-name="ce748" table:formula="of:=INT(DEC2BIN([.O44])/10^2)-10*INT(DEC2BIN([.O44])/10^3)" office:value-type="float" office:value="1" calcext:value-type="float">
            <text:p>1</text:p>
          </table:table-cell>
          <table:table-cell table:style-name="ce748" table:formula="of:=INT(DEC2BIN([.O44])/10^1)-10*INT(DEC2BIN([.O44])/10^2)" office:value-type="float" office:value="1" calcext:value-type="float">
            <text:p>1</text:p>
          </table:table-cell>
          <table:table-cell table:style-name="ce748" table:formula="of:=INT(DEC2BIN([.O44])/10^0)-10*INT(DEC2BIN([.O4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44])/10^7)" office:value-type="float" office:value="1" calcext:value-type="float">
            <text:p>1</text:p>
          </table:table-cell>
          <table:table-cell table:style-name="ce748" table:formula="of:=INT(DEC2BIN([.X44])/10^6)-10*INT(DEC2BIN([.X44])/10^7)" office:value-type="float" office:value="1" calcext:value-type="float">
            <text:p>1</text:p>
          </table:table-cell>
          <table:table-cell table:style-name="ce748" table:formula="of:=INT(DEC2BIN([.X44])/10^5)-10*INT(DEC2BIN([.X44])/10^6)" office:value-type="float" office:value="1" calcext:value-type="float">
            <text:p>1</text:p>
          </table:table-cell>
          <table:table-cell table:style-name="ce748" table:formula="of:=INT(DEC2BIN([.X44])/10^4)-10*INT(DEC2BIN([.X44])/10^5)" office:value-type="float" office:value="0" calcext:value-type="float">
            <text:p>0</text:p>
          </table:table-cell>
          <table:table-cell table:style-name="ce748" table:formula="of:=INT(DEC2BIN([.X44])/10^3)-10*INT(DEC2BIN([.X44])/10^4)" office:value-type="float" office:value="0" calcext:value-type="float">
            <text:p>0</text:p>
          </table:table-cell>
          <table:table-cell table:style-name="ce748" table:formula="of:=INT(DEC2BIN([.X44])/10^2)-10*INT(DEC2BIN([.X44])/10^3)" office:value-type="float" office:value="0" calcext:value-type="float">
            <text:p>0</text:p>
          </table:table-cell>
          <table:table-cell table:style-name="ce748" table:formula="of:=INT(DEC2BIN([.X44])/10^1)-10*INT(DEC2BIN([.X44])/10^2)" office:value-type="float" office:value="0" calcext:value-type="float">
            <text:p>0</text:p>
          </table:table-cell>
          <table:table-cell table:style-name="ce748" table:formula="of:=INT(DEC2BIN([.X44])/10^0)-10*INT(DEC2BIN([.X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44])/10^7)" office:value-type="float" office:value="0" calcext:value-type="float">
            <text:p>0</text:p>
          </table:table-cell>
          <table:table-cell table:style-name="ce748" table:formula="of:=INT(DEC2BIN([.AG44])/10^6)-10*INT(DEC2BIN([.AG44])/10^7)" office:value-type="float" office:value="0" calcext:value-type="float">
            <text:p>0</text:p>
          </table:table-cell>
          <table:table-cell table:style-name="ce748" table:formula="of:=INT(DEC2BIN([.AG44])/10^5)-10*INT(DEC2BIN([.AG44])/10^6)" office:value-type="float" office:value="0" calcext:value-type="float">
            <text:p>0</text:p>
          </table:table-cell>
          <table:table-cell table:style-name="ce748" table:formula="of:=INT(DEC2BIN([.AG44])/10^4)-10*INT(DEC2BIN([.AG44])/10^5)" office:value-type="float" office:value="0" calcext:value-type="float">
            <text:p>0</text:p>
          </table:table-cell>
          <table:table-cell table:style-name="ce748" table:formula="of:=INT(DEC2BIN([.AG44])/10^3)-10*INT(DEC2BIN([.AG44])/10^4)" office:value-type="float" office:value="0" calcext:value-type="float">
            <text:p>0</text:p>
          </table:table-cell>
          <table:table-cell table:style-name="ce748" table:formula="of:=INT(DEC2BIN([.AG44])/10^2)-10*INT(DEC2BIN([.AG44])/10^3)" office:value-type="float" office:value="0" calcext:value-type="float">
            <text:p>0</text:p>
          </table:table-cell>
          <table:table-cell table:style-name="ce748" table:formula="of:=INT(DEC2BIN([.AG44])/10^1)-10*INT(DEC2BIN([.AG44])/10^2)" office:value-type="float" office:value="0" calcext:value-type="float">
            <text:p>0</text:p>
          </table:table-cell>
          <table:table-cell table:style-name="ce748" table:formula="of:=INT(DEC2BIN([.AG44])/10^0)-10*INT(DEC2BIN([.AG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44])/10^7)" office:value-type="float" office:value="0" calcext:value-type="float">
            <text:p>0</text:p>
          </table:table-cell>
          <table:table-cell table:style-name="ce748" table:formula="of:=INT(DEC2BIN([.AP44])/10^6)-10*INT(DEC2BIN([.AP44])/10^7)" office:value-type="float" office:value="0" calcext:value-type="float">
            <text:p>0</text:p>
          </table:table-cell>
          <table:table-cell table:style-name="ce748" table:formula="of:=INT(DEC2BIN([.AP44])/10^5)-10*INT(DEC2BIN([.AP44])/10^6)" office:value-type="float" office:value="0" calcext:value-type="float">
            <text:p>0</text:p>
          </table:table-cell>
          <table:table-cell table:style-name="ce748" table:formula="of:=INT(DEC2BIN([.AP44])/10^4)-10*INT(DEC2BIN([.AP44])/10^5)" office:value-type="float" office:value="0" calcext:value-type="float">
            <text:p>0</text:p>
          </table:table-cell>
          <table:table-cell table:style-name="ce748" table:formula="of:=INT(DEC2BIN([.AP44])/10^3)-10*INT(DEC2BIN([.AP44])/10^4)" office:value-type="float" office:value="0" calcext:value-type="float">
            <text:p>0</text:p>
          </table:table-cell>
          <table:table-cell table:style-name="ce748" table:formula="of:=INT(DEC2BIN([.AP44])/10^2)-10*INT(DEC2BIN([.AP44])/10^3)" office:value-type="float" office:value="0" calcext:value-type="float">
            <text:p>0</text:p>
          </table:table-cell>
          <table:table-cell table:style-name="ce748" table:formula="of:=INT(DEC2BIN([.AP44])/10^1)-10*INT(DEC2BIN([.AP44])/10^2)" office:value-type="float" office:value="0" calcext:value-type="float">
            <text:p>0</text:p>
          </table:table-cell>
          <table:table-cell table:style-name="ce715" table:formula="of:=INT(DEC2BIN([.AP44])/10^0)-10*INT(DEC2BIN([.AP44])/10^1)" office:value-type="float" office:value="0" calcext:value-type="float">
            <text:p>0</text:p>
          </table:table-cell>
          <table:table-cell table:style-name="ce373" table:formula="of:=COUNTIF([.AZ44:.CH44];&quot;1&quot;)" office:value-type="float" office:value="11" calcext:value-type="float">
            <text:p>/1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3" calcext:value-type="float">
            <text:p>23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45])/10^7)" office:value-type="float" office:value="1" calcext:value-type="float">
            <text:p>1</text:p>
          </table:table-cell>
          <table:table-cell table:style-name="ce748" table:formula="of:=INT(DEC2BIN([.O45])/10^6)-10*INT(DEC2BIN([.O45])/10^7)" office:value-type="float" office:value="1" calcext:value-type="float">
            <text:p>1</text:p>
          </table:table-cell>
          <table:table-cell table:style-name="ce748" table:formula="of:=INT(DEC2BIN([.O45])/10^5)-10*INT(DEC2BIN([.O45])/10^6)" office:value-type="float" office:value="1" calcext:value-type="float">
            <text:p>1</text:p>
          </table:table-cell>
          <table:table-cell table:style-name="ce748" table:formula="of:=INT(DEC2BIN([.O45])/10^4)-10*INT(DEC2BIN([.O45])/10^5)" office:value-type="float" office:value="1" calcext:value-type="float">
            <text:p>1</text:p>
          </table:table-cell>
          <table:table-cell table:style-name="ce748" table:formula="of:=INT(DEC2BIN([.O45])/10^3)-10*INT(DEC2BIN([.O45])/10^4)" office:value-type="float" office:value="1" calcext:value-type="float">
            <text:p>1</text:p>
          </table:table-cell>
          <table:table-cell table:style-name="ce748" table:formula="of:=INT(DEC2BIN([.O45])/10^2)-10*INT(DEC2BIN([.O45])/10^3)" office:value-type="float" office:value="1" calcext:value-type="float">
            <text:p>1</text:p>
          </table:table-cell>
          <table:table-cell table:style-name="ce748" table:formula="of:=INT(DEC2BIN([.O45])/10^1)-10*INT(DEC2BIN([.O45])/10^2)" office:value-type="float" office:value="1" calcext:value-type="float">
            <text:p>1</text:p>
          </table:table-cell>
          <table:table-cell table:style-name="ce748" table:formula="of:=INT(DEC2BIN([.O45])/10^0)-10*INT(DEC2BIN([.O4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45])/10^7)" office:value-type="float" office:value="1" calcext:value-type="float">
            <text:p>1</text:p>
          </table:table-cell>
          <table:table-cell table:style-name="ce748" table:formula="of:=INT(DEC2BIN([.X45])/10^6)-10*INT(DEC2BIN([.X45])/10^7)" office:value-type="float" office:value="1" calcext:value-type="float">
            <text:p>1</text:p>
          </table:table-cell>
          <table:table-cell table:style-name="ce748" table:formula="of:=INT(DEC2BIN([.X45])/10^5)-10*INT(DEC2BIN([.X45])/10^6)" office:value-type="float" office:value="1" calcext:value-type="float">
            <text:p>1</text:p>
          </table:table-cell>
          <table:table-cell table:style-name="ce748" table:formula="of:=INT(DEC2BIN([.X45])/10^4)-10*INT(DEC2BIN([.X45])/10^5)" office:value-type="float" office:value="1" calcext:value-type="float">
            <text:p>1</text:p>
          </table:table-cell>
          <table:table-cell table:style-name="ce748" table:formula="of:=INT(DEC2BIN([.X45])/10^3)-10*INT(DEC2BIN([.X45])/10^4)" office:value-type="float" office:value="0" calcext:value-type="float">
            <text:p>0</text:p>
          </table:table-cell>
          <table:table-cell table:style-name="ce748" table:formula="of:=INT(DEC2BIN([.X45])/10^2)-10*INT(DEC2BIN([.X45])/10^3)" office:value-type="float" office:value="0" calcext:value-type="float">
            <text:p>0</text:p>
          </table:table-cell>
          <table:table-cell table:style-name="ce748" table:formula="of:=INT(DEC2BIN([.X45])/10^1)-10*INT(DEC2BIN([.X45])/10^2)" office:value-type="float" office:value="0" calcext:value-type="float">
            <text:p>0</text:p>
          </table:table-cell>
          <table:table-cell table:style-name="ce748" table:formula="of:=INT(DEC2BIN([.X45])/10^0)-10*INT(DEC2BIN([.X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45])/10^7)" office:value-type="float" office:value="0" calcext:value-type="float">
            <text:p>0</text:p>
          </table:table-cell>
          <table:table-cell table:style-name="ce748" table:formula="of:=INT(DEC2BIN([.AG45])/10^6)-10*INT(DEC2BIN([.AG45])/10^7)" office:value-type="float" office:value="0" calcext:value-type="float">
            <text:p>0</text:p>
          </table:table-cell>
          <table:table-cell table:style-name="ce748" table:formula="of:=INT(DEC2BIN([.AG45])/10^5)-10*INT(DEC2BIN([.AG45])/10^6)" office:value-type="float" office:value="0" calcext:value-type="float">
            <text:p>0</text:p>
          </table:table-cell>
          <table:table-cell table:style-name="ce748" table:formula="of:=INT(DEC2BIN([.AG45])/10^4)-10*INT(DEC2BIN([.AG45])/10^5)" office:value-type="float" office:value="0" calcext:value-type="float">
            <text:p>0</text:p>
          </table:table-cell>
          <table:table-cell table:style-name="ce748" table:formula="of:=INT(DEC2BIN([.AG45])/10^3)-10*INT(DEC2BIN([.AG45])/10^4)" office:value-type="float" office:value="0" calcext:value-type="float">
            <text:p>0</text:p>
          </table:table-cell>
          <table:table-cell table:style-name="ce748" table:formula="of:=INT(DEC2BIN([.AG45])/10^2)-10*INT(DEC2BIN([.AG45])/10^3)" office:value-type="float" office:value="0" calcext:value-type="float">
            <text:p>0</text:p>
          </table:table-cell>
          <table:table-cell table:style-name="ce748" table:formula="of:=INT(DEC2BIN([.AG45])/10^1)-10*INT(DEC2BIN([.AG45])/10^2)" office:value-type="float" office:value="0" calcext:value-type="float">
            <text:p>0</text:p>
          </table:table-cell>
          <table:table-cell table:style-name="ce748" table:formula="of:=INT(DEC2BIN([.AG45])/10^0)-10*INT(DEC2BIN([.AG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45])/10^7)" office:value-type="float" office:value="0" calcext:value-type="float">
            <text:p>0</text:p>
          </table:table-cell>
          <table:table-cell table:style-name="ce748" table:formula="of:=INT(DEC2BIN([.AP45])/10^6)-10*INT(DEC2BIN([.AP45])/10^7)" office:value-type="float" office:value="0" calcext:value-type="float">
            <text:p>0</text:p>
          </table:table-cell>
          <table:table-cell table:style-name="ce748" table:formula="of:=INT(DEC2BIN([.AP45])/10^5)-10*INT(DEC2BIN([.AP45])/10^6)" office:value-type="float" office:value="0" calcext:value-type="float">
            <text:p>0</text:p>
          </table:table-cell>
          <table:table-cell table:style-name="ce748" table:formula="of:=INT(DEC2BIN([.AP45])/10^4)-10*INT(DEC2BIN([.AP45])/10^5)" office:value-type="float" office:value="0" calcext:value-type="float">
            <text:p>0</text:p>
          </table:table-cell>
          <table:table-cell table:style-name="ce748" table:formula="of:=INT(DEC2BIN([.AP45])/10^3)-10*INT(DEC2BIN([.AP45])/10^4)" office:value-type="float" office:value="0" calcext:value-type="float">
            <text:p>0</text:p>
          </table:table-cell>
          <table:table-cell table:style-name="ce748" table:formula="of:=INT(DEC2BIN([.AP45])/10^2)-10*INT(DEC2BIN([.AP45])/10^3)" office:value-type="float" office:value="0" calcext:value-type="float">
            <text:p>0</text:p>
          </table:table-cell>
          <table:table-cell table:style-name="ce748" table:formula="of:=INT(DEC2BIN([.AP45])/10^1)-10*INT(DEC2BIN([.AP45])/10^2)" office:value-type="float" office:value="0" calcext:value-type="float">
            <text:p>0</text:p>
          </table:table-cell>
          <table:table-cell table:style-name="ce715" table:formula="of:=INT(DEC2BIN([.AP45])/10^0)-10*INT(DEC2BIN([.AP45])/10^1)" office:value-type="float" office:value="0" calcext:value-type="float">
            <text:p>0</text:p>
          </table:table-cell>
          <table:table-cell table:style-name="ce373" table:formula="of:=COUNTIF([.AZ45:.CH45];&quot;1&quot;)" office:value-type="float" office:value="12" calcext:value-type="float">
            <text:p>/1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4" calcext:value-type="float">
            <text:p>24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46])/10^7)" office:value-type="float" office:value="1" calcext:value-type="float">
            <text:p>1</text:p>
          </table:table-cell>
          <table:table-cell table:style-name="ce748" table:formula="of:=INT(DEC2BIN([.O46])/10^6)-10*INT(DEC2BIN([.O46])/10^7)" office:value-type="float" office:value="1" calcext:value-type="float">
            <text:p>1</text:p>
          </table:table-cell>
          <table:table-cell table:style-name="ce748" table:formula="of:=INT(DEC2BIN([.O46])/10^5)-10*INT(DEC2BIN([.O46])/10^6)" office:value-type="float" office:value="1" calcext:value-type="float">
            <text:p>1</text:p>
          </table:table-cell>
          <table:table-cell table:style-name="ce748" table:formula="of:=INT(DEC2BIN([.O46])/10^4)-10*INT(DEC2BIN([.O46])/10^5)" office:value-type="float" office:value="1" calcext:value-type="float">
            <text:p>1</text:p>
          </table:table-cell>
          <table:table-cell table:style-name="ce748" table:formula="of:=INT(DEC2BIN([.O46])/10^3)-10*INT(DEC2BIN([.O46])/10^4)" office:value-type="float" office:value="1" calcext:value-type="float">
            <text:p>1</text:p>
          </table:table-cell>
          <table:table-cell table:style-name="ce748" table:formula="of:=INT(DEC2BIN([.O46])/10^2)-10*INT(DEC2BIN([.O46])/10^3)" office:value-type="float" office:value="1" calcext:value-type="float">
            <text:p>1</text:p>
          </table:table-cell>
          <table:table-cell table:style-name="ce748" table:formula="of:=INT(DEC2BIN([.O46])/10^1)-10*INT(DEC2BIN([.O46])/10^2)" office:value-type="float" office:value="1" calcext:value-type="float">
            <text:p>1</text:p>
          </table:table-cell>
          <table:table-cell table:style-name="ce748" table:formula="of:=INT(DEC2BIN([.O46])/10^0)-10*INT(DEC2BIN([.O4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46])/10^7)" office:value-type="float" office:value="1" calcext:value-type="float">
            <text:p>1</text:p>
          </table:table-cell>
          <table:table-cell table:style-name="ce748" table:formula="of:=INT(DEC2BIN([.X46])/10^6)-10*INT(DEC2BIN([.X46])/10^7)" office:value-type="float" office:value="1" calcext:value-type="float">
            <text:p>1</text:p>
          </table:table-cell>
          <table:table-cell table:style-name="ce748" table:formula="of:=INT(DEC2BIN([.X46])/10^5)-10*INT(DEC2BIN([.X46])/10^6)" office:value-type="float" office:value="1" calcext:value-type="float">
            <text:p>1</text:p>
          </table:table-cell>
          <table:table-cell table:style-name="ce748" table:formula="of:=INT(DEC2BIN([.X46])/10^4)-10*INT(DEC2BIN([.X46])/10^5)" office:value-type="float" office:value="1" calcext:value-type="float">
            <text:p>1</text:p>
          </table:table-cell>
          <table:table-cell table:style-name="ce748" table:formula="of:=INT(DEC2BIN([.X46])/10^3)-10*INT(DEC2BIN([.X46])/10^4)" office:value-type="float" office:value="1" calcext:value-type="float">
            <text:p>1</text:p>
          </table:table-cell>
          <table:table-cell table:style-name="ce748" table:formula="of:=INT(DEC2BIN([.X46])/10^2)-10*INT(DEC2BIN([.X46])/10^3)" office:value-type="float" office:value="0" calcext:value-type="float">
            <text:p>0</text:p>
          </table:table-cell>
          <table:table-cell table:style-name="ce748" table:formula="of:=INT(DEC2BIN([.X46])/10^1)-10*INT(DEC2BIN([.X46])/10^2)" office:value-type="float" office:value="0" calcext:value-type="float">
            <text:p>0</text:p>
          </table:table-cell>
          <table:table-cell table:style-name="ce748" table:formula="of:=INT(DEC2BIN([.X46])/10^0)-10*INT(DEC2BIN([.X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46])/10^7)" office:value-type="float" office:value="0" calcext:value-type="float">
            <text:p>0</text:p>
          </table:table-cell>
          <table:table-cell table:style-name="ce748" table:formula="of:=INT(DEC2BIN([.AG46])/10^6)-10*INT(DEC2BIN([.AG46])/10^7)" office:value-type="float" office:value="0" calcext:value-type="float">
            <text:p>0</text:p>
          </table:table-cell>
          <table:table-cell table:style-name="ce748" table:formula="of:=INT(DEC2BIN([.AG46])/10^5)-10*INT(DEC2BIN([.AG46])/10^6)" office:value-type="float" office:value="0" calcext:value-type="float">
            <text:p>0</text:p>
          </table:table-cell>
          <table:table-cell table:style-name="ce748" table:formula="of:=INT(DEC2BIN([.AG46])/10^4)-10*INT(DEC2BIN([.AG46])/10^5)" office:value-type="float" office:value="0" calcext:value-type="float">
            <text:p>0</text:p>
          </table:table-cell>
          <table:table-cell table:style-name="ce748" table:formula="of:=INT(DEC2BIN([.AG46])/10^3)-10*INT(DEC2BIN([.AG46])/10^4)" office:value-type="float" office:value="0" calcext:value-type="float">
            <text:p>0</text:p>
          </table:table-cell>
          <table:table-cell table:style-name="ce748" table:formula="of:=INT(DEC2BIN([.AG46])/10^2)-10*INT(DEC2BIN([.AG46])/10^3)" office:value-type="float" office:value="0" calcext:value-type="float">
            <text:p>0</text:p>
          </table:table-cell>
          <table:table-cell table:style-name="ce748" table:formula="of:=INT(DEC2BIN([.AG46])/10^1)-10*INT(DEC2BIN([.AG46])/10^2)" office:value-type="float" office:value="0" calcext:value-type="float">
            <text:p>0</text:p>
          </table:table-cell>
          <table:table-cell table:style-name="ce748" table:formula="of:=INT(DEC2BIN([.AG46])/10^0)-10*INT(DEC2BIN([.AG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46])/10^7)" office:value-type="float" office:value="0" calcext:value-type="float">
            <text:p>0</text:p>
          </table:table-cell>
          <table:table-cell table:style-name="ce748" table:formula="of:=INT(DEC2BIN([.AP46])/10^6)-10*INT(DEC2BIN([.AP46])/10^7)" office:value-type="float" office:value="0" calcext:value-type="float">
            <text:p>0</text:p>
          </table:table-cell>
          <table:table-cell table:style-name="ce748" table:formula="of:=INT(DEC2BIN([.AP46])/10^5)-10*INT(DEC2BIN([.AP46])/10^6)" office:value-type="float" office:value="0" calcext:value-type="float">
            <text:p>0</text:p>
          </table:table-cell>
          <table:table-cell table:style-name="ce748" table:formula="of:=INT(DEC2BIN([.AP46])/10^4)-10*INT(DEC2BIN([.AP46])/10^5)" office:value-type="float" office:value="0" calcext:value-type="float">
            <text:p>0</text:p>
          </table:table-cell>
          <table:table-cell table:style-name="ce748" table:formula="of:=INT(DEC2BIN([.AP46])/10^3)-10*INT(DEC2BIN([.AP46])/10^4)" office:value-type="float" office:value="0" calcext:value-type="float">
            <text:p>0</text:p>
          </table:table-cell>
          <table:table-cell table:style-name="ce748" table:formula="of:=INT(DEC2BIN([.AP46])/10^2)-10*INT(DEC2BIN([.AP46])/10^3)" office:value-type="float" office:value="0" calcext:value-type="float">
            <text:p>0</text:p>
          </table:table-cell>
          <table:table-cell table:style-name="ce748" table:formula="of:=INT(DEC2BIN([.AP46])/10^1)-10*INT(DEC2BIN([.AP46])/10^2)" office:value-type="float" office:value="0" calcext:value-type="float">
            <text:p>0</text:p>
          </table:table-cell>
          <table:table-cell table:style-name="ce715" table:formula="of:=INT(DEC2BIN([.AP46])/10^0)-10*INT(DEC2BIN([.AP46])/10^1)" office:value-type="float" office:value="0" calcext:value-type="float">
            <text:p>0</text:p>
          </table:table-cell>
          <table:table-cell table:style-name="ce373" table:formula="of:=COUNTIF([.AZ46:.CH46];&quot;1&quot;)" office:value-type="float" office:value="13" calcext:value-type="float">
            <text:p>/1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5" calcext:value-type="float">
            <text:p>25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47])/10^7)" office:value-type="float" office:value="1" calcext:value-type="float">
            <text:p>1</text:p>
          </table:table-cell>
          <table:table-cell table:style-name="ce748" table:formula="of:=INT(DEC2BIN([.O47])/10^6)-10*INT(DEC2BIN([.O47])/10^7)" office:value-type="float" office:value="1" calcext:value-type="float">
            <text:p>1</text:p>
          </table:table-cell>
          <table:table-cell table:style-name="ce748" table:formula="of:=INT(DEC2BIN([.O47])/10^5)-10*INT(DEC2BIN([.O47])/10^6)" office:value-type="float" office:value="1" calcext:value-type="float">
            <text:p>1</text:p>
          </table:table-cell>
          <table:table-cell table:style-name="ce748" table:formula="of:=INT(DEC2BIN([.O47])/10^4)-10*INT(DEC2BIN([.O47])/10^5)" office:value-type="float" office:value="1" calcext:value-type="float">
            <text:p>1</text:p>
          </table:table-cell>
          <table:table-cell table:style-name="ce748" table:formula="of:=INT(DEC2BIN([.O47])/10^3)-10*INT(DEC2BIN([.O47])/10^4)" office:value-type="float" office:value="1" calcext:value-type="float">
            <text:p>1</text:p>
          </table:table-cell>
          <table:table-cell table:style-name="ce748" table:formula="of:=INT(DEC2BIN([.O47])/10^2)-10*INT(DEC2BIN([.O47])/10^3)" office:value-type="float" office:value="1" calcext:value-type="float">
            <text:p>1</text:p>
          </table:table-cell>
          <table:table-cell table:style-name="ce748" table:formula="of:=INT(DEC2BIN([.O47])/10^1)-10*INT(DEC2BIN([.O47])/10^2)" office:value-type="float" office:value="1" calcext:value-type="float">
            <text:p>1</text:p>
          </table:table-cell>
          <table:table-cell table:style-name="ce748" table:formula="of:=INT(DEC2BIN([.O47])/10^0)-10*INT(DEC2BIN([.O4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47])/10^7)" office:value-type="float" office:value="1" calcext:value-type="float">
            <text:p>1</text:p>
          </table:table-cell>
          <table:table-cell table:style-name="ce748" table:formula="of:=INT(DEC2BIN([.X47])/10^6)-10*INT(DEC2BIN([.X47])/10^7)" office:value-type="float" office:value="1" calcext:value-type="float">
            <text:p>1</text:p>
          </table:table-cell>
          <table:table-cell table:style-name="ce748" table:formula="of:=INT(DEC2BIN([.X47])/10^5)-10*INT(DEC2BIN([.X47])/10^6)" office:value-type="float" office:value="1" calcext:value-type="float">
            <text:p>1</text:p>
          </table:table-cell>
          <table:table-cell table:style-name="ce748" table:formula="of:=INT(DEC2BIN([.X47])/10^4)-10*INT(DEC2BIN([.X47])/10^5)" office:value-type="float" office:value="1" calcext:value-type="float">
            <text:p>1</text:p>
          </table:table-cell>
          <table:table-cell table:style-name="ce748" table:formula="of:=INT(DEC2BIN([.X47])/10^3)-10*INT(DEC2BIN([.X47])/10^4)" office:value-type="float" office:value="1" calcext:value-type="float">
            <text:p>1</text:p>
          </table:table-cell>
          <table:table-cell table:style-name="ce748" table:formula="of:=INT(DEC2BIN([.X47])/10^2)-10*INT(DEC2BIN([.X47])/10^3)" office:value-type="float" office:value="1" calcext:value-type="float">
            <text:p>1</text:p>
          </table:table-cell>
          <table:table-cell table:style-name="ce748" table:formula="of:=INT(DEC2BIN([.X47])/10^1)-10*INT(DEC2BIN([.X47])/10^2)" office:value-type="float" office:value="0" calcext:value-type="float">
            <text:p>0</text:p>
          </table:table-cell>
          <table:table-cell table:style-name="ce748" table:formula="of:=INT(DEC2BIN([.X47])/10^0)-10*INT(DEC2BIN([.X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47])/10^7)" office:value-type="float" office:value="0" calcext:value-type="float">
            <text:p>0</text:p>
          </table:table-cell>
          <table:table-cell table:style-name="ce748" table:formula="of:=INT(DEC2BIN([.AG47])/10^6)-10*INT(DEC2BIN([.AG47])/10^7)" office:value-type="float" office:value="0" calcext:value-type="float">
            <text:p>0</text:p>
          </table:table-cell>
          <table:table-cell table:style-name="ce748" table:formula="of:=INT(DEC2BIN([.AG47])/10^5)-10*INT(DEC2BIN([.AG47])/10^6)" office:value-type="float" office:value="0" calcext:value-type="float">
            <text:p>0</text:p>
          </table:table-cell>
          <table:table-cell table:style-name="ce748" table:formula="of:=INT(DEC2BIN([.AG47])/10^4)-10*INT(DEC2BIN([.AG47])/10^5)" office:value-type="float" office:value="0" calcext:value-type="float">
            <text:p>0</text:p>
          </table:table-cell>
          <table:table-cell table:style-name="ce748" table:formula="of:=INT(DEC2BIN([.AG47])/10^3)-10*INT(DEC2BIN([.AG47])/10^4)" office:value-type="float" office:value="0" calcext:value-type="float">
            <text:p>0</text:p>
          </table:table-cell>
          <table:table-cell table:style-name="ce748" table:formula="of:=INT(DEC2BIN([.AG47])/10^2)-10*INT(DEC2BIN([.AG47])/10^3)" office:value-type="float" office:value="0" calcext:value-type="float">
            <text:p>0</text:p>
          </table:table-cell>
          <table:table-cell table:style-name="ce748" table:formula="of:=INT(DEC2BIN([.AG47])/10^1)-10*INT(DEC2BIN([.AG47])/10^2)" office:value-type="float" office:value="0" calcext:value-type="float">
            <text:p>0</text:p>
          </table:table-cell>
          <table:table-cell table:style-name="ce748" table:formula="of:=INT(DEC2BIN([.AG47])/10^0)-10*INT(DEC2BIN([.AG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47])/10^7)" office:value-type="float" office:value="0" calcext:value-type="float">
            <text:p>0</text:p>
          </table:table-cell>
          <table:table-cell table:style-name="ce748" table:formula="of:=INT(DEC2BIN([.AP47])/10^6)-10*INT(DEC2BIN([.AP47])/10^7)" office:value-type="float" office:value="0" calcext:value-type="float">
            <text:p>0</text:p>
          </table:table-cell>
          <table:table-cell table:style-name="ce748" table:formula="of:=INT(DEC2BIN([.AP47])/10^5)-10*INT(DEC2BIN([.AP47])/10^6)" office:value-type="float" office:value="0" calcext:value-type="float">
            <text:p>0</text:p>
          </table:table-cell>
          <table:table-cell table:style-name="ce748" table:formula="of:=INT(DEC2BIN([.AP47])/10^4)-10*INT(DEC2BIN([.AP47])/10^5)" office:value-type="float" office:value="0" calcext:value-type="float">
            <text:p>0</text:p>
          </table:table-cell>
          <table:table-cell table:style-name="ce748" table:formula="of:=INT(DEC2BIN([.AP47])/10^3)-10*INT(DEC2BIN([.AP47])/10^4)" office:value-type="float" office:value="0" calcext:value-type="float">
            <text:p>0</text:p>
          </table:table-cell>
          <table:table-cell table:style-name="ce748" table:formula="of:=INT(DEC2BIN([.AP47])/10^2)-10*INT(DEC2BIN([.AP47])/10^3)" office:value-type="float" office:value="0" calcext:value-type="float">
            <text:p>0</text:p>
          </table:table-cell>
          <table:table-cell table:style-name="ce748" table:formula="of:=INT(DEC2BIN([.AP47])/10^1)-10*INT(DEC2BIN([.AP47])/10^2)" office:value-type="float" office:value="0" calcext:value-type="float">
            <text:p>0</text:p>
          </table:table-cell>
          <table:table-cell table:style-name="ce715" table:formula="of:=INT(DEC2BIN([.AP47])/10^0)-10*INT(DEC2BIN([.AP47])/10^1)" office:value-type="float" office:value="0" calcext:value-type="float">
            <text:p>0</text:p>
          </table:table-cell>
          <table:table-cell table:style-name="ce373" table:formula="of:=COUNTIF([.AZ47:.CH47];&quot;1&quot;)" office:value-type="float" office:value="14" calcext:value-type="float">
            <text:p>/1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6" calcext:value-type="float">
            <text:p>26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48])/10^7)" office:value-type="float" office:value="1" calcext:value-type="float">
            <text:p>1</text:p>
          </table:table-cell>
          <table:table-cell table:style-name="ce748" table:formula="of:=INT(DEC2BIN([.O48])/10^6)-10*INT(DEC2BIN([.O48])/10^7)" office:value-type="float" office:value="1" calcext:value-type="float">
            <text:p>1</text:p>
          </table:table-cell>
          <table:table-cell table:style-name="ce748" table:formula="of:=INT(DEC2BIN([.O48])/10^5)-10*INT(DEC2BIN([.O48])/10^6)" office:value-type="float" office:value="1" calcext:value-type="float">
            <text:p>1</text:p>
          </table:table-cell>
          <table:table-cell table:style-name="ce748" table:formula="of:=INT(DEC2BIN([.O48])/10^4)-10*INT(DEC2BIN([.O48])/10^5)" office:value-type="float" office:value="1" calcext:value-type="float">
            <text:p>1</text:p>
          </table:table-cell>
          <table:table-cell table:style-name="ce748" table:formula="of:=INT(DEC2BIN([.O48])/10^3)-10*INT(DEC2BIN([.O48])/10^4)" office:value-type="float" office:value="1" calcext:value-type="float">
            <text:p>1</text:p>
          </table:table-cell>
          <table:table-cell table:style-name="ce748" table:formula="of:=INT(DEC2BIN([.O48])/10^2)-10*INT(DEC2BIN([.O48])/10^3)" office:value-type="float" office:value="1" calcext:value-type="float">
            <text:p>1</text:p>
          </table:table-cell>
          <table:table-cell table:style-name="ce748" table:formula="of:=INT(DEC2BIN([.O48])/10^1)-10*INT(DEC2BIN([.O48])/10^2)" office:value-type="float" office:value="1" calcext:value-type="float">
            <text:p>1</text:p>
          </table:table-cell>
          <table:table-cell table:style-name="ce748" table:formula="of:=INT(DEC2BIN([.O48])/10^0)-10*INT(DEC2BIN([.O4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48])/10^7)" office:value-type="float" office:value="1" calcext:value-type="float">
            <text:p>1</text:p>
          </table:table-cell>
          <table:table-cell table:style-name="ce748" table:formula="of:=INT(DEC2BIN([.X48])/10^6)-10*INT(DEC2BIN([.X48])/10^7)" office:value-type="float" office:value="1" calcext:value-type="float">
            <text:p>1</text:p>
          </table:table-cell>
          <table:table-cell table:style-name="ce748" table:formula="of:=INT(DEC2BIN([.X48])/10^5)-10*INT(DEC2BIN([.X48])/10^6)" office:value-type="float" office:value="1" calcext:value-type="float">
            <text:p>1</text:p>
          </table:table-cell>
          <table:table-cell table:style-name="ce748" table:formula="of:=INT(DEC2BIN([.X48])/10^4)-10*INT(DEC2BIN([.X48])/10^5)" office:value-type="float" office:value="1" calcext:value-type="float">
            <text:p>1</text:p>
          </table:table-cell>
          <table:table-cell table:style-name="ce748" table:formula="of:=INT(DEC2BIN([.X48])/10^3)-10*INT(DEC2BIN([.X48])/10^4)" office:value-type="float" office:value="1" calcext:value-type="float">
            <text:p>1</text:p>
          </table:table-cell>
          <table:table-cell table:style-name="ce748" table:formula="of:=INT(DEC2BIN([.X48])/10^2)-10*INT(DEC2BIN([.X48])/10^3)" office:value-type="float" office:value="1" calcext:value-type="float">
            <text:p>1</text:p>
          </table:table-cell>
          <table:table-cell table:style-name="ce748" table:formula="of:=INT(DEC2BIN([.X48])/10^1)-10*INT(DEC2BIN([.X48])/10^2)" office:value-type="float" office:value="1" calcext:value-type="float">
            <text:p>1</text:p>
          </table:table-cell>
          <table:table-cell table:style-name="ce748" table:formula="of:=INT(DEC2BIN([.X48])/10^0)-10*INT(DEC2BIN([.X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48])/10^7)" office:value-type="float" office:value="0" calcext:value-type="float">
            <text:p>0</text:p>
          </table:table-cell>
          <table:table-cell table:style-name="ce748" table:formula="of:=INT(DEC2BIN([.AG48])/10^6)-10*INT(DEC2BIN([.AG48])/10^7)" office:value-type="float" office:value="0" calcext:value-type="float">
            <text:p>0</text:p>
          </table:table-cell>
          <table:table-cell table:style-name="ce748" table:formula="of:=INT(DEC2BIN([.AG48])/10^5)-10*INT(DEC2BIN([.AG48])/10^6)" office:value-type="float" office:value="0" calcext:value-type="float">
            <text:p>0</text:p>
          </table:table-cell>
          <table:table-cell table:style-name="ce748" table:formula="of:=INT(DEC2BIN([.AG48])/10^4)-10*INT(DEC2BIN([.AG48])/10^5)" office:value-type="float" office:value="0" calcext:value-type="float">
            <text:p>0</text:p>
          </table:table-cell>
          <table:table-cell table:style-name="ce748" table:formula="of:=INT(DEC2BIN([.AG48])/10^3)-10*INT(DEC2BIN([.AG48])/10^4)" office:value-type="float" office:value="0" calcext:value-type="float">
            <text:p>0</text:p>
          </table:table-cell>
          <table:table-cell table:style-name="ce748" table:formula="of:=INT(DEC2BIN([.AG48])/10^2)-10*INT(DEC2BIN([.AG48])/10^3)" office:value-type="float" office:value="0" calcext:value-type="float">
            <text:p>0</text:p>
          </table:table-cell>
          <table:table-cell table:style-name="ce748" table:formula="of:=INT(DEC2BIN([.AG48])/10^1)-10*INT(DEC2BIN([.AG48])/10^2)" office:value-type="float" office:value="0" calcext:value-type="float">
            <text:p>0</text:p>
          </table:table-cell>
          <table:table-cell table:style-name="ce748" table:formula="of:=INT(DEC2BIN([.AG48])/10^0)-10*INT(DEC2BIN([.AG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48])/10^7)" office:value-type="float" office:value="0" calcext:value-type="float">
            <text:p>0</text:p>
          </table:table-cell>
          <table:table-cell table:style-name="ce748" table:formula="of:=INT(DEC2BIN([.AP48])/10^6)-10*INT(DEC2BIN([.AP48])/10^7)" office:value-type="float" office:value="0" calcext:value-type="float">
            <text:p>0</text:p>
          </table:table-cell>
          <table:table-cell table:style-name="ce748" table:formula="of:=INT(DEC2BIN([.AP48])/10^5)-10*INT(DEC2BIN([.AP48])/10^6)" office:value-type="float" office:value="0" calcext:value-type="float">
            <text:p>0</text:p>
          </table:table-cell>
          <table:table-cell table:style-name="ce748" table:formula="of:=INT(DEC2BIN([.AP48])/10^4)-10*INT(DEC2BIN([.AP48])/10^5)" office:value-type="float" office:value="0" calcext:value-type="float">
            <text:p>0</text:p>
          </table:table-cell>
          <table:table-cell table:style-name="ce748" table:formula="of:=INT(DEC2BIN([.AP48])/10^3)-10*INT(DEC2BIN([.AP48])/10^4)" office:value-type="float" office:value="0" calcext:value-type="float">
            <text:p>0</text:p>
          </table:table-cell>
          <table:table-cell table:style-name="ce748" table:formula="of:=INT(DEC2BIN([.AP48])/10^2)-10*INT(DEC2BIN([.AP48])/10^3)" office:value-type="float" office:value="0" calcext:value-type="float">
            <text:p>0</text:p>
          </table:table-cell>
          <table:table-cell table:style-name="ce748" table:formula="of:=INT(DEC2BIN([.AP48])/10^1)-10*INT(DEC2BIN([.AP48])/10^2)" office:value-type="float" office:value="0" calcext:value-type="float">
            <text:p>0</text:p>
          </table:table-cell>
          <table:table-cell table:style-name="ce715" table:formula="of:=INT(DEC2BIN([.AP48])/10^0)-10*INT(DEC2BIN([.AP48])/10^1)" office:value-type="float" office:value="0" calcext:value-type="float">
            <text:p>0</text:p>
          </table:table-cell>
          <table:table-cell table:style-name="ce373" table:formula="of:=COUNTIF([.AZ48:.CH48];&quot;1&quot;)" office:value-type="float" office:value="15" calcext:value-type="float">
            <text:p>/15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7" calcext:value-type="float">
            <text:p>27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49])/10^7)" office:value-type="float" office:value="1" calcext:value-type="float">
            <text:p>1</text:p>
          </table:table-cell>
          <table:table-cell table:style-name="ce748" table:formula="of:=INT(DEC2BIN([.O49])/10^6)-10*INT(DEC2BIN([.O49])/10^7)" office:value-type="float" office:value="1" calcext:value-type="float">
            <text:p>1</text:p>
          </table:table-cell>
          <table:table-cell table:style-name="ce748" table:formula="of:=INT(DEC2BIN([.O49])/10^5)-10*INT(DEC2BIN([.O49])/10^6)" office:value-type="float" office:value="1" calcext:value-type="float">
            <text:p>1</text:p>
          </table:table-cell>
          <table:table-cell table:style-name="ce748" table:formula="of:=INT(DEC2BIN([.O49])/10^4)-10*INT(DEC2BIN([.O49])/10^5)" office:value-type="float" office:value="1" calcext:value-type="float">
            <text:p>1</text:p>
          </table:table-cell>
          <table:table-cell table:style-name="ce748" table:formula="of:=INT(DEC2BIN([.O49])/10^3)-10*INT(DEC2BIN([.O49])/10^4)" office:value-type="float" office:value="1" calcext:value-type="float">
            <text:p>1</text:p>
          </table:table-cell>
          <table:table-cell table:style-name="ce748" table:formula="of:=INT(DEC2BIN([.O49])/10^2)-10*INT(DEC2BIN([.O49])/10^3)" office:value-type="float" office:value="1" calcext:value-type="float">
            <text:p>1</text:p>
          </table:table-cell>
          <table:table-cell table:style-name="ce748" table:formula="of:=INT(DEC2BIN([.O49])/10^1)-10*INT(DEC2BIN([.O49])/10^2)" office:value-type="float" office:value="1" calcext:value-type="float">
            <text:p>1</text:p>
          </table:table-cell>
          <table:table-cell table:style-name="ce748" table:formula="of:=INT(DEC2BIN([.O49])/10^0)-10*INT(DEC2BIN([.O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49])/10^7)" office:value-type="float" office:value="1" calcext:value-type="float">
            <text:p>1</text:p>
          </table:table-cell>
          <table:table-cell table:style-name="ce748" table:formula="of:=INT(DEC2BIN([.X49])/10^6)-10*INT(DEC2BIN([.X49])/10^7)" office:value-type="float" office:value="1" calcext:value-type="float">
            <text:p>1</text:p>
          </table:table-cell>
          <table:table-cell table:style-name="ce748" table:formula="of:=INT(DEC2BIN([.X49])/10^5)-10*INT(DEC2BIN([.X49])/10^6)" office:value-type="float" office:value="1" calcext:value-type="float">
            <text:p>1</text:p>
          </table:table-cell>
          <table:table-cell table:style-name="ce748" table:formula="of:=INT(DEC2BIN([.X49])/10^4)-10*INT(DEC2BIN([.X49])/10^5)" office:value-type="float" office:value="1" calcext:value-type="float">
            <text:p>1</text:p>
          </table:table-cell>
          <table:table-cell table:style-name="ce748" table:formula="of:=INT(DEC2BIN([.X49])/10^3)-10*INT(DEC2BIN([.X49])/10^4)" office:value-type="float" office:value="1" calcext:value-type="float">
            <text:p>1</text:p>
          </table:table-cell>
          <table:table-cell table:style-name="ce748" table:formula="of:=INT(DEC2BIN([.X49])/10^2)-10*INT(DEC2BIN([.X49])/10^3)" office:value-type="float" office:value="1" calcext:value-type="float">
            <text:p>1</text:p>
          </table:table-cell>
          <table:table-cell table:style-name="ce748" table:formula="of:=INT(DEC2BIN([.X49])/10^1)-10*INT(DEC2BIN([.X49])/10^2)" office:value-type="float" office:value="1" calcext:value-type="float">
            <text:p>1</text:p>
          </table:table-cell>
          <table:table-cell table:style-name="ce748" table:formula="of:=INT(DEC2BIN([.X49])/10^0)-10*INT(DEC2BIN([.X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49])/10^7)" office:value-type="float" office:value="0" calcext:value-type="float">
            <text:p>0</text:p>
          </table:table-cell>
          <table:table-cell table:style-name="ce748" table:formula="of:=INT(DEC2BIN([.AG49])/10^6)-10*INT(DEC2BIN([.AG49])/10^7)" office:value-type="float" office:value="0" calcext:value-type="float">
            <text:p>0</text:p>
          </table:table-cell>
          <table:table-cell table:style-name="ce748" table:formula="of:=INT(DEC2BIN([.AG49])/10^5)-10*INT(DEC2BIN([.AG49])/10^6)" office:value-type="float" office:value="0" calcext:value-type="float">
            <text:p>0</text:p>
          </table:table-cell>
          <table:table-cell table:style-name="ce748" table:formula="of:=INT(DEC2BIN([.AG49])/10^4)-10*INT(DEC2BIN([.AG49])/10^5)" office:value-type="float" office:value="0" calcext:value-type="float">
            <text:p>0</text:p>
          </table:table-cell>
          <table:table-cell table:style-name="ce748" table:formula="of:=INT(DEC2BIN([.AG49])/10^3)-10*INT(DEC2BIN([.AG49])/10^4)" office:value-type="float" office:value="0" calcext:value-type="float">
            <text:p>0</text:p>
          </table:table-cell>
          <table:table-cell table:style-name="ce748" table:formula="of:=INT(DEC2BIN([.AG49])/10^2)-10*INT(DEC2BIN([.AG49])/10^3)" office:value-type="float" office:value="0" calcext:value-type="float">
            <text:p>0</text:p>
          </table:table-cell>
          <table:table-cell table:style-name="ce748" table:formula="of:=INT(DEC2BIN([.AG49])/10^1)-10*INT(DEC2BIN([.AG49])/10^2)" office:value-type="float" office:value="0" calcext:value-type="float">
            <text:p>0</text:p>
          </table:table-cell>
          <table:table-cell table:style-name="ce748" table:formula="of:=INT(DEC2BIN([.AG49])/10^0)-10*INT(DEC2BIN([.AG4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49])/10^7)" office:value-type="float" office:value="0" calcext:value-type="float">
            <text:p>0</text:p>
          </table:table-cell>
          <table:table-cell table:style-name="ce748" table:formula="of:=INT(DEC2BIN([.AP49])/10^6)-10*INT(DEC2BIN([.AP49])/10^7)" office:value-type="float" office:value="0" calcext:value-type="float">
            <text:p>0</text:p>
          </table:table-cell>
          <table:table-cell table:style-name="ce748" table:formula="of:=INT(DEC2BIN([.AP49])/10^5)-10*INT(DEC2BIN([.AP49])/10^6)" office:value-type="float" office:value="0" calcext:value-type="float">
            <text:p>0</text:p>
          </table:table-cell>
          <table:table-cell table:style-name="ce748" table:formula="of:=INT(DEC2BIN([.AP49])/10^4)-10*INT(DEC2BIN([.AP49])/10^5)" office:value-type="float" office:value="0" calcext:value-type="float">
            <text:p>0</text:p>
          </table:table-cell>
          <table:table-cell table:style-name="ce748" table:formula="of:=INT(DEC2BIN([.AP49])/10^3)-10*INT(DEC2BIN([.AP49])/10^4)" office:value-type="float" office:value="0" calcext:value-type="float">
            <text:p>0</text:p>
          </table:table-cell>
          <table:table-cell table:style-name="ce748" table:formula="of:=INT(DEC2BIN([.AP49])/10^2)-10*INT(DEC2BIN([.AP49])/10^3)" office:value-type="float" office:value="0" calcext:value-type="float">
            <text:p>0</text:p>
          </table:table-cell>
          <table:table-cell table:style-name="ce748" table:formula="of:=INT(DEC2BIN([.AP49])/10^1)-10*INT(DEC2BIN([.AP49])/10^2)" office:value-type="float" office:value="0" calcext:value-type="float">
            <text:p>0</text:p>
          </table:table-cell>
          <table:table-cell table:style-name="ce715" table:formula="of:=INT(DEC2BIN([.AP49])/10^0)-10*INT(DEC2BIN([.AP49])/10^1)" office:value-type="float" office:value="0" calcext:value-type="float">
            <text:p>0</text:p>
          </table:table-cell>
          <table:table-cell table:style-name="ce373" table:formula="of:=COUNTIF([.AZ49:.CH49];&quot;1&quot;)" office:value-type="float" office:value="16" calcext:value-type="float">
            <text:p>/16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8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29" calcext:value-type="float">
            <text:p>29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50])/10^7)" office:value-type="float" office:value="1" calcext:value-type="float">
            <text:p>1</text:p>
          </table:table-cell>
          <table:table-cell table:style-name="ce748" table:formula="of:=INT(DEC2BIN([.O50])/10^6)-10*INT(DEC2BIN([.O50])/10^7)" office:value-type="float" office:value="0" calcext:value-type="float">
            <text:p>0</text:p>
          </table:table-cell>
          <table:table-cell table:style-name="ce748" table:formula="of:=INT(DEC2BIN([.O50])/10^5)-10*INT(DEC2BIN([.O50])/10^6)" office:value-type="float" office:value="0" calcext:value-type="float">
            <text:p>0</text:p>
          </table:table-cell>
          <table:table-cell table:style-name="ce748" table:formula="of:=INT(DEC2BIN([.O50])/10^4)-10*INT(DEC2BIN([.O50])/10^5)" office:value-type="float" office:value="0" calcext:value-type="float">
            <text:p>0</text:p>
          </table:table-cell>
          <table:table-cell table:style-name="ce748" table:formula="of:=INT(DEC2BIN([.O50])/10^3)-10*INT(DEC2BIN([.O50])/10^4)" office:value-type="float" office:value="0" calcext:value-type="float">
            <text:p>0</text:p>
          </table:table-cell>
          <table:table-cell table:style-name="ce748" table:formula="of:=INT(DEC2BIN([.O50])/10^2)-10*INT(DEC2BIN([.O50])/10^3)" office:value-type="float" office:value="0" calcext:value-type="float">
            <text:p>0</text:p>
          </table:table-cell>
          <table:table-cell table:style-name="ce748" table:formula="of:=INT(DEC2BIN([.O50])/10^1)-10*INT(DEC2BIN([.O50])/10^2)" office:value-type="float" office:value="0" calcext:value-type="float">
            <text:p>0</text:p>
          </table:table-cell>
          <table:table-cell table:style-name="ce748" table:formula="of:=INT(DEC2BIN([.O50])/10^0)-10*INT(DEC2BIN([.O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50])/10^7)" office:value-type="float" office:value="0" calcext:value-type="float">
            <text:p>0</text:p>
          </table:table-cell>
          <table:table-cell table:style-name="ce748" table:formula="of:=INT(DEC2BIN([.X50])/10^6)-10*INT(DEC2BIN([.X50])/10^7)" office:value-type="float" office:value="0" calcext:value-type="float">
            <text:p>0</text:p>
          </table:table-cell>
          <table:table-cell table:style-name="ce748" table:formula="of:=INT(DEC2BIN([.X50])/10^5)-10*INT(DEC2BIN([.X50])/10^6)" office:value-type="float" office:value="0" calcext:value-type="float">
            <text:p>0</text:p>
          </table:table-cell>
          <table:table-cell table:style-name="ce748" table:formula="of:=INT(DEC2BIN([.X50])/10^4)-10*INT(DEC2BIN([.X50])/10^5)" office:value-type="float" office:value="0" calcext:value-type="float">
            <text:p>0</text:p>
          </table:table-cell>
          <table:table-cell table:style-name="ce748" table:formula="of:=INT(DEC2BIN([.X50])/10^3)-10*INT(DEC2BIN([.X50])/10^4)" office:value-type="float" office:value="0" calcext:value-type="float">
            <text:p>0</text:p>
          </table:table-cell>
          <table:table-cell table:style-name="ce748" table:formula="of:=INT(DEC2BIN([.X50])/10^2)-10*INT(DEC2BIN([.X50])/10^3)" office:value-type="float" office:value="0" calcext:value-type="float">
            <text:p>0</text:p>
          </table:table-cell>
          <table:table-cell table:style-name="ce748" table:formula="of:=INT(DEC2BIN([.X50])/10^1)-10*INT(DEC2BIN([.X50])/10^2)" office:value-type="float" office:value="0" calcext:value-type="float">
            <text:p>0</text:p>
          </table:table-cell>
          <table:table-cell table:style-name="ce748" table:formula="of:=INT(DEC2BIN([.X50])/10^0)-10*INT(DEC2BIN([.X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50])/10^7)" office:value-type="float" office:value="0" calcext:value-type="float">
            <text:p>0</text:p>
          </table:table-cell>
          <table:table-cell table:style-name="ce748" table:formula="of:=INT(DEC2BIN([.AG50])/10^6)-10*INT(DEC2BIN([.AG50])/10^7)" office:value-type="float" office:value="0" calcext:value-type="float">
            <text:p>0</text:p>
          </table:table-cell>
          <table:table-cell table:style-name="ce748" table:formula="of:=INT(DEC2BIN([.AG50])/10^5)-10*INT(DEC2BIN([.AG50])/10^6)" office:value-type="float" office:value="0" calcext:value-type="float">
            <text:p>0</text:p>
          </table:table-cell>
          <table:table-cell table:style-name="ce748" table:formula="of:=INT(DEC2BIN([.AG50])/10^4)-10*INT(DEC2BIN([.AG50])/10^5)" office:value-type="float" office:value="0" calcext:value-type="float">
            <text:p>0</text:p>
          </table:table-cell>
          <table:table-cell table:style-name="ce748" table:formula="of:=INT(DEC2BIN([.AG50])/10^3)-10*INT(DEC2BIN([.AG50])/10^4)" office:value-type="float" office:value="0" calcext:value-type="float">
            <text:p>0</text:p>
          </table:table-cell>
          <table:table-cell table:style-name="ce748" table:formula="of:=INT(DEC2BIN([.AG50])/10^2)-10*INT(DEC2BIN([.AG50])/10^3)" office:value-type="float" office:value="0" calcext:value-type="float">
            <text:p>0</text:p>
          </table:table-cell>
          <table:table-cell table:style-name="ce748" table:formula="of:=INT(DEC2BIN([.AG50])/10^1)-10*INT(DEC2BIN([.AG50])/10^2)" office:value-type="float" office:value="0" calcext:value-type="float">
            <text:p>0</text:p>
          </table:table-cell>
          <table:table-cell table:style-name="ce748" table:formula="of:=INT(DEC2BIN([.AG50])/10^0)-10*INT(DEC2BIN([.AG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50])/10^7)" office:value-type="float" office:value="0" calcext:value-type="float">
            <text:p>0</text:p>
          </table:table-cell>
          <table:table-cell table:style-name="ce748" table:formula="of:=INT(DEC2BIN([.AP50])/10^6)-10*INT(DEC2BIN([.AP50])/10^7)" office:value-type="float" office:value="0" calcext:value-type="float">
            <text:p>0</text:p>
          </table:table-cell>
          <table:table-cell table:style-name="ce748" table:formula="of:=INT(DEC2BIN([.AP50])/10^5)-10*INT(DEC2BIN([.AP50])/10^6)" office:value-type="float" office:value="0" calcext:value-type="float">
            <text:p>0</text:p>
          </table:table-cell>
          <table:table-cell table:style-name="ce748" table:formula="of:=INT(DEC2BIN([.AP50])/10^4)-10*INT(DEC2BIN([.AP50])/10^5)" office:value-type="float" office:value="0" calcext:value-type="float">
            <text:p>0</text:p>
          </table:table-cell>
          <table:table-cell table:style-name="ce748" table:formula="of:=INT(DEC2BIN([.AP50])/10^3)-10*INT(DEC2BIN([.AP50])/10^4)" office:value-type="float" office:value="0" calcext:value-type="float">
            <text:p>0</text:p>
          </table:table-cell>
          <table:table-cell table:style-name="ce748" table:formula="of:=INT(DEC2BIN([.AP50])/10^2)-10*INT(DEC2BIN([.AP50])/10^3)" office:value-type="float" office:value="0" calcext:value-type="float">
            <text:p>0</text:p>
          </table:table-cell>
          <table:table-cell table:style-name="ce748" table:formula="of:=INT(DEC2BIN([.AP50])/10^1)-10*INT(DEC2BIN([.AP50])/10^2)" office:value-type="float" office:value="0" calcext:value-type="float">
            <text:p>0</text:p>
          </table:table-cell>
          <table:table-cell table:style-name="ce715" table:formula="of:=INT(DEC2BIN([.AP50])/10^0)-10*INT(DEC2BIN([.AP50])/10^1)" office:value-type="float" office:value="0" calcext:value-type="float">
            <text:p>0</text:p>
          </table:table-cell>
          <table:table-cell table:style-name="ce373" table:formula="of:=COUNTIF([.AZ50:.CH50];&quot;1&quot;)" office:value-type="float" office:value="1" calcext:value-type="float">
            <text:p>/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8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0" calcext:value-type="float">
            <text:p>30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51])/10^7)" office:value-type="float" office:value="1" calcext:value-type="float">
            <text:p>1</text:p>
          </table:table-cell>
          <table:table-cell table:style-name="ce748" table:formula="of:=INT(DEC2BIN([.O51])/10^6)-10*INT(DEC2BIN([.O51])/10^7)" office:value-type="float" office:value="1" calcext:value-type="float">
            <text:p>1</text:p>
          </table:table-cell>
          <table:table-cell table:style-name="ce748" table:formula="of:=INT(DEC2BIN([.O51])/10^5)-10*INT(DEC2BIN([.O51])/10^6)" office:value-type="float" office:value="0" calcext:value-type="float">
            <text:p>0</text:p>
          </table:table-cell>
          <table:table-cell table:style-name="ce748" table:formula="of:=INT(DEC2BIN([.O51])/10^4)-10*INT(DEC2BIN([.O51])/10^5)" office:value-type="float" office:value="0" calcext:value-type="float">
            <text:p>0</text:p>
          </table:table-cell>
          <table:table-cell table:style-name="ce748" table:formula="of:=INT(DEC2BIN([.O51])/10^3)-10*INT(DEC2BIN([.O51])/10^4)" office:value-type="float" office:value="0" calcext:value-type="float">
            <text:p>0</text:p>
          </table:table-cell>
          <table:table-cell table:style-name="ce748" table:formula="of:=INT(DEC2BIN([.O51])/10^2)-10*INT(DEC2BIN([.O51])/10^3)" office:value-type="float" office:value="0" calcext:value-type="float">
            <text:p>0</text:p>
          </table:table-cell>
          <table:table-cell table:style-name="ce748" table:formula="of:=INT(DEC2BIN([.O51])/10^1)-10*INT(DEC2BIN([.O51])/10^2)" office:value-type="float" office:value="0" calcext:value-type="float">
            <text:p>0</text:p>
          </table:table-cell>
          <table:table-cell table:style-name="ce748" table:formula="of:=INT(DEC2BIN([.O51])/10^0)-10*INT(DEC2BIN([.O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51])/10^7)" office:value-type="float" office:value="0" calcext:value-type="float">
            <text:p>0</text:p>
          </table:table-cell>
          <table:table-cell table:style-name="ce748" table:formula="of:=INT(DEC2BIN([.X51])/10^6)-10*INT(DEC2BIN([.X51])/10^7)" office:value-type="float" office:value="0" calcext:value-type="float">
            <text:p>0</text:p>
          </table:table-cell>
          <table:table-cell table:style-name="ce748" table:formula="of:=INT(DEC2BIN([.X51])/10^5)-10*INT(DEC2BIN([.X51])/10^6)" office:value-type="float" office:value="0" calcext:value-type="float">
            <text:p>0</text:p>
          </table:table-cell>
          <table:table-cell table:style-name="ce748" table:formula="of:=INT(DEC2BIN([.X51])/10^4)-10*INT(DEC2BIN([.X51])/10^5)" office:value-type="float" office:value="0" calcext:value-type="float">
            <text:p>0</text:p>
          </table:table-cell>
          <table:table-cell table:style-name="ce748" table:formula="of:=INT(DEC2BIN([.X51])/10^3)-10*INT(DEC2BIN([.X51])/10^4)" office:value-type="float" office:value="0" calcext:value-type="float">
            <text:p>0</text:p>
          </table:table-cell>
          <table:table-cell table:style-name="ce748" table:formula="of:=INT(DEC2BIN([.X51])/10^2)-10*INT(DEC2BIN([.X51])/10^3)" office:value-type="float" office:value="0" calcext:value-type="float">
            <text:p>0</text:p>
          </table:table-cell>
          <table:table-cell table:style-name="ce748" table:formula="of:=INT(DEC2BIN([.X51])/10^1)-10*INT(DEC2BIN([.X51])/10^2)" office:value-type="float" office:value="0" calcext:value-type="float">
            <text:p>0</text:p>
          </table:table-cell>
          <table:table-cell table:style-name="ce748" table:formula="of:=INT(DEC2BIN([.X51])/10^0)-10*INT(DEC2BIN([.X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51])/10^7)" office:value-type="float" office:value="0" calcext:value-type="float">
            <text:p>0</text:p>
          </table:table-cell>
          <table:table-cell table:style-name="ce748" table:formula="of:=INT(DEC2BIN([.AG51])/10^6)-10*INT(DEC2BIN([.AG51])/10^7)" office:value-type="float" office:value="0" calcext:value-type="float">
            <text:p>0</text:p>
          </table:table-cell>
          <table:table-cell table:style-name="ce748" table:formula="of:=INT(DEC2BIN([.AG51])/10^5)-10*INT(DEC2BIN([.AG51])/10^6)" office:value-type="float" office:value="0" calcext:value-type="float">
            <text:p>0</text:p>
          </table:table-cell>
          <table:table-cell table:style-name="ce748" table:formula="of:=INT(DEC2BIN([.AG51])/10^4)-10*INT(DEC2BIN([.AG51])/10^5)" office:value-type="float" office:value="0" calcext:value-type="float">
            <text:p>0</text:p>
          </table:table-cell>
          <table:table-cell table:style-name="ce748" table:formula="of:=INT(DEC2BIN([.AG51])/10^3)-10*INT(DEC2BIN([.AG51])/10^4)" office:value-type="float" office:value="0" calcext:value-type="float">
            <text:p>0</text:p>
          </table:table-cell>
          <table:table-cell table:style-name="ce748" table:formula="of:=INT(DEC2BIN([.AG51])/10^2)-10*INT(DEC2BIN([.AG51])/10^3)" office:value-type="float" office:value="0" calcext:value-type="float">
            <text:p>0</text:p>
          </table:table-cell>
          <table:table-cell table:style-name="ce748" table:formula="of:=INT(DEC2BIN([.AG51])/10^1)-10*INT(DEC2BIN([.AG51])/10^2)" office:value-type="float" office:value="0" calcext:value-type="float">
            <text:p>0</text:p>
          </table:table-cell>
          <table:table-cell table:style-name="ce748" table:formula="of:=INT(DEC2BIN([.AG51])/10^0)-10*INT(DEC2BIN([.AG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51])/10^7)" office:value-type="float" office:value="0" calcext:value-type="float">
            <text:p>0</text:p>
          </table:table-cell>
          <table:table-cell table:style-name="ce748" table:formula="of:=INT(DEC2BIN([.AP51])/10^6)-10*INT(DEC2BIN([.AP51])/10^7)" office:value-type="float" office:value="0" calcext:value-type="float">
            <text:p>0</text:p>
          </table:table-cell>
          <table:table-cell table:style-name="ce748" table:formula="of:=INT(DEC2BIN([.AP51])/10^5)-10*INT(DEC2BIN([.AP51])/10^6)" office:value-type="float" office:value="0" calcext:value-type="float">
            <text:p>0</text:p>
          </table:table-cell>
          <table:table-cell table:style-name="ce748" table:formula="of:=INT(DEC2BIN([.AP51])/10^4)-10*INT(DEC2BIN([.AP51])/10^5)" office:value-type="float" office:value="0" calcext:value-type="float">
            <text:p>0</text:p>
          </table:table-cell>
          <table:table-cell table:style-name="ce748" table:formula="of:=INT(DEC2BIN([.AP51])/10^3)-10*INT(DEC2BIN([.AP51])/10^4)" office:value-type="float" office:value="0" calcext:value-type="float">
            <text:p>0</text:p>
          </table:table-cell>
          <table:table-cell table:style-name="ce748" table:formula="of:=INT(DEC2BIN([.AP51])/10^2)-10*INT(DEC2BIN([.AP51])/10^3)" office:value-type="float" office:value="0" calcext:value-type="float">
            <text:p>0</text:p>
          </table:table-cell>
          <table:table-cell table:style-name="ce748" table:formula="of:=INT(DEC2BIN([.AP51])/10^1)-10*INT(DEC2BIN([.AP51])/10^2)" office:value-type="float" office:value="0" calcext:value-type="float">
            <text:p>0</text:p>
          </table:table-cell>
          <table:table-cell table:style-name="ce715" table:formula="of:=INT(DEC2BIN([.AP51])/10^0)-10*INT(DEC2BIN([.AP51])/10^1)" office:value-type="float" office:value="0" calcext:value-type="float">
            <text:p>0</text:p>
          </table:table-cell>
          <table:table-cell table:style-name="ce373" table:formula="of:=COUNTIF([.AZ51:.CH51];&quot;1&quot;)" office:value-type="float" office:value="2" calcext:value-type="float">
            <text:p>/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8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1" calcext:value-type="float">
            <text:p>31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52])/10^7)" office:value-type="float" office:value="1" calcext:value-type="float">
            <text:p>1</text:p>
          </table:table-cell>
          <table:table-cell table:style-name="ce748" table:formula="of:=INT(DEC2BIN([.O52])/10^6)-10*INT(DEC2BIN([.O52])/10^7)" office:value-type="float" office:value="1" calcext:value-type="float">
            <text:p>1</text:p>
          </table:table-cell>
          <table:table-cell table:style-name="ce748" table:formula="of:=INT(DEC2BIN([.O52])/10^5)-10*INT(DEC2BIN([.O52])/10^6)" office:value-type="float" office:value="1" calcext:value-type="float">
            <text:p>1</text:p>
          </table:table-cell>
          <table:table-cell table:style-name="ce748" table:formula="of:=INT(DEC2BIN([.O52])/10^4)-10*INT(DEC2BIN([.O52])/10^5)" office:value-type="float" office:value="0" calcext:value-type="float">
            <text:p>0</text:p>
          </table:table-cell>
          <table:table-cell table:style-name="ce748" table:formula="of:=INT(DEC2BIN([.O52])/10^3)-10*INT(DEC2BIN([.O52])/10^4)" office:value-type="float" office:value="0" calcext:value-type="float">
            <text:p>0</text:p>
          </table:table-cell>
          <table:table-cell table:style-name="ce748" table:formula="of:=INT(DEC2BIN([.O52])/10^2)-10*INT(DEC2BIN([.O52])/10^3)" office:value-type="float" office:value="0" calcext:value-type="float">
            <text:p>0</text:p>
          </table:table-cell>
          <table:table-cell table:style-name="ce748" table:formula="of:=INT(DEC2BIN([.O52])/10^1)-10*INT(DEC2BIN([.O52])/10^2)" office:value-type="float" office:value="0" calcext:value-type="float">
            <text:p>0</text:p>
          </table:table-cell>
          <table:table-cell table:style-name="ce748" table:formula="of:=INT(DEC2BIN([.O52])/10^0)-10*INT(DEC2BIN([.O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52])/10^7)" office:value-type="float" office:value="0" calcext:value-type="float">
            <text:p>0</text:p>
          </table:table-cell>
          <table:table-cell table:style-name="ce748" table:formula="of:=INT(DEC2BIN([.X52])/10^6)-10*INT(DEC2BIN([.X52])/10^7)" office:value-type="float" office:value="0" calcext:value-type="float">
            <text:p>0</text:p>
          </table:table-cell>
          <table:table-cell table:style-name="ce748" table:formula="of:=INT(DEC2BIN([.X52])/10^5)-10*INT(DEC2BIN([.X52])/10^6)" office:value-type="float" office:value="0" calcext:value-type="float">
            <text:p>0</text:p>
          </table:table-cell>
          <table:table-cell table:style-name="ce748" table:formula="of:=INT(DEC2BIN([.X52])/10^4)-10*INT(DEC2BIN([.X52])/10^5)" office:value-type="float" office:value="0" calcext:value-type="float">
            <text:p>0</text:p>
          </table:table-cell>
          <table:table-cell table:style-name="ce748" table:formula="of:=INT(DEC2BIN([.X52])/10^3)-10*INT(DEC2BIN([.X52])/10^4)" office:value-type="float" office:value="0" calcext:value-type="float">
            <text:p>0</text:p>
          </table:table-cell>
          <table:table-cell table:style-name="ce748" table:formula="of:=INT(DEC2BIN([.X52])/10^2)-10*INT(DEC2BIN([.X52])/10^3)" office:value-type="float" office:value="0" calcext:value-type="float">
            <text:p>0</text:p>
          </table:table-cell>
          <table:table-cell table:style-name="ce748" table:formula="of:=INT(DEC2BIN([.X52])/10^1)-10*INT(DEC2BIN([.X52])/10^2)" office:value-type="float" office:value="0" calcext:value-type="float">
            <text:p>0</text:p>
          </table:table-cell>
          <table:table-cell table:style-name="ce748" table:formula="of:=INT(DEC2BIN([.X52])/10^0)-10*INT(DEC2BIN([.X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52])/10^7)" office:value-type="float" office:value="0" calcext:value-type="float">
            <text:p>0</text:p>
          </table:table-cell>
          <table:table-cell table:style-name="ce748" table:formula="of:=INT(DEC2BIN([.AG52])/10^6)-10*INT(DEC2BIN([.AG52])/10^7)" office:value-type="float" office:value="0" calcext:value-type="float">
            <text:p>0</text:p>
          </table:table-cell>
          <table:table-cell table:style-name="ce748" table:formula="of:=INT(DEC2BIN([.AG52])/10^5)-10*INT(DEC2BIN([.AG52])/10^6)" office:value-type="float" office:value="0" calcext:value-type="float">
            <text:p>0</text:p>
          </table:table-cell>
          <table:table-cell table:style-name="ce748" table:formula="of:=INT(DEC2BIN([.AG52])/10^4)-10*INT(DEC2BIN([.AG52])/10^5)" office:value-type="float" office:value="0" calcext:value-type="float">
            <text:p>0</text:p>
          </table:table-cell>
          <table:table-cell table:style-name="ce748" table:formula="of:=INT(DEC2BIN([.AG52])/10^3)-10*INT(DEC2BIN([.AG52])/10^4)" office:value-type="float" office:value="0" calcext:value-type="float">
            <text:p>0</text:p>
          </table:table-cell>
          <table:table-cell table:style-name="ce748" table:formula="of:=INT(DEC2BIN([.AG52])/10^2)-10*INT(DEC2BIN([.AG52])/10^3)" office:value-type="float" office:value="0" calcext:value-type="float">
            <text:p>0</text:p>
          </table:table-cell>
          <table:table-cell table:style-name="ce748" table:formula="of:=INT(DEC2BIN([.AG52])/10^1)-10*INT(DEC2BIN([.AG52])/10^2)" office:value-type="float" office:value="0" calcext:value-type="float">
            <text:p>0</text:p>
          </table:table-cell>
          <table:table-cell table:style-name="ce748" table:formula="of:=INT(DEC2BIN([.AG52])/10^0)-10*INT(DEC2BIN([.AG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52])/10^7)" office:value-type="float" office:value="0" calcext:value-type="float">
            <text:p>0</text:p>
          </table:table-cell>
          <table:table-cell table:style-name="ce748" table:formula="of:=INT(DEC2BIN([.AP52])/10^6)-10*INT(DEC2BIN([.AP52])/10^7)" office:value-type="float" office:value="0" calcext:value-type="float">
            <text:p>0</text:p>
          </table:table-cell>
          <table:table-cell table:style-name="ce748" table:formula="of:=INT(DEC2BIN([.AP52])/10^5)-10*INT(DEC2BIN([.AP52])/10^6)" office:value-type="float" office:value="0" calcext:value-type="float">
            <text:p>0</text:p>
          </table:table-cell>
          <table:table-cell table:style-name="ce748" table:formula="of:=INT(DEC2BIN([.AP52])/10^4)-10*INT(DEC2BIN([.AP52])/10^5)" office:value-type="float" office:value="0" calcext:value-type="float">
            <text:p>0</text:p>
          </table:table-cell>
          <table:table-cell table:style-name="ce748" table:formula="of:=INT(DEC2BIN([.AP52])/10^3)-10*INT(DEC2BIN([.AP52])/10^4)" office:value-type="float" office:value="0" calcext:value-type="float">
            <text:p>0</text:p>
          </table:table-cell>
          <table:table-cell table:style-name="ce748" table:formula="of:=INT(DEC2BIN([.AP52])/10^2)-10*INT(DEC2BIN([.AP52])/10^3)" office:value-type="float" office:value="0" calcext:value-type="float">
            <text:p>0</text:p>
          </table:table-cell>
          <table:table-cell table:style-name="ce748" table:formula="of:=INT(DEC2BIN([.AP52])/10^1)-10*INT(DEC2BIN([.AP52])/10^2)" office:value-type="float" office:value="0" calcext:value-type="float">
            <text:p>0</text:p>
          </table:table-cell>
          <table:table-cell table:style-name="ce715" table:formula="of:=INT(DEC2BIN([.AP52])/10^0)-10*INT(DEC2BIN([.AP52])/10^1)" office:value-type="float" office:value="0" calcext:value-type="float">
            <text:p>0</text:p>
          </table:table-cell>
          <table:table-cell table:style-name="ce373" table:formula="of:=COUNTIF([.AZ52:.CH52];&quot;1&quot;)" office:value-type="float" office:value="3" calcext:value-type="float">
            <text:p>/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3" table:number-columns-repeated="5"/>
          <table:table-cell table:style-name="ce63" table:number-columns-repeated="2"/>
          <table:table-cell table:style-name="ce668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2" calcext:value-type="float">
            <text:p>32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53])/10^7)" office:value-type="float" office:value="1" calcext:value-type="float">
            <text:p>1</text:p>
          </table:table-cell>
          <table:table-cell table:style-name="ce748" table:formula="of:=INT(DEC2BIN([.O53])/10^6)-10*INT(DEC2BIN([.O53])/10^7)" office:value-type="float" office:value="1" calcext:value-type="float">
            <text:p>1</text:p>
          </table:table-cell>
          <table:table-cell table:style-name="ce748" table:formula="of:=INT(DEC2BIN([.O53])/10^5)-10*INT(DEC2BIN([.O53])/10^6)" office:value-type="float" office:value="1" calcext:value-type="float">
            <text:p>1</text:p>
          </table:table-cell>
          <table:table-cell table:style-name="ce748" table:formula="of:=INT(DEC2BIN([.O53])/10^4)-10*INT(DEC2BIN([.O53])/10^5)" office:value-type="float" office:value="1" calcext:value-type="float">
            <text:p>1</text:p>
          </table:table-cell>
          <table:table-cell table:style-name="ce748" table:formula="of:=INT(DEC2BIN([.O53])/10^3)-10*INT(DEC2BIN([.O53])/10^4)" office:value-type="float" office:value="0" calcext:value-type="float">
            <text:p>0</text:p>
          </table:table-cell>
          <table:table-cell table:style-name="ce748" table:formula="of:=INT(DEC2BIN([.O53])/10^2)-10*INT(DEC2BIN([.O53])/10^3)" office:value-type="float" office:value="0" calcext:value-type="float">
            <text:p>0</text:p>
          </table:table-cell>
          <table:table-cell table:style-name="ce748" table:formula="of:=INT(DEC2BIN([.O53])/10^1)-10*INT(DEC2BIN([.O53])/10^2)" office:value-type="float" office:value="0" calcext:value-type="float">
            <text:p>0</text:p>
          </table:table-cell>
          <table:table-cell table:style-name="ce748" table:formula="of:=INT(DEC2BIN([.O53])/10^0)-10*INT(DEC2BIN([.O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53])/10^7)" office:value-type="float" office:value="0" calcext:value-type="float">
            <text:p>0</text:p>
          </table:table-cell>
          <table:table-cell table:style-name="ce748" table:formula="of:=INT(DEC2BIN([.X53])/10^6)-10*INT(DEC2BIN([.X53])/10^7)" office:value-type="float" office:value="0" calcext:value-type="float">
            <text:p>0</text:p>
          </table:table-cell>
          <table:table-cell table:style-name="ce748" table:formula="of:=INT(DEC2BIN([.X53])/10^5)-10*INT(DEC2BIN([.X53])/10^6)" office:value-type="float" office:value="0" calcext:value-type="float">
            <text:p>0</text:p>
          </table:table-cell>
          <table:table-cell table:style-name="ce748" table:formula="of:=INT(DEC2BIN([.X53])/10^4)-10*INT(DEC2BIN([.X53])/10^5)" office:value-type="float" office:value="0" calcext:value-type="float">
            <text:p>0</text:p>
          </table:table-cell>
          <table:table-cell table:style-name="ce748" table:formula="of:=INT(DEC2BIN([.X53])/10^3)-10*INT(DEC2BIN([.X53])/10^4)" office:value-type="float" office:value="0" calcext:value-type="float">
            <text:p>0</text:p>
          </table:table-cell>
          <table:table-cell table:style-name="ce748" table:formula="of:=INT(DEC2BIN([.X53])/10^2)-10*INT(DEC2BIN([.X53])/10^3)" office:value-type="float" office:value="0" calcext:value-type="float">
            <text:p>0</text:p>
          </table:table-cell>
          <table:table-cell table:style-name="ce748" table:formula="of:=INT(DEC2BIN([.X53])/10^1)-10*INT(DEC2BIN([.X53])/10^2)" office:value-type="float" office:value="0" calcext:value-type="float">
            <text:p>0</text:p>
          </table:table-cell>
          <table:table-cell table:style-name="ce748" table:formula="of:=INT(DEC2BIN([.X53])/10^0)-10*INT(DEC2BIN([.X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53])/10^7)" office:value-type="float" office:value="0" calcext:value-type="float">
            <text:p>0</text:p>
          </table:table-cell>
          <table:table-cell table:style-name="ce748" table:formula="of:=INT(DEC2BIN([.AG53])/10^6)-10*INT(DEC2BIN([.AG53])/10^7)" office:value-type="float" office:value="0" calcext:value-type="float">
            <text:p>0</text:p>
          </table:table-cell>
          <table:table-cell table:style-name="ce748" table:formula="of:=INT(DEC2BIN([.AG53])/10^5)-10*INT(DEC2BIN([.AG53])/10^6)" office:value-type="float" office:value="0" calcext:value-type="float">
            <text:p>0</text:p>
          </table:table-cell>
          <table:table-cell table:style-name="ce748" table:formula="of:=INT(DEC2BIN([.AG53])/10^4)-10*INT(DEC2BIN([.AG53])/10^5)" office:value-type="float" office:value="0" calcext:value-type="float">
            <text:p>0</text:p>
          </table:table-cell>
          <table:table-cell table:style-name="ce748" table:formula="of:=INT(DEC2BIN([.AG53])/10^3)-10*INT(DEC2BIN([.AG53])/10^4)" office:value-type="float" office:value="0" calcext:value-type="float">
            <text:p>0</text:p>
          </table:table-cell>
          <table:table-cell table:style-name="ce748" table:formula="of:=INT(DEC2BIN([.AG53])/10^2)-10*INT(DEC2BIN([.AG53])/10^3)" office:value-type="float" office:value="0" calcext:value-type="float">
            <text:p>0</text:p>
          </table:table-cell>
          <table:table-cell table:style-name="ce748" table:formula="of:=INT(DEC2BIN([.AG53])/10^1)-10*INT(DEC2BIN([.AG53])/10^2)" office:value-type="float" office:value="0" calcext:value-type="float">
            <text:p>0</text:p>
          </table:table-cell>
          <table:table-cell table:style-name="ce748" table:formula="of:=INT(DEC2BIN([.AG53])/10^0)-10*INT(DEC2BIN([.AG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53])/10^7)" office:value-type="float" office:value="0" calcext:value-type="float">
            <text:p>0</text:p>
          </table:table-cell>
          <table:table-cell table:style-name="ce748" table:formula="of:=INT(DEC2BIN([.AP53])/10^6)-10*INT(DEC2BIN([.AP53])/10^7)" office:value-type="float" office:value="0" calcext:value-type="float">
            <text:p>0</text:p>
          </table:table-cell>
          <table:table-cell table:style-name="ce748" table:formula="of:=INT(DEC2BIN([.AP53])/10^5)-10*INT(DEC2BIN([.AP53])/10^6)" office:value-type="float" office:value="0" calcext:value-type="float">
            <text:p>0</text:p>
          </table:table-cell>
          <table:table-cell table:style-name="ce748" table:formula="of:=INT(DEC2BIN([.AP53])/10^4)-10*INT(DEC2BIN([.AP53])/10^5)" office:value-type="float" office:value="0" calcext:value-type="float">
            <text:p>0</text:p>
          </table:table-cell>
          <table:table-cell table:style-name="ce748" table:formula="of:=INT(DEC2BIN([.AP53])/10^3)-10*INT(DEC2BIN([.AP53])/10^4)" office:value-type="float" office:value="0" calcext:value-type="float">
            <text:p>0</text:p>
          </table:table-cell>
          <table:table-cell table:style-name="ce748" table:formula="of:=INT(DEC2BIN([.AP53])/10^2)-10*INT(DEC2BIN([.AP53])/10^3)" office:value-type="float" office:value="0" calcext:value-type="float">
            <text:p>0</text:p>
          </table:table-cell>
          <table:table-cell table:style-name="ce748" table:formula="of:=INT(DEC2BIN([.AP53])/10^1)-10*INT(DEC2BIN([.AP53])/10^2)" office:value-type="float" office:value="0" calcext:value-type="float">
            <text:p>0</text:p>
          </table:table-cell>
          <table:table-cell table:style-name="ce715" table:formula="of:=INT(DEC2BIN([.AP53])/10^0)-10*INT(DEC2BIN([.AP53])/10^1)" office:value-type="float" office:value="0" calcext:value-type="float">
            <text:p>0</text:p>
          </table:table-cell>
          <table:table-cell table:style-name="ce373" table:formula="of:=COUNTIF([.AZ53:.CH53];&quot;1&quot;)" office:value-type="float" office:value="4" calcext:value-type="float">
            <text:p>/4</text:p>
          </table:table-cell>
          <table:table-cell table:number-columns-repeated="937"/>
        </table:table-row>
        <table:table-row table:style-name="ro4">
          <table:table-cell table:style-name="ce603" table:number-columns-repeated="12"/>
          <table:table-cell table:style-name="ce63" table:number-columns-repeated="2"/>
          <table:table-cell table:style-name="ce668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3" calcext:value-type="float">
            <text:p>33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54])/10^7)" office:value-type="float" office:value="1" calcext:value-type="float">
            <text:p>1</text:p>
          </table:table-cell>
          <table:table-cell table:style-name="ce748" table:formula="of:=INT(DEC2BIN([.O54])/10^6)-10*INT(DEC2BIN([.O54])/10^7)" office:value-type="float" office:value="1" calcext:value-type="float">
            <text:p>1</text:p>
          </table:table-cell>
          <table:table-cell table:style-name="ce748" table:formula="of:=INT(DEC2BIN([.O54])/10^5)-10*INT(DEC2BIN([.O54])/10^6)" office:value-type="float" office:value="1" calcext:value-type="float">
            <text:p>1</text:p>
          </table:table-cell>
          <table:table-cell table:style-name="ce748" table:formula="of:=INT(DEC2BIN([.O54])/10^4)-10*INT(DEC2BIN([.O54])/10^5)" office:value-type="float" office:value="1" calcext:value-type="float">
            <text:p>1</text:p>
          </table:table-cell>
          <table:table-cell table:style-name="ce748" table:formula="of:=INT(DEC2BIN([.O54])/10^3)-10*INT(DEC2BIN([.O54])/10^4)" office:value-type="float" office:value="1" calcext:value-type="float">
            <text:p>1</text:p>
          </table:table-cell>
          <table:table-cell table:style-name="ce748" table:formula="of:=INT(DEC2BIN([.O54])/10^2)-10*INT(DEC2BIN([.O54])/10^3)" office:value-type="float" office:value="0" calcext:value-type="float">
            <text:p>0</text:p>
          </table:table-cell>
          <table:table-cell table:style-name="ce748" table:formula="of:=INT(DEC2BIN([.O54])/10^1)-10*INT(DEC2BIN([.O54])/10^2)" office:value-type="float" office:value="0" calcext:value-type="float">
            <text:p>0</text:p>
          </table:table-cell>
          <table:table-cell table:style-name="ce748" table:formula="of:=INT(DEC2BIN([.O54])/10^0)-10*INT(DEC2BIN([.O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54])/10^7)" office:value-type="float" office:value="0" calcext:value-type="float">
            <text:p>0</text:p>
          </table:table-cell>
          <table:table-cell table:style-name="ce748" table:formula="of:=INT(DEC2BIN([.X54])/10^6)-10*INT(DEC2BIN([.X54])/10^7)" office:value-type="float" office:value="0" calcext:value-type="float">
            <text:p>0</text:p>
          </table:table-cell>
          <table:table-cell table:style-name="ce748" table:formula="of:=INT(DEC2BIN([.X54])/10^5)-10*INT(DEC2BIN([.X54])/10^6)" office:value-type="float" office:value="0" calcext:value-type="float">
            <text:p>0</text:p>
          </table:table-cell>
          <table:table-cell table:style-name="ce748" table:formula="of:=INT(DEC2BIN([.X54])/10^4)-10*INT(DEC2BIN([.X54])/10^5)" office:value-type="float" office:value="0" calcext:value-type="float">
            <text:p>0</text:p>
          </table:table-cell>
          <table:table-cell table:style-name="ce748" table:formula="of:=INT(DEC2BIN([.X54])/10^3)-10*INT(DEC2BIN([.X54])/10^4)" office:value-type="float" office:value="0" calcext:value-type="float">
            <text:p>0</text:p>
          </table:table-cell>
          <table:table-cell table:style-name="ce748" table:formula="of:=INT(DEC2BIN([.X54])/10^2)-10*INT(DEC2BIN([.X54])/10^3)" office:value-type="float" office:value="0" calcext:value-type="float">
            <text:p>0</text:p>
          </table:table-cell>
          <table:table-cell table:style-name="ce748" table:formula="of:=INT(DEC2BIN([.X54])/10^1)-10*INT(DEC2BIN([.X54])/10^2)" office:value-type="float" office:value="0" calcext:value-type="float">
            <text:p>0</text:p>
          </table:table-cell>
          <table:table-cell table:style-name="ce748" table:formula="of:=INT(DEC2BIN([.X54])/10^0)-10*INT(DEC2BIN([.X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54])/10^7)" office:value-type="float" office:value="0" calcext:value-type="float">
            <text:p>0</text:p>
          </table:table-cell>
          <table:table-cell table:style-name="ce748" table:formula="of:=INT(DEC2BIN([.AG54])/10^6)-10*INT(DEC2BIN([.AG54])/10^7)" office:value-type="float" office:value="0" calcext:value-type="float">
            <text:p>0</text:p>
          </table:table-cell>
          <table:table-cell table:style-name="ce748" table:formula="of:=INT(DEC2BIN([.AG54])/10^5)-10*INT(DEC2BIN([.AG54])/10^6)" office:value-type="float" office:value="0" calcext:value-type="float">
            <text:p>0</text:p>
          </table:table-cell>
          <table:table-cell table:style-name="ce748" table:formula="of:=INT(DEC2BIN([.AG54])/10^4)-10*INT(DEC2BIN([.AG54])/10^5)" office:value-type="float" office:value="0" calcext:value-type="float">
            <text:p>0</text:p>
          </table:table-cell>
          <table:table-cell table:style-name="ce748" table:formula="of:=INT(DEC2BIN([.AG54])/10^3)-10*INT(DEC2BIN([.AG54])/10^4)" office:value-type="float" office:value="0" calcext:value-type="float">
            <text:p>0</text:p>
          </table:table-cell>
          <table:table-cell table:style-name="ce748" table:formula="of:=INT(DEC2BIN([.AG54])/10^2)-10*INT(DEC2BIN([.AG54])/10^3)" office:value-type="float" office:value="0" calcext:value-type="float">
            <text:p>0</text:p>
          </table:table-cell>
          <table:table-cell table:style-name="ce748" table:formula="of:=INT(DEC2BIN([.AG54])/10^1)-10*INT(DEC2BIN([.AG54])/10^2)" office:value-type="float" office:value="0" calcext:value-type="float">
            <text:p>0</text:p>
          </table:table-cell>
          <table:table-cell table:style-name="ce748" table:formula="of:=INT(DEC2BIN([.AG54])/10^0)-10*INT(DEC2BIN([.AG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54])/10^7)" office:value-type="float" office:value="0" calcext:value-type="float">
            <text:p>0</text:p>
          </table:table-cell>
          <table:table-cell table:style-name="ce748" table:formula="of:=INT(DEC2BIN([.AP54])/10^6)-10*INT(DEC2BIN([.AP54])/10^7)" office:value-type="float" office:value="0" calcext:value-type="float">
            <text:p>0</text:p>
          </table:table-cell>
          <table:table-cell table:style-name="ce748" table:formula="of:=INT(DEC2BIN([.AP54])/10^5)-10*INT(DEC2BIN([.AP54])/10^6)" office:value-type="float" office:value="0" calcext:value-type="float">
            <text:p>0</text:p>
          </table:table-cell>
          <table:table-cell table:style-name="ce748" table:formula="of:=INT(DEC2BIN([.AP54])/10^4)-10*INT(DEC2BIN([.AP54])/10^5)" office:value-type="float" office:value="0" calcext:value-type="float">
            <text:p>0</text:p>
          </table:table-cell>
          <table:table-cell table:style-name="ce748" table:formula="of:=INT(DEC2BIN([.AP54])/10^3)-10*INT(DEC2BIN([.AP54])/10^4)" office:value-type="float" office:value="0" calcext:value-type="float">
            <text:p>0</text:p>
          </table:table-cell>
          <table:table-cell table:style-name="ce748" table:formula="of:=INT(DEC2BIN([.AP54])/10^2)-10*INT(DEC2BIN([.AP54])/10^3)" office:value-type="float" office:value="0" calcext:value-type="float">
            <text:p>0</text:p>
          </table:table-cell>
          <table:table-cell table:style-name="ce748" table:formula="of:=INT(DEC2BIN([.AP54])/10^1)-10*INT(DEC2BIN([.AP54])/10^2)" office:value-type="float" office:value="0" calcext:value-type="float">
            <text:p>0</text:p>
          </table:table-cell>
          <table:table-cell table:style-name="ce715" table:formula="of:=INT(DEC2BIN([.AP54])/10^0)-10*INT(DEC2BIN([.AP54])/10^1)" office:value-type="float" office:value="0" calcext:value-type="float">
            <text:p>0</text:p>
          </table:table-cell>
          <table:table-cell table:style-name="ce373" table:formula="of:=COUNTIF([.AZ54:.CH54];&quot;1&quot;)" office:value-type="float" office:value="5" calcext:value-type="float">
            <text:p>/5</text:p>
          </table:table-cell>
          <table:table-cell table:number-columns-repeated="937"/>
        </table:table-row>
        <table:table-row table:style-name="ro4">
          <table:table-cell table:style-name="ce603" table:number-columns-repeated="12"/>
          <table:table-cell table:style-name="ce63" table:number-columns-repeated="2"/>
          <table:table-cell table:style-name="ce668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4" calcext:value-type="float">
            <text:p>34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55])/10^7)" office:value-type="float" office:value="1" calcext:value-type="float">
            <text:p>1</text:p>
          </table:table-cell>
          <table:table-cell table:style-name="ce748" table:formula="of:=INT(DEC2BIN([.O55])/10^6)-10*INT(DEC2BIN([.O55])/10^7)" office:value-type="float" office:value="1" calcext:value-type="float">
            <text:p>1</text:p>
          </table:table-cell>
          <table:table-cell table:style-name="ce748" table:formula="of:=INT(DEC2BIN([.O55])/10^5)-10*INT(DEC2BIN([.O55])/10^6)" office:value-type="float" office:value="1" calcext:value-type="float">
            <text:p>1</text:p>
          </table:table-cell>
          <table:table-cell table:style-name="ce748" table:formula="of:=INT(DEC2BIN([.O55])/10^4)-10*INT(DEC2BIN([.O55])/10^5)" office:value-type="float" office:value="1" calcext:value-type="float">
            <text:p>1</text:p>
          </table:table-cell>
          <table:table-cell table:style-name="ce748" table:formula="of:=INT(DEC2BIN([.O55])/10^3)-10*INT(DEC2BIN([.O55])/10^4)" office:value-type="float" office:value="1" calcext:value-type="float">
            <text:p>1</text:p>
          </table:table-cell>
          <table:table-cell table:style-name="ce748" table:formula="of:=INT(DEC2BIN([.O55])/10^2)-10*INT(DEC2BIN([.O55])/10^3)" office:value-type="float" office:value="1" calcext:value-type="float">
            <text:p>1</text:p>
          </table:table-cell>
          <table:table-cell table:style-name="ce748" table:formula="of:=INT(DEC2BIN([.O55])/10^1)-10*INT(DEC2BIN([.O55])/10^2)" office:value-type="float" office:value="0" calcext:value-type="float">
            <text:p>0</text:p>
          </table:table-cell>
          <table:table-cell table:style-name="ce748" table:formula="of:=INT(DEC2BIN([.O55])/10^0)-10*INT(DEC2BIN([.O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55])/10^7)" office:value-type="float" office:value="0" calcext:value-type="float">
            <text:p>0</text:p>
          </table:table-cell>
          <table:table-cell table:style-name="ce748" table:formula="of:=INT(DEC2BIN([.X55])/10^6)-10*INT(DEC2BIN([.X55])/10^7)" office:value-type="float" office:value="0" calcext:value-type="float">
            <text:p>0</text:p>
          </table:table-cell>
          <table:table-cell table:style-name="ce748" table:formula="of:=INT(DEC2BIN([.X55])/10^5)-10*INT(DEC2BIN([.X55])/10^6)" office:value-type="float" office:value="0" calcext:value-type="float">
            <text:p>0</text:p>
          </table:table-cell>
          <table:table-cell table:style-name="ce748" table:formula="of:=INT(DEC2BIN([.X55])/10^4)-10*INT(DEC2BIN([.X55])/10^5)" office:value-type="float" office:value="0" calcext:value-type="float">
            <text:p>0</text:p>
          </table:table-cell>
          <table:table-cell table:style-name="ce748" table:formula="of:=INT(DEC2BIN([.X55])/10^3)-10*INT(DEC2BIN([.X55])/10^4)" office:value-type="float" office:value="0" calcext:value-type="float">
            <text:p>0</text:p>
          </table:table-cell>
          <table:table-cell table:style-name="ce748" table:formula="of:=INT(DEC2BIN([.X55])/10^2)-10*INT(DEC2BIN([.X55])/10^3)" office:value-type="float" office:value="0" calcext:value-type="float">
            <text:p>0</text:p>
          </table:table-cell>
          <table:table-cell table:style-name="ce748" table:formula="of:=INT(DEC2BIN([.X55])/10^1)-10*INT(DEC2BIN([.X55])/10^2)" office:value-type="float" office:value="0" calcext:value-type="float">
            <text:p>0</text:p>
          </table:table-cell>
          <table:table-cell table:style-name="ce748" table:formula="of:=INT(DEC2BIN([.X55])/10^0)-10*INT(DEC2BIN([.X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55])/10^7)" office:value-type="float" office:value="0" calcext:value-type="float">
            <text:p>0</text:p>
          </table:table-cell>
          <table:table-cell table:style-name="ce748" table:formula="of:=INT(DEC2BIN([.AG55])/10^6)-10*INT(DEC2BIN([.AG55])/10^7)" office:value-type="float" office:value="0" calcext:value-type="float">
            <text:p>0</text:p>
          </table:table-cell>
          <table:table-cell table:style-name="ce748" table:formula="of:=INT(DEC2BIN([.AG55])/10^5)-10*INT(DEC2BIN([.AG55])/10^6)" office:value-type="float" office:value="0" calcext:value-type="float">
            <text:p>0</text:p>
          </table:table-cell>
          <table:table-cell table:style-name="ce748" table:formula="of:=INT(DEC2BIN([.AG55])/10^4)-10*INT(DEC2BIN([.AG55])/10^5)" office:value-type="float" office:value="0" calcext:value-type="float">
            <text:p>0</text:p>
          </table:table-cell>
          <table:table-cell table:style-name="ce748" table:formula="of:=INT(DEC2BIN([.AG55])/10^3)-10*INT(DEC2BIN([.AG55])/10^4)" office:value-type="float" office:value="0" calcext:value-type="float">
            <text:p>0</text:p>
          </table:table-cell>
          <table:table-cell table:style-name="ce748" table:formula="of:=INT(DEC2BIN([.AG55])/10^2)-10*INT(DEC2BIN([.AG55])/10^3)" office:value-type="float" office:value="0" calcext:value-type="float">
            <text:p>0</text:p>
          </table:table-cell>
          <table:table-cell table:style-name="ce748" table:formula="of:=INT(DEC2BIN([.AG55])/10^1)-10*INT(DEC2BIN([.AG55])/10^2)" office:value-type="float" office:value="0" calcext:value-type="float">
            <text:p>0</text:p>
          </table:table-cell>
          <table:table-cell table:style-name="ce748" table:formula="of:=INT(DEC2BIN([.AG55])/10^0)-10*INT(DEC2BIN([.AG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55])/10^7)" office:value-type="float" office:value="0" calcext:value-type="float">
            <text:p>0</text:p>
          </table:table-cell>
          <table:table-cell table:style-name="ce748" table:formula="of:=INT(DEC2BIN([.AP55])/10^6)-10*INT(DEC2BIN([.AP55])/10^7)" office:value-type="float" office:value="0" calcext:value-type="float">
            <text:p>0</text:p>
          </table:table-cell>
          <table:table-cell table:style-name="ce748" table:formula="of:=INT(DEC2BIN([.AP55])/10^5)-10*INT(DEC2BIN([.AP55])/10^6)" office:value-type="float" office:value="0" calcext:value-type="float">
            <text:p>0</text:p>
          </table:table-cell>
          <table:table-cell table:style-name="ce748" table:formula="of:=INT(DEC2BIN([.AP55])/10^4)-10*INT(DEC2BIN([.AP55])/10^5)" office:value-type="float" office:value="0" calcext:value-type="float">
            <text:p>0</text:p>
          </table:table-cell>
          <table:table-cell table:style-name="ce748" table:formula="of:=INT(DEC2BIN([.AP55])/10^3)-10*INT(DEC2BIN([.AP55])/10^4)" office:value-type="float" office:value="0" calcext:value-type="float">
            <text:p>0</text:p>
          </table:table-cell>
          <table:table-cell table:style-name="ce748" table:formula="of:=INT(DEC2BIN([.AP55])/10^2)-10*INT(DEC2BIN([.AP55])/10^3)" office:value-type="float" office:value="0" calcext:value-type="float">
            <text:p>0</text:p>
          </table:table-cell>
          <table:table-cell table:style-name="ce748" table:formula="of:=INT(DEC2BIN([.AP55])/10^1)-10*INT(DEC2BIN([.AP55])/10^2)" office:value-type="float" office:value="0" calcext:value-type="float">
            <text:p>0</text:p>
          </table:table-cell>
          <table:table-cell table:style-name="ce715" table:formula="of:=INT(DEC2BIN([.AP55])/10^0)-10*INT(DEC2BIN([.AP55])/10^1)" office:value-type="float" office:value="0" calcext:value-type="float">
            <text:p>0</text:p>
          </table:table-cell>
          <table:table-cell table:style-name="ce373" table:formula="of:=COUNTIF([.AZ55:.CH55];&quot;1&quot;)" office:value-type="float" office:value="6" calcext:value-type="float">
            <text:p>/6</text:p>
          </table:table-cell>
          <table:table-cell table:number-columns-repeated="937"/>
        </table:table-row>
        <table:table-row table:style-name="ro4">
          <table:table-cell table:style-name="ce603" table:number-columns-repeated="12"/>
          <table:table-cell table:style-name="ce63" table:number-columns-repeated="2"/>
          <table:table-cell table:style-name="ce668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5" calcext:value-type="float">
            <text:p>35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56])/10^7)" office:value-type="float" office:value="1" calcext:value-type="float">
            <text:p>1</text:p>
          </table:table-cell>
          <table:table-cell table:style-name="ce748" table:formula="of:=INT(DEC2BIN([.O56])/10^6)-10*INT(DEC2BIN([.O56])/10^7)" office:value-type="float" office:value="1" calcext:value-type="float">
            <text:p>1</text:p>
          </table:table-cell>
          <table:table-cell table:style-name="ce748" table:formula="of:=INT(DEC2BIN([.O56])/10^5)-10*INT(DEC2BIN([.O56])/10^6)" office:value-type="float" office:value="1" calcext:value-type="float">
            <text:p>1</text:p>
          </table:table-cell>
          <table:table-cell table:style-name="ce748" table:formula="of:=INT(DEC2BIN([.O56])/10^4)-10*INT(DEC2BIN([.O56])/10^5)" office:value-type="float" office:value="1" calcext:value-type="float">
            <text:p>1</text:p>
          </table:table-cell>
          <table:table-cell table:style-name="ce748" table:formula="of:=INT(DEC2BIN([.O56])/10^3)-10*INT(DEC2BIN([.O56])/10^4)" office:value-type="float" office:value="1" calcext:value-type="float">
            <text:p>1</text:p>
          </table:table-cell>
          <table:table-cell table:style-name="ce748" table:formula="of:=INT(DEC2BIN([.O56])/10^2)-10*INT(DEC2BIN([.O56])/10^3)" office:value-type="float" office:value="1" calcext:value-type="float">
            <text:p>1</text:p>
          </table:table-cell>
          <table:table-cell table:style-name="ce748" table:formula="of:=INT(DEC2BIN([.O56])/10^1)-10*INT(DEC2BIN([.O56])/10^2)" office:value-type="float" office:value="1" calcext:value-type="float">
            <text:p>1</text:p>
          </table:table-cell>
          <table:table-cell table:style-name="ce748" table:formula="of:=INT(DEC2BIN([.O56])/10^0)-10*INT(DEC2BIN([.O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56])/10^7)" office:value-type="float" office:value="0" calcext:value-type="float">
            <text:p>0</text:p>
          </table:table-cell>
          <table:table-cell table:style-name="ce748" table:formula="of:=INT(DEC2BIN([.X56])/10^6)-10*INT(DEC2BIN([.X56])/10^7)" office:value-type="float" office:value="0" calcext:value-type="float">
            <text:p>0</text:p>
          </table:table-cell>
          <table:table-cell table:style-name="ce748" table:formula="of:=INT(DEC2BIN([.X56])/10^5)-10*INT(DEC2BIN([.X56])/10^6)" office:value-type="float" office:value="0" calcext:value-type="float">
            <text:p>0</text:p>
          </table:table-cell>
          <table:table-cell table:style-name="ce748" table:formula="of:=INT(DEC2BIN([.X56])/10^4)-10*INT(DEC2BIN([.X56])/10^5)" office:value-type="float" office:value="0" calcext:value-type="float">
            <text:p>0</text:p>
          </table:table-cell>
          <table:table-cell table:style-name="ce748" table:formula="of:=INT(DEC2BIN([.X56])/10^3)-10*INT(DEC2BIN([.X56])/10^4)" office:value-type="float" office:value="0" calcext:value-type="float">
            <text:p>0</text:p>
          </table:table-cell>
          <table:table-cell table:style-name="ce748" table:formula="of:=INT(DEC2BIN([.X56])/10^2)-10*INT(DEC2BIN([.X56])/10^3)" office:value-type="float" office:value="0" calcext:value-type="float">
            <text:p>0</text:p>
          </table:table-cell>
          <table:table-cell table:style-name="ce748" table:formula="of:=INT(DEC2BIN([.X56])/10^1)-10*INT(DEC2BIN([.X56])/10^2)" office:value-type="float" office:value="0" calcext:value-type="float">
            <text:p>0</text:p>
          </table:table-cell>
          <table:table-cell table:style-name="ce748" table:formula="of:=INT(DEC2BIN([.X56])/10^0)-10*INT(DEC2BIN([.X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56])/10^7)" office:value-type="float" office:value="0" calcext:value-type="float">
            <text:p>0</text:p>
          </table:table-cell>
          <table:table-cell table:style-name="ce748" table:formula="of:=INT(DEC2BIN([.AG56])/10^6)-10*INT(DEC2BIN([.AG56])/10^7)" office:value-type="float" office:value="0" calcext:value-type="float">
            <text:p>0</text:p>
          </table:table-cell>
          <table:table-cell table:style-name="ce748" table:formula="of:=INT(DEC2BIN([.AG56])/10^5)-10*INT(DEC2BIN([.AG56])/10^6)" office:value-type="float" office:value="0" calcext:value-type="float">
            <text:p>0</text:p>
          </table:table-cell>
          <table:table-cell table:style-name="ce748" table:formula="of:=INT(DEC2BIN([.AG56])/10^4)-10*INT(DEC2BIN([.AG56])/10^5)" office:value-type="float" office:value="0" calcext:value-type="float">
            <text:p>0</text:p>
          </table:table-cell>
          <table:table-cell table:style-name="ce748" table:formula="of:=INT(DEC2BIN([.AG56])/10^3)-10*INT(DEC2BIN([.AG56])/10^4)" office:value-type="float" office:value="0" calcext:value-type="float">
            <text:p>0</text:p>
          </table:table-cell>
          <table:table-cell table:style-name="ce748" table:formula="of:=INT(DEC2BIN([.AG56])/10^2)-10*INT(DEC2BIN([.AG56])/10^3)" office:value-type="float" office:value="0" calcext:value-type="float">
            <text:p>0</text:p>
          </table:table-cell>
          <table:table-cell table:style-name="ce748" table:formula="of:=INT(DEC2BIN([.AG56])/10^1)-10*INT(DEC2BIN([.AG56])/10^2)" office:value-type="float" office:value="0" calcext:value-type="float">
            <text:p>0</text:p>
          </table:table-cell>
          <table:table-cell table:style-name="ce748" table:formula="of:=INT(DEC2BIN([.AG56])/10^0)-10*INT(DEC2BIN([.AG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56])/10^7)" office:value-type="float" office:value="0" calcext:value-type="float">
            <text:p>0</text:p>
          </table:table-cell>
          <table:table-cell table:style-name="ce748" table:formula="of:=INT(DEC2BIN([.AP56])/10^6)-10*INT(DEC2BIN([.AP56])/10^7)" office:value-type="float" office:value="0" calcext:value-type="float">
            <text:p>0</text:p>
          </table:table-cell>
          <table:table-cell table:style-name="ce748" table:formula="of:=INT(DEC2BIN([.AP56])/10^5)-10*INT(DEC2BIN([.AP56])/10^6)" office:value-type="float" office:value="0" calcext:value-type="float">
            <text:p>0</text:p>
          </table:table-cell>
          <table:table-cell table:style-name="ce748" table:formula="of:=INT(DEC2BIN([.AP56])/10^4)-10*INT(DEC2BIN([.AP56])/10^5)" office:value-type="float" office:value="0" calcext:value-type="float">
            <text:p>0</text:p>
          </table:table-cell>
          <table:table-cell table:style-name="ce748" table:formula="of:=INT(DEC2BIN([.AP56])/10^3)-10*INT(DEC2BIN([.AP56])/10^4)" office:value-type="float" office:value="0" calcext:value-type="float">
            <text:p>0</text:p>
          </table:table-cell>
          <table:table-cell table:style-name="ce748" table:formula="of:=INT(DEC2BIN([.AP56])/10^2)-10*INT(DEC2BIN([.AP56])/10^3)" office:value-type="float" office:value="0" calcext:value-type="float">
            <text:p>0</text:p>
          </table:table-cell>
          <table:table-cell table:style-name="ce748" table:formula="of:=INT(DEC2BIN([.AP56])/10^1)-10*INT(DEC2BIN([.AP56])/10^2)" office:value-type="float" office:value="0" calcext:value-type="float">
            <text:p>0</text:p>
          </table:table-cell>
          <table:table-cell table:style-name="ce715" table:formula="of:=INT(DEC2BIN([.AP56])/10^0)-10*INT(DEC2BIN([.AP56])/10^1)" office:value-type="float" office:value="0" calcext:value-type="float">
            <text:p>0</text:p>
          </table:table-cell>
          <table:table-cell table:style-name="ce373" table:formula="of:=COUNTIF([.AZ56:.CH56];&quot;1&quot;)" office:value-type="float" office:value="7" calcext:value-type="float">
            <text:p>/7</text:p>
          </table:table-cell>
          <table:table-cell table:number-columns-repeated="937"/>
        </table:table-row>
        <table:table-row table:style-name="ro4">
          <table:table-cell table:style-name="ce603" table:number-columns-repeated="12"/>
          <table:table-cell table:style-name="ce63" table:number-columns-repeated="2"/>
          <table:table-cell table:style-name="ce668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6" calcext:value-type="float">
            <text:p>36</text:p>
          </table:table-cell>
          <table:table-cell table:style-name="ce63" office:value-type="string" calcext:value-type="string">
            <text:p>binaire</text:p>
          </table:table-cell>
          <table:table-cell table:style-name="ce748" table:formula="of:=INT(DEC2BIN([.O57])/10^7)" office:value-type="float" office:value="1" calcext:value-type="float">
            <text:p>1</text:p>
          </table:table-cell>
          <table:table-cell table:style-name="ce748" table:formula="of:=INT(DEC2BIN([.O57])/10^6)-10*INT(DEC2BIN([.O57])/10^7)" office:value-type="float" office:value="1" calcext:value-type="float">
            <text:p>1</text:p>
          </table:table-cell>
          <table:table-cell table:style-name="ce748" table:formula="of:=INT(DEC2BIN([.O57])/10^5)-10*INT(DEC2BIN([.O57])/10^6)" office:value-type="float" office:value="1" calcext:value-type="float">
            <text:p>1</text:p>
          </table:table-cell>
          <table:table-cell table:style-name="ce748" table:formula="of:=INT(DEC2BIN([.O57])/10^4)-10*INT(DEC2BIN([.O57])/10^5)" office:value-type="float" office:value="1" calcext:value-type="float">
            <text:p>1</text:p>
          </table:table-cell>
          <table:table-cell table:style-name="ce748" table:formula="of:=INT(DEC2BIN([.O57])/10^3)-10*INT(DEC2BIN([.O57])/10^4)" office:value-type="float" office:value="1" calcext:value-type="float">
            <text:p>1</text:p>
          </table:table-cell>
          <table:table-cell table:style-name="ce748" table:formula="of:=INT(DEC2BIN([.O57])/10^2)-10*INT(DEC2BIN([.O57])/10^3)" office:value-type="float" office:value="1" calcext:value-type="float">
            <text:p>1</text:p>
          </table:table-cell>
          <table:table-cell table:style-name="ce748" table:formula="of:=INT(DEC2BIN([.O57])/10^1)-10*INT(DEC2BIN([.O57])/10^2)" office:value-type="float" office:value="1" calcext:value-type="float">
            <text:p>1</text:p>
          </table:table-cell>
          <table:table-cell table:style-name="ce748" table:formula="of:=INT(DEC2BIN([.O57])/10^0)-10*INT(DEC2BIN([.O5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X57])/10^7)" office:value-type="float" office:value="0" calcext:value-type="float">
            <text:p>0</text:p>
          </table:table-cell>
          <table:table-cell table:style-name="ce748" table:formula="of:=INT(DEC2BIN([.X57])/10^6)-10*INT(DEC2BIN([.X57])/10^7)" office:value-type="float" office:value="0" calcext:value-type="float">
            <text:p>0</text:p>
          </table:table-cell>
          <table:table-cell table:style-name="ce748" table:formula="of:=INT(DEC2BIN([.X57])/10^5)-10*INT(DEC2BIN([.X57])/10^6)" office:value-type="float" office:value="0" calcext:value-type="float">
            <text:p>0</text:p>
          </table:table-cell>
          <table:table-cell table:style-name="ce748" table:formula="of:=INT(DEC2BIN([.X57])/10^4)-10*INT(DEC2BIN([.X57])/10^5)" office:value-type="float" office:value="0" calcext:value-type="float">
            <text:p>0</text:p>
          </table:table-cell>
          <table:table-cell table:style-name="ce748" table:formula="of:=INT(DEC2BIN([.X57])/10^3)-10*INT(DEC2BIN([.X57])/10^4)" office:value-type="float" office:value="0" calcext:value-type="float">
            <text:p>0</text:p>
          </table:table-cell>
          <table:table-cell table:style-name="ce748" table:formula="of:=INT(DEC2BIN([.X57])/10^2)-10*INT(DEC2BIN([.X57])/10^3)" office:value-type="float" office:value="0" calcext:value-type="float">
            <text:p>0</text:p>
          </table:table-cell>
          <table:table-cell table:style-name="ce748" table:formula="of:=INT(DEC2BIN([.X57])/10^1)-10*INT(DEC2BIN([.X57])/10^2)" office:value-type="float" office:value="0" calcext:value-type="float">
            <text:p>0</text:p>
          </table:table-cell>
          <table:table-cell table:style-name="ce748" table:formula="of:=INT(DEC2BIN([.X57])/10^0)-10*INT(DEC2BIN([.X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G57])/10^7)" office:value-type="float" office:value="0" calcext:value-type="float">
            <text:p>0</text:p>
          </table:table-cell>
          <table:table-cell table:style-name="ce748" table:formula="of:=INT(DEC2BIN([.AG57])/10^6)-10*INT(DEC2BIN([.AG57])/10^7)" office:value-type="float" office:value="0" calcext:value-type="float">
            <text:p>0</text:p>
          </table:table-cell>
          <table:table-cell table:style-name="ce748" table:formula="of:=INT(DEC2BIN([.AG57])/10^5)-10*INT(DEC2BIN([.AG57])/10^6)" office:value-type="float" office:value="0" calcext:value-type="float">
            <text:p>0</text:p>
          </table:table-cell>
          <table:table-cell table:style-name="ce748" table:formula="of:=INT(DEC2BIN([.AG57])/10^4)-10*INT(DEC2BIN([.AG57])/10^5)" office:value-type="float" office:value="0" calcext:value-type="float">
            <text:p>0</text:p>
          </table:table-cell>
          <table:table-cell table:style-name="ce748" table:formula="of:=INT(DEC2BIN([.AG57])/10^3)-10*INT(DEC2BIN([.AG57])/10^4)" office:value-type="float" office:value="0" calcext:value-type="float">
            <text:p>0</text:p>
          </table:table-cell>
          <table:table-cell table:style-name="ce748" table:formula="of:=INT(DEC2BIN([.AG57])/10^2)-10*INT(DEC2BIN([.AG57])/10^3)" office:value-type="float" office:value="0" calcext:value-type="float">
            <text:p>0</text:p>
          </table:table-cell>
          <table:table-cell table:style-name="ce748" table:formula="of:=INT(DEC2BIN([.AG57])/10^1)-10*INT(DEC2BIN([.AG57])/10^2)" office:value-type="float" office:value="0" calcext:value-type="float">
            <text:p>0</text:p>
          </table:table-cell>
          <table:table-cell table:style-name="ce748" table:formula="of:=INT(DEC2BIN([.AG57])/10^0)-10*INT(DEC2BIN([.AG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8" table:formula="of:=INT(DEC2BIN([.AP57])/10^7)" office:value-type="float" office:value="0" calcext:value-type="float">
            <text:p>0</text:p>
          </table:table-cell>
          <table:table-cell table:style-name="ce748" table:formula="of:=INT(DEC2BIN([.AP57])/10^6)-10*INT(DEC2BIN([.AP57])/10^7)" office:value-type="float" office:value="0" calcext:value-type="float">
            <text:p>0</text:p>
          </table:table-cell>
          <table:table-cell table:style-name="ce748" table:formula="of:=INT(DEC2BIN([.AP57])/10^5)-10*INT(DEC2BIN([.AP57])/10^6)" office:value-type="float" office:value="0" calcext:value-type="float">
            <text:p>0</text:p>
          </table:table-cell>
          <table:table-cell table:style-name="ce748" table:formula="of:=INT(DEC2BIN([.AP57])/10^4)-10*INT(DEC2BIN([.AP57])/10^5)" office:value-type="float" office:value="0" calcext:value-type="float">
            <text:p>0</text:p>
          </table:table-cell>
          <table:table-cell table:style-name="ce748" table:formula="of:=INT(DEC2BIN([.AP57])/10^3)-10*INT(DEC2BIN([.AP57])/10^4)" office:value-type="float" office:value="0" calcext:value-type="float">
            <text:p>0</text:p>
          </table:table-cell>
          <table:table-cell table:style-name="ce748" table:formula="of:=INT(DEC2BIN([.AP57])/10^2)-10*INT(DEC2BIN([.AP57])/10^3)" office:value-type="float" office:value="0" calcext:value-type="float">
            <text:p>0</text:p>
          </table:table-cell>
          <table:table-cell table:style-name="ce748" table:formula="of:=INT(DEC2BIN([.AP57])/10^1)-10*INT(DEC2BIN([.AP57])/10^2)" office:value-type="float" office:value="0" calcext:value-type="float">
            <text:p>0</text:p>
          </table:table-cell>
          <table:table-cell table:style-name="ce715" table:formula="of:=INT(DEC2BIN([.AP57])/10^0)-10*INT(DEC2BIN([.AP57])/10^1)" office:value-type="float" office:value="0" calcext:value-type="float">
            <text:p>0</text:p>
          </table:table-cell>
          <table:table-cell table:style-name="ce373" table:formula="of:=COUNTIF([.AZ57:.CH57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603" table:number-columns-repeated="12"/>
          <table:table-cell table:style-name="ce72" table:number-columns-repeated="75"/>
          <table:table-cell table:number-columns-repeated="937"/>
        </table:table-row>
        <table:table-row table:style-name="ro4">
          <table:table-cell table:style-name="ce603" table:number-columns-repeated="12"/>
          <table:table-cell table:number-columns-repeated="1012"/>
        </table:table-row>
        <table:table-row table:style-name="ro4">
          <table:table-cell table:style-name="ce603" table:number-columns-repeated="12"/>
          <table:table-cell table:style-name="ce654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378"/>
          <table:table-cell table:style-name="ce65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0" calcext:value-type="float">
            <text:p>0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3" table:number-columns-repeated="12"/>
          <table:covered-table-cell table:style-name="ce654"/>
          <table:covered-table-cell table:number-columns-repeated="5" table:style-name="ce378"/>
          <table:table-cell table:style-name="ce65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0]+64*[.X60]+32*[.Y60]+16*[.Z60]+8*[.AA60]+4*[.AB60]+2*[.AC60]+[.AD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3" table:number-columns-repeated="12"/>
          <table:table-cell table:style-name="ce654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3" table:number-columns-repeated="12"/>
          <table:covered-table-cell table:style-name="ce654" office:value-type="string" calcext:value-type="string">
            <text:p>Masque deSous-réseau 2</text:p>
          </table:covered-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2]+64*[.X62]+32*[.Y62]+16*[.Z62]+8*[.AA62]+4*[.AB62]+2*[.AC62]+[.AD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3" table:number-columns-repeated="12"/>
          <table:table-cell table:style-name="ce654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5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3" table:number-columns-repeated="12"/>
          <table:covered-table-cell table:style-name="ce654" office:value-type="string" calcext:value-type="string">
            <text:p>Masque deSous-réseau 4</text:p>
          </table:covered-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4]+64*[.X64]+32*[.Y64]+16*[.Z64]+8*[.AA64]+4*[.AB64]+2*[.AC64]+[.AD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3" table:number-columns-repeated="12"/>
          <table:table-cell table:style-name="ce654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3" table:number-columns-repeated="12"/>
          <table:covered-table-cell table:style-name="ce654" office:value-type="string" calcext:value-type="string">
            <text:p>Masque deSous-réseau 6</text:p>
          </table:covered-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6]+64*[.X66]+32*[.Y66]+16*[.Z66]+8*[.AA66]+4*[.AB66]+2*[.AC66]+[.AD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3" table:number-columns-repeated="12"/>
          <table:table-cell table:style-name="ce654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3" table:number-columns-repeated="12"/>
          <table:covered-table-cell table:style-name="ce654" office:value-type="string" calcext:value-type="string">
            <text:p>Masque deSous-réseau 8</text:p>
          </table:covered-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8]+64*[.X68]+32*[.Y68]+16*[.Z68]+8*[.AA68]+4*[.AB68]+2*[.AC68]+[.AD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3" table:number-columns-repeated="12"/>
          <table:table-cell table:style-name="ce654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3" table:number-columns-repeated="12"/>
          <table:covered-table-cell table:style-name="ce654" office:value-type="string" calcext:value-type="string">
            <text:p>Masque deSous-réseau 10</text:p>
          </table:covered-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0]+64*[.X70]+32*[.Y70]+16*[.Z70]+8*[.AA70]+4*[.AB70]+2*[.AC70]+[.AD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3" table:number-columns-repeated="12"/>
          <table:table-cell table:style-name="ce654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3" table:number-columns-repeated="12"/>
          <table:covered-table-cell table:style-name="ce654" office:value-type="string" calcext:value-type="string">
            <text:p>Masque deSous-réseau 12</text:p>
          </table:covered-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2]+64*[.X72]+32*[.Y72]+16*[.Z72]+8*[.AA72]+4*[.AB72]+2*[.AC72]+[.AD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3" table:number-columns-repeated="12"/>
          <table:table-cell table:style-name="ce654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3" table:number-columns-repeated="12"/>
          <table:covered-table-cell table:style-name="ce654" office:value-type="string" calcext:value-type="string">
            <text:p>Masque deSous-réseau 14</text:p>
          </table:covered-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4]+64*[.X74]+32*[.Y74]+16*[.Z74]+8*[.AA74]+4*[.AB74]+2*[.AC74]+[.AD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3" table:number-columns-repeated="12"/>
          <table:table-cell table:style-name="ce654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table:style-name="ce603" table:number-columns-repeated="12"/>
          <table:covered-table-cell table:style-name="ce654" office:value-type="string" calcext:value-type="string">
            <text:p>Masque deSous-réseau 16</text:p>
          </table:covered-table-cell>
          <table:covered-table-cell table:style-name="ce645"/>
          <table:covered-table-cell table:number-columns-repeated="2" table:style-name="ce712"/>
          <table:covered-table-cell table:number-columns-repeated="2" table:style-name="ce378"/>
          <table:table-cell table:style-name="ce65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6]+64*[.X76]+32*[.Y76]+16*[.Z76]+8*[.AA76]+4*[.AB76]+2*[.AC76]+[.AD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3" table:number-columns-repeated="12"/>
          <table:table-cell table:number-columns-repeated="1012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style-name="ce624" office:value-type="string" calcext:value-type="string">
            <text:p>MDP :</text:p>
          </table:table-cell>
          <table:table-cell table:style-name="ce624" office:value-type="string" calcext:value-type="string">
            <text:p>KELLER Stéphane</text:p>
          </table:table-cell>
          <table:table-cell table:number-columns-repeated="1022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AZ23:Synthèse.CH57">
            <calcext:condition calcext:apply-style-name="VRAI" calcext:value="=1" calcext:base-cell-address="Synthèse.AZ23"/>
            <calcext:condition calcext:apply-style-name="Nouveau style..." calcext:value="=0" calcext:base-cell-address="Synthèse.AZ23"/>
          </calcext:conditional-format>
          <calcext:conditional-format calcext:target-range-address="Synthèse.O17:Synthèse.AW17">
            <calcext:condition calcext:apply-style-name="FAUX" calcext:value="formula-is(IF([.O6]=0))" calcext:base-cell-address="Synthèse.O17"/>
            <calcext:condition calcext:apply-style-name="VRAI" calcext:value="formula-is(IF([.O6]=1))" calcext:base-cell-address="Synthèse.O17"/>
          </calcext:conditional-format>
          <calcext:conditional-format calcext:target-range-address="Synthèse.O8:Synthèse.AW8 Synthèse.O10:Synthèse.AO10 Synthèse.O12:Synthèse.AO12 Synthèse.O14:Synthèse.AO14">
            <calcext:condition calcext:apply-style-name="FAUX" calcext:value="formula-is(IF([$'Masque de sous-réseau'.J8]=0))" calcext:base-cell-address="Synthèse.O8"/>
            <calcext:condition calcext:apply-style-name="VRAI" calcext:value="formula-is(IF([$'Masque de sous-réseau'.J8]=1))" calcext:base-cell-address="Synthèse.O8"/>
          </calcext:conditional-format>
          <calcext:conditional-format calcext:target-range-address="Synthèse.O11:Synthèse.AW11">
            <calcext:condition calcext:apply-style-name="FAUX" calcext:value="formula-is(IF([.O6]=0))" calcext:base-cell-address="Synthèse.O11"/>
            <calcext:condition calcext:apply-style-name="VRAI" calcext:value="formula-is(IF([.O6]=1))" calcext:base-cell-address="Synthèse.O11"/>
          </calcext:conditional-format>
          <calcext:conditional-format calcext:target-range-address="Synthèse.AP14:Synthèse.AW14">
            <calcext:condition calcext:apply-style-name="FAUX" calcext:value="formula-is(IF([.AP6]=0))" calcext:base-cell-address="Synthèse.AP14"/>
            <calcext:condition calcext:apply-style-name="VRAI" calcext:value="formula-is(IF([.AP6]=1))" calcext:base-cell-address="Synthèse.AP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number:min-decimal-places="0" number:min-integer-digits="0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number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number:max-denominator-value="9"/>
    </number:number-style>
    <number:currency-style style:name="N115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text>M</number:text>
      <number:number number:decimal-places="0" number:min-decimal-places="0" number:min-integer-digits="0"/>
    </number:number-style>
    <number:number-style style:name="N139">
      <number:number number:decimal-places="0" number:min-decimal-places="0" number:min-integer-digits="0"/>
    </number:number-style>
    <number:number-style style:name="N140">
      <number:number number:decimal-places="1" number:min-decimal-places="1" number:min-integer-digits="0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3" number:min-decimal-places="0" number:min-integer-digits="1" number:decimal-replacement=""/>
    </number:number-style>
    <number:number-style style:name="N143">
      <number:number number:decimal-places="6" number:min-decimal-places="0" number:min-integer-digits="1" number:decimal-replacement="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0" number:min-decimal-places="0" number:min-integer-digits="0"/>
      <number:text> / 3</number:text>
    </number:number-style>
    <number:number-style style:name="N150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1">
      <number:number number:decimal-places="9" number:min-decimal-places="0" number:min-integer-digits="1" number:decimal-replacement="" number:grouping="true"/>
    </number:number-style>
    <number:number-style style:name="N152">
      <number:number number:decimal-places="2" number:min-decimal-places="0" number:min-integer-digits="0" number:decimal-replacement="" number:grouping="true"/>
    </number:number-style>
    <number:number-style style:name="N153">
      <number:number number:decimal-places="2" number:min-decimal-places="0" number:min-integer-digits="1" number:decimal-replacement="" number:grouping="true"/>
    </number:number-style>
    <number:number-style style:name="N154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5">
      <number:number number:decimal-places="3" number:min-decimal-places="0" number:min-integer-digits="0" number:decimal-replacement="" number:grouping="true"/>
    </number:number-style>
    <number:number-style style:name="N156">
      <number:number number:decimal-places="3" number:min-decimal-places="0" number:min-integer-digits="1" number:decimal-replacement="" number:grouping="true"/>
    </number:number-style>
    <number:number-style style:name="N157">
      <number:number number:decimal-places="9" number:min-decimal-places="0" number:min-integer-digits="4" number:decimal-replacement="" number:grouping="true"/>
    </number:number-style>
    <number:number-style style:name="N15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59">
      <number:number number:decimal-places="12" number:min-decimal-places="0" number:min-integer-digits="1" number:decimal-replacement=""/>
    </number:number-style>
    <number:number-style style:name="N160">
      <number:number number:decimal-places="12" number:min-decimal-places="12" number:min-integer-digits="1" number:grouping="true"/>
    </number:number-style>
    <number:number-style style:name="N161">
      <number:number number:decimal-places="0" number:min-decimal-places="0" number:min-integer-digits="2"/>
    </number:number-style>
    <number:number-style style:name="N162">
      <number:fraction number:min-numerator-digits="2" loext:max-numerator-digits="2" number:min-denominator-digits="2" number:max-denominator-value="99"/>
    </number:number-style>
    <number:number-style style:name="N163">
      <number:number number:decimal-places="2" number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number:max-denominator-value="99"/>
    </number:number-style>
    <number:number-style style:name="N165">
      <number:fraction number:min-numerator-digits="6" loext:max-numerator-digits="6" number:min-denominator-digits="6" number:max-denominator-value="999999"/>
    </number:number-style>
    <number:number-style style:name="N166">
      <number:fraction number:min-numerator-digits="3" loext:max-numerator-digits="3" number:min-denominator-digits="3" number:max-denominator-value="999"/>
    </number:number-style>
    <number:number-style style:name="N167">
      <number:fraction number:min-integer-digits="0" number:min-numerator-digits="1" loext:max-numerator-digits="1" number:min-denominator-digits="1" number:max-denominator-value="9"/>
    </number:number-style>
    <number:number-style style:name="N168">
      <number:fraction number:min-integer-digits="0" number:min-numerator-digits="2" loext:max-numerator-digits="2" number:min-denominator-digits="1" number:max-denominator-value="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number-style style:name="N177">
      <number:number number:decimal-places="3" number:min-decimal-places="3" number:min-integer-digits="1" number:grouping="true"/>
    </number:number-style>
    <number:percentage-style style:name="N178">
      <number:number number:decimal-places="0" number:min-decimal-places="0" number:min-integer-digits="1"/>
      <number:text>%</number:text>
    </number:percentag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4" number:min-decimal-places="4" number:min-integer-digits="1" number:grouping="true"/>
    </number:number-style>
    <number:number-style style:name="N181">
      <number:fraction number:min-numerator-digits="1" loext:max-numerator-digits="4" number:min-denominator-digits="5" number:max-denominator-value="99999"/>
    </number:number-style>
    <number:number-style style:name="N182">
      <number:fraction number:min-numerator-digits="1" loext:max-numerator-digits="5" number:min-denominator-digits="5" number:max-denominator-value="99999"/>
    </number:number-style>
    <number:percentage-style style:name="N183">
      <number:number number:decimal-places="1" number:min-decimal-places="1" number:min-integer-digits="1"/>
      <number:text>%</number:text>
    </number:percentage-style>
    <number:number-style style:name="N184">
      <number:number number:decimal-places="1" number:min-decimal-places="1" number:min-integer-digits="1" number:display-factor="1000"/>
      <number:text>%</number:text>
    </number:number-style>
    <number:number-style style:name="N185">
      <number:number number:decimal-places="1" number:min-decimal-places="1" number:min-integer-digits="1"/>
      <number:text> %</number:text>
    </number:number-style>
    <number:number-style style:name="N186">
      <number:number number:decimal-places="0" number:min-decimal-places="0" number:min-integer-digits="1"/>
      <number:text> %</number:text>
    </number:number-style>
    <number:percentage-style style:name="N187">
      <number:number number:decimal-places="0" number:min-decimal-places="0" number:min-integer-digits="1" number:display-factor="1000"/>
      <number:text>%</number:text>
    </number:percentage-style>
    <number:percentage-style style:name="N188">
      <number:number number:decimal-places="3" number:min-decimal-places="3" number:min-integer-digits="1"/>
      <number:text>%</number:text>
    </number:percentage-style>
    <number:percentage-style style:name="N189">
      <number:number number:decimal-places="4" number:min-decimal-places="4" number:min-integer-digits="1"/>
      <number:text>%</number:text>
    </number:percentage-style>
    <number:percentage-style style:name="N190">
      <number:number number:decimal-places="2" number:min-decimal-places="2" number:min-integer-digits="1"/>
      <number:text>%</number:text>
    </number:percentage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09:31:21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2T10:17:01.069000000</meta:creation-date>
    <dc:date>2021-11-29T09:39:18.574000000</dc:date>
    <meta:editing-duration>P1DT9H25M9S</meta:editing-duration>
    <meta:editing-cycles>409</meta:editing-cycles>
    <meta:generator>LibreOffice/7.1.6.2$Windows_x86 LibreOffice_project/0e133318fcee89abacd6a7d077e292f1145735c3</meta:generator>
    <meta:document-statistic meta:table-count="8" meta:cell-count="8402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